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ext-properties fo:font-weight="bold" style:font-weight-asian="bold" style:font-weight-complex="bold"/>
    </style:style>
    <style:style style:name="ce3" style:family="table-cell" style:parent-style-name="Default" style:data-style-name="N0">
      <style:text-properties fo:font-style="italic" style:font-style-asian="italic" style:font-style-complex="italic" fo:font-weight="bold" style:font-weight-asian="bold" style:font-weight-complex="bold"/>
    </style:style>
    <style:style style:name="ce4" style:family="table-cell" style:parent-style-name="Default" style:data-style-name="N0">
      <style:text-properties fo:font-style="italic" style:font-style-asian="italic" style:font-style-complex="italic"/>
    </style:style>
    <style:style style:name="ce5" style:family="table-cell" style:parent-style-name="Default" style:data-style-name="N0">
      <style:table-cell-properties style:vertical-align="automatic" fo:wrap-option="wrap"/>
    </style:style>
    <style:style style:name="co1" style:family="table-column">
      <style:table-column-properties fo:break-before="auto" style:column-width="3.28083333333333cm"/>
    </style:style>
    <style:style style:name="co2" style:family="table-column">
      <style:table-column-properties fo:break-before="auto" style:column-width="2.27541666666667cm"/>
    </style:style>
    <style:style style:name="co3" style:family="table-column">
      <style:table-column-properties fo:break-before="auto" style:column-width="6.13833333333333cm"/>
    </style:style>
    <style:style style:name="co4" style:family="table-column">
      <style:table-column-properties fo:break-before="auto" style:column-width="1.32291666666667cm"/>
    </style:style>
    <style:style style:name="co5" style:family="table-column">
      <style:table-column-properties fo:break-before="auto" style:column-width="2.03729166666667cm"/>
    </style:style>
    <style:style style:name="co6" style:family="table-column">
      <style:table-column-properties fo:break-before="auto" style:column-width="1.05833333333333cm"/>
    </style:style>
    <style:style style:name="co7" style:family="table-column">
      <style:table-column-properties fo:break-before="auto" style:column-width="1.53458333333333cm"/>
    </style:style>
    <style:style style:name="co8" style:family="table-column">
      <style:table-column-properties fo:break-before="auto" style:column-width="2.48708333333333cm"/>
    </style:style>
    <style:style style:name="co9" style:family="table-column">
      <style:table-column-properties fo:break-before="auto" style:column-width="1.56104166666667cm"/>
    </style:style>
    <style:style style:name="co10" style:family="table-column">
      <style:table-column-properties fo:break-before="auto" style:column-width="1.40229166666667cm"/>
    </style:style>
    <style:style style:name="co11" style:family="table-column">
      <style:table-column-properties fo:break-before="auto" style:column-width="1.24354166666667cm"/>
    </style:style>
    <style:style style:name="co12" style:family="table-column">
      <style:table-column-properties fo:break-before="auto" style:column-width="1.666875cm"/>
    </style:style>
    <style:style style:name="co13" style:family="table-column">
      <style:table-column-properties fo:break-before="auto" style:column-width="2.43416666666667cm"/>
    </style:style>
    <style:style style:name="co14" style:family="table-column">
      <style:table-column-properties fo:break-before="auto" style:column-width="1.95791666666667cm"/>
    </style:style>
    <style:style style:name="co15" style:family="table-column">
      <style:table-column-properties fo:break-before="auto" style:column-width="2.96333333333333cm"/>
    </style:style>
    <style:style style:name="co16" style:family="table-column">
      <style:table-column-properties fo:break-before="auto" style:column-width="2.19604166666667cm"/>
    </style:style>
    <style:style style:name="co17" style:family="table-column">
      <style:table-column-properties fo:break-before="auto" style:column-width="2.11666666666667cm"/>
    </style:style>
    <style:style style:name="co18" style:family="table-column">
      <style:table-column-properties fo:break-before="auto" style:column-width="3.22791666666667cm"/>
    </style:style>
    <style:style style:name="co19" style:family="table-column">
      <style:table-column-properties fo:break-before="auto" style:column-width="4.57729166666667cm"/>
    </style:style>
    <style:style style:name="co20" style:family="table-column">
      <style:table-column-properties fo:break-before="auto" style:column-width="2.32833333333333cm"/>
    </style:style>
    <style:style style:name="ro1" style:family="table-row">
      <style:table-row-properties style:row-height="15pt" style:use-optimal-row-height="true" fo:break-before="auto"/>
    </style:style>
    <style:style style:name="ro2" style:family="table-row">
      <style:table-row-properties style:row-height="14.25pt" style:use-optimal-row-height="true" fo:break-before="auto"/>
    </style:style>
    <style:style style:name="ro3" style:family="table-row">
      <style:table-row-properties style:row-height="142.5pt" style:use-optimal-row-height="true" fo:break-before="auto"/>
    </style:style>
    <style:style style:name="ro4" style:family="table-row">
      <style:table-row-properties style:row-height="242.25pt" style:use-optimal-row-height="true" fo:break-before="auto"/>
    </style:style>
    <style:style style:name="ro5" style:family="table-row">
      <style:table-row-properties style:row-height="57pt" style:use-optimal-row-height="true" fo:break-before="auto"/>
    </style:style>
    <style:style style:name="ro6" style:family="table-row">
      <style:table-row-properties style:row-height="99.75pt" style:use-optimal-row-height="true" fo:break-before="auto"/>
    </style:style>
    <style:style style:name="ro7" style:family="table-row">
      <style:table-row-properties style:row-height="228pt" style:use-optimal-row-height="true" fo:break-before="auto"/>
    </style:style>
    <style:style style:name="ro8" style:family="table-row">
      <style:table-row-properties style:row-height="285pt" style:use-optimal-row-height="true" fo:break-before="auto"/>
    </style:style>
    <style:style style:name="ro9" style:family="table-row">
      <style:table-row-properties style:row-height="49.15pt" style:use-optimal-row-height="true" fo:break-before="auto"/>
    </style:style>
    <style:style style:name="ro10" style:family="table-row">
      <style:table-row-properties style:row-height="13.9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Sheet1" table:style-name="ta1">
        <table:table-column table:style-name="co1" table:default-cell-style-name="ce1"/>
        <table:table-column table:style-name="co2" table:default-cell-style-name="ce1"/>
        <table:table-column table:style-name="co3" table:number-columns-repeated="3" table:default-cell-style-name="ce1"/>
        <table:table-column table:style-name="co4" table:default-cell-style-name="ce1"/>
        <table:table-column table:style-name="co5" table:default-cell-style-name="ce1"/>
        <table:table-column table:style-name="co6" table:default-cell-style-name="ce1"/>
        <table:table-column table:style-name="co5"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9"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10" table:default-cell-style-name="ce4"/>
        <table:table-column table:style-name="co2" table:default-cell-style-name="ce1"/>
        <table:table-column table:style-name="co20" table:number-columns-repeated="16359" table:default-cell-style-name="ce1"/>
        <table:table-row table:style-name="ro1">
          <table:table-cell table:number-columns-repeated="3" table:style-name="ce2"/>
          <table:table-cell office:value-type="string" table:style-name="ce2">
            <text:p>Filename</text:p>
          </table:table-cell>
          <table:table-cell office:value-type="string" table:style-name="ce2">
            <text:p>Name</text:p>
          </table:table-cell>
          <table:table-cell office:value-type="string" table:style-name="ce2">
            <text:p>Rarity</text:p>
          </table:table-cell>
          <table:table-cell office:value-type="string" table:style-name="ce2">
            <text:p>Type</text:p>
          </table:table-cell>
          <table:table-cell office:value-type="string" table:style-name="ce2">
            <text:p>Cost</text:p>
          </table:table-cell>
          <table:table-cell office:value-type="string" table:style-name="ce2">
            <text:p>Cost Type</text:p>
          </table:table-cell>
          <table:table-cell office:value-type="string" table:style-name="ce2">
            <text:p>Cancel</text:p>
          </table:table-cell>
          <table:table-cell office:value-type="string" table:style-name="ce2">
            <text:p>Cancel Type</text:p>
          </table:table-cell>
          <table:table-cell office:value-type="string" table:style-name="ce2">
            <text:p>Wealth</text:p>
          </table:table-cell>
          <table:table-cell office:value-type="string" table:style-name="ce2">
            <text:p>Attack</text:p>
          </table:table-cell>
          <table:table-cell office:value-type="string" table:style-name="ce2">
            <text:p>Parry</text:p>
          </table:table-cell>
          <table:table-cell office:value-type="string" table:style-name="ce2">
            <text:p>Cannon</text:p>
          </table:table-cell>
          <table:table-cell office:value-type="string" table:style-name="ce2">
            <text:p>Sailing</text:p>
          </table:table-cell>
          <table:table-cell office:value-type="string" table:style-name="ce2">
            <text:p>Adventuring</text:p>
          </table:table-cell>
          <table:table-cell office:value-type="string" table:style-name="ce2">
            <text:p>Influence</text:p>
          </table:table-cell>
          <table:table-cell office:value-type="string" table:style-name="ce2">
            <text:p>Swashbuckling</text:p>
          </table:table-cell>
          <table:table-cell office:value-type="string" table:style-name="ce2">
            <text:p>Crew Max</text:p>
          </table:table-cell>
          <table:table-cell office:value-type="string" table:style-name="ce2">
            <text:p>Move Cost</text:p>
          </table:table-cell>
          <table:table-cell office:value-type="string" table:style-name="ce2">
            <text:p>Faction</text:p>
          </table:table-cell>
          <table:table-cell office:value-type="string" table:style-name="ce2">
            <text:p>Text</text:p>
          </table:table-cell>
          <table:table-cell office:value-type="string" table:style-name="ce3">
            <text:p>Flavor</text:p>
          </table:table-cell>
          <table:table-cell table:style-name="ce2"/>
          <table:table-cell table:number-columns-repeated="16359"/>
        </table:table-row>
        <table:table-row table:style-name="ro2">
          <table:table-cell office:value-type="string" office:string-value="  &lt;card id=~99d061f7-51d5-4d0d-bf25-c128706b6158~ name=~“Reis”~&gt;&lt;property name=~Rarity~ value=~R~ /&gt;&lt;property name=~Type~ value=~captains~ /&gt;&lt;property name=~Cost~ value=~~ /&gt;&lt;property name=~Cost Type~ value=~~ /&gt;&lt;property name=~Cancel~ value=~~ /&gt;&lt;property name=~Cancel Type~ value=~~ /&gt;&lt;property name=~Wealth~ value=~9~ /&gt;&lt;property name=~Attack~ value=~~ /&gt;&lt;property name=~Parry~ value=~~ /&gt;&lt;property name=~Cannon~ value=~3~ /&gt;&lt;property name=~Sailing~ value=~2~ /&gt;&lt;property name=~Adventuring~ value=~3~ /&gt;&lt;property name=~Influence~ value=~2~ /&gt;&lt;property name=~Swashbuckling~ value=~4~ /&gt;&lt;property name=~Crew Max~ value=~~ /&gt;&lt;property name=~Move Cost~ value=~~ /&gt;&lt;property name=~Faction~ value=~Crimson Rogers~ /&gt;&lt;property name=~Text~ value=~Start: The Mirror&#10;Villainous • Swordsman +2&#10;You may not have Riant Gaucher on board. If you have 3 or more other Crimson Rogers Crew on board this Captain has the following abilities:&#10;Act: Once per turn, sink one of your Crew to give this Captain +3 Influence.&#10;Act: Once per turn, sink one of your Crimson Rogers Crew to target another Ship in this Sea. Target Ship suffers a Cannon Attack equal to the sunk Crew’s Cannon skill.~ /&gt;&lt;/card&gt;" table:formula="of:=CONCATENATE(&quot;  &lt;card id=~&quot;;[.C2];&quot;~ name=~&quot;;[.E2];&quot;~&gt;&lt;property name=~&quot;;[.F$1];&quot;~ value=~&quot;;[.F2];&quot;~ /&gt;&lt;property name=~&quot;;[.G$1];&quot;~ value=~&quot;;[.G2];&quot;~ /&gt;&lt;property name=~&quot;;[.H$1];&quot;~ value=~&quot;;[.H2];&quot;~ /&gt;&lt;property name=~&quot;;[.I$1];&quot;~ value=~&quot;;[.I2];&quot;~ /&gt;&lt;property name=~&quot;;[.J$1];&quot;~ value=~&quot;;[.J2];&quot;~ /&gt;&lt;property name=~&quot;;[.K$1];&quot;~ value=~&quot;;[.K2];&quot;~ /&gt;&lt;property name=~&quot;;[.L$1];&quot;~ value=~&quot;;[.L2];&quot;~ /&gt;&lt;property name=~&quot;;[.M$1];&quot;~ value=~&quot;;[.M2];&quot;~ /&gt;&lt;property name=~&quot;;[.N$1];&quot;~ value=~&quot;;[.N2];&quot;~ /&gt;&lt;property name=~&quot;;[.O$1];&quot;~ value=~&quot;;[.O2];&quot;~ /&gt;&lt;property name=~&quot;;[.P$1];&quot;~ value=~&quot;;[.P2];&quot;~ /&gt;&lt;property name=~&quot;;[.Q$1];&quot;~ value=~&quot;;[.Q2];&quot;~ /&gt;&lt;property name=~&quot;;[.R$1];&quot;~ value=~&quot;;[.R2];&quot;~ /&gt;&lt;property name=~&quot;;[.S$1];&quot;~ value=~&quot;;[.S2];&quot;~ /&gt;&lt;property name=~&quot;;[.T$1];&quot;~ value=~&quot;;[.T2];&quot;~ /&gt;&lt;property name=~&quot;;[.U$1];&quot;~ value=~&quot;;[.U2];&quot;~ /&gt;&lt;property name=~&quot;;[.V$1];&quot;~ value=~&quot;;[.V2];&quot;~ /&gt;&lt;property name=~&quot;;[.W$1];&quot;~ value=~&quot;;[.W2];&quot;~ /&gt;&lt;/card&gt;&quot;)" table:style-name="ce1">
            <text:p><text:s text:c="2"/>&lt;card id=~99d061f7-51d5-4d0d-bf25-c128706b6158~ name=~“Reis”~&gt;&lt;property name=~Rarity~ value=~R~ /&gt;&lt;property name=~Type~ value=~captains~ /&gt;&lt;property name=~Cost~ value=~~ /&gt;&lt;property name=~Cost Type~ value=~~ /&gt;&lt;property name=~Cancel~ value=~~ /&gt;&lt;property name=~Cancel Type~ value=~~ /&gt;&lt;property name=~Wealth~ value=~9~ /&gt;&lt;property name=~Attack~ value=~~ /&gt;&lt;property name=~Parry~ value=~~ /&gt;&lt;property name=~Cannon~ value=~3~ /&gt;&lt;property name=~Sailing~ value=~2~ /&gt;&lt;property name=~Adventuring~ value=~3~ /&gt;&lt;property name=~Influence~ value=~2~ /&gt;&lt;property name=~Swashbuckling~ value=~4~ /&gt;&lt;property name=~Crew Max~ value=~~ /&gt;&lt;property name=~Move Cost~ value=~~ /&gt;&lt;property name=~Faction~ value=~Crimson Rogers~ /&gt;&lt;property name=~Text~ value=~Start: The Mirror</text:p>
            <text:p>Villainous • Swordsman +2</text:p>
            <text:p>You may not have Riant Gaucher on board. If you have 3 or more other Crimson Rogers Crew on board this Captain has the following abilities:</text:p>
            <text:p>Act: Once per turn, sink one of your Crew to give this Captain +3 Influence.</text:p>
            <text:p>Act: Once per turn, sink one of your Crimson Rogers Crew to target another Ship in this Sea. Target Ship suffers a Cannon Attack equal to the sunk Crew’s Cannon skill.~ /&gt;&lt;/card&gt;</text:p>
          </table:table-cell>
          <table:table-cell office:value-type="string" office:string-value=" &lt;Relationship Target=~/cards/SynS_Reis.jpg~ Id=~C99d061f7-51d5-4d0d-bf25-c128706b6158~ Type=~http://schemas.octgn.org/picture~/&gt;" table:formula="of:=CONCATENATE(&quot; &lt;Relationship Target=~/cards/&quot;;[.D2];&quot;.jpg~ Id=~C&quot;;[.C2];&quot;~ Type=~http://schemas.octgn.org/picture~/&gt;&quot;)" table:style-name="ce1">
            <text:p><text:s/>&lt;Relationship Target=~/cards/SynS_Reis.jpg~ Id=~C99d061f7-51d5-4d0d-bf25-c128706b6158~ Type=~http://schemas.octgn.org/picture~/&gt;</text:p>
          </table:table-cell>
          <table:table-cell office:value-type="string" table:style-name="ce1">
            <text:p>99d061f7-51d5-4d0d-bf25-c128706b6158</text:p>
          </table:table-cell>
          <table:table-cell office:value-type="string" table:style-name="ce1">
            <text:p>SynS_Reis</text:p>
          </table:table-cell>
          <table:table-cell office:value-type="string" table:style-name="ce1">
            <text:p>“Reis”</text:p>
          </table:table-cell>
          <table:table-cell office:value-type="string" table:style-name="ce1">
            <text:p>R</text:p>
          </table:table-cell>
          <table:table-cell office:value-type="string" table:style-name="ce1">
            <text:p>captains</text:p>
          </table:table-cell>
          <table:table-cell table:number-columns-repeated="4" table:style-name="ce1"/>
          <table:table-cell office:value-type="float" office:value="9" table:style-name="ce1">
            <text:p>9</text:p>
          </table:table-cell>
          <table:table-cell table:number-columns-repeated="2" table:style-name="ce1"/>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4" table:style-name="ce1">
            <text:p>4</text:p>
          </table:table-cell>
          <table:table-cell table:number-columns-repeated="2" table:style-name="ce1"/>
          <table:table-cell office:value-type="string" table:style-name="ce1">
            <text:p>Crimson Rogers</text:p>
          </table:table-cell>
          <table:table-cell office:value-type="string" table:style-name="ce1">
            <text:p>Start: The Mirror</text:p>
            <text:p>Villainous • Swordsman +2</text:p>
            <text:p>You may not have Riant Gaucher on board. If you have 3 or more other Crimson Rogers Crew on board this Captain has the following abilities:</text:p>
            <text:p>Act: Once per turn, sink one of your Crew to give this Captain +3 Influence.</text:p>
            <text:p>Act: Once per turn, sink one of your Crimson Rogers Crew to target another Ship in this Sea. Target Ship suffers a Cannon Attack equal to the sunk Crew’s Cannon skill.</text:p>
          </table:table-cell>
          <table:table-cell table:style-name="ce4"/>
          <table:table-cell table:number-columns-repeated="16360" table:style-name="ce1"/>
        </table:table-row>
        <table:table-row table:style-name="ro2">
          <table:table-cell office:value-type="string" office:string-value="  &lt;card id=~6ad368ee-bb26-4d7a-9b73-a3269d3aa2d1~ name=~Aindriu McKenna~&gt;&lt;property name=~Rarity~ value=~C~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0~ /&gt;&lt;property name=~Influence~ value=~2~ /&gt;&lt;property name=~Swashbuckling~ value=~3~ /&gt;&lt;property name=~Crew Max~ value=~~ /&gt;&lt;property name=~Move Cost~ value=~~ /&gt;&lt;property name=~Faction~ value=~Sea Dogs~ /&gt;&lt;property name=~Text~ value=~*Knights of the Rose and Cross*&#10;Heroic • Gunner&#10;If you have a Topman on board this Crew has +1 Cannon.&#10;This Crew may be chosen as a Starting Crew if you have a Rose and Cross Captain. If your Ship has a crew maximum less than 9, this Crew’s Influence cost is reduced by 2 when you are choosing your Starting Crew.~ /&gt;&lt;/card&gt;" table:formula="of:=CONCATENATE(&quot;  &lt;card id=~&quot;;[.C3];&quot;~ name=~&quot;;[.E3];&quot;~&gt;&lt;property name=~&quot;;[.F$1];&quot;~ value=~&quot;;[.F3];&quot;~ /&gt;&lt;property name=~&quot;;[.G$1];&quot;~ value=~&quot;;[.G3];&quot;~ /&gt;&lt;property name=~&quot;;[.H$1];&quot;~ value=~&quot;;[.H3];&quot;~ /&gt;&lt;property name=~&quot;;[.I$1];&quot;~ value=~&quot;;[.I3];&quot;~ /&gt;&lt;property name=~&quot;;[.J$1];&quot;~ value=~&quot;;[.J3];&quot;~ /&gt;&lt;property name=~&quot;;[.K$1];&quot;~ value=~&quot;;[.K3];&quot;~ /&gt;&lt;property name=~&quot;;[.L$1];&quot;~ value=~&quot;;[.L3];&quot;~ /&gt;&lt;property name=~&quot;;[.M$1];&quot;~ value=~&quot;;[.M3];&quot;~ /&gt;&lt;property name=~&quot;;[.N$1];&quot;~ value=~&quot;;[.N3];&quot;~ /&gt;&lt;property name=~&quot;;[.O$1];&quot;~ value=~&quot;;[.O3];&quot;~ /&gt;&lt;property name=~&quot;;[.P$1];&quot;~ value=~&quot;;[.P3];&quot;~ /&gt;&lt;property name=~&quot;;[.Q$1];&quot;~ value=~&quot;;[.Q3];&quot;~ /&gt;&lt;property name=~&quot;;[.R$1];&quot;~ value=~&quot;;[.R3];&quot;~ /&gt;&lt;property name=~&quot;;[.S$1];&quot;~ value=~&quot;;[.S3];&quot;~ /&gt;&lt;property name=~&quot;;[.T$1];&quot;~ value=~&quot;;[.T3];&quot;~ /&gt;&lt;property name=~&quot;;[.U$1];&quot;~ value=~&quot;;[.U3];&quot;~ /&gt;&lt;property name=~&quot;;[.V$1];&quot;~ value=~&quot;;[.V3];&quot;~ /&gt;&lt;property name=~&quot;;[.W$1];&quot;~ value=~&quot;;[.W3];&quot;~ /&gt;&lt;/card&gt;&quot;)" table:style-name="ce1">
            <text:p><text:s text:c="2"/>&lt;card id=~6ad368ee-bb26-4d7a-9b73-a3269d3aa2d1~ name=~Aindriu McKenna~&gt;&lt;property name=~Rarity~ value=~C~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0~ /&gt;&lt;property name=~Influence~ value=~2~ /&gt;&lt;property name=~Swashbuckling~ value=~3~ /&gt;&lt;property name=~Crew Max~ value=~~ /&gt;&lt;property name=~Move Cost~ value=~~ /&gt;&lt;property name=~Faction~ value=~Sea Dogs~ /&gt;&lt;property name=~Text~ value=~*Knights of the Rose and Cross*</text:p>
            <text:p>Heroic • Gunner</text:p>
            <text:p>If you have a Topman on board this Crew has +1 Cannon.</text:p>
            <text:p>This Crew may be chosen as a Starting Crew if you have a Rose and Cross Captain. If your Ship has a crew maximum less than 9, this Crew’s Influence cost is reduced by 2 when you are choosing your Starting Crew.~ /&gt;&lt;/card&gt;</text:p>
          </table:table-cell>
          <table:table-cell office:value-type="string" office:string-value=" &lt;Relationship Target=~/cards/SynS_AindriuMcKenna.jpg~ Id=~C6ad368ee-bb26-4d7a-9b73-a3269d3aa2d1~ Type=~http://schemas.octgn.org/picture~/&gt;" table:formula="of:=CONCATENATE(&quot; &lt;Relationship Target=~/cards/&quot;;[.D3];&quot;.jpg~ Id=~C&quot;;[.C3];&quot;~ Type=~http://schemas.octgn.org/picture~/&gt;&quot;)" table:style-name="ce1">
            <text:p><text:s/>&lt;Relationship Target=~/cards/SynS_AindriuMcKenna.jpg~ Id=~C6ad368ee-bb26-4d7a-9b73-a3269d3aa2d1~ Type=~http://schemas.octgn.org/picture~/&gt;</text:p>
          </table:table-cell>
          <table:table-cell office:value-type="string" table:style-name="ce1">
            <text:p>6ad368ee-bb26-4d7a-9b73-a3269d3aa2d1</text:p>
          </table:table-cell>
          <table:table-cell office:value-type="string" table:style-name="ce1">
            <text:p>SynS_AindriuMcKenna</text:p>
          </table:table-cell>
          <table:table-cell office:value-type="string" table:style-name="ce1">
            <text:p>Aindriu McKenna</text:p>
          </table:table-cell>
          <table:table-cell office:value-type="string" table:style-name="ce1">
            <text:p>C</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2" table:style-name="ce1">
            <text:p>2</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office:value-type="float" office:value="3" table:style-name="ce1">
            <text:p>3</text:p>
          </table:table-cell>
          <table:table-cell table:number-columns-repeated="2" table:style-name="ce1"/>
          <table:table-cell office:value-type="string" table:style-name="ce1">
            <text:p>Sea Dogs</text:p>
          </table:table-cell>
          <table:table-cell office:value-type="string" table:style-name="ce1">
            <text:p>*Knights of the Rose and Cross*</text:p>
            <text:p>Heroic • Gunner</text:p>
            <text:p>If you have a Topman on board this Crew has +1 Cannon.</text:p>
            <text:p>This Crew may be chosen as a Starting Crew if you have a Rose and Cross Captain. If your Ship has a crew maximum less than 9, this Crew’s Influence cost is reduced by 2 when you are choosing your Starting Crew.</text:p>
          </table:table-cell>
          <table:table-cell table:style-name="ce4"/>
          <table:table-cell table:number-columns-repeated="16360" table:style-name="ce1"/>
        </table:table-row>
        <table:table-row table:style-name="ro2">
          <table:table-cell office:value-type="string" office:string-value="  &lt;card id=~db7cd7cd-009f-4645-b0b0-355d437a4ad5~ name=~Aldaron the Dark~&gt;&lt;property name=~Rarity~ value=~C~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2~ /&gt;&lt;property name=~Influence~ value=~0~ /&gt;&lt;property name=~Swashbuckling~ value=~4~ /&gt;&lt;property name=~Crew Max~ value=~~ /&gt;&lt;property name=~Move Cost~ value=~~ /&gt;&lt;property name=~Faction~ value=~Explorer's Society~ /&gt;&lt;property name=~Text~ value=~*Die Kreuzritter*&#10;Nacht 1 • Holy • Swordsman + 1&#10;React: When another player is about to play a Boarding Attack card to begin a Duel with one of your other Crew, you may replace the target Crew with this Crew in the Duel. You may use this ability only when this Crew is untacked, and only once per turn.~ /&gt;&lt;/card&gt;" table:formula="of:=CONCATENATE(&quot;  &lt;card id=~&quot;;[.C4];&quot;~ name=~&quot;;[.E4];&quot;~&gt;&lt;property name=~&quot;;[.F$1];&quot;~ value=~&quot;;[.F4];&quot;~ /&gt;&lt;property name=~&quot;;[.G$1];&quot;~ value=~&quot;;[.G4];&quot;~ /&gt;&lt;property name=~&quot;;[.H$1];&quot;~ value=~&quot;;[.H4];&quot;~ /&gt;&lt;property name=~&quot;;[.I$1];&quot;~ value=~&quot;;[.I4];&quot;~ /&gt;&lt;property name=~&quot;;[.J$1];&quot;~ value=~&quot;;[.J4];&quot;~ /&gt;&lt;property name=~&quot;;[.K$1];&quot;~ value=~&quot;;[.K4];&quot;~ /&gt;&lt;property name=~&quot;;[.L$1];&quot;~ value=~&quot;;[.L4];&quot;~ /&gt;&lt;property name=~&quot;;[.M$1];&quot;~ value=~&quot;;[.M4];&quot;~ /&gt;&lt;property name=~&quot;;[.N$1];&quot;~ value=~&quot;;[.N4];&quot;~ /&gt;&lt;property name=~&quot;;[.O$1];&quot;~ value=~&quot;;[.O4];&quot;~ /&gt;&lt;property name=~&quot;;[.P$1];&quot;~ value=~&quot;;[.P4];&quot;~ /&gt;&lt;property name=~&quot;;[.Q$1];&quot;~ value=~&quot;;[.Q4];&quot;~ /&gt;&lt;property name=~&quot;;[.R$1];&quot;~ value=~&quot;;[.R4];&quot;~ /&gt;&lt;property name=~&quot;;[.S$1];&quot;~ value=~&quot;;[.S4];&quot;~ /&gt;&lt;property name=~&quot;;[.T$1];&quot;~ value=~&quot;;[.T4];&quot;~ /&gt;&lt;property name=~&quot;;[.U$1];&quot;~ value=~&quot;;[.U4];&quot;~ /&gt;&lt;property name=~&quot;;[.V$1];&quot;~ value=~&quot;;[.V4];&quot;~ /&gt;&lt;property name=~&quot;;[.W$1];&quot;~ value=~&quot;;[.W4];&quot;~ /&gt;&lt;/card&gt;&quot;)" table:style-name="ce1">
            <text:p><text:s text:c="2"/>&lt;card id=~db7cd7cd-009f-4645-b0b0-355d437a4ad5~ name=~Aldaron the Dark~&gt;&lt;property name=~Rarity~ value=~C~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2~ /&gt;&lt;property name=~Influence~ value=~0~ /&gt;&lt;property name=~Swashbuckling~ value=~4~ /&gt;&lt;property name=~Crew Max~ value=~~ /&gt;&lt;property name=~Move Cost~ value=~~ /&gt;&lt;property name=~Faction~ value=~Explorer's Society~ /&gt;&lt;property name=~Text~ value=~*Die Kreuzritter*</text:p>
            <text:p>Nacht 1 • Holy • Swordsman + 1</text:p>
            <text:p>React: When another player is about to play a Boarding Attack card to begin a Duel with one of your other Crew, you may replace the target Crew with this Crew in the Duel. You may use this ability only when this Crew is untacked, and only once per turn.~ /&gt;&lt;/card&gt;</text:p>
          </table:table-cell>
          <table:table-cell office:value-type="string" office:string-value=" &lt;Relationship Target=~/cards/SynS_AldarontheDark.jpg~ Id=~Cdb7cd7cd-009f-4645-b0b0-355d437a4ad5~ Type=~http://schemas.octgn.org/picture~/&gt;" table:formula="of:=CONCATENATE(&quot; &lt;Relationship Target=~/cards/&quot;;[.D4];&quot;.jpg~ Id=~C&quot;;[.C4];&quot;~ Type=~http://schemas.octgn.org/picture~/&gt;&quot;)" table:style-name="ce1">
            <text:p><text:s/>&lt;Relationship Target=~/cards/SynS_AldarontheDark.jpg~ Id=~Cdb7cd7cd-009f-4645-b0b0-355d437a4ad5~ Type=~http://schemas.octgn.org/picture~/&gt;</text:p>
          </table:table-cell>
          <table:table-cell office:value-type="string" table:style-name="ce1">
            <text:p>db7cd7cd-009f-4645-b0b0-355d437a4ad5</text:p>
          </table:table-cell>
          <table:table-cell office:value-type="string" table:style-name="ce1">
            <text:p>SynS_AldarontheDark</text:p>
          </table:table-cell>
          <table:table-cell office:value-type="string" table:style-name="ce1">
            <text:p>Aldaron the Dark</text:p>
          </table:table-cell>
          <table:table-cell office:value-type="string" table:style-name="ce1">
            <text:p>C</text:p>
          </table:table-cell>
          <table:table-cell office:value-type="string" table:style-name="ce1">
            <text:p>crew</text:p>
          </table:table-cell>
          <table:table-cell office:value-type="float" office:value="6" table:style-name="ce1">
            <text:p>6</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1" table:style-name="ce1">
            <text:p>1</text:p>
          </table:table-cell>
          <table:table-cell office:value-type="float" office:value="0" table:style-name="ce1">
            <text:p>0</text:p>
          </table:table-cell>
          <table:table-cell office:value-type="float" office:value="2" table:style-name="ce1">
            <text:p>2</text:p>
          </table:table-cell>
          <table:table-cell office:value-type="float" office:value="0" table:style-name="ce1">
            <text:p>0</text:p>
          </table:table-cell>
          <table:table-cell office:value-type="float" office:value="4" table:style-name="ce1">
            <text:p>4</text:p>
          </table:table-cell>
          <table:table-cell table:number-columns-repeated="2" table:style-name="ce1"/>
          <table:table-cell office:value-type="string" table:style-name="ce1">
            <text:p>Explorer's Society</text:p>
          </table:table-cell>
          <table:table-cell office:value-type="string" table:style-name="ce1">
            <text:p>*Die Kreuzritter*</text:p>
            <text:p>Nacht 1 • Holy • Swordsman + 1</text:p>
            <text:p>React: When another player is about to play a Boarding Attack card to begin a Duel with one of your other Crew, you may replace the target Crew with this Crew in the Duel. You may use this ability only when this Crew is untacked, and only once per turn.</text:p>
          </table:table-cell>
          <table:table-cell office:value-type="string" table:style-name="ce4">
            <text:p>“The Explorers must be protected from themselves.”</text:p>
          </table:table-cell>
          <table:table-cell table:number-columns-repeated="16360" table:style-name="ce1"/>
        </table:table-row>
        <table:table-row table:style-name="ro2">
          <table:table-cell office:value-type="string" office:string-value="  &lt;card id=~6ff913c3-54e6-4f9b-9c94-d6fec19f9aa7~ name=~Alicia Soldano de Granjero~&gt;&lt;property name=~Rarity~ value=~C~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3~ /&gt;&lt;property name=~Adventuring~ value=~2~ /&gt;&lt;property name=~Influence~ value=~0~ /&gt;&lt;property name=~Swashbuckling~ value=~2~ /&gt;&lt;property name=~Crew Max~ value=~~ /&gt;&lt;property name=~Move Cost~ value=~~ /&gt;&lt;property name=~Faction~ value=~Castille~ /&gt;&lt;property name=~Text~ value=~React: Tack when entering a Boarding. This Crew may use the following ability until the end of the Boarding: React: Discard a card from your hand when you are tacking a Crew to absorb Hits to have that Crew absorb 2 extra Hits. You may only use this ability once per tacking Crew.~ /&gt;&lt;/card&gt;" table:formula="of:=CONCATENATE(&quot;  &lt;card id=~&quot;;[.C5];&quot;~ name=~&quot;;[.E5];&quot;~&gt;&lt;property name=~&quot;;[.F$1];&quot;~ value=~&quot;;[.F5];&quot;~ /&gt;&lt;property name=~&quot;;[.G$1];&quot;~ value=~&quot;;[.G5];&quot;~ /&gt;&lt;property name=~&quot;;[.H$1];&quot;~ value=~&quot;;[.H5];&quot;~ /&gt;&lt;property name=~&quot;;[.I$1];&quot;~ value=~&quot;;[.I5];&quot;~ /&gt;&lt;property name=~&quot;;[.J$1];&quot;~ value=~&quot;;[.J5];&quot;~ /&gt;&lt;property name=~&quot;;[.K$1];&quot;~ value=~&quot;;[.K5];&quot;~ /&gt;&lt;property name=~&quot;;[.L$1];&quot;~ value=~&quot;;[.L5];&quot;~ /&gt;&lt;property name=~&quot;;[.M$1];&quot;~ value=~&quot;;[.M5];&quot;~ /&gt;&lt;property name=~&quot;;[.N$1];&quot;~ value=~&quot;;[.N5];&quot;~ /&gt;&lt;property name=~&quot;;[.O$1];&quot;~ value=~&quot;;[.O5];&quot;~ /&gt;&lt;property name=~&quot;;[.P$1];&quot;~ value=~&quot;;[.P5];&quot;~ /&gt;&lt;property name=~&quot;;[.Q$1];&quot;~ value=~&quot;;[.Q5];&quot;~ /&gt;&lt;property name=~&quot;;[.R$1];&quot;~ value=~&quot;;[.R5];&quot;~ /&gt;&lt;property name=~&quot;;[.S$1];&quot;~ value=~&quot;;[.S5];&quot;~ /&gt;&lt;property name=~&quot;;[.T$1];&quot;~ value=~&quot;;[.T5];&quot;~ /&gt;&lt;property name=~&quot;;[.U$1];&quot;~ value=~&quot;;[.U5];&quot;~ /&gt;&lt;property name=~&quot;;[.V$1];&quot;~ value=~&quot;;[.V5];&quot;~ /&gt;&lt;property name=~&quot;;[.W$1];&quot;~ value=~&quot;;[.W5];&quot;~ /&gt;&lt;/card&gt;&quot;)" table:style-name="ce1">
            <text:p><text:s text:c="2"/>&lt;card id=~6ff913c3-54e6-4f9b-9c94-d6fec19f9aa7~ name=~Alicia Soldano de Granjero~&gt;&lt;property name=~Rarity~ value=~C~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3~ /&gt;&lt;property name=~Adventuring~ value=~2~ /&gt;&lt;property name=~Influence~ value=~0~ /&gt;&lt;property name=~Swashbuckling~ value=~2~ /&gt;&lt;property name=~Crew Max~ value=~~ /&gt;&lt;property name=~Move Cost~ value=~~ /&gt;&lt;property name=~Faction~ value=~Castille~ /&gt;&lt;property name=~Text~ value=~React: Tack when entering a Boarding. This Crew may use the following ability until the end of the Boarding: React: Discard a card from your hand when you are tacking a Crew to absorb Hits to have that Crew absorb 2 extra Hits. You may only use this ability once per tacking Crew.~ /&gt;&lt;/card&gt;</text:p>
          </table:table-cell>
          <table:table-cell office:value-type="string" office:string-value=" &lt;Relationship Target=~/cards/SynS_AliciaSoldanodeGranjero.jpg~ Id=~C6ff913c3-54e6-4f9b-9c94-d6fec19f9aa7~ Type=~http://schemas.octgn.org/picture~/&gt;" table:formula="of:=CONCATENATE(&quot; &lt;Relationship Target=~/cards/&quot;;[.D5];&quot;.jpg~ Id=~C&quot;;[.C5];&quot;~ Type=~http://schemas.octgn.org/picture~/&gt;&quot;)" table:style-name="ce1">
            <text:p><text:s/>&lt;Relationship Target=~/cards/SynS_AliciaSoldanodeGranjero.jpg~ Id=~C6ff913c3-54e6-4f9b-9c94-d6fec19f9aa7~ Type=~http://schemas.octgn.org/picture~/&gt;</text:p>
          </table:table-cell>
          <table:table-cell office:value-type="string" table:style-name="ce1">
            <text:p>6ff913c3-54e6-4f9b-9c94-d6fec19f9aa7</text:p>
          </table:table-cell>
          <table:table-cell office:value-type="string" table:style-name="ce1">
            <text:p>SynS_AliciaSoldanodeGranjero</text:p>
          </table:table-cell>
          <table:table-cell office:value-type="string" table:style-name="ce1">
            <text:p>Alicia Soldano de Granjero</text:p>
          </table:table-cell>
          <table:table-cell office:value-type="string" table:style-name="ce1">
            <text:p>C</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3" table:style-name="ce1">
            <text:p>3</text:p>
          </table:table-cell>
          <table:table-cell office:value-type="float" office:value="2" table:style-name="ce1">
            <text:p>2</text:p>
          </table:table-cell>
          <table:table-cell office:value-type="float" office:value="0" table:style-name="ce1">
            <text:p>0</text:p>
          </table:table-cell>
          <table:table-cell office:value-type="float" office:value="2" table:style-name="ce1">
            <text:p>2</text:p>
          </table:table-cell>
          <table:table-cell table:number-columns-repeated="2" table:style-name="ce1"/>
          <table:table-cell office:value-type="string" table:style-name="ce1">
            <text:p>Castille</text:p>
          </table:table-cell>
          <table:table-cell office:value-type="string" table:style-name="ce1">
            <text:p>React: Tack when entering a Boarding. This Crew may use the following ability until the end of the Boarding: React: Discard a card from your hand when you are tacking a Crew to absorb Hits to have that Crew absorb 2 extra Hits. You may only use this ability once per tacking Crew.</text:p>
          </table:table-cell>
          <table:table-cell office:value-type="string" table:style-name="ce4">
            <text:p>“Where is he, Margaretta? Where is my husband?”</text:p>
          </table:table-cell>
          <table:table-cell table:number-columns-repeated="16360" table:style-name="ce1"/>
        </table:table-row>
        <table:table-row table:style-name="ro2">
          <table:table-cell office:value-type="string" office:string-value="  &lt;card id=~24413e5f-c1c1-4d88-b424-08148cec83c4~ name=~Alison Fairlight~&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3~ /&gt;&lt;property name=~Swashbuckling~ value=~1~ /&gt;&lt;property name=~Crew Max~ value=~~ /&gt;&lt;property name=~Move Cost~ value=~~ /&gt;&lt;property name=~Faction~ value=~Sea Dogs~ /&gt;&lt;property name=~Text~ value=~*Sophia’s Daughters*&#10;Heroic • Scry 1&#10;If this Crew has a number of attached Scry Knacks equal to or greater than her Influence, she may not attach further Scry Knacks.~ /&gt;&lt;/card&gt;" table:formula="of:=CONCATENATE(&quot;  &lt;card id=~&quot;;[.C6];&quot;~ name=~&quot;;[.E6];&quot;~&gt;&lt;property name=~&quot;;[.F$1];&quot;~ value=~&quot;;[.F6];&quot;~ /&gt;&lt;property name=~&quot;;[.G$1];&quot;~ value=~&quot;;[.G6];&quot;~ /&gt;&lt;property name=~&quot;;[.H$1];&quot;~ value=~&quot;;[.H6];&quot;~ /&gt;&lt;property name=~&quot;;[.I$1];&quot;~ value=~&quot;;[.I6];&quot;~ /&gt;&lt;property name=~&quot;;[.J$1];&quot;~ value=~&quot;;[.J6];&quot;~ /&gt;&lt;property name=~&quot;;[.K$1];&quot;~ value=~&quot;;[.K6];&quot;~ /&gt;&lt;property name=~&quot;;[.L$1];&quot;~ value=~&quot;;[.L6];&quot;~ /&gt;&lt;property name=~&quot;;[.M$1];&quot;~ value=~&quot;;[.M6];&quot;~ /&gt;&lt;property name=~&quot;;[.N$1];&quot;~ value=~&quot;;[.N6];&quot;~ /&gt;&lt;property name=~&quot;;[.O$1];&quot;~ value=~&quot;;[.O6];&quot;~ /&gt;&lt;property name=~&quot;;[.P$1];&quot;~ value=~&quot;;[.P6];&quot;~ /&gt;&lt;property name=~&quot;;[.Q$1];&quot;~ value=~&quot;;[.Q6];&quot;~ /&gt;&lt;property name=~&quot;;[.R$1];&quot;~ value=~&quot;;[.R6];&quot;~ /&gt;&lt;property name=~&quot;;[.S$1];&quot;~ value=~&quot;;[.S6];&quot;~ /&gt;&lt;property name=~&quot;;[.T$1];&quot;~ value=~&quot;;[.T6];&quot;~ /&gt;&lt;property name=~&quot;;[.U$1];&quot;~ value=~&quot;;[.U6];&quot;~ /&gt;&lt;property name=~&quot;;[.V$1];&quot;~ value=~&quot;;[.V6];&quot;~ /&gt;&lt;property name=~&quot;;[.W$1];&quot;~ value=~&quot;;[.W6];&quot;~ /&gt;&lt;/card&gt;&quot;)" table:style-name="ce1">
            <text:p><text:s text:c="2"/>&lt;card id=~24413e5f-c1c1-4d88-b424-08148cec83c4~ name=~Alison Fairlight~&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3~ /&gt;&lt;property name=~Swashbuckling~ value=~1~ /&gt;&lt;property name=~Crew Max~ value=~~ /&gt;&lt;property name=~Move Cost~ value=~~ /&gt;&lt;property name=~Faction~ value=~Sea Dogs~ /&gt;&lt;property name=~Text~ value=~*Sophia’s Daughters*</text:p>
            <text:p>Heroic • Scry 1</text:p>
            <text:p>If this Crew has a number of attached Scry Knacks equal to or greater than her Influence, she may not attach further Scry Knacks.~ /&gt;&lt;/card&gt;</text:p>
          </table:table-cell>
          <table:table-cell office:value-type="string" office:string-value=" &lt;Relationship Target=~/cards/SynS_AlisonFairlight.jpg~ Id=~C24413e5f-c1c1-4d88-b424-08148cec83c4~ Type=~http://schemas.octgn.org/picture~/&gt;" table:formula="of:=CONCATENATE(&quot; &lt;Relationship Target=~/cards/&quot;;[.D6];&quot;.jpg~ Id=~C&quot;;[.C6];&quot;~ Type=~http://schemas.octgn.org/picture~/&gt;&quot;)" table:style-name="ce1">
            <text:p><text:s/>&lt;Relationship Target=~/cards/SynS_AlisonFairlight.jpg~ Id=~C24413e5f-c1c1-4d88-b424-08148cec83c4~ Type=~http://schemas.octgn.org/picture~/&gt;</text:p>
          </table:table-cell>
          <table:table-cell office:value-type="string" table:style-name="ce1">
            <text:p>24413e5f-c1c1-4d88-b424-08148cec83c4</text:p>
          </table:table-cell>
          <table:table-cell office:value-type="string" table:style-name="ce1">
            <text:p>SynS_AlisonFairlight</text:p>
          </table:table-cell>
          <table:table-cell office:value-type="string" table:style-name="ce1">
            <text:p>Alison Fairlight</text:p>
          </table:table-cell>
          <table:table-cell office:value-type="string" table:style-name="ce1">
            <text:p>C</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3" table:style-name="ce1">
            <text:p>3</text:p>
          </table:table-cell>
          <table:table-cell office:value-type="float" office:value="1" table:style-name="ce1">
            <text:p>1</text:p>
          </table:table-cell>
          <table:table-cell table:number-columns-repeated="2" table:style-name="ce1"/>
          <table:table-cell office:value-type="string" table:style-name="ce1">
            <text:p>Sea Dogs</text:p>
          </table:table-cell>
          <table:table-cell office:value-type="string" table:style-name="ce1">
            <text:p>*Sophia’s Daughters*</text:p>
            <text:p>Heroic • Scry 1</text:p>
            <text:p>If this Crew has a number of attached Scry Knacks equal to or greater than her Influence, she may not attach further Scry Knacks.</text:p>
          </table:table-cell>
          <table:table-cell office:value-type="string" table:style-name="ce4">
            <text:p>“She steers the ship that way, perched atop the tiller. I don’t know how she does it, but it gives the captain the willies.”</text:p>
          </table:table-cell>
          <table:table-cell table:number-columns-repeated="16360" table:style-name="ce1"/>
        </table:table-row>
        <table:table-row table:style-name="ro2">
          <table:table-cell office:value-type="string" office:string-value="  &lt;card id=~340e1c00-a5ec-48bf-b472-29649bee9fdf~ name=~Ambush From the Shadows~&gt;&lt;property name=~Rarity~ value=~C~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10;Nacht 1 Knack&#10;React: After you inflict 4 or more Hits on another player’s Ship in this Sea (but before that player begins suffering the Hits), sink this card to discard 2 random cards from that player’s hand.~ /&gt;&lt;/card&gt;" table:formula="of:=CONCATENATE(&quot;  &lt;card id=~&quot;;[.C7];&quot;~ name=~&quot;;[.E7];&quot;~&gt;&lt;property name=~&quot;;[.F$1];&quot;~ value=~&quot;;[.F7];&quot;~ /&gt;&lt;property name=~&quot;;[.G$1];&quot;~ value=~&quot;;[.G7];&quot;~ /&gt;&lt;property name=~&quot;;[.H$1];&quot;~ value=~&quot;;[.H7];&quot;~ /&gt;&lt;property name=~&quot;;[.I$1];&quot;~ value=~&quot;;[.I7];&quot;~ /&gt;&lt;property name=~&quot;;[.J$1];&quot;~ value=~&quot;;[.J7];&quot;~ /&gt;&lt;property name=~&quot;;[.K$1];&quot;~ value=~&quot;;[.K7];&quot;~ /&gt;&lt;property name=~&quot;;[.L$1];&quot;~ value=~&quot;;[.L7];&quot;~ /&gt;&lt;property name=~&quot;;[.M$1];&quot;~ value=~&quot;;[.M7];&quot;~ /&gt;&lt;property name=~&quot;;[.N$1];&quot;~ value=~&quot;;[.N7];&quot;~ /&gt;&lt;property name=~&quot;;[.O$1];&quot;~ value=~&quot;;[.O7];&quot;~ /&gt;&lt;property name=~&quot;;[.P$1];&quot;~ value=~&quot;;[.P7];&quot;~ /&gt;&lt;property name=~&quot;;[.Q$1];&quot;~ value=~&quot;;[.Q7];&quot;~ /&gt;&lt;property name=~&quot;;[.R$1];&quot;~ value=~&quot;;[.R7];&quot;~ /&gt;&lt;property name=~&quot;;[.S$1];&quot;~ value=~&quot;;[.S7];&quot;~ /&gt;&lt;property name=~&quot;;[.T$1];&quot;~ value=~&quot;;[.T7];&quot;~ /&gt;&lt;property name=~&quot;;[.U$1];&quot;~ value=~&quot;;[.U7];&quot;~ /&gt;&lt;property name=~&quot;;[.V$1];&quot;~ value=~&quot;;[.V7];&quot;~ /&gt;&lt;property name=~&quot;;[.W$1];&quot;~ value=~&quot;;[.W7];&quot;~ /&gt;&lt;/card&gt;&quot;)" table:style-name="ce1">
            <text:p><text:s text:c="2"/>&lt;card id=~340e1c00-a5ec-48bf-b472-29649bee9fdf~ name=~Ambush From the Shadows~&gt;&lt;property name=~Rarity~ value=~C~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text:p>
            <text:p>Nacht 1 Knack</text:p>
            <text:p>React: After you inflict 4 or more Hits on another player’s Ship in this Sea (but before that player begins suffering the Hits), sink this card to discard 2 random cards from that player’s hand.~ /&gt;&lt;/card&gt;</text:p>
          </table:table-cell>
          <table:table-cell office:value-type="string" office:string-value=" &lt;Relationship Target=~/cards/SynS_AmbushFromtheShadows.jpg~ Id=~C340e1c00-a5ec-48bf-b472-29649bee9fdf~ Type=~http://schemas.octgn.org/picture~/&gt;" table:formula="of:=CONCATENATE(&quot; &lt;Relationship Target=~/cards/&quot;;[.D7];&quot;.jpg~ Id=~C&quot;;[.C7];&quot;~ Type=~http://schemas.octgn.org/picture~/&gt;&quot;)" table:style-name="ce1">
            <text:p><text:s/>&lt;Relationship Target=~/cards/SynS_AmbushFromtheShadows.jpg~ Id=~C340e1c00-a5ec-48bf-b472-29649bee9fdf~ Type=~http://schemas.octgn.org/picture~/&gt;</text:p>
          </table:table-cell>
          <table:table-cell office:value-type="string" table:style-name="ce1">
            <text:p>340e1c00-a5ec-48bf-b472-29649bee9fdf</text:p>
          </table:table-cell>
          <table:table-cell office:value-type="string" table:style-name="ce1">
            <text:p>SynS_AmbushFromtheShadows</text:p>
          </table:table-cell>
          <table:table-cell office:value-type="string" table:style-name="ce1">
            <text:p>Ambush From the Shadows</text:p>
          </table:table-cell>
          <table:table-cell office:value-type="string" table:style-name="ce1">
            <text:p>C</text:p>
          </table:table-cell>
          <table:table-cell office:value-type="string" table:style-name="ce1">
            <text:p>attachment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text:p>
            <text:p>Nacht 1 Knack</text:p>
            <text:p>React: After you inflict 4 or more Hits on another player’s Ship in this Sea (but before that player begins suffering the Hits), sink this card to discard 2 random cards from that player’s hand.</text:p>
          </table:table-cell>
          <table:table-cell office:value-type="string" table:style-name="ce4">
            <text:p>Die Kreuzritter is always watching. No one escapes their justice for long.</text:p>
          </table:table-cell>
          <table:table-cell table:number-columns-repeated="16360" table:style-name="ce1"/>
        </table:table-row>
        <table:table-row table:style-name="ro2">
          <table:table-cell office:value-type="string" office:string-value="  &lt;card id=~c1843447-e7fe-4ff7-9a2c-55f8175cd2a3~ name=~Arciniega’s Cordial~&gt;&lt;property name=~Rarity~ value=~C~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10;Item You must have 2 or more untacked Invisible College Crew to attach this card.&#10;Act: Tack this card to activate this ability. Until the end of the turn, this Crew inflicts 4 extra Hits during Boarding Attacks. Discard this card at the end of the turn.&#10;React: Discard this card instead of performing a Boarding Attack to target one of your Crew. Until the end of the turn, that Crew gains +2 Swashbuckling.~ /&gt;&lt;/card&gt;" table:formula="of:=CONCATENATE(&quot;  &lt;card id=~&quot;;[.C8];&quot;~ name=~&quot;;[.E8];&quot;~&gt;&lt;property name=~&quot;;[.F$1];&quot;~ value=~&quot;;[.F8];&quot;~ /&gt;&lt;property name=~&quot;;[.G$1];&quot;~ value=~&quot;;[.G8];&quot;~ /&gt;&lt;property name=~&quot;;[.H$1];&quot;~ value=~&quot;;[.H8];&quot;~ /&gt;&lt;property name=~&quot;;[.I$1];&quot;~ value=~&quot;;[.I8];&quot;~ /&gt;&lt;property name=~&quot;;[.J$1];&quot;~ value=~&quot;;[.J8];&quot;~ /&gt;&lt;property name=~&quot;;[.K$1];&quot;~ value=~&quot;;[.K8];&quot;~ /&gt;&lt;property name=~&quot;;[.L$1];&quot;~ value=~&quot;;[.L8];&quot;~ /&gt;&lt;property name=~&quot;;[.M$1];&quot;~ value=~&quot;;[.M8];&quot;~ /&gt;&lt;property name=~&quot;;[.N$1];&quot;~ value=~&quot;;[.N8];&quot;~ /&gt;&lt;property name=~&quot;;[.O$1];&quot;~ value=~&quot;;[.O8];&quot;~ /&gt;&lt;property name=~&quot;;[.P$1];&quot;~ value=~&quot;;[.P8];&quot;~ /&gt;&lt;property name=~&quot;;[.Q$1];&quot;~ value=~&quot;;[.Q8];&quot;~ /&gt;&lt;property name=~&quot;;[.R$1];&quot;~ value=~&quot;;[.R8];&quot;~ /&gt;&lt;property name=~&quot;;[.S$1];&quot;~ value=~&quot;;[.S8];&quot;~ /&gt;&lt;property name=~&quot;;[.T$1];&quot;~ value=~&quot;;[.T8];&quot;~ /&gt;&lt;property name=~&quot;;[.U$1];&quot;~ value=~&quot;;[.U8];&quot;~ /&gt;&lt;property name=~&quot;;[.V$1];&quot;~ value=~&quot;;[.V8];&quot;~ /&gt;&lt;property name=~&quot;;[.W$1];&quot;~ value=~&quot;;[.W8];&quot;~ /&gt;&lt;/card&gt;&quot;)" table:style-name="ce1">
            <text:p><text:s text:c="2"/>&lt;card id=~c1843447-e7fe-4ff7-9a2c-55f8175cd2a3~ name=~Arciniega’s Cordial~&gt;&lt;property name=~Rarity~ value=~C~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text:p>
            <text:p>Item You must have 2 or more untacked Invisible College Crew to attach this card.</text:p>
            <text:p>Act: Tack this card to activate this ability. Until the end of the turn, this Crew inflicts 4 extra Hits during Boarding Attacks. Discard this card at the end of the turn.</text:p>
            <text:p>React: Discard this card instead of performing a Boarding Attack to target one of your Crew. Until the end of the turn, that Crew gains +2 Swashbuckling.~ /&gt;&lt;/card&gt;</text:p>
          </table:table-cell>
          <table:table-cell office:value-type="string" office:string-value=" &lt;Relationship Target=~/cards/SynS_ArciniegasCordial.jpg~ Id=~Cc1843447-e7fe-4ff7-9a2c-55f8175cd2a3~ Type=~http://schemas.octgn.org/picture~/&gt;" table:formula="of:=CONCATENATE(&quot; &lt;Relationship Target=~/cards/&quot;;[.D8];&quot;.jpg~ Id=~C&quot;;[.C8];&quot;~ Type=~http://schemas.octgn.org/picture~/&gt;&quot;)" table:style-name="ce1">
            <text:p><text:s/>&lt;Relationship Target=~/cards/SynS_ArciniegasCordial.jpg~ Id=~Cc1843447-e7fe-4ff7-9a2c-55f8175cd2a3~ Type=~http://schemas.octgn.org/picture~/&gt;</text:p>
          </table:table-cell>
          <table:table-cell office:value-type="string" table:style-name="ce1">
            <text:p>c1843447-e7fe-4ff7-9a2c-55f8175cd2a3</text:p>
          </table:table-cell>
          <table:table-cell office:value-type="string" table:style-name="ce1">
            <text:p>SynS_ArciniegasCordial</text:p>
          </table:table-cell>
          <table:table-cell office:value-type="string" table:style-name="ce1">
            <text:p>Arciniega’s Cordial</text:p>
          </table:table-cell>
          <table:table-cell office:value-type="string" table:style-name="ce1">
            <text:p>C</text:p>
          </table:table-cell>
          <table:table-cell office:value-type="string" table:style-name="ce1">
            <text:p>attachment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text:p>
            <text:p>Item You must have 2 or more untacked Invisible College Crew to attach this card.</text:p>
            <text:p>Act: Tack this card to activate this ability. Until the end of the turn, this Crew inflicts 4 extra Hits during Boarding Attacks. Discard this card at the end of the turn.</text:p>
            <text:p>React: Discard this card instead of performing a Boarding Attack to target one of your Crew. Until the end of the turn, that Crew gains +2 Swashbuckling.</text:p>
          </table:table-cell>
          <table:table-cell table:style-name="ce4"/>
          <table:table-cell table:number-columns-repeated="16360" table:style-name="ce1"/>
        </table:table-row>
        <table:table-row table:style-name="ro2">
          <table:table-cell office:value-type="string" office:string-value="  &lt;card id=~6ee80cf9-c70f-4851-bdff-e03b2eb025c0~ name=~Belinda Thackuray~&gt;&lt;property name=~Rarity~ value=~R~ /&gt;&lt;property name=~Type~ value=~crew~ /&gt;&lt;property name=~Cost~ value=~2~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0~ /&gt;&lt;property name=~Swashbuckling~ value=~1~ /&gt;&lt;property name=~Crew Max~ value=~~ /&gt;&lt;property name=~Move Cost~ value=~~ /&gt;&lt;property name=~Faction~ value=~unaligned~ /&gt;&lt;property name=~Text~ value=~Unique • Glamour 1&#10;This Crew may not attach Glamour Knacks while tacked.~ /&gt;&lt;/card&gt;" table:formula="of:=CONCATENATE(&quot;  &lt;card id=~&quot;;[.C9];&quot;~ name=~&quot;;[.E9];&quot;~&gt;&lt;property name=~&quot;;[.F$1];&quot;~ value=~&quot;;[.F9];&quot;~ /&gt;&lt;property name=~&quot;;[.G$1];&quot;~ value=~&quot;;[.G9];&quot;~ /&gt;&lt;property name=~&quot;;[.H$1];&quot;~ value=~&quot;;[.H9];&quot;~ /&gt;&lt;property name=~&quot;;[.I$1];&quot;~ value=~&quot;;[.I9];&quot;~ /&gt;&lt;property name=~&quot;;[.J$1];&quot;~ value=~&quot;;[.J9];&quot;~ /&gt;&lt;property name=~&quot;;[.K$1];&quot;~ value=~&quot;;[.K9];&quot;~ /&gt;&lt;property name=~&quot;;[.L$1];&quot;~ value=~&quot;;[.L9];&quot;~ /&gt;&lt;property name=~&quot;;[.M$1];&quot;~ value=~&quot;;[.M9];&quot;~ /&gt;&lt;property name=~&quot;;[.N$1];&quot;~ value=~&quot;;[.N9];&quot;~ /&gt;&lt;property name=~&quot;;[.O$1];&quot;~ value=~&quot;;[.O9];&quot;~ /&gt;&lt;property name=~&quot;;[.P$1];&quot;~ value=~&quot;;[.P9];&quot;~ /&gt;&lt;property name=~&quot;;[.Q$1];&quot;~ value=~&quot;;[.Q9];&quot;~ /&gt;&lt;property name=~&quot;;[.R$1];&quot;~ value=~&quot;;[.R9];&quot;~ /&gt;&lt;property name=~&quot;;[.S$1];&quot;~ value=~&quot;;[.S9];&quot;~ /&gt;&lt;property name=~&quot;;[.T$1];&quot;~ value=~&quot;;[.T9];&quot;~ /&gt;&lt;property name=~&quot;;[.U$1];&quot;~ value=~&quot;;[.U9];&quot;~ /&gt;&lt;property name=~&quot;;[.V$1];&quot;~ value=~&quot;;[.V9];&quot;~ /&gt;&lt;property name=~&quot;;[.W$1];&quot;~ value=~&quot;;[.W9];&quot;~ /&gt;&lt;/card&gt;&quot;)" table:style-name="ce1">
            <text:p><text:s text:c="2"/>&lt;card id=~6ee80cf9-c70f-4851-bdff-e03b2eb025c0~ name=~Belinda Thackuray~&gt;&lt;property name=~Rarity~ value=~R~ /&gt;&lt;property name=~Type~ value=~crew~ /&gt;&lt;property name=~Cost~ value=~2~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0~ /&gt;&lt;property name=~Swashbuckling~ value=~1~ /&gt;&lt;property name=~Crew Max~ value=~~ /&gt;&lt;property name=~Move Cost~ value=~~ /&gt;&lt;property name=~Faction~ value=~unaligned~ /&gt;&lt;property name=~Text~ value=~Unique • Glamour 1</text:p>
            <text:p>This Crew may not attach Glamour Knacks while tacked.~ /&gt;&lt;/card&gt;</text:p>
          </table:table-cell>
          <table:table-cell office:value-type="string" office:string-value=" &lt;Relationship Target=~/cards/SynS_BelindaThackuray.jpg~ Id=~C6ee80cf9-c70f-4851-bdff-e03b2eb025c0~ Type=~http://schemas.octgn.org/picture~/&gt;" table:formula="of:=CONCATENATE(&quot; &lt;Relationship Target=~/cards/&quot;;[.D9];&quot;.jpg~ Id=~C&quot;;[.C9];&quot;~ Type=~http://schemas.octgn.org/picture~/&gt;&quot;)" table:style-name="ce1">
            <text:p><text:s/>&lt;Relationship Target=~/cards/SynS_BelindaThackuray.jpg~ Id=~C6ee80cf9-c70f-4851-bdff-e03b2eb025c0~ Type=~http://schemas.octgn.org/picture~/&gt;</text:p>
          </table:table-cell>
          <table:table-cell office:value-type="string" table:style-name="ce1">
            <text:p>6ee80cf9-c70f-4851-bdff-e03b2eb025c0</text:p>
          </table:table-cell>
          <table:table-cell office:value-type="string" table:style-name="ce1">
            <text:p>SynS_BelindaThackuray</text:p>
          </table:table-cell>
          <table:table-cell office:value-type="string" table:style-name="ce1">
            <text:p>Belinda Thackuray</text:p>
          </table:table-cell>
          <table:table-cell office:value-type="string" table:style-name="ce1">
            <text:p>R</text:p>
          </table:table-cell>
          <table:table-cell office:value-type="string" table:style-name="ce1">
            <text:p>crew</text:p>
          </table:table-cell>
          <table:table-cell office:value-type="float" office:value="2" table:style-name="ce1">
            <text:p>2</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table:number-columns-repeated="2" table:style-name="ce1"/>
          <table:table-cell office:value-type="string" table:style-name="ce1">
            <text:p>unaligned</text:p>
          </table:table-cell>
          <table:table-cell office:value-type="string" table:style-name="ce1">
            <text:p>Unique • Glamour 1</text:p>
            <text:p>This Crew may not attach Glamour Knacks while tacked.</text:p>
          </table:table-cell>
          <table:table-cell office:value-type="string" table:style-name="ce4">
            <text:p>“Even the greatest sorcerers can have an off day.”</text:p>
          </table:table-cell>
          <table:table-cell table:number-columns-repeated="16360" table:style-name="ce1"/>
        </table:table-row>
        <table:table-row table:style-name="ro2">
          <table:table-cell office:value-type="string" office:string-value="  &lt;card id=~f4d8b524-c09b-4ee1-9c72-97a6d2b39ce1~ name=~Black Stone Veteran~&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10;To complete: 7 Adventuring (0 if you and another player have resolved a Duel during this turn).&#10;Crew Attachment: +1 Swashbuckling. This Crew gains the trait: Swordsman +2 (or gains +2 to their Swordsman bonus if the crew already has the Swordsman trait).~ /&gt;&lt;/card&gt;" table:formula="of:=CONCATENATE(&quot;  &lt;card id=~&quot;;[.C10];&quot;~ name=~&quot;;[.E10];&quot;~&gt;&lt;property name=~&quot;;[.F$1];&quot;~ value=~&quot;;[.F10];&quot;~ /&gt;&lt;property name=~&quot;;[.G$1];&quot;~ value=~&quot;;[.G10];&quot;~ /&gt;&lt;property name=~&quot;;[.H$1];&quot;~ value=~&quot;;[.H10];&quot;~ /&gt;&lt;property name=~&quot;;[.I$1];&quot;~ value=~&quot;;[.I10];&quot;~ /&gt;&lt;property name=~&quot;;[.J$1];&quot;~ value=~&quot;;[.J10];&quot;~ /&gt;&lt;property name=~&quot;;[.K$1];&quot;~ value=~&quot;;[.K10];&quot;~ /&gt;&lt;property name=~&quot;;[.L$1];&quot;~ value=~&quot;;[.L10];&quot;~ /&gt;&lt;property name=~&quot;;[.M$1];&quot;~ value=~&quot;;[.M10];&quot;~ /&gt;&lt;property name=~&quot;;[.N$1];&quot;~ value=~&quot;;[.N10];&quot;~ /&gt;&lt;property name=~&quot;;[.O$1];&quot;~ value=~&quot;;[.O10];&quot;~ /&gt;&lt;property name=~&quot;;[.P$1];&quot;~ value=~&quot;;[.P10];&quot;~ /&gt;&lt;property name=~&quot;;[.Q$1];&quot;~ value=~&quot;;[.Q10];&quot;~ /&gt;&lt;property name=~&quot;;[.R$1];&quot;~ value=~&quot;;[.R10];&quot;~ /&gt;&lt;property name=~&quot;;[.S$1];&quot;~ value=~&quot;;[.S10];&quot;~ /&gt;&lt;property name=~&quot;;[.T$1];&quot;~ value=~&quot;;[.T10];&quot;~ /&gt;&lt;property name=~&quot;;[.U$1];&quot;~ value=~&quot;;[.U10];&quot;~ /&gt;&lt;property name=~&quot;;[.V$1];&quot;~ value=~&quot;;[.V10];&quot;~ /&gt;&lt;property name=~&quot;;[.W$1];&quot;~ value=~&quot;;[.W10];&quot;~ /&gt;&lt;/card&gt;&quot;)" table:style-name="ce1">
            <text:p><text:s text:c="2"/>&lt;card id=~f4d8b524-c09b-4ee1-9c72-97a6d2b39ce1~ name=~Black Stone Veteran~&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text:p>
            <text:p>To complete: 7 Adventuring (0 if you and another player have resolved a Duel during this turn).</text:p>
            <text:p>Crew Attachment: +1 Swashbuckling. This Crew gains the trait: Swordsman +2 (or gains +2 to their Swordsman bonus if the crew already has the Swordsman trait).~ /&gt;&lt;/card&gt;</text:p>
          </table:table-cell>
          <table:table-cell office:value-type="string" office:string-value=" &lt;Relationship Target=~/cards/SynS_BlackStoneVeteran.jpg~ Id=~Cf4d8b524-c09b-4ee1-9c72-97a6d2b39ce1~ Type=~http://schemas.octgn.org/picture~/&gt;" table:formula="of:=CONCATENATE(&quot; &lt;Relationship Target=~/cards/&quot;;[.D10];&quot;.jpg~ Id=~C&quot;;[.C10];&quot;~ Type=~http://schemas.octgn.org/picture~/&gt;&quot;)" table:style-name="ce1">
            <text:p><text:s/>&lt;Relationship Target=~/cards/SynS_BlackStoneVeteran.jpg~ Id=~Cf4d8b524-c09b-4ee1-9c72-97a6d2b39ce1~ Type=~http://schemas.octgn.org/picture~/&gt;</text:p>
          </table:table-cell>
          <table:table-cell office:value-type="string" table:style-name="ce1">
            <text:p>f4d8b524-c09b-4ee1-9c72-97a6d2b39ce1</text:p>
          </table:table-cell>
          <table:table-cell office:value-type="string" table:style-name="ce1">
            <text:p>SynS_BlackStoneVeteran</text:p>
          </table:table-cell>
          <table:table-cell office:value-type="string" table:style-name="ce1">
            <text:p>Black Stone Veteran</text:p>
          </table:table-cell>
          <table:table-cell office:value-type="string" table:style-name="ce1">
            <text:p>C</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1 Sea Away</text:p>
            <text:p>To complete: 7 Adventuring (0 if you and another player have resolved a Duel during this turn).</text:p>
            <text:p>Crew Attachment: +1 Swashbuckling. This Crew gains the trait: Swordsman +2 (or gains +2 to their Swordsman bonus if the crew already has the Swordsman trait).</text:p>
          </table:table-cell>
          <table:table-cell office:value-type="string" table:style-name="ce4">
            <text:p>When the Rose and Cross must kill someone, they draw stones from a lot. Whoever draws the black stone must perform an act of evil to help the greater good.</text:p>
          </table:table-cell>
          <table:table-cell table:number-columns-repeated="16360" table:style-name="ce1"/>
        </table:table-row>
        <table:table-row table:style-name="ro2">
          <table:table-cell office:value-type="string" office:string-value="  &lt;card id=~37b3217f-53cd-4831-8ad6-4df1f8eccb0f~ name=~Brilliant Disguise~&gt;&lt;property name=~Rarity~ value=~C~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10;Item If you attach this card to a Los Vagos Crew you may draw a card after you attach this card.&#10;React: Sink this card when you or one of your cards is being targeted with a Duel, to cancel that Duel.~ /&gt;&lt;/card&gt;" table:formula="of:=CONCATENATE(&quot;  &lt;card id=~&quot;;[.C11];&quot;~ name=~&quot;;[.E11];&quot;~&gt;&lt;property name=~&quot;;[.F$1];&quot;~ value=~&quot;;[.F11];&quot;~ /&gt;&lt;property name=~&quot;;[.G$1];&quot;~ value=~&quot;;[.G11];&quot;~ /&gt;&lt;property name=~&quot;;[.H$1];&quot;~ value=~&quot;;[.H11];&quot;~ /&gt;&lt;property name=~&quot;;[.I$1];&quot;~ value=~&quot;;[.I11];&quot;~ /&gt;&lt;property name=~&quot;;[.J$1];&quot;~ value=~&quot;;[.J11];&quot;~ /&gt;&lt;property name=~&quot;;[.K$1];&quot;~ value=~&quot;;[.K11];&quot;~ /&gt;&lt;property name=~&quot;;[.L$1];&quot;~ value=~&quot;;[.L11];&quot;~ /&gt;&lt;property name=~&quot;;[.M$1];&quot;~ value=~&quot;;[.M11];&quot;~ /&gt;&lt;property name=~&quot;;[.N$1];&quot;~ value=~&quot;;[.N11];&quot;~ /&gt;&lt;property name=~&quot;;[.O$1];&quot;~ value=~&quot;;[.O11];&quot;~ /&gt;&lt;property name=~&quot;;[.P$1];&quot;~ value=~&quot;;[.P11];&quot;~ /&gt;&lt;property name=~&quot;;[.Q$1];&quot;~ value=~&quot;;[.Q11];&quot;~ /&gt;&lt;property name=~&quot;;[.R$1];&quot;~ value=~&quot;;[.R11];&quot;~ /&gt;&lt;property name=~&quot;;[.S$1];&quot;~ value=~&quot;;[.S11];&quot;~ /&gt;&lt;property name=~&quot;;[.T$1];&quot;~ value=~&quot;;[.T11];&quot;~ /&gt;&lt;property name=~&quot;;[.U$1];&quot;~ value=~&quot;;[.U11];&quot;~ /&gt;&lt;property name=~&quot;;[.V$1];&quot;~ value=~&quot;;[.V11];&quot;~ /&gt;&lt;property name=~&quot;;[.W$1];&quot;~ value=~&quot;;[.W11];&quot;~ /&gt;&lt;/card&gt;&quot;)" table:style-name="ce1">
            <text:p><text:s text:c="2"/>&lt;card id=~37b3217f-53cd-4831-8ad6-4df1f8eccb0f~ name=~Brilliant Disguise~&gt;&lt;property name=~Rarity~ value=~C~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text:p>
            <text:p>Item If you attach this card to a Los Vagos Crew you may draw a card after you attach this card.</text:p>
            <text:p>React: Sink this card when you or one of your cards is being targeted with a Duel, to cancel that Duel.~ /&gt;&lt;/card&gt;</text:p>
          </table:table-cell>
          <table:table-cell office:value-type="string" office:string-value=" &lt;Relationship Target=~/cards/SynS_BrilliantDisguise.jpg~ Id=~C37b3217f-53cd-4831-8ad6-4df1f8eccb0f~ Type=~http://schemas.octgn.org/picture~/&gt;" table:formula="of:=CONCATENATE(&quot; &lt;Relationship Target=~/cards/&quot;;[.D11];&quot;.jpg~ Id=~C&quot;;[.C11];&quot;~ Type=~http://schemas.octgn.org/picture~/&gt;&quot;)" table:style-name="ce1">
            <text:p><text:s/>&lt;Relationship Target=~/cards/SynS_BrilliantDisguise.jpg~ Id=~C37b3217f-53cd-4831-8ad6-4df1f8eccb0f~ Type=~http://schemas.octgn.org/picture~/&gt;</text:p>
          </table:table-cell>
          <table:table-cell office:value-type="string" table:style-name="ce1">
            <text:p>37b3217f-53cd-4831-8ad6-4df1f8eccb0f</text:p>
          </table:table-cell>
          <table:table-cell office:value-type="string" table:style-name="ce1">
            <text:p>SynS_BrilliantDisguise</text:p>
          </table:table-cell>
          <table:table-cell office:value-type="string" table:style-name="ce1">
            <text:p>Brilliant Disguise</text:p>
          </table:table-cell>
          <table:table-cell office:value-type="string" table:style-name="ce1">
            <text:p>C</text:p>
          </table:table-cell>
          <table:table-cell office:value-type="string" table:style-name="ce1">
            <text:p>attachment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text:p>
            <text:p>Item If you attach this card to a Los Vagos Crew you may draw a card after you attach this card.</text:p>
            <text:p>React: Sink this card when you or one of your cards is being targeted with a Duel, to cancel that Duel.</text:p>
          </table:table-cell>
          <table:table-cell office:value-type="string" table:style-name="ce4">
            <text:p>“No one believes that El Vago could possibly be a woman. Why should we dissuade them?” –Maria-Soledad Rivera y Aldana</text:p>
          </table:table-cell>
          <table:table-cell table:number-columns-repeated="16360" table:style-name="ce1"/>
        </table:table-row>
        <table:table-row table:style-name="ro2">
          <table:table-cell office:value-type="string" office:string-value="  &lt;card id=~6c5ba493-5484-425f-8641-22118a8bfce2~ name=~Caltrops~&gt;&lt;property name=~Rarity~ value=~C~ /&gt;&lt;property name=~Type~ value=~actions~ /&gt;&lt;property name=~Cost~ value=~3~ /&gt;&lt;property name=~Cost Type~ value=~Ad~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before an opponent is about to play a Boarding Attack from their hand. Name either Club, Dagger, Punch, Slash, or Thrust. That Crew’s controller may not play any more Boarding Attack cards that produce the named Boarding Attack until after the end of the current round.&#10;You may tack a Rilasciare Crew instead of paying this card’s skill cost. You may not play this card during a Duel. You may not play this card in reaction to the first Boarding Attack played by a Crew.~ /&gt;&lt;/card&gt;" table:formula="of:=CONCATENATE(&quot;  &lt;card id=~&quot;;[.C12];&quot;~ name=~&quot;;[.E12];&quot;~&gt;&lt;property name=~&quot;;[.F$1];&quot;~ value=~&quot;;[.F12];&quot;~ /&gt;&lt;property name=~&quot;;[.G$1];&quot;~ value=~&quot;;[.G12];&quot;~ /&gt;&lt;property name=~&quot;;[.H$1];&quot;~ value=~&quot;;[.H12];&quot;~ /&gt;&lt;property name=~&quot;;[.I$1];&quot;~ value=~&quot;;[.I12];&quot;~ /&gt;&lt;property name=~&quot;;[.J$1];&quot;~ value=~&quot;;[.J12];&quot;~ /&gt;&lt;property name=~&quot;;[.K$1];&quot;~ value=~&quot;;[.K12];&quot;~ /&gt;&lt;property name=~&quot;;[.L$1];&quot;~ value=~&quot;;[.L12];&quot;~ /&gt;&lt;property name=~&quot;;[.M$1];&quot;~ value=~&quot;;[.M12];&quot;~ /&gt;&lt;property name=~&quot;;[.N$1];&quot;~ value=~&quot;;[.N12];&quot;~ /&gt;&lt;property name=~&quot;;[.O$1];&quot;~ value=~&quot;;[.O12];&quot;~ /&gt;&lt;property name=~&quot;;[.P$1];&quot;~ value=~&quot;;[.P12];&quot;~ /&gt;&lt;property name=~&quot;;[.Q$1];&quot;~ value=~&quot;;[.Q12];&quot;~ /&gt;&lt;property name=~&quot;;[.R$1];&quot;~ value=~&quot;;[.R12];&quot;~ /&gt;&lt;property name=~&quot;;[.S$1];&quot;~ value=~&quot;;[.S12];&quot;~ /&gt;&lt;property name=~&quot;;[.T$1];&quot;~ value=~&quot;;[.T12];&quot;~ /&gt;&lt;property name=~&quot;;[.U$1];&quot;~ value=~&quot;;[.U12];&quot;~ /&gt;&lt;property name=~&quot;;[.V$1];&quot;~ value=~&quot;;[.V12];&quot;~ /&gt;&lt;property name=~&quot;;[.W$1];&quot;~ value=~&quot;;[.W12];&quot;~ /&gt;&lt;/card&gt;&quot;)" table:style-name="ce1">
            <text:p><text:s text:c="2"/>&lt;card id=~6c5ba493-5484-425f-8641-22118a8bfce2~ name=~Caltrops~&gt;&lt;property name=~Rarity~ value=~C~ /&gt;&lt;property name=~Type~ value=~actions~ /&gt;&lt;property name=~Cost~ value=~3~ /&gt;&lt;property name=~Cost Type~ value=~Ad~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before an opponent is about to play a Boarding Attack from their hand. Name either Club, Dagger, Punch, Slash, or Thrust. That Crew’s controller may not play any more Boarding Attack cards that produce the named Boarding Attack until after the end of the current round.</text:p>
            <text:p>You may tack a Rilasciare Crew instead of paying this card’s skill cost. You may not play this card during a Duel. You may not play this card in reaction to the first Boarding Attack played by a Crew.~ /&gt;&lt;/card&gt;</text:p>
          </table:table-cell>
          <table:table-cell office:value-type="string" office:string-value=" &lt;Relationship Target=~/cards/SynS_Caltrops.jpg~ Id=~C6c5ba493-5484-425f-8641-22118a8bfce2~ Type=~http://schemas.octgn.org/picture~/&gt;" table:formula="of:=CONCATENATE(&quot; &lt;Relationship Target=~/cards/&quot;;[.D12];&quot;.jpg~ Id=~C&quot;;[.C12];&quot;~ Type=~http://schemas.octgn.org/picture~/&gt;&quot;)" table:style-name="ce1">
            <text:p><text:s/>&lt;Relationship Target=~/cards/SynS_Caltrops.jpg~ Id=~C6c5ba493-5484-425f-8641-22118a8bfce2~ Type=~http://schemas.octgn.org/picture~/&gt;</text:p>
          </table:table-cell>
          <table:table-cell office:value-type="string" table:style-name="ce1">
            <text:p>6c5ba493-5484-425f-8641-22118a8bfce2</text:p>
          </table:table-cell>
          <table:table-cell office:value-type="string" table:style-name="ce1">
            <text:p>SynS_Caltrops</text:p>
          </table:table-cell>
          <table:table-cell office:value-type="string" table:style-name="ce1">
            <text:p>Caltrops</text:p>
          </table:table-cell>
          <table:table-cell office:value-type="string" table:style-name="ce1">
            <text:p>C</text:p>
          </table:table-cell>
          <table:table-cell office:value-type="string" table:style-name="ce1">
            <text:p>actions</text:p>
          </table:table-cell>
          <table:table-cell office:value-type="float" office:value="3" table:style-name="ce1">
            <text:p>3</text:p>
          </table:table-cell>
          <table:table-cell office:value-type="string" table:style-name="ce1">
            <text:p>Ad</text:p>
          </table:table-cell>
          <table:table-cell table:number-columns-repeated="3"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before an opponent is about to play a Boarding Attack from their hand. Name either Club, Dagger, Punch, Slash, or Thrust. That Crew’s controller may not play any more Boarding Attack cards that produce the named Boarding Attack until after the end of the current round.</text:p>
            <text:p>You may tack a Rilasciare Crew instead of paying this card’s skill cost. You may not play this card during a Duel. You may not play this card in reaction to the first Boarding Attack played by a Crew.</text:p>
          </table:table-cell>
          <table:table-cell table:style-name="ce4"/>
          <table:table-cell table:number-columns-repeated="16360" table:style-name="ce1"/>
        </table:table-row>
        <table:table-row table:style-name="ro2">
          <table:table-cell office:value-type="string" office:string-value="  &lt;card id=~89d3d0f9-1bae-4d29-8c07-2a0859b7e567~ name=~Captain Flanagan~&gt;&lt;property name=~Rarity~ value=~R~ /&gt;&lt;property name=~Type~ value=~captains~ /&gt;&lt;property name=~Cost~ value=~~ /&gt;&lt;property name=~Cost Type~ value=~~ /&gt;&lt;property name=~Cancel~ value=~~ /&gt;&lt;property name=~Cancel Type~ value=~~ /&gt;&lt;property name=~Wealth~ value=~8~ /&gt;&lt;property name=~Attack~ value=~~ /&gt;&lt;property name=~Parry~ value=~~ /&gt;&lt;property name=~Cannon~ value=~3~ /&gt;&lt;property name=~Sailing~ value=~2~ /&gt;&lt;property name=~Adventuring~ value=~4~ /&gt;&lt;property name=~Influence~ value=~4~ /&gt;&lt;property name=~Swashbuckling~ value=~4~ /&gt;&lt;property name=~Crew Max~ value=~~ /&gt;&lt;property name=~Move Cost~ value=~~ /&gt;&lt;property name=~Faction~ value=~Explorer's Society~ /&gt;&lt;property name=~Text~ value=~Start: Frothing Sea&#10;Swordsman +2&#10;While you have 3 or more other Explorers Crew on board, your completed Adventures that provide an Influence bonus provide 1 extra Influence and your Captain has the following ability:&#10;React: Tack one of your Ally cards in this Sea when you are paying an Adventuring cost to produce 2 Adventuring.~ /&gt;&lt;/card&gt;" table:formula="of:=CONCATENATE(&quot;  &lt;card id=~&quot;;[.C13];&quot;~ name=~&quot;;[.E13];&quot;~&gt;&lt;property name=~&quot;;[.F$1];&quot;~ value=~&quot;;[.F13];&quot;~ /&gt;&lt;property name=~&quot;;[.G$1];&quot;~ value=~&quot;;[.G13];&quot;~ /&gt;&lt;property name=~&quot;;[.H$1];&quot;~ value=~&quot;;[.H13];&quot;~ /&gt;&lt;property name=~&quot;;[.I$1];&quot;~ value=~&quot;;[.I13];&quot;~ /&gt;&lt;property name=~&quot;;[.J$1];&quot;~ value=~&quot;;[.J13];&quot;~ /&gt;&lt;property name=~&quot;;[.K$1];&quot;~ value=~&quot;;[.K13];&quot;~ /&gt;&lt;property name=~&quot;;[.L$1];&quot;~ value=~&quot;;[.L13];&quot;~ /&gt;&lt;property name=~&quot;;[.M$1];&quot;~ value=~&quot;;[.M13];&quot;~ /&gt;&lt;property name=~&quot;;[.N$1];&quot;~ value=~&quot;;[.N13];&quot;~ /&gt;&lt;property name=~&quot;;[.O$1];&quot;~ value=~&quot;;[.O13];&quot;~ /&gt;&lt;property name=~&quot;;[.P$1];&quot;~ value=~&quot;;[.P13];&quot;~ /&gt;&lt;property name=~&quot;;[.Q$1];&quot;~ value=~&quot;;[.Q13];&quot;~ /&gt;&lt;property name=~&quot;;[.R$1];&quot;~ value=~&quot;;[.R13];&quot;~ /&gt;&lt;property name=~&quot;;[.S$1];&quot;~ value=~&quot;;[.S13];&quot;~ /&gt;&lt;property name=~&quot;;[.T$1];&quot;~ value=~&quot;;[.T13];&quot;~ /&gt;&lt;property name=~&quot;;[.U$1];&quot;~ value=~&quot;;[.U13];&quot;~ /&gt;&lt;property name=~&quot;;[.V$1];&quot;~ value=~&quot;;[.V13];&quot;~ /&gt;&lt;property name=~&quot;;[.W$1];&quot;~ value=~&quot;;[.W13];&quot;~ /&gt;&lt;/card&gt;&quot;)" table:style-name="ce1">
            <text:p><text:s text:c="2"/>&lt;card id=~89d3d0f9-1bae-4d29-8c07-2a0859b7e567~ name=~Captain Flanagan~&gt;&lt;property name=~Rarity~ value=~R~ /&gt;&lt;property name=~Type~ value=~captains~ /&gt;&lt;property name=~Cost~ value=~~ /&gt;&lt;property name=~Cost Type~ value=~~ /&gt;&lt;property name=~Cancel~ value=~~ /&gt;&lt;property name=~Cancel Type~ value=~~ /&gt;&lt;property name=~Wealth~ value=~8~ /&gt;&lt;property name=~Attack~ value=~~ /&gt;&lt;property name=~Parry~ value=~~ /&gt;&lt;property name=~Cannon~ value=~3~ /&gt;&lt;property name=~Sailing~ value=~2~ /&gt;&lt;property name=~Adventuring~ value=~4~ /&gt;&lt;property name=~Influence~ value=~4~ /&gt;&lt;property name=~Swashbuckling~ value=~4~ /&gt;&lt;property name=~Crew Max~ value=~~ /&gt;&lt;property name=~Move Cost~ value=~~ /&gt;&lt;property name=~Faction~ value=~Explorer's Society~ /&gt;&lt;property name=~Text~ value=~Start: Frothing Sea</text:p>
            <text:p>Swordsman +2</text:p>
            <text:p>While you have 3 or more other Explorers Crew on board, your completed Adventures that provide an Influence bonus provide 1 extra Influence and your Captain has the following ability:</text:p>
            <text:p>React: Tack one of your Ally cards in this Sea when you are paying an Adventuring cost to produce 2 Adventuring.~ /&gt;&lt;/card&gt;</text:p>
          </table:table-cell>
          <table:table-cell office:value-type="string" office:string-value=" &lt;Relationship Target=~/cards/SynS_CaptainFlanagan.jpg~ Id=~C89d3d0f9-1bae-4d29-8c07-2a0859b7e567~ Type=~http://schemas.octgn.org/picture~/&gt;" table:formula="of:=CONCATENATE(&quot; &lt;Relationship Target=~/cards/&quot;;[.D13];&quot;.jpg~ Id=~C&quot;;[.C13];&quot;~ Type=~http://schemas.octgn.org/picture~/&gt;&quot;)" table:style-name="ce1">
            <text:p><text:s/>&lt;Relationship Target=~/cards/SynS_CaptainFlanagan.jpg~ Id=~C89d3d0f9-1bae-4d29-8c07-2a0859b7e567~ Type=~http://schemas.octgn.org/picture~/&gt;</text:p>
          </table:table-cell>
          <table:table-cell office:value-type="string" table:style-name="ce1">
            <text:p>89d3d0f9-1bae-4d29-8c07-2a0859b7e567</text:p>
          </table:table-cell>
          <table:table-cell office:value-type="string" table:style-name="ce1">
            <text:p>SynS_CaptainFlanagan</text:p>
          </table:table-cell>
          <table:table-cell office:value-type="string" table:style-name="ce1">
            <text:p>Captain Flanagan</text:p>
          </table:table-cell>
          <table:table-cell office:value-type="string" table:style-name="ce1">
            <text:p>R</text:p>
          </table:table-cell>
          <table:table-cell office:value-type="string" table:style-name="ce1">
            <text:p>captains</text:p>
          </table:table-cell>
          <table:table-cell table:number-columns-repeated="4" table:style-name="ce1"/>
          <table:table-cell office:value-type="float" office:value="8" table:style-name="ce1">
            <text:p>8</text:p>
          </table:table-cell>
          <table:table-cell table:number-columns-repeated="2" table:style-name="ce1"/>
          <table:table-cell office:value-type="float" office:value="3" table:style-name="ce1">
            <text:p>3</text:p>
          </table:table-cell>
          <table:table-cell office:value-type="float" office:value="2" table:style-name="ce1">
            <text:p>2</text:p>
          </table:table-cell>
          <table:table-cell office:value-type="float" office:value="4" table:style-name="ce1">
            <text:p>4</text:p>
          </table:table-cell>
          <table:table-cell office:value-type="float" office:value="4" table:style-name="ce1">
            <text:p>4</text:p>
          </table:table-cell>
          <table:table-cell office:value-type="float" office:value="4" table:style-name="ce1">
            <text:p>4</text:p>
          </table:table-cell>
          <table:table-cell table:number-columns-repeated="2" table:style-name="ce1"/>
          <table:table-cell office:value-type="string" table:style-name="ce1">
            <text:p>Explorer's Society</text:p>
          </table:table-cell>
          <table:table-cell office:value-type="string" table:style-name="ce1">
            <text:p>Start: Frothing Sea</text:p>
            <text:p>Swordsman +2</text:p>
            <text:p>While you have 3 or more other Explorers Crew on board, your completed Adventures that provide an Influence bonus provide 1 extra Influence and your Captain has the following ability:</text:p>
            <text:p>React: Tack one of your Ally cards in this Sea when you are paying an Adventuring cost to produce 2 Adventuring.</text:p>
          </table:table-cell>
          <table:table-cell office:value-type="string" table:style-name="ce4">
            <text:p>“Something lies out beyond the Midnight Archipelago. I intend to be the first one to find it.”</text:p>
          </table:table-cell>
          <table:table-cell table:number-columns-repeated="16360" table:style-name="ce1"/>
        </table:table-row>
        <table:table-row table:style-name="ro2">
          <table:table-cell office:value-type="string" office:string-value="  &lt;card id=~cffe0953-38aa-473e-915d-bba290bfea4f~ name=~Captain Upham~&gt;&lt;property name=~Rarity~ value=~R~ /&gt;&lt;property name=~Type~ value=~captains~ /&gt;&lt;property name=~Cost~ value=~~ /&gt;&lt;property name=~Cost Type~ value=~~ /&gt;&lt;property name=~Cancel~ value=~~ /&gt;&lt;property name=~Cancel Type~ value=~~ /&gt;&lt;property name=~Wealth~ value=~9~ /&gt;&lt;property name=~Attack~ value=~~ /&gt;&lt;property name=~Parry~ value=~~ /&gt;&lt;property name=~Cannon~ value=~2~ /&gt;&lt;property name=~Sailing~ value=~3~ /&gt;&lt;property name=~Adventuring~ value=~5~ /&gt;&lt;property name=~Influence~ value=~3~ /&gt;&lt;property name=~Swashbuckling~ value=~3~ /&gt;&lt;property name=~Crew Max~ value=~~ /&gt;&lt;property name=~Move Cost~ value=~~ /&gt;&lt;property name=~Faction~ value=~Black Freighter~ /&gt;&lt;property name=~Text~ value=~Start: The Mirror&#10;Villainous • Fear 1 • Swordsman +2&#10;When you hire non-Black Freighter Crew, the Influence cost of that Crew is increased by 3 (and may not be reduced).&#10;React: After you have played a card with the Monster trait or put a card into play with the Monster or Skeletal trait, you may draw one card from your deck. You may only use this ability if you have 3 or more other non- Skeletal Black Freighter Crew on board and only once per card being played or entering play.~ /&gt;&lt;/card&gt;" table:formula="of:=CONCATENATE(&quot;  &lt;card id=~&quot;;[.C14];&quot;~ name=~&quot;;[.E14];&quot;~&gt;&lt;property name=~&quot;;[.F$1];&quot;~ value=~&quot;;[.F14];&quot;~ /&gt;&lt;property name=~&quot;;[.G$1];&quot;~ value=~&quot;;[.G14];&quot;~ /&gt;&lt;property name=~&quot;;[.H$1];&quot;~ value=~&quot;;[.H14];&quot;~ /&gt;&lt;property name=~&quot;;[.I$1];&quot;~ value=~&quot;;[.I14];&quot;~ /&gt;&lt;property name=~&quot;;[.J$1];&quot;~ value=~&quot;;[.J14];&quot;~ /&gt;&lt;property name=~&quot;;[.K$1];&quot;~ value=~&quot;;[.K14];&quot;~ /&gt;&lt;property name=~&quot;;[.L$1];&quot;~ value=~&quot;;[.L14];&quot;~ /&gt;&lt;property name=~&quot;;[.M$1];&quot;~ value=~&quot;;[.M14];&quot;~ /&gt;&lt;property name=~&quot;;[.N$1];&quot;~ value=~&quot;;[.N14];&quot;~ /&gt;&lt;property name=~&quot;;[.O$1];&quot;~ value=~&quot;;[.O14];&quot;~ /&gt;&lt;property name=~&quot;;[.P$1];&quot;~ value=~&quot;;[.P14];&quot;~ /&gt;&lt;property name=~&quot;;[.Q$1];&quot;~ value=~&quot;;[.Q14];&quot;~ /&gt;&lt;property name=~&quot;;[.R$1];&quot;~ value=~&quot;;[.R14];&quot;~ /&gt;&lt;property name=~&quot;;[.S$1];&quot;~ value=~&quot;;[.S14];&quot;~ /&gt;&lt;property name=~&quot;;[.T$1];&quot;~ value=~&quot;;[.T14];&quot;~ /&gt;&lt;property name=~&quot;;[.U$1];&quot;~ value=~&quot;;[.U14];&quot;~ /&gt;&lt;property name=~&quot;;[.V$1];&quot;~ value=~&quot;;[.V14];&quot;~ /&gt;&lt;property name=~&quot;;[.W$1];&quot;~ value=~&quot;;[.W14];&quot;~ /&gt;&lt;/card&gt;&quot;)" table:style-name="ce1">
            <text:p><text:s text:c="2"/>&lt;card id=~cffe0953-38aa-473e-915d-bba290bfea4f~ name=~Captain Upham~&gt;&lt;property name=~Rarity~ value=~R~ /&gt;&lt;property name=~Type~ value=~captains~ /&gt;&lt;property name=~Cost~ value=~~ /&gt;&lt;property name=~Cost Type~ value=~~ /&gt;&lt;property name=~Cancel~ value=~~ /&gt;&lt;property name=~Cancel Type~ value=~~ /&gt;&lt;property name=~Wealth~ value=~9~ /&gt;&lt;property name=~Attack~ value=~~ /&gt;&lt;property name=~Parry~ value=~~ /&gt;&lt;property name=~Cannon~ value=~2~ /&gt;&lt;property name=~Sailing~ value=~3~ /&gt;&lt;property name=~Adventuring~ value=~5~ /&gt;&lt;property name=~Influence~ value=~3~ /&gt;&lt;property name=~Swashbuckling~ value=~3~ /&gt;&lt;property name=~Crew Max~ value=~~ /&gt;&lt;property name=~Move Cost~ value=~~ /&gt;&lt;property name=~Faction~ value=~Black Freighter~ /&gt;&lt;property name=~Text~ value=~Start: The Mirror</text:p>
            <text:p>Villainous • Fear 1 • Swordsman +2</text:p>
            <text:p>When you hire non-Black Freighter Crew, the Influence cost of that Crew is increased by 3 (and may not be reduced).</text:p>
            <text:p>React: After you have played a card with the Monster trait or put a card into play with the Monster or Skeletal trait, you may draw one card from your deck. You may only use this ability if you have 3 or more other non- Skeletal Black Freighter Crew on board and only once per card being played or entering play.~ /&gt;&lt;/card&gt;</text:p>
          </table:table-cell>
          <table:table-cell office:value-type="string" office:string-value=" &lt;Relationship Target=~/cards/SynS_CaptainUpham.jpg~ Id=~Ccffe0953-38aa-473e-915d-bba290bfea4f~ Type=~http://schemas.octgn.org/picture~/&gt;" table:formula="of:=CONCATENATE(&quot; &lt;Relationship Target=~/cards/&quot;;[.D14];&quot;.jpg~ Id=~C&quot;;[.C14];&quot;~ Type=~http://schemas.octgn.org/picture~/&gt;&quot;)" table:style-name="ce1">
            <text:p><text:s/>&lt;Relationship Target=~/cards/SynS_CaptainUpham.jpg~ Id=~Ccffe0953-38aa-473e-915d-bba290bfea4f~ Type=~http://schemas.octgn.org/picture~/&gt;</text:p>
          </table:table-cell>
          <table:table-cell office:value-type="string" table:style-name="ce1">
            <text:p>cffe0953-38aa-473e-915d-bba290bfea4f</text:p>
          </table:table-cell>
          <table:table-cell office:value-type="string" table:style-name="ce1">
            <text:p>SynS_CaptainUpham</text:p>
          </table:table-cell>
          <table:table-cell office:value-type="string" table:style-name="ce1">
            <text:p>Captain Upham</text:p>
          </table:table-cell>
          <table:table-cell office:value-type="string" table:style-name="ce1">
            <text:p>R</text:p>
          </table:table-cell>
          <table:table-cell office:value-type="string" table:style-name="ce1">
            <text:p>captains</text:p>
          </table:table-cell>
          <table:table-cell table:number-columns-repeated="4" table:style-name="ce1"/>
          <table:table-cell office:value-type="float" office:value="9" table:style-name="ce1">
            <text:p>9</text:p>
          </table:table-cell>
          <table:table-cell table:number-columns-repeated="2" table:style-name="ce1"/>
          <table:table-cell office:value-type="float" office:value="2" table:style-name="ce1">
            <text:p>2</text:p>
          </table:table-cell>
          <table:table-cell office:value-type="float" office:value="3" table:style-name="ce1">
            <text:p>3</text:p>
          </table:table-cell>
          <table:table-cell office:value-type="float" office:value="5" table:style-name="ce1">
            <text:p>5</text:p>
          </table:table-cell>
          <table:table-cell office:value-type="float" office:value="3" table:style-name="ce1">
            <text:p>3</text:p>
          </table:table-cell>
          <table:table-cell office:value-type="float" office:value="3" table:style-name="ce1">
            <text:p>3</text:p>
          </table:table-cell>
          <table:table-cell table:number-columns-repeated="2" table:style-name="ce1"/>
          <table:table-cell office:value-type="string" table:style-name="ce1">
            <text:p>Black Freighter</text:p>
          </table:table-cell>
          <table:table-cell office:value-type="string" table:style-name="ce1">
            <text:p>Start: The Mirror</text:p>
            <text:p>Villainous • Fear 1 • Swordsman +2</text:p>
            <text:p>When you hire non-Black Freighter Crew, the Influence cost of that Crew is increased by 3 (and may not be reduced).</text:p>
            <text:p>React: After you have played a card with the Monster trait or put a card into play with the Monster or Skeletal trait, you may draw one card from your deck. You may only use this ability if you have 3 or more other non- Skeletal Black Freighter Crew on board and only once per card being played or entering play.</text:p>
          </table:table-cell>
          <table:table-cell table:style-name="ce4"/>
          <table:table-cell table:number-columns-repeated="16360" table:style-name="ce1"/>
        </table:table-row>
        <table:table-row table:style-name="ro2">
          <table:table-cell office:value-type="string" office:string-value="  &lt;card id=~bf21025c-5040-49f5-b693-bc962c2c853f~ name=~Carmilla Bernoulli~&gt;&lt;property name=~Rarity~ value=~C~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0~ /&gt;&lt;property name=~Influence~ value=~1~ /&gt;&lt;property name=~Swashbuckling~ value=~1~ /&gt;&lt;property name=~Crew Max~ value=~~ /&gt;&lt;property name=~Move Cost~ value=~~ /&gt;&lt;property name=~Faction~ value=~Crimson Rogers~ /&gt;&lt;property name=~Text~ value=~*Sophia’s Daughters*Vodacce*&#10;Scry 1 Heroic&#10;This Crew is considered to have a Face Attachment.&#10;Crew fighting against this Crew and inflicting Hits during a Boarding Attack have the Hits they inflict reduced to 0.~ /&gt;&lt;/card&gt;" table:formula="of:=CONCATENATE(&quot;  &lt;card id=~&quot;;[.C15];&quot;~ name=~&quot;;[.E15];&quot;~&gt;&lt;property name=~&quot;;[.F$1];&quot;~ value=~&quot;;[.F15];&quot;~ /&gt;&lt;property name=~&quot;;[.G$1];&quot;~ value=~&quot;;[.G15];&quot;~ /&gt;&lt;property name=~&quot;;[.H$1];&quot;~ value=~&quot;;[.H15];&quot;~ /&gt;&lt;property name=~&quot;;[.I$1];&quot;~ value=~&quot;;[.I15];&quot;~ /&gt;&lt;property name=~&quot;;[.J$1];&quot;~ value=~&quot;;[.J15];&quot;~ /&gt;&lt;property name=~&quot;;[.K$1];&quot;~ value=~&quot;;[.K15];&quot;~ /&gt;&lt;property name=~&quot;;[.L$1];&quot;~ value=~&quot;;[.L15];&quot;~ /&gt;&lt;property name=~&quot;;[.M$1];&quot;~ value=~&quot;;[.M15];&quot;~ /&gt;&lt;property name=~&quot;;[.N$1];&quot;~ value=~&quot;;[.N15];&quot;~ /&gt;&lt;property name=~&quot;;[.O$1];&quot;~ value=~&quot;;[.O15];&quot;~ /&gt;&lt;property name=~&quot;;[.P$1];&quot;~ value=~&quot;;[.P15];&quot;~ /&gt;&lt;property name=~&quot;;[.Q$1];&quot;~ value=~&quot;;[.Q15];&quot;~ /&gt;&lt;property name=~&quot;;[.R$1];&quot;~ value=~&quot;;[.R15];&quot;~ /&gt;&lt;property name=~&quot;;[.S$1];&quot;~ value=~&quot;;[.S15];&quot;~ /&gt;&lt;property name=~&quot;;[.T$1];&quot;~ value=~&quot;;[.T15];&quot;~ /&gt;&lt;property name=~&quot;;[.U$1];&quot;~ value=~&quot;;[.U15];&quot;~ /&gt;&lt;property name=~&quot;;[.V$1];&quot;~ value=~&quot;;[.V15];&quot;~ /&gt;&lt;property name=~&quot;;[.W$1];&quot;~ value=~&quot;;[.W15];&quot;~ /&gt;&lt;/card&gt;&quot;)" table:style-name="ce1">
            <text:p><text:s text:c="2"/>&lt;card id=~bf21025c-5040-49f5-b693-bc962c2c853f~ name=~Carmilla Bernoulli~&gt;&lt;property name=~Rarity~ value=~C~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0~ /&gt;&lt;property name=~Influence~ value=~1~ /&gt;&lt;property name=~Swashbuckling~ value=~1~ /&gt;&lt;property name=~Crew Max~ value=~~ /&gt;&lt;property name=~Move Cost~ value=~~ /&gt;&lt;property name=~Faction~ value=~Crimson Rogers~ /&gt;&lt;property name=~Text~ value=~*Sophia’s Daughters*Vodacce*</text:p>
            <text:p>Scry 1 Heroic</text:p>
            <text:p>This Crew is considered to have a Face Attachment.</text:p>
            <text:p>Crew fighting against this Crew and inflicting Hits during a Boarding Attack have the Hits they inflict reduced to 0.~ /&gt;&lt;/card&gt;</text:p>
          </table:table-cell>
          <table:table-cell office:value-type="string" office:string-value=" &lt;Relationship Target=~/cards/SynS_CarmillaBernoulli.jpg~ Id=~Cbf21025c-5040-49f5-b693-bc962c2c853f~ Type=~http://schemas.octgn.org/picture~/&gt;" table:formula="of:=CONCATENATE(&quot; &lt;Relationship Target=~/cards/&quot;;[.D15];&quot;.jpg~ Id=~C&quot;;[.C15];&quot;~ Type=~http://schemas.octgn.org/picture~/&gt;&quot;)" table:style-name="ce1">
            <text:p><text:s/>&lt;Relationship Target=~/cards/SynS_CarmillaBernoulli.jpg~ Id=~Cbf21025c-5040-49f5-b693-bc962c2c853f~ Type=~http://schemas.octgn.org/picture~/&gt;</text:p>
          </table:table-cell>
          <table:table-cell office:value-type="string" table:style-name="ce1">
            <text:p>bf21025c-5040-49f5-b693-bc962c2c853f</text:p>
          </table:table-cell>
          <table:table-cell office:value-type="string" table:style-name="ce1">
            <text:p>SynS_CarmillaBernoulli</text:p>
          </table:table-cell>
          <table:table-cell office:value-type="string" table:style-name="ce1">
            <text:p>Carmilla Bernoulli</text:p>
          </table:table-cell>
          <table:table-cell office:value-type="string" table:style-name="ce1">
            <text:p>C</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2" table:style-name="ce1">
            <text:p>2</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table:number-columns-repeated="2" table:style-name="ce1"/>
          <table:table-cell office:value-type="string" table:style-name="ce1">
            <text:p>Crimson Rogers</text:p>
          </table:table-cell>
          <table:table-cell office:value-type="string" table:style-name="ce1">
            <text:p>*Sophia’s Daughters*Vodacce*</text:p>
            <text:p>Scry 1 Heroic</text:p>
            <text:p>This Crew is considered to have a Face Attachment.</text:p>
            <text:p>Crew fighting against this Crew and inflicting Hits during a Boarding Attack have the Hits they inflict reduced to 0.</text:p>
          </table:table-cell>
          <table:table-cell office:value-type="string" table:style-name="ce1">
            <text:p>”They say Reis uses Glamour magic. I’m here to learn if it’s true.”</text:p>
          </table:table-cell>
          <table:table-cell table:number-columns-repeated="16360" table:style-name="ce1"/>
        </table:table-row>
        <table:table-row table:style-name="ro2">
          <table:table-cell office:value-type="string" office:string-value="  &lt;card id=~d4b1e194-6248-4baf-a46e-e6a00b4abd09~ name=~Choose Your Battles~&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10;To complete: Pay 4 Adventuring (2 if you have a Rilasciare Crew on board)&#10;Crew Attachment:&#10;React: Discard this card when you are paying the Influence cost of a Rilasciare Crew to produce 3 Influence.&#10;React: Tack this card when you or one of your cards is being targeted with a Duel. The player starting the Duel must pay 3 Swashbuckling or the Duel is canceled.~ /&gt;&lt;/card&gt;" table:formula="of:=CONCATENATE(&quot;  &lt;card id=~&quot;;[.C16];&quot;~ name=~&quot;;[.E16];&quot;~&gt;&lt;property name=~&quot;;[.F$1];&quot;~ value=~&quot;;[.F16];&quot;~ /&gt;&lt;property name=~&quot;;[.G$1];&quot;~ value=~&quot;;[.G16];&quot;~ /&gt;&lt;property name=~&quot;;[.H$1];&quot;~ value=~&quot;;[.H16];&quot;~ /&gt;&lt;property name=~&quot;;[.I$1];&quot;~ value=~&quot;;[.I16];&quot;~ /&gt;&lt;property name=~&quot;;[.J$1];&quot;~ value=~&quot;;[.J16];&quot;~ /&gt;&lt;property name=~&quot;;[.K$1];&quot;~ value=~&quot;;[.K16];&quot;~ /&gt;&lt;property name=~&quot;;[.L$1];&quot;~ value=~&quot;;[.L16];&quot;~ /&gt;&lt;property name=~&quot;;[.M$1];&quot;~ value=~&quot;;[.M16];&quot;~ /&gt;&lt;property name=~&quot;;[.N$1];&quot;~ value=~&quot;;[.N16];&quot;~ /&gt;&lt;property name=~&quot;;[.O$1];&quot;~ value=~&quot;;[.O16];&quot;~ /&gt;&lt;property name=~&quot;;[.P$1];&quot;~ value=~&quot;;[.P16];&quot;~ /&gt;&lt;property name=~&quot;;[.Q$1];&quot;~ value=~&quot;;[.Q16];&quot;~ /&gt;&lt;property name=~&quot;;[.R$1];&quot;~ value=~&quot;;[.R16];&quot;~ /&gt;&lt;property name=~&quot;;[.S$1];&quot;~ value=~&quot;;[.S16];&quot;~ /&gt;&lt;property name=~&quot;;[.T$1];&quot;~ value=~&quot;;[.T16];&quot;~ /&gt;&lt;property name=~&quot;;[.U$1];&quot;~ value=~&quot;;[.U16];&quot;~ /&gt;&lt;property name=~&quot;;[.V$1];&quot;~ value=~&quot;;[.V16];&quot;~ /&gt;&lt;property name=~&quot;;[.W$1];&quot;~ value=~&quot;;[.W16];&quot;~ /&gt;&lt;/card&gt;&quot;)" table:style-name="ce1">
            <text:p><text:s text:c="2"/>&lt;card id=~d4b1e194-6248-4baf-a46e-e6a00b4abd09~ name=~Choose Your Battles~&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text:p>
            <text:p>To complete: Pay 4 Adventuring (2 if you have a Rilasciare Crew on board)</text:p>
            <text:p>Crew Attachment:</text:p>
            <text:p>React: Discard this card when you are paying the Influence cost of a Rilasciare Crew to produce 3 Influence.</text:p>
            <text:p>React: Tack this card when you or one of your cards is being targeted with a Duel. The player starting the Duel must pay 3 Swashbuckling or the Duel is canceled.~ /&gt;&lt;/card&gt;</text:p>
          </table:table-cell>
          <table:table-cell office:value-type="string" office:string-value=" &lt;Relationship Target=~/cards/SynS_ChooseYourBattles.jpg~ Id=~Cd4b1e194-6248-4baf-a46e-e6a00b4abd09~ Type=~http://schemas.octgn.org/picture~/&gt;" table:formula="of:=CONCATENATE(&quot; &lt;Relationship Target=~/cards/&quot;;[.D16];&quot;.jpg~ Id=~C&quot;;[.C16];&quot;~ Type=~http://schemas.octgn.org/picture~/&gt;&quot;)" table:style-name="ce1">
            <text:p><text:s/>&lt;Relationship Target=~/cards/SynS_ChooseYourBattles.jpg~ Id=~Cd4b1e194-6248-4baf-a46e-e6a00b4abd09~ Type=~http://schemas.octgn.org/picture~/&gt;</text:p>
          </table:table-cell>
          <table:table-cell office:value-type="string" table:style-name="ce1">
            <text:p>d4b1e194-6248-4baf-a46e-e6a00b4abd09</text:p>
          </table:table-cell>
          <table:table-cell office:value-type="string" table:style-name="ce1">
            <text:p>SynS_ChooseYourBattles</text:p>
          </table:table-cell>
          <table:table-cell office:value-type="string" table:style-name="ce1">
            <text:p>Choose Your Battles</text:p>
          </table:table-cell>
          <table:table-cell office:value-type="string" table:style-name="ce1">
            <text:p>C</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1 Sea Away</text:p>
            <text:p>To complete: Pay 4 Adventuring (2 if you have a Rilasciare Crew on board)</text:p>
            <text:p>Crew Attachment:</text:p>
            <text:p>React: Discard this card when you are paying the Influence cost of a Rilasciare Crew to produce 3 Influence.</text:p>
            <text:p>React: Tack this card when you or one of your cards is being targeted with a Duel. The player starting the Duel must pay 3 Swashbuckling or the Duel is canceled.</text:p>
          </table:table-cell>
          <table:table-cell table:style-name="ce4"/>
          <table:table-cell table:number-columns-repeated="16360" table:style-name="ce1"/>
        </table:table-row>
        <table:table-row table:style-name="ro2">
          <table:table-cell office:value-type="string" office:string-value="  &lt;card id=~2b78790d-4645-4b7f-9c9c-2d3d1fe0df3e~ name=~Cristophe du Fae~&gt;&lt;property name=~Rarity~ value=~C~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1~ /&gt;&lt;property name=~Sailing~ value=~4~ /&gt;&lt;property name=~Adventuring~ value=~2~ /&gt;&lt;property name=~Influence~ value=~2~ /&gt;&lt;property name=~Swashbuckling~ value=~4~ /&gt;&lt;property name=~Crew Max~ value=~~ /&gt;&lt;property name=~Move Cost~ value=~~ /&gt;&lt;property name=~Faction~ value=~Montaigne~ /&gt;&lt;property name=~Text~ value=~*Sophia’s Daughters*&#10;Scry 0 • No Attachments&#10;This Crew may not be in your starting Crew. You must have 2 or more Sophia’s Daughters Crew aboard your Ship to bring this Crew into play.~ /&gt;&lt;/card&gt;" table:formula="of:=CONCATENATE(&quot;  &lt;card id=~&quot;;[.C17];&quot;~ name=~&quot;;[.E17];&quot;~&gt;&lt;property name=~&quot;;[.F$1];&quot;~ value=~&quot;;[.F17];&quot;~ /&gt;&lt;property name=~&quot;;[.G$1];&quot;~ value=~&quot;;[.G17];&quot;~ /&gt;&lt;property name=~&quot;;[.H$1];&quot;~ value=~&quot;;[.H17];&quot;~ /&gt;&lt;property name=~&quot;;[.I$1];&quot;~ value=~&quot;;[.I17];&quot;~ /&gt;&lt;property name=~&quot;;[.J$1];&quot;~ value=~&quot;;[.J17];&quot;~ /&gt;&lt;property name=~&quot;;[.K$1];&quot;~ value=~&quot;;[.K17];&quot;~ /&gt;&lt;property name=~&quot;;[.L$1];&quot;~ value=~&quot;;[.L17];&quot;~ /&gt;&lt;property name=~&quot;;[.M$1];&quot;~ value=~&quot;;[.M17];&quot;~ /&gt;&lt;property name=~&quot;;[.N$1];&quot;~ value=~&quot;;[.N17];&quot;~ /&gt;&lt;property name=~&quot;;[.O$1];&quot;~ value=~&quot;;[.O17];&quot;~ /&gt;&lt;property name=~&quot;;[.P$1];&quot;~ value=~&quot;;[.P17];&quot;~ /&gt;&lt;property name=~&quot;;[.Q$1];&quot;~ value=~&quot;;[.Q17];&quot;~ /&gt;&lt;property name=~&quot;;[.R$1];&quot;~ value=~&quot;;[.R17];&quot;~ /&gt;&lt;property name=~&quot;;[.S$1];&quot;~ value=~&quot;;[.S17];&quot;~ /&gt;&lt;property name=~&quot;;[.T$1];&quot;~ value=~&quot;;[.T17];&quot;~ /&gt;&lt;property name=~&quot;;[.U$1];&quot;~ value=~&quot;;[.U17];&quot;~ /&gt;&lt;property name=~&quot;;[.V$1];&quot;~ value=~&quot;;[.V17];&quot;~ /&gt;&lt;property name=~&quot;;[.W$1];&quot;~ value=~&quot;;[.W17];&quot;~ /&gt;&lt;/card&gt;&quot;)" table:style-name="ce1">
            <text:p><text:s text:c="2"/>&lt;card id=~2b78790d-4645-4b7f-9c9c-2d3d1fe0df3e~ name=~Cristophe du Fae~&gt;&lt;property name=~Rarity~ value=~C~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1~ /&gt;&lt;property name=~Sailing~ value=~4~ /&gt;&lt;property name=~Adventuring~ value=~2~ /&gt;&lt;property name=~Influence~ value=~2~ /&gt;&lt;property name=~Swashbuckling~ value=~4~ /&gt;&lt;property name=~Crew Max~ value=~~ /&gt;&lt;property name=~Move Cost~ value=~~ /&gt;&lt;property name=~Faction~ value=~Montaigne~ /&gt;&lt;property name=~Text~ value=~*Sophia’s Daughters*</text:p>
            <text:p>Scry 0 • No Attachments</text:p>
            <text:p>This Crew may not be in your starting Crew. You must have 2 or more Sophia’s Daughters Crew aboard your Ship to bring this Crew into play.~ /&gt;&lt;/card&gt;</text:p>
          </table:table-cell>
          <table:table-cell office:value-type="string" office:string-value=" &lt;Relationship Target=~/cards/SynS_CristopheduFae.jpg~ Id=~C2b78790d-4645-4b7f-9c9c-2d3d1fe0df3e~ Type=~http://schemas.octgn.org/picture~/&gt;" table:formula="of:=CONCATENATE(&quot; &lt;Relationship Target=~/cards/&quot;;[.D17];&quot;.jpg~ Id=~C&quot;;[.C17];&quot;~ Type=~http://schemas.octgn.org/picture~/&gt;&quot;)" table:style-name="ce1">
            <text:p><text:s/>&lt;Relationship Target=~/cards/SynS_CristopheduFae.jpg~ Id=~C2b78790d-4645-4b7f-9c9c-2d3d1fe0df3e~ Type=~http://schemas.octgn.org/picture~/&gt;</text:p>
          </table:table-cell>
          <table:table-cell office:value-type="string" table:style-name="ce1">
            <text:p>2b78790d-4645-4b7f-9c9c-2d3d1fe0df3e</text:p>
          </table:table-cell>
          <table:table-cell office:value-type="string" table:style-name="ce1">
            <text:p>SynS_CristopheduFae</text:p>
          </table:table-cell>
          <table:table-cell office:value-type="string" table:style-name="ce1">
            <text:p>Cristophe du Fae</text:p>
          </table:table-cell>
          <table:table-cell office:value-type="string" table:style-name="ce1">
            <text:p>C</text:p>
          </table:table-cell>
          <table:table-cell office:value-type="string" table:style-name="ce1">
            <text:p>crew</text:p>
          </table:table-cell>
          <table:table-cell office:value-type="float" office:value="6" table:style-name="ce1">
            <text:p>6</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1" table:style-name="ce1">
            <text:p>1</text:p>
          </table:table-cell>
          <table:table-cell office:value-type="float" office:value="4" table:style-name="ce1">
            <text:p>4</text:p>
          </table:table-cell>
          <table:table-cell office:value-type="float" office:value="2" table:style-name="ce1">
            <text:p>2</text:p>
          </table:table-cell>
          <table:table-cell office:value-type="float" office:value="2" table:style-name="ce1">
            <text:p>2</text:p>
          </table:table-cell>
          <table:table-cell office:value-type="float" office:value="4" table:style-name="ce1">
            <text:p>4</text:p>
          </table:table-cell>
          <table:table-cell table:number-columns-repeated="2" table:style-name="ce1"/>
          <table:table-cell office:value-type="string" table:style-name="ce1">
            <text:p>Montaigne</text:p>
          </table:table-cell>
          <table:table-cell office:value-type="string" table:style-name="ce1">
            <text:p>*Sophia’s Daughters*</text:p>
            <text:p>Scry 0 • No Attachments</text:p>
            <text:p>This Crew may not be in your starting Crew. You must have 2 or more Sophia’s Daughters Crew aboard your Ship to bring this Crew into play.</text:p>
          </table:table-cell>
          <table:table-cell office:value-type="string" table:style-name="ce4">
            <text:p>He’s a Son of Lugh, with Sidhe blood in his veins. He can do more than just outrun the horse; he can pick it up and throw it if the mood takes him.</text:p>
          </table:table-cell>
          <table:table-cell table:number-columns-repeated="16360"/>
        </table:table-row>
        <table:table-row table:style-name="ro2">
          <table:table-cell office:value-type="string" office:string-value="  &lt;card id=~e937a166-871d-4faf-a652-f39c06e99e8f~ name=~Dalia and Ernesto~&gt;&lt;property name=~Rarity~ value=~C~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Tack your Captain to play this card. You may immediately hire one Crew with the Loyal trait that is not aligned to your Captain’s faction. Sink this card.~ /&gt;&lt;/card&gt;" table:formula="of:=CONCATENATE(&quot;  &lt;card id=~&quot;;[.C18];&quot;~ name=~&quot;;[.E18];&quot;~&gt;&lt;property name=~&quot;;[.F$1];&quot;~ value=~&quot;;[.F18];&quot;~ /&gt;&lt;property name=~&quot;;[.G$1];&quot;~ value=~&quot;;[.G18];&quot;~ /&gt;&lt;property name=~&quot;;[.H$1];&quot;~ value=~&quot;;[.H18];&quot;~ /&gt;&lt;property name=~&quot;;[.I$1];&quot;~ value=~&quot;;[.I18];&quot;~ /&gt;&lt;property name=~&quot;;[.J$1];&quot;~ value=~&quot;;[.J18];&quot;~ /&gt;&lt;property name=~&quot;;[.K$1];&quot;~ value=~&quot;;[.K18];&quot;~ /&gt;&lt;property name=~&quot;;[.L$1];&quot;~ value=~&quot;;[.L18];&quot;~ /&gt;&lt;property name=~&quot;;[.M$1];&quot;~ value=~&quot;;[.M18];&quot;~ /&gt;&lt;property name=~&quot;;[.N$1];&quot;~ value=~&quot;;[.N18];&quot;~ /&gt;&lt;property name=~&quot;;[.O$1];&quot;~ value=~&quot;;[.O18];&quot;~ /&gt;&lt;property name=~&quot;;[.P$1];&quot;~ value=~&quot;;[.P18];&quot;~ /&gt;&lt;property name=~&quot;;[.Q$1];&quot;~ value=~&quot;;[.Q18];&quot;~ /&gt;&lt;property name=~&quot;;[.R$1];&quot;~ value=~&quot;;[.R18];&quot;~ /&gt;&lt;property name=~&quot;;[.S$1];&quot;~ value=~&quot;;[.S18];&quot;~ /&gt;&lt;property name=~&quot;;[.T$1];&quot;~ value=~&quot;;[.T18];&quot;~ /&gt;&lt;property name=~&quot;;[.U$1];&quot;~ value=~&quot;;[.U18];&quot;~ /&gt;&lt;property name=~&quot;;[.V$1];&quot;~ value=~&quot;;[.V18];&quot;~ /&gt;&lt;property name=~&quot;;[.W$1];&quot;~ value=~&quot;;[.W18];&quot;~ /&gt;&lt;/card&gt;&quot;)" table:style-name="ce1">
            <text:p><text:s text:c="2"/>&lt;card id=~e937a166-871d-4faf-a652-f39c06e99e8f~ name=~Dalia and Ernesto~&gt;&lt;property name=~Rarity~ value=~C~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Tack your Captain to play this card. You may immediately hire one Crew with the Loyal trait that is not aligned to your Captain’s faction. Sink this card.~ /&gt;&lt;/card&gt;</text:p>
          </table:table-cell>
          <table:table-cell office:value-type="string" office:string-value=" &lt;Relationship Target=~/cards/SynS_DaliaandErnesto.jpg~ Id=~Ce937a166-871d-4faf-a652-f39c06e99e8f~ Type=~http://schemas.octgn.org/picture~/&gt;" table:formula="of:=CONCATENATE(&quot; &lt;Relationship Target=~/cards/&quot;;[.D18];&quot;.jpg~ Id=~C&quot;;[.C18];&quot;~ Type=~http://schemas.octgn.org/picture~/&gt;&quot;)" table:style-name="ce1">
            <text:p><text:s/>&lt;Relationship Target=~/cards/SynS_DaliaandErnesto.jpg~ Id=~Ce937a166-871d-4faf-a652-f39c06e99e8f~ Type=~http://schemas.octgn.org/picture~/&gt;</text:p>
          </table:table-cell>
          <table:table-cell office:value-type="string" table:style-name="ce1">
            <text:p>e937a166-871d-4faf-a652-f39c06e99e8f</text:p>
          </table:table-cell>
          <table:table-cell office:value-type="string" table:style-name="ce1">
            <text:p>SynS_DaliaandErnesto</text:p>
          </table:table-cell>
          <table:table-cell office:value-type="string" table:style-name="ce1">
            <text:p>Dalia and Ernesto</text:p>
          </table:table-cell>
          <table:table-cell office:value-type="string" table:style-name="ce1">
            <text:p>C</text:p>
          </table:table-cell>
          <table:table-cell office:value-type="string" table:style-name="ce1">
            <text:p>actions</text:p>
          </table:table-cell>
          <table:table-cell table:number-columns-repeated="5"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Act: Tack your Captain to play this card. You may immediately hire one Crew with the Loyal trait that is not aligned to your Captain’s faction. Sink this card.</text:p>
          </table:table-cell>
          <table:table-cell table:style-name="ce4"/>
          <table:table-cell table:number-columns-repeated="16360"/>
        </table:table-row>
        <table:table-row table:style-name="ro2">
          <table:table-cell office:value-type="string" office:string-value="  &lt;card id=~6fcba98c-4594-48e5-974a-1ec35dde2291~ name=~Damsel in Distress~&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10;To complete: Pay 2 Adventuring (1 if completed in La Boca)&#10;Heroic Crew Attachment:&#10;React: Return this card to your hand when this Crew is producing Skill points to increase the Skill points produced by 2.~ /&gt;&lt;/card&gt;" table:formula="of:=CONCATENATE(&quot;  &lt;card id=~&quot;;[.C19];&quot;~ name=~&quot;;[.E19];&quot;~&gt;&lt;property name=~&quot;;[.F$1];&quot;~ value=~&quot;;[.F19];&quot;~ /&gt;&lt;property name=~&quot;;[.G$1];&quot;~ value=~&quot;;[.G19];&quot;~ /&gt;&lt;property name=~&quot;;[.H$1];&quot;~ value=~&quot;;[.H19];&quot;~ /&gt;&lt;property name=~&quot;;[.I$1];&quot;~ value=~&quot;;[.I19];&quot;~ /&gt;&lt;property name=~&quot;;[.J$1];&quot;~ value=~&quot;;[.J19];&quot;~ /&gt;&lt;property name=~&quot;;[.K$1];&quot;~ value=~&quot;;[.K19];&quot;~ /&gt;&lt;property name=~&quot;;[.L$1];&quot;~ value=~&quot;;[.L19];&quot;~ /&gt;&lt;property name=~&quot;;[.M$1];&quot;~ value=~&quot;;[.M19];&quot;~ /&gt;&lt;property name=~&quot;;[.N$1];&quot;~ value=~&quot;;[.N19];&quot;~ /&gt;&lt;property name=~&quot;;[.O$1];&quot;~ value=~&quot;;[.O19];&quot;~ /&gt;&lt;property name=~&quot;;[.P$1];&quot;~ value=~&quot;;[.P19];&quot;~ /&gt;&lt;property name=~&quot;;[.Q$1];&quot;~ value=~&quot;;[.Q19];&quot;~ /&gt;&lt;property name=~&quot;;[.R$1];&quot;~ value=~&quot;;[.R19];&quot;~ /&gt;&lt;property name=~&quot;;[.S$1];&quot;~ value=~&quot;;[.S19];&quot;~ /&gt;&lt;property name=~&quot;;[.T$1];&quot;~ value=~&quot;;[.T19];&quot;~ /&gt;&lt;property name=~&quot;;[.U$1];&quot;~ value=~&quot;;[.U19];&quot;~ /&gt;&lt;property name=~&quot;;[.V$1];&quot;~ value=~&quot;;[.V19];&quot;~ /&gt;&lt;property name=~&quot;;[.W$1];&quot;~ value=~&quot;;[.W19];&quot;~ /&gt;&lt;/card&gt;&quot;)" table:style-name="ce1">
            <text:p><text:s text:c="2"/>&lt;card id=~6fcba98c-4594-48e5-974a-1ec35dde2291~ name=~Damsel in Distress~&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text:p>
            <text:p>To complete: Pay 2 Adventuring (1 if completed in La Boca)</text:p>
            <text:p>Heroic Crew Attachment:</text:p>
            <text:p>React: Return this card to your hand when this Crew is producing Skill points to increase the Skill points produced by 2.~ /&gt;&lt;/card&gt;</text:p>
          </table:table-cell>
          <table:table-cell office:value-type="string" office:string-value=" &lt;Relationship Target=~/cards/SynS_DamselinDistress.jpg~ Id=~C6fcba98c-4594-48e5-974a-1ec35dde2291~ Type=~http://schemas.octgn.org/picture~/&gt;" table:formula="of:=CONCATENATE(&quot; &lt;Relationship Target=~/cards/&quot;;[.D19];&quot;.jpg~ Id=~C&quot;;[.C19];&quot;~ Type=~http://schemas.octgn.org/picture~/&gt;&quot;)" table:style-name="ce1">
            <text:p><text:s/>&lt;Relationship Target=~/cards/SynS_DamselinDistress.jpg~ Id=~C6fcba98c-4594-48e5-974a-1ec35dde2291~ Type=~http://schemas.octgn.org/picture~/&gt;</text:p>
          </table:table-cell>
          <table:table-cell office:value-type="string" table:style-name="ce1">
            <text:p>6fcba98c-4594-48e5-974a-1ec35dde2291</text:p>
          </table:table-cell>
          <table:table-cell office:value-type="string" table:style-name="ce1">
            <text:p>SynS_DamselinDistress</text:p>
          </table:table-cell>
          <table:table-cell office:value-type="string" table:style-name="ce1">
            <text:p>Damsel in Distress</text:p>
          </table:table-cell>
          <table:table-cell office:value-type="string" table:style-name="ce1">
            <text:p>C</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1 Sea Away</text:p>
            <text:p>To complete: Pay 2 Adventuring (1 if completed in La Boca)</text:p>
            <text:p>Heroic Crew Attachment:</text:p>
            <text:p>React: Return this card to your hand when this Crew is producing Skill points to increase the Skill points produced by 2.</text:p>
          </table:table-cell>
          <table:table-cell office:value-type="string" table:style-name="ce4">
            <text:p>“Please, not the rope,” Rosamonde pleaded. “As you wish, princess,” the executioner sneered and produced a very large Axe…</text:p>
          </table:table-cell>
          <table:table-cell table:number-columns-repeated="16360"/>
        </table:table-row>
        <table:table-row table:style-name="ro2">
          <table:table-cell office:value-type="string" office:string-value="  &lt;card id=~da6d9df1-50b4-4822-95ff-838d2ba9fae6~ name=~Daylen’s Cordial~&gt;&lt;property name=~Rarity~ value=~C~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10;Item&#10;You must have 2 or more untacked Invisible College Crew to bring this card into play.&#10;Act: Tack this card to activate this ability. Until the end of the turn this Crew absorb additional Hits equal to their Adventuring Skill when they tack or sink to absorb Hits. Discard this card at the end of the turn.~ /&gt;&lt;/card&gt;" table:formula="of:=CONCATENATE(&quot;  &lt;card id=~&quot;;[.C20];&quot;~ name=~&quot;;[.E20];&quot;~&gt;&lt;property name=~&quot;;[.F$1];&quot;~ value=~&quot;;[.F20];&quot;~ /&gt;&lt;property name=~&quot;;[.G$1];&quot;~ value=~&quot;;[.G20];&quot;~ /&gt;&lt;property name=~&quot;;[.H$1];&quot;~ value=~&quot;;[.H20];&quot;~ /&gt;&lt;property name=~&quot;;[.I$1];&quot;~ value=~&quot;;[.I20];&quot;~ /&gt;&lt;property name=~&quot;;[.J$1];&quot;~ value=~&quot;;[.J20];&quot;~ /&gt;&lt;property name=~&quot;;[.K$1];&quot;~ value=~&quot;;[.K20];&quot;~ /&gt;&lt;property name=~&quot;;[.L$1];&quot;~ value=~&quot;;[.L20];&quot;~ /&gt;&lt;property name=~&quot;;[.M$1];&quot;~ value=~&quot;;[.M20];&quot;~ /&gt;&lt;property name=~&quot;;[.N$1];&quot;~ value=~&quot;;[.N20];&quot;~ /&gt;&lt;property name=~&quot;;[.O$1];&quot;~ value=~&quot;;[.O20];&quot;~ /&gt;&lt;property name=~&quot;;[.P$1];&quot;~ value=~&quot;;[.P20];&quot;~ /&gt;&lt;property name=~&quot;;[.Q$1];&quot;~ value=~&quot;;[.Q20];&quot;~ /&gt;&lt;property name=~&quot;;[.R$1];&quot;~ value=~&quot;;[.R20];&quot;~ /&gt;&lt;property name=~&quot;;[.S$1];&quot;~ value=~&quot;;[.S20];&quot;~ /&gt;&lt;property name=~&quot;;[.T$1];&quot;~ value=~&quot;;[.T20];&quot;~ /&gt;&lt;property name=~&quot;;[.U$1];&quot;~ value=~&quot;;[.U20];&quot;~ /&gt;&lt;property name=~&quot;;[.V$1];&quot;~ value=~&quot;;[.V20];&quot;~ /&gt;&lt;property name=~&quot;;[.W$1];&quot;~ value=~&quot;;[.W20];&quot;~ /&gt;&lt;/card&gt;&quot;)" table:style-name="ce1">
            <text:p><text:s text:c="2"/>&lt;card id=~da6d9df1-50b4-4822-95ff-838d2ba9fae6~ name=~Daylen’s Cordial~&gt;&lt;property name=~Rarity~ value=~C~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text:p>
            <text:p>Item</text:p>
            <text:p>You must have 2 or more untacked Invisible College Crew to bring this card into play.</text:p>
            <text:p>Act: Tack this card to activate this ability. Until the end of the turn this Crew absorb additional Hits equal to their Adventuring Skill when they tack or sink to absorb Hits. Discard this card at the end of the turn.~ /&gt;&lt;/card&gt;</text:p>
          </table:table-cell>
          <table:table-cell office:value-type="string" office:string-value=" &lt;Relationship Target=~/cards/SynS_DaylensCordial.jpg~ Id=~Cda6d9df1-50b4-4822-95ff-838d2ba9fae6~ Type=~http://schemas.octgn.org/picture~/&gt;" table:formula="of:=CONCATENATE(&quot; &lt;Relationship Target=~/cards/&quot;;[.D20];&quot;.jpg~ Id=~C&quot;;[.C20];&quot;~ Type=~http://schemas.octgn.org/picture~/&gt;&quot;)" table:style-name="ce1">
            <text:p><text:s/>&lt;Relationship Target=~/cards/SynS_DaylensCordial.jpg~ Id=~Cda6d9df1-50b4-4822-95ff-838d2ba9fae6~ Type=~http://schemas.octgn.org/picture~/&gt;</text:p>
          </table:table-cell>
          <table:table-cell office:value-type="string" table:style-name="ce1">
            <text:p>da6d9df1-50b4-4822-95ff-838d2ba9fae6</text:p>
          </table:table-cell>
          <table:table-cell office:value-type="string" table:style-name="ce1">
            <text:p>SynS_DaylensCordial</text:p>
          </table:table-cell>
          <table:table-cell office:value-type="string" table:style-name="ce1">
            <text:p>Daylen’s Cordial</text:p>
          </table:table-cell>
          <table:table-cell office:value-type="string" table:style-name="ce1">
            <text:p>C</text:p>
          </table:table-cell>
          <table:table-cell office:value-type="string" table:style-name="ce1">
            <text:p>attachment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text:p>
            <text:p>Item</text:p>
            <text:p>You must have 2 or more untacked Invisible College Crew to bring this card into play.</text:p>
            <text:p>Act: Tack this card to activate this ability. Until the end of the turn this Crew absorb additional Hits equal to their Adventuring Skill when they tack or sink to absorb Hits. Discard this card at the end of the turn.</text:p>
          </table:table-cell>
          <table:table-cell office:value-type="string" table:style-name="ce4">
            <text:p>“Care for a quick game of cards?”</text:p>
          </table:table-cell>
          <table:table-cell table:number-columns-repeated="16360"/>
        </table:table-row>
        <table:table-row table:style-name="ro2">
          <table:table-cell office:value-type="string" office:string-value="  &lt;card id=~1592a722-7c07-409b-b7bc-014767b1e25a~ name=~Die Kreuzritter Acolyte~&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 Henchman&#10;To Complete: Pay 6 Adventuring (4 if completed in the Trade Sea).&#10;Crew Attachment: +2 Adventuring and +1 Swashbuckling.&#10;React: Discard this card when you are paying the Influence cost to hire a Kreuzritter Crew to produce 3 Influence.~ /&gt;&lt;/card&gt;" table:formula="of:=CONCATENATE(&quot;  &lt;card id=~&quot;;[.C21];&quot;~ name=~&quot;;[.E21];&quot;~&gt;&lt;property name=~&quot;;[.F$1];&quot;~ value=~&quot;;[.F21];&quot;~ /&gt;&lt;property name=~&quot;;[.G$1];&quot;~ value=~&quot;;[.G21];&quot;~ /&gt;&lt;property name=~&quot;;[.H$1];&quot;~ value=~&quot;;[.H21];&quot;~ /&gt;&lt;property name=~&quot;;[.I$1];&quot;~ value=~&quot;;[.I21];&quot;~ /&gt;&lt;property name=~&quot;;[.J$1];&quot;~ value=~&quot;;[.J21];&quot;~ /&gt;&lt;property name=~&quot;;[.K$1];&quot;~ value=~&quot;;[.K21];&quot;~ /&gt;&lt;property name=~&quot;;[.L$1];&quot;~ value=~&quot;;[.L21];&quot;~ /&gt;&lt;property name=~&quot;;[.M$1];&quot;~ value=~&quot;;[.M21];&quot;~ /&gt;&lt;property name=~&quot;;[.N$1];&quot;~ value=~&quot;;[.N21];&quot;~ /&gt;&lt;property name=~&quot;;[.O$1];&quot;~ value=~&quot;;[.O21];&quot;~ /&gt;&lt;property name=~&quot;;[.P$1];&quot;~ value=~&quot;;[.P21];&quot;~ /&gt;&lt;property name=~&quot;;[.Q$1];&quot;~ value=~&quot;;[.Q21];&quot;~ /&gt;&lt;property name=~&quot;;[.R$1];&quot;~ value=~&quot;;[.R21];&quot;~ /&gt;&lt;property name=~&quot;;[.S$1];&quot;~ value=~&quot;;[.S21];&quot;~ /&gt;&lt;property name=~&quot;;[.T$1];&quot;~ value=~&quot;;[.T21];&quot;~ /&gt;&lt;property name=~&quot;;[.U$1];&quot;~ value=~&quot;;[.U21];&quot;~ /&gt;&lt;property name=~&quot;;[.V$1];&quot;~ value=~&quot;;[.V21];&quot;~ /&gt;&lt;property name=~&quot;;[.W$1];&quot;~ value=~&quot;;[.W21];&quot;~ /&gt;&lt;/card&gt;&quot;)" table:style-name="ce1">
            <text:p><text:s text:c="2"/>&lt;card id=~1592a722-7c07-409b-b7bc-014767b1e25a~ name=~Die Kreuzritter Acolyte~&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 Henchman</text:p>
            <text:p>To Complete: Pay 6 Adventuring (4 if completed in the Trade Sea).</text:p>
            <text:p>Crew Attachment: +2 Adventuring and +1 Swashbuckling.</text:p>
            <text:p>React: Discard this card when you are paying the Influence cost to hire a Kreuzritter Crew to produce 3 Influence.~ /&gt;&lt;/card&gt;</text:p>
          </table:table-cell>
          <table:table-cell office:value-type="string" office:string-value=" &lt;Relationship Target=~/cards/SynS_DieKreuzritterAcolyte.jpg~ Id=~C1592a722-7c07-409b-b7bc-014767b1e25a~ Type=~http://schemas.octgn.org/picture~/&gt;" table:formula="of:=CONCATENATE(&quot; &lt;Relationship Target=~/cards/&quot;;[.D21];&quot;.jpg~ Id=~C&quot;;[.C21];&quot;~ Type=~http://schemas.octgn.org/picture~/&gt;&quot;)" table:style-name="ce1">
            <text:p><text:s/>&lt;Relationship Target=~/cards/SynS_DieKreuzritterAcolyte.jpg~ Id=~C1592a722-7c07-409b-b7bc-014767b1e25a~ Type=~http://schemas.octgn.org/picture~/&gt;</text:p>
          </table:table-cell>
          <table:table-cell office:value-type="string" table:style-name="ce1">
            <text:p>1592a722-7c07-409b-b7bc-014767b1e25a</text:p>
          </table:table-cell>
          <table:table-cell office:value-type="string" table:style-name="ce1">
            <text:p>SynS_DieKreuzritterAcolyte</text:p>
          </table:table-cell>
          <table:table-cell office:value-type="string" table:style-name="ce1">
            <text:p>Die Kreuzritter Acolyte</text:p>
          </table:table-cell>
          <table:table-cell office:value-type="string" table:style-name="ce1">
            <text:p>C</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1 Sea Away • Henchman</text:p>
            <text:p>To Complete: Pay 6 Adventuring (4 if completed in the Trade Sea).</text:p>
            <text:p>Crew Attachment: +2 Adventuring and +1 Swashbuckling.</text:p>
            <text:p>React: Discard this card when you are paying the Influence cost to hire a Kreuzritter Crew to produce 3 Influence.</text:p>
          </table:table-cell>
          <table:table-cell table:style-name="ce4"/>
          <table:table-cell table:number-columns-repeated="16360"/>
        </table:table-row>
        <table:table-row table:style-name="ro2">
          <table:table-cell office:value-type="string" office:string-value="  &lt;card id=~7ea7d5cc-a21f-4166-ab31-f68820143d5e~ name=~Die Kreuzritter Membership~&gt;&lt;property name=~Rarity~ value=~C~ /&gt;&lt;property name=~Type~ value=~attachments~ /&gt;&lt;property name=~Cost~ value=~2~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APTAIN ATTACHMENT&#10;Unique • Membership&#10;This Captain gains the Die Kreuzritter affiliation.&#10;React: Tack this card when you are paying an Influence cost to produce 3 Influence. You may only use this ability while you have 3 or more other Die Kreuzritter Crew on board.~ /&gt;&lt;/card&gt;" table:formula="of:=CONCATENATE(&quot;  &lt;card id=~&quot;;[.C22];&quot;~ name=~&quot;;[.E22];&quot;~&gt;&lt;property name=~&quot;;[.F$1];&quot;~ value=~&quot;;[.F22];&quot;~ /&gt;&lt;property name=~&quot;;[.G$1];&quot;~ value=~&quot;;[.G22];&quot;~ /&gt;&lt;property name=~&quot;;[.H$1];&quot;~ value=~&quot;;[.H22];&quot;~ /&gt;&lt;property name=~&quot;;[.I$1];&quot;~ value=~&quot;;[.I22];&quot;~ /&gt;&lt;property name=~&quot;;[.J$1];&quot;~ value=~&quot;;[.J22];&quot;~ /&gt;&lt;property name=~&quot;;[.K$1];&quot;~ value=~&quot;;[.K22];&quot;~ /&gt;&lt;property name=~&quot;;[.L$1];&quot;~ value=~&quot;;[.L22];&quot;~ /&gt;&lt;property name=~&quot;;[.M$1];&quot;~ value=~&quot;;[.M22];&quot;~ /&gt;&lt;property name=~&quot;;[.N$1];&quot;~ value=~&quot;;[.N22];&quot;~ /&gt;&lt;property name=~&quot;;[.O$1];&quot;~ value=~&quot;;[.O22];&quot;~ /&gt;&lt;property name=~&quot;;[.P$1];&quot;~ value=~&quot;;[.P22];&quot;~ /&gt;&lt;property name=~&quot;;[.Q$1];&quot;~ value=~&quot;;[.Q22];&quot;~ /&gt;&lt;property name=~&quot;;[.R$1];&quot;~ value=~&quot;;[.R22];&quot;~ /&gt;&lt;property name=~&quot;;[.S$1];&quot;~ value=~&quot;;[.S22];&quot;~ /&gt;&lt;property name=~&quot;;[.T$1];&quot;~ value=~&quot;;[.T22];&quot;~ /&gt;&lt;property name=~&quot;;[.U$1];&quot;~ value=~&quot;;[.U22];&quot;~ /&gt;&lt;property name=~&quot;;[.V$1];&quot;~ value=~&quot;;[.V22];&quot;~ /&gt;&lt;property name=~&quot;;[.W$1];&quot;~ value=~&quot;;[.W22];&quot;~ /&gt;&lt;/card&gt;&quot;)" table:style-name="ce1">
            <text:p><text:s text:c="2"/>&lt;card id=~7ea7d5cc-a21f-4166-ab31-f68820143d5e~ name=~Die Kreuzritter Membership~&gt;&lt;property name=~Rarity~ value=~C~ /&gt;&lt;property name=~Type~ value=~attachments~ /&gt;&lt;property name=~Cost~ value=~2~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APTAIN ATTACHMENT</text:p>
            <text:p>Unique • Membership</text:p>
            <text:p>This Captain gains the Die Kreuzritter affiliation.</text:p>
            <text:p>React: Tack this card when you are paying an Influence cost to produce 3 Influence. You may only use this ability while you have 3 or more other Die Kreuzritter Crew on board.~ /&gt;&lt;/card&gt;</text:p>
          </table:table-cell>
          <table:table-cell office:value-type="string" office:string-value=" &lt;Relationship Target=~/cards/SynS_DieKreuzritterMembership.jpg~ Id=~C7ea7d5cc-a21f-4166-ab31-f68820143d5e~ Type=~http://schemas.octgn.org/picture~/&gt;" table:formula="of:=CONCATENATE(&quot; &lt;Relationship Target=~/cards/&quot;;[.D22];&quot;.jpg~ Id=~C&quot;;[.C22];&quot;~ Type=~http://schemas.octgn.org/picture~/&gt;&quot;)" table:style-name="ce1">
            <text:p><text:s/>&lt;Relationship Target=~/cards/SynS_DieKreuzritterMembership.jpg~ Id=~C7ea7d5cc-a21f-4166-ab31-f68820143d5e~ Type=~http://schemas.octgn.org/picture~/&gt;</text:p>
          </table:table-cell>
          <table:table-cell office:value-type="string" table:style-name="ce1">
            <text:p>7ea7d5cc-a21f-4166-ab31-f68820143d5e</text:p>
          </table:table-cell>
          <table:table-cell office:value-type="string" table:style-name="ce1">
            <text:p>SynS_DieKreuzritterMembership</text:p>
          </table:table-cell>
          <table:table-cell office:value-type="string" table:style-name="ce1">
            <text:p>Die Kreuzritter Membership</text:p>
          </table:table-cell>
          <table:table-cell office:value-type="string" table:style-name="ce1">
            <text:p>C</text:p>
          </table:table-cell>
          <table:table-cell office:value-type="string" table:style-name="ce1">
            <text:p>attachments</text:p>
          </table:table-cell>
          <table:table-cell office:value-type="float" office:value="2" table:style-name="ce1">
            <text:p>2</text:p>
          </table:table-cell>
          <table:table-cell office:value-type="string" table:style-name="ce1">
            <text:p>In</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APTAIN ATTACHMENT</text:p>
            <text:p>Unique • Membership</text:p>
            <text:p>This Captain gains the Die Kreuzritter affiliation.</text:p>
            <text:p>React: Tack this card when you are paying an Influence cost to produce 3 Influence. You may only use this ability while you have 3 or more other Die Kreuzritter Crew on board.</text:p>
          </table:table-cell>
          <table:table-cell office:value-type="string" table:style-name="ce4">
            <text:p>Loyalty. Charity. Secrecy. Faith.</text:p>
          </table:table-cell>
          <table:table-cell table:number-columns-repeated="16360"/>
        </table:table-row>
        <table:table-row table:style-name="ro3">
          <table:table-cell office:value-type="string" office:string-value="  &lt;card id=~ab73235c-d2c4-4d0f-9097-1b7353156462~ name=~Dieter Von Glowen, Shield Man~&gt;&lt;property name=~Rarity~ value=~C~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2~ /&gt;&lt;property name=~Influence~ value=~1~ /&gt;&lt;property name=~Swashbuckling~ value=~3~ /&gt;&lt;property name=~Crew Max~ value=~~ /&gt;&lt;property name=~Move Cost~ value=~~ /&gt;&lt;property name=~Faction~ value=~Explorer's Society~ /&gt;&lt;property name=~Text~ value=~ *Die Kreuzritter*Eisen*&#10;Heroic • Swordsman +2&#10;When this Crew tacks or sinks to absorb Hits, he absorbs one extra Hit.&#10;React: Tack and sink this Crew when you are suffering Hits during a boarding, to reduce the Hits suffered to 0.~ /&gt;&lt;/card&gt;" table:formula="of:=CONCATENATE(&quot;  &lt;card id=~&quot;;[.C23];&quot;~ name=~&quot;;[.E23];&quot;~&gt;&lt;property name=~&quot;;[.F$1];&quot;~ value=~&quot;;[.F23];&quot;~ /&gt;&lt;property name=~&quot;;[.G$1];&quot;~ value=~&quot;;[.G23];&quot;~ /&gt;&lt;property name=~&quot;;[.H$1];&quot;~ value=~&quot;;[.H23];&quot;~ /&gt;&lt;property name=~&quot;;[.I$1];&quot;~ value=~&quot;;[.I23];&quot;~ /&gt;&lt;property name=~&quot;;[.J$1];&quot;~ value=~&quot;;[.J23];&quot;~ /&gt;&lt;property name=~&quot;;[.K$1];&quot;~ value=~&quot;;[.K23];&quot;~ /&gt;&lt;property name=~&quot;;[.L$1];&quot;~ value=~&quot;;[.L23];&quot;~ /&gt;&lt;property name=~&quot;;[.M$1];&quot;~ value=~&quot;;[.M23];&quot;~ /&gt;&lt;property name=~&quot;;[.N$1];&quot;~ value=~&quot;;[.N23];&quot;~ /&gt;&lt;property name=~&quot;;[.O$1];&quot;~ value=~&quot;;[.O23];&quot;~ /&gt;&lt;property name=~&quot;;[.P$1];&quot;~ value=~&quot;;[.P23];&quot;~ /&gt;&lt;property name=~&quot;;[.Q$1];&quot;~ value=~&quot;;[.Q23];&quot;~ /&gt;&lt;property name=~&quot;;[.R$1];&quot;~ value=~&quot;;[.R23];&quot;~ /&gt;&lt;property name=~&quot;;[.S$1];&quot;~ value=~&quot;;[.S23];&quot;~ /&gt;&lt;property name=~&quot;;[.T$1];&quot;~ value=~&quot;;[.T23];&quot;~ /&gt;&lt;property name=~&quot;;[.U$1];&quot;~ value=~&quot;;[.U23];&quot;~ /&gt;&lt;property name=~&quot;;[.V$1];&quot;~ value=~&quot;;[.V23];&quot;~ /&gt;&lt;property name=~&quot;;[.W$1];&quot;~ value=~&quot;;[.W23];&quot;~ /&gt;&lt;/card&gt;&quot;)" table:style-name="ce1">
            <text:p><text:s text:c="2"/>&lt;card id=~ab73235c-d2c4-4d0f-9097-1b7353156462~ name=~Dieter Von Glowen, Shield Man~&gt;&lt;property name=~Rarity~ value=~C~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2~ /&gt;&lt;property name=~Influence~ value=~1~ /&gt;&lt;property name=~Swashbuckling~ value=~3~ /&gt;&lt;property name=~Crew Max~ value=~~ /&gt;&lt;property name=~Move Cost~ value=~~ /&gt;&lt;property name=~Faction~ value=~Explorer's Society~ /&gt;&lt;property name=~Text~ value=~ *Die Kreuzritter*Eisen*</text:p>
            <text:p>Heroic • Swordsman +2</text:p>
            <text:p>When this Crew tacks or sinks to absorb Hits, he absorbs one extra Hit.</text:p>
            <text:p>React: Tack and sink this Crew when you are suffering Hits during a boarding, to reduce the Hits suffered to 0.~ /&gt;&lt;/card&gt;</text:p>
          </table:table-cell>
          <table:table-cell office:value-type="string" office:string-value=" &lt;Relationship Target=~/cards/SynS_DieterVonGlowenShieldMan.jpg~ Id=~Cab73235c-d2c4-4d0f-9097-1b7353156462~ Type=~http://schemas.octgn.org/picture~/&gt;" table:formula="of:=CONCATENATE(&quot; &lt;Relationship Target=~/cards/&quot;;[.D23];&quot;.jpg~ Id=~C&quot;;[.C23];&quot;~ Type=~http://schemas.octgn.org/picture~/&gt;&quot;)" table:style-name="ce1">
            <text:p><text:s/>&lt;Relationship Target=~/cards/SynS_DieterVonGlowenShieldMan.jpg~ Id=~Cab73235c-d2c4-4d0f-9097-1b7353156462~ Type=~http://schemas.octgn.org/picture~/&gt;</text:p>
          </table:table-cell>
          <table:table-cell office:value-type="string" table:style-name="ce1">
            <text:p>ab73235c-d2c4-4d0f-9097-1b7353156462</text:p>
          </table:table-cell>
          <table:table-cell office:value-type="string" table:style-name="ce1">
            <text:p>SynS_DieterVonGlowenShieldMan</text:p>
          </table:table-cell>
          <table:table-cell office:value-type="string" table:style-name="ce1">
            <text:p>Dieter Von Glowen, Shield Man</text:p>
          </table:table-cell>
          <table:table-cell office:value-type="string" table:style-name="ce1">
            <text:p>C</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1" table:style-name="ce1">
            <text:p>1</text:p>
          </table:table-cell>
          <table:table-cell office:value-type="float" office:value="0" table:style-name="ce1">
            <text:p>0</text:p>
          </table:table-cell>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table:number-columns-repeated="2" table:style-name="ce1"/>
          <table:table-cell office:value-type="string" table:style-name="ce1">
            <text:p>Explorer's Society</text:p>
          </table:table-cell>
          <table:table-cell office:value-type="string" table:style-name="ce5">
            <text:p><text:s/>*Die Kreuzritter*Eisen*</text:p>
            <text:p>Heroic • Swordsman +2</text:p>
            <text:p>When this Crew tacks or sinks to absorb Hits, he absorbs one extra Hit.</text:p>
            <text:p>React: Tack and sink this Crew when you are suffering Hits during a boarding, to reduce the Hits suffered to 0.</text:p>
          </table:table-cell>
          <table:table-cell office:value-type="string" table:style-name="ce4">
            <text:p>A dracheneisen breastplate keeps him safe from any blow. Without it, he would have perished long ago.</text:p>
          </table:table-cell>
          <table:table-cell table:number-columns-repeated="16360"/>
        </table:table-row>
        <table:table-row table:style-name="ro2">
          <table:table-cell office:value-type="string" office:string-value="  &lt;card id=~91cce019-d06f-4995-948c-8f615b48d352~ name=~Dietrich Sword~&gt;&lt;property name=~Rarity~ value=~C~ /&gt;&lt;property name=~Type~ value=~attachments~ /&gt;&lt;property name=~Cost~ value=~7~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HEROIC CREW ATTACHMENT&#10;Item&#10;The cost of this card is reduced by 3 if being attached to a Rose and Cross Crew (minimum 0).&#10;React: Tack when this Crew inflicts hits with a Boarding Attack to target a non-Captain Crew on the opposing Ship. This Crew inflicts additional Hits equal to the printed Swashbuckling of the target Crew.~ /&gt;&lt;/card&gt;" table:formula="of:=CONCATENATE(&quot;  &lt;card id=~&quot;;[.C24];&quot;~ name=~&quot;;[.E24];&quot;~&gt;&lt;property name=~&quot;;[.F$1];&quot;~ value=~&quot;;[.F24];&quot;~ /&gt;&lt;property name=~&quot;;[.G$1];&quot;~ value=~&quot;;[.G24];&quot;~ /&gt;&lt;property name=~&quot;;[.H$1];&quot;~ value=~&quot;;[.H24];&quot;~ /&gt;&lt;property name=~&quot;;[.I$1];&quot;~ value=~&quot;;[.I24];&quot;~ /&gt;&lt;property name=~&quot;;[.J$1];&quot;~ value=~&quot;;[.J24];&quot;~ /&gt;&lt;property name=~&quot;;[.K$1];&quot;~ value=~&quot;;[.K24];&quot;~ /&gt;&lt;property name=~&quot;;[.L$1];&quot;~ value=~&quot;;[.L24];&quot;~ /&gt;&lt;property name=~&quot;;[.M$1];&quot;~ value=~&quot;;[.M24];&quot;~ /&gt;&lt;property name=~&quot;;[.N$1];&quot;~ value=~&quot;;[.N24];&quot;~ /&gt;&lt;property name=~&quot;;[.O$1];&quot;~ value=~&quot;;[.O24];&quot;~ /&gt;&lt;property name=~&quot;;[.P$1];&quot;~ value=~&quot;;[.P24];&quot;~ /&gt;&lt;property name=~&quot;;[.Q$1];&quot;~ value=~&quot;;[.Q24];&quot;~ /&gt;&lt;property name=~&quot;;[.R$1];&quot;~ value=~&quot;;[.R24];&quot;~ /&gt;&lt;property name=~&quot;;[.S$1];&quot;~ value=~&quot;;[.S24];&quot;~ /&gt;&lt;property name=~&quot;;[.T$1];&quot;~ value=~&quot;;[.T24];&quot;~ /&gt;&lt;property name=~&quot;;[.U$1];&quot;~ value=~&quot;;[.U24];&quot;~ /&gt;&lt;property name=~&quot;;[.V$1];&quot;~ value=~&quot;;[.V24];&quot;~ /&gt;&lt;property name=~&quot;;[.W$1];&quot;~ value=~&quot;;[.W24];&quot;~ /&gt;&lt;/card&gt;&quot;)" table:style-name="ce1">
            <text:p><text:s text:c="2"/>&lt;card id=~91cce019-d06f-4995-948c-8f615b48d352~ name=~Dietrich Sword~&gt;&lt;property name=~Rarity~ value=~C~ /&gt;&lt;property name=~Type~ value=~attachments~ /&gt;&lt;property name=~Cost~ value=~7~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HEROIC CREW ATTACHMENT</text:p>
            <text:p>Item</text:p>
            <text:p>The cost of this card is reduced by 3 if being attached to a Rose and Cross Crew (minimum 0).</text:p>
            <text:p>React: Tack when this Crew inflicts hits with a Boarding Attack to target a non-Captain Crew on the opposing Ship. This Crew inflicts additional Hits equal to the printed Swashbuckling of the target Crew.~ /&gt;&lt;/card&gt;</text:p>
          </table:table-cell>
          <table:table-cell office:value-type="string" office:string-value=" &lt;Relationship Target=~/cards/SynS_DietrichSword.jpg~ Id=~C91cce019-d06f-4995-948c-8f615b48d352~ Type=~http://schemas.octgn.org/picture~/&gt;" table:formula="of:=CONCATENATE(&quot; &lt;Relationship Target=~/cards/&quot;;[.D24];&quot;.jpg~ Id=~C&quot;;[.C24];&quot;~ Type=~http://schemas.octgn.org/picture~/&gt;&quot;)" table:style-name="ce1">
            <text:p><text:s/>&lt;Relationship Target=~/cards/SynS_DietrichSword.jpg~ Id=~C91cce019-d06f-4995-948c-8f615b48d352~ Type=~http://schemas.octgn.org/picture~/&gt;</text:p>
          </table:table-cell>
          <table:table-cell office:value-type="string" table:style-name="ce1">
            <text:p>91cce019-d06f-4995-948c-8f615b48d352</text:p>
          </table:table-cell>
          <table:table-cell office:value-type="string" table:style-name="ce1">
            <text:p>SynS_DietrichSword</text:p>
          </table:table-cell>
          <table:table-cell office:value-type="string" table:style-name="ce1">
            <text:p>Dietrich Sword</text:p>
          </table:table-cell>
          <table:table-cell office:value-type="string" table:style-name="ce1">
            <text:p>C</text:p>
          </table:table-cell>
          <table:table-cell office:value-type="string" table:style-name="ce1">
            <text:p>attachments</text:p>
          </table:table-cell>
          <table:table-cell office:value-type="float" office:value="7" table:style-name="ce1">
            <text:p>7</text:p>
          </table:table-cell>
          <table:table-cell office:value-type="string" table:style-name="ce1">
            <text:p>Ad</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HEROIC CREW ATTACHMENT</text:p>
            <text:p>Item</text:p>
            <text:p>The cost of this card is reduced by 3 if being attached to a Rose and Cross Crew (minimum 0).</text:p>
            <text:p>React: Tack when this Crew inflicts hits with a Boarding Attack to target a non-Captain Crew on the opposing Ship. This Crew inflicts additional Hits equal to the printed Swashbuckling of the target Crew.</text:p>
          </table:table-cell>
          <table:table-cell office:value-type="string" table:style-name="ce4">
            <text:p>Only the best Knights may wield them, but they serve their owners Well.</text:p>
          </table:table-cell>
          <table:table-cell table:number-columns-repeated="16360"/>
        </table:table-row>
        <table:table-row table:style-name="ro2">
          <table:table-cell office:value-type="string" office:string-value="  &lt;card id=~d25f22e0-577c-4c10-8d1a-cf24503e7d44~ name=~Dimitri “the Bear” Romanovski~&gt;&lt;property name=~Rarity~ value=~F~ /&gt;&lt;property name=~Type~ value=~crew~ /&gt;&lt;property name=~Cost~ value=~8~ /&gt;&lt;property name=~Cost Type~ value=~In~ /&gt;&lt;property name=~Cancel~ value=~~ /&gt;&lt;property name=~Cancel Type~ value=~~ /&gt;&lt;property name=~Wealth~ value=~~ /&gt;&lt;property name=~Attack~ value=~P~ /&gt;&lt;property name=~Parry~ value=~c,t~ /&gt;&lt;property name=~Cannon~ value=~3~ /&gt;&lt;property name=~Sailing~ value=~2~ /&gt;&lt;property name=~Adventuring~ value=~3~ /&gt;&lt;property name=~Influence~ value=~1~ /&gt;&lt;property name=~Swashbuckling~ value=~4~ /&gt;&lt;property name=~Crew Max~ value=~~ /&gt;&lt;property name=~Move Cost~ value=~~ /&gt;&lt;property name=~Faction~ value=~Brotherhood~ /&gt;&lt;property name=~Text~ value=~*Rilascarie*Ussura*&#10;Villainous • Unique • Pyeryem 1 • Unique&#10;If this Crew inflicts Hits During a Duel, he inflicts 4 extra Hits.&#10;React: When this Crew is tacking to absorb hits you may tack any number of Pyeryem knacks attached to this Crew to have this Crew absorb an additional amount of Hits equal to double the number of Pyeryem Knacks tacked.~ /&gt;&lt;/card&gt;" table:formula="of:=CONCATENATE(&quot;  &lt;card id=~&quot;;[.C25];&quot;~ name=~&quot;;[.E25];&quot;~&gt;&lt;property name=~&quot;;[.F$1];&quot;~ value=~&quot;;[.F25];&quot;~ /&gt;&lt;property name=~&quot;;[.G$1];&quot;~ value=~&quot;;[.G25];&quot;~ /&gt;&lt;property name=~&quot;;[.H$1];&quot;~ value=~&quot;;[.H25];&quot;~ /&gt;&lt;property name=~&quot;;[.I$1];&quot;~ value=~&quot;;[.I25];&quot;~ /&gt;&lt;property name=~&quot;;[.J$1];&quot;~ value=~&quot;;[.J25];&quot;~ /&gt;&lt;property name=~&quot;;[.K$1];&quot;~ value=~&quot;;[.K25];&quot;~ /&gt;&lt;property name=~&quot;;[.L$1];&quot;~ value=~&quot;;[.L25];&quot;~ /&gt;&lt;property name=~&quot;;[.M$1];&quot;~ value=~&quot;;[.M25];&quot;~ /&gt;&lt;property name=~&quot;;[.N$1];&quot;~ value=~&quot;;[.N25];&quot;~ /&gt;&lt;property name=~&quot;;[.O$1];&quot;~ value=~&quot;;[.O25];&quot;~ /&gt;&lt;property name=~&quot;;[.P$1];&quot;~ value=~&quot;;[.P25];&quot;~ /&gt;&lt;property name=~&quot;;[.Q$1];&quot;~ value=~&quot;;[.Q25];&quot;~ /&gt;&lt;property name=~&quot;;[.R$1];&quot;~ value=~&quot;;[.R25];&quot;~ /&gt;&lt;property name=~&quot;;[.S$1];&quot;~ value=~&quot;;[.S25];&quot;~ /&gt;&lt;property name=~&quot;;[.T$1];&quot;~ value=~&quot;;[.T25];&quot;~ /&gt;&lt;property name=~&quot;;[.U$1];&quot;~ value=~&quot;;[.U25];&quot;~ /&gt;&lt;property name=~&quot;;[.V$1];&quot;~ value=~&quot;;[.V25];&quot;~ /&gt;&lt;property name=~&quot;;[.W$1];&quot;~ value=~&quot;;[.W25];&quot;~ /&gt;&lt;/card&gt;&quot;)" table:style-name="ce1">
            <text:p><text:s text:c="2"/>&lt;card id=~d25f22e0-577c-4c10-8d1a-cf24503e7d44~ name=~Dimitri “the Bear” Romanovski~&gt;&lt;property name=~Rarity~ value=~F~ /&gt;&lt;property name=~Type~ value=~crew~ /&gt;&lt;property name=~Cost~ value=~8~ /&gt;&lt;property name=~Cost Type~ value=~In~ /&gt;&lt;property name=~Cancel~ value=~~ /&gt;&lt;property name=~Cancel Type~ value=~~ /&gt;&lt;property name=~Wealth~ value=~~ /&gt;&lt;property name=~Attack~ value=~P~ /&gt;&lt;property name=~Parry~ value=~c,t~ /&gt;&lt;property name=~Cannon~ value=~3~ /&gt;&lt;property name=~Sailing~ value=~2~ /&gt;&lt;property name=~Adventuring~ value=~3~ /&gt;&lt;property name=~Influence~ value=~1~ /&gt;&lt;property name=~Swashbuckling~ value=~4~ /&gt;&lt;property name=~Crew Max~ value=~~ /&gt;&lt;property name=~Move Cost~ value=~~ /&gt;&lt;property name=~Faction~ value=~Brotherhood~ /&gt;&lt;property name=~Text~ value=~*Rilascarie*Ussura*</text:p>
            <text:p>Villainous • Unique • Pyeryem 1 • Unique</text:p>
            <text:p>If this Crew inflicts Hits During a Duel, he inflicts 4 extra Hits.</text:p>
            <text:p>React: When this Crew is tacking to absorb hits you may tack any number of Pyeryem knacks attached to this Crew to have this Crew absorb an additional amount of Hits equal to double the number of Pyeryem Knacks tacked.~ /&gt;&lt;/card&gt;</text:p>
          </table:table-cell>
          <table:table-cell office:value-type="string" office:string-value=" &lt;Relationship Target=~/cards/SynS_DimitritheBearRomanovski.jpg~ Id=~Cd25f22e0-577c-4c10-8d1a-cf24503e7d44~ Type=~http://schemas.octgn.org/picture~/&gt;" table:formula="of:=CONCATENATE(&quot; &lt;Relationship Target=~/cards/&quot;;[.D25];&quot;.jpg~ Id=~C&quot;;[.C25];&quot;~ Type=~http://schemas.octgn.org/picture~/&gt;&quot;)" table:style-name="ce1">
            <text:p><text:s/>&lt;Relationship Target=~/cards/SynS_DimitritheBearRomanovski.jpg~ Id=~Cd25f22e0-577c-4c10-8d1a-cf24503e7d44~ Type=~http://schemas.octgn.org/picture~/&gt;</text:p>
          </table:table-cell>
          <table:table-cell office:value-type="string" table:style-name="ce1">
            <text:p>d25f22e0-577c-4c10-8d1a-cf24503e7d44</text:p>
          </table:table-cell>
          <table:table-cell office:value-type="string" table:style-name="ce1">
            <text:p>SynS_DimitritheBearRomanovski</text:p>
          </table:table-cell>
          <table:table-cell office:value-type="string" table:style-name="ce1">
            <text:p>Dimitri “the Bear” Romanovski</text:p>
          </table:table-cell>
          <table:table-cell office:value-type="string" table:style-name="ce1">
            <text:p>F</text:p>
          </table:table-cell>
          <table:table-cell office:value-type="string" table:style-name="ce1">
            <text:p>crew</text:p>
          </table:table-cell>
          <table:table-cell office:value-type="float" office:value="8" table:style-name="ce1">
            <text:p>8</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office:value-type="float" office:value="1" table:style-name="ce1">
            <text:p>1</text:p>
          </table:table-cell>
          <table:table-cell office:value-type="float" office:value="4" table:style-name="ce1">
            <text:p>4</text:p>
          </table:table-cell>
          <table:table-cell table:number-columns-repeated="2" table:style-name="ce1"/>
          <table:table-cell office:value-type="string" table:style-name="ce1">
            <text:p>Brotherhood</text:p>
          </table:table-cell>
          <table:table-cell office:value-type="string" table:style-name="ce1">
            <text:p>*Rilascarie*Ussura*</text:p>
            <text:p>Villainous • Unique • Pyeryem 1 • Unique</text:p>
            <text:p>If this Crew inflicts Hits During a Duel, he inflicts 4 extra Hits.</text:p>
            <text:p>React: When this Crew is tacking to absorb hits you may tack any number of Pyeryem knacks attached to this Crew to have this Crew absorb an additional amount of Hits equal to double the number of Pyeryem Knacks tacked.</text:p>
          </table:table-cell>
          <table:table-cell office:value-type="string" table:style-name="ce4">
            <text:p>“Why can’t the rest of the world be like Ussura?”</text:p>
          </table:table-cell>
          <table:table-cell table:number-columns-repeated="16360"/>
        </table:table-row>
        <table:table-row table:style-name="ro2">
          <table:table-cell office:value-type="string" office:string-value="  &lt;card id=~3b7dc825-4970-4d77-853d-93e7fa2853a1~ name=~Diving Apparatus~&gt;&lt;property name=~Rarity~ value=~C~ /&gt;&lt;property name=~Type~ value=~attachments~ /&gt;&lt;property name=~Cost~ value=~6~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10;Item +2 Adventuring.&#10;Act: Tack this card to target an Item or Artifact Adventure in this Sea. The Adventuring cost of that Adventure is reduced by 3 (minimum 0) until the end of the turn.&#10;React: Tack this card after one of your Attachments has been sunk by another player’s card effect to return that card to your hand.~ /&gt;&lt;/card&gt;" table:formula="of:=CONCATENATE(&quot;  &lt;card id=~&quot;;[.C26];&quot;~ name=~&quot;;[.E26];&quot;~&gt;&lt;property name=~&quot;;[.F$1];&quot;~ value=~&quot;;[.F26];&quot;~ /&gt;&lt;property name=~&quot;;[.G$1];&quot;~ value=~&quot;;[.G26];&quot;~ /&gt;&lt;property name=~&quot;;[.H$1];&quot;~ value=~&quot;;[.H26];&quot;~ /&gt;&lt;property name=~&quot;;[.I$1];&quot;~ value=~&quot;;[.I26];&quot;~ /&gt;&lt;property name=~&quot;;[.J$1];&quot;~ value=~&quot;;[.J26];&quot;~ /&gt;&lt;property name=~&quot;;[.K$1];&quot;~ value=~&quot;;[.K26];&quot;~ /&gt;&lt;property name=~&quot;;[.L$1];&quot;~ value=~&quot;;[.L26];&quot;~ /&gt;&lt;property name=~&quot;;[.M$1];&quot;~ value=~&quot;;[.M26];&quot;~ /&gt;&lt;property name=~&quot;;[.N$1];&quot;~ value=~&quot;;[.N26];&quot;~ /&gt;&lt;property name=~&quot;;[.O$1];&quot;~ value=~&quot;;[.O26];&quot;~ /&gt;&lt;property name=~&quot;;[.P$1];&quot;~ value=~&quot;;[.P26];&quot;~ /&gt;&lt;property name=~&quot;;[.Q$1];&quot;~ value=~&quot;;[.Q26];&quot;~ /&gt;&lt;property name=~&quot;;[.R$1];&quot;~ value=~&quot;;[.R26];&quot;~ /&gt;&lt;property name=~&quot;;[.S$1];&quot;~ value=~&quot;;[.S26];&quot;~ /&gt;&lt;property name=~&quot;;[.T$1];&quot;~ value=~&quot;;[.T26];&quot;~ /&gt;&lt;property name=~&quot;;[.U$1];&quot;~ value=~&quot;;[.U26];&quot;~ /&gt;&lt;property name=~&quot;;[.V$1];&quot;~ value=~&quot;;[.V26];&quot;~ /&gt;&lt;property name=~&quot;;[.W$1];&quot;~ value=~&quot;;[.W26];&quot;~ /&gt;&lt;/card&gt;&quot;)" table:style-name="ce1">
            <text:p><text:s text:c="2"/>&lt;card id=~3b7dc825-4970-4d77-853d-93e7fa2853a1~ name=~Diving Apparatus~&gt;&lt;property name=~Rarity~ value=~C~ /&gt;&lt;property name=~Type~ value=~attachments~ /&gt;&lt;property name=~Cost~ value=~6~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text:p>
            <text:p>Item +2 Adventuring.</text:p>
            <text:p>Act: Tack this card to target an Item or Artifact Adventure in this Sea. The Adventuring cost of that Adventure is reduced by 3 (minimum 0) until the end of the turn.</text:p>
            <text:p>React: Tack this card after one of your Attachments has been sunk by another player’s card effect to return that card to your hand.~ /&gt;&lt;/card&gt;</text:p>
          </table:table-cell>
          <table:table-cell office:value-type="string" office:string-value=" &lt;Relationship Target=~/cards/SynS_DivingApparatus.jpg~ Id=~C3b7dc825-4970-4d77-853d-93e7fa2853a1~ Type=~http://schemas.octgn.org/picture~/&gt;" table:formula="of:=CONCATENATE(&quot; &lt;Relationship Target=~/cards/&quot;;[.D26];&quot;.jpg~ Id=~C&quot;;[.C26];&quot;~ Type=~http://schemas.octgn.org/picture~/&gt;&quot;)" table:style-name="ce1">
            <text:p><text:s/>&lt;Relationship Target=~/cards/SynS_DivingApparatus.jpg~ Id=~C3b7dc825-4970-4d77-853d-93e7fa2853a1~ Type=~http://schemas.octgn.org/picture~/&gt;</text:p>
          </table:table-cell>
          <table:table-cell office:value-type="string" table:style-name="ce1">
            <text:p>3b7dc825-4970-4d77-853d-93e7fa2853a1</text:p>
          </table:table-cell>
          <table:table-cell office:value-type="string" table:style-name="ce1">
            <text:p>SynS_DivingApparatus</text:p>
          </table:table-cell>
          <table:table-cell office:value-type="string" table:style-name="ce1">
            <text:p>Diving Apparatus</text:p>
          </table:table-cell>
          <table:table-cell office:value-type="string" table:style-name="ce1">
            <text:p>C</text:p>
          </table:table-cell>
          <table:table-cell office:value-type="string" table:style-name="ce1">
            <text:p>attachments</text:p>
          </table:table-cell>
          <table:table-cell office:value-type="float" office:value="6" table:style-name="ce1">
            <text:p>6</text:p>
          </table:table-cell>
          <table:table-cell office:value-type="string" table:style-name="ce1">
            <text:p>In</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text:p>
            <text:p>Item +2 Adventuring.</text:p>
            <text:p>Act: Tack this card to target an Item or Artifact Adventure in this Sea. The Adventuring cost of that Adventure is reduced by 3 (minimum 0) until the end of the turn.</text:p>
            <text:p>React: Tack this card after one of your Attachments has been sunk by another player’s card effect to return that card to your hand.</text:p>
          </table:table-cell>
          <table:table-cell table:style-name="ce4"/>
          <table:table-cell table:number-columns-repeated="16360"/>
        </table:table-row>
        <table:table-row table:style-name="ro2">
          <table:table-cell office:value-type="string" office:string-value="  &lt;card id=~08710b6d-06cf-4566-9dd8-12a84f1e2e02~ name=~Don Julio del Bejarano de Castillo~&gt;&lt;property name=~Rarity~ value=~C~ /&gt;&lt;property name=~Type~ value=~attachments~ /&gt;&lt;property name=~Cost~ value=~7~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LA BOCA ATTACHMENT&#10;Unique • Patron&#10;Any player in this Sea may tack and discard a Holy Crew as an action to discard this card.&#10;React: Tack after a Holy Crew in this or an adjacent Sea tacks to produce skill points to reduce the skill points produced to 0.&#10;React: Discard one of your non-Captain Rose and Cross Crew when you are suffering Hits in this or an adjacent Sea to reduce the Hits to 0.~ /&gt;&lt;/card&gt;" table:formula="of:=CONCATENATE(&quot;  &lt;card id=~&quot;;[.C27];&quot;~ name=~&quot;;[.E27];&quot;~&gt;&lt;property name=~&quot;;[.F$1];&quot;~ value=~&quot;;[.F27];&quot;~ /&gt;&lt;property name=~&quot;;[.G$1];&quot;~ value=~&quot;;[.G27];&quot;~ /&gt;&lt;property name=~&quot;;[.H$1];&quot;~ value=~&quot;;[.H27];&quot;~ /&gt;&lt;property name=~&quot;;[.I$1];&quot;~ value=~&quot;;[.I27];&quot;~ /&gt;&lt;property name=~&quot;;[.J$1];&quot;~ value=~&quot;;[.J27];&quot;~ /&gt;&lt;property name=~&quot;;[.K$1];&quot;~ value=~&quot;;[.K27];&quot;~ /&gt;&lt;property name=~&quot;;[.L$1];&quot;~ value=~&quot;;[.L27];&quot;~ /&gt;&lt;property name=~&quot;;[.M$1];&quot;~ value=~&quot;;[.M27];&quot;~ /&gt;&lt;property name=~&quot;;[.N$1];&quot;~ value=~&quot;;[.N27];&quot;~ /&gt;&lt;property name=~&quot;;[.O$1];&quot;~ value=~&quot;;[.O27];&quot;~ /&gt;&lt;property name=~&quot;;[.P$1];&quot;~ value=~&quot;;[.P27];&quot;~ /&gt;&lt;property name=~&quot;;[.Q$1];&quot;~ value=~&quot;;[.Q27];&quot;~ /&gt;&lt;property name=~&quot;;[.R$1];&quot;~ value=~&quot;;[.R27];&quot;~ /&gt;&lt;property name=~&quot;;[.S$1];&quot;~ value=~&quot;;[.S27];&quot;~ /&gt;&lt;property name=~&quot;;[.T$1];&quot;~ value=~&quot;;[.T27];&quot;~ /&gt;&lt;property name=~&quot;;[.U$1];&quot;~ value=~&quot;;[.U27];&quot;~ /&gt;&lt;property name=~&quot;;[.V$1];&quot;~ value=~&quot;;[.V27];&quot;~ /&gt;&lt;property name=~&quot;;[.W$1];&quot;~ value=~&quot;;[.W27];&quot;~ /&gt;&lt;/card&gt;&quot;)" table:style-name="ce1">
            <text:p><text:s text:c="2"/>&lt;card id=~08710b6d-06cf-4566-9dd8-12a84f1e2e02~ name=~Don Julio del Bejarano de Castillo~&gt;&lt;property name=~Rarity~ value=~C~ /&gt;&lt;property name=~Type~ value=~attachments~ /&gt;&lt;property name=~Cost~ value=~7~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LA BOCA ATTACHMENT</text:p>
            <text:p>Unique • Patron</text:p>
            <text:p>Any player in this Sea may tack and discard a Holy Crew as an action to discard this card.</text:p>
            <text:p>React: Tack after a Holy Crew in this or an adjacent Sea tacks to produce skill points to reduce the skill points produced to 0.</text:p>
            <text:p>React: Discard one of your non-Captain Rose and Cross Crew when you are suffering Hits in this or an adjacent Sea to reduce the Hits to 0.~ /&gt;&lt;/card&gt;</text:p>
          </table:table-cell>
          <table:table-cell office:value-type="string" office:string-value=" &lt;Relationship Target=~/cards/SynS_DonJuliodelBejaranodeCastillo.jpg~ Id=~C08710b6d-06cf-4566-9dd8-12a84f1e2e02~ Type=~http://schemas.octgn.org/picture~/&gt;" table:formula="of:=CONCATENATE(&quot; &lt;Relationship Target=~/cards/&quot;;[.D27];&quot;.jpg~ Id=~C&quot;;[.C27];&quot;~ Type=~http://schemas.octgn.org/picture~/&gt;&quot;)" table:style-name="ce1">
            <text:p><text:s/>&lt;Relationship Target=~/cards/SynS_DonJuliodelBejaranodeCastillo.jpg~ Id=~C08710b6d-06cf-4566-9dd8-12a84f1e2e02~ Type=~http://schemas.octgn.org/picture~/&gt;</text:p>
          </table:table-cell>
          <table:table-cell office:value-type="string" table:style-name="ce1">
            <text:p>08710b6d-06cf-4566-9dd8-12a84f1e2e02</text:p>
          </table:table-cell>
          <table:table-cell office:value-type="string" table:style-name="ce1">
            <text:p>SynS_DonJuliodelBejaranodeCastillo</text:p>
          </table:table-cell>
          <table:table-cell office:value-type="string" table:style-name="ce1">
            <text:p>Don Julio del Bejarano de Castillo</text:p>
          </table:table-cell>
          <table:table-cell office:value-type="string" table:style-name="ce1">
            <text:p>C</text:p>
          </table:table-cell>
          <table:table-cell office:value-type="string" table:style-name="ce1">
            <text:p>attachments</text:p>
          </table:table-cell>
          <table:table-cell office:value-type="float" office:value="7" table:style-name="ce1">
            <text:p>7</text:p>
          </table:table-cell>
          <table:table-cell office:value-type="string" table:style-name="ce1">
            <text:p>Ad</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LA BOCA ATTACHMENT</text:p>
            <text:p>Unique • Patron</text:p>
            <text:p>Any player in this Sea may tack and discard a Holy Crew as an action to discard this card.</text:p>
            <text:p>React: Tack after a Holy Crew in this or an adjacent Sea tacks to produce skill points to reduce the skill points produced to 0.</text:p>
            <text:p>React: Discard one of your non-Captain Rose and Cross Crew when you are suffering Hits in this or an adjacent Sea to reduce the Hits to 0.</text:p>
          </table:table-cell>
          <table:table-cell table:style-name="ce4"/>
          <table:table-cell table:number-columns-repeated="16360"/>
        </table:table-row>
        <table:table-row table:style-name="ro2">
          <table:table-cell office:value-type="string" office:string-value="  &lt;card id=~4e109213-7e7e-4e51-861b-2193754f7987~ name=~Dona Arantxa Grijalva~&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1~ /&gt;&lt;property name=~Influence~ value=~1~ /&gt;&lt;property name=~Swashbuckling~ value=~3~ /&gt;&lt;property name=~Crew Max~ value=~~ /&gt;&lt;property name=~Move Cost~ value=~~ /&gt;&lt;property name=~Faction~ value=~Explorer's Society~ /&gt;&lt;property name=~Text~ value=~*Los Vagos*&#10;Holy&#10;React: Once per turn, you may discard 2 cards from your hand when suffering Hits to reduce the Hits suffered by 3 (minimum 0). You may only use this ability if this Crew is untacked and you are suffering 4 or more Hits.~ /&gt;&lt;/card&gt;" table:formula="of:=CONCATENATE(&quot;  &lt;card id=~&quot;;[.C28];&quot;~ name=~&quot;;[.E28];&quot;~&gt;&lt;property name=~&quot;;[.F$1];&quot;~ value=~&quot;;[.F28];&quot;~ /&gt;&lt;property name=~&quot;;[.G$1];&quot;~ value=~&quot;;[.G28];&quot;~ /&gt;&lt;property name=~&quot;;[.H$1];&quot;~ value=~&quot;;[.H28];&quot;~ /&gt;&lt;property name=~&quot;;[.I$1];&quot;~ value=~&quot;;[.I28];&quot;~ /&gt;&lt;property name=~&quot;;[.J$1];&quot;~ value=~&quot;;[.J28];&quot;~ /&gt;&lt;property name=~&quot;;[.K$1];&quot;~ value=~&quot;;[.K28];&quot;~ /&gt;&lt;property name=~&quot;;[.L$1];&quot;~ value=~&quot;;[.L28];&quot;~ /&gt;&lt;property name=~&quot;;[.M$1];&quot;~ value=~&quot;;[.M28];&quot;~ /&gt;&lt;property name=~&quot;;[.N$1];&quot;~ value=~&quot;;[.N28];&quot;~ /&gt;&lt;property name=~&quot;;[.O$1];&quot;~ value=~&quot;;[.O28];&quot;~ /&gt;&lt;property name=~&quot;;[.P$1];&quot;~ value=~&quot;;[.P28];&quot;~ /&gt;&lt;property name=~&quot;;[.Q$1];&quot;~ value=~&quot;;[.Q28];&quot;~ /&gt;&lt;property name=~&quot;;[.R$1];&quot;~ value=~&quot;;[.R28];&quot;~ /&gt;&lt;property name=~&quot;;[.S$1];&quot;~ value=~&quot;;[.S28];&quot;~ /&gt;&lt;property name=~&quot;;[.T$1];&quot;~ value=~&quot;;[.T28];&quot;~ /&gt;&lt;property name=~&quot;;[.U$1];&quot;~ value=~&quot;;[.U28];&quot;~ /&gt;&lt;property name=~&quot;;[.V$1];&quot;~ value=~&quot;;[.V28];&quot;~ /&gt;&lt;property name=~&quot;;[.W$1];&quot;~ value=~&quot;;[.W28];&quot;~ /&gt;&lt;/card&gt;&quot;)" table:style-name="ce1">
            <text:p><text:s text:c="2"/>&lt;card id=~4e109213-7e7e-4e51-861b-2193754f7987~ name=~Dona Arantxa Grijalva~&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1~ /&gt;&lt;property name=~Influence~ value=~1~ /&gt;&lt;property name=~Swashbuckling~ value=~3~ /&gt;&lt;property name=~Crew Max~ value=~~ /&gt;&lt;property name=~Move Cost~ value=~~ /&gt;&lt;property name=~Faction~ value=~Explorer's Society~ /&gt;&lt;property name=~Text~ value=~*Los Vagos*</text:p>
            <text:p>Holy</text:p>
            <text:p>React: Once per turn, you may discard 2 cards from your hand when suffering Hits to reduce the Hits suffered by 3 (minimum 0). You may only use this ability if this Crew is untacked and you are suffering 4 or more Hits.~ /&gt;&lt;/card&gt;</text:p>
          </table:table-cell>
          <table:table-cell office:value-type="string" office:string-value=" &lt;Relationship Target=~/cards/SynS_DonaArantxaGrijalva.jpg~ Id=~C4e109213-7e7e-4e51-861b-2193754f7987~ Type=~http://schemas.octgn.org/picture~/&gt;" table:formula="of:=CONCATENATE(&quot; &lt;Relationship Target=~/cards/&quot;;[.D28];&quot;.jpg~ Id=~C&quot;;[.C28];&quot;~ Type=~http://schemas.octgn.org/picture~/&gt;&quot;)" table:style-name="ce1">
            <text:p><text:s/>&lt;Relationship Target=~/cards/SynS_DonaArantxaGrijalva.jpg~ Id=~C4e109213-7e7e-4e51-861b-2193754f7987~ Type=~http://schemas.octgn.org/picture~/&gt;</text:p>
          </table:table-cell>
          <table:table-cell office:value-type="string" table:style-name="ce1">
            <text:p>4e109213-7e7e-4e51-861b-2193754f7987</text:p>
          </table:table-cell>
          <table:table-cell office:value-type="string" table:style-name="ce1">
            <text:p>SynS_DonaArantxaGrijalva</text:p>
          </table:table-cell>
          <table:table-cell office:value-type="string" table:style-name="ce1">
            <text:p>Dona Arantxa Grijalva</text:p>
          </table:table-cell>
          <table:table-cell office:value-type="string" table:style-name="ce1">
            <text:p>C</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table:number-columns-repeated="2" table:style-name="ce1"/>
          <table:table-cell office:value-type="string" table:style-name="ce1">
            <text:p>Explorer's Society</text:p>
          </table:table-cell>
          <table:table-cell office:value-type="string" table:style-name="ce1">
            <text:p>*Los Vagos*</text:p>
            <text:p>Holy</text:p>
            <text:p>React: Once per turn, you may discard 2 cards from your hand when suffering Hits to reduce the Hits suffered by 3 (minimum 0). You may only use this ability if this Crew is untacked and you are suffering 4 or more Hits.</text:p>
          </table:table-cell>
          <table:table-cell table:style-name="ce4"/>
          <table:table-cell table:number-columns-repeated="16360"/>
        </table:table-row>
        <table:table-row table:style-name="ro2">
          <table:table-cell office:value-type="string" office:string-value="  &lt;card id=~9511ce48-775f-4b3a-8d4e-ab65209f550a~ name=~Dona Lucia del Torres~&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1~ /&gt;&lt;property name=~Sailing~ value=~2~ /&gt;&lt;property name=~Adventuring~ value=~0~ /&gt;&lt;property name=~Influence~ value=~0~ /&gt;&lt;property name=~Swashbuckling~ value=~3~ /&gt;&lt;property name=~Crew Max~ value=~~ /&gt;&lt;property name=~Move Cost~ value=~~ /&gt;&lt;property name=~Faction~ value=~Brotherhood~ /&gt;&lt;property name=~Text~ value=~*Los Vagos*&#10;Heroic • Swordsman+1&#10;If any other Ship in this Sea has one or more Castillian or Montaigne Crew on board, this Crew has +2 to all of her skills.~ /&gt;&lt;/card&gt;" table:formula="of:=CONCATENATE(&quot;  &lt;card id=~&quot;;[.C29];&quot;~ name=~&quot;;[.E29];&quot;~&gt;&lt;property name=~&quot;;[.F$1];&quot;~ value=~&quot;;[.F29];&quot;~ /&gt;&lt;property name=~&quot;;[.G$1];&quot;~ value=~&quot;;[.G29];&quot;~ /&gt;&lt;property name=~&quot;;[.H$1];&quot;~ value=~&quot;;[.H29];&quot;~ /&gt;&lt;property name=~&quot;;[.I$1];&quot;~ value=~&quot;;[.I29];&quot;~ /&gt;&lt;property name=~&quot;;[.J$1];&quot;~ value=~&quot;;[.J29];&quot;~ /&gt;&lt;property name=~&quot;;[.K$1];&quot;~ value=~&quot;;[.K29];&quot;~ /&gt;&lt;property name=~&quot;;[.L$1];&quot;~ value=~&quot;;[.L29];&quot;~ /&gt;&lt;property name=~&quot;;[.M$1];&quot;~ value=~&quot;;[.M29];&quot;~ /&gt;&lt;property name=~&quot;;[.N$1];&quot;~ value=~&quot;;[.N29];&quot;~ /&gt;&lt;property name=~&quot;;[.O$1];&quot;~ value=~&quot;;[.O29];&quot;~ /&gt;&lt;property name=~&quot;;[.P$1];&quot;~ value=~&quot;;[.P29];&quot;~ /&gt;&lt;property name=~&quot;;[.Q$1];&quot;~ value=~&quot;;[.Q29];&quot;~ /&gt;&lt;property name=~&quot;;[.R$1];&quot;~ value=~&quot;;[.R29];&quot;~ /&gt;&lt;property name=~&quot;;[.S$1];&quot;~ value=~&quot;;[.S29];&quot;~ /&gt;&lt;property name=~&quot;;[.T$1];&quot;~ value=~&quot;;[.T29];&quot;~ /&gt;&lt;property name=~&quot;;[.U$1];&quot;~ value=~&quot;;[.U29];&quot;~ /&gt;&lt;property name=~&quot;;[.V$1];&quot;~ value=~&quot;;[.V29];&quot;~ /&gt;&lt;property name=~&quot;;[.W$1];&quot;~ value=~&quot;;[.W29];&quot;~ /&gt;&lt;/card&gt;&quot;)" table:style-name="ce1">
            <text:p><text:s text:c="2"/>&lt;card id=~9511ce48-775f-4b3a-8d4e-ab65209f550a~ name=~Dona Lucia del Torres~&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1~ /&gt;&lt;property name=~Sailing~ value=~2~ /&gt;&lt;property name=~Adventuring~ value=~0~ /&gt;&lt;property name=~Influence~ value=~0~ /&gt;&lt;property name=~Swashbuckling~ value=~3~ /&gt;&lt;property name=~Crew Max~ value=~~ /&gt;&lt;property name=~Move Cost~ value=~~ /&gt;&lt;property name=~Faction~ value=~Brotherhood~ /&gt;&lt;property name=~Text~ value=~*Los Vagos*</text:p>
            <text:p>Heroic • Swordsman+1</text:p>
            <text:p>If any other Ship in this Sea has one or more Castillian or Montaigne Crew on board, this Crew has +2 to all of her skills.~ /&gt;&lt;/card&gt;</text:p>
          </table:table-cell>
          <table:table-cell office:value-type="string" office:string-value=" &lt;Relationship Target=~/cards/SynS_DonaLuciadelTorres.jpg~ Id=~C9511ce48-775f-4b3a-8d4e-ab65209f550a~ Type=~http://schemas.octgn.org/picture~/&gt;" table:formula="of:=CONCATENATE(&quot; &lt;Relationship Target=~/cards/&quot;;[.D29];&quot;.jpg~ Id=~C&quot;;[.C29];&quot;~ Type=~http://schemas.octgn.org/picture~/&gt;&quot;)" table:style-name="ce1">
            <text:p><text:s/>&lt;Relationship Target=~/cards/SynS_DonaLuciadelTorres.jpg~ Id=~C9511ce48-775f-4b3a-8d4e-ab65209f550a~ Type=~http://schemas.octgn.org/picture~/&gt;</text:p>
          </table:table-cell>
          <table:table-cell office:value-type="string" table:style-name="ce1">
            <text:p>9511ce48-775f-4b3a-8d4e-ab65209f550a</text:p>
          </table:table-cell>
          <table:table-cell office:value-type="string" table:style-name="ce1">
            <text:p>SynS_DonaLuciadelTorres</text:p>
          </table:table-cell>
          <table:table-cell office:value-type="string" table:style-name="ce1">
            <text:p>Dona Lucia del Torres</text:p>
          </table:table-cell>
          <table:table-cell office:value-type="string" table:style-name="ce1">
            <text:p>C</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1" table:style-name="ce1">
            <text:p>1</text:p>
          </table:table-cell>
          <table:table-cell office:value-type="float" office:value="2" table:style-name="ce1">
            <text:p>2</text:p>
          </table:table-cell>
          <table:table-cell office:value-type="float" office:value="0" table:style-name="ce1">
            <text:p>0</text:p>
          </table:table-cell>
          <table:table-cell office:value-type="float" office:value="0" table:style-name="ce1">
            <text:p>0</text:p>
          </table:table-cell>
          <table:table-cell office:value-type="float" office:value="3" table:style-name="ce1">
            <text:p>3</text:p>
          </table:table-cell>
          <table:table-cell table:number-columns-repeated="2" table:style-name="ce1"/>
          <table:table-cell office:value-type="string" table:style-name="ce1">
            <text:p>Brotherhood</text:p>
          </table:table-cell>
          <table:table-cell office:value-type="string" table:style-name="ce1">
            <text:p>*Los Vagos*</text:p>
            <text:p>Heroic • Swordsman+1</text:p>
            <text:p>If any other Ship in this Sea has one or more Castillian or Montaigne Crew on board, this Crew has +2 to all of her skills.</text:p>
          </table:table-cell>
          <table:table-cell office:value-type="string" table:style-name="ce4">
            <text:p>“I know the true name of your Captain Allende –and I love him just as much now as I did when he sat on the throne of Castille.”</text:p>
          </table:table-cell>
          <table:table-cell table:number-columns-repeated="16360"/>
        </table:table-row>
        <table:table-row table:style-name="ro2">
          <table:table-cell office:value-type="string" office:string-value="  &lt;card id=~886515fd-0c13-42c7-944b-c29eec43eab4~ name=~Down with l’Empereur!~&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2 Seas Away • Oath • Unique&#10;To complete: Pay 6 Adventuring (4 if in Frothing Sea or if you have a Rilasciare Crew on board)&#10;Crew Attachment: +1 Swashbuckling.&#10;Act: Tack this card to target and sink a Patron or Letter of Marque card in this Sea.&#10;Act: Tack and sink this card to target and sink any non-Control Sea Attachment in this Sea.~ /&gt;&lt;/card&gt;" table:formula="of:=CONCATENATE(&quot;  &lt;card id=~&quot;;[.C30];&quot;~ name=~&quot;;[.E30];&quot;~&gt;&lt;property name=~&quot;;[.F$1];&quot;~ value=~&quot;;[.F30];&quot;~ /&gt;&lt;property name=~&quot;;[.G$1];&quot;~ value=~&quot;;[.G30];&quot;~ /&gt;&lt;property name=~&quot;;[.H$1];&quot;~ value=~&quot;;[.H30];&quot;~ /&gt;&lt;property name=~&quot;;[.I$1];&quot;~ value=~&quot;;[.I30];&quot;~ /&gt;&lt;property name=~&quot;;[.J$1];&quot;~ value=~&quot;;[.J30];&quot;~ /&gt;&lt;property name=~&quot;;[.K$1];&quot;~ value=~&quot;;[.K30];&quot;~ /&gt;&lt;property name=~&quot;;[.L$1];&quot;~ value=~&quot;;[.L30];&quot;~ /&gt;&lt;property name=~&quot;;[.M$1];&quot;~ value=~&quot;;[.M30];&quot;~ /&gt;&lt;property name=~&quot;;[.N$1];&quot;~ value=~&quot;;[.N30];&quot;~ /&gt;&lt;property name=~&quot;;[.O$1];&quot;~ value=~&quot;;[.O30];&quot;~ /&gt;&lt;property name=~&quot;;[.P$1];&quot;~ value=~&quot;;[.P30];&quot;~ /&gt;&lt;property name=~&quot;;[.Q$1];&quot;~ value=~&quot;;[.Q30];&quot;~ /&gt;&lt;property name=~&quot;;[.R$1];&quot;~ value=~&quot;;[.R30];&quot;~ /&gt;&lt;property name=~&quot;;[.S$1];&quot;~ value=~&quot;;[.S30];&quot;~ /&gt;&lt;property name=~&quot;;[.T$1];&quot;~ value=~&quot;;[.T30];&quot;~ /&gt;&lt;property name=~&quot;;[.U$1];&quot;~ value=~&quot;;[.U30];&quot;~ /&gt;&lt;property name=~&quot;;[.V$1];&quot;~ value=~&quot;;[.V30];&quot;~ /&gt;&lt;property name=~&quot;;[.W$1];&quot;~ value=~&quot;;[.W30];&quot;~ /&gt;&lt;/card&gt;&quot;)" table:style-name="ce1">
            <text:p><text:s text:c="2"/>&lt;card id=~886515fd-0c13-42c7-944b-c29eec43eab4~ name=~Down with l’Empereur!~&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2 Seas Away • Oath • Unique</text:p>
            <text:p>To complete: Pay 6 Adventuring (4 if in Frothing Sea or if you have a Rilasciare Crew on board)</text:p>
            <text:p>Crew Attachment: +1 Swashbuckling.</text:p>
            <text:p>Act: Tack this card to target and sink a Patron or Letter of Marque card in this Sea.</text:p>
            <text:p>Act: Tack and sink this card to target and sink any non-Control Sea Attachment in this Sea.~ /&gt;&lt;/card&gt;</text:p>
          </table:table-cell>
          <table:table-cell office:value-type="string" office:string-value=" &lt;Relationship Target=~/cards/SynS_DownwithlEmpereur.jpg~ Id=~C886515fd-0c13-42c7-944b-c29eec43eab4~ Type=~http://schemas.octgn.org/picture~/&gt;" table:formula="of:=CONCATENATE(&quot; &lt;Relationship Target=~/cards/&quot;;[.D30];&quot;.jpg~ Id=~C&quot;;[.C30];&quot;~ Type=~http://schemas.octgn.org/picture~/&gt;&quot;)" table:style-name="ce1">
            <text:p><text:s/>&lt;Relationship Target=~/cards/SynS_DownwithlEmpereur.jpg~ Id=~C886515fd-0c13-42c7-944b-c29eec43eab4~ Type=~http://schemas.octgn.org/picture~/&gt;</text:p>
          </table:table-cell>
          <table:table-cell office:value-type="string" table:style-name="ce1">
            <text:p>886515fd-0c13-42c7-944b-c29eec43eab4</text:p>
          </table:table-cell>
          <table:table-cell office:value-type="string" table:style-name="ce1">
            <text:p>SynS_DownwithlEmpereur</text:p>
          </table:table-cell>
          <table:table-cell office:value-type="string" table:style-name="ce1">
            <text:p>Down with l’Empereur!</text:p>
          </table:table-cell>
          <table:table-cell office:value-type="string" table:style-name="ce1">
            <text:p>R</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2 Seas Away • Oath • Unique</text:p>
            <text:p>To complete: Pay 6 Adventuring (4 if in Frothing Sea or if you have a Rilasciare Crew on board)</text:p>
            <text:p>Crew Attachment: +1 Swashbuckling.</text:p>
            <text:p>Act: Tack this card to target and sink a Patron or Letter of Marque card in this Sea.</text:p>
            <text:p>Act: Tack and sink this card to target and sink any non-Control Sea Attachment in this Sea.</text:p>
          </table:table-cell>
          <table:table-cell office:value-type="string" table:style-name="ce4">
            <text:p>“Flee, your Majesty! I cannot stop them all!”</text:p>
          </table:table-cell>
          <table:table-cell table:number-columns-repeated="16360"/>
        </table:table-row>
        <table:table-row table:style-name="ro2">
          <table:table-cell office:value-type="string" office:string-value="  &lt;card id=~4ddaddee-17cd-4075-ad95-ab099392ef20~ name=~Dryope Vestini~&gt;&lt;property name=~Rarity~ value=~R~ /&gt;&lt;property name=~Type~ value=~crew~ /&gt;&lt;property name=~Cost~ value=~2~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0~ /&gt;&lt;property name=~Swashbuckling~ value=~1~ /&gt;&lt;property name=~Crew Max~ value=~~ /&gt;&lt;property name=~Move Cost~ value=~~ /&gt;&lt;property name=~Faction~ value=~unaligned~ /&gt;&lt;property name=~Text~ value=~Unique • Fate 1&#10;This Crew may not attach Fate Knacks while tacked.~ /&gt;&lt;/card&gt;" table:formula="of:=CONCATENATE(&quot;  &lt;card id=~&quot;;[.C31];&quot;~ name=~&quot;;[.E31];&quot;~&gt;&lt;property name=~&quot;;[.F$1];&quot;~ value=~&quot;;[.F31];&quot;~ /&gt;&lt;property name=~&quot;;[.G$1];&quot;~ value=~&quot;;[.G31];&quot;~ /&gt;&lt;property name=~&quot;;[.H$1];&quot;~ value=~&quot;;[.H31];&quot;~ /&gt;&lt;property name=~&quot;;[.I$1];&quot;~ value=~&quot;;[.I31];&quot;~ /&gt;&lt;property name=~&quot;;[.J$1];&quot;~ value=~&quot;;[.J31];&quot;~ /&gt;&lt;property name=~&quot;;[.K$1];&quot;~ value=~&quot;;[.K31];&quot;~ /&gt;&lt;property name=~&quot;;[.L$1];&quot;~ value=~&quot;;[.L31];&quot;~ /&gt;&lt;property name=~&quot;;[.M$1];&quot;~ value=~&quot;;[.M31];&quot;~ /&gt;&lt;property name=~&quot;;[.N$1];&quot;~ value=~&quot;;[.N31];&quot;~ /&gt;&lt;property name=~&quot;;[.O$1];&quot;~ value=~&quot;;[.O31];&quot;~ /&gt;&lt;property name=~&quot;;[.P$1];&quot;~ value=~&quot;;[.P31];&quot;~ /&gt;&lt;property name=~&quot;;[.Q$1];&quot;~ value=~&quot;;[.Q31];&quot;~ /&gt;&lt;property name=~&quot;;[.R$1];&quot;~ value=~&quot;;[.R31];&quot;~ /&gt;&lt;property name=~&quot;;[.S$1];&quot;~ value=~&quot;;[.S31];&quot;~ /&gt;&lt;property name=~&quot;;[.T$1];&quot;~ value=~&quot;;[.T31];&quot;~ /&gt;&lt;property name=~&quot;;[.U$1];&quot;~ value=~&quot;;[.U31];&quot;~ /&gt;&lt;property name=~&quot;;[.V$1];&quot;~ value=~&quot;;[.V31];&quot;~ /&gt;&lt;property name=~&quot;;[.W$1];&quot;~ value=~&quot;;[.W31];&quot;~ /&gt;&lt;/card&gt;&quot;)" table:style-name="ce1">
            <text:p><text:s text:c="2"/>&lt;card id=~4ddaddee-17cd-4075-ad95-ab099392ef20~ name=~Dryope Vestini~&gt;&lt;property name=~Rarity~ value=~R~ /&gt;&lt;property name=~Type~ value=~crew~ /&gt;&lt;property name=~Cost~ value=~2~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0~ /&gt;&lt;property name=~Swashbuckling~ value=~1~ /&gt;&lt;property name=~Crew Max~ value=~~ /&gt;&lt;property name=~Move Cost~ value=~~ /&gt;&lt;property name=~Faction~ value=~unaligned~ /&gt;&lt;property name=~Text~ value=~Unique • Fate 1</text:p>
            <text:p>This Crew may not attach Fate Knacks while tacked.~ /&gt;&lt;/card&gt;</text:p>
          </table:table-cell>
          <table:table-cell office:value-type="string" office:string-value=" &lt;Relationship Target=~/cards/SynS_DryopeVestini.jpg~ Id=~C4ddaddee-17cd-4075-ad95-ab099392ef20~ Type=~http://schemas.octgn.org/picture~/&gt;" table:formula="of:=CONCATENATE(&quot; &lt;Relationship Target=~/cards/&quot;;[.D31];&quot;.jpg~ Id=~C&quot;;[.C31];&quot;~ Type=~http://schemas.octgn.org/picture~/&gt;&quot;)" table:style-name="ce1">
            <text:p><text:s/>&lt;Relationship Target=~/cards/SynS_DryopeVestini.jpg~ Id=~C4ddaddee-17cd-4075-ad95-ab099392ef20~ Type=~http://schemas.octgn.org/picture~/&gt;</text:p>
          </table:table-cell>
          <table:table-cell office:value-type="string" table:style-name="ce1">
            <text:p>4ddaddee-17cd-4075-ad95-ab099392ef20</text:p>
          </table:table-cell>
          <table:table-cell office:value-type="string" table:style-name="ce1">
            <text:p>SynS_DryopeVestini</text:p>
          </table:table-cell>
          <table:table-cell office:value-type="string" table:style-name="ce1">
            <text:p>Dryope Vestini</text:p>
          </table:table-cell>
          <table:table-cell office:value-type="string" table:style-name="ce1">
            <text:p>R</text:p>
          </table:table-cell>
          <table:table-cell office:value-type="string" table:style-name="ce1">
            <text:p>crew</text:p>
          </table:table-cell>
          <table:table-cell office:value-type="float" office:value="2" table:style-name="ce1">
            <text:p>2</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table:number-columns-repeated="2" table:style-name="ce1"/>
          <table:table-cell office:value-type="string" table:style-name="ce1">
            <text:p>unaligned</text:p>
          </table:table-cell>
          <table:table-cell office:value-type="string" table:style-name="ce1">
            <text:p>Unique • Fate 1</text:p>
            <text:p>This Crew may not attach Fate Knacks while tacked.</text:p>
          </table:table-cell>
          <table:table-cell office:value-type="string" table:style-name="ce4">
            <text:p>The strands are interconnected. Pulling on one can have devastating, unforeseen repercussions. Dryope never understood that until the night her husband hanged Himself.</text:p>
          </table:table-cell>
          <table:table-cell table:number-columns-repeated="16360"/>
        </table:table-row>
        <table:table-row table:style-name="ro2">
          <table:table-cell office:value-type="string" office:string-value="  &lt;card id=~f1191c3c-5637-4689-a279-e501ca287d5b~ name=~Dust of Irritation~&gt;&lt;property name=~Rarity~ value=~C~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10;Scry 1 Knack • Item&#10;Act: Tack this card to target a Crew in this Sea and draw a card. Until the end of the turn, when target Crew tacks to produce Skill points they produce 3 fewer points of the skill (minimum 0). Discard this card at the end of the turn.~ /&gt;&lt;/card&gt;" table:formula="of:=CONCATENATE(&quot;  &lt;card id=~&quot;;[.C32];&quot;~ name=~&quot;;[.E32];&quot;~&gt;&lt;property name=~&quot;;[.F$1];&quot;~ value=~&quot;;[.F32];&quot;~ /&gt;&lt;property name=~&quot;;[.G$1];&quot;~ value=~&quot;;[.G32];&quot;~ /&gt;&lt;property name=~&quot;;[.H$1];&quot;~ value=~&quot;;[.H32];&quot;~ /&gt;&lt;property name=~&quot;;[.I$1];&quot;~ value=~&quot;;[.I32];&quot;~ /&gt;&lt;property name=~&quot;;[.J$1];&quot;~ value=~&quot;;[.J32];&quot;~ /&gt;&lt;property name=~&quot;;[.K$1];&quot;~ value=~&quot;;[.K32];&quot;~ /&gt;&lt;property name=~&quot;;[.L$1];&quot;~ value=~&quot;;[.L32];&quot;~ /&gt;&lt;property name=~&quot;;[.M$1];&quot;~ value=~&quot;;[.M32];&quot;~ /&gt;&lt;property name=~&quot;;[.N$1];&quot;~ value=~&quot;;[.N32];&quot;~ /&gt;&lt;property name=~&quot;;[.O$1];&quot;~ value=~&quot;;[.O32];&quot;~ /&gt;&lt;property name=~&quot;;[.P$1];&quot;~ value=~&quot;;[.P32];&quot;~ /&gt;&lt;property name=~&quot;;[.Q$1];&quot;~ value=~&quot;;[.Q32];&quot;~ /&gt;&lt;property name=~&quot;;[.R$1];&quot;~ value=~&quot;;[.R32];&quot;~ /&gt;&lt;property name=~&quot;;[.S$1];&quot;~ value=~&quot;;[.S32];&quot;~ /&gt;&lt;property name=~&quot;;[.T$1];&quot;~ value=~&quot;;[.T32];&quot;~ /&gt;&lt;property name=~&quot;;[.U$1];&quot;~ value=~&quot;;[.U32];&quot;~ /&gt;&lt;property name=~&quot;;[.V$1];&quot;~ value=~&quot;;[.V32];&quot;~ /&gt;&lt;property name=~&quot;;[.W$1];&quot;~ value=~&quot;;[.W32];&quot;~ /&gt;&lt;/card&gt;&quot;)" table:style-name="ce1">
            <text:p><text:s text:c="2"/>&lt;card id=~f1191c3c-5637-4689-a279-e501ca287d5b~ name=~Dust of Irritation~&gt;&lt;property name=~Rarity~ value=~C~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text:p>
            <text:p>Scry 1 Knack • Item</text:p>
            <text:p>Act: Tack this card to target a Crew in this Sea and draw a card. Until the end of the turn, when target Crew tacks to produce Skill points they produce 3 fewer points of the skill (minimum 0). Discard this card at the end of the turn.~ /&gt;&lt;/card&gt;</text:p>
          </table:table-cell>
          <table:table-cell office:value-type="string" office:string-value=" &lt;Relationship Target=~/cards/SynS_DustofIrritation.jpg~ Id=~Cf1191c3c-5637-4689-a279-e501ca287d5b~ Type=~http://schemas.octgn.org/picture~/&gt;" table:formula="of:=CONCATENATE(&quot; &lt;Relationship Target=~/cards/&quot;;[.D32];&quot;.jpg~ Id=~C&quot;;[.C32];&quot;~ Type=~http://schemas.octgn.org/picture~/&gt;&quot;)" table:style-name="ce1">
            <text:p><text:s/>&lt;Relationship Target=~/cards/SynS_DustofIrritation.jpg~ Id=~Cf1191c3c-5637-4689-a279-e501ca287d5b~ Type=~http://schemas.octgn.org/picture~/&gt;</text:p>
          </table:table-cell>
          <table:table-cell office:value-type="string" table:style-name="ce1">
            <text:p>f1191c3c-5637-4689-a279-e501ca287d5b</text:p>
          </table:table-cell>
          <table:table-cell office:value-type="string" table:style-name="ce1">
            <text:p>SynS_DustofIrritation</text:p>
          </table:table-cell>
          <table:table-cell office:value-type="string" table:style-name="ce1">
            <text:p>Dust of Irritation</text:p>
          </table:table-cell>
          <table:table-cell office:value-type="string" table:style-name="ce1">
            <text:p>C</text:p>
          </table:table-cell>
          <table:table-cell office:value-type="string" table:style-name="ce1">
            <text:p>attachment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text:p>
            <text:p>Scry 1 Knack • Item</text:p>
            <text:p>Act: Tack this card to target a Crew in this Sea and draw a card. Until the end of the turn, when target Crew tacks to produce Skill points they produce 3 fewer points of the skill (minimum 0). Discard this card at the end of the turn.</text:p>
          </table:table-cell>
          <table:table-cell office:value-type="string" table:style-name="ce4">
            <text:p>“This may sting a bit.”</text:p>
          </table:table-cell>
          <table:table-cell table:number-columns-repeated="16360"/>
        </table:table-row>
        <table:table-row table:style-name="ro2">
          <table:table-cell office:value-type="string" office:string-value="  &lt;card id=~d26d6e43-a311-474a-9a11-eccd95cdf311~ name=~Dust of Petrification~&gt;&lt;property name=~Rarity~ value=~C~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10;Scry 1 Knack • Item&#10;Act: Tack this card to target a Crew in this Sea and draw a card. Until the end of the turn, target Crew absorbs 3 extra Hits when tacking to absorb Hits. Discard this card at the end of the turn.~ /&gt;&lt;/card&gt;" table:formula="of:=CONCATENATE(&quot;  &lt;card id=~&quot;;[.C33];&quot;~ name=~&quot;;[.E33];&quot;~&gt;&lt;property name=~&quot;;[.F$1];&quot;~ value=~&quot;;[.F33];&quot;~ /&gt;&lt;property name=~&quot;;[.G$1];&quot;~ value=~&quot;;[.G33];&quot;~ /&gt;&lt;property name=~&quot;;[.H$1];&quot;~ value=~&quot;;[.H33];&quot;~ /&gt;&lt;property name=~&quot;;[.I$1];&quot;~ value=~&quot;;[.I33];&quot;~ /&gt;&lt;property name=~&quot;;[.J$1];&quot;~ value=~&quot;;[.J33];&quot;~ /&gt;&lt;property name=~&quot;;[.K$1];&quot;~ value=~&quot;;[.K33];&quot;~ /&gt;&lt;property name=~&quot;;[.L$1];&quot;~ value=~&quot;;[.L33];&quot;~ /&gt;&lt;property name=~&quot;;[.M$1];&quot;~ value=~&quot;;[.M33];&quot;~ /&gt;&lt;property name=~&quot;;[.N$1];&quot;~ value=~&quot;;[.N33];&quot;~ /&gt;&lt;property name=~&quot;;[.O$1];&quot;~ value=~&quot;;[.O33];&quot;~ /&gt;&lt;property name=~&quot;;[.P$1];&quot;~ value=~&quot;;[.P33];&quot;~ /&gt;&lt;property name=~&quot;;[.Q$1];&quot;~ value=~&quot;;[.Q33];&quot;~ /&gt;&lt;property name=~&quot;;[.R$1];&quot;~ value=~&quot;;[.R33];&quot;~ /&gt;&lt;property name=~&quot;;[.S$1];&quot;~ value=~&quot;;[.S33];&quot;~ /&gt;&lt;property name=~&quot;;[.T$1];&quot;~ value=~&quot;;[.T33];&quot;~ /&gt;&lt;property name=~&quot;;[.U$1];&quot;~ value=~&quot;;[.U33];&quot;~ /&gt;&lt;property name=~&quot;;[.V$1];&quot;~ value=~&quot;;[.V33];&quot;~ /&gt;&lt;property name=~&quot;;[.W$1];&quot;~ value=~&quot;;[.W33];&quot;~ /&gt;&lt;/card&gt;&quot;)" table:style-name="ce1">
            <text:p><text:s text:c="2"/>&lt;card id=~d26d6e43-a311-474a-9a11-eccd95cdf311~ name=~Dust of Petrification~&gt;&lt;property name=~Rarity~ value=~C~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text:p>
            <text:p>Scry 1 Knack • Item</text:p>
            <text:p>Act: Tack this card to target a Crew in this Sea and draw a card. Until the end of the turn, target Crew absorbs 3 extra Hits when tacking to absorb Hits. Discard this card at the end of the turn.~ /&gt;&lt;/card&gt;</text:p>
          </table:table-cell>
          <table:table-cell office:value-type="string" office:string-value=" &lt;Relationship Target=~/cards/SynS_DustofPetrification.jpg~ Id=~Cd26d6e43-a311-474a-9a11-eccd95cdf311~ Type=~http://schemas.octgn.org/picture~/&gt;" table:formula="of:=CONCATENATE(&quot; &lt;Relationship Target=~/cards/&quot;;[.D33];&quot;.jpg~ Id=~C&quot;;[.C33];&quot;~ Type=~http://schemas.octgn.org/picture~/&gt;&quot;)" table:style-name="ce1">
            <text:p><text:s/>&lt;Relationship Target=~/cards/SynS_DustofPetrification.jpg~ Id=~Cd26d6e43-a311-474a-9a11-eccd95cdf311~ Type=~http://schemas.octgn.org/picture~/&gt;</text:p>
          </table:table-cell>
          <table:table-cell office:value-type="string" table:style-name="ce1">
            <text:p>d26d6e43-a311-474a-9a11-eccd95cdf311</text:p>
          </table:table-cell>
          <table:table-cell office:value-type="string" table:style-name="ce1">
            <text:p>SynS_DustofPetrification</text:p>
          </table:table-cell>
          <table:table-cell office:value-type="string" table:style-name="ce1">
            <text:p>Dust of Petrification</text:p>
          </table:table-cell>
          <table:table-cell office:value-type="string" table:style-name="ce1">
            <text:p>C</text:p>
          </table:table-cell>
          <table:table-cell office:value-type="string" table:style-name="ce1">
            <text:p>attachment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text:p>
            <text:p>Scry 1 Knack • Item</text:p>
            <text:p>Act: Tack this card to target a Crew in this Sea and draw a card. Until the end of the turn, target Crew absorbs 3 extra Hits when tacking to absorb Hits. Discard this card at the end of the turn.</text:p>
          </table:table-cell>
          <table:table-cell office:value-type="string" table:style-name="ce4">
            <text:p>“It hardens the skin. You might as well try to kill a granite Boulder.”</text:p>
          </table:table-cell>
          <table:table-cell table:number-columns-repeated="16360"/>
        </table:table-row>
        <table:table-row table:style-name="ro2">
          <table:table-cell office:value-type="string" office:string-value="  &lt;card id=~0961142b-006d-4fcd-a72f-95e97dbdbb3b~ name=~EJ Tojo~&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1~ /&gt;&lt;property name=~Swashbuckling~ value=~3~ /&gt;&lt;property name=~Crew Max~ value=~~ /&gt;&lt;property name=~Move Cost~ value=~~ /&gt;&lt;property name=~Faction~ value=~Corsairs~ /&gt;&lt;property name=~Text~ value=~*Los Vagos*&#10;Captive • Heroic • Swordsman +2&#10;This Crew may not be pushed forward to fight in a Boarding Attack if your Captain is Villainous.~ /&gt;&lt;/card&gt;" table:formula="of:=CONCATENATE(&quot;  &lt;card id=~&quot;;[.C34];&quot;~ name=~&quot;;[.E34];&quot;~&gt;&lt;property name=~&quot;;[.F$1];&quot;~ value=~&quot;;[.F34];&quot;~ /&gt;&lt;property name=~&quot;;[.G$1];&quot;~ value=~&quot;;[.G34];&quot;~ /&gt;&lt;property name=~&quot;;[.H$1];&quot;~ value=~&quot;;[.H34];&quot;~ /&gt;&lt;property name=~&quot;;[.I$1];&quot;~ value=~&quot;;[.I34];&quot;~ /&gt;&lt;property name=~&quot;;[.J$1];&quot;~ value=~&quot;;[.J34];&quot;~ /&gt;&lt;property name=~&quot;;[.K$1];&quot;~ value=~&quot;;[.K34];&quot;~ /&gt;&lt;property name=~&quot;;[.L$1];&quot;~ value=~&quot;;[.L34];&quot;~ /&gt;&lt;property name=~&quot;;[.M$1];&quot;~ value=~&quot;;[.M34];&quot;~ /&gt;&lt;property name=~&quot;;[.N$1];&quot;~ value=~&quot;;[.N34];&quot;~ /&gt;&lt;property name=~&quot;;[.O$1];&quot;~ value=~&quot;;[.O34];&quot;~ /&gt;&lt;property name=~&quot;;[.P$1];&quot;~ value=~&quot;;[.P34];&quot;~ /&gt;&lt;property name=~&quot;;[.Q$1];&quot;~ value=~&quot;;[.Q34];&quot;~ /&gt;&lt;property name=~&quot;;[.R$1];&quot;~ value=~&quot;;[.R34];&quot;~ /&gt;&lt;property name=~&quot;;[.S$1];&quot;~ value=~&quot;;[.S34];&quot;~ /&gt;&lt;property name=~&quot;;[.T$1];&quot;~ value=~&quot;;[.T34];&quot;~ /&gt;&lt;property name=~&quot;;[.U$1];&quot;~ value=~&quot;;[.U34];&quot;~ /&gt;&lt;property name=~&quot;;[.V$1];&quot;~ value=~&quot;;[.V34];&quot;~ /&gt;&lt;property name=~&quot;;[.W$1];&quot;~ value=~&quot;;[.W34];&quot;~ /&gt;&lt;/card&gt;&quot;)" table:style-name="ce1">
            <text:p><text:s text:c="2"/>&lt;card id=~0961142b-006d-4fcd-a72f-95e97dbdbb3b~ name=~EJ Tojo~&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1~ /&gt;&lt;property name=~Swashbuckling~ value=~3~ /&gt;&lt;property name=~Crew Max~ value=~~ /&gt;&lt;property name=~Move Cost~ value=~~ /&gt;&lt;property name=~Faction~ value=~Corsairs~ /&gt;&lt;property name=~Text~ value=~*Los Vagos*</text:p>
            <text:p>Captive • Heroic • Swordsman +2</text:p>
            <text:p>This Crew may not be pushed forward to fight in a Boarding Attack if your Captain is Villainous.~ /&gt;&lt;/card&gt;</text:p>
          </table:table-cell>
          <table:table-cell office:value-type="string" office:string-value=" &lt;Relationship Target=~/cards/SynS_EJTojo.jpg~ Id=~C0961142b-006d-4fcd-a72f-95e97dbdbb3b~ Type=~http://schemas.octgn.org/picture~/&gt;" table:formula="of:=CONCATENATE(&quot; &lt;Relationship Target=~/cards/&quot;;[.D34];&quot;.jpg~ Id=~C&quot;;[.C34];&quot;~ Type=~http://schemas.octgn.org/picture~/&gt;&quot;)" table:style-name="ce1">
            <text:p><text:s/>&lt;Relationship Target=~/cards/SynS_EJTojo.jpg~ Id=~C0961142b-006d-4fcd-a72f-95e97dbdbb3b~ Type=~http://schemas.octgn.org/picture~/&gt;</text:p>
          </table:table-cell>
          <table:table-cell office:value-type="string" table:style-name="ce1">
            <text:p>0961142b-006d-4fcd-a72f-95e97dbdbb3b</text:p>
          </table:table-cell>
          <table:table-cell office:value-type="string" table:style-name="ce1">
            <text:p>SynS_EJTojo</text:p>
          </table:table-cell>
          <table:table-cell office:value-type="string" table:style-name="ce1">
            <text:p>EJ Tojo</text:p>
          </table:table-cell>
          <table:table-cell office:value-type="string" table:style-name="ce1">
            <text:p>C</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table:number-columns-repeated="2" table:style-name="ce1"/>
          <table:table-cell office:value-type="string" table:style-name="ce1">
            <text:p>Corsairs</text:p>
          </table:table-cell>
          <table:table-cell office:value-type="string" table:style-name="ce1">
            <text:p>*Los Vagos*</text:p>
            <text:p>Captive • Heroic • Swordsman +2</text:p>
            <text:p>This Crew may not be pushed forward to fight in a Boarding Attack if your Captain is Villainous.</text:p>
          </table:table-cell>
          <table:table-cell office:value-type="string" table:style-name="ce4">
            <text:p>El Vago wishes to have a word with this ‘Espera.’ I volunteered to find him.</text:p>
          </table:table-cell>
          <table:table-cell table:number-columns-repeated="16360"/>
        </table:table-row>
        <table:table-row table:style-name="ro2">
          <table:table-cell office:value-type="string" office:string-value="  &lt;card id=~29991276-b47a-4a41-8246-2dc3c6e5a1d7~ name=~El Esoque Occulto~&gt;&lt;property name=~Rarity~ value=~C~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after you have inflicted 4 or more hits with a Los Vagos Crew during a Boarding. After all of the hits are absorbed, the Los Vagos Crew inflicts an additional 2 Hits. You may not play another version of this card for this effect during this Boarding Attack.&#10;React: Play this card as a normal Boarding Attack. This Crew inflicts 2 extra Hits with this Boarding Attack. If you play the final card in the Boarding Attack and inflict Hits you may return this card to your hand after all of the hits have been suffered.~ /&gt;&lt;/card&gt;" table:formula="of:=CONCATENATE(&quot;  &lt;card id=~&quot;;[.C35];&quot;~ name=~&quot;;[.E35];&quot;~&gt;&lt;property name=~&quot;;[.F$1];&quot;~ value=~&quot;;[.F35];&quot;~ /&gt;&lt;property name=~&quot;;[.G$1];&quot;~ value=~&quot;;[.G35];&quot;~ /&gt;&lt;property name=~&quot;;[.H$1];&quot;~ value=~&quot;;[.H35];&quot;~ /&gt;&lt;property name=~&quot;;[.I$1];&quot;~ value=~&quot;;[.I35];&quot;~ /&gt;&lt;property name=~&quot;;[.J$1];&quot;~ value=~&quot;;[.J35];&quot;~ /&gt;&lt;property name=~&quot;;[.K$1];&quot;~ value=~&quot;;[.K35];&quot;~ /&gt;&lt;property name=~&quot;;[.L$1];&quot;~ value=~&quot;;[.L35];&quot;~ /&gt;&lt;property name=~&quot;;[.M$1];&quot;~ value=~&quot;;[.M35];&quot;~ /&gt;&lt;property name=~&quot;;[.N$1];&quot;~ value=~&quot;;[.N35];&quot;~ /&gt;&lt;property name=~&quot;;[.O$1];&quot;~ value=~&quot;;[.O35];&quot;~ /&gt;&lt;property name=~&quot;;[.P$1];&quot;~ value=~&quot;;[.P35];&quot;~ /&gt;&lt;property name=~&quot;;[.Q$1];&quot;~ value=~&quot;;[.Q35];&quot;~ /&gt;&lt;property name=~&quot;;[.R$1];&quot;~ value=~&quot;;[.R35];&quot;~ /&gt;&lt;property name=~&quot;;[.S$1];&quot;~ value=~&quot;;[.S35];&quot;~ /&gt;&lt;property name=~&quot;;[.T$1];&quot;~ value=~&quot;;[.T35];&quot;~ /&gt;&lt;property name=~&quot;;[.U$1];&quot;~ value=~&quot;;[.U35];&quot;~ /&gt;&lt;property name=~&quot;;[.V$1];&quot;~ value=~&quot;;[.V35];&quot;~ /&gt;&lt;property name=~&quot;;[.W$1];&quot;~ value=~&quot;;[.W35];&quot;~ /&gt;&lt;/card&gt;&quot;)" table:style-name="ce1">
            <text:p><text:s text:c="2"/>&lt;card id=~29991276-b47a-4a41-8246-2dc3c6e5a1d7~ name=~El Esoque Occulto~&gt;&lt;property name=~Rarity~ value=~C~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after you have inflicted 4 or more hits with a Los Vagos Crew during a Boarding. After all of the hits are absorbed, the Los Vagos Crew inflicts an additional 2 Hits. You may not play another version of this card for this effect during this Boarding Attack.</text:p>
            <text:p>React: Play this card as a normal Boarding Attack. This Crew inflicts 2 extra Hits with this Boarding Attack. If you play the final card in the Boarding Attack and inflict Hits you may return this card to your hand after all of the hits have been suffered.~ /&gt;&lt;/card&gt;</text:p>
          </table:table-cell>
          <table:table-cell office:value-type="string" office:string-value=" &lt;Relationship Target=~/cards/SynS_ElEsoqueOcculto.jpg~ Id=~C29991276-b47a-4a41-8246-2dc3c6e5a1d7~ Type=~http://schemas.octgn.org/picture~/&gt;" table:formula="of:=CONCATENATE(&quot; &lt;Relationship Target=~/cards/&quot;;[.D35];&quot;.jpg~ Id=~C&quot;;[.C35];&quot;~ Type=~http://schemas.octgn.org/picture~/&gt;&quot;)" table:style-name="ce1">
            <text:p><text:s/>&lt;Relationship Target=~/cards/SynS_ElEsoqueOcculto.jpg~ Id=~C29991276-b47a-4a41-8246-2dc3c6e5a1d7~ Type=~http://schemas.octgn.org/picture~/&gt;</text:p>
          </table:table-cell>
          <table:table-cell office:value-type="string" table:style-name="ce1">
            <text:p>29991276-b47a-4a41-8246-2dc3c6e5a1d7</text:p>
          </table:table-cell>
          <table:table-cell office:value-type="string" table:style-name="ce1">
            <text:p>SynS_ElEsoqueOcculto</text:p>
          </table:table-cell>
          <table:table-cell office:value-type="string" table:style-name="ce1">
            <text:p>El Esoque Occulto</text:p>
          </table:table-cell>
          <table:table-cell office:value-type="string" table:style-name="ce1">
            <text:p>C</text:p>
          </table:table-cell>
          <table:table-cell office:value-type="string" table:style-name="ce1">
            <text:p>actions</text:p>
          </table:table-cell>
          <table:table-cell table:number-columns-repeated="5"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after you have inflicted 4 or more hits with a Los Vagos Crew during a Boarding. After all of the hits are absorbed, the Los Vagos Crew inflicts an additional 2 Hits. You may not play another version of this card for this effect during this Boarding Attack.</text:p>
            <text:p>React: Play this card as a normal Boarding Attack. This Crew inflicts 2 extra Hits with this Boarding Attack. If you play the final card in the Boarding Attack and inflict Hits you may return this card to your hand after all of the hits have been suffered.</text:p>
          </table:table-cell>
          <table:table-cell table:style-name="ce4"/>
          <table:table-cell table:number-columns-repeated="16360"/>
        </table:table-row>
        <table:table-row table:style-name="ro2">
          <table:table-cell office:value-type="string" office:string-value="  &lt;card id=~ac004a2b-1a4c-41b7-b671-0a4905206ddd~ name=~El Punal Occulto School~&gt;&lt;property name=~Rarity~ value=~C~ /&gt;&lt;property name=~Type~ value=~attachments~ /&gt;&lt;property name=~Cost~ value=~5~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10;Swordsman Knack&#10;The cost of this Attachment is reduced by 3 if being attached to a Los Vagos Crew. Your Boarding Attacks that end with a Dagger inflict 2 extra Hits.&#10;React: Tack this card when this Crew plays a Dagger Boarding Attack; you may change that attack to a Thrust or Club.~ /&gt;&lt;/card&gt;" table:formula="of:=CONCATENATE(&quot;  &lt;card id=~&quot;;[.C36];&quot;~ name=~&quot;;[.E36];&quot;~&gt;&lt;property name=~&quot;;[.F$1];&quot;~ value=~&quot;;[.F36];&quot;~ /&gt;&lt;property name=~&quot;;[.G$1];&quot;~ value=~&quot;;[.G36];&quot;~ /&gt;&lt;property name=~&quot;;[.H$1];&quot;~ value=~&quot;;[.H36];&quot;~ /&gt;&lt;property name=~&quot;;[.I$1];&quot;~ value=~&quot;;[.I36];&quot;~ /&gt;&lt;property name=~&quot;;[.J$1];&quot;~ value=~&quot;;[.J36];&quot;~ /&gt;&lt;property name=~&quot;;[.K$1];&quot;~ value=~&quot;;[.K36];&quot;~ /&gt;&lt;property name=~&quot;;[.L$1];&quot;~ value=~&quot;;[.L36];&quot;~ /&gt;&lt;property name=~&quot;;[.M$1];&quot;~ value=~&quot;;[.M36];&quot;~ /&gt;&lt;property name=~&quot;;[.N$1];&quot;~ value=~&quot;;[.N36];&quot;~ /&gt;&lt;property name=~&quot;;[.O$1];&quot;~ value=~&quot;;[.O36];&quot;~ /&gt;&lt;property name=~&quot;;[.P$1];&quot;~ value=~&quot;;[.P36];&quot;~ /&gt;&lt;property name=~&quot;;[.Q$1];&quot;~ value=~&quot;;[.Q36];&quot;~ /&gt;&lt;property name=~&quot;;[.R$1];&quot;~ value=~&quot;;[.R36];&quot;~ /&gt;&lt;property name=~&quot;;[.S$1];&quot;~ value=~&quot;;[.S36];&quot;~ /&gt;&lt;property name=~&quot;;[.T$1];&quot;~ value=~&quot;;[.T36];&quot;~ /&gt;&lt;property name=~&quot;;[.U$1];&quot;~ value=~&quot;;[.U36];&quot;~ /&gt;&lt;property name=~&quot;;[.V$1];&quot;~ value=~&quot;;[.V36];&quot;~ /&gt;&lt;property name=~&quot;;[.W$1];&quot;~ value=~&quot;;[.W36];&quot;~ /&gt;&lt;/card&gt;&quot;)" table:style-name="ce1">
            <text:p><text:s text:c="2"/>&lt;card id=~ac004a2b-1a4c-41b7-b671-0a4905206ddd~ name=~El Punal Occulto School~&gt;&lt;property name=~Rarity~ value=~C~ /&gt;&lt;property name=~Type~ value=~attachments~ /&gt;&lt;property name=~Cost~ value=~5~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text:p>
            <text:p>Swordsman Knack</text:p>
            <text:p>The cost of this Attachment is reduced by 3 if being attached to a Los Vagos Crew. Your Boarding Attacks that end with a Dagger inflict 2 extra Hits.</text:p>
            <text:p>React: Tack this card when this Crew plays a Dagger Boarding Attack; you may change that attack to a Thrust or Club.~ /&gt;&lt;/card&gt;</text:p>
          </table:table-cell>
          <table:table-cell office:value-type="string" office:string-value=" &lt;Relationship Target=~/cards/SynS_ElPunalOccultoSchool.jpg~ Id=~Cac004a2b-1a4c-41b7-b671-0a4905206ddd~ Type=~http://schemas.octgn.org/picture~/&gt;" table:formula="of:=CONCATENATE(&quot; &lt;Relationship Target=~/cards/&quot;;[.D36];&quot;.jpg~ Id=~C&quot;;[.C36];&quot;~ Type=~http://schemas.octgn.org/picture~/&gt;&quot;)" table:style-name="ce1">
            <text:p><text:s/>&lt;Relationship Target=~/cards/SynS_ElPunalOccultoSchool.jpg~ Id=~Cac004a2b-1a4c-41b7-b671-0a4905206ddd~ Type=~http://schemas.octgn.org/picture~/&gt;</text:p>
          </table:table-cell>
          <table:table-cell office:value-type="string" table:style-name="ce1">
            <text:p>ac004a2b-1a4c-41b7-b671-0a4905206ddd</text:p>
          </table:table-cell>
          <table:table-cell office:value-type="string" table:style-name="ce1">
            <text:p>SynS_ElPunalOccultoSchool</text:p>
          </table:table-cell>
          <table:table-cell office:value-type="string" table:style-name="ce1">
            <text:p>El Punal Occulto School</text:p>
          </table:table-cell>
          <table:table-cell office:value-type="string" table:style-name="ce1">
            <text:p>C</text:p>
          </table:table-cell>
          <table:table-cell office:value-type="string" table:style-name="ce1">
            <text:p>attachments</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text:p>
            <text:p>Swordsman Knack</text:p>
            <text:p>The cost of this Attachment is reduced by 3 if being attached to a Los Vagos Crew. Your Boarding Attacks that end with a Dagger inflict 2 extra Hits.</text:p>
            <text:p>React: Tack this card when this Crew plays a Dagger Boarding Attack; you may change that attack to a Thrust or Club.</text:p>
          </table:table-cell>
          <table:table-cell table:style-name="ce4"/>
          <table:table-cell table:number-columns-repeated="16360"/>
        </table:table-row>
        <table:table-row table:style-name="ro2">
          <table:table-cell office:value-type="string" office:string-value="  &lt;card id=~cd4e3987-5a10-431b-8f0b-909f4ae65280~ name=~Encoding Device~&gt;&lt;property name=~Rarity~ value=~C~ /&gt;&lt;property name=~Type~ value=~attachments~ /&gt;&lt;property name=~Cost~ value=~8~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10;The cost of this card is reduced by 3 if being attached to an Invisible College Crew.&#10;React: After you have taken an action, discard 3 cards from your hand and tack this card to take an additional action.~ /&gt;&lt;/card&gt;" table:formula="of:=CONCATENATE(&quot;  &lt;card id=~&quot;;[.C37];&quot;~ name=~&quot;;[.E37];&quot;~&gt;&lt;property name=~&quot;;[.F$1];&quot;~ value=~&quot;;[.F37];&quot;~ /&gt;&lt;property name=~&quot;;[.G$1];&quot;~ value=~&quot;;[.G37];&quot;~ /&gt;&lt;property name=~&quot;;[.H$1];&quot;~ value=~&quot;;[.H37];&quot;~ /&gt;&lt;property name=~&quot;;[.I$1];&quot;~ value=~&quot;;[.I37];&quot;~ /&gt;&lt;property name=~&quot;;[.J$1];&quot;~ value=~&quot;;[.J37];&quot;~ /&gt;&lt;property name=~&quot;;[.K$1];&quot;~ value=~&quot;;[.K37];&quot;~ /&gt;&lt;property name=~&quot;;[.L$1];&quot;~ value=~&quot;;[.L37];&quot;~ /&gt;&lt;property name=~&quot;;[.M$1];&quot;~ value=~&quot;;[.M37];&quot;~ /&gt;&lt;property name=~&quot;;[.N$1];&quot;~ value=~&quot;;[.N37];&quot;~ /&gt;&lt;property name=~&quot;;[.O$1];&quot;~ value=~&quot;;[.O37];&quot;~ /&gt;&lt;property name=~&quot;;[.P$1];&quot;~ value=~&quot;;[.P37];&quot;~ /&gt;&lt;property name=~&quot;;[.Q$1];&quot;~ value=~&quot;;[.Q37];&quot;~ /&gt;&lt;property name=~&quot;;[.R$1];&quot;~ value=~&quot;;[.R37];&quot;~ /&gt;&lt;property name=~&quot;;[.S$1];&quot;~ value=~&quot;;[.S37];&quot;~ /&gt;&lt;property name=~&quot;;[.T$1];&quot;~ value=~&quot;;[.T37];&quot;~ /&gt;&lt;property name=~&quot;;[.U$1];&quot;~ value=~&quot;;[.U37];&quot;~ /&gt;&lt;property name=~&quot;;[.V$1];&quot;~ value=~&quot;;[.V37];&quot;~ /&gt;&lt;property name=~&quot;;[.W$1];&quot;~ value=~&quot;;[.W37];&quot;~ /&gt;&lt;/card&gt;&quot;)" table:style-name="ce1">
            <text:p><text:s text:c="2"/>&lt;card id=~cd4e3987-5a10-431b-8f0b-909f4ae65280~ name=~Encoding Device~&gt;&lt;property name=~Rarity~ value=~C~ /&gt;&lt;property name=~Type~ value=~attachments~ /&gt;&lt;property name=~Cost~ value=~8~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text:p>
            <text:p>The cost of this card is reduced by 3 if being attached to an Invisible College Crew.</text:p>
            <text:p>React: After you have taken an action, discard 3 cards from your hand and tack this card to take an additional action.~ /&gt;&lt;/card&gt;</text:p>
          </table:table-cell>
          <table:table-cell office:value-type="string" office:string-value=" &lt;Relationship Target=~/cards/SynS_EncodingDevice.jpg~ Id=~Ccd4e3987-5a10-431b-8f0b-909f4ae65280~ Type=~http://schemas.octgn.org/picture~/&gt;" table:formula="of:=CONCATENATE(&quot; &lt;Relationship Target=~/cards/&quot;;[.D37];&quot;.jpg~ Id=~C&quot;;[.C37];&quot;~ Type=~http://schemas.octgn.org/picture~/&gt;&quot;)" table:style-name="ce1">
            <text:p><text:s/>&lt;Relationship Target=~/cards/SynS_EncodingDevice.jpg~ Id=~Ccd4e3987-5a10-431b-8f0b-909f4ae65280~ Type=~http://schemas.octgn.org/picture~/&gt;</text:p>
          </table:table-cell>
          <table:table-cell office:value-type="string" table:style-name="ce1">
            <text:p>cd4e3987-5a10-431b-8f0b-909f4ae65280</text:p>
          </table:table-cell>
          <table:table-cell office:value-type="string" table:style-name="ce1">
            <text:p>SynS_EncodingDevice</text:p>
          </table:table-cell>
          <table:table-cell office:value-type="string" table:style-name="ce1">
            <text:p>Encoding Device</text:p>
          </table:table-cell>
          <table:table-cell office:value-type="string" table:style-name="ce1">
            <text:p>C</text:p>
          </table:table-cell>
          <table:table-cell office:value-type="string" table:style-name="ce1">
            <text:p>attachments</text:p>
          </table:table-cell>
          <table:table-cell office:value-type="float" office:value="8" table:style-name="ce1">
            <text:p>8</text:p>
          </table:table-cell>
          <table:table-cell office:value-type="string" table:style-name="ce1">
            <text:p>Ad</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text:p>
            <text:p>The cost of this card is reduced by 3 if being attached to an Invisible College Crew.</text:p>
            <text:p>React: After you have taken an action, discard 3 cards from your hand and tack this card to take an additional action.</text:p>
          </table:table-cell>
          <table:table-cell office:value-type="string" table:style-name="ce4">
            <text:p>“No, no, it’s just a music box. How could a music box create secret Messages?”</text:p>
          </table:table-cell>
          <table:table-cell table:number-columns-repeated="16360"/>
        </table:table-row>
        <table:table-row table:style-name="ro2">
          <table:table-cell office:value-type="string" office:string-value="  &lt;card id=~11532a96-8a1a-4a20-8cd6-6537f39ade72~ name=~Endings and Beginnings~&gt;&lt;property name=~Rarity~ value=~C~ /&gt;&lt;property name=~Type~ value=~actions~ /&gt;&lt;property name=~Cost~ value=~~ /&gt;&lt;property name=~Cost Type~ value=~~ /&gt;&lt;property name=~Cancel~ value=~4~ /&gt;&lt;property name=~Cancel Type~ value=~Ad~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only play this card if you have a Heroic Captain. Any player may pay the Cancel cost of this card.&#10;React: Play this card immediately after the beginning of the Actions Phase. All players discard their hands and draw 7 cards from their decks. Sink this Card.~ /&gt;&lt;/card&gt;" table:formula="of:=CONCATENATE(&quot;  &lt;card id=~&quot;;[.C38];&quot;~ name=~&quot;;[.E38];&quot;~&gt;&lt;property name=~&quot;;[.F$1];&quot;~ value=~&quot;;[.F38];&quot;~ /&gt;&lt;property name=~&quot;;[.G$1];&quot;~ value=~&quot;;[.G38];&quot;~ /&gt;&lt;property name=~&quot;;[.H$1];&quot;~ value=~&quot;;[.H38];&quot;~ /&gt;&lt;property name=~&quot;;[.I$1];&quot;~ value=~&quot;;[.I38];&quot;~ /&gt;&lt;property name=~&quot;;[.J$1];&quot;~ value=~&quot;;[.J38];&quot;~ /&gt;&lt;property name=~&quot;;[.K$1];&quot;~ value=~&quot;;[.K38];&quot;~ /&gt;&lt;property name=~&quot;;[.L$1];&quot;~ value=~&quot;;[.L38];&quot;~ /&gt;&lt;property name=~&quot;;[.M$1];&quot;~ value=~&quot;;[.M38];&quot;~ /&gt;&lt;property name=~&quot;;[.N$1];&quot;~ value=~&quot;;[.N38];&quot;~ /&gt;&lt;property name=~&quot;;[.O$1];&quot;~ value=~&quot;;[.O38];&quot;~ /&gt;&lt;property name=~&quot;;[.P$1];&quot;~ value=~&quot;;[.P38];&quot;~ /&gt;&lt;property name=~&quot;;[.Q$1];&quot;~ value=~&quot;;[.Q38];&quot;~ /&gt;&lt;property name=~&quot;;[.R$1];&quot;~ value=~&quot;;[.R38];&quot;~ /&gt;&lt;property name=~&quot;;[.S$1];&quot;~ value=~&quot;;[.S38];&quot;~ /&gt;&lt;property name=~&quot;;[.T$1];&quot;~ value=~&quot;;[.T38];&quot;~ /&gt;&lt;property name=~&quot;;[.U$1];&quot;~ value=~&quot;;[.U38];&quot;~ /&gt;&lt;property name=~&quot;;[.V$1];&quot;~ value=~&quot;;[.V38];&quot;~ /&gt;&lt;property name=~&quot;;[.W$1];&quot;~ value=~&quot;;[.W38];&quot;~ /&gt;&lt;/card&gt;&quot;)" table:style-name="ce1">
            <text:p><text:s text:c="2"/>&lt;card id=~11532a96-8a1a-4a20-8cd6-6537f39ade72~ name=~Endings and Beginnings~&gt;&lt;property name=~Rarity~ value=~C~ /&gt;&lt;property name=~Type~ value=~actions~ /&gt;&lt;property name=~Cost~ value=~~ /&gt;&lt;property name=~Cost Type~ value=~~ /&gt;&lt;property name=~Cancel~ value=~4~ /&gt;&lt;property name=~Cancel Type~ value=~Ad~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only play this card if you have a Heroic Captain. Any player may pay the Cancel cost of this card.</text:p>
            <text:p>React: Play this card immediately after the beginning of the Actions Phase. All players discard their hands and draw 7 cards from their decks. Sink this Card.~ /&gt;&lt;/card&gt;</text:p>
          </table:table-cell>
          <table:table-cell office:value-type="string" office:string-value=" &lt;Relationship Target=~/cards/SynS_EndingsandBeginnings.jpg~ Id=~C11532a96-8a1a-4a20-8cd6-6537f39ade72~ Type=~http://schemas.octgn.org/picture~/&gt;" table:formula="of:=CONCATENATE(&quot; &lt;Relationship Target=~/cards/&quot;;[.D38];&quot;.jpg~ Id=~C&quot;;[.C38];&quot;~ Type=~http://schemas.octgn.org/picture~/&gt;&quot;)" table:style-name="ce1">
            <text:p><text:s/>&lt;Relationship Target=~/cards/SynS_EndingsandBeginnings.jpg~ Id=~C11532a96-8a1a-4a20-8cd6-6537f39ade72~ Type=~http://schemas.octgn.org/picture~/&gt;</text:p>
          </table:table-cell>
          <table:table-cell office:value-type="string" table:style-name="ce1">
            <text:p>11532a96-8a1a-4a20-8cd6-6537f39ade72</text:p>
          </table:table-cell>
          <table:table-cell office:value-type="string" table:style-name="ce1">
            <text:p>SynS_EndingsandBeginnings</text:p>
          </table:table-cell>
          <table:table-cell office:value-type="string" table:style-name="ce1">
            <text:p>Endings and Beginnings</text:p>
          </table:table-cell>
          <table:table-cell office:value-type="string" table:style-name="ce1">
            <text:p>C</text:p>
          </table:table-cell>
          <table:table-cell office:value-type="string" table:style-name="ce1">
            <text:p>actions</text:p>
          </table:table-cell>
          <table:table-cell table:number-columns-repeated="2" table:style-name="ce1"/>
          <table:table-cell office:value-type="float" office:value="4" table:style-name="ce1">
            <text:p>4</text:p>
          </table:table-cell>
          <table:table-cell office:value-type="string" table:style-name="ce1">
            <text:p>Ad</text:p>
          </table:table-cell>
          <table:table-cell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You may only play this card if you have a Heroic Captain. Any player may pay the Cancel cost of this card.</text:p>
            <text:p>React: Play this card immediately after the beginning of the Actions Phase. All players discard their hands and draw 7 cards from their decks. Sink this Card.</text:p>
          </table:table-cell>
          <table:table-cell office:value-type="string" table:style-name="ce4">
            <text:p>“Build a new life, Melinda. Be happy. He’d want that. His task is over now. I’ll see you again when mine is.”</text:p>
          </table:table-cell>
          <table:table-cell table:number-columns-repeated="16360"/>
        </table:table-row>
        <table:table-row table:style-name="ro2">
          <table:table-cell office:value-type="string" office:string-value="  &lt;card id=~8820f744-ea2f-45cb-9ad4-5119373e3f1b~ name=~Erik the Bold~&gt;&lt;property name=~Rarity~ value=~C~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1~ /&gt;&lt;property name=~Sailing~ value=~4~ /&gt;&lt;property name=~Adventuring~ value=~2~ /&gt;&lt;property name=~Influence~ value=~0~ /&gt;&lt;property name=~Swashbuckling~ value=~3~ /&gt;&lt;property name=~Crew Max~ value=~~ /&gt;&lt;property name=~Move Cost~ value=~~ /&gt;&lt;property name=~Faction~ value=~Brotherhood~ /&gt;&lt;property name=~Text~ value=~Loyal • Topman&#10;React: Play when you have just completed an Adventure for which you paid the reduced cost. If this Crew tacked to produce Adventuring for that reduced cost, you may untack him.~ /&gt;&lt;/card&gt;" table:formula="of:=CONCATENATE(&quot;  &lt;card id=~&quot;;[.C39];&quot;~ name=~&quot;;[.E39];&quot;~&gt;&lt;property name=~&quot;;[.F$1];&quot;~ value=~&quot;;[.F39];&quot;~ /&gt;&lt;property name=~&quot;;[.G$1];&quot;~ value=~&quot;;[.G39];&quot;~ /&gt;&lt;property name=~&quot;;[.H$1];&quot;~ value=~&quot;;[.H39];&quot;~ /&gt;&lt;property name=~&quot;;[.I$1];&quot;~ value=~&quot;;[.I39];&quot;~ /&gt;&lt;property name=~&quot;;[.J$1];&quot;~ value=~&quot;;[.J39];&quot;~ /&gt;&lt;property name=~&quot;;[.K$1];&quot;~ value=~&quot;;[.K39];&quot;~ /&gt;&lt;property name=~&quot;;[.L$1];&quot;~ value=~&quot;;[.L39];&quot;~ /&gt;&lt;property name=~&quot;;[.M$1];&quot;~ value=~&quot;;[.M39];&quot;~ /&gt;&lt;property name=~&quot;;[.N$1];&quot;~ value=~&quot;;[.N39];&quot;~ /&gt;&lt;property name=~&quot;;[.O$1];&quot;~ value=~&quot;;[.O39];&quot;~ /&gt;&lt;property name=~&quot;;[.P$1];&quot;~ value=~&quot;;[.P39];&quot;~ /&gt;&lt;property name=~&quot;;[.Q$1];&quot;~ value=~&quot;;[.Q39];&quot;~ /&gt;&lt;property name=~&quot;;[.R$1];&quot;~ value=~&quot;;[.R39];&quot;~ /&gt;&lt;property name=~&quot;;[.S$1];&quot;~ value=~&quot;;[.S39];&quot;~ /&gt;&lt;property name=~&quot;;[.T$1];&quot;~ value=~&quot;;[.T39];&quot;~ /&gt;&lt;property name=~&quot;;[.U$1];&quot;~ value=~&quot;;[.U39];&quot;~ /&gt;&lt;property name=~&quot;;[.V$1];&quot;~ value=~&quot;;[.V39];&quot;~ /&gt;&lt;property name=~&quot;;[.W$1];&quot;~ value=~&quot;;[.W39];&quot;~ /&gt;&lt;/card&gt;&quot;)" table:style-name="ce1">
            <text:p><text:s text:c="2"/>&lt;card id=~8820f744-ea2f-45cb-9ad4-5119373e3f1b~ name=~Erik the Bold~&gt;&lt;property name=~Rarity~ value=~C~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1~ /&gt;&lt;property name=~Sailing~ value=~4~ /&gt;&lt;property name=~Adventuring~ value=~2~ /&gt;&lt;property name=~Influence~ value=~0~ /&gt;&lt;property name=~Swashbuckling~ value=~3~ /&gt;&lt;property name=~Crew Max~ value=~~ /&gt;&lt;property name=~Move Cost~ value=~~ /&gt;&lt;property name=~Faction~ value=~Brotherhood~ /&gt;&lt;property name=~Text~ value=~Loyal • Topman</text:p>
            <text:p>React: Play when you have just completed an Adventure for which you paid the reduced cost. If this Crew tacked to produce Adventuring for that reduced cost, you may untack him.~ /&gt;&lt;/card&gt;</text:p>
          </table:table-cell>
          <table:table-cell office:value-type="string" office:string-value=" &lt;Relationship Target=~/cards/SynS_EriktheBold.jpg~ Id=~C8820f744-ea2f-45cb-9ad4-5119373e3f1b~ Type=~http://schemas.octgn.org/picture~/&gt;" table:formula="of:=CONCATENATE(&quot; &lt;Relationship Target=~/cards/&quot;;[.D39];&quot;.jpg~ Id=~C&quot;;[.C39];&quot;~ Type=~http://schemas.octgn.org/picture~/&gt;&quot;)" table:style-name="ce1">
            <text:p><text:s/>&lt;Relationship Target=~/cards/SynS_EriktheBold.jpg~ Id=~C8820f744-ea2f-45cb-9ad4-5119373e3f1b~ Type=~http://schemas.octgn.org/picture~/&gt;</text:p>
          </table:table-cell>
          <table:table-cell office:value-type="string" table:style-name="ce1">
            <text:p>8820f744-ea2f-45cb-9ad4-5119373e3f1b</text:p>
          </table:table-cell>
          <table:table-cell office:value-type="string" table:style-name="ce1">
            <text:p>SynS_EriktheBold</text:p>
          </table:table-cell>
          <table:table-cell office:value-type="string" table:style-name="ce1">
            <text:p>Erik the Bold</text:p>
          </table:table-cell>
          <table:table-cell office:value-type="string" table:style-name="ce1">
            <text:p>C</text:p>
          </table:table-cell>
          <table:table-cell office:value-type="string" table:style-name="ce1">
            <text:p>crew</text:p>
          </table:table-cell>
          <table:table-cell office:value-type="float" office:value="6" table:style-name="ce1">
            <text:p>6</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1" table:style-name="ce1">
            <text:p>1</text:p>
          </table:table-cell>
          <table:table-cell office:value-type="float" office:value="4" table:style-name="ce1">
            <text:p>4</text:p>
          </table:table-cell>
          <table:table-cell office:value-type="float" office:value="2" table:style-name="ce1">
            <text:p>2</text:p>
          </table:table-cell>
          <table:table-cell office:value-type="float" office:value="0" table:style-name="ce1">
            <text:p>0</text:p>
          </table:table-cell>
          <table:table-cell office:value-type="float" office:value="3" table:style-name="ce1">
            <text:p>3</text:p>
          </table:table-cell>
          <table:table-cell table:number-columns-repeated="2" table:style-name="ce1"/>
          <table:table-cell office:value-type="string" table:style-name="ce1">
            <text:p>Brotherhood</text:p>
          </table:table-cell>
          <table:table-cell office:value-type="string" table:style-name="ce1">
            <text:p>Loyal • Topman</text:p>
            <text:p>React: Play when you have just completed an Adventure for which you paid the reduced cost. If this Crew tacked to produce Adventuring for that reduced cost, you may untack him.</text:p>
          </table:table-cell>
          <table:table-cell office:value-type="string" table:style-name="ce4">
            <text:p>“The name? I had it tattooed on my arse after getting drunk one night. It seemed pretty funny at the time.”</text:p>
          </table:table-cell>
          <table:table-cell table:number-columns-repeated="16360"/>
        </table:table-row>
        <table:table-row table:style-name="ro2">
          <table:table-cell office:value-type="string" office:string-value="  &lt;card id=~b47cb037-6630-4399-84b6-745d5eabfaf6~ name=~Evangeline Rois et Reines du Rogne~&gt;&lt;property name=~Rarity~ value=~C~ /&gt;&lt;property name=~Type~ value=~attachments~ /&gt;&lt;property name=~Cost~ value=~4~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EA ATTACHMENT&#10;Unique • Patron&#10;Ports you are attaching to this Sea have their skill costs reduced by 2.&#10;Your Rose and Cross Crew with an Influence cost greater than 3, have +1 Influence while this card is in play.~ /&gt;&lt;/card&gt;" table:formula="of:=CONCATENATE(&quot;  &lt;card id=~&quot;;[.C40];&quot;~ name=~&quot;;[.E40];&quot;~&gt;&lt;property name=~&quot;;[.F$1];&quot;~ value=~&quot;;[.F40];&quot;~ /&gt;&lt;property name=~&quot;;[.G$1];&quot;~ value=~&quot;;[.G40];&quot;~ /&gt;&lt;property name=~&quot;;[.H$1];&quot;~ value=~&quot;;[.H40];&quot;~ /&gt;&lt;property name=~&quot;;[.I$1];&quot;~ value=~&quot;;[.I40];&quot;~ /&gt;&lt;property name=~&quot;;[.J$1];&quot;~ value=~&quot;;[.J40];&quot;~ /&gt;&lt;property name=~&quot;;[.K$1];&quot;~ value=~&quot;;[.K40];&quot;~ /&gt;&lt;property name=~&quot;;[.L$1];&quot;~ value=~&quot;;[.L40];&quot;~ /&gt;&lt;property name=~&quot;;[.M$1];&quot;~ value=~&quot;;[.M40];&quot;~ /&gt;&lt;property name=~&quot;;[.N$1];&quot;~ value=~&quot;;[.N40];&quot;~ /&gt;&lt;property name=~&quot;;[.O$1];&quot;~ value=~&quot;;[.O40];&quot;~ /&gt;&lt;property name=~&quot;;[.P$1];&quot;~ value=~&quot;;[.P40];&quot;~ /&gt;&lt;property name=~&quot;;[.Q$1];&quot;~ value=~&quot;;[.Q40];&quot;~ /&gt;&lt;property name=~&quot;;[.R$1];&quot;~ value=~&quot;;[.R40];&quot;~ /&gt;&lt;property name=~&quot;;[.S$1];&quot;~ value=~&quot;;[.S40];&quot;~ /&gt;&lt;property name=~&quot;;[.T$1];&quot;~ value=~&quot;;[.T40];&quot;~ /&gt;&lt;property name=~&quot;;[.U$1];&quot;~ value=~&quot;;[.U40];&quot;~ /&gt;&lt;property name=~&quot;;[.V$1];&quot;~ value=~&quot;;[.V40];&quot;~ /&gt;&lt;property name=~&quot;;[.W$1];&quot;~ value=~&quot;;[.W40];&quot;~ /&gt;&lt;/card&gt;&quot;)" table:style-name="ce1">
            <text:p><text:s text:c="2"/>&lt;card id=~b47cb037-6630-4399-84b6-745d5eabfaf6~ name=~Evangeline Rois et Reines du Rogne~&gt;&lt;property name=~Rarity~ value=~C~ /&gt;&lt;property name=~Type~ value=~attachments~ /&gt;&lt;property name=~Cost~ value=~4~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EA ATTACHMENT</text:p>
            <text:p>Unique • Patron</text:p>
            <text:p>Ports you are attaching to this Sea have their skill costs reduced by 2.</text:p>
            <text:p>Your Rose and Cross Crew with an Influence cost greater than 3, have +1 Influence while this card is in play.~ /&gt;&lt;/card&gt;</text:p>
          </table:table-cell>
          <table:table-cell office:value-type="string" office:string-value=" &lt;Relationship Target=~/cards/SynS_EvangelineRoisetReinesduRogne.jpg~ Id=~Cb47cb037-6630-4399-84b6-745d5eabfaf6~ Type=~http://schemas.octgn.org/picture~/&gt;" table:formula="of:=CONCATENATE(&quot; &lt;Relationship Target=~/cards/&quot;;[.D40];&quot;.jpg~ Id=~C&quot;;[.C40];&quot;~ Type=~http://schemas.octgn.org/picture~/&gt;&quot;)" table:style-name="ce1">
            <text:p><text:s/>&lt;Relationship Target=~/cards/SynS_EvangelineRoisetReinesduRogne.jpg~ Id=~Cb47cb037-6630-4399-84b6-745d5eabfaf6~ Type=~http://schemas.octgn.org/picture~/&gt;</text:p>
          </table:table-cell>
          <table:table-cell office:value-type="string" table:style-name="ce1">
            <text:p>b47cb037-6630-4399-84b6-745d5eabfaf6</text:p>
          </table:table-cell>
          <table:table-cell office:value-type="string" table:style-name="ce1">
            <text:p>SynS_EvangelineRoisetReinesduRogne</text:p>
          </table:table-cell>
          <table:table-cell office:value-type="string" table:style-name="ce1">
            <text:p>Evangeline Rois et Reines du Rogne</text:p>
          </table:table-cell>
          <table:table-cell office:value-type="string" table:style-name="ce1">
            <text:p>C</text:p>
          </table:table-cell>
          <table:table-cell office:value-type="string" table:style-name="ce1">
            <text:p>attachments</text:p>
          </table:table-cell>
          <table:table-cell office:value-type="float" office:value="4" table:style-name="ce1">
            <text:p>4</text:p>
          </table:table-cell>
          <table:table-cell office:value-type="string" table:style-name="ce1">
            <text:p>Ad</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SEA ATTACHMENT</text:p>
            <text:p>Unique • Patron</text:p>
            <text:p>Ports you are attaching to this Sea have their skill costs reduced by 2.</text:p>
            <text:p>Your Rose and Cross Crew with an Influence cost greater than 3, have +1 Influence while this card is in play.</text:p>
          </table:table-cell>
          <table:table-cell table:style-name="ce4"/>
          <table:table-cell table:number-columns-repeated="16360"/>
        </table:table-row>
        <table:table-row table:style-name="ro2">
          <table:table-cell office:value-type="string" office:string-value="  &lt;card id=~e742d111-3ec3-48b9-8a57-f5fcdc4829e6~ name=~Expeditous Retreat~&gt;&lt;property name=~Rarity~ value=~C~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this card to reverse a Club, Slash, or Dagger Boarding Attack. This Boarding Attack is considered resolved, with neither Crew inflicting Hits. Tack both Crew involved in the Boarding Attack.&#10;React: When a Ship moves into your Sea using its”Free Move” ability, move your Ship to an adjacent Sea. The cost of this card is raised by your Ship’s Move Cost for this ability unless you have a Los Vagos Captain.~ /&gt;&lt;/card&gt;" table:formula="of:=CONCATENATE(&quot;  &lt;card id=~&quot;;[.C41];&quot;~ name=~&quot;;[.E41];&quot;~&gt;&lt;property name=~&quot;;[.F$1];&quot;~ value=~&quot;;[.F41];&quot;~ /&gt;&lt;property name=~&quot;;[.G$1];&quot;~ value=~&quot;;[.G41];&quot;~ /&gt;&lt;property name=~&quot;;[.H$1];&quot;~ value=~&quot;;[.H41];&quot;~ /&gt;&lt;property name=~&quot;;[.I$1];&quot;~ value=~&quot;;[.I41];&quot;~ /&gt;&lt;property name=~&quot;;[.J$1];&quot;~ value=~&quot;;[.J41];&quot;~ /&gt;&lt;property name=~&quot;;[.K$1];&quot;~ value=~&quot;;[.K41];&quot;~ /&gt;&lt;property name=~&quot;;[.L$1];&quot;~ value=~&quot;;[.L41];&quot;~ /&gt;&lt;property name=~&quot;;[.M$1];&quot;~ value=~&quot;;[.M41];&quot;~ /&gt;&lt;property name=~&quot;;[.N$1];&quot;~ value=~&quot;;[.N41];&quot;~ /&gt;&lt;property name=~&quot;;[.O$1];&quot;~ value=~&quot;;[.O41];&quot;~ /&gt;&lt;property name=~&quot;;[.P$1];&quot;~ value=~&quot;;[.P41];&quot;~ /&gt;&lt;property name=~&quot;;[.Q$1];&quot;~ value=~&quot;;[.Q41];&quot;~ /&gt;&lt;property name=~&quot;;[.R$1];&quot;~ value=~&quot;;[.R41];&quot;~ /&gt;&lt;property name=~&quot;;[.S$1];&quot;~ value=~&quot;;[.S41];&quot;~ /&gt;&lt;property name=~&quot;;[.T$1];&quot;~ value=~&quot;;[.T41];&quot;~ /&gt;&lt;property name=~&quot;;[.U$1];&quot;~ value=~&quot;;[.U41];&quot;~ /&gt;&lt;property name=~&quot;;[.V$1];&quot;~ value=~&quot;;[.V41];&quot;~ /&gt;&lt;property name=~&quot;;[.W$1];&quot;~ value=~&quot;;[.W41];&quot;~ /&gt;&lt;/card&gt;&quot;)" table:style-name="ce1">
            <text:p><text:s text:c="2"/>&lt;card id=~e742d111-3ec3-48b9-8a57-f5fcdc4829e6~ name=~Expeditous Retreat~&gt;&lt;property name=~Rarity~ value=~C~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this card to reverse a Club, Slash, or Dagger Boarding Attack. This Boarding Attack is considered resolved, with neither Crew inflicting Hits. Tack both Crew involved in the Boarding Attack.</text:p>
            <text:p>React: When a Ship moves into your Sea using its”Free Move” ability, move your Ship to an adjacent Sea. The cost of this card is raised by your Ship’s Move Cost for this ability unless you have a Los Vagos Captain.~ /&gt;&lt;/card&gt;</text:p>
          </table:table-cell>
          <table:table-cell office:value-type="string" office:string-value=" &lt;Relationship Target=~/cards/SynS_ExpeditousRetreat.jpg~ Id=~Ce742d111-3ec3-48b9-8a57-f5fcdc4829e6~ Type=~http://schemas.octgn.org/picture~/&gt;" table:formula="of:=CONCATENATE(&quot; &lt;Relationship Target=~/cards/&quot;;[.D41];&quot;.jpg~ Id=~C&quot;;[.C41];&quot;~ Type=~http://schemas.octgn.org/picture~/&gt;&quot;)" table:style-name="ce1">
            <text:p><text:s/>&lt;Relationship Target=~/cards/SynS_ExpeditousRetreat.jpg~ Id=~Ce742d111-3ec3-48b9-8a57-f5fcdc4829e6~ Type=~http://schemas.octgn.org/picture~/&gt;</text:p>
          </table:table-cell>
          <table:table-cell office:value-type="string" table:style-name="ce1">
            <text:p>e742d111-3ec3-48b9-8a57-f5fcdc4829e6</text:p>
          </table:table-cell>
          <table:table-cell office:value-type="string" table:style-name="ce1">
            <text:p>SynS_ExpeditousRetreat</text:p>
          </table:table-cell>
          <table:table-cell office:value-type="string" table:style-name="ce1">
            <text:p>Expeditous Retreat</text:p>
          </table:table-cell>
          <table:table-cell office:value-type="string" table:style-name="ce1">
            <text:p>C</text:p>
          </table:table-cell>
          <table:table-cell office:value-type="string" table:style-name="ce1">
            <text:p>actions</text:p>
          </table:table-cell>
          <table:table-cell table:number-columns-repeated="5"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this card to reverse a Club, Slash, or Dagger Boarding Attack. This Boarding Attack is considered resolved, with neither Crew inflicting Hits. Tack both Crew involved in the Boarding Attack.</text:p>
            <text:p>React: When a Ship moves into your Sea using its”Free Move” ability, move your Ship to an adjacent Sea. The cost of this card is raised by your Ship’s Move Cost for this ability unless you have a Los Vagos Captain.</text:p>
          </table:table-cell>
          <table:table-cell office:value-type="string" table:style-name="ce4">
            <text:p>“Where’s Berek? Celedoine wants a word with him...”</text:p>
          </table:table-cell>
          <table:table-cell table:number-columns-repeated="16360"/>
        </table:table-row>
        <table:table-row table:style-name="ro2">
          <table:table-cell office:value-type="string" office:string-value="  &lt;card id=~c409efc0-ee64-49d0-8195-98f3c1727cb3~ name=~Fateful Duel~&gt;&lt;property name=~Rarity~ value=~C~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Control&#10;React: Play after you have played the final Boarding Attack during a Duel where both you and the opposing player had Ships in this Sea. Attach this card to this Sea. Sink this card at the beginning of the next turn.~ /&gt;&lt;/card&gt;" table:formula="of:=CONCATENATE(&quot;  &lt;card id=~&quot;;[.C42];&quot;~ name=~&quot;;[.E42];&quot;~&gt;&lt;property name=~&quot;;[.F$1];&quot;~ value=~&quot;;[.F42];&quot;~ /&gt;&lt;property name=~&quot;;[.G$1];&quot;~ value=~&quot;;[.G42];&quot;~ /&gt;&lt;property name=~&quot;;[.H$1];&quot;~ value=~&quot;;[.H42];&quot;~ /&gt;&lt;property name=~&quot;;[.I$1];&quot;~ value=~&quot;;[.I42];&quot;~ /&gt;&lt;property name=~&quot;;[.J$1];&quot;~ value=~&quot;;[.J42];&quot;~ /&gt;&lt;property name=~&quot;;[.K$1];&quot;~ value=~&quot;;[.K42];&quot;~ /&gt;&lt;property name=~&quot;;[.L$1];&quot;~ value=~&quot;;[.L42];&quot;~ /&gt;&lt;property name=~&quot;;[.M$1];&quot;~ value=~&quot;;[.M42];&quot;~ /&gt;&lt;property name=~&quot;;[.N$1];&quot;~ value=~&quot;;[.N42];&quot;~ /&gt;&lt;property name=~&quot;;[.O$1];&quot;~ value=~&quot;;[.O42];&quot;~ /&gt;&lt;property name=~&quot;;[.P$1];&quot;~ value=~&quot;;[.P42];&quot;~ /&gt;&lt;property name=~&quot;;[.Q$1];&quot;~ value=~&quot;;[.Q42];&quot;~ /&gt;&lt;property name=~&quot;;[.R$1];&quot;~ value=~&quot;;[.R42];&quot;~ /&gt;&lt;property name=~&quot;;[.S$1];&quot;~ value=~&quot;;[.S42];&quot;~ /&gt;&lt;property name=~&quot;;[.T$1];&quot;~ value=~&quot;;[.T42];&quot;~ /&gt;&lt;property name=~&quot;;[.U$1];&quot;~ value=~&quot;;[.U42];&quot;~ /&gt;&lt;property name=~&quot;;[.V$1];&quot;~ value=~&quot;;[.V42];&quot;~ /&gt;&lt;property name=~&quot;;[.W$1];&quot;~ value=~&quot;;[.W42];&quot;~ /&gt;&lt;/card&gt;&quot;)" table:style-name="ce1">
            <text:p><text:s text:c="2"/>&lt;card id=~c409efc0-ee64-49d0-8195-98f3c1727cb3~ name=~Fateful Duel~&gt;&lt;property name=~Rarity~ value=~C~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Control</text:p>
            <text:p>React: Play after you have played the final Boarding Attack during a Duel where both you and the opposing player had Ships in this Sea. Attach this card to this Sea. Sink this card at the beginning of the next turn.~ /&gt;&lt;/card&gt;</text:p>
          </table:table-cell>
          <table:table-cell office:value-type="string" office:string-value=" &lt;Relationship Target=~/cards/SynS_FatefulDuel.jpg~ Id=~Cc409efc0-ee64-49d0-8195-98f3c1727cb3~ Type=~http://schemas.octgn.org/picture~/&gt;" table:formula="of:=CONCATENATE(&quot; &lt;Relationship Target=~/cards/&quot;;[.D42];&quot;.jpg~ Id=~C&quot;;[.C42];&quot;~ Type=~http://schemas.octgn.org/picture~/&gt;&quot;)" table:style-name="ce1">
            <text:p><text:s/>&lt;Relationship Target=~/cards/SynS_FatefulDuel.jpg~ Id=~Cc409efc0-ee64-49d0-8195-98f3c1727cb3~ Type=~http://schemas.octgn.org/picture~/&gt;</text:p>
          </table:table-cell>
          <table:table-cell office:value-type="string" table:style-name="ce1">
            <text:p>c409efc0-ee64-49d0-8195-98f3c1727cb3</text:p>
          </table:table-cell>
          <table:table-cell office:value-type="string" table:style-name="ce1">
            <text:p>SynS_FatefulDuel</text:p>
          </table:table-cell>
          <table:table-cell office:value-type="string" table:style-name="ce1">
            <text:p>Fateful Duel</text:p>
          </table:table-cell>
          <table:table-cell office:value-type="string" table:style-name="ce1">
            <text:p>C</text:p>
          </table:table-cell>
          <table:table-cell office:value-type="string" table:style-name="ce1">
            <text:p>actions</text:p>
          </table:table-cell>
          <table:table-cell table:number-columns-repeated="5"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Unique • Control</text:p>
            <text:p>React: Play after you have played the final Boarding Attack during a Duel where both you and the opposing player had Ships in this Sea. Attach this card to this Sea. Sink this card at the beginning of the next turn.</text:p>
          </table:table-cell>
          <table:table-cell office:value-type="string" table:style-name="ce4">
            <text:p>“That cravat cost me ten Guilders!”</text:p>
          </table:table-cell>
          <table:table-cell table:number-columns-repeated="16360"/>
        </table:table-row>
        <table:table-row table:style-name="ro2">
          <table:table-cell office:value-type="string" office:string-value="  &lt;card id=~c987ec86-057d-4455-9699-a18e082f7cf2~ name=~Feathertuft~&gt;&lt;property name=~Rarity~ value=~R~ /&gt;&lt;property name=~Type~ value=~crew~ /&gt;&lt;property name=~Cost~ value=~2~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0~ /&gt;&lt;property name=~Swashbuckling~ value=~1~ /&gt;&lt;property name=~Crew Max~ value=~~ /&gt;&lt;property name=~Move Cost~ value=~~ /&gt;&lt;property name=~Faction~ value=~unaligned~ /&gt;&lt;property name=~Text~ value=~Unique • Pyeryem 1&#10;This Crew may not attach Pyeryem Knacks while tacked.~ /&gt;&lt;/card&gt;" table:formula="of:=CONCATENATE(&quot;  &lt;card id=~&quot;;[.C43];&quot;~ name=~&quot;;[.E43];&quot;~&gt;&lt;property name=~&quot;;[.F$1];&quot;~ value=~&quot;;[.F43];&quot;~ /&gt;&lt;property name=~&quot;;[.G$1];&quot;~ value=~&quot;;[.G43];&quot;~ /&gt;&lt;property name=~&quot;;[.H$1];&quot;~ value=~&quot;;[.H43];&quot;~ /&gt;&lt;property name=~&quot;;[.I$1];&quot;~ value=~&quot;;[.I43];&quot;~ /&gt;&lt;property name=~&quot;;[.J$1];&quot;~ value=~&quot;;[.J43];&quot;~ /&gt;&lt;property name=~&quot;;[.K$1];&quot;~ value=~&quot;;[.K43];&quot;~ /&gt;&lt;property name=~&quot;;[.L$1];&quot;~ value=~&quot;;[.L43];&quot;~ /&gt;&lt;property name=~&quot;;[.M$1];&quot;~ value=~&quot;;[.M43];&quot;~ /&gt;&lt;property name=~&quot;;[.N$1];&quot;~ value=~&quot;;[.N43];&quot;~ /&gt;&lt;property name=~&quot;;[.O$1];&quot;~ value=~&quot;;[.O43];&quot;~ /&gt;&lt;property name=~&quot;;[.P$1];&quot;~ value=~&quot;;[.P43];&quot;~ /&gt;&lt;property name=~&quot;;[.Q$1];&quot;~ value=~&quot;;[.Q43];&quot;~ /&gt;&lt;property name=~&quot;;[.R$1];&quot;~ value=~&quot;;[.R43];&quot;~ /&gt;&lt;property name=~&quot;;[.S$1];&quot;~ value=~&quot;;[.S43];&quot;~ /&gt;&lt;property name=~&quot;;[.T$1];&quot;~ value=~&quot;;[.T43];&quot;~ /&gt;&lt;property name=~&quot;;[.U$1];&quot;~ value=~&quot;;[.U43];&quot;~ /&gt;&lt;property name=~&quot;;[.V$1];&quot;~ value=~&quot;;[.V43];&quot;~ /&gt;&lt;property name=~&quot;;[.W$1];&quot;~ value=~&quot;;[.W43];&quot;~ /&gt;&lt;/card&gt;&quot;)" table:style-name="ce1">
            <text:p><text:s text:c="2"/>&lt;card id=~c987ec86-057d-4455-9699-a18e082f7cf2~ name=~Feathertuft~&gt;&lt;property name=~Rarity~ value=~R~ /&gt;&lt;property name=~Type~ value=~crew~ /&gt;&lt;property name=~Cost~ value=~2~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0~ /&gt;&lt;property name=~Swashbuckling~ value=~1~ /&gt;&lt;property name=~Crew Max~ value=~~ /&gt;&lt;property name=~Move Cost~ value=~~ /&gt;&lt;property name=~Faction~ value=~unaligned~ /&gt;&lt;property name=~Text~ value=~Unique • Pyeryem 1</text:p>
            <text:p>This Crew may not attach Pyeryem Knacks while tacked.~ /&gt;&lt;/card&gt;</text:p>
          </table:table-cell>
          <table:table-cell office:value-type="string" office:string-value=" &lt;Relationship Target=~/cards/SynS_Feathertuft.jpg~ Id=~Cc987ec86-057d-4455-9699-a18e082f7cf2~ Type=~http://schemas.octgn.org/picture~/&gt;" table:formula="of:=CONCATENATE(&quot; &lt;Relationship Target=~/cards/&quot;;[.D43];&quot;.jpg~ Id=~C&quot;;[.C43];&quot;~ Type=~http://schemas.octgn.org/picture~/&gt;&quot;)" table:style-name="ce1">
            <text:p><text:s/>&lt;Relationship Target=~/cards/SynS_Feathertuft.jpg~ Id=~Cc987ec86-057d-4455-9699-a18e082f7cf2~ Type=~http://schemas.octgn.org/picture~/&gt;</text:p>
          </table:table-cell>
          <table:table-cell office:value-type="string" table:style-name="ce1">
            <text:p>c987ec86-057d-4455-9699-a18e082f7cf2</text:p>
          </table:table-cell>
          <table:table-cell office:value-type="string" table:style-name="ce1">
            <text:p>SynS_Feathertuft</text:p>
          </table:table-cell>
          <table:table-cell office:value-type="string" table:style-name="ce1">
            <text:p>Feathertuft</text:p>
          </table:table-cell>
          <table:table-cell office:value-type="string" table:style-name="ce1">
            <text:p>R</text:p>
          </table:table-cell>
          <table:table-cell office:value-type="string" table:style-name="ce1">
            <text:p>crew</text:p>
          </table:table-cell>
          <table:table-cell office:value-type="float" office:value="2" table:style-name="ce1">
            <text:p>2</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table:number-columns-repeated="2" table:style-name="ce1"/>
          <table:table-cell office:value-type="string" table:style-name="ce1">
            <text:p>unaligned</text:p>
          </table:table-cell>
          <table:table-cell office:value-type="string" table:style-name="ce1">
            <text:p>Unique • Pyeryem 1</text:p>
            <text:p>This Crew may not attach Pyeryem Knacks while tacked.</text:p>
          </table:table-cell>
          <table:table-cell office:value-type="string" table:style-name="ce4">
            <text:p>He had a real name once, but he forgot it when Matushka left him trapped in an owl’s shape. He doesn’t miss it much.</text:p>
          </table:table-cell>
          <table:table-cell table:number-columns-repeated="16360"/>
        </table:table-row>
        <table:table-row table:style-name="ro4">
          <table:table-cell office:value-type="string" office:string-value="  &lt;card id=~023f029d-97ff-4888-9886-7619a0115a16~ name=~Felix Guy-Daniel~&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3~ /&gt;&lt;property name=~Swashbuckling~ value=~2~ /&gt;&lt;property name=~Crew Max~ value=~~ /&gt;&lt;property name=~Move Cost~ value=~~ /&gt;&lt;property name=~Faction~ value=~Montaigne~ /&gt;&lt;property name=~Text~ value=~Unique • Porte 1&#10;React: Once per turn, when this Crew is inflicting Hits with a Boarding Attack, you may sink one of your other Crew to have this Crew inflict 3 extra Hits.&#10;React: After you have attached a Porte Knack to this Crew, you may immediately take another action to attach another Porte Knack to this Crew. You may perform this ability any number of times per turn.~ /&gt;&lt;/card&gt;" table:formula="of:=CONCATENATE(&quot;  &lt;card id=~&quot;;[.C44];&quot;~ name=~&quot;;[.E44];&quot;~&gt;&lt;property name=~&quot;;[.F$1];&quot;~ value=~&quot;;[.F44];&quot;~ /&gt;&lt;property name=~&quot;;[.G$1];&quot;~ value=~&quot;;[.G44];&quot;~ /&gt;&lt;property name=~&quot;;[.H$1];&quot;~ value=~&quot;;[.H44];&quot;~ /&gt;&lt;property name=~&quot;;[.I$1];&quot;~ value=~&quot;;[.I44];&quot;~ /&gt;&lt;property name=~&quot;;[.J$1];&quot;~ value=~&quot;;[.J44];&quot;~ /&gt;&lt;property name=~&quot;;[.K$1];&quot;~ value=~&quot;;[.K44];&quot;~ /&gt;&lt;property name=~&quot;;[.L$1];&quot;~ value=~&quot;;[.L44];&quot;~ /&gt;&lt;property name=~&quot;;[.M$1];&quot;~ value=~&quot;;[.M44];&quot;~ /&gt;&lt;property name=~&quot;;[.N$1];&quot;~ value=~&quot;;[.N44];&quot;~ /&gt;&lt;property name=~&quot;;[.O$1];&quot;~ value=~&quot;;[.O44];&quot;~ /&gt;&lt;property name=~&quot;;[.P$1];&quot;~ value=~&quot;;[.P44];&quot;~ /&gt;&lt;property name=~&quot;;[.Q$1];&quot;~ value=~&quot;;[.Q44];&quot;~ /&gt;&lt;property name=~&quot;;[.R$1];&quot;~ value=~&quot;;[.R44];&quot;~ /&gt;&lt;property name=~&quot;;[.S$1];&quot;~ value=~&quot;;[.S44];&quot;~ /&gt;&lt;property name=~&quot;;[.T$1];&quot;~ value=~&quot;;[.T44];&quot;~ /&gt;&lt;property name=~&quot;;[.U$1];&quot;~ value=~&quot;;[.U44];&quot;~ /&gt;&lt;property name=~&quot;;[.V$1];&quot;~ value=~&quot;;[.V44];&quot;~ /&gt;&lt;property name=~&quot;;[.W$1];&quot;~ value=~&quot;;[.W44];&quot;~ /&gt;&lt;/card&gt;&quot;)" table:style-name="ce1">
            <text:p><text:s text:c="2"/>&lt;card id=~023f029d-97ff-4888-9886-7619a0115a16~ name=~Felix Guy-Daniel~&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3~ /&gt;&lt;property name=~Swashbuckling~ value=~2~ /&gt;&lt;property name=~Crew Max~ value=~~ /&gt;&lt;property name=~Move Cost~ value=~~ /&gt;&lt;property name=~Faction~ value=~Montaigne~ /&gt;&lt;property name=~Text~ value=~Unique • Porte 1</text:p>
            <text:p>React: Once per turn, when this Crew is inflicting Hits with a Boarding Attack, you may sink one of your other Crew to have this Crew inflict 3 extra Hits.</text:p>
            <text:p>React: After you have attached a Porte Knack to this Crew, you may immediately take another action to attach another Porte Knack to this Crew. You may perform this ability any number of times per turn.~ /&gt;&lt;/card&gt;</text:p>
          </table:table-cell>
          <table:table-cell office:value-type="string" office:string-value=" &lt;Relationship Target=~/cards/SynS_FelixGuy-Daniel.jpg~ Id=~C023f029d-97ff-4888-9886-7619a0115a16~ Type=~http://schemas.octgn.org/picture~/&gt;" table:formula="of:=CONCATENATE(&quot; &lt;Relationship Target=~/cards/&quot;;[.D44];&quot;.jpg~ Id=~C&quot;;[.C44];&quot;~ Type=~http://schemas.octgn.org/picture~/&gt;&quot;)" table:style-name="ce1">
            <text:p><text:s/>&lt;Relationship Target=~/cards/SynS_FelixGuy-Daniel.jpg~ Id=~C023f029d-97ff-4888-9886-7619a0115a16~ Type=~http://schemas.octgn.org/picture~/&gt;</text:p>
          </table:table-cell>
          <table:table-cell office:value-type="string" table:style-name="ce1">
            <text:p>023f029d-97ff-4888-9886-7619a0115a16</text:p>
          </table:table-cell>
          <table:table-cell office:value-type="string" table:style-name="ce1">
            <text:p>SynS_FelixGuy-Daniel</text:p>
          </table:table-cell>
          <table:table-cell office:value-type="string" table:style-name="ce1">
            <text:p>Felix Guy-Daniel</text:p>
          </table:table-cell>
          <table:table-cell office:value-type="string" table:style-name="ce1">
            <text:p>R</text:p>
          </table:table-cell>
          <table:table-cell office:value-type="string" table:style-name="ce1">
            <text:p>crew</text:p>
          </table:table-cell>
          <table:table-cell office:value-type="float" office:value="6" table:style-name="ce1">
            <text:p>6</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table:number-columns-repeated="2" table:style-name="ce1"/>
          <table:table-cell office:value-type="string" table:style-name="ce1">
            <text:p>Montaigne</text:p>
          </table:table-cell>
          <table:table-cell office:value-type="string" table:style-name="ce5">
            <text:p>Unique • Porte 1</text:p>
            <text:p>React: Once per turn, when this Crew is inflicting Hits with a Boarding Attack, you may sink one of your other Crew to have this Crew inflict 3 extra Hits.</text:p>
            <text:p>React: After you have attached a Porte Knack to this Crew, you may immediately take another action to attach another Porte Knack to this Crew. You may perform this ability any number of times per turn.</text:p>
          </table:table-cell>
          <table:table-cell office:value-type="string" table:style-name="ce4">
            <text:p>Porte and betrayal - Felix has mastered both.</text:p>
          </table:table-cell>
          <table:table-cell table:number-columns-repeated="16360"/>
        </table:table-row>
        <table:table-row table:style-name="ro2">
          <table:table-cell office:value-type="string" office:string-value="  &lt;card id=~736e8754-5379-4789-b9b3-7b2085898894~ name=~Flee Your Enemies~&gt;&lt;property name=~Rarity~ value=~C~ /&gt;&lt;property name=~Type~ value=~actions~ /&gt;&lt;property name=~Cost~ value=~M+0~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after you have absorbed all of the Hits inflicted by an opponent’s Cannon Attack. Move your Ship up to two seas towards the Mirror or the Trade Sea (moving through each Sea one at a Time).~ /&gt;&lt;/card&gt;" table:formula="of:=CONCATENATE(&quot;  &lt;card id=~&quot;;[.C45];&quot;~ name=~&quot;;[.E45];&quot;~&gt;&lt;property name=~&quot;;[.F$1];&quot;~ value=~&quot;;[.F45];&quot;~ /&gt;&lt;property name=~&quot;;[.G$1];&quot;~ value=~&quot;;[.G45];&quot;~ /&gt;&lt;property name=~&quot;;[.H$1];&quot;~ value=~&quot;;[.H45];&quot;~ /&gt;&lt;property name=~&quot;;[.I$1];&quot;~ value=~&quot;;[.I45];&quot;~ /&gt;&lt;property name=~&quot;;[.J$1];&quot;~ value=~&quot;;[.J45];&quot;~ /&gt;&lt;property name=~&quot;;[.K$1];&quot;~ value=~&quot;;[.K45];&quot;~ /&gt;&lt;property name=~&quot;;[.L$1];&quot;~ value=~&quot;;[.L45];&quot;~ /&gt;&lt;property name=~&quot;;[.M$1];&quot;~ value=~&quot;;[.M45];&quot;~ /&gt;&lt;property name=~&quot;;[.N$1];&quot;~ value=~&quot;;[.N45];&quot;~ /&gt;&lt;property name=~&quot;;[.O$1];&quot;~ value=~&quot;;[.O45];&quot;~ /&gt;&lt;property name=~&quot;;[.P$1];&quot;~ value=~&quot;;[.P45];&quot;~ /&gt;&lt;property name=~&quot;;[.Q$1];&quot;~ value=~&quot;;[.Q45];&quot;~ /&gt;&lt;property name=~&quot;;[.R$1];&quot;~ value=~&quot;;[.R45];&quot;~ /&gt;&lt;property name=~&quot;;[.S$1];&quot;~ value=~&quot;;[.S45];&quot;~ /&gt;&lt;property name=~&quot;;[.T$1];&quot;~ value=~&quot;;[.T45];&quot;~ /&gt;&lt;property name=~&quot;;[.U$1];&quot;~ value=~&quot;;[.U45];&quot;~ /&gt;&lt;property name=~&quot;;[.V$1];&quot;~ value=~&quot;;[.V45];&quot;~ /&gt;&lt;property name=~&quot;;[.W$1];&quot;~ value=~&quot;;[.W45];&quot;~ /&gt;&lt;/card&gt;&quot;)" table:style-name="ce1">
            <text:p><text:s text:c="2"/>&lt;card id=~736e8754-5379-4789-b9b3-7b2085898894~ name=~Flee Your Enemies~&gt;&lt;property name=~Rarity~ value=~C~ /&gt;&lt;property name=~Type~ value=~actions~ /&gt;&lt;property name=~Cost~ value=~M+0~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after you have absorbed all of the Hits inflicted by an opponent’s Cannon Attack. Move your Ship up to two seas towards the Mirror or the Trade Sea (moving through each Sea one at a Time).~ /&gt;&lt;/card&gt;</text:p>
          </table:table-cell>
          <table:table-cell office:value-type="string" office:string-value=" &lt;Relationship Target=~/cards/SynS_FleeYourEnemies.jpg~ Id=~C736e8754-5379-4789-b9b3-7b2085898894~ Type=~http://schemas.octgn.org/picture~/&gt;" table:formula="of:=CONCATENATE(&quot; &lt;Relationship Target=~/cards/&quot;;[.D45];&quot;.jpg~ Id=~C&quot;;[.C45];&quot;~ Type=~http://schemas.octgn.org/picture~/&gt;&quot;)" table:style-name="ce1">
            <text:p><text:s/>&lt;Relationship Target=~/cards/SynS_FleeYourEnemies.jpg~ Id=~C736e8754-5379-4789-b9b3-7b2085898894~ Type=~http://schemas.octgn.org/picture~/&gt;</text:p>
          </table:table-cell>
          <table:table-cell office:value-type="string" table:style-name="ce1">
            <text:p>736e8754-5379-4789-b9b3-7b2085898894</text:p>
          </table:table-cell>
          <table:table-cell office:value-type="string" table:style-name="ce1">
            <text:p>SynS_FleeYourEnemies</text:p>
          </table:table-cell>
          <table:table-cell office:value-type="string" table:style-name="ce1">
            <text:p>Flee Your Enemies</text:p>
          </table:table-cell>
          <table:table-cell office:value-type="string" table:style-name="ce1">
            <text:p>C</text:p>
          </table:table-cell>
          <table:table-cell office:value-type="string" table:style-name="ce1">
            <text:p>actions</text:p>
          </table:table-cell>
          <table:table-cell office:value-type="string" table:style-name="ce1">
            <text:p>M+0</text:p>
          </table:table-cell>
          <table:table-cell table:number-columns-repeated="4"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after you have absorbed all of the Hits inflicted by an opponent’s Cannon Attack. Move your Ship up to two seas towards the Mirror or the Trade Sea (moving through each Sea one at a Time).</text:p>
          </table:table-cell>
          <table:table-cell office:value-type="string" table:style-name="ce4">
            <text:p>As daring as they are, the Sea Dogs aren’t above cutting and running if the odds turn against them.</text:p>
          </table:table-cell>
          <table:table-cell table:number-columns-repeated="16360"/>
        </table:table-row>
        <table:table-row table:style-name="ro2">
          <table:table-cell office:value-type="string" office:string-value="  &lt;card id=~aa1df437-4a05-480f-80ed-db311e8806dc~ name=~Freeing Felipe~&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3 Sea Away&#10;To complete: Pay 3 points of each skill (this Adventure may not be completed in any way other than paying the skill costs).&#10;Captain Attachment: You need to Control only any four Seas at the end of the turn to win the game.~ /&gt;&lt;/card&gt;" table:formula="of:=CONCATENATE(&quot;  &lt;card id=~&quot;;[.C46];&quot;~ name=~&quot;;[.E46];&quot;~&gt;&lt;property name=~&quot;;[.F$1];&quot;~ value=~&quot;;[.F46];&quot;~ /&gt;&lt;property name=~&quot;;[.G$1];&quot;~ value=~&quot;;[.G46];&quot;~ /&gt;&lt;property name=~&quot;;[.H$1];&quot;~ value=~&quot;;[.H46];&quot;~ /&gt;&lt;property name=~&quot;;[.I$1];&quot;~ value=~&quot;;[.I46];&quot;~ /&gt;&lt;property name=~&quot;;[.J$1];&quot;~ value=~&quot;;[.J46];&quot;~ /&gt;&lt;property name=~&quot;;[.K$1];&quot;~ value=~&quot;;[.K46];&quot;~ /&gt;&lt;property name=~&quot;;[.L$1];&quot;~ value=~&quot;;[.L46];&quot;~ /&gt;&lt;property name=~&quot;;[.M$1];&quot;~ value=~&quot;;[.M46];&quot;~ /&gt;&lt;property name=~&quot;;[.N$1];&quot;~ value=~&quot;;[.N46];&quot;~ /&gt;&lt;property name=~&quot;;[.O$1];&quot;~ value=~&quot;;[.O46];&quot;~ /&gt;&lt;property name=~&quot;;[.P$1];&quot;~ value=~&quot;;[.P46];&quot;~ /&gt;&lt;property name=~&quot;;[.Q$1];&quot;~ value=~&quot;;[.Q46];&quot;~ /&gt;&lt;property name=~&quot;;[.R$1];&quot;~ value=~&quot;;[.R46];&quot;~ /&gt;&lt;property name=~&quot;;[.S$1];&quot;~ value=~&quot;;[.S46];&quot;~ /&gt;&lt;property name=~&quot;;[.T$1];&quot;~ value=~&quot;;[.T46];&quot;~ /&gt;&lt;property name=~&quot;;[.U$1];&quot;~ value=~&quot;;[.U46];&quot;~ /&gt;&lt;property name=~&quot;;[.V$1];&quot;~ value=~&quot;;[.V46];&quot;~ /&gt;&lt;property name=~&quot;;[.W$1];&quot;~ value=~&quot;;[.W46];&quot;~ /&gt;&lt;/card&gt;&quot;)" table:style-name="ce1">
            <text:p><text:s text:c="2"/>&lt;card id=~aa1df437-4a05-480f-80ed-db311e8806dc~ name=~Freeing Felipe~&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3 Sea Away</text:p>
            <text:p>To complete: Pay 3 points of each skill (this Adventure may not be completed in any way other than paying the skill costs).</text:p>
            <text:p>Captain Attachment: You need to Control only any four Seas at the end of the turn to win the game.~ /&gt;&lt;/card&gt;</text:p>
          </table:table-cell>
          <table:table-cell office:value-type="string" office:string-value=" &lt;Relationship Target=~/cards/SynS_FreeingFelipe.jpg~ Id=~Caa1df437-4a05-480f-80ed-db311e8806dc~ Type=~http://schemas.octgn.org/picture~/&gt;" table:formula="of:=CONCATENATE(&quot; &lt;Relationship Target=~/cards/&quot;;[.D46];&quot;.jpg~ Id=~C&quot;;[.C46];&quot;~ Type=~http://schemas.octgn.org/picture~/&gt;&quot;)" table:style-name="ce1">
            <text:p><text:s/>&lt;Relationship Target=~/cards/SynS_FreeingFelipe.jpg~ Id=~Caa1df437-4a05-480f-80ed-db311e8806dc~ Type=~http://schemas.octgn.org/picture~/&gt;</text:p>
          </table:table-cell>
          <table:table-cell office:value-type="string" table:style-name="ce1">
            <text:p>aa1df437-4a05-480f-80ed-db311e8806dc</text:p>
          </table:table-cell>
          <table:table-cell office:value-type="string" table:style-name="ce1">
            <text:p>SynS_FreeingFelipe</text:p>
          </table:table-cell>
          <table:table-cell office:value-type="string" table:style-name="ce1">
            <text:p>Freeing Felipe</text:p>
          </table:table-cell>
          <table:table-cell office:value-type="string" table:style-name="ce1">
            <text:p>R</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Unique • 3 Sea Away</text:p>
            <text:p>To complete: Pay 3 points of each skill (this Adventure may not be completed in any way other than paying the skill costs).</text:p>
            <text:p>Captain Attachment: You need to Control only any four Seas at the end of the turn to win the game.</text:p>
          </table:table-cell>
          <table:table-cell office:value-type="string" table:style-name="ce4">
            <text:p>“Good King Sandoval wishes to explore the western seas. He won’t mind if I pick up an old friend along the way.” –Margaretta Orduno</text:p>
          </table:table-cell>
          <table:table-cell table:number-columns-repeated="16360"/>
        </table:table-row>
        <table:table-row table:style-name="ro2">
          <table:table-cell office:value-type="string" office:string-value="  &lt;card id=~79fdf5ba-1018-44b1-b063-b7d161220168~ name=~Fugitives~&gt;&lt;property name=~Rarity~ value=~C~ /&gt;&lt;property name=~Type~ value=~actions~ /&gt;&lt;property name=~Cost~ value=~3~ /&gt;&lt;property name=~Cost Type~ value=~In~ /&gt;&lt;property name=~Cancel~ value=~4~ /&gt;&lt;property name=~Cancel Type~ value=~In~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Target and sink a Membership card in play.&#10;Act: Target another player’s unaligned Ship. Move that Ship one Sea away from your Ship.&#10;Act: Target Faction-aligned crew is considered to have no factional alignment and is considered Unaligned until the end of the turn.~ /&gt;&lt;/card&gt;" table:formula="of:=CONCATENATE(&quot;  &lt;card id=~&quot;;[.C47];&quot;~ name=~&quot;;[.E47];&quot;~&gt;&lt;property name=~&quot;;[.F$1];&quot;~ value=~&quot;;[.F47];&quot;~ /&gt;&lt;property name=~&quot;;[.G$1];&quot;~ value=~&quot;;[.G47];&quot;~ /&gt;&lt;property name=~&quot;;[.H$1];&quot;~ value=~&quot;;[.H47];&quot;~ /&gt;&lt;property name=~&quot;;[.I$1];&quot;~ value=~&quot;;[.I47];&quot;~ /&gt;&lt;property name=~&quot;;[.J$1];&quot;~ value=~&quot;;[.J47];&quot;~ /&gt;&lt;property name=~&quot;;[.K$1];&quot;~ value=~&quot;;[.K47];&quot;~ /&gt;&lt;property name=~&quot;;[.L$1];&quot;~ value=~&quot;;[.L47];&quot;~ /&gt;&lt;property name=~&quot;;[.M$1];&quot;~ value=~&quot;;[.M47];&quot;~ /&gt;&lt;property name=~&quot;;[.N$1];&quot;~ value=~&quot;;[.N47];&quot;~ /&gt;&lt;property name=~&quot;;[.O$1];&quot;~ value=~&quot;;[.O47];&quot;~ /&gt;&lt;property name=~&quot;;[.P$1];&quot;~ value=~&quot;;[.P47];&quot;~ /&gt;&lt;property name=~&quot;;[.Q$1];&quot;~ value=~&quot;;[.Q47];&quot;~ /&gt;&lt;property name=~&quot;;[.R$1];&quot;~ value=~&quot;;[.R47];&quot;~ /&gt;&lt;property name=~&quot;;[.S$1];&quot;~ value=~&quot;;[.S47];&quot;~ /&gt;&lt;property name=~&quot;;[.T$1];&quot;~ value=~&quot;;[.T47];&quot;~ /&gt;&lt;property name=~&quot;;[.U$1];&quot;~ value=~&quot;;[.U47];&quot;~ /&gt;&lt;property name=~&quot;;[.V$1];&quot;~ value=~&quot;;[.V47];&quot;~ /&gt;&lt;property name=~&quot;;[.W$1];&quot;~ value=~&quot;;[.W47];&quot;~ /&gt;&lt;/card&gt;&quot;)" table:style-name="ce1">
            <text:p><text:s text:c="2"/>&lt;card id=~79fdf5ba-1018-44b1-b063-b7d161220168~ name=~Fugitives~&gt;&lt;property name=~Rarity~ value=~C~ /&gt;&lt;property name=~Type~ value=~actions~ /&gt;&lt;property name=~Cost~ value=~3~ /&gt;&lt;property name=~Cost Type~ value=~In~ /&gt;&lt;property name=~Cancel~ value=~4~ /&gt;&lt;property name=~Cancel Type~ value=~In~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Target and sink a Membership card in play.</text:p>
            <text:p>Act: Target another player’s unaligned Ship. Move that Ship one Sea away from your Ship.</text:p>
            <text:p>Act: Target Faction-aligned crew is considered to have no factional alignment and is considered Unaligned until the end of the turn.~ /&gt;&lt;/card&gt;</text:p>
          </table:table-cell>
          <table:table-cell office:value-type="string" office:string-value=" &lt;Relationship Target=~/cards/SynS_Fugitives.jpg~ Id=~C79fdf5ba-1018-44b1-b063-b7d161220168~ Type=~http://schemas.octgn.org/picture~/&gt;" table:formula="of:=CONCATENATE(&quot; &lt;Relationship Target=~/cards/&quot;;[.D47];&quot;.jpg~ Id=~C&quot;;[.C47];&quot;~ Type=~http://schemas.octgn.org/picture~/&gt;&quot;)" table:style-name="ce1">
            <text:p><text:s/>&lt;Relationship Target=~/cards/SynS_Fugitives.jpg~ Id=~C79fdf5ba-1018-44b1-b063-b7d161220168~ Type=~http://schemas.octgn.org/picture~/&gt;</text:p>
          </table:table-cell>
          <table:table-cell office:value-type="string" table:style-name="ce1">
            <text:p>79fdf5ba-1018-44b1-b063-b7d161220168</text:p>
          </table:table-cell>
          <table:table-cell office:value-type="string" table:style-name="ce1">
            <text:p>SynS_Fugitives</text:p>
          </table:table-cell>
          <table:table-cell office:value-type="string" table:style-name="ce1">
            <text:p>Fugitives</text:p>
          </table:table-cell>
          <table:table-cell office:value-type="string" table:style-name="ce1">
            <text:p>C</text:p>
          </table:table-cell>
          <table:table-cell office:value-type="string" table:style-name="ce1">
            <text:p>actions</text:p>
          </table:table-cell>
          <table:table-cell office:value-type="float" office:value="3" table:style-name="ce1">
            <text:p>3</text:p>
          </table:table-cell>
          <table:table-cell office:value-type="string" table:style-name="ce1">
            <text:p>In</text:p>
          </table:table-cell>
          <table:table-cell office:value-type="float" office:value="4" table:style-name="ce1">
            <text:p>4</text:p>
          </table:table-cell>
          <table:table-cell office:value-type="string" table:style-name="ce1">
            <text:p>In</text:p>
          </table:table-cell>
          <table:table-cell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Act: Target and sink a Membership card in play.</text:p>
            <text:p>Act: Target another player’s unaligned Ship. Move that Ship one Sea away from your Ship.</text:p>
            <text:p>Act: Target Faction-aligned crew is considered to have no factional alignment and is considered Unaligned until the end of the turn.</text:p>
          </table:table-cell>
          <table:table-cell office:value-type="string" table:style-name="ce4">
            <text:p>Ysabette rescued Rosamonde from the headsman’s axe. As pirates and daughters of l’Empereur, they became a grave threat to the new Montaigne government.</text:p>
          </table:table-cell>
          <table:table-cell table:number-columns-repeated="16360"/>
        </table:table-row>
        <table:table-row table:style-name="ro2">
          <table:table-cell office:value-type="string" office:string-value="  &lt;card id=~37bbbf7f-ba2b-4b17-9f58-4018bee81fb3~ name=~Garrotte~&gt;&lt;property name=~Rarity~ value=~C~ /&gt;&lt;property name=~Type~ value=~attachments~ /&gt;&lt;property name=~Cost~ value=~5~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10;Item&#10;The cost of this card is reduced by 3 if being attached to a Rilasciare Crew (minimum 0).&#10;Act: Tack this card to target and sink a Henchman card in this sea.&#10;Act: Tack the attached Crew and sink this card to target a Crew in this Sea with an Influence cost of less than 3. Discard the target Crew.~ /&gt;&lt;/card&gt;" table:formula="of:=CONCATENATE(&quot;  &lt;card id=~&quot;;[.C48];&quot;~ name=~&quot;;[.E48];&quot;~&gt;&lt;property name=~&quot;;[.F$1];&quot;~ value=~&quot;;[.F48];&quot;~ /&gt;&lt;property name=~&quot;;[.G$1];&quot;~ value=~&quot;;[.G48];&quot;~ /&gt;&lt;property name=~&quot;;[.H$1];&quot;~ value=~&quot;;[.H48];&quot;~ /&gt;&lt;property name=~&quot;;[.I$1];&quot;~ value=~&quot;;[.I48];&quot;~ /&gt;&lt;property name=~&quot;;[.J$1];&quot;~ value=~&quot;;[.J48];&quot;~ /&gt;&lt;property name=~&quot;;[.K$1];&quot;~ value=~&quot;;[.K48];&quot;~ /&gt;&lt;property name=~&quot;;[.L$1];&quot;~ value=~&quot;;[.L48];&quot;~ /&gt;&lt;property name=~&quot;;[.M$1];&quot;~ value=~&quot;;[.M48];&quot;~ /&gt;&lt;property name=~&quot;;[.N$1];&quot;~ value=~&quot;;[.N48];&quot;~ /&gt;&lt;property name=~&quot;;[.O$1];&quot;~ value=~&quot;;[.O48];&quot;~ /&gt;&lt;property name=~&quot;;[.P$1];&quot;~ value=~&quot;;[.P48];&quot;~ /&gt;&lt;property name=~&quot;;[.Q$1];&quot;~ value=~&quot;;[.Q48];&quot;~ /&gt;&lt;property name=~&quot;;[.R$1];&quot;~ value=~&quot;;[.R48];&quot;~ /&gt;&lt;property name=~&quot;;[.S$1];&quot;~ value=~&quot;;[.S48];&quot;~ /&gt;&lt;property name=~&quot;;[.T$1];&quot;~ value=~&quot;;[.T48];&quot;~ /&gt;&lt;property name=~&quot;;[.U$1];&quot;~ value=~&quot;;[.U48];&quot;~ /&gt;&lt;property name=~&quot;;[.V$1];&quot;~ value=~&quot;;[.V48];&quot;~ /&gt;&lt;property name=~&quot;;[.W$1];&quot;~ value=~&quot;;[.W48];&quot;~ /&gt;&lt;/card&gt;&quot;)" table:style-name="ce1">
            <text:p><text:s text:c="2"/>&lt;card id=~37bbbf7f-ba2b-4b17-9f58-4018bee81fb3~ name=~Garrotte~&gt;&lt;property name=~Rarity~ value=~C~ /&gt;&lt;property name=~Type~ value=~attachments~ /&gt;&lt;property name=~Cost~ value=~5~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text:p>
            <text:p>Item</text:p>
            <text:p>The cost of this card is reduced by 3 if being attached to a Rilasciare Crew (minimum 0).</text:p>
            <text:p>Act: Tack this card to target and sink a Henchman card in this sea.</text:p>
            <text:p>Act: Tack the attached Crew and sink this card to target a Crew in this Sea with an Influence cost of less than 3. Discard the target Crew.~ /&gt;&lt;/card&gt;</text:p>
          </table:table-cell>
          <table:table-cell office:value-type="string" office:string-value=" &lt;Relationship Target=~/cards/SynS_Garrotte.jpg~ Id=~C37bbbf7f-ba2b-4b17-9f58-4018bee81fb3~ Type=~http://schemas.octgn.org/picture~/&gt;" table:formula="of:=CONCATENATE(&quot; &lt;Relationship Target=~/cards/&quot;;[.D48];&quot;.jpg~ Id=~C&quot;;[.C48];&quot;~ Type=~http://schemas.octgn.org/picture~/&gt;&quot;)" table:style-name="ce1">
            <text:p><text:s/>&lt;Relationship Target=~/cards/SynS_Garrotte.jpg~ Id=~C37bbbf7f-ba2b-4b17-9f58-4018bee81fb3~ Type=~http://schemas.octgn.org/picture~/&gt;</text:p>
          </table:table-cell>
          <table:table-cell office:value-type="string" table:style-name="ce1">
            <text:p>37bbbf7f-ba2b-4b17-9f58-4018bee81fb3</text:p>
          </table:table-cell>
          <table:table-cell office:value-type="string" table:style-name="ce1">
            <text:p>SynS_Garrotte</text:p>
          </table:table-cell>
          <table:table-cell office:value-type="string" table:style-name="ce1">
            <text:p>Garrotte</text:p>
          </table:table-cell>
          <table:table-cell office:value-type="string" table:style-name="ce1">
            <text:p>C</text:p>
          </table:table-cell>
          <table:table-cell office:value-type="string" table:style-name="ce1">
            <text:p>attachments</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text:p>
            <text:p>Item</text:p>
            <text:p>The cost of this card is reduced by 3 if being attached to a Rilasciare Crew (minimum 0).</text:p>
            <text:p>Act: Tack this card to target and sink a Henchman card in this sea.</text:p>
            <text:p>Act: Tack the attached Crew and sink this card to target a Crew in this Sea with an Influence cost of less than 3. Discard the target Crew.</text:p>
          </table:table-cell>
          <table:table-cell office:value-type="string" table:style-name="ce4">
            <text:p>Ugly deeds demand an ugly weapon.</text:p>
          </table:table-cell>
          <table:table-cell table:number-columns-repeated="16360"/>
        </table:table-row>
        <table:table-row table:style-name="ro2">
          <table:table-cell office:value-type="string" office:string-value="  &lt;card id=~8ff68a53-8b51-4b27-b7a9-e69b70edcf4e~ name=~Gentlemen’s Club~&gt;&lt;property name=~Rarity~ value=~C~ /&gt;&lt;property name=~Type~ value=~chanteys~ /&gt;&lt;property name=~Cost~ value=~3~ /&gt;&lt;property name=~Cost Type~ value=~In~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ll Captains have the following ability: Act: Tack a Crew with one or more Memberships to tack all non-Captain Crew in this Sea with one or more of the same Memberships.~ /&gt;&lt;/card&gt;" table:formula="of:=CONCATENATE(&quot;  &lt;card id=~&quot;;[.C49];&quot;~ name=~&quot;;[.E49];&quot;~&gt;&lt;property name=~&quot;;[.F$1];&quot;~ value=~&quot;;[.F49];&quot;~ /&gt;&lt;property name=~&quot;;[.G$1];&quot;~ value=~&quot;;[.G49];&quot;~ /&gt;&lt;property name=~&quot;;[.H$1];&quot;~ value=~&quot;;[.H49];&quot;~ /&gt;&lt;property name=~&quot;;[.I$1];&quot;~ value=~&quot;;[.I49];&quot;~ /&gt;&lt;property name=~&quot;;[.J$1];&quot;~ value=~&quot;;[.J49];&quot;~ /&gt;&lt;property name=~&quot;;[.K$1];&quot;~ value=~&quot;;[.K49];&quot;~ /&gt;&lt;property name=~&quot;;[.L$1];&quot;~ value=~&quot;;[.L49];&quot;~ /&gt;&lt;property name=~&quot;;[.M$1];&quot;~ value=~&quot;;[.M49];&quot;~ /&gt;&lt;property name=~&quot;;[.N$1];&quot;~ value=~&quot;;[.N49];&quot;~ /&gt;&lt;property name=~&quot;;[.O$1];&quot;~ value=~&quot;;[.O49];&quot;~ /&gt;&lt;property name=~&quot;;[.P$1];&quot;~ value=~&quot;;[.P49];&quot;~ /&gt;&lt;property name=~&quot;;[.Q$1];&quot;~ value=~&quot;;[.Q49];&quot;~ /&gt;&lt;property name=~&quot;;[.R$1];&quot;~ value=~&quot;;[.R49];&quot;~ /&gt;&lt;property name=~&quot;;[.S$1];&quot;~ value=~&quot;;[.S49];&quot;~ /&gt;&lt;property name=~&quot;;[.T$1];&quot;~ value=~&quot;;[.T49];&quot;~ /&gt;&lt;property name=~&quot;;[.U$1];&quot;~ value=~&quot;;[.U49];&quot;~ /&gt;&lt;property name=~&quot;;[.V$1];&quot;~ value=~&quot;;[.V49];&quot;~ /&gt;&lt;property name=~&quot;;[.W$1];&quot;~ value=~&quot;;[.W49];&quot;~ /&gt;&lt;/card&gt;&quot;)" table:style-name="ce1">
            <text:p><text:s text:c="2"/>&lt;card id=~8ff68a53-8b51-4b27-b7a9-e69b70edcf4e~ name=~Gentlemen’s Club~&gt;&lt;property name=~Rarity~ value=~C~ /&gt;&lt;property name=~Type~ value=~chanteys~ /&gt;&lt;property name=~Cost~ value=~3~ /&gt;&lt;property name=~Cost Type~ value=~In~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ll Captains have the following ability: Act: Tack a Crew with one or more Memberships to tack all non-Captain Crew in this Sea with one or more of the same Memberships.~ /&gt;&lt;/card&gt;</text:p>
          </table:table-cell>
          <table:table-cell office:value-type="string" office:string-value=" &lt;Relationship Target=~/cards/SynS_GentlemensClub.jpg~ Id=~C8ff68a53-8b51-4b27-b7a9-e69b70edcf4e~ Type=~http://schemas.octgn.org/picture~/&gt;" table:formula="of:=CONCATENATE(&quot; &lt;Relationship Target=~/cards/&quot;;[.D49];&quot;.jpg~ Id=~C&quot;;[.C49];&quot;~ Type=~http://schemas.octgn.org/picture~/&gt;&quot;)" table:style-name="ce1">
            <text:p><text:s/>&lt;Relationship Target=~/cards/SynS_GentlemensClub.jpg~ Id=~C8ff68a53-8b51-4b27-b7a9-e69b70edcf4e~ Type=~http://schemas.octgn.org/picture~/&gt;</text:p>
          </table:table-cell>
          <table:table-cell office:value-type="string" table:style-name="ce1">
            <text:p>8ff68a53-8b51-4b27-b7a9-e69b70edcf4e</text:p>
          </table:table-cell>
          <table:table-cell office:value-type="string" table:style-name="ce1">
            <text:p>SynS_GentlemensClub</text:p>
          </table:table-cell>
          <table:table-cell office:value-type="string" table:style-name="ce1">
            <text:p>Gentlemen’s Club</text:p>
          </table:table-cell>
          <table:table-cell office:value-type="string" table:style-name="ce1">
            <text:p>C</text:p>
          </table:table-cell>
          <table:table-cell office:value-type="string" table:style-name="ce1">
            <text:p>chanteys</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All Captains have the following ability: Act: Tack a Crew with one or more Memberships to tack all non-Captain Crew in this Sea with one or more of the same Memberships.</text:p>
          </table:table-cell>
          <table:table-cell office:value-type="string" table:style-name="ce4">
            <text:p>“Members only, my boy. Sorry.”</text:p>
          </table:table-cell>
          <table:table-cell table:number-columns-repeated="16360"/>
        </table:table-row>
        <table:table-row table:style-name="ro2">
          <table:table-cell office:value-type="string" office:string-value="  &lt;card id=~f15b4bb9-84fe-4579-977d-e224c9ba8dbe~ name=~Graham MacLennan~&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4~ /&gt;&lt;property name=~Adventuring~ value=~0~ /&gt;&lt;property name=~Influence~ value=~0~ /&gt;&lt;property name=~Swashbuckling~ value=~2~ /&gt;&lt;property name=~Crew Max~ value=~~ /&gt;&lt;property name=~Move Cost~ value=~~ /&gt;&lt;property name=~Faction~ value=~Sea Dogs~ /&gt;&lt;property name=~Text~ value=~*Knights of the Rose and Cross*&#10;Loyal • Swordsman +2&#10;If you have a Gunner and a Topman Crew on board, this Crew has +1 Swashbuckling.&#10;React: When one of your other Crew is being sunk, discard 2 cards from your hand to have that Crew discarded instead. You may only use this ability while this Crew is untacked.~ /&gt;&lt;/card&gt;" table:formula="of:=CONCATENATE(&quot;  &lt;card id=~&quot;;[.C50];&quot;~ name=~&quot;;[.E50];&quot;~&gt;&lt;property name=~&quot;;[.F$1];&quot;~ value=~&quot;;[.F50];&quot;~ /&gt;&lt;property name=~&quot;;[.G$1];&quot;~ value=~&quot;;[.G50];&quot;~ /&gt;&lt;property name=~&quot;;[.H$1];&quot;~ value=~&quot;;[.H50];&quot;~ /&gt;&lt;property name=~&quot;;[.I$1];&quot;~ value=~&quot;;[.I50];&quot;~ /&gt;&lt;property name=~&quot;;[.J$1];&quot;~ value=~&quot;;[.J50];&quot;~ /&gt;&lt;property name=~&quot;;[.K$1];&quot;~ value=~&quot;;[.K50];&quot;~ /&gt;&lt;property name=~&quot;;[.L$1];&quot;~ value=~&quot;;[.L50];&quot;~ /&gt;&lt;property name=~&quot;;[.M$1];&quot;~ value=~&quot;;[.M50];&quot;~ /&gt;&lt;property name=~&quot;;[.N$1];&quot;~ value=~&quot;;[.N50];&quot;~ /&gt;&lt;property name=~&quot;;[.O$1];&quot;~ value=~&quot;;[.O50];&quot;~ /&gt;&lt;property name=~&quot;;[.P$1];&quot;~ value=~&quot;;[.P50];&quot;~ /&gt;&lt;property name=~&quot;;[.Q$1];&quot;~ value=~&quot;;[.Q50];&quot;~ /&gt;&lt;property name=~&quot;;[.R$1];&quot;~ value=~&quot;;[.R50];&quot;~ /&gt;&lt;property name=~&quot;;[.S$1];&quot;~ value=~&quot;;[.S50];&quot;~ /&gt;&lt;property name=~&quot;;[.T$1];&quot;~ value=~&quot;;[.T50];&quot;~ /&gt;&lt;property name=~&quot;;[.U$1];&quot;~ value=~&quot;;[.U50];&quot;~ /&gt;&lt;property name=~&quot;;[.V$1];&quot;~ value=~&quot;;[.V50];&quot;~ /&gt;&lt;property name=~&quot;;[.W$1];&quot;~ value=~&quot;;[.W50];&quot;~ /&gt;&lt;/card&gt;&quot;)" table:style-name="ce1">
            <text:p><text:s text:c="2"/>&lt;card id=~f15b4bb9-84fe-4579-977d-e224c9ba8dbe~ name=~Graham MacLennan~&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4~ /&gt;&lt;property name=~Adventuring~ value=~0~ /&gt;&lt;property name=~Influence~ value=~0~ /&gt;&lt;property name=~Swashbuckling~ value=~2~ /&gt;&lt;property name=~Crew Max~ value=~~ /&gt;&lt;property name=~Move Cost~ value=~~ /&gt;&lt;property name=~Faction~ value=~Sea Dogs~ /&gt;&lt;property name=~Text~ value=~*Knights of the Rose and Cross*</text:p>
            <text:p>Loyal • Swordsman +2</text:p>
            <text:p>If you have a Gunner and a Topman Crew on board, this Crew has +1 Swashbuckling.</text:p>
            <text:p>React: When one of your other Crew is being sunk, discard 2 cards from your hand to have that Crew discarded instead. You may only use this ability while this Crew is untacked.~ /&gt;&lt;/card&gt;</text:p>
          </table:table-cell>
          <table:table-cell office:value-type="string" office:string-value=" &lt;Relationship Target=~/cards/SynS_GrahamMacLennan.jpg~ Id=~Cf15b4bb9-84fe-4579-977d-e224c9ba8dbe~ Type=~http://schemas.octgn.org/picture~/&gt;" table:formula="of:=CONCATENATE(&quot; &lt;Relationship Target=~/cards/&quot;;[.D50];&quot;.jpg~ Id=~C&quot;;[.C50];&quot;~ Type=~http://schemas.octgn.org/picture~/&gt;&quot;)" table:style-name="ce1">
            <text:p><text:s/>&lt;Relationship Target=~/cards/SynS_GrahamMacLennan.jpg~ Id=~Cf15b4bb9-84fe-4579-977d-e224c9ba8dbe~ Type=~http://schemas.octgn.org/picture~/&gt;</text:p>
          </table:table-cell>
          <table:table-cell office:value-type="string" table:style-name="ce1">
            <text:p>f15b4bb9-84fe-4579-977d-e224c9ba8dbe</text:p>
          </table:table-cell>
          <table:table-cell office:value-type="string" table:style-name="ce1">
            <text:p>SynS_GrahamMacLennan</text:p>
          </table:table-cell>
          <table:table-cell office:value-type="string" table:style-name="ce1">
            <text:p>Graham MacLennan</text:p>
          </table:table-cell>
          <table:table-cell office:value-type="string" table:style-name="ce1">
            <text:p>C</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4" table:style-name="ce1">
            <text:p>4</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table:number-columns-repeated="2" table:style-name="ce1"/>
          <table:table-cell office:value-type="string" table:style-name="ce1">
            <text:p>Sea Dogs</text:p>
          </table:table-cell>
          <table:table-cell office:value-type="string" table:style-name="ce1">
            <text:p>*Knights of the Rose and Cross*</text:p>
            <text:p>Loyal • Swordsman +2</text:p>
            <text:p>If you have a Gunner and a Topman Crew on board, this Crew has +1 Swashbuckling.</text:p>
            <text:p>React: When one of your other Crew is being sunk, discard 2 cards from your hand to have that Crew discarded instead. You may only use this ability while this Crew is untacked.</text:p>
          </table:table-cell>
          <table:table-cell table:style-name="ce4"/>
          <table:table-cell table:number-columns-repeated="16360"/>
        </table:table-row>
        <table:table-row table:style-name="ro2">
          <table:table-cell office:value-type="string" office:string-value="  &lt;card id=~4d4bc261-f3a8-4059-b729-57c72a4c6813~ name=~Guerilla Tactics~&gt;&lt;property name=~Rarity~ value=~C~ /&gt;&lt;property name=~Type~ value=~actions~ /&gt;&lt;property name=~Cost~ value=~3~ /&gt;&lt;property name=~Cost Type~ value=~Ad~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he cost of this card is reduced to 0 if you have 3 or more Rilasciare Crew on board.&#10;Act: Target and sink a Chantey in play. Act: Target a player with 6 or more cards in their hand. Target player’s Ship suffers 1 Hit.&#10;Act: Target a Chantey in play and the player that owns that Chantey. That player’s Ship suffers 1 Hit.~ /&gt;&lt;/card&gt;" table:formula="of:=CONCATENATE(&quot;  &lt;card id=~&quot;;[.C51];&quot;~ name=~&quot;;[.E51];&quot;~&gt;&lt;property name=~&quot;;[.F$1];&quot;~ value=~&quot;;[.F51];&quot;~ /&gt;&lt;property name=~&quot;;[.G$1];&quot;~ value=~&quot;;[.G51];&quot;~ /&gt;&lt;property name=~&quot;;[.H$1];&quot;~ value=~&quot;;[.H51];&quot;~ /&gt;&lt;property name=~&quot;;[.I$1];&quot;~ value=~&quot;;[.I51];&quot;~ /&gt;&lt;property name=~&quot;;[.J$1];&quot;~ value=~&quot;;[.J51];&quot;~ /&gt;&lt;property name=~&quot;;[.K$1];&quot;~ value=~&quot;;[.K51];&quot;~ /&gt;&lt;property name=~&quot;;[.L$1];&quot;~ value=~&quot;;[.L51];&quot;~ /&gt;&lt;property name=~&quot;;[.M$1];&quot;~ value=~&quot;;[.M51];&quot;~ /&gt;&lt;property name=~&quot;;[.N$1];&quot;~ value=~&quot;;[.N51];&quot;~ /&gt;&lt;property name=~&quot;;[.O$1];&quot;~ value=~&quot;;[.O51];&quot;~ /&gt;&lt;property name=~&quot;;[.P$1];&quot;~ value=~&quot;;[.P51];&quot;~ /&gt;&lt;property name=~&quot;;[.Q$1];&quot;~ value=~&quot;;[.Q51];&quot;~ /&gt;&lt;property name=~&quot;;[.R$1];&quot;~ value=~&quot;;[.R51];&quot;~ /&gt;&lt;property name=~&quot;;[.S$1];&quot;~ value=~&quot;;[.S51];&quot;~ /&gt;&lt;property name=~&quot;;[.T$1];&quot;~ value=~&quot;;[.T51];&quot;~ /&gt;&lt;property name=~&quot;;[.U$1];&quot;~ value=~&quot;;[.U51];&quot;~ /&gt;&lt;property name=~&quot;;[.V$1];&quot;~ value=~&quot;;[.V51];&quot;~ /&gt;&lt;property name=~&quot;;[.W$1];&quot;~ value=~&quot;;[.W51];&quot;~ /&gt;&lt;/card&gt;&quot;)" table:style-name="ce1">
            <text:p><text:s text:c="2"/>&lt;card id=~4d4bc261-f3a8-4059-b729-57c72a4c6813~ name=~Guerilla Tactics~&gt;&lt;property name=~Rarity~ value=~C~ /&gt;&lt;property name=~Type~ value=~actions~ /&gt;&lt;property name=~Cost~ value=~3~ /&gt;&lt;property name=~Cost Type~ value=~Ad~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he cost of this card is reduced to 0 if you have 3 or more Rilasciare Crew on board.</text:p>
            <text:p>Act: Target and sink a Chantey in play. Act: Target a player with 6 or more cards in their hand. Target player’s Ship suffers 1 Hit.</text:p>
            <text:p>Act: Target a Chantey in play and the player that owns that Chantey. That player’s Ship suffers 1 Hit.~ /&gt;&lt;/card&gt;</text:p>
          </table:table-cell>
          <table:table-cell office:value-type="string" office:string-value=" &lt;Relationship Target=~/cards/SynS_GuerillaTactics.jpg~ Id=~C4d4bc261-f3a8-4059-b729-57c72a4c6813~ Type=~http://schemas.octgn.org/picture~/&gt;" table:formula="of:=CONCATENATE(&quot; &lt;Relationship Target=~/cards/&quot;;[.D51];&quot;.jpg~ Id=~C&quot;;[.C51];&quot;~ Type=~http://schemas.octgn.org/picture~/&gt;&quot;)" table:style-name="ce1">
            <text:p><text:s/>&lt;Relationship Target=~/cards/SynS_GuerillaTactics.jpg~ Id=~C4d4bc261-f3a8-4059-b729-57c72a4c6813~ Type=~http://schemas.octgn.org/picture~/&gt;</text:p>
          </table:table-cell>
          <table:table-cell office:value-type="string" table:style-name="ce1">
            <text:p>4d4bc261-f3a8-4059-b729-57c72a4c6813</text:p>
          </table:table-cell>
          <table:table-cell office:value-type="string" table:style-name="ce1">
            <text:p>SynS_GuerillaTactics</text:p>
          </table:table-cell>
          <table:table-cell office:value-type="string" table:style-name="ce1">
            <text:p>Guerilla Tactics</text:p>
          </table:table-cell>
          <table:table-cell office:value-type="string" table:style-name="ce1">
            <text:p>C</text:p>
          </table:table-cell>
          <table:table-cell office:value-type="string" table:style-name="ce1">
            <text:p>actions</text:p>
          </table:table-cell>
          <table:table-cell office:value-type="float" office:value="3" table:style-name="ce1">
            <text:p>3</text:p>
          </table:table-cell>
          <table:table-cell office:value-type="string" table:style-name="ce1">
            <text:p>Ad</text:p>
          </table:table-cell>
          <table:table-cell table:number-columns-repeated="3"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The cost of this card is reduced to 0 if you have 3 or more Rilasciare Crew on board.</text:p>
            <text:p>Act: Target and sink a Chantey in play. Act: Target a player with 6 or more cards in their hand. Target player’s Ship suffers 1 Hit.</text:p>
            <text:p>Act: Target a Chantey in play and the player that owns that Chantey. That player’s Ship suffers 1 Hit.</text:p>
          </table:table-cell>
          <table:table-cell office:value-type="string" table:style-name="ce4">
            <text:p>“They’ll NEVER think to look in the sewers...”</text:p>
          </table:table-cell>
          <table:table-cell table:number-columns-repeated="16360"/>
        </table:table-row>
        <table:table-row table:style-name="ro5">
          <table:table-cell office:value-type="string" office:string-value="  &lt;card id=~a11fb35b-6b1d-46c6-b394-248c55e29c6f~ name=~Halverd Solness~&gt;&lt;property name=~Rarity~ value=~R~ /&gt;&lt;property name=~Type~ value=~crew~ /&gt;&lt;property name=~Cost~ value=~2~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0~ /&gt;&lt;property name=~Swashbuckling~ value=~1~ /&gt;&lt;property name=~Crew Max~ value=~~ /&gt;&lt;property name=~Move Cost~ value=~~ /&gt;&lt;property name=~Faction~ value=~unaligned~ /&gt;&lt;property name=~Text~ value=~Unique • Laerdom 1&#10;This Crew may not attach Laerdom Knacks while tacked.~ /&gt;&lt;/card&gt;" table:formula="of:=CONCATENATE(&quot;  &lt;card id=~&quot;;[.C52];&quot;~ name=~&quot;;[.E52];&quot;~&gt;&lt;property name=~&quot;;[.F$1];&quot;~ value=~&quot;;[.F52];&quot;~ /&gt;&lt;property name=~&quot;;[.G$1];&quot;~ value=~&quot;;[.G52];&quot;~ /&gt;&lt;property name=~&quot;;[.H$1];&quot;~ value=~&quot;;[.H52];&quot;~ /&gt;&lt;property name=~&quot;;[.I$1];&quot;~ value=~&quot;;[.I52];&quot;~ /&gt;&lt;property name=~&quot;;[.J$1];&quot;~ value=~&quot;;[.J52];&quot;~ /&gt;&lt;property name=~&quot;;[.K$1];&quot;~ value=~&quot;;[.K52];&quot;~ /&gt;&lt;property name=~&quot;;[.L$1];&quot;~ value=~&quot;;[.L52];&quot;~ /&gt;&lt;property name=~&quot;;[.M$1];&quot;~ value=~&quot;;[.M52];&quot;~ /&gt;&lt;property name=~&quot;;[.N$1];&quot;~ value=~&quot;;[.N52];&quot;~ /&gt;&lt;property name=~&quot;;[.O$1];&quot;~ value=~&quot;;[.O52];&quot;~ /&gt;&lt;property name=~&quot;;[.P$1];&quot;~ value=~&quot;;[.P52];&quot;~ /&gt;&lt;property name=~&quot;;[.Q$1];&quot;~ value=~&quot;;[.Q52];&quot;~ /&gt;&lt;property name=~&quot;;[.R$1];&quot;~ value=~&quot;;[.R52];&quot;~ /&gt;&lt;property name=~&quot;;[.S$1];&quot;~ value=~&quot;;[.S52];&quot;~ /&gt;&lt;property name=~&quot;;[.T$1];&quot;~ value=~&quot;;[.T52];&quot;~ /&gt;&lt;property name=~&quot;;[.U$1];&quot;~ value=~&quot;;[.U52];&quot;~ /&gt;&lt;property name=~&quot;;[.V$1];&quot;~ value=~&quot;;[.V52];&quot;~ /&gt;&lt;property name=~&quot;;[.W$1];&quot;~ value=~&quot;;[.W52];&quot;~ /&gt;&lt;/card&gt;&quot;)" table:style-name="ce1">
            <text:p><text:s text:c="2"/>&lt;card id=~a11fb35b-6b1d-46c6-b394-248c55e29c6f~ name=~Halverd Solness~&gt;&lt;property name=~Rarity~ value=~R~ /&gt;&lt;property name=~Type~ value=~crew~ /&gt;&lt;property name=~Cost~ value=~2~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0~ /&gt;&lt;property name=~Swashbuckling~ value=~1~ /&gt;&lt;property name=~Crew Max~ value=~~ /&gt;&lt;property name=~Move Cost~ value=~~ /&gt;&lt;property name=~Faction~ value=~unaligned~ /&gt;&lt;property name=~Text~ value=~Unique • Laerdom 1</text:p>
            <text:p>This Crew may not attach Laerdom Knacks while tacked.~ /&gt;&lt;/card&gt;</text:p>
          </table:table-cell>
          <table:table-cell office:value-type="string" office:string-value=" &lt;Relationship Target=~/cards/SynS_HalverdSolness.jpg~ Id=~Ca11fb35b-6b1d-46c6-b394-248c55e29c6f~ Type=~http://schemas.octgn.org/picture~/&gt;" table:formula="of:=CONCATENATE(&quot; &lt;Relationship Target=~/cards/&quot;;[.D52];&quot;.jpg~ Id=~C&quot;;[.C52];&quot;~ Type=~http://schemas.octgn.org/picture~/&gt;&quot;)" table:style-name="ce1">
            <text:p><text:s/>&lt;Relationship Target=~/cards/SynS_HalverdSolness.jpg~ Id=~Ca11fb35b-6b1d-46c6-b394-248c55e29c6f~ Type=~http://schemas.octgn.org/picture~/&gt;</text:p>
          </table:table-cell>
          <table:table-cell office:value-type="string" table:style-name="ce1">
            <text:p>a11fb35b-6b1d-46c6-b394-248c55e29c6f</text:p>
          </table:table-cell>
          <table:table-cell office:value-type="string" table:style-name="ce1">
            <text:p>SynS_HalverdSolness</text:p>
          </table:table-cell>
          <table:table-cell office:value-type="string" table:style-name="ce1">
            <text:p>Halverd Solness</text:p>
          </table:table-cell>
          <table:table-cell office:value-type="string" table:style-name="ce1">
            <text:p>R</text:p>
          </table:table-cell>
          <table:table-cell office:value-type="string" table:style-name="ce1">
            <text:p>crew</text:p>
          </table:table-cell>
          <table:table-cell office:value-type="float" office:value="2" table:style-name="ce1">
            <text:p>2</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table:number-columns-repeated="2" table:style-name="ce1"/>
          <table:table-cell office:value-type="string" table:style-name="ce1">
            <text:p>unaligned</text:p>
          </table:table-cell>
          <table:table-cell office:value-type="string" table:style-name="ce5">
            <text:p>Unique • Laerdom 1</text:p>
            <text:p>This Crew may not attach Laerdom Knacks while tacked.</text:p>
          </table:table-cell>
          <table:table-cell office:value-type="string" table:style-name="ce4">
            <text:p>He once burned a ship down trying that stunt. Laerdom isn’t for Amateurs.</text:p>
          </table:table-cell>
          <table:table-cell table:number-columns-repeated="16360"/>
        </table:table-row>
        <table:table-row table:style-name="ro2">
          <table:table-cell office:value-type="string" office:string-value="  &lt;card id=~a539e82c-c65d-45c3-ae6d-d46114cfae1c~ name=~Herrmann Stumpf~&gt;&lt;property name=~Rarity~ value=~F~ /&gt;&lt;property name=~Type~ value=~crew~ /&gt;&lt;property name=~Cost~ value=~8~ /&gt;&lt;property name=~Cost Type~ value=~In~ /&gt;&lt;property name=~Cancel~ value=~~ /&gt;&lt;property name=~Cancel Type~ value=~~ /&gt;&lt;property name=~Wealth~ value=~~ /&gt;&lt;property name=~Attack~ value=~P~ /&gt;&lt;property name=~Parry~ value=~c,t~ /&gt;&lt;property name=~Cannon~ value=~2~ /&gt;&lt;property name=~Sailing~ value=~4~ /&gt;&lt;property name=~Adventuring~ value=~3~ /&gt;&lt;property name=~Influence~ value=~4~ /&gt;&lt;property name=~Swashbuckling~ value=~3~ /&gt;&lt;property name=~Crew Max~ value=~~ /&gt;&lt;property name=~Move Cost~ value=~~ /&gt;&lt;property name=~Faction~ value=~Montaigne~ /&gt;&lt;property name=~Text~ value=~*Die Kreuzritter*Eisen*&#10;Unique • First Mate • Nacht 1&#10;All of your other Kreuzritter Crew have +1 Influence and inflict 1 extra Hit during Boarding Attacks while this Crew is in play.&#10;Act: Once per turn, target a Villainous non-Captain Crew in this Sea. Push one of your other Kreuzritter Crew forward (tacked or untacked) and play a Boarding Attack from your hand to begin a Duel between your Crew and the target Crew.~ /&gt;&lt;/card&gt;" table:formula="of:=CONCATENATE(&quot;  &lt;card id=~&quot;;[.C53];&quot;~ name=~&quot;;[.E53];&quot;~&gt;&lt;property name=~&quot;;[.F$1];&quot;~ value=~&quot;;[.F53];&quot;~ /&gt;&lt;property name=~&quot;;[.G$1];&quot;~ value=~&quot;;[.G53];&quot;~ /&gt;&lt;property name=~&quot;;[.H$1];&quot;~ value=~&quot;;[.H53];&quot;~ /&gt;&lt;property name=~&quot;;[.I$1];&quot;~ value=~&quot;;[.I53];&quot;~ /&gt;&lt;property name=~&quot;;[.J$1];&quot;~ value=~&quot;;[.J53];&quot;~ /&gt;&lt;property name=~&quot;;[.K$1];&quot;~ value=~&quot;;[.K53];&quot;~ /&gt;&lt;property name=~&quot;;[.L$1];&quot;~ value=~&quot;;[.L53];&quot;~ /&gt;&lt;property name=~&quot;;[.M$1];&quot;~ value=~&quot;;[.M53];&quot;~ /&gt;&lt;property name=~&quot;;[.N$1];&quot;~ value=~&quot;;[.N53];&quot;~ /&gt;&lt;property name=~&quot;;[.O$1];&quot;~ value=~&quot;;[.O53];&quot;~ /&gt;&lt;property name=~&quot;;[.P$1];&quot;~ value=~&quot;;[.P53];&quot;~ /&gt;&lt;property name=~&quot;;[.Q$1];&quot;~ value=~&quot;;[.Q53];&quot;~ /&gt;&lt;property name=~&quot;;[.R$1];&quot;~ value=~&quot;;[.R53];&quot;~ /&gt;&lt;property name=~&quot;;[.S$1];&quot;~ value=~&quot;;[.S53];&quot;~ /&gt;&lt;property name=~&quot;;[.T$1];&quot;~ value=~&quot;;[.T53];&quot;~ /&gt;&lt;property name=~&quot;;[.U$1];&quot;~ value=~&quot;;[.U53];&quot;~ /&gt;&lt;property name=~&quot;;[.V$1];&quot;~ value=~&quot;;[.V53];&quot;~ /&gt;&lt;property name=~&quot;;[.W$1];&quot;~ value=~&quot;;[.W53];&quot;~ /&gt;&lt;/card&gt;&quot;)" table:style-name="ce1">
            <text:p><text:s text:c="2"/>&lt;card id=~a539e82c-c65d-45c3-ae6d-d46114cfae1c~ name=~Herrmann Stumpf~&gt;&lt;property name=~Rarity~ value=~F~ /&gt;&lt;property name=~Type~ value=~crew~ /&gt;&lt;property name=~Cost~ value=~8~ /&gt;&lt;property name=~Cost Type~ value=~In~ /&gt;&lt;property name=~Cancel~ value=~~ /&gt;&lt;property name=~Cancel Type~ value=~~ /&gt;&lt;property name=~Wealth~ value=~~ /&gt;&lt;property name=~Attack~ value=~P~ /&gt;&lt;property name=~Parry~ value=~c,t~ /&gt;&lt;property name=~Cannon~ value=~2~ /&gt;&lt;property name=~Sailing~ value=~4~ /&gt;&lt;property name=~Adventuring~ value=~3~ /&gt;&lt;property name=~Influence~ value=~4~ /&gt;&lt;property name=~Swashbuckling~ value=~3~ /&gt;&lt;property name=~Crew Max~ value=~~ /&gt;&lt;property name=~Move Cost~ value=~~ /&gt;&lt;property name=~Faction~ value=~Montaigne~ /&gt;&lt;property name=~Text~ value=~*Die Kreuzritter*Eisen*</text:p>
            <text:p>Unique • First Mate • Nacht 1</text:p>
            <text:p>All of your other Kreuzritter Crew have +1 Influence and inflict 1 extra Hit during Boarding Attacks while this Crew is in play.</text:p>
            <text:p>Act: Once per turn, target a Villainous non-Captain Crew in this Sea. Push one of your other Kreuzritter Crew forward (tacked or untacked) and play a Boarding Attack from your hand to begin a Duel between your Crew and the target Crew.~ /&gt;&lt;/card&gt;</text:p>
          </table:table-cell>
          <table:table-cell office:value-type="string" office:string-value=" &lt;Relationship Target=~/cards/SynS_HerrmannStumpf.jpg~ Id=~Ca539e82c-c65d-45c3-ae6d-d46114cfae1c~ Type=~http://schemas.octgn.org/picture~/&gt;" table:formula="of:=CONCATENATE(&quot; &lt;Relationship Target=~/cards/&quot;;[.D53];&quot;.jpg~ Id=~C&quot;;[.C53];&quot;~ Type=~http://schemas.octgn.org/picture~/&gt;&quot;)" table:style-name="ce1">
            <text:p><text:s/>&lt;Relationship Target=~/cards/SynS_HerrmannStumpf.jpg~ Id=~Ca539e82c-c65d-45c3-ae6d-d46114cfae1c~ Type=~http://schemas.octgn.org/picture~/&gt;</text:p>
          </table:table-cell>
          <table:table-cell office:value-type="string" table:style-name="ce1">
            <text:p>a539e82c-c65d-45c3-ae6d-d46114cfae1c</text:p>
          </table:table-cell>
          <table:table-cell office:value-type="string" table:style-name="ce1">
            <text:p>SynS_HerrmannStumpf</text:p>
          </table:table-cell>
          <table:table-cell office:value-type="string" table:style-name="ce1">
            <text:p>Herrmann Stumpf</text:p>
          </table:table-cell>
          <table:table-cell office:value-type="string" table:style-name="ce1">
            <text:p>F</text:p>
          </table:table-cell>
          <table:table-cell office:value-type="string" table:style-name="ce1">
            <text:p>crew</text:p>
          </table:table-cell>
          <table:table-cell office:value-type="float" office:value="8" table:style-name="ce1">
            <text:p>8</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2" table:style-name="ce1">
            <text:p>2</text:p>
          </table:table-cell>
          <table:table-cell office:value-type="float" office:value="4" table:style-name="ce1">
            <text:p>4</text:p>
          </table:table-cell>
          <table:table-cell office:value-type="float" office:value="3" table:style-name="ce1">
            <text:p>3</text:p>
          </table:table-cell>
          <table:table-cell office:value-type="float" office:value="4" table:style-name="ce1">
            <text:p>4</text:p>
          </table:table-cell>
          <table:table-cell office:value-type="float" office:value="3" table:style-name="ce1">
            <text:p>3</text:p>
          </table:table-cell>
          <table:table-cell table:number-columns-repeated="2" table:style-name="ce1"/>
          <table:table-cell office:value-type="string" table:style-name="ce1">
            <text:p>Montaigne</text:p>
          </table:table-cell>
          <table:table-cell office:value-type="string" table:style-name="ce1">
            <text:p>*Die Kreuzritter*Eisen*</text:p>
            <text:p>Unique • First Mate • Nacht 1</text:p>
            <text:p>All of your other Kreuzritter Crew have +1 Influence and inflict 1 extra Hit during Boarding Attacks while this Crew is in play.</text:p>
            <text:p>Act: Once per turn, target a Villainous non-Captain Crew in this Sea. Push one of your other Kreuzritter Crew forward (tacked or untacked) and play a Boarding Attack from your hand to begin a Duel between your Crew and the target Crew.</text:p>
          </table:table-cell>
          <table:table-cell table:style-name="ce4"/>
          <table:table-cell table:number-columns-repeated="16360"/>
        </table:table-row>
        <table:table-row table:style-name="ro2">
          <table:table-cell office:value-type="string" office:string-value="  &lt;card id=~4b632b36-5a9a-4243-abd9-b35bed21f6c1~ name=~Hidden Compartment~&gt;&lt;property name=~Rarity~ value=~C~ /&gt;&lt;property name=~Type~ value=~attachments~ /&gt;&lt;property name=~Cost~ value=~3~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HIP ATTACHMENT&#10;React: Tack this card when you are producing Adventuring for an Illegal Adventure to produce 4 Adventuring.&#10;React: Tack this card before you perform an action to discard a non-Captain Crew on board your Ship.~ /&gt;&lt;/card&gt;" table:formula="of:=CONCATENATE(&quot;  &lt;card id=~&quot;;[.C54];&quot;~ name=~&quot;;[.E54];&quot;~&gt;&lt;property name=~&quot;;[.F$1];&quot;~ value=~&quot;;[.F54];&quot;~ /&gt;&lt;property name=~&quot;;[.G$1];&quot;~ value=~&quot;;[.G54];&quot;~ /&gt;&lt;property name=~&quot;;[.H$1];&quot;~ value=~&quot;;[.H54];&quot;~ /&gt;&lt;property name=~&quot;;[.I$1];&quot;~ value=~&quot;;[.I54];&quot;~ /&gt;&lt;property name=~&quot;;[.J$1];&quot;~ value=~&quot;;[.J54];&quot;~ /&gt;&lt;property name=~&quot;;[.K$1];&quot;~ value=~&quot;;[.K54];&quot;~ /&gt;&lt;property name=~&quot;;[.L$1];&quot;~ value=~&quot;;[.L54];&quot;~ /&gt;&lt;property name=~&quot;;[.M$1];&quot;~ value=~&quot;;[.M54];&quot;~ /&gt;&lt;property name=~&quot;;[.N$1];&quot;~ value=~&quot;;[.N54];&quot;~ /&gt;&lt;property name=~&quot;;[.O$1];&quot;~ value=~&quot;;[.O54];&quot;~ /&gt;&lt;property name=~&quot;;[.P$1];&quot;~ value=~&quot;;[.P54];&quot;~ /&gt;&lt;property name=~&quot;;[.Q$1];&quot;~ value=~&quot;;[.Q54];&quot;~ /&gt;&lt;property name=~&quot;;[.R$1];&quot;~ value=~&quot;;[.R54];&quot;~ /&gt;&lt;property name=~&quot;;[.S$1];&quot;~ value=~&quot;;[.S54];&quot;~ /&gt;&lt;property name=~&quot;;[.T$1];&quot;~ value=~&quot;;[.T54];&quot;~ /&gt;&lt;property name=~&quot;;[.U$1];&quot;~ value=~&quot;;[.U54];&quot;~ /&gt;&lt;property name=~&quot;;[.V$1];&quot;~ value=~&quot;;[.V54];&quot;~ /&gt;&lt;property name=~&quot;;[.W$1];&quot;~ value=~&quot;;[.W54];&quot;~ /&gt;&lt;/card&gt;&quot;)" table:style-name="ce1">
            <text:p><text:s text:c="2"/>&lt;card id=~4b632b36-5a9a-4243-abd9-b35bed21f6c1~ name=~Hidden Compartment~&gt;&lt;property name=~Rarity~ value=~C~ /&gt;&lt;property name=~Type~ value=~attachments~ /&gt;&lt;property name=~Cost~ value=~3~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HIP ATTACHMENT</text:p>
            <text:p>React: Tack this card when you are producing Adventuring for an Illegal Adventure to produce 4 Adventuring.</text:p>
            <text:p>React: Tack this card before you perform an action to discard a non-Captain Crew on board your Ship.~ /&gt;&lt;/card&gt;</text:p>
          </table:table-cell>
          <table:table-cell office:value-type="string" office:string-value=" &lt;Relationship Target=~/cards/SynS_HiddenCompartment.jpg~ Id=~C4b632b36-5a9a-4243-abd9-b35bed21f6c1~ Type=~http://schemas.octgn.org/picture~/&gt;" table:formula="of:=CONCATENATE(&quot; &lt;Relationship Target=~/cards/&quot;;[.D54];&quot;.jpg~ Id=~C&quot;;[.C54];&quot;~ Type=~http://schemas.octgn.org/picture~/&gt;&quot;)" table:style-name="ce1">
            <text:p><text:s/>&lt;Relationship Target=~/cards/SynS_HiddenCompartment.jpg~ Id=~C4b632b36-5a9a-4243-abd9-b35bed21f6c1~ Type=~http://schemas.octgn.org/picture~/&gt;</text:p>
          </table:table-cell>
          <table:table-cell office:value-type="string" table:style-name="ce1">
            <text:p>4b632b36-5a9a-4243-abd9-b35bed21f6c1</text:p>
          </table:table-cell>
          <table:table-cell office:value-type="string" table:style-name="ce1">
            <text:p>SynS_HiddenCompartment</text:p>
          </table:table-cell>
          <table:table-cell office:value-type="string" table:style-name="ce1">
            <text:p>Hidden Compartment</text:p>
          </table:table-cell>
          <table:table-cell office:value-type="string" table:style-name="ce1">
            <text:p>C</text:p>
          </table:table-cell>
          <table:table-cell office:value-type="string" table:style-name="ce1">
            <text:p>attachments</text:p>
          </table:table-cell>
          <table:table-cell office:value-type="float" office:value="3" table:style-name="ce1">
            <text:p>3</text:p>
          </table:table-cell>
          <table:table-cell office:value-type="string" table:style-name="ce1">
            <text:p>Ad</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SHIP ATTACHMENT</text:p>
            <text:p>React: Tack this card when you are producing Adventuring for an Illegal Adventure to produce 4 Adventuring.</text:p>
            <text:p>React: Tack this card before you perform an action to discard a non-Captain Crew on board your Ship.</text:p>
          </table:table-cell>
          <table:table-cell office:value-type="string" table:style-name="ce4">
            <text:p>Daddy used to keep snacks in here. I have a somewhat less frivolous use for it.</text:p>
          </table:table-cell>
          <table:table-cell table:number-columns-repeated="16360"/>
        </table:table-row>
        <table:table-row table:style-name="ro6">
          <table:table-cell office:value-type="string" office:string-value="  &lt;card id=~c4747678-34a0-4b2d-bc72-175dbe0fb4d2~ name=~Hildegun~&gt;&lt;property name=~Rarity~ value=~C~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3~ /&gt;&lt;property name=~Influence~ value=~2~ /&gt;&lt;property name=~Swashbuckling~ value=~3~ /&gt;&lt;property name=~Crew Max~ value=~~ /&gt;&lt;property name=~Move Cost~ value=~~ /&gt;&lt;property name=~Faction~ value=~Vesten~ /&gt;&lt;property name=~Text~ value=~Heroic • Swordsman +2&#10;While you have at least one Crew with the title”Valkyries” on board your Ship, each of your Valkyries gains +1 Swashbuckling.~ /&gt;&lt;/card&gt;" table:formula="of:=CONCATENATE(&quot;  &lt;card id=~&quot;;[.C55];&quot;~ name=~&quot;;[.E55];&quot;~&gt;&lt;property name=~&quot;;[.F$1];&quot;~ value=~&quot;;[.F55];&quot;~ /&gt;&lt;property name=~&quot;;[.G$1];&quot;~ value=~&quot;;[.G55];&quot;~ /&gt;&lt;property name=~&quot;;[.H$1];&quot;~ value=~&quot;;[.H55];&quot;~ /&gt;&lt;property name=~&quot;;[.I$1];&quot;~ value=~&quot;;[.I55];&quot;~ /&gt;&lt;property name=~&quot;;[.J$1];&quot;~ value=~&quot;;[.J55];&quot;~ /&gt;&lt;property name=~&quot;;[.K$1];&quot;~ value=~&quot;;[.K55];&quot;~ /&gt;&lt;property name=~&quot;;[.L$1];&quot;~ value=~&quot;;[.L55];&quot;~ /&gt;&lt;property name=~&quot;;[.M$1];&quot;~ value=~&quot;;[.M55];&quot;~ /&gt;&lt;property name=~&quot;;[.N$1];&quot;~ value=~&quot;;[.N55];&quot;~ /&gt;&lt;property name=~&quot;;[.O$1];&quot;~ value=~&quot;;[.O55];&quot;~ /&gt;&lt;property name=~&quot;;[.P$1];&quot;~ value=~&quot;;[.P55];&quot;~ /&gt;&lt;property name=~&quot;;[.Q$1];&quot;~ value=~&quot;;[.Q55];&quot;~ /&gt;&lt;property name=~&quot;;[.R$1];&quot;~ value=~&quot;;[.R55];&quot;~ /&gt;&lt;property name=~&quot;;[.S$1];&quot;~ value=~&quot;;[.S55];&quot;~ /&gt;&lt;property name=~&quot;;[.T$1];&quot;~ value=~&quot;;[.T55];&quot;~ /&gt;&lt;property name=~&quot;;[.U$1];&quot;~ value=~&quot;;[.U55];&quot;~ /&gt;&lt;property name=~&quot;;[.V$1];&quot;~ value=~&quot;;[.V55];&quot;~ /&gt;&lt;property name=~&quot;;[.W$1];&quot;~ value=~&quot;;[.W55];&quot;~ /&gt;&lt;/card&gt;&quot;)" table:style-name="ce1">
            <text:p><text:s text:c="2"/>&lt;card id=~c4747678-34a0-4b2d-bc72-175dbe0fb4d2~ name=~Hildegun~&gt;&lt;property name=~Rarity~ value=~C~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3~ /&gt;&lt;property name=~Influence~ value=~2~ /&gt;&lt;property name=~Swashbuckling~ value=~3~ /&gt;&lt;property name=~Crew Max~ value=~~ /&gt;&lt;property name=~Move Cost~ value=~~ /&gt;&lt;property name=~Faction~ value=~Vesten~ /&gt;&lt;property name=~Text~ value=~Heroic • Swordsman +2</text:p>
            <text:p>While you have at least one Crew with the title”Valkyries” on board your Ship, each of your Valkyries gains +1 Swashbuckling.~ /&gt;&lt;/card&gt;</text:p>
          </table:table-cell>
          <table:table-cell office:value-type="string" office:string-value=" &lt;Relationship Target=~/cards/SynS_Hildegun.jpg~ Id=~Cc4747678-34a0-4b2d-bc72-175dbe0fb4d2~ Type=~http://schemas.octgn.org/picture~/&gt;" table:formula="of:=CONCATENATE(&quot; &lt;Relationship Target=~/cards/&quot;;[.D55];&quot;.jpg~ Id=~C&quot;;[.C55];&quot;~ Type=~http://schemas.octgn.org/picture~/&gt;&quot;)" table:style-name="ce1">
            <text:p><text:s/>&lt;Relationship Target=~/cards/SynS_Hildegun.jpg~ Id=~Cc4747678-34a0-4b2d-bc72-175dbe0fb4d2~ Type=~http://schemas.octgn.org/picture~/&gt;</text:p>
          </table:table-cell>
          <table:table-cell office:value-type="string" table:style-name="ce1">
            <text:p>c4747678-34a0-4b2d-bc72-175dbe0fb4d2</text:p>
          </table:table-cell>
          <table:table-cell office:value-type="string" table:style-name="ce1">
            <text:p>SynS_Hildegun</text:p>
          </table:table-cell>
          <table:table-cell office:value-type="string" table:style-name="ce1">
            <text:p>Hildegun</text:p>
          </table:table-cell>
          <table:table-cell office:value-type="string" table:style-name="ce1">
            <text:p>C</text:p>
          </table:table-cell>
          <table:table-cell office:value-type="string" table:style-name="ce1">
            <text:p>crew</text:p>
          </table:table-cell>
          <table:table-cell office:value-type="float" office:value="6" table:style-name="ce1">
            <text:p>6</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table:number-columns-repeated="2" table:style-name="ce1"/>
          <table:table-cell office:value-type="string" table:style-name="ce1">
            <text:p>Vesten</text:p>
          </table:table-cell>
          <table:table-cell office:value-type="string" table:style-name="ce5">
            <text:p>Heroic • Swordsman +2</text:p>
            <text:p>While you have at least one Crew with the title”Valkyries” on board your Ship, each of your Valkyries gains +1 Swashbuckling.</text:p>
          </table:table-cell>
          <table:table-cell office:value-type="string" table:style-name="ce4">
            <text:p>“It doesn’t matter how mortal you are. If they think you’re a creature of myth, they’ll never dare strike you.”</text:p>
          </table:table-cell>
          <table:table-cell table:number-columns-repeated="16360"/>
        </table:table-row>
        <table:table-row table:style-name="ro2">
          <table:table-cell office:value-type="string" office:string-value="  &lt;card id=~4a454665-0a28-4626-91c1-1929339b98a4~ name=~In the Nick of Time~&gt;&lt;property name=~Rarity~ value=~C~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another player begins a Boarding with your Ship that is not canceled. The Boarding ends after three rounds.&#10;React: Play when another player is targeting your Ship with a Cannon Attack that is inflicting 6 or more Hits. That Cannon Attack is canceled. That player may cancel this effect by producing 3 Cannon.~ /&gt;&lt;/card&gt;" table:formula="of:=CONCATENATE(&quot;  &lt;card id=~&quot;;[.C56];&quot;~ name=~&quot;;[.E56];&quot;~&gt;&lt;property name=~&quot;;[.F$1];&quot;~ value=~&quot;;[.F56];&quot;~ /&gt;&lt;property name=~&quot;;[.G$1];&quot;~ value=~&quot;;[.G56];&quot;~ /&gt;&lt;property name=~&quot;;[.H$1];&quot;~ value=~&quot;;[.H56];&quot;~ /&gt;&lt;property name=~&quot;;[.I$1];&quot;~ value=~&quot;;[.I56];&quot;~ /&gt;&lt;property name=~&quot;;[.J$1];&quot;~ value=~&quot;;[.J56];&quot;~ /&gt;&lt;property name=~&quot;;[.K$1];&quot;~ value=~&quot;;[.K56];&quot;~ /&gt;&lt;property name=~&quot;;[.L$1];&quot;~ value=~&quot;;[.L56];&quot;~ /&gt;&lt;property name=~&quot;;[.M$1];&quot;~ value=~&quot;;[.M56];&quot;~ /&gt;&lt;property name=~&quot;;[.N$1];&quot;~ value=~&quot;;[.N56];&quot;~ /&gt;&lt;property name=~&quot;;[.O$1];&quot;~ value=~&quot;;[.O56];&quot;~ /&gt;&lt;property name=~&quot;;[.P$1];&quot;~ value=~&quot;;[.P56];&quot;~ /&gt;&lt;property name=~&quot;;[.Q$1];&quot;~ value=~&quot;;[.Q56];&quot;~ /&gt;&lt;property name=~&quot;;[.R$1];&quot;~ value=~&quot;;[.R56];&quot;~ /&gt;&lt;property name=~&quot;;[.S$1];&quot;~ value=~&quot;;[.S56];&quot;~ /&gt;&lt;property name=~&quot;;[.T$1];&quot;~ value=~&quot;;[.T56];&quot;~ /&gt;&lt;property name=~&quot;;[.U$1];&quot;~ value=~&quot;;[.U56];&quot;~ /&gt;&lt;property name=~&quot;;[.V$1];&quot;~ value=~&quot;;[.V56];&quot;~ /&gt;&lt;property name=~&quot;;[.W$1];&quot;~ value=~&quot;;[.W56];&quot;~ /&gt;&lt;/card&gt;&quot;)" table:style-name="ce1">
            <text:p><text:s text:c="2"/>&lt;card id=~4a454665-0a28-4626-91c1-1929339b98a4~ name=~In the Nick of Time~&gt;&lt;property name=~Rarity~ value=~C~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another player begins a Boarding with your Ship that is not canceled. The Boarding ends after three rounds.</text:p>
            <text:p>React: Play when another player is targeting your Ship with a Cannon Attack that is inflicting 6 or more Hits. That Cannon Attack is canceled. That player may cancel this effect by producing 3 Cannon.~ /&gt;&lt;/card&gt;</text:p>
          </table:table-cell>
          <table:table-cell office:value-type="string" office:string-value=" &lt;Relationship Target=~/cards/SynS_IntheNickofTime.jpg~ Id=~C4a454665-0a28-4626-91c1-1929339b98a4~ Type=~http://schemas.octgn.org/picture~/&gt;" table:formula="of:=CONCATENATE(&quot; &lt;Relationship Target=~/cards/&quot;;[.D56];&quot;.jpg~ Id=~C&quot;;[.C56];&quot;~ Type=~http://schemas.octgn.org/picture~/&gt;&quot;)" table:style-name="ce1">
            <text:p><text:s/>&lt;Relationship Target=~/cards/SynS_IntheNickofTime.jpg~ Id=~C4a454665-0a28-4626-91c1-1929339b98a4~ Type=~http://schemas.octgn.org/picture~/&gt;</text:p>
          </table:table-cell>
          <table:table-cell office:value-type="string" table:style-name="ce1">
            <text:p>4a454665-0a28-4626-91c1-1929339b98a4</text:p>
          </table:table-cell>
          <table:table-cell office:value-type="string" table:style-name="ce1">
            <text:p>SynS_IntheNickofTime</text:p>
          </table:table-cell>
          <table:table-cell office:value-type="string" table:style-name="ce1">
            <text:p>In the Nick of Time</text:p>
          </table:table-cell>
          <table:table-cell office:value-type="string" table:style-name="ce1">
            <text:p>C</text:p>
          </table:table-cell>
          <table:table-cell office:value-type="string" table:style-name="ce1">
            <text:p>actions</text:p>
          </table:table-cell>
          <table:table-cell table:number-columns-repeated="5"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React: Play when another player begins a Boarding with your Ship that is not canceled. The Boarding ends after three rounds.</text:p>
            <text:p>React: Play when another player is targeting your Ship with a Cannon Attack that is inflicting 6 or more Hits. That Cannon Attack is canceled. That player may cancel this effect by producing 3 Cannon.</text:p>
          </table:table-cell>
          <table:table-cell office:value-type="string" table:style-name="ce4">
            <text:p>“Sorry to dash, but I’m meeting my sister and she’ll just lose her head if I’m late.” –Ysabette du Montaigne</text:p>
          </table:table-cell>
          <table:table-cell table:number-columns-repeated="16360"/>
        </table:table-row>
        <table:table-row table:style-name="ro2">
          <table:table-cell office:value-type="string" office:string-value="  &lt;card id=~6b730aa5-5f8e-49fe-8a3f-d8e7b97c2fc3~ name=~Inga Danziger~&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4~ /&gt;&lt;property name=~Adventuring~ value=~0~ /&gt;&lt;property name=~Influence~ value=~0~ /&gt;&lt;property name=~Swashbuckling~ value=~1~ /&gt;&lt;property name=~Crew Max~ value=~~ /&gt;&lt;property name=~Move Cost~ value=~~ /&gt;&lt;property name=~Faction~ value=~Montaigne~ /&gt;&lt;property name=~Text~ value=~*Die Kreuzritter*Eisen*&#10;Nacht 1&#10;This Crew has +1 Adventuring for each Nacht Knack attached.~ /&gt;&lt;/card&gt;" table:formula="of:=CONCATENATE(&quot;  &lt;card id=~&quot;;[.C57];&quot;~ name=~&quot;;[.E57];&quot;~&gt;&lt;property name=~&quot;;[.F$1];&quot;~ value=~&quot;;[.F57];&quot;~ /&gt;&lt;property name=~&quot;;[.G$1];&quot;~ value=~&quot;;[.G57];&quot;~ /&gt;&lt;property name=~&quot;;[.H$1];&quot;~ value=~&quot;;[.H57];&quot;~ /&gt;&lt;property name=~&quot;;[.I$1];&quot;~ value=~&quot;;[.I57];&quot;~ /&gt;&lt;property name=~&quot;;[.J$1];&quot;~ value=~&quot;;[.J57];&quot;~ /&gt;&lt;property name=~&quot;;[.K$1];&quot;~ value=~&quot;;[.K57];&quot;~ /&gt;&lt;property name=~&quot;;[.L$1];&quot;~ value=~&quot;;[.L57];&quot;~ /&gt;&lt;property name=~&quot;;[.M$1];&quot;~ value=~&quot;;[.M57];&quot;~ /&gt;&lt;property name=~&quot;;[.N$1];&quot;~ value=~&quot;;[.N57];&quot;~ /&gt;&lt;property name=~&quot;;[.O$1];&quot;~ value=~&quot;;[.O57];&quot;~ /&gt;&lt;property name=~&quot;;[.P$1];&quot;~ value=~&quot;;[.P57];&quot;~ /&gt;&lt;property name=~&quot;;[.Q$1];&quot;~ value=~&quot;;[.Q57];&quot;~ /&gt;&lt;property name=~&quot;;[.R$1];&quot;~ value=~&quot;;[.R57];&quot;~ /&gt;&lt;property name=~&quot;;[.S$1];&quot;~ value=~&quot;;[.S57];&quot;~ /&gt;&lt;property name=~&quot;;[.T$1];&quot;~ value=~&quot;;[.T57];&quot;~ /&gt;&lt;property name=~&quot;;[.U$1];&quot;~ value=~&quot;;[.U57];&quot;~ /&gt;&lt;property name=~&quot;;[.V$1];&quot;~ value=~&quot;;[.V57];&quot;~ /&gt;&lt;property name=~&quot;;[.W$1];&quot;~ value=~&quot;;[.W57];&quot;~ /&gt;&lt;/card&gt;&quot;)" table:style-name="ce1">
            <text:p><text:s text:c="2"/>&lt;card id=~6b730aa5-5f8e-49fe-8a3f-d8e7b97c2fc3~ name=~Inga Danziger~&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4~ /&gt;&lt;property name=~Adventuring~ value=~0~ /&gt;&lt;property name=~Influence~ value=~0~ /&gt;&lt;property name=~Swashbuckling~ value=~1~ /&gt;&lt;property name=~Crew Max~ value=~~ /&gt;&lt;property name=~Move Cost~ value=~~ /&gt;&lt;property name=~Faction~ value=~Montaigne~ /&gt;&lt;property name=~Text~ value=~*Die Kreuzritter*Eisen*</text:p>
            <text:p>Nacht 1</text:p>
            <text:p>This Crew has +1 Adventuring for each Nacht Knack attached.~ /&gt;&lt;/card&gt;</text:p>
          </table:table-cell>
          <table:table-cell office:value-type="string" office:string-value=" &lt;Relationship Target=~/cards/SynS_IngaDanziger.jpg~ Id=~C6b730aa5-5f8e-49fe-8a3f-d8e7b97c2fc3~ Type=~http://schemas.octgn.org/picture~/&gt;" table:formula="of:=CONCATENATE(&quot; &lt;Relationship Target=~/cards/&quot;;[.D57];&quot;.jpg~ Id=~C&quot;;[.C57];&quot;~ Type=~http://schemas.octgn.org/picture~/&gt;&quot;)" table:style-name="ce1">
            <text:p><text:s/>&lt;Relationship Target=~/cards/SynS_IngaDanziger.jpg~ Id=~C6b730aa5-5f8e-49fe-8a3f-d8e7b97c2fc3~ Type=~http://schemas.octgn.org/picture~/&gt;</text:p>
          </table:table-cell>
          <table:table-cell office:value-type="string" table:style-name="ce1">
            <text:p>6b730aa5-5f8e-49fe-8a3f-d8e7b97c2fc3</text:p>
          </table:table-cell>
          <table:table-cell office:value-type="string" table:style-name="ce1">
            <text:p>SynS_IngaDanziger</text:p>
          </table:table-cell>
          <table:table-cell office:value-type="string" table:style-name="ce1">
            <text:p>Inga Danziger</text:p>
          </table:table-cell>
          <table:table-cell office:value-type="string" table:style-name="ce1">
            <text:p>C</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4" table:style-name="ce1">
            <text:p>4</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table:number-columns-repeated="2" table:style-name="ce1"/>
          <table:table-cell office:value-type="string" table:style-name="ce1">
            <text:p>Montaigne</text:p>
          </table:table-cell>
          <table:table-cell office:value-type="string" table:style-name="ce1">
            <text:p>*Die Kreuzritter*Eisen*</text:p>
            <text:p>Nacht 1</text:p>
            <text:p>This Crew has +1 Adventuring for each Nacht Knack attached.</text:p>
          </table:table-cell>
          <table:table-cell office:value-type="string" table:style-name="ce4">
            <text:p>“Stand behind me, mein kind. Nothing will hurt you this night.”</text:p>
          </table:table-cell>
          <table:table-cell table:number-columns-repeated="16360"/>
        </table:table-row>
        <table:table-row table:style-name="ro7">
          <table:table-cell office:value-type="string" office:string-value="  &lt;card id=~9c34fdea-9fd1-4c25-b647-3b973909e023~ name=~Ingeborg Davinsson~&gt;&lt;property name=~Rarity~ value=~R~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3~ /&gt;&lt;property name=~Influence~ value=~0~ /&gt;&lt;property name=~Swashbuckling~ value=~3~ /&gt;&lt;property name=~Crew Max~ value=~~ /&gt;&lt;property name=~Move Cost~ value=~~ /&gt;&lt;property name=~Faction~ value=~Vesten~ /&gt;&lt;property name=~Text~ value=~Laerdom 0 • Swordsman +1&#10;If your Captain is Heroic, this Crew has the Heroic trait. If your Captain is Villainous, this Crew has the Villainous trait.&#10;React: Once per turn when you are inflicting Hits with this Crew during a Duel, you may target and tack a Crew on the opposing Crew’s ship with a Swashbuckling less than 3.~ /&gt;&lt;/card&gt;" table:formula="of:=CONCATENATE(&quot;  &lt;card id=~&quot;;[.C58];&quot;~ name=~&quot;;[.E58];&quot;~&gt;&lt;property name=~&quot;;[.F$1];&quot;~ value=~&quot;;[.F58];&quot;~ /&gt;&lt;property name=~&quot;;[.G$1];&quot;~ value=~&quot;;[.G58];&quot;~ /&gt;&lt;property name=~&quot;;[.H$1];&quot;~ value=~&quot;;[.H58];&quot;~ /&gt;&lt;property name=~&quot;;[.I$1];&quot;~ value=~&quot;;[.I58];&quot;~ /&gt;&lt;property name=~&quot;;[.J$1];&quot;~ value=~&quot;;[.J58];&quot;~ /&gt;&lt;property name=~&quot;;[.K$1];&quot;~ value=~&quot;;[.K58];&quot;~ /&gt;&lt;property name=~&quot;;[.L$1];&quot;~ value=~&quot;;[.L58];&quot;~ /&gt;&lt;property name=~&quot;;[.M$1];&quot;~ value=~&quot;;[.M58];&quot;~ /&gt;&lt;property name=~&quot;;[.N$1];&quot;~ value=~&quot;;[.N58];&quot;~ /&gt;&lt;property name=~&quot;;[.O$1];&quot;~ value=~&quot;;[.O58];&quot;~ /&gt;&lt;property name=~&quot;;[.P$1];&quot;~ value=~&quot;;[.P58];&quot;~ /&gt;&lt;property name=~&quot;;[.Q$1];&quot;~ value=~&quot;;[.Q58];&quot;~ /&gt;&lt;property name=~&quot;;[.R$1];&quot;~ value=~&quot;;[.R58];&quot;~ /&gt;&lt;property name=~&quot;;[.S$1];&quot;~ value=~&quot;;[.S58];&quot;~ /&gt;&lt;property name=~&quot;;[.T$1];&quot;~ value=~&quot;;[.T58];&quot;~ /&gt;&lt;property name=~&quot;;[.U$1];&quot;~ value=~&quot;;[.U58];&quot;~ /&gt;&lt;property name=~&quot;;[.V$1];&quot;~ value=~&quot;;[.V58];&quot;~ /&gt;&lt;property name=~&quot;;[.W$1];&quot;~ value=~&quot;;[.W58];&quot;~ /&gt;&lt;/card&gt;&quot;)" table:style-name="ce1">
            <text:p><text:s text:c="2"/>&lt;card id=~9c34fdea-9fd1-4c25-b647-3b973909e023~ name=~Ingeborg Davinsson~&gt;&lt;property name=~Rarity~ value=~R~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3~ /&gt;&lt;property name=~Influence~ value=~0~ /&gt;&lt;property name=~Swashbuckling~ value=~3~ /&gt;&lt;property name=~Crew Max~ value=~~ /&gt;&lt;property name=~Move Cost~ value=~~ /&gt;&lt;property name=~Faction~ value=~Vesten~ /&gt;&lt;property name=~Text~ value=~Laerdom 0 • Swordsman +1</text:p>
            <text:p>If your Captain is Heroic, this Crew has the Heroic trait. If your Captain is Villainous, this Crew has the Villainous trait.</text:p>
            <text:p>React: Once per turn when you are inflicting Hits with this Crew during a Duel, you may target and tack a Crew on the opposing Crew’s ship with a Swashbuckling less than 3.~ /&gt;&lt;/card&gt;</text:p>
          </table:table-cell>
          <table:table-cell office:value-type="string" office:string-value=" &lt;Relationship Target=~/cards/SynS_IngeborgDavinsson.jpg~ Id=~C9c34fdea-9fd1-4c25-b647-3b973909e023~ Type=~http://schemas.octgn.org/picture~/&gt;" table:formula="of:=CONCATENATE(&quot; &lt;Relationship Target=~/cards/&quot;;[.D58];&quot;.jpg~ Id=~C&quot;;[.C58];&quot;~ Type=~http://schemas.octgn.org/picture~/&gt;&quot;)" table:style-name="ce1">
            <text:p><text:s/>&lt;Relationship Target=~/cards/SynS_IngeborgDavinsson.jpg~ Id=~C9c34fdea-9fd1-4c25-b647-3b973909e023~ Type=~http://schemas.octgn.org/picture~/&gt;</text:p>
          </table:table-cell>
          <table:table-cell office:value-type="string" table:style-name="ce1">
            <text:p>9c34fdea-9fd1-4c25-b647-3b973909e023</text:p>
          </table:table-cell>
          <table:table-cell office:value-type="string" table:style-name="ce1">
            <text:p>SynS_IngeborgDavinsson</text:p>
          </table:table-cell>
          <table:table-cell office:value-type="string" table:style-name="ce1">
            <text:p>Ingeborg Davinsson</text:p>
          </table:table-cell>
          <table:table-cell office:value-type="string" table:style-name="ce1">
            <text:p>R</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2" table:style-name="ce1">
            <text:p>2</text:p>
          </table:table-cell>
          <table:table-cell office:value-type="float" office:value="3" table:style-name="ce1">
            <text:p>3</text:p>
          </table:table-cell>
          <table:table-cell office:value-type="float" office:value="0" table:style-name="ce1">
            <text:p>0</text:p>
          </table:table-cell>
          <table:table-cell office:value-type="float" office:value="3" table:style-name="ce1">
            <text:p>3</text:p>
          </table:table-cell>
          <table:table-cell table:number-columns-repeated="2" table:style-name="ce1"/>
          <table:table-cell office:value-type="string" table:style-name="ce1">
            <text:p>Vesten</text:p>
          </table:table-cell>
          <table:table-cell office:value-type="string" table:style-name="ce5">
            <text:p>Laerdom 0 • Swordsman +1</text:p>
            <text:p>If your Captain is Heroic, this Crew has the Heroic trait. If your Captain is Villainous, this Crew has the Villainous trait.</text:p>
            <text:p>React: Once per turn when you are inflicting Hits with this Crew during a Duel, you may target and tack a Crew on the opposing Crew’s ship with a Swashbuckling less than 3.</text:p>
          </table:table-cell>
          <table:table-cell table:style-name="ce4"/>
          <table:table-cell table:number-columns-repeated="16360"/>
        </table:table-row>
        <table:table-row table:style-name="ro2">
          <table:table-cell office:value-type="string" office:string-value="  &lt;card id=~bc06d10d-594a-4ae2-ae60-b8198fa482f8~ name=~Inquisitor Figueroa~&gt;&lt;property name=~Rarity~ value=~R~ /&gt;&lt;property name=~Type~ value=~captains~ /&gt;&lt;property name=~Cost~ value=~~ /&gt;&lt;property name=~Cost Type~ value=~~ /&gt;&lt;property name=~Cancel~ value=~~ /&gt;&lt;property name=~Cancel Type~ value=~~ /&gt;&lt;property name=~Wealth~ value=~8~ /&gt;&lt;property name=~Attack~ value=~~ /&gt;&lt;property name=~Parry~ value=~~ /&gt;&lt;property name=~Cannon~ value=~1~ /&gt;&lt;property name=~Sailing~ value=~3~ /&gt;&lt;property name=~Adventuring~ value=~2~ /&gt;&lt;property name=~Influence~ value=~4~ /&gt;&lt;property name=~Swashbuckling~ value=~3~ /&gt;&lt;property name=~Crew Max~ value=~~ /&gt;&lt;property name=~Move Cost~ value=~~ /&gt;&lt;property name=~Faction~ value=~Castille~ /&gt;&lt;property name=~Text~ value=~Start: Forbidden Sea&#10;Villainous • Holy • Swordsman +2&#10;While you have 4 or more other Castillian Crew on board you may use the following abilities:&#10;React: Once per turn, tack one of your Holy Crew when another player in this Sea plays an Action card as an action. That player must tack or sink one of their Crew or the action is canceled.&#10;Act: Once per turn, target Crew gains the Villainous trait until the end of the turn.~ /&gt;&lt;/card&gt;" table:formula="of:=CONCATENATE(&quot;  &lt;card id=~&quot;;[.C59];&quot;~ name=~&quot;;[.E59];&quot;~&gt;&lt;property name=~&quot;;[.F$1];&quot;~ value=~&quot;;[.F59];&quot;~ /&gt;&lt;property name=~&quot;;[.G$1];&quot;~ value=~&quot;;[.G59];&quot;~ /&gt;&lt;property name=~&quot;;[.H$1];&quot;~ value=~&quot;;[.H59];&quot;~ /&gt;&lt;property name=~&quot;;[.I$1];&quot;~ value=~&quot;;[.I59];&quot;~ /&gt;&lt;property name=~&quot;;[.J$1];&quot;~ value=~&quot;;[.J59];&quot;~ /&gt;&lt;property name=~&quot;;[.K$1];&quot;~ value=~&quot;;[.K59];&quot;~ /&gt;&lt;property name=~&quot;;[.L$1];&quot;~ value=~&quot;;[.L59];&quot;~ /&gt;&lt;property name=~&quot;;[.M$1];&quot;~ value=~&quot;;[.M59];&quot;~ /&gt;&lt;property name=~&quot;;[.N$1];&quot;~ value=~&quot;;[.N59];&quot;~ /&gt;&lt;property name=~&quot;;[.O$1];&quot;~ value=~&quot;;[.O59];&quot;~ /&gt;&lt;property name=~&quot;;[.P$1];&quot;~ value=~&quot;;[.P59];&quot;~ /&gt;&lt;property name=~&quot;;[.Q$1];&quot;~ value=~&quot;;[.Q59];&quot;~ /&gt;&lt;property name=~&quot;;[.R$1];&quot;~ value=~&quot;;[.R59];&quot;~ /&gt;&lt;property name=~&quot;;[.S$1];&quot;~ value=~&quot;;[.S59];&quot;~ /&gt;&lt;property name=~&quot;;[.T$1];&quot;~ value=~&quot;;[.T59];&quot;~ /&gt;&lt;property name=~&quot;;[.U$1];&quot;~ value=~&quot;;[.U59];&quot;~ /&gt;&lt;property name=~&quot;;[.V$1];&quot;~ value=~&quot;;[.V59];&quot;~ /&gt;&lt;property name=~&quot;;[.W$1];&quot;~ value=~&quot;;[.W59];&quot;~ /&gt;&lt;/card&gt;&quot;)" table:style-name="ce1">
            <text:p><text:s text:c="2"/>&lt;card id=~bc06d10d-594a-4ae2-ae60-b8198fa482f8~ name=~Inquisitor Figueroa~&gt;&lt;property name=~Rarity~ value=~R~ /&gt;&lt;property name=~Type~ value=~captains~ /&gt;&lt;property name=~Cost~ value=~~ /&gt;&lt;property name=~Cost Type~ value=~~ /&gt;&lt;property name=~Cancel~ value=~~ /&gt;&lt;property name=~Cancel Type~ value=~~ /&gt;&lt;property name=~Wealth~ value=~8~ /&gt;&lt;property name=~Attack~ value=~~ /&gt;&lt;property name=~Parry~ value=~~ /&gt;&lt;property name=~Cannon~ value=~1~ /&gt;&lt;property name=~Sailing~ value=~3~ /&gt;&lt;property name=~Adventuring~ value=~2~ /&gt;&lt;property name=~Influence~ value=~4~ /&gt;&lt;property name=~Swashbuckling~ value=~3~ /&gt;&lt;property name=~Crew Max~ value=~~ /&gt;&lt;property name=~Move Cost~ value=~~ /&gt;&lt;property name=~Faction~ value=~Castille~ /&gt;&lt;property name=~Text~ value=~Start: Forbidden Sea</text:p>
            <text:p>Villainous • Holy • Swordsman +2</text:p>
            <text:p>While you have 4 or more other Castillian Crew on board you may use the following abilities:</text:p>
            <text:p>React: Once per turn, tack one of your Holy Crew when another player in this Sea plays an Action card as an action. That player must tack or sink one of their Crew or the action is canceled.</text:p>
            <text:p>Act: Once per turn, target Crew gains the Villainous trait until the end of the turn.~ /&gt;&lt;/card&gt;</text:p>
          </table:table-cell>
          <table:table-cell office:value-type="string" office:string-value=" &lt;Relationship Target=~/cards/SynS_InquisitorFigueroa.jpg~ Id=~Cbc06d10d-594a-4ae2-ae60-b8198fa482f8~ Type=~http://schemas.octgn.org/picture~/&gt;" table:formula="of:=CONCATENATE(&quot; &lt;Relationship Target=~/cards/&quot;;[.D59];&quot;.jpg~ Id=~C&quot;;[.C59];&quot;~ Type=~http://schemas.octgn.org/picture~/&gt;&quot;)" table:style-name="ce1">
            <text:p><text:s/>&lt;Relationship Target=~/cards/SynS_InquisitorFigueroa.jpg~ Id=~Cbc06d10d-594a-4ae2-ae60-b8198fa482f8~ Type=~http://schemas.octgn.org/picture~/&gt;</text:p>
          </table:table-cell>
          <table:table-cell office:value-type="string" table:style-name="ce1">
            <text:p>bc06d10d-594a-4ae2-ae60-b8198fa482f8</text:p>
          </table:table-cell>
          <table:table-cell office:value-type="string" table:style-name="ce1">
            <text:p>SynS_InquisitorFigueroa</text:p>
          </table:table-cell>
          <table:table-cell office:value-type="string" table:style-name="ce1">
            <text:p>Inquisitor Figueroa</text:p>
          </table:table-cell>
          <table:table-cell office:value-type="string" table:style-name="ce1">
            <text:p>R</text:p>
          </table:table-cell>
          <table:table-cell office:value-type="string" table:style-name="ce1">
            <text:p>captains</text:p>
          </table:table-cell>
          <table:table-cell table:number-columns-repeated="4" table:style-name="ce1"/>
          <table:table-cell office:value-type="float" office:value="8" table:style-name="ce1">
            <text:p>8</text:p>
          </table:table-cell>
          <table:table-cell table:number-columns-repeated="2" table:style-name="ce1"/>
          <table:table-cell office:value-type="float" office:value="1" table:style-name="ce1">
            <text:p>1</text:p>
          </table:table-cell>
          <table:table-cell office:value-type="float" office:value="3" table:style-name="ce1">
            <text:p>3</text:p>
          </table:table-cell>
          <table:table-cell office:value-type="float" office:value="2" table:style-name="ce1">
            <text:p>2</text:p>
          </table:table-cell>
          <table:table-cell office:value-type="float" office:value="4" table:style-name="ce1">
            <text:p>4</text:p>
          </table:table-cell>
          <table:table-cell office:value-type="float" office:value="3" table:style-name="ce1">
            <text:p>3</text:p>
          </table:table-cell>
          <table:table-cell table:number-columns-repeated="2" table:style-name="ce1"/>
          <table:table-cell office:value-type="string" table:style-name="ce1">
            <text:p>Castille</text:p>
          </table:table-cell>
          <table:table-cell office:value-type="string" table:style-name="ce1">
            <text:p>Start: Forbidden Sea</text:p>
            <text:p>Villainous • Holy • Swordsman +2</text:p>
            <text:p>While you have 4 or more other Castillian Crew on board you may use the following abilities:</text:p>
            <text:p>React: Once per turn, tack one of your Holy Crew when another player in this Sea plays an Action card as an action. That player must tack or sink one of their Crew or the action is canceled.</text:p>
            <text:p>Act: Once per turn, target Crew gains the Villainous trait until the end of the turn.</text:p>
          </table:table-cell>
          <table:table-cell table:style-name="ce4"/>
          <table:table-cell table:number-columns-repeated="16360"/>
        </table:table-row>
        <table:table-row table:style-name="ro2">
          <table:table-cell office:value-type="string" office:string-value="  &lt;card id=~10da74c8-dcb1-4a77-a123-077485695a74~ name=~Into the Shadows~&gt;&lt;property name=~Rarity~ value=~C~ /&gt;&lt;property name=~Type~ value=~attachments~ /&gt;&lt;property name=~Cost~ value=~1~ /&gt;&lt;property name=~Cost Type~ value=~Sw~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10;Nacht 1 Knack&#10;Act: Return this card and this Crew to your hand (you may not use this ability on your Captain).&#10;React: Tack this card after this Crew tacks to absorb Hits from a Boarding Attack to reduce the remainder of the Hits to zero. Use this ability only when absorbing hits from a Boarding Attack (or Duel) in which this Crew fought.~ /&gt;&lt;/card&gt;" table:formula="of:=CONCATENATE(&quot;  &lt;card id=~&quot;;[.C60];&quot;~ name=~&quot;;[.E60];&quot;~&gt;&lt;property name=~&quot;;[.F$1];&quot;~ value=~&quot;;[.F60];&quot;~ /&gt;&lt;property name=~&quot;;[.G$1];&quot;~ value=~&quot;;[.G60];&quot;~ /&gt;&lt;property name=~&quot;;[.H$1];&quot;~ value=~&quot;;[.H60];&quot;~ /&gt;&lt;property name=~&quot;;[.I$1];&quot;~ value=~&quot;;[.I60];&quot;~ /&gt;&lt;property name=~&quot;;[.J$1];&quot;~ value=~&quot;;[.J60];&quot;~ /&gt;&lt;property name=~&quot;;[.K$1];&quot;~ value=~&quot;;[.K60];&quot;~ /&gt;&lt;property name=~&quot;;[.L$1];&quot;~ value=~&quot;;[.L60];&quot;~ /&gt;&lt;property name=~&quot;;[.M$1];&quot;~ value=~&quot;;[.M60];&quot;~ /&gt;&lt;property name=~&quot;;[.N$1];&quot;~ value=~&quot;;[.N60];&quot;~ /&gt;&lt;property name=~&quot;;[.O$1];&quot;~ value=~&quot;;[.O60];&quot;~ /&gt;&lt;property name=~&quot;;[.P$1];&quot;~ value=~&quot;;[.P60];&quot;~ /&gt;&lt;property name=~&quot;;[.Q$1];&quot;~ value=~&quot;;[.Q60];&quot;~ /&gt;&lt;property name=~&quot;;[.R$1];&quot;~ value=~&quot;;[.R60];&quot;~ /&gt;&lt;property name=~&quot;;[.S$1];&quot;~ value=~&quot;;[.S60];&quot;~ /&gt;&lt;property name=~&quot;;[.T$1];&quot;~ value=~&quot;;[.T60];&quot;~ /&gt;&lt;property name=~&quot;;[.U$1];&quot;~ value=~&quot;;[.U60];&quot;~ /&gt;&lt;property name=~&quot;;[.V$1];&quot;~ value=~&quot;;[.V60];&quot;~ /&gt;&lt;property name=~&quot;;[.W$1];&quot;~ value=~&quot;;[.W60];&quot;~ /&gt;&lt;/card&gt;&quot;)" table:style-name="ce1">
            <text:p><text:s text:c="2"/>&lt;card id=~10da74c8-dcb1-4a77-a123-077485695a74~ name=~Into the Shadows~&gt;&lt;property name=~Rarity~ value=~C~ /&gt;&lt;property name=~Type~ value=~attachments~ /&gt;&lt;property name=~Cost~ value=~1~ /&gt;&lt;property name=~Cost Type~ value=~Sw~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text:p>
            <text:p>Nacht 1 Knack</text:p>
            <text:p>Act: Return this card and this Crew to your hand (you may not use this ability on your Captain).</text:p>
            <text:p>React: Tack this card after this Crew tacks to absorb Hits from a Boarding Attack to reduce the remainder of the Hits to zero. Use this ability only when absorbing hits from a Boarding Attack (or Duel) in which this Crew fought.~ /&gt;&lt;/card&gt;</text:p>
          </table:table-cell>
          <table:table-cell office:value-type="string" office:string-value=" &lt;Relationship Target=~/cards/SynS_IntotheShadows.jpg~ Id=~C10da74c8-dcb1-4a77-a123-077485695a74~ Type=~http://schemas.octgn.org/picture~/&gt;" table:formula="of:=CONCATENATE(&quot; &lt;Relationship Target=~/cards/&quot;;[.D60];&quot;.jpg~ Id=~C&quot;;[.C60];&quot;~ Type=~http://schemas.octgn.org/picture~/&gt;&quot;)" table:style-name="ce1">
            <text:p><text:s/>&lt;Relationship Target=~/cards/SynS_IntotheShadows.jpg~ Id=~C10da74c8-dcb1-4a77-a123-077485695a74~ Type=~http://schemas.octgn.org/picture~/&gt;</text:p>
          </table:table-cell>
          <table:table-cell office:value-type="string" table:style-name="ce1">
            <text:p>10da74c8-dcb1-4a77-a123-077485695a74</text:p>
          </table:table-cell>
          <table:table-cell office:value-type="string" table:style-name="ce1">
            <text:p>SynS_IntotheShadows</text:p>
          </table:table-cell>
          <table:table-cell office:value-type="string" table:style-name="ce1">
            <text:p>Into the Shadows</text:p>
          </table:table-cell>
          <table:table-cell office:value-type="string" table:style-name="ce1">
            <text:p>C</text:p>
          </table:table-cell>
          <table:table-cell office:value-type="string" table:style-name="ce1">
            <text:p>attachments</text:p>
          </table:table-cell>
          <table:table-cell office:value-type="float" office:value="1" table:style-name="ce1">
            <text:p>1</text:p>
          </table:table-cell>
          <table:table-cell office:value-type="string" table:style-name="ce1">
            <text:p>Sw</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text:p>
            <text:p>Nacht 1 Knack</text:p>
            <text:p>Act: Return this card and this Crew to your hand (you may not use this ability on your Captain).</text:p>
            <text:p>React: Tack this card after this Crew tacks to absorb Hits from a Boarding Attack to reduce the remainder of the Hits to zero. Use this ability only when absorbing hits from a Boarding Attack (or Duel) in which this Crew fought.</text:p>
          </table:table-cell>
          <table:table-cell office:value-type="string" table:style-name="ce4">
            <text:p>“You’ll never see them –not until it’s too late...”</text:p>
          </table:table-cell>
          <table:table-cell table:number-columns-repeated="16360"/>
        </table:table-row>
        <table:table-row table:style-name="ro2">
          <table:table-cell office:value-type="string" office:string-value="  &lt;card id=~d5934fd9-63e6-4071-964b-fe610d5767b1~ name=~Invisible College Membership~&gt;&lt;property name=~Rarity~ value=~R~ /&gt;&lt;property name=~Type~ value=~attachments~ /&gt;&lt;property name=~Cost~ value=~2~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APTAIN ATTACHMENT&#10;Unique • Membership&#10;This Captain gains the Invisible College affiliation. While you have 3 or more other Invisible College Crew on board your hand size is increased By 2.~ /&gt;&lt;/card&gt;" table:formula="of:=CONCATENATE(&quot;  &lt;card id=~&quot;;[.C61];&quot;~ name=~&quot;;[.E61];&quot;~&gt;&lt;property name=~&quot;;[.F$1];&quot;~ value=~&quot;;[.F61];&quot;~ /&gt;&lt;property name=~&quot;;[.G$1];&quot;~ value=~&quot;;[.G61];&quot;~ /&gt;&lt;property name=~&quot;;[.H$1];&quot;~ value=~&quot;;[.H61];&quot;~ /&gt;&lt;property name=~&quot;;[.I$1];&quot;~ value=~&quot;;[.I61];&quot;~ /&gt;&lt;property name=~&quot;;[.J$1];&quot;~ value=~&quot;;[.J61];&quot;~ /&gt;&lt;property name=~&quot;;[.K$1];&quot;~ value=~&quot;;[.K61];&quot;~ /&gt;&lt;property name=~&quot;;[.L$1];&quot;~ value=~&quot;;[.L61];&quot;~ /&gt;&lt;property name=~&quot;;[.M$1];&quot;~ value=~&quot;;[.M61];&quot;~ /&gt;&lt;property name=~&quot;;[.N$1];&quot;~ value=~&quot;;[.N61];&quot;~ /&gt;&lt;property name=~&quot;;[.O$1];&quot;~ value=~&quot;;[.O61];&quot;~ /&gt;&lt;property name=~&quot;;[.P$1];&quot;~ value=~&quot;;[.P61];&quot;~ /&gt;&lt;property name=~&quot;;[.Q$1];&quot;~ value=~&quot;;[.Q61];&quot;~ /&gt;&lt;property name=~&quot;;[.R$1];&quot;~ value=~&quot;;[.R61];&quot;~ /&gt;&lt;property name=~&quot;;[.S$1];&quot;~ value=~&quot;;[.S61];&quot;~ /&gt;&lt;property name=~&quot;;[.T$1];&quot;~ value=~&quot;;[.T61];&quot;~ /&gt;&lt;property name=~&quot;;[.U$1];&quot;~ value=~&quot;;[.U61];&quot;~ /&gt;&lt;property name=~&quot;;[.V$1];&quot;~ value=~&quot;;[.V61];&quot;~ /&gt;&lt;property name=~&quot;;[.W$1];&quot;~ value=~&quot;;[.W61];&quot;~ /&gt;&lt;/card&gt;&quot;)" table:style-name="ce1">
            <text:p><text:s text:c="2"/>&lt;card id=~d5934fd9-63e6-4071-964b-fe610d5767b1~ name=~Invisible College Membership~&gt;&lt;property name=~Rarity~ value=~R~ /&gt;&lt;property name=~Type~ value=~attachments~ /&gt;&lt;property name=~Cost~ value=~2~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APTAIN ATTACHMENT</text:p>
            <text:p>Unique • Membership</text:p>
            <text:p>This Captain gains the Invisible College affiliation. While you have 3 or more other Invisible College Crew on board your hand size is increased By 2.~ /&gt;&lt;/card&gt;</text:p>
          </table:table-cell>
          <table:table-cell office:value-type="string" office:string-value=" &lt;Relationship Target=~/cards/SynS_InvisibleCollegeMembership.jpg~ Id=~Cd5934fd9-63e6-4071-964b-fe610d5767b1~ Type=~http://schemas.octgn.org/picture~/&gt;" table:formula="of:=CONCATENATE(&quot; &lt;Relationship Target=~/cards/&quot;;[.D61];&quot;.jpg~ Id=~C&quot;;[.C61];&quot;~ Type=~http://schemas.octgn.org/picture~/&gt;&quot;)" table:style-name="ce1">
            <text:p><text:s/>&lt;Relationship Target=~/cards/SynS_InvisibleCollegeMembership.jpg~ Id=~Cd5934fd9-63e6-4071-964b-fe610d5767b1~ Type=~http://schemas.octgn.org/picture~/&gt;</text:p>
          </table:table-cell>
          <table:table-cell office:value-type="string" table:style-name="ce1">
            <text:p>d5934fd9-63e6-4071-964b-fe610d5767b1</text:p>
          </table:table-cell>
          <table:table-cell office:value-type="string" table:style-name="ce1">
            <text:p>SynS_InvisibleCollegeMembership</text:p>
          </table:table-cell>
          <table:table-cell office:value-type="string" table:style-name="ce1">
            <text:p>Invisible College Membership</text:p>
          </table:table-cell>
          <table:table-cell office:value-type="string" table:style-name="ce1">
            <text:p>R</text:p>
          </table:table-cell>
          <table:table-cell office:value-type="string" table:style-name="ce1">
            <text:p>attachments</text:p>
          </table:table-cell>
          <table:table-cell office:value-type="float" office:value="2" table:style-name="ce1">
            <text:p>2</text:p>
          </table:table-cell>
          <table:table-cell office:value-type="string" table:style-name="ce1">
            <text:p>In</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APTAIN ATTACHMENT</text:p>
            <text:p>Unique • Membership</text:p>
            <text:p>This Captain gains the Invisible College affiliation. While you have 3 or more other Invisible College Crew on board your hand size is increased By 2.</text:p>
          </table:table-cell>
          <table:table-cell office:value-type="string" table:style-name="ce4">
            <text:p>“I fear the Inquisition often selects our members for us. Fugitives make eager candidates.”</text:p>
          </table:table-cell>
          <table:table-cell table:number-columns-repeated="16360"/>
        </table:table-row>
        <table:table-row table:style-name="ro2">
          <table:table-cell office:value-type="string" office:string-value="  &lt;card id=~76472014-3c2c-48bd-9a43-8ec811436b8c~ name=~Joaquin Orduno~&gt;&lt;property name=~Rarity~ value=~F~ /&gt;&lt;property name=~Type~ value=~captains~ /&gt;&lt;property name=~Cost~ value=~~ /&gt;&lt;property name=~Cost Type~ value=~~ /&gt;&lt;property name=~Cancel~ value=~~ /&gt;&lt;property name=~Cancel Type~ value=~~ /&gt;&lt;property name=~Wealth~ value=~9~ /&gt;&lt;property name=~Attack~ value=~~ /&gt;&lt;property name=~Parry~ value=~~ /&gt;&lt;property name=~Cannon~ value=~2~ /&gt;&lt;property name=~Sailing~ value=~2~ /&gt;&lt;property name=~Adventuring~ value=~5~ /&gt;&lt;property name=~Influence~ value=~3~ /&gt;&lt;property name=~Swashbuckling~ value=~4~ /&gt;&lt;property name=~Crew Max~ value=~~ /&gt;&lt;property name=~Move Cost~ value=~~ /&gt;&lt;property name=~Faction~ value=~Brotherhood~ /&gt;&lt;property name=~Text~ value=~*Los Vagos*&#10;Start: La Boca&#10;Swordsman +3&#10;React: When you are paying an Influence cost you may tack one of your completed Adventures to produce 1 Influence. You may only use this ability if you have 3 or more other Brotherhood Crew on board.~ /&gt;&lt;/card&gt;" table:formula="of:=CONCATENATE(&quot;  &lt;card id=~&quot;;[.C62];&quot;~ name=~&quot;;[.E62];&quot;~&gt;&lt;property name=~&quot;;[.F$1];&quot;~ value=~&quot;;[.F62];&quot;~ /&gt;&lt;property name=~&quot;;[.G$1];&quot;~ value=~&quot;;[.G62];&quot;~ /&gt;&lt;property name=~&quot;;[.H$1];&quot;~ value=~&quot;;[.H62];&quot;~ /&gt;&lt;property name=~&quot;;[.I$1];&quot;~ value=~&quot;;[.I62];&quot;~ /&gt;&lt;property name=~&quot;;[.J$1];&quot;~ value=~&quot;;[.J62];&quot;~ /&gt;&lt;property name=~&quot;;[.K$1];&quot;~ value=~&quot;;[.K62];&quot;~ /&gt;&lt;property name=~&quot;;[.L$1];&quot;~ value=~&quot;;[.L62];&quot;~ /&gt;&lt;property name=~&quot;;[.M$1];&quot;~ value=~&quot;;[.M62];&quot;~ /&gt;&lt;property name=~&quot;;[.N$1];&quot;~ value=~&quot;;[.N62];&quot;~ /&gt;&lt;property name=~&quot;;[.O$1];&quot;~ value=~&quot;;[.O62];&quot;~ /&gt;&lt;property name=~&quot;;[.P$1];&quot;~ value=~&quot;;[.P62];&quot;~ /&gt;&lt;property name=~&quot;;[.Q$1];&quot;~ value=~&quot;;[.Q62];&quot;~ /&gt;&lt;property name=~&quot;;[.R$1];&quot;~ value=~&quot;;[.R62];&quot;~ /&gt;&lt;property name=~&quot;;[.S$1];&quot;~ value=~&quot;;[.S62];&quot;~ /&gt;&lt;property name=~&quot;;[.T$1];&quot;~ value=~&quot;;[.T62];&quot;~ /&gt;&lt;property name=~&quot;;[.U$1];&quot;~ value=~&quot;;[.U62];&quot;~ /&gt;&lt;property name=~&quot;;[.V$1];&quot;~ value=~&quot;;[.V62];&quot;~ /&gt;&lt;property name=~&quot;;[.W$1];&quot;~ value=~&quot;;[.W62];&quot;~ /&gt;&lt;/card&gt;&quot;)" table:style-name="ce1">
            <text:p><text:s text:c="2"/>&lt;card id=~76472014-3c2c-48bd-9a43-8ec811436b8c~ name=~Joaquin Orduno~&gt;&lt;property name=~Rarity~ value=~F~ /&gt;&lt;property name=~Type~ value=~captains~ /&gt;&lt;property name=~Cost~ value=~~ /&gt;&lt;property name=~Cost Type~ value=~~ /&gt;&lt;property name=~Cancel~ value=~~ /&gt;&lt;property name=~Cancel Type~ value=~~ /&gt;&lt;property name=~Wealth~ value=~9~ /&gt;&lt;property name=~Attack~ value=~~ /&gt;&lt;property name=~Parry~ value=~~ /&gt;&lt;property name=~Cannon~ value=~2~ /&gt;&lt;property name=~Sailing~ value=~2~ /&gt;&lt;property name=~Adventuring~ value=~5~ /&gt;&lt;property name=~Influence~ value=~3~ /&gt;&lt;property name=~Swashbuckling~ value=~4~ /&gt;&lt;property name=~Crew Max~ value=~~ /&gt;&lt;property name=~Move Cost~ value=~~ /&gt;&lt;property name=~Faction~ value=~Brotherhood~ /&gt;&lt;property name=~Text~ value=~*Los Vagos*</text:p>
            <text:p>Start: La Boca</text:p>
            <text:p>Swordsman +3</text:p>
            <text:p>React: When you are paying an Influence cost you may tack one of your completed Adventures to produce 1 Influence. You may only use this ability if you have 3 or more other Brotherhood Crew on board.~ /&gt;&lt;/card&gt;</text:p>
          </table:table-cell>
          <table:table-cell office:value-type="string" office:string-value=" &lt;Relationship Target=~/cards/SynS_JoaquinOrduno.jpg~ Id=~C76472014-3c2c-48bd-9a43-8ec811436b8c~ Type=~http://schemas.octgn.org/picture~/&gt;" table:formula="of:=CONCATENATE(&quot; &lt;Relationship Target=~/cards/&quot;;[.D62];&quot;.jpg~ Id=~C&quot;;[.C62];&quot;~ Type=~http://schemas.octgn.org/picture~/&gt;&quot;)" table:style-name="ce1">
            <text:p><text:s/>&lt;Relationship Target=~/cards/SynS_JoaquinOrduno.jpg~ Id=~C76472014-3c2c-48bd-9a43-8ec811436b8c~ Type=~http://schemas.octgn.org/picture~/&gt;</text:p>
          </table:table-cell>
          <table:table-cell office:value-type="string" table:style-name="ce1">
            <text:p>76472014-3c2c-48bd-9a43-8ec811436b8c</text:p>
          </table:table-cell>
          <table:table-cell office:value-type="string" table:style-name="ce1">
            <text:p>SynS_JoaquinOrduno</text:p>
          </table:table-cell>
          <table:table-cell office:value-type="string" table:style-name="ce1">
            <text:p>Joaquin Orduno</text:p>
          </table:table-cell>
          <table:table-cell office:value-type="string" table:style-name="ce1">
            <text:p>F</text:p>
          </table:table-cell>
          <table:table-cell office:value-type="string" table:style-name="ce1">
            <text:p>captains</text:p>
          </table:table-cell>
          <table:table-cell table:number-columns-repeated="4" table:style-name="ce1"/>
          <table:table-cell office:value-type="float" office:value="9" table:style-name="ce1">
            <text:p>9</text:p>
          </table:table-cell>
          <table:table-cell table:number-columns-repeated="2" table:style-name="ce1"/>
          <table:table-cell office:value-type="float" office:value="2" table:style-name="ce1">
            <text:p>2</text:p>
          </table:table-cell>
          <table:table-cell office:value-type="float" office:value="2" table:style-name="ce1">
            <text:p>2</text:p>
          </table:table-cell>
          <table:table-cell office:value-type="float" office:value="5" table:style-name="ce1">
            <text:p>5</text:p>
          </table:table-cell>
          <table:table-cell office:value-type="float" office:value="3" table:style-name="ce1">
            <text:p>3</text:p>
          </table:table-cell>
          <table:table-cell office:value-type="float" office:value="4" table:style-name="ce1">
            <text:p>4</text:p>
          </table:table-cell>
          <table:table-cell table:number-columns-repeated="2" table:style-name="ce1"/>
          <table:table-cell office:value-type="string" table:style-name="ce1">
            <text:p>Brotherhood</text:p>
          </table:table-cell>
          <table:table-cell office:value-type="string" table:style-name="ce1">
            <text:p>*Los Vagos*</text:p>
            <text:p>Start: La Boca</text:p>
            <text:p>Swordsman +3</text:p>
            <text:p>React: When you are paying an Influence cost you may tack one of your completed Adventures to produce 1 Influence. You may only use this ability if you have 3 or more other Brotherhood Crew on board.</text:p>
          </table:table-cell>
          <table:table-cell office:value-type="string" table:style-name="ce4">
            <text:p>The family black sheep, a smuggler, pirate, and scoundrel. If only they knew his true allegiance.</text:p>
          </table:table-cell>
          <table:table-cell table:number-columns-repeated="16360"/>
        </table:table-row>
        <table:table-row table:style-name="ro2">
          <table:table-cell office:value-type="string" office:string-value="  &lt;card id=~46f6d458-90a7-41fc-8c2c-044fe23b5fb9~ name=~Jorund’s Warning~&gt;&lt;property name=~Rarity~ value=~C~ /&gt;&lt;property name=~Type~ value=~chanteys~ /&gt;&lt;property name=~Cost~ value=~3~ /&gt;&lt;property name=~Cost Type~ value=~In~ /&gt;&lt;property name=~Cancel~ value=~4~ /&gt;&lt;property name=~Cancel Type~ value=~Ad~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ll Captains have the following ability: Act: Tack one of your completed Adventures and a Port in this Sea to untack one of your non-Captain Crew.~ /&gt;&lt;/card&gt;" table:formula="of:=CONCATENATE(&quot;  &lt;card id=~&quot;;[.C63];&quot;~ name=~&quot;;[.E63];&quot;~&gt;&lt;property name=~&quot;;[.F$1];&quot;~ value=~&quot;;[.F63];&quot;~ /&gt;&lt;property name=~&quot;;[.G$1];&quot;~ value=~&quot;;[.G63];&quot;~ /&gt;&lt;property name=~&quot;;[.H$1];&quot;~ value=~&quot;;[.H63];&quot;~ /&gt;&lt;property name=~&quot;;[.I$1];&quot;~ value=~&quot;;[.I63];&quot;~ /&gt;&lt;property name=~&quot;;[.J$1];&quot;~ value=~&quot;;[.J63];&quot;~ /&gt;&lt;property name=~&quot;;[.K$1];&quot;~ value=~&quot;;[.K63];&quot;~ /&gt;&lt;property name=~&quot;;[.L$1];&quot;~ value=~&quot;;[.L63];&quot;~ /&gt;&lt;property name=~&quot;;[.M$1];&quot;~ value=~&quot;;[.M63];&quot;~ /&gt;&lt;property name=~&quot;;[.N$1];&quot;~ value=~&quot;;[.N63];&quot;~ /&gt;&lt;property name=~&quot;;[.O$1];&quot;~ value=~&quot;;[.O63];&quot;~ /&gt;&lt;property name=~&quot;;[.P$1];&quot;~ value=~&quot;;[.P63];&quot;~ /&gt;&lt;property name=~&quot;;[.Q$1];&quot;~ value=~&quot;;[.Q63];&quot;~ /&gt;&lt;property name=~&quot;;[.R$1];&quot;~ value=~&quot;;[.R63];&quot;~ /&gt;&lt;property name=~&quot;;[.S$1];&quot;~ value=~&quot;;[.S63];&quot;~ /&gt;&lt;property name=~&quot;;[.T$1];&quot;~ value=~&quot;;[.T63];&quot;~ /&gt;&lt;property name=~&quot;;[.U$1];&quot;~ value=~&quot;;[.U63];&quot;~ /&gt;&lt;property name=~&quot;;[.V$1];&quot;~ value=~&quot;;[.V63];&quot;~ /&gt;&lt;property name=~&quot;;[.W$1];&quot;~ value=~&quot;;[.W63];&quot;~ /&gt;&lt;/card&gt;&quot;)" table:style-name="ce1">
            <text:p><text:s text:c="2"/>&lt;card id=~46f6d458-90a7-41fc-8c2c-044fe23b5fb9~ name=~Jorund’s Warning~&gt;&lt;property name=~Rarity~ value=~C~ /&gt;&lt;property name=~Type~ value=~chanteys~ /&gt;&lt;property name=~Cost~ value=~3~ /&gt;&lt;property name=~Cost Type~ value=~In~ /&gt;&lt;property name=~Cancel~ value=~4~ /&gt;&lt;property name=~Cancel Type~ value=~Ad~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ll Captains have the following ability: Act: Tack one of your completed Adventures and a Port in this Sea to untack one of your non-Captain Crew.~ /&gt;&lt;/card&gt;</text:p>
          </table:table-cell>
          <table:table-cell office:value-type="string" office:string-value=" &lt;Relationship Target=~/cards/SynS_JorundsWarning.jpg~ Id=~C46f6d458-90a7-41fc-8c2c-044fe23b5fb9~ Type=~http://schemas.octgn.org/picture~/&gt;" table:formula="of:=CONCATENATE(&quot; &lt;Relationship Target=~/cards/&quot;;[.D63];&quot;.jpg~ Id=~C&quot;;[.C63];&quot;~ Type=~http://schemas.octgn.org/picture~/&gt;&quot;)" table:style-name="ce1">
            <text:p><text:s/>&lt;Relationship Target=~/cards/SynS_JorundsWarning.jpg~ Id=~C46f6d458-90a7-41fc-8c2c-044fe23b5fb9~ Type=~http://schemas.octgn.org/picture~/&gt;</text:p>
          </table:table-cell>
          <table:table-cell office:value-type="string" table:style-name="ce1">
            <text:p>46f6d458-90a7-41fc-8c2c-044fe23b5fb9</text:p>
          </table:table-cell>
          <table:table-cell office:value-type="string" table:style-name="ce1">
            <text:p>SynS_JorundsWarning</text:p>
          </table:table-cell>
          <table:table-cell office:value-type="string" table:style-name="ce1">
            <text:p>Jorund’s Warning</text:p>
          </table:table-cell>
          <table:table-cell office:value-type="string" table:style-name="ce1">
            <text:p>C</text:p>
          </table:table-cell>
          <table:table-cell office:value-type="string" table:style-name="ce1">
            <text:p>chanteys</text:p>
          </table:table-cell>
          <table:table-cell office:value-type="float" office:value="3" table:style-name="ce1">
            <text:p>3</text:p>
          </table:table-cell>
          <table:table-cell office:value-type="string" table:style-name="ce1">
            <text:p>In</text:p>
          </table:table-cell>
          <table:table-cell office:value-type="float" office:value="4" table:style-name="ce1">
            <text:p>4</text:p>
          </table:table-cell>
          <table:table-cell office:value-type="string" table:style-name="ce1">
            <text:p>Ad</text:p>
          </table:table-cell>
          <table:table-cell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All Captains have the following ability: Act: Tack one of your completed Adventures and a Port in this Sea to untack one of your non-Captain Crew.</text:p>
          </table:table-cell>
          <table:table-cell office:value-type="string" table:style-name="ce4">
            <text:p>“She has drawn upon some form of Vesten magic, Master Mokk. She’s more powerful than she’s ever been.” “Jorund, she’s a little girl, and you let her beat us.”</text:p>
          </table:table-cell>
          <table:table-cell table:number-columns-repeated="16360"/>
        </table:table-row>
        <table:table-row table:style-name="ro2">
          <table:table-cell office:value-type="string" office:string-value="  &lt;card id=~1f8cdacd-8f3a-4486-af85-74677cb4b704~ name=~Karolan’s Drum~&gt;&lt;property name=~Rarity~ value=~R~ /&gt;&lt;property name=~Type~ value=~attachments~ /&gt;&lt;property name=~Cost~ value=~5~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10;Unique • Artifact&#10;The cost of this card is reduced by 3 if being attached to a Sophia’s Daughter Crew (minimum 0).&#10;React: Tack this card after another player’s Crew has been untacked during the Actions Phase to untack any one of your Crew.~ /&gt;&lt;/card&gt;" table:formula="of:=CONCATENATE(&quot;  &lt;card id=~&quot;;[.C64];&quot;~ name=~&quot;;[.E64];&quot;~&gt;&lt;property name=~&quot;;[.F$1];&quot;~ value=~&quot;;[.F64];&quot;~ /&gt;&lt;property name=~&quot;;[.G$1];&quot;~ value=~&quot;;[.G64];&quot;~ /&gt;&lt;property name=~&quot;;[.H$1];&quot;~ value=~&quot;;[.H64];&quot;~ /&gt;&lt;property name=~&quot;;[.I$1];&quot;~ value=~&quot;;[.I64];&quot;~ /&gt;&lt;property name=~&quot;;[.J$1];&quot;~ value=~&quot;;[.J64];&quot;~ /&gt;&lt;property name=~&quot;;[.K$1];&quot;~ value=~&quot;;[.K64];&quot;~ /&gt;&lt;property name=~&quot;;[.L$1];&quot;~ value=~&quot;;[.L64];&quot;~ /&gt;&lt;property name=~&quot;;[.M$1];&quot;~ value=~&quot;;[.M64];&quot;~ /&gt;&lt;property name=~&quot;;[.N$1];&quot;~ value=~&quot;;[.N64];&quot;~ /&gt;&lt;property name=~&quot;;[.O$1];&quot;~ value=~&quot;;[.O64];&quot;~ /&gt;&lt;property name=~&quot;;[.P$1];&quot;~ value=~&quot;;[.P64];&quot;~ /&gt;&lt;property name=~&quot;;[.Q$1];&quot;~ value=~&quot;;[.Q64];&quot;~ /&gt;&lt;property name=~&quot;;[.R$1];&quot;~ value=~&quot;;[.R64];&quot;~ /&gt;&lt;property name=~&quot;;[.S$1];&quot;~ value=~&quot;;[.S64];&quot;~ /&gt;&lt;property name=~&quot;;[.T$1];&quot;~ value=~&quot;;[.T64];&quot;~ /&gt;&lt;property name=~&quot;;[.U$1];&quot;~ value=~&quot;;[.U64];&quot;~ /&gt;&lt;property name=~&quot;;[.V$1];&quot;~ value=~&quot;;[.V64];&quot;~ /&gt;&lt;property name=~&quot;;[.W$1];&quot;~ value=~&quot;;[.W64];&quot;~ /&gt;&lt;/card&gt;&quot;)" table:style-name="ce1">
            <text:p><text:s text:c="2"/>&lt;card id=~1f8cdacd-8f3a-4486-af85-74677cb4b704~ name=~Karolan’s Drum~&gt;&lt;property name=~Rarity~ value=~R~ /&gt;&lt;property name=~Type~ value=~attachments~ /&gt;&lt;property name=~Cost~ value=~5~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text:p>
            <text:p>Unique • Artifact</text:p>
            <text:p>The cost of this card is reduced by 3 if being attached to a Sophia’s Daughter Crew (minimum 0).</text:p>
            <text:p>React: Tack this card after another player’s Crew has been untacked during the Actions Phase to untack any one of your Crew.~ /&gt;&lt;/card&gt;</text:p>
          </table:table-cell>
          <table:table-cell office:value-type="string" office:string-value=" &lt;Relationship Target=~/cards/SynS_KarolansDrum.jpg~ Id=~C1f8cdacd-8f3a-4486-af85-74677cb4b704~ Type=~http://schemas.octgn.org/picture~/&gt;" table:formula="of:=CONCATENATE(&quot; &lt;Relationship Target=~/cards/&quot;;[.D64];&quot;.jpg~ Id=~C&quot;;[.C64];&quot;~ Type=~http://schemas.octgn.org/picture~/&gt;&quot;)" table:style-name="ce1">
            <text:p><text:s/>&lt;Relationship Target=~/cards/SynS_KarolansDrum.jpg~ Id=~C1f8cdacd-8f3a-4486-af85-74677cb4b704~ Type=~http://schemas.octgn.org/picture~/&gt;</text:p>
          </table:table-cell>
          <table:table-cell office:value-type="string" table:style-name="ce1">
            <text:p>1f8cdacd-8f3a-4486-af85-74677cb4b704</text:p>
          </table:table-cell>
          <table:table-cell office:value-type="string" table:style-name="ce1">
            <text:p>SynS_KarolansDrum</text:p>
          </table:table-cell>
          <table:table-cell office:value-type="string" table:style-name="ce1">
            <text:p>Karolan’s Drum</text:p>
          </table:table-cell>
          <table:table-cell office:value-type="string" table:style-name="ce1">
            <text:p>R</text:p>
          </table:table-cell>
          <table:table-cell office:value-type="string" table:style-name="ce1">
            <text:p>attachments</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text:p>
            <text:p>Unique • Artifact</text:p>
            <text:p>The cost of this card is reduced by 3 if being attached to a Sophia’s Daughter Crew (minimum 0).</text:p>
            <text:p>React: Tack this card after another player’s Crew has been untacked during the Actions Phase to untack any one of your Crew.</text:p>
          </table:table-cell>
          <table:table-cell office:value-type="string" table:style-name="ce4">
            <text:p>An ancient artifact from the days of Avalon mythology. Sophia’s Daughters have put it to good use.</text:p>
          </table:table-cell>
          <table:table-cell table:number-columns-repeated="16360"/>
        </table:table-row>
        <table:table-row table:style-name="ro2">
          <table:table-cell office:value-type="string" office:string-value="  &lt;card id=~8b2de292-08df-456f-9cc9-b493a1bf7232~ name=~Kheired-Din, the Reborn~&gt;&lt;property name=~Rarity~ value=~R~ /&gt;&lt;property name=~Type~ value=~captains~ /&gt;&lt;property name=~Cost~ value=~~ /&gt;&lt;property name=~Cost Type~ value=~~ /&gt;&lt;property name=~Cancel~ value=~~ /&gt;&lt;property name=~Cancel Type~ value=~~ /&gt;&lt;property name=~Wealth~ value=~8~ /&gt;&lt;property name=~Attack~ value=~~ /&gt;&lt;property name=~Parry~ value=~~ /&gt;&lt;property name=~Cannon~ value=~3~ /&gt;&lt;property name=~Sailing~ value=~3~ /&gt;&lt;property name=~Adventuring~ value=~3~ /&gt;&lt;property name=~Influence~ value=~2~ /&gt;&lt;property name=~Swashbuckling~ value=~5~ /&gt;&lt;property name=~Crew Max~ value=~~ /&gt;&lt;property name=~Move Cost~ value=~~ /&gt;&lt;property name=~Faction~ value=~Corsairs~ /&gt;&lt;property name=~Text~ value=~Start: Forbidden Sea&#10;Villainous • Holy • Swordsman +2&#10;While you have 4 or more other Corsair Crew on board you may use the following abilities:&#10;React: Once per turn, sink one of your Corsair Crew to untack this Captain.&#10;React: Once per turn, instead of performing a Boarding Attack, tack and sink one of your Corsair Crew to untack this Captain.~ /&gt;&lt;/card&gt;" table:formula="of:=CONCATENATE(&quot;  &lt;card id=~&quot;;[.C65];&quot;~ name=~&quot;;[.E65];&quot;~&gt;&lt;property name=~&quot;;[.F$1];&quot;~ value=~&quot;;[.F65];&quot;~ /&gt;&lt;property name=~&quot;;[.G$1];&quot;~ value=~&quot;;[.G65];&quot;~ /&gt;&lt;property name=~&quot;;[.H$1];&quot;~ value=~&quot;;[.H65];&quot;~ /&gt;&lt;property name=~&quot;;[.I$1];&quot;~ value=~&quot;;[.I65];&quot;~ /&gt;&lt;property name=~&quot;;[.J$1];&quot;~ value=~&quot;;[.J65];&quot;~ /&gt;&lt;property name=~&quot;;[.K$1];&quot;~ value=~&quot;;[.K65];&quot;~ /&gt;&lt;property name=~&quot;;[.L$1];&quot;~ value=~&quot;;[.L65];&quot;~ /&gt;&lt;property name=~&quot;;[.M$1];&quot;~ value=~&quot;;[.M65];&quot;~ /&gt;&lt;property name=~&quot;;[.N$1];&quot;~ value=~&quot;;[.N65];&quot;~ /&gt;&lt;property name=~&quot;;[.O$1];&quot;~ value=~&quot;;[.O65];&quot;~ /&gt;&lt;property name=~&quot;;[.P$1];&quot;~ value=~&quot;;[.P65];&quot;~ /&gt;&lt;property name=~&quot;;[.Q$1];&quot;~ value=~&quot;;[.Q65];&quot;~ /&gt;&lt;property name=~&quot;;[.R$1];&quot;~ value=~&quot;;[.R65];&quot;~ /&gt;&lt;property name=~&quot;;[.S$1];&quot;~ value=~&quot;;[.S65];&quot;~ /&gt;&lt;property name=~&quot;;[.T$1];&quot;~ value=~&quot;;[.T65];&quot;~ /&gt;&lt;property name=~&quot;;[.U$1];&quot;~ value=~&quot;;[.U65];&quot;~ /&gt;&lt;property name=~&quot;;[.V$1];&quot;~ value=~&quot;;[.V65];&quot;~ /&gt;&lt;property name=~&quot;;[.W$1];&quot;~ value=~&quot;;[.W65];&quot;~ /&gt;&lt;/card&gt;&quot;)" table:style-name="ce1">
            <text:p><text:s text:c="2"/>&lt;card id=~8b2de292-08df-456f-9cc9-b493a1bf7232~ name=~Kheired-Din, the Reborn~&gt;&lt;property name=~Rarity~ value=~R~ /&gt;&lt;property name=~Type~ value=~captains~ /&gt;&lt;property name=~Cost~ value=~~ /&gt;&lt;property name=~Cost Type~ value=~~ /&gt;&lt;property name=~Cancel~ value=~~ /&gt;&lt;property name=~Cancel Type~ value=~~ /&gt;&lt;property name=~Wealth~ value=~8~ /&gt;&lt;property name=~Attack~ value=~~ /&gt;&lt;property name=~Parry~ value=~~ /&gt;&lt;property name=~Cannon~ value=~3~ /&gt;&lt;property name=~Sailing~ value=~3~ /&gt;&lt;property name=~Adventuring~ value=~3~ /&gt;&lt;property name=~Influence~ value=~2~ /&gt;&lt;property name=~Swashbuckling~ value=~5~ /&gt;&lt;property name=~Crew Max~ value=~~ /&gt;&lt;property name=~Move Cost~ value=~~ /&gt;&lt;property name=~Faction~ value=~Corsairs~ /&gt;&lt;property name=~Text~ value=~Start: Forbidden Sea</text:p>
            <text:p>Villainous • Holy • Swordsman +2</text:p>
            <text:p>While you have 4 or more other Corsair Crew on board you may use the following abilities:</text:p>
            <text:p>React: Once per turn, sink one of your Corsair Crew to untack this Captain.</text:p>
            <text:p>React: Once per turn, instead of performing a Boarding Attack, tack and sink one of your Corsair Crew to untack this Captain.~ /&gt;&lt;/card&gt;</text:p>
          </table:table-cell>
          <table:table-cell office:value-type="string" office:string-value=" &lt;Relationship Target=~/cards/SynS_Kheired-DintheReborn.jpg~ Id=~C8b2de292-08df-456f-9cc9-b493a1bf7232~ Type=~http://schemas.octgn.org/picture~/&gt;" table:formula="of:=CONCATENATE(&quot; &lt;Relationship Target=~/cards/&quot;;[.D65];&quot;.jpg~ Id=~C&quot;;[.C65];&quot;~ Type=~http://schemas.octgn.org/picture~/&gt;&quot;)" table:style-name="ce1">
            <text:p><text:s/>&lt;Relationship Target=~/cards/SynS_Kheired-DintheReborn.jpg~ Id=~C8b2de292-08df-456f-9cc9-b493a1bf7232~ Type=~http://schemas.octgn.org/picture~/&gt;</text:p>
          </table:table-cell>
          <table:table-cell office:value-type="string" table:style-name="ce1">
            <text:p>8b2de292-08df-456f-9cc9-b493a1bf7232</text:p>
          </table:table-cell>
          <table:table-cell office:value-type="string" table:style-name="ce1">
            <text:p>SynS_Kheired-DintheReborn</text:p>
          </table:table-cell>
          <table:table-cell office:value-type="string" table:style-name="ce1">
            <text:p>Kheired-Din, the Reborn</text:p>
          </table:table-cell>
          <table:table-cell office:value-type="string" table:style-name="ce1">
            <text:p>R</text:p>
          </table:table-cell>
          <table:table-cell office:value-type="string" table:style-name="ce1">
            <text:p>captains</text:p>
          </table:table-cell>
          <table:table-cell table:number-columns-repeated="4" table:style-name="ce1"/>
          <table:table-cell office:value-type="float" office:value="8" table:style-name="ce1">
            <text:p>8</text:p>
          </table:table-cell>
          <table:table-cell table:number-columns-repeated="2" table:style-name="ce1"/>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office:value-type="float" office:value="5" table:style-name="ce1">
            <text:p>5</text:p>
          </table:table-cell>
          <table:table-cell table:number-columns-repeated="2" table:style-name="ce1"/>
          <table:table-cell office:value-type="string" table:style-name="ce1">
            <text:p>Corsairs</text:p>
          </table:table-cell>
          <table:table-cell office:value-type="string" table:style-name="ce1">
            <text:p>Start: Forbidden Sea</text:p>
            <text:p>Villainous • Holy • Swordsman +2</text:p>
            <text:p>While you have 4 or more other Corsair Crew on board you may use the following abilities:</text:p>
            <text:p>React: Once per turn, sink one of your Corsair Crew to untack this Captain.</text:p>
            <text:p>React: Once per turn, instead of performing a Boarding Attack, tack and sink one of your Corsair Crew to untack this Captain.</text:p>
          </table:table-cell>
          <table:table-cell office:value-type="string" table:style-name="ce4">
            <text:p>He survived Cabora, and now plots a destiny of his own choosing.</text:p>
          </table:table-cell>
          <table:table-cell table:number-columns-repeated="16360"/>
        </table:table-row>
        <table:table-row table:style-name="ro6">
          <table:table-cell office:value-type="string" office:string-value="  &lt;card id=~317b7445-7366-42c7-9f1a-9d8b097358b0~ name=~Kristin Abjornsdottir~&gt;&lt;property name=~Rarity~ value=~C~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3~ /&gt;&lt;property name=~Influence~ value=~2~ /&gt;&lt;property name=~Swashbuckling~ value=~2~ /&gt;&lt;property name=~Crew Max~ value=~~ /&gt;&lt;property name=~Move Cost~ value=~~ /&gt;&lt;property name=~Faction~ value=~Vesten~ /&gt;&lt;property name=~Text~ value=~*Sophia’s Daughters*&#10;Heroic • Laerdom 1&#10;For each additional point of Laerdom that this Crew has beyond 1, she gains +1 Adventuring and +1 Influence.~ /&gt;&lt;/card&gt;" table:formula="of:=CONCATENATE(&quot;  &lt;card id=~&quot;;[.C66];&quot;~ name=~&quot;;[.E66];&quot;~&gt;&lt;property name=~&quot;;[.F$1];&quot;~ value=~&quot;;[.F66];&quot;~ /&gt;&lt;property name=~&quot;;[.G$1];&quot;~ value=~&quot;;[.G66];&quot;~ /&gt;&lt;property name=~&quot;;[.H$1];&quot;~ value=~&quot;;[.H66];&quot;~ /&gt;&lt;property name=~&quot;;[.I$1];&quot;~ value=~&quot;;[.I66];&quot;~ /&gt;&lt;property name=~&quot;;[.J$1];&quot;~ value=~&quot;;[.J66];&quot;~ /&gt;&lt;property name=~&quot;;[.K$1];&quot;~ value=~&quot;;[.K66];&quot;~ /&gt;&lt;property name=~&quot;;[.L$1];&quot;~ value=~&quot;;[.L66];&quot;~ /&gt;&lt;property name=~&quot;;[.M$1];&quot;~ value=~&quot;;[.M66];&quot;~ /&gt;&lt;property name=~&quot;;[.N$1];&quot;~ value=~&quot;;[.N66];&quot;~ /&gt;&lt;property name=~&quot;;[.O$1];&quot;~ value=~&quot;;[.O66];&quot;~ /&gt;&lt;property name=~&quot;;[.P$1];&quot;~ value=~&quot;;[.P66];&quot;~ /&gt;&lt;property name=~&quot;;[.Q$1];&quot;~ value=~&quot;;[.Q66];&quot;~ /&gt;&lt;property name=~&quot;;[.R$1];&quot;~ value=~&quot;;[.R66];&quot;~ /&gt;&lt;property name=~&quot;;[.S$1];&quot;~ value=~&quot;;[.S66];&quot;~ /&gt;&lt;property name=~&quot;;[.T$1];&quot;~ value=~&quot;;[.T66];&quot;~ /&gt;&lt;property name=~&quot;;[.U$1];&quot;~ value=~&quot;;[.U66];&quot;~ /&gt;&lt;property name=~&quot;;[.V$1];&quot;~ value=~&quot;;[.V66];&quot;~ /&gt;&lt;property name=~&quot;;[.W$1];&quot;~ value=~&quot;;[.W66];&quot;~ /&gt;&lt;/card&gt;&quot;)" table:style-name="ce1">
            <text:p><text:s text:c="2"/>&lt;card id=~317b7445-7366-42c7-9f1a-9d8b097358b0~ name=~Kristin Abjornsdottir~&gt;&lt;property name=~Rarity~ value=~C~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3~ /&gt;&lt;property name=~Influence~ value=~2~ /&gt;&lt;property name=~Swashbuckling~ value=~2~ /&gt;&lt;property name=~Crew Max~ value=~~ /&gt;&lt;property name=~Move Cost~ value=~~ /&gt;&lt;property name=~Faction~ value=~Vesten~ /&gt;&lt;property name=~Text~ value=~*Sophia’s Daughters*</text:p>
            <text:p>Heroic • Laerdom 1</text:p>
            <text:p>For each additional point of Laerdom that this Crew has beyond 1, she gains +1 Adventuring and +1 Influence.~ /&gt;&lt;/card&gt;</text:p>
          </table:table-cell>
          <table:table-cell office:value-type="string" office:string-value=" &lt;Relationship Target=~/cards/SynS_KristinAbjornsdottir.jpg~ Id=~C317b7445-7366-42c7-9f1a-9d8b097358b0~ Type=~http://schemas.octgn.org/picture~/&gt;" table:formula="of:=CONCATENATE(&quot; &lt;Relationship Target=~/cards/&quot;;[.D66];&quot;.jpg~ Id=~C&quot;;[.C66];&quot;~ Type=~http://schemas.octgn.org/picture~/&gt;&quot;)" table:style-name="ce1">
            <text:p><text:s/>&lt;Relationship Target=~/cards/SynS_KristinAbjornsdottir.jpg~ Id=~C317b7445-7366-42c7-9f1a-9d8b097358b0~ Type=~http://schemas.octgn.org/picture~/&gt;</text:p>
          </table:table-cell>
          <table:table-cell office:value-type="string" table:style-name="ce1">
            <text:p>317b7445-7366-42c7-9f1a-9d8b097358b0</text:p>
          </table:table-cell>
          <table:table-cell office:value-type="string" table:style-name="ce1">
            <text:p>SynS_KristinAbjornsdottir</text:p>
          </table:table-cell>
          <table:table-cell office:value-type="string" table:style-name="ce1">
            <text:p>Kristin Abjornsdottir</text:p>
          </table:table-cell>
          <table:table-cell office:value-type="string" table:style-name="ce1">
            <text:p>C</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table:number-columns-repeated="2" table:style-name="ce1"/>
          <table:table-cell office:value-type="string" table:style-name="ce1">
            <text:p>Vesten</text:p>
          </table:table-cell>
          <table:table-cell office:value-type="string" table:style-name="ce5">
            <text:p>*Sophia’s Daughters*</text:p>
            <text:p>Heroic • Laerdom 1</text:p>
            <text:p>For each additional point of Laerdom that this Crew has beyond 1, she gains +1 Adventuring and +1 Influence.</text:p>
          </table:table-cell>
          <table:table-cell office:value-type="string" table:style-name="ce4">
            <text:p>“Guns are noisy, smelly, and unreliable. True marksmen still use the bow.”</text:p>
          </table:table-cell>
          <table:table-cell table:number-columns-repeated="16360"/>
        </table:table-row>
        <table:table-row table:style-name="ro2">
          <table:table-cell office:value-type="string" office:string-value="  &lt;card id=~0a55d42a-a5d8-4459-b4db-ba600e4fee5e~ name=~La Venganza~&gt;&lt;property name=~Rarity~ value=~F~ /&gt;&lt;property name=~Type~ value=~ships~ /&gt;&lt;property name=~Cost~ value=~~ /&gt;&lt;property name=~Cost Type~ value=~~ /&gt;&lt;property name=~Cancel~ value=~~ /&gt;&lt;property name=~Cancel Type~ value=~~ /&gt;&lt;property name=~Wealth~ value=~~ /&gt;&lt;property name=~Attack~ value=~~ /&gt;&lt;property name=~Parry~ value=~~ /&gt;&lt;property name=~Cannon~ value=~~ /&gt;&lt;property name=~Sailing~ value=~~ /&gt;&lt;property name=~Adventuring~ value=~~ /&gt;&lt;property name=~Influence~ value=~~ /&gt;&lt;property name=~Swashbuckling~ value=~~ /&gt;&lt;property name=~Crew Max~ value=~7~ /&gt;&lt;property name=~Move Cost~ value=~2~ /&gt;&lt;property name=~Faction~ value=~unaligned~ /&gt;&lt;property name=~Text~ value=~Crew Maximum: 7&#10;React: When you are attaching a Ship Attachment to this Ship discard a card from your hand to reduce the skill cost by 3 (minimum 0). You may only use this ability if your Captain and this Ship are untacked.&#10;React: Tack before performing an action, to move to an adjacent Sea.~ /&gt;&lt;/card&gt;" table:formula="of:=CONCATENATE(&quot;  &lt;card id=~&quot;;[.C67];&quot;~ name=~&quot;;[.E67];&quot;~&gt;&lt;property name=~&quot;;[.F$1];&quot;~ value=~&quot;;[.F67];&quot;~ /&gt;&lt;property name=~&quot;;[.G$1];&quot;~ value=~&quot;;[.G67];&quot;~ /&gt;&lt;property name=~&quot;;[.H$1];&quot;~ value=~&quot;;[.H67];&quot;~ /&gt;&lt;property name=~&quot;;[.I$1];&quot;~ value=~&quot;;[.I67];&quot;~ /&gt;&lt;property name=~&quot;;[.J$1];&quot;~ value=~&quot;;[.J67];&quot;~ /&gt;&lt;property name=~&quot;;[.K$1];&quot;~ value=~&quot;;[.K67];&quot;~ /&gt;&lt;property name=~&quot;;[.L$1];&quot;~ value=~&quot;;[.L67];&quot;~ /&gt;&lt;property name=~&quot;;[.M$1];&quot;~ value=~&quot;;[.M67];&quot;~ /&gt;&lt;property name=~&quot;;[.N$1];&quot;~ value=~&quot;;[.N67];&quot;~ /&gt;&lt;property name=~&quot;;[.O$1];&quot;~ value=~&quot;;[.O67];&quot;~ /&gt;&lt;property name=~&quot;;[.P$1];&quot;~ value=~&quot;;[.P67];&quot;~ /&gt;&lt;property name=~&quot;;[.Q$1];&quot;~ value=~&quot;;[.Q67];&quot;~ /&gt;&lt;property name=~&quot;;[.R$1];&quot;~ value=~&quot;;[.R67];&quot;~ /&gt;&lt;property name=~&quot;;[.S$1];&quot;~ value=~&quot;;[.S67];&quot;~ /&gt;&lt;property name=~&quot;;[.T$1];&quot;~ value=~&quot;;[.T67];&quot;~ /&gt;&lt;property name=~&quot;;[.U$1];&quot;~ value=~&quot;;[.U67];&quot;~ /&gt;&lt;property name=~&quot;;[.V$1];&quot;~ value=~&quot;;[.V67];&quot;~ /&gt;&lt;property name=~&quot;;[.W$1];&quot;~ value=~&quot;;[.W67];&quot;~ /&gt;&lt;/card&gt;&quot;)" table:style-name="ce1">
            <text:p><text:s text:c="2"/>&lt;card id=~0a55d42a-a5d8-4459-b4db-ba600e4fee5e~ name=~La Venganza~&gt;&lt;property name=~Rarity~ value=~F~ /&gt;&lt;property name=~Type~ value=~ships~ /&gt;&lt;property name=~Cost~ value=~~ /&gt;&lt;property name=~Cost Type~ value=~~ /&gt;&lt;property name=~Cancel~ value=~~ /&gt;&lt;property name=~Cancel Type~ value=~~ /&gt;&lt;property name=~Wealth~ value=~~ /&gt;&lt;property name=~Attack~ value=~~ /&gt;&lt;property name=~Parry~ value=~~ /&gt;&lt;property name=~Cannon~ value=~~ /&gt;&lt;property name=~Sailing~ value=~~ /&gt;&lt;property name=~Adventuring~ value=~~ /&gt;&lt;property name=~Influence~ value=~~ /&gt;&lt;property name=~Swashbuckling~ value=~~ /&gt;&lt;property name=~Crew Max~ value=~7~ /&gt;&lt;property name=~Move Cost~ value=~2~ /&gt;&lt;property name=~Faction~ value=~unaligned~ /&gt;&lt;property name=~Text~ value=~Crew Maximum: 7</text:p>
            <text:p>React: When you are attaching a Ship Attachment to this Ship discard a card from your hand to reduce the skill cost by 3 (minimum 0). You may only use this ability if your Captain and this Ship are untacked.</text:p>
            <text:p>React: Tack before performing an action, to move to an adjacent Sea.~ /&gt;&lt;/card&gt;</text:p>
          </table:table-cell>
          <table:table-cell office:value-type="string" office:string-value=" &lt;Relationship Target=~/cards/SynS_LaVenganza.jpg~ Id=~C0a55d42a-a5d8-4459-b4db-ba600e4fee5e~ Type=~http://schemas.octgn.org/picture~/&gt;" table:formula="of:=CONCATENATE(&quot; &lt;Relationship Target=~/cards/&quot;;[.D67];&quot;.jpg~ Id=~C&quot;;[.C67];&quot;~ Type=~http://schemas.octgn.org/picture~/&gt;&quot;)" table:style-name="ce1">
            <text:p><text:s/>&lt;Relationship Target=~/cards/SynS_LaVenganza.jpg~ Id=~C0a55d42a-a5d8-4459-b4db-ba600e4fee5e~ Type=~http://schemas.octgn.org/picture~/&gt;</text:p>
          </table:table-cell>
          <table:table-cell office:value-type="string" table:style-name="ce1">
            <text:p>0a55d42a-a5d8-4459-b4db-ba600e4fee5e</text:p>
          </table:table-cell>
          <table:table-cell office:value-type="string" table:style-name="ce1">
            <text:p>SynS_LaVenganza</text:p>
          </table:table-cell>
          <table:table-cell office:value-type="string" table:style-name="ce1">
            <text:p>La Venganza</text:p>
          </table:table-cell>
          <table:table-cell office:value-type="string" table:style-name="ce1">
            <text:p>F</text:p>
          </table:table-cell>
          <table:table-cell office:value-type="string" table:style-name="ce1">
            <text:p>ships</text:p>
          </table:table-cell>
          <table:table-cell table:number-columns-repeated="12" table:style-name="ce1"/>
          <table:table-cell office:value-type="float" office:value="7" table:style-name="ce1">
            <text:p>7</text:p>
          </table:table-cell>
          <table:table-cell office:value-type="float" office:value="2" table:style-name="ce1">
            <text:p>2</text:p>
          </table:table-cell>
          <table:table-cell office:value-type="string" table:style-name="ce1">
            <text:p>unaligned</text:p>
          </table:table-cell>
          <table:table-cell office:value-type="string" table:style-name="ce1">
            <text:p>Crew Maximum: 7</text:p>
            <text:p>React: When you are attaching a Ship Attachment to this Ship discard a card from your hand to reduce the skill cost by 3 (minimum 0). You may only use this ability if your Captain and this Ship are untacked.</text:p>
            <text:p>React: Tack before performing an action, to move to an adjacent Sea.</text:p>
          </table:table-cell>
          <table:table-cell table:style-name="ce4"/>
          <table:table-cell table:number-columns-repeated="16360"/>
        </table:table-row>
        <table:table-row table:style-name="ro2">
          <table:table-cell office:value-type="string" office:string-value="  &lt;card id=~cd1dbd8d-c288-4606-b742-50fef13c5926~ name=~Lakov~&gt;&lt;property name=~Rarity~ value=~R~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2~ /&gt;&lt;property name=~Swashbuckling~ value=~3~ /&gt;&lt;property name=~Crew Max~ value=~~ /&gt;&lt;property name=~Move Cost~ value=~~ /&gt;&lt;property name=~Faction~ value=~Black Freighter~ /&gt;&lt;property name=~Text~ value=~*Die Kreuzritter*&#10;Heroic • Holy • Swordsman +1&#10;Act: Tack this Crew to activate this ability. Until the end of the turn, Sorcery Knacks in the same Sea as this Crew that Inflict, increase, reduce, or absorb Hits may not be used while in the same Sea as this Crew.~ /&gt;&lt;/card&gt;" table:formula="of:=CONCATENATE(&quot;  &lt;card id=~&quot;;[.C68];&quot;~ name=~&quot;;[.E68];&quot;~&gt;&lt;property name=~&quot;;[.F$1];&quot;~ value=~&quot;;[.F68];&quot;~ /&gt;&lt;property name=~&quot;;[.G$1];&quot;~ value=~&quot;;[.G68];&quot;~ /&gt;&lt;property name=~&quot;;[.H$1];&quot;~ value=~&quot;;[.H68];&quot;~ /&gt;&lt;property name=~&quot;;[.I$1];&quot;~ value=~&quot;;[.I68];&quot;~ /&gt;&lt;property name=~&quot;;[.J$1];&quot;~ value=~&quot;;[.J68];&quot;~ /&gt;&lt;property name=~&quot;;[.K$1];&quot;~ value=~&quot;;[.K68];&quot;~ /&gt;&lt;property name=~&quot;;[.L$1];&quot;~ value=~&quot;;[.L68];&quot;~ /&gt;&lt;property name=~&quot;;[.M$1];&quot;~ value=~&quot;;[.M68];&quot;~ /&gt;&lt;property name=~&quot;;[.N$1];&quot;~ value=~&quot;;[.N68];&quot;~ /&gt;&lt;property name=~&quot;;[.O$1];&quot;~ value=~&quot;;[.O68];&quot;~ /&gt;&lt;property name=~&quot;;[.P$1];&quot;~ value=~&quot;;[.P68];&quot;~ /&gt;&lt;property name=~&quot;;[.Q$1];&quot;~ value=~&quot;;[.Q68];&quot;~ /&gt;&lt;property name=~&quot;;[.R$1];&quot;~ value=~&quot;;[.R68];&quot;~ /&gt;&lt;property name=~&quot;;[.S$1];&quot;~ value=~&quot;;[.S68];&quot;~ /&gt;&lt;property name=~&quot;;[.T$1];&quot;~ value=~&quot;;[.T68];&quot;~ /&gt;&lt;property name=~&quot;;[.U$1];&quot;~ value=~&quot;;[.U68];&quot;~ /&gt;&lt;property name=~&quot;;[.V$1];&quot;~ value=~&quot;;[.V68];&quot;~ /&gt;&lt;property name=~&quot;;[.W$1];&quot;~ value=~&quot;;[.W68];&quot;~ /&gt;&lt;/card&gt;&quot;)" table:style-name="ce1">
            <text:p><text:s text:c="2"/>&lt;card id=~cd1dbd8d-c288-4606-b742-50fef13c5926~ name=~Lakov~&gt;&lt;property name=~Rarity~ value=~R~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2~ /&gt;&lt;property name=~Swashbuckling~ value=~3~ /&gt;&lt;property name=~Crew Max~ value=~~ /&gt;&lt;property name=~Move Cost~ value=~~ /&gt;&lt;property name=~Faction~ value=~Black Freighter~ /&gt;&lt;property name=~Text~ value=~*Die Kreuzritter*</text:p>
            <text:p>Heroic • Holy • Swordsman +1</text:p>
            <text:p>Act: Tack this Crew to activate this ability. Until the end of the turn, Sorcery Knacks in the same Sea as this Crew that Inflict, increase, reduce, or absorb Hits may not be used while in the same Sea as this Crew.~ /&gt;&lt;/card&gt;</text:p>
          </table:table-cell>
          <table:table-cell office:value-type="string" office:string-value=" &lt;Relationship Target=~/cards/SynS_Lakov.jpg~ Id=~Ccd1dbd8d-c288-4606-b742-50fef13c5926~ Type=~http://schemas.octgn.org/picture~/&gt;" table:formula="of:=CONCATENATE(&quot; &lt;Relationship Target=~/cards/&quot;;[.D68];&quot;.jpg~ Id=~C&quot;;[.C68];&quot;~ Type=~http://schemas.octgn.org/picture~/&gt;&quot;)" table:style-name="ce1">
            <text:p><text:s/>&lt;Relationship Target=~/cards/SynS_Lakov.jpg~ Id=~Ccd1dbd8d-c288-4606-b742-50fef13c5926~ Type=~http://schemas.octgn.org/picture~/&gt;</text:p>
          </table:table-cell>
          <table:table-cell office:value-type="string" table:style-name="ce1">
            <text:p>cd1dbd8d-c288-4606-b742-50fef13c5926</text:p>
          </table:table-cell>
          <table:table-cell office:value-type="string" table:style-name="ce1">
            <text:p>SynS_Lakov</text:p>
          </table:table-cell>
          <table:table-cell office:value-type="string" table:style-name="ce1">
            <text:p>Lakov</text:p>
          </table:table-cell>
          <table:table-cell office:value-type="string" table:style-name="ce1">
            <text:p>R</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table:number-columns-repeated="2" table:style-name="ce1"/>
          <table:table-cell office:value-type="string" table:style-name="ce1">
            <text:p>Black Freighter</text:p>
          </table:table-cell>
          <table:table-cell office:value-type="string" table:style-name="ce1">
            <text:p>*Die Kreuzritter*</text:p>
            <text:p>Heroic • Holy • Swordsman +1</text:p>
            <text:p>Act: Tack this Crew to activate this ability. Until the end of the turn, Sorcery Knacks in the same Sea as this Crew that Inflict, increase, reduce, or absorb Hits may not be used while in the same Sea as this Crew.</text:p>
          </table:table-cell>
          <table:table-cell office:value-type="string" table:style-name="ce4">
            <text:p>Die Kreuzritter calls him a ‘Night,’ one of their own lost to the Dark Paths. They never speak of him without a shudder.</text:p>
          </table:table-cell>
          <table:table-cell table:number-columns-repeated="16360"/>
        </table:table-row>
        <table:table-row table:style-name="ro5">
          <table:table-cell office:value-type="string" office:string-value="  &lt;card id=~fd8c89c9-87cb-45a9-a3e1-1bd6e42c4b45~ name=~Lazare Tourville~&gt;&lt;property name=~Rarity~ value=~R~ /&gt;&lt;property name=~Type~ value=~crew~ /&gt;&lt;property name=~Cost~ value=~2~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0~ /&gt;&lt;property name=~Swashbuckling~ value=~1~ /&gt;&lt;property name=~Crew Max~ value=~~ /&gt;&lt;property name=~Move Cost~ value=~~ /&gt;&lt;property name=~Faction~ value=~unaligned~ /&gt;&lt;property name=~Text~ value=~Unique • Porte 1&#10;This Crew may not attach Porte Knacks while tacked.~ /&gt;&lt;/card&gt;" table:formula="of:=CONCATENATE(&quot;  &lt;card id=~&quot;;[.C69];&quot;~ name=~&quot;;[.E69];&quot;~&gt;&lt;property name=~&quot;;[.F$1];&quot;~ value=~&quot;;[.F69];&quot;~ /&gt;&lt;property name=~&quot;;[.G$1];&quot;~ value=~&quot;;[.G69];&quot;~ /&gt;&lt;property name=~&quot;;[.H$1];&quot;~ value=~&quot;;[.H69];&quot;~ /&gt;&lt;property name=~&quot;;[.I$1];&quot;~ value=~&quot;;[.I69];&quot;~ /&gt;&lt;property name=~&quot;;[.J$1];&quot;~ value=~&quot;;[.J69];&quot;~ /&gt;&lt;property name=~&quot;;[.K$1];&quot;~ value=~&quot;;[.K69];&quot;~ /&gt;&lt;property name=~&quot;;[.L$1];&quot;~ value=~&quot;;[.L69];&quot;~ /&gt;&lt;property name=~&quot;;[.M$1];&quot;~ value=~&quot;;[.M69];&quot;~ /&gt;&lt;property name=~&quot;;[.N$1];&quot;~ value=~&quot;;[.N69];&quot;~ /&gt;&lt;property name=~&quot;;[.O$1];&quot;~ value=~&quot;;[.O69];&quot;~ /&gt;&lt;property name=~&quot;;[.P$1];&quot;~ value=~&quot;;[.P69];&quot;~ /&gt;&lt;property name=~&quot;;[.Q$1];&quot;~ value=~&quot;;[.Q69];&quot;~ /&gt;&lt;property name=~&quot;;[.R$1];&quot;~ value=~&quot;;[.R69];&quot;~ /&gt;&lt;property name=~&quot;;[.S$1];&quot;~ value=~&quot;;[.S69];&quot;~ /&gt;&lt;property name=~&quot;;[.T$1];&quot;~ value=~&quot;;[.T69];&quot;~ /&gt;&lt;property name=~&quot;;[.U$1];&quot;~ value=~&quot;;[.U69];&quot;~ /&gt;&lt;property name=~&quot;;[.V$1];&quot;~ value=~&quot;;[.V69];&quot;~ /&gt;&lt;property name=~&quot;;[.W$1];&quot;~ value=~&quot;;[.W69];&quot;~ /&gt;&lt;/card&gt;&quot;)" table:style-name="ce1">
            <text:p><text:s text:c="2"/>&lt;card id=~fd8c89c9-87cb-45a9-a3e1-1bd6e42c4b45~ name=~Lazare Tourville~&gt;&lt;property name=~Rarity~ value=~R~ /&gt;&lt;property name=~Type~ value=~crew~ /&gt;&lt;property name=~Cost~ value=~2~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0~ /&gt;&lt;property name=~Swashbuckling~ value=~1~ /&gt;&lt;property name=~Crew Max~ value=~~ /&gt;&lt;property name=~Move Cost~ value=~~ /&gt;&lt;property name=~Faction~ value=~unaligned~ /&gt;&lt;property name=~Text~ value=~Unique • Porte 1</text:p>
            <text:p>This Crew may not attach Porte Knacks while tacked.~ /&gt;&lt;/card&gt;</text:p>
          </table:table-cell>
          <table:table-cell office:value-type="string" office:string-value=" &lt;Relationship Target=~/cards/SynS_LazareTourville.jpg~ Id=~Cfd8c89c9-87cb-45a9-a3e1-1bd6e42c4b45~ Type=~http://schemas.octgn.org/picture~/&gt;" table:formula="of:=CONCATENATE(&quot; &lt;Relationship Target=~/cards/&quot;;[.D69];&quot;.jpg~ Id=~C&quot;;[.C69];&quot;~ Type=~http://schemas.octgn.org/picture~/&gt;&quot;)" table:style-name="ce1">
            <text:p><text:s/>&lt;Relationship Target=~/cards/SynS_LazareTourville.jpg~ Id=~Cfd8c89c9-87cb-45a9-a3e1-1bd6e42c4b45~ Type=~http://schemas.octgn.org/picture~/&gt;</text:p>
          </table:table-cell>
          <table:table-cell office:value-type="string" table:style-name="ce1">
            <text:p>fd8c89c9-87cb-45a9-a3e1-1bd6e42c4b45</text:p>
          </table:table-cell>
          <table:table-cell office:value-type="string" table:style-name="ce1">
            <text:p>SynS_LazareTourville</text:p>
          </table:table-cell>
          <table:table-cell office:value-type="string" table:style-name="ce1">
            <text:p>Lazare Tourville</text:p>
          </table:table-cell>
          <table:table-cell office:value-type="string" table:style-name="ce1">
            <text:p>R</text:p>
          </table:table-cell>
          <table:table-cell office:value-type="string" table:style-name="ce1">
            <text:p>crew</text:p>
          </table:table-cell>
          <table:table-cell office:value-type="float" office:value="2" table:style-name="ce1">
            <text:p>2</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table:number-columns-repeated="2" table:style-name="ce1"/>
          <table:table-cell office:value-type="string" table:style-name="ce1">
            <text:p>unaligned</text:p>
          </table:table-cell>
          <table:table-cell office:value-type="string" table:style-name="ce5">
            <text:p>Unique • Porte 1</text:p>
            <text:p>This Crew may not attach Porte Knacks while tacked.</text:p>
          </table:table-cell>
          <table:table-cell office:value-type="string" table:style-name="ce4">
            <text:p>He never quite mastered the art of Porte. It works, but it’s messy.</text:p>
          </table:table-cell>
          <table:table-cell table:number-columns-repeated="16360"/>
        </table:table-row>
        <table:table-row table:style-name="ro2">
          <table:table-cell office:value-type="string" office:string-value="  &lt;card id=~bf23db29-ef65-43f3-ba5c-784ab7b2e549~ name=~Leaping From Rooftops~&gt;&lt;property name=~Rarity~ value=~C~ /&gt;&lt;property name=~Type~ value=~actions~ /&gt;&lt;property name=~Cost~ value=~4~ /&gt;&lt;property name=~Cost Type~ value=~Ad~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Move your Ship to an adjacent Sea. You may immediately perform an action that completes an Adventure in that Sea. The cost of this card is reduced by the number of Los Vagos Crew you have on board (minimum 0).&#10;Act: Target an Adventure in an adjacent Sea with only an Adventuring cost. Tack any number of Los Vagos Crew to produce Adventuring to complete the target Adventure (the Adventure is considered to be completed in the Sea in which it was placed).~ /&gt;&lt;/card&gt;" table:formula="of:=CONCATENATE(&quot;  &lt;card id=~&quot;;[.C70];&quot;~ name=~&quot;;[.E70];&quot;~&gt;&lt;property name=~&quot;;[.F$1];&quot;~ value=~&quot;;[.F70];&quot;~ /&gt;&lt;property name=~&quot;;[.G$1];&quot;~ value=~&quot;;[.G70];&quot;~ /&gt;&lt;property name=~&quot;;[.H$1];&quot;~ value=~&quot;;[.H70];&quot;~ /&gt;&lt;property name=~&quot;;[.I$1];&quot;~ value=~&quot;;[.I70];&quot;~ /&gt;&lt;property name=~&quot;;[.J$1];&quot;~ value=~&quot;;[.J70];&quot;~ /&gt;&lt;property name=~&quot;;[.K$1];&quot;~ value=~&quot;;[.K70];&quot;~ /&gt;&lt;property name=~&quot;;[.L$1];&quot;~ value=~&quot;;[.L70];&quot;~ /&gt;&lt;property name=~&quot;;[.M$1];&quot;~ value=~&quot;;[.M70];&quot;~ /&gt;&lt;property name=~&quot;;[.N$1];&quot;~ value=~&quot;;[.N70];&quot;~ /&gt;&lt;property name=~&quot;;[.O$1];&quot;~ value=~&quot;;[.O70];&quot;~ /&gt;&lt;property name=~&quot;;[.P$1];&quot;~ value=~&quot;;[.P70];&quot;~ /&gt;&lt;property name=~&quot;;[.Q$1];&quot;~ value=~&quot;;[.Q70];&quot;~ /&gt;&lt;property name=~&quot;;[.R$1];&quot;~ value=~&quot;;[.R70];&quot;~ /&gt;&lt;property name=~&quot;;[.S$1];&quot;~ value=~&quot;;[.S70];&quot;~ /&gt;&lt;property name=~&quot;;[.T$1];&quot;~ value=~&quot;;[.T70];&quot;~ /&gt;&lt;property name=~&quot;;[.U$1];&quot;~ value=~&quot;;[.U70];&quot;~ /&gt;&lt;property name=~&quot;;[.V$1];&quot;~ value=~&quot;;[.V70];&quot;~ /&gt;&lt;property name=~&quot;;[.W$1];&quot;~ value=~&quot;;[.W70];&quot;~ /&gt;&lt;/card&gt;&quot;)" table:style-name="ce1">
            <text:p><text:s text:c="2"/>&lt;card id=~bf23db29-ef65-43f3-ba5c-784ab7b2e549~ name=~Leaping From Rooftops~&gt;&lt;property name=~Rarity~ value=~C~ /&gt;&lt;property name=~Type~ value=~actions~ /&gt;&lt;property name=~Cost~ value=~4~ /&gt;&lt;property name=~Cost Type~ value=~Ad~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Move your Ship to an adjacent Sea. You may immediately perform an action that completes an Adventure in that Sea. The cost of this card is reduced by the number of Los Vagos Crew you have on board (minimum 0).</text:p>
            <text:p>Act: Target an Adventure in an adjacent Sea with only an Adventuring cost. Tack any number of Los Vagos Crew to produce Adventuring to complete the target Adventure (the Adventure is considered to be completed in the Sea in which it was placed).~ /&gt;&lt;/card&gt;</text:p>
          </table:table-cell>
          <table:table-cell office:value-type="string" office:string-value=" &lt;Relationship Target=~/cards/SynS_LeapingFromRooftops.jpg~ Id=~Cbf23db29-ef65-43f3-ba5c-784ab7b2e549~ Type=~http://schemas.octgn.org/picture~/&gt;" table:formula="of:=CONCATENATE(&quot; &lt;Relationship Target=~/cards/&quot;;[.D70];&quot;.jpg~ Id=~C&quot;;[.C70];&quot;~ Type=~http://schemas.octgn.org/picture~/&gt;&quot;)" table:style-name="ce1">
            <text:p><text:s/>&lt;Relationship Target=~/cards/SynS_LeapingFromRooftops.jpg~ Id=~Cbf23db29-ef65-43f3-ba5c-784ab7b2e549~ Type=~http://schemas.octgn.org/picture~/&gt;</text:p>
          </table:table-cell>
          <table:table-cell office:value-type="string" table:style-name="ce1">
            <text:p>bf23db29-ef65-43f3-ba5c-784ab7b2e549</text:p>
          </table:table-cell>
          <table:table-cell office:value-type="string" table:style-name="ce1">
            <text:p>SynS_LeapingFromRooftops</text:p>
          </table:table-cell>
          <table:table-cell office:value-type="string" table:style-name="ce1">
            <text:p>Leaping From Rooftops</text:p>
          </table:table-cell>
          <table:table-cell office:value-type="string" table:style-name="ce1">
            <text:p>C</text:p>
          </table:table-cell>
          <table:table-cell office:value-type="string" table:style-name="ce1">
            <text:p>actions</text:p>
          </table:table-cell>
          <table:table-cell office:value-type="float" office:value="4" table:style-name="ce1">
            <text:p>4</text:p>
          </table:table-cell>
          <table:table-cell office:value-type="string" table:style-name="ce1">
            <text:p>Ad</text:p>
          </table:table-cell>
          <table:table-cell table:number-columns-repeated="3"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Act: Move your Ship to an adjacent Sea. You may immediately perform an action that completes an Adventure in that Sea. The cost of this card is reduced by the number of Los Vagos Crew you have on board (minimum 0).</text:p>
            <text:p>Act: Target an Adventure in an adjacent Sea with only an Adventuring cost. Tack any number of Los Vagos Crew to produce Adventuring to complete the target Adventure (the Adventure is considered to be completed in the Sea in which it was placed).</text:p>
          </table:table-cell>
          <table:table-cell table:style-name="ce4"/>
          <table:table-cell table:number-columns-repeated="16360"/>
        </table:table-row>
        <table:table-row table:style-name="ro2">
          <table:table-cell office:value-type="string" office:string-value="  &lt;card id=~e7d8e923-20a0-4291-b436-4f45dab1b1e4~ name=~Listing Peter~&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1~ /&gt;&lt;property name=~Adventuring~ value=~0~ /&gt;&lt;property name=~Influence~ value=~0~ /&gt;&lt;property name=~Swashbuckling~ value=~3~ /&gt;&lt;property name=~Crew Max~ value=~~ /&gt;&lt;property name=~Move Cost~ value=~~ /&gt;&lt;property name=~Faction~ value=~Black Freighter~ /&gt;&lt;property name=~Text~ value=~Unique • Loyal • Skeletal Villainous • No Attachments&#10;This Crew does not count against your crew maximum.&#10;React: Tack this Crew when you are playing a Damage Attachment to absorb Hits. That Damage Attachment absorbs 3 extra Hits.~ /&gt;&lt;/card&gt;" table:formula="of:=CONCATENATE(&quot;  &lt;card id=~&quot;;[.C71];&quot;~ name=~&quot;;[.E71];&quot;~&gt;&lt;property name=~&quot;;[.F$1];&quot;~ value=~&quot;;[.F71];&quot;~ /&gt;&lt;property name=~&quot;;[.G$1];&quot;~ value=~&quot;;[.G71];&quot;~ /&gt;&lt;property name=~&quot;;[.H$1];&quot;~ value=~&quot;;[.H71];&quot;~ /&gt;&lt;property name=~&quot;;[.I$1];&quot;~ value=~&quot;;[.I71];&quot;~ /&gt;&lt;property name=~&quot;;[.J$1];&quot;~ value=~&quot;;[.J71];&quot;~ /&gt;&lt;property name=~&quot;;[.K$1];&quot;~ value=~&quot;;[.K71];&quot;~ /&gt;&lt;property name=~&quot;;[.L$1];&quot;~ value=~&quot;;[.L71];&quot;~ /&gt;&lt;property name=~&quot;;[.M$1];&quot;~ value=~&quot;;[.M71];&quot;~ /&gt;&lt;property name=~&quot;;[.N$1];&quot;~ value=~&quot;;[.N71];&quot;~ /&gt;&lt;property name=~&quot;;[.O$1];&quot;~ value=~&quot;;[.O71];&quot;~ /&gt;&lt;property name=~&quot;;[.P$1];&quot;~ value=~&quot;;[.P71];&quot;~ /&gt;&lt;property name=~&quot;;[.Q$1];&quot;~ value=~&quot;;[.Q71];&quot;~ /&gt;&lt;property name=~&quot;;[.R$1];&quot;~ value=~&quot;;[.R71];&quot;~ /&gt;&lt;property name=~&quot;;[.S$1];&quot;~ value=~&quot;;[.S71];&quot;~ /&gt;&lt;property name=~&quot;;[.T$1];&quot;~ value=~&quot;;[.T71];&quot;~ /&gt;&lt;property name=~&quot;;[.U$1];&quot;~ value=~&quot;;[.U71];&quot;~ /&gt;&lt;property name=~&quot;;[.V$1];&quot;~ value=~&quot;;[.V71];&quot;~ /&gt;&lt;property name=~&quot;;[.W$1];&quot;~ value=~&quot;;[.W71];&quot;~ /&gt;&lt;/card&gt;&quot;)" table:style-name="ce1">
            <text:p><text:s text:c="2"/>&lt;card id=~e7d8e923-20a0-4291-b436-4f45dab1b1e4~ name=~Listing Peter~&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1~ /&gt;&lt;property name=~Adventuring~ value=~0~ /&gt;&lt;property name=~Influence~ value=~0~ /&gt;&lt;property name=~Swashbuckling~ value=~3~ /&gt;&lt;property name=~Crew Max~ value=~~ /&gt;&lt;property name=~Move Cost~ value=~~ /&gt;&lt;property name=~Faction~ value=~Black Freighter~ /&gt;&lt;property name=~Text~ value=~Unique • Loyal • Skeletal Villainous • No Attachments</text:p>
            <text:p>This Crew does not count against your crew maximum.</text:p>
            <text:p>React: Tack this Crew when you are playing a Damage Attachment to absorb Hits. That Damage Attachment absorbs 3 extra Hits.~ /&gt;&lt;/card&gt;</text:p>
          </table:table-cell>
          <table:table-cell office:value-type="string" office:string-value=" &lt;Relationship Target=~/cards/SynS_ListingPeter.jpg~ Id=~Ce7d8e923-20a0-4291-b436-4f45dab1b1e4~ Type=~http://schemas.octgn.org/picture~/&gt;" table:formula="of:=CONCATENATE(&quot; &lt;Relationship Target=~/cards/&quot;;[.D71];&quot;.jpg~ Id=~C&quot;;[.C71];&quot;~ Type=~http://schemas.octgn.org/picture~/&gt;&quot;)" table:style-name="ce1">
            <text:p><text:s/>&lt;Relationship Target=~/cards/SynS_ListingPeter.jpg~ Id=~Ce7d8e923-20a0-4291-b436-4f45dab1b1e4~ Type=~http://schemas.octgn.org/picture~/&gt;</text:p>
          </table:table-cell>
          <table:table-cell office:value-type="string" table:style-name="ce1">
            <text:p>e7d8e923-20a0-4291-b436-4f45dab1b1e4</text:p>
          </table:table-cell>
          <table:table-cell office:value-type="string" table:style-name="ce1">
            <text:p>SynS_ListingPeter</text:p>
          </table:table-cell>
          <table:table-cell office:value-type="string" table:style-name="ce1">
            <text:p>Listing Peter</text:p>
          </table:table-cell>
          <table:table-cell office:value-type="string" table:style-name="ce1">
            <text:p>C</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3" table:style-name="ce1">
            <text:p>3</text:p>
          </table:table-cell>
          <table:table-cell table:number-columns-repeated="2" table:style-name="ce1"/>
          <table:table-cell office:value-type="string" table:style-name="ce1">
            <text:p>Black Freighter</text:p>
          </table:table-cell>
          <table:table-cell office:value-type="string" table:style-name="ce1">
            <text:p>Unique • Loyal • Skeletal Villainous • No Attachments</text:p>
            <text:p>This Crew does not count against your crew maximum.</text:p>
            <text:p>React: Tack this Crew when you are playing a Damage Attachment to absorb Hits. That Damage Attachment absorbs 3 extra Hits.</text:p>
          </table:table-cell>
          <table:table-cell office:value-type="string" table:style-name="ce4">
            <text:p>Just don’t call him”Lefty.” He hates that.</text:p>
          </table:table-cell>
          <table:table-cell table:number-columns-repeated="16360"/>
        </table:table-row>
        <table:table-row table:style-name="ro2">
          <table:table-cell office:value-type="string" office:string-value="  &lt;card id=~cb67377c-828c-457d-a3b7-d748eb5ad7b0~ name=~Longcoat Lucy~&gt;&lt;property name=~Rarity~ value=~C~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2~ /&gt;&lt;property name=~Influence~ value=~2~ /&gt;&lt;property name=~Swashbuckling~ value=~3~ /&gt;&lt;property name=~Crew Max~ value=~~ /&gt;&lt;property name=~Move Cost~ value=~~ /&gt;&lt;property name=~Faction~ value=~unaligned~ /&gt;&lt;property name=~Text~ value=~*Die Kreuzritter*&#10;Swordsman +1&#10;This Crew has +1 to her Swordsman trait for each Swordsman Knack she has attached.&#10;Act: Tack this Crew to target a non-Captain sorcerer on another Ship in this Sea. Inflict a number of Hits on that sorcerer’s ship equal to this Crew’s Swashbuckling skill plus Swordsman trait.~ /&gt;&lt;/card&gt;" table:formula="of:=CONCATENATE(&quot;  &lt;card id=~&quot;;[.C72];&quot;~ name=~&quot;;[.E72];&quot;~&gt;&lt;property name=~&quot;;[.F$1];&quot;~ value=~&quot;;[.F72];&quot;~ /&gt;&lt;property name=~&quot;;[.G$1];&quot;~ value=~&quot;;[.G72];&quot;~ /&gt;&lt;property name=~&quot;;[.H$1];&quot;~ value=~&quot;;[.H72];&quot;~ /&gt;&lt;property name=~&quot;;[.I$1];&quot;~ value=~&quot;;[.I72];&quot;~ /&gt;&lt;property name=~&quot;;[.J$1];&quot;~ value=~&quot;;[.J72];&quot;~ /&gt;&lt;property name=~&quot;;[.K$1];&quot;~ value=~&quot;;[.K72];&quot;~ /&gt;&lt;property name=~&quot;;[.L$1];&quot;~ value=~&quot;;[.L72];&quot;~ /&gt;&lt;property name=~&quot;;[.M$1];&quot;~ value=~&quot;;[.M72];&quot;~ /&gt;&lt;property name=~&quot;;[.N$1];&quot;~ value=~&quot;;[.N72];&quot;~ /&gt;&lt;property name=~&quot;;[.O$1];&quot;~ value=~&quot;;[.O72];&quot;~ /&gt;&lt;property name=~&quot;;[.P$1];&quot;~ value=~&quot;;[.P72];&quot;~ /&gt;&lt;property name=~&quot;;[.Q$1];&quot;~ value=~&quot;;[.Q72];&quot;~ /&gt;&lt;property name=~&quot;;[.R$1];&quot;~ value=~&quot;;[.R72];&quot;~ /&gt;&lt;property name=~&quot;;[.S$1];&quot;~ value=~&quot;;[.S72];&quot;~ /&gt;&lt;property name=~&quot;;[.T$1];&quot;~ value=~&quot;;[.T72];&quot;~ /&gt;&lt;property name=~&quot;;[.U$1];&quot;~ value=~&quot;;[.U72];&quot;~ /&gt;&lt;property name=~&quot;;[.V$1];&quot;~ value=~&quot;;[.V72];&quot;~ /&gt;&lt;property name=~&quot;;[.W$1];&quot;~ value=~&quot;;[.W72];&quot;~ /&gt;&lt;/card&gt;&quot;)" table:style-name="ce1">
            <text:p><text:s text:c="2"/>&lt;card id=~cb67377c-828c-457d-a3b7-d748eb5ad7b0~ name=~Longcoat Lucy~&gt;&lt;property name=~Rarity~ value=~C~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2~ /&gt;&lt;property name=~Influence~ value=~2~ /&gt;&lt;property name=~Swashbuckling~ value=~3~ /&gt;&lt;property name=~Crew Max~ value=~~ /&gt;&lt;property name=~Move Cost~ value=~~ /&gt;&lt;property name=~Faction~ value=~unaligned~ /&gt;&lt;property name=~Text~ value=~*Die Kreuzritter*</text:p>
            <text:p>Swordsman +1</text:p>
            <text:p>This Crew has +1 to her Swordsman trait for each Swordsman Knack she has attached.</text:p>
            <text:p>Act: Tack this Crew to target a non-Captain sorcerer on another Ship in this Sea. Inflict a number of Hits on that sorcerer’s ship equal to this Crew’s Swashbuckling skill plus Swordsman trait.~ /&gt;&lt;/card&gt;</text:p>
          </table:table-cell>
          <table:table-cell office:value-type="string" office:string-value=" &lt;Relationship Target=~/cards/SynS_LongcoatLucy.jpg~ Id=~Ccb67377c-828c-457d-a3b7-d748eb5ad7b0~ Type=~http://schemas.octgn.org/picture~/&gt;" table:formula="of:=CONCATENATE(&quot; &lt;Relationship Target=~/cards/&quot;;[.D72];&quot;.jpg~ Id=~C&quot;;[.C72];&quot;~ Type=~http://schemas.octgn.org/picture~/&gt;&quot;)" table:style-name="ce1">
            <text:p><text:s/>&lt;Relationship Target=~/cards/SynS_LongcoatLucy.jpg~ Id=~Ccb67377c-828c-457d-a3b7-d748eb5ad7b0~ Type=~http://schemas.octgn.org/picture~/&gt;</text:p>
          </table:table-cell>
          <table:table-cell office:value-type="string" table:style-name="ce1">
            <text:p>cb67377c-828c-457d-a3b7-d748eb5ad7b0</text:p>
          </table:table-cell>
          <table:table-cell office:value-type="string" table:style-name="ce1">
            <text:p>SynS_LongcoatLucy</text:p>
          </table:table-cell>
          <table:table-cell office:value-type="string" table:style-name="ce1">
            <text:p>Longcoat Lucy</text:p>
          </table:table-cell>
          <table:table-cell office:value-type="string" table:style-name="ce1">
            <text:p>C</text:p>
          </table:table-cell>
          <table:table-cell office:value-type="string" table:style-name="ce1">
            <text:p>crew</text:p>
          </table:table-cell>
          <table:table-cell office:value-type="float" office:value="6" table:style-name="ce1">
            <text:p>6</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table:number-columns-repeated="2" table:style-name="ce1"/>
          <table:table-cell office:value-type="string" table:style-name="ce1">
            <text:p>unaligned</text:p>
          </table:table-cell>
          <table:table-cell office:value-type="string" table:style-name="ce1">
            <text:p>*Die Kreuzritter*</text:p>
            <text:p>Swordsman +1</text:p>
            <text:p>This Crew has +1 to her Swordsman trait for each Swordsman Knack she has attached.</text:p>
            <text:p>Act: Tack this Crew to target a non-Captain sorcerer on another Ship in this Sea. Inflict a number of Hits on that sorcerer’s ship equal to this Crew’s Swashbuckling skill plus Swordsman trait.</text:p>
          </table:table-cell>
          <table:table-cell office:value-type="string" table:style-name="ce4">
            <text:p>“The coat was me father’s, the pistol me Mum’s. She shot him with it; if you look you can still see the hole.”</text:p>
          </table:table-cell>
          <table:table-cell table:number-columns-repeated="16360"/>
        </table:table-row>
        <table:table-row table:style-name="ro2">
          <table:table-cell office:value-type="string" office:string-value="  &lt;card id=~a8f1654a-b8c1-4474-9da4-444a5071ba14~ name=~Los Vagos Henchman~&gt;&lt;property name=~Rarity~ value=~C~ /&gt;&lt;property name=~Type~ value=~attachments~ /&gt;&lt;property name=~Cost~ value=~4~ /&gt;&lt;property name=~Cost Type~ value=~Sw~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10;Henchman&#10;This Crew inflicts 2 extra Hits during Boarding Attacks.&#10;React: Tack when you are producing Swashbuckling (for a cost other than suffering Hits) to produce 3 Swashbuckling. This ability may only be used if this card is attached to a Los Vagos Crew.~ /&gt;&lt;/card&gt;" table:formula="of:=CONCATENATE(&quot;  &lt;card id=~&quot;;[.C73];&quot;~ name=~&quot;;[.E73];&quot;~&gt;&lt;property name=~&quot;;[.F$1];&quot;~ value=~&quot;;[.F73];&quot;~ /&gt;&lt;property name=~&quot;;[.G$1];&quot;~ value=~&quot;;[.G73];&quot;~ /&gt;&lt;property name=~&quot;;[.H$1];&quot;~ value=~&quot;;[.H73];&quot;~ /&gt;&lt;property name=~&quot;;[.I$1];&quot;~ value=~&quot;;[.I73];&quot;~ /&gt;&lt;property name=~&quot;;[.J$1];&quot;~ value=~&quot;;[.J73];&quot;~ /&gt;&lt;property name=~&quot;;[.K$1];&quot;~ value=~&quot;;[.K73];&quot;~ /&gt;&lt;property name=~&quot;;[.L$1];&quot;~ value=~&quot;;[.L73];&quot;~ /&gt;&lt;property name=~&quot;;[.M$1];&quot;~ value=~&quot;;[.M73];&quot;~ /&gt;&lt;property name=~&quot;;[.N$1];&quot;~ value=~&quot;;[.N73];&quot;~ /&gt;&lt;property name=~&quot;;[.O$1];&quot;~ value=~&quot;;[.O73];&quot;~ /&gt;&lt;property name=~&quot;;[.P$1];&quot;~ value=~&quot;;[.P73];&quot;~ /&gt;&lt;property name=~&quot;;[.Q$1];&quot;~ value=~&quot;;[.Q73];&quot;~ /&gt;&lt;property name=~&quot;;[.R$1];&quot;~ value=~&quot;;[.R73];&quot;~ /&gt;&lt;property name=~&quot;;[.S$1];&quot;~ value=~&quot;;[.S73];&quot;~ /&gt;&lt;property name=~&quot;;[.T$1];&quot;~ value=~&quot;;[.T73];&quot;~ /&gt;&lt;property name=~&quot;;[.U$1];&quot;~ value=~&quot;;[.U73];&quot;~ /&gt;&lt;property name=~&quot;;[.V$1];&quot;~ value=~&quot;;[.V73];&quot;~ /&gt;&lt;property name=~&quot;;[.W$1];&quot;~ value=~&quot;;[.W73];&quot;~ /&gt;&lt;/card&gt;&quot;)" table:style-name="ce1">
            <text:p><text:s text:c="2"/>&lt;card id=~a8f1654a-b8c1-4474-9da4-444a5071ba14~ name=~Los Vagos Henchman~&gt;&lt;property name=~Rarity~ value=~C~ /&gt;&lt;property name=~Type~ value=~attachments~ /&gt;&lt;property name=~Cost~ value=~4~ /&gt;&lt;property name=~Cost Type~ value=~Sw~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text:p>
            <text:p>Henchman</text:p>
            <text:p>This Crew inflicts 2 extra Hits during Boarding Attacks.</text:p>
            <text:p>React: Tack when you are producing Swashbuckling (for a cost other than suffering Hits) to produce 3 Swashbuckling. This ability may only be used if this card is attached to a Los Vagos Crew.~ /&gt;&lt;/card&gt;</text:p>
          </table:table-cell>
          <table:table-cell office:value-type="string" office:string-value=" &lt;Relationship Target=~/cards/SynS_LosVagosHenchman.jpg~ Id=~Ca8f1654a-b8c1-4474-9da4-444a5071ba14~ Type=~http://schemas.octgn.org/picture~/&gt;" table:formula="of:=CONCATENATE(&quot; &lt;Relationship Target=~/cards/&quot;;[.D73];&quot;.jpg~ Id=~C&quot;;[.C73];&quot;~ Type=~http://schemas.octgn.org/picture~/&gt;&quot;)" table:style-name="ce1">
            <text:p><text:s/>&lt;Relationship Target=~/cards/SynS_LosVagosHenchman.jpg~ Id=~Ca8f1654a-b8c1-4474-9da4-444a5071ba14~ Type=~http://schemas.octgn.org/picture~/&gt;</text:p>
          </table:table-cell>
          <table:table-cell office:value-type="string" table:style-name="ce1">
            <text:p>a8f1654a-b8c1-4474-9da4-444a5071ba14</text:p>
          </table:table-cell>
          <table:table-cell office:value-type="string" table:style-name="ce1">
            <text:p>SynS_LosVagosHenchman</text:p>
          </table:table-cell>
          <table:table-cell office:value-type="string" table:style-name="ce1">
            <text:p>Los Vagos Henchman</text:p>
          </table:table-cell>
          <table:table-cell office:value-type="string" table:style-name="ce1">
            <text:p>C</text:p>
          </table:table-cell>
          <table:table-cell office:value-type="string" table:style-name="ce1">
            <text:p>attachments</text:p>
          </table:table-cell>
          <table:table-cell office:value-type="float" office:value="4" table:style-name="ce1">
            <text:p>4</text:p>
          </table:table-cell>
          <table:table-cell office:value-type="string" table:style-name="ce1">
            <text:p>Sw</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text:p>
            <text:p>Henchman</text:p>
            <text:p>This Crew inflicts 2 extra Hits during Boarding Attacks.</text:p>
            <text:p>React: Tack when you are producing Swashbuckling (for a cost other than suffering Hits) to produce 3 Swashbuckling. This ability may only be used if this card is attached to a Los Vagos Crew.</text:p>
          </table:table-cell>
          <table:table-cell office:value-type="string" table:style-name="ce4">
            <text:p>“Ay chancho! You really should check that chandelier –it’s going to hurt someone one of these days.”</text:p>
          </table:table-cell>
          <table:table-cell table:number-columns-repeated="16360"/>
        </table:table-row>
        <table:table-row table:style-name="ro2">
          <table:table-cell office:value-type="string" office:string-value="  &lt;card id=~9e427149-86af-43c7-8930-c17dd80c36e1~ name=~Los Vagos Membership~&gt;&lt;property name=~Rarity~ value=~F~ /&gt;&lt;property name=~Type~ value=~attachments~ /&gt;&lt;property name=~Cost~ value=~2~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APTAIN ATTACHMENT&#10;Unique • Membership&#10;This Captain gains the Los Vagos affiliation. While you have 3 or more other Los Vagos Crew on board this Captain has the following ability: Act: Tack one of your Los Vagos Crew and target a non-Heroic, non-Captain Crew in this Sea. Play a Boarding Attack from your hand to begin a Duel between the Los Vagos Crew and the target Crew. If the target Crew is sunk the target is returned to their player’s hand.~ /&gt;&lt;/card&gt;" table:formula="of:=CONCATENATE(&quot;  &lt;card id=~&quot;;[.C74];&quot;~ name=~&quot;;[.E74];&quot;~&gt;&lt;property name=~&quot;;[.F$1];&quot;~ value=~&quot;;[.F74];&quot;~ /&gt;&lt;property name=~&quot;;[.G$1];&quot;~ value=~&quot;;[.G74];&quot;~ /&gt;&lt;property name=~&quot;;[.H$1];&quot;~ value=~&quot;;[.H74];&quot;~ /&gt;&lt;property name=~&quot;;[.I$1];&quot;~ value=~&quot;;[.I74];&quot;~ /&gt;&lt;property name=~&quot;;[.J$1];&quot;~ value=~&quot;;[.J74];&quot;~ /&gt;&lt;property name=~&quot;;[.K$1];&quot;~ value=~&quot;;[.K74];&quot;~ /&gt;&lt;property name=~&quot;;[.L$1];&quot;~ value=~&quot;;[.L74];&quot;~ /&gt;&lt;property name=~&quot;;[.M$1];&quot;~ value=~&quot;;[.M74];&quot;~ /&gt;&lt;property name=~&quot;;[.N$1];&quot;~ value=~&quot;;[.N74];&quot;~ /&gt;&lt;property name=~&quot;;[.O$1];&quot;~ value=~&quot;;[.O74];&quot;~ /&gt;&lt;property name=~&quot;;[.P$1];&quot;~ value=~&quot;;[.P74];&quot;~ /&gt;&lt;property name=~&quot;;[.Q$1];&quot;~ value=~&quot;;[.Q74];&quot;~ /&gt;&lt;property name=~&quot;;[.R$1];&quot;~ value=~&quot;;[.R74];&quot;~ /&gt;&lt;property name=~&quot;;[.S$1];&quot;~ value=~&quot;;[.S74];&quot;~ /&gt;&lt;property name=~&quot;;[.T$1];&quot;~ value=~&quot;;[.T74];&quot;~ /&gt;&lt;property name=~&quot;;[.U$1];&quot;~ value=~&quot;;[.U74];&quot;~ /&gt;&lt;property name=~&quot;;[.V$1];&quot;~ value=~&quot;;[.V74];&quot;~ /&gt;&lt;property name=~&quot;;[.W$1];&quot;~ value=~&quot;;[.W74];&quot;~ /&gt;&lt;/card&gt;&quot;)" table:style-name="ce1">
            <text:p><text:s text:c="2"/>&lt;card id=~9e427149-86af-43c7-8930-c17dd80c36e1~ name=~Los Vagos Membership~&gt;&lt;property name=~Rarity~ value=~F~ /&gt;&lt;property name=~Type~ value=~attachments~ /&gt;&lt;property name=~Cost~ value=~2~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APTAIN ATTACHMENT</text:p>
            <text:p>Unique • Membership</text:p>
            <text:p>This Captain gains the Los Vagos affiliation. While you have 3 or more other Los Vagos Crew on board this Captain has the following ability: Act: Tack one of your Los Vagos Crew and target a non-Heroic, non-Captain Crew in this Sea. Play a Boarding Attack from your hand to begin a Duel between the Los Vagos Crew and the target Crew. If the target Crew is sunk the target is returned to their player’s hand.~ /&gt;&lt;/card&gt;</text:p>
          </table:table-cell>
          <table:table-cell office:value-type="string" office:string-value=" &lt;Relationship Target=~/cards/SynS_LosVagosMembership.jpg~ Id=~C9e427149-86af-43c7-8930-c17dd80c36e1~ Type=~http://schemas.octgn.org/picture~/&gt;" table:formula="of:=CONCATENATE(&quot; &lt;Relationship Target=~/cards/&quot;;[.D74];&quot;.jpg~ Id=~C&quot;;[.C74];&quot;~ Type=~http://schemas.octgn.org/picture~/&gt;&quot;)" table:style-name="ce1">
            <text:p><text:s/>&lt;Relationship Target=~/cards/SynS_LosVagosMembership.jpg~ Id=~C9e427149-86af-43c7-8930-c17dd80c36e1~ Type=~http://schemas.octgn.org/picture~/&gt;</text:p>
          </table:table-cell>
          <table:table-cell office:value-type="string" table:style-name="ce1">
            <text:p>9e427149-86af-43c7-8930-c17dd80c36e1</text:p>
          </table:table-cell>
          <table:table-cell office:value-type="string" table:style-name="ce1">
            <text:p>SynS_LosVagosMembership</text:p>
          </table:table-cell>
          <table:table-cell office:value-type="string" table:style-name="ce1">
            <text:p>Los Vagos Membership</text:p>
          </table:table-cell>
          <table:table-cell office:value-type="string" table:style-name="ce1">
            <text:p>F</text:p>
          </table:table-cell>
          <table:table-cell office:value-type="string" table:style-name="ce1">
            <text:p>attachments</text:p>
          </table:table-cell>
          <table:table-cell office:value-type="float" office:value="2" table:style-name="ce1">
            <text:p>2</text:p>
          </table:table-cell>
          <table:table-cell office:value-type="string" table:style-name="ce1">
            <text:p>In</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APTAIN ATTACHMENT</text:p>
            <text:p>Unique • Membership</text:p>
            <text:p>This Captain gains the Los Vagos affiliation. While you have 3 or more other Los Vagos Crew on board this Captain has the following ability: Act: Tack one of your Los Vagos Crew and target a non-Heroic, non-Captain Crew in this Sea. Play a Boarding Attack from your hand to begin a Duel between the Los Vagos Crew and the target Crew. If the target Crew is sunk the target is returned to their player’s hand.</text:p>
          </table:table-cell>
          <table:table-cell table:style-name="ce4"/>
          <table:table-cell table:number-columns-repeated="16360"/>
        </table:table-row>
        <table:table-row table:style-name="ro2">
          <table:table-cell office:value-type="string" office:string-value="  &lt;card id=~106a97fa-f518-4454-aeb7-41af3f6eeabf~ name=~MacEachern Blade~&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 Unique • Artifact&#10;To complete: Pay 6 Adventuring (3 if you have a Brotherhood Captain).&#10;Crew Attachment: +1 Swashbuckling. This Crew has an additional +3 Swashbuckling while there is a Sorcerer with 1 or more Sorcery Knacks on another Ship in this Sea.&#10;Act: Tack to sink a Monster card in this Sea. React: Tack when a Monster Action card is being played to cancel that action.~ /&gt;&lt;/card&gt;" table:formula="of:=CONCATENATE(&quot;  &lt;card id=~&quot;;[.C75];&quot;~ name=~&quot;;[.E75];&quot;~&gt;&lt;property name=~&quot;;[.F$1];&quot;~ value=~&quot;;[.F75];&quot;~ /&gt;&lt;property name=~&quot;;[.G$1];&quot;~ value=~&quot;;[.G75];&quot;~ /&gt;&lt;property name=~&quot;;[.H$1];&quot;~ value=~&quot;;[.H75];&quot;~ /&gt;&lt;property name=~&quot;;[.I$1];&quot;~ value=~&quot;;[.I75];&quot;~ /&gt;&lt;property name=~&quot;;[.J$1];&quot;~ value=~&quot;;[.J75];&quot;~ /&gt;&lt;property name=~&quot;;[.K$1];&quot;~ value=~&quot;;[.K75];&quot;~ /&gt;&lt;property name=~&quot;;[.L$1];&quot;~ value=~&quot;;[.L75];&quot;~ /&gt;&lt;property name=~&quot;;[.M$1];&quot;~ value=~&quot;;[.M75];&quot;~ /&gt;&lt;property name=~&quot;;[.N$1];&quot;~ value=~&quot;;[.N75];&quot;~ /&gt;&lt;property name=~&quot;;[.O$1];&quot;~ value=~&quot;;[.O75];&quot;~ /&gt;&lt;property name=~&quot;;[.P$1];&quot;~ value=~&quot;;[.P75];&quot;~ /&gt;&lt;property name=~&quot;;[.Q$1];&quot;~ value=~&quot;;[.Q75];&quot;~ /&gt;&lt;property name=~&quot;;[.R$1];&quot;~ value=~&quot;;[.R75];&quot;~ /&gt;&lt;property name=~&quot;;[.S$1];&quot;~ value=~&quot;;[.S75];&quot;~ /&gt;&lt;property name=~&quot;;[.T$1];&quot;~ value=~&quot;;[.T75];&quot;~ /&gt;&lt;property name=~&quot;;[.U$1];&quot;~ value=~&quot;;[.U75];&quot;~ /&gt;&lt;property name=~&quot;;[.V$1];&quot;~ value=~&quot;;[.V75];&quot;~ /&gt;&lt;property name=~&quot;;[.W$1];&quot;~ value=~&quot;;[.W75];&quot;~ /&gt;&lt;/card&gt;&quot;)" table:style-name="ce1">
            <text:p><text:s text:c="2"/>&lt;card id=~106a97fa-f518-4454-aeb7-41af3f6eeabf~ name=~MacEachern Blade~&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 Unique • Artifact</text:p>
            <text:p>To complete: Pay 6 Adventuring (3 if you have a Brotherhood Captain).</text:p>
            <text:p>Crew Attachment: +1 Swashbuckling. This Crew has an additional +3 Swashbuckling while there is a Sorcerer with 1 or more Sorcery Knacks on another Ship in this Sea.</text:p>
            <text:p>Act: Tack to sink a Monster card in this Sea. React: Tack when a Monster Action card is being played to cancel that action.~ /&gt;&lt;/card&gt;</text:p>
          </table:table-cell>
          <table:table-cell office:value-type="string" office:string-value=" &lt;Relationship Target=~/cards/SynS_MacEachernBlade.jpg~ Id=~C106a97fa-f518-4454-aeb7-41af3f6eeabf~ Type=~http://schemas.octgn.org/picture~/&gt;" table:formula="of:=CONCATENATE(&quot; &lt;Relationship Target=~/cards/&quot;;[.D75];&quot;.jpg~ Id=~C&quot;;[.C75];&quot;~ Type=~http://schemas.octgn.org/picture~/&gt;&quot;)" table:style-name="ce1">
            <text:p><text:s/>&lt;Relationship Target=~/cards/SynS_MacEachernBlade.jpg~ Id=~C106a97fa-f518-4454-aeb7-41af3f6eeabf~ Type=~http://schemas.octgn.org/picture~/&gt;</text:p>
          </table:table-cell>
          <table:table-cell office:value-type="string" table:style-name="ce1">
            <text:p>106a97fa-f518-4454-aeb7-41af3f6eeabf</text:p>
          </table:table-cell>
          <table:table-cell office:value-type="string" table:style-name="ce1">
            <text:p>SynS_MacEachernBlade</text:p>
          </table:table-cell>
          <table:table-cell office:value-type="string" table:style-name="ce1">
            <text:p>MacEachern Blade</text:p>
          </table:table-cell>
          <table:table-cell office:value-type="string" table:style-name="ce1">
            <text:p>R</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1 Sea Away • Unique • Artifact</text:p>
            <text:p>To complete: Pay 6 Adventuring (3 if you have a Brotherhood Captain).</text:p>
            <text:p>Crew Attachment: +1 Swashbuckling. This Crew has an additional +3 Swashbuckling while there is a Sorcerer with 1 or more Sorcery Knacks on another Ship in this Sea.</text:p>
            <text:p>Act: Tack to sink a Monster card in this Sea. React: Tack when a Monster Action card is being played to cancel that action.</text:p>
          </table:table-cell>
          <table:table-cell table:style-name="ce4"/>
          <table:table-cell table:number-columns-repeated="16360"/>
        </table:table-row>
        <table:table-row table:style-name="ro2">
          <table:table-cell office:value-type="string" office:string-value="  &lt;card id=~0fc17da5-70e4-4d14-8a6c-91707ba84846~ name=~Mad Darius McIntrick~&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2~ /&gt;&lt;property name=~Influence~ value=~1~ /&gt;&lt;property name=~Swashbuckling~ value=~1~ /&gt;&lt;property name=~Crew Max~ value=~~ /&gt;&lt;property name=~Move Cost~ value=~~ /&gt;&lt;property name=~Faction~ value=~Crimson Rogers~ /&gt;&lt;property name=~Text~ value=~*Invisible College*&#10;Villainous&#10;You may not hire or put this Crew into play if you have an Explorers Captain. When this Crew tacks to produce Adventuring to complete an Artifact Adventure, he produces 2 extra Adventuring.~ /&gt;&lt;/card&gt;" table:formula="of:=CONCATENATE(&quot;  &lt;card id=~&quot;;[.C76];&quot;~ name=~&quot;;[.E76];&quot;~&gt;&lt;property name=~&quot;;[.F$1];&quot;~ value=~&quot;;[.F76];&quot;~ /&gt;&lt;property name=~&quot;;[.G$1];&quot;~ value=~&quot;;[.G76];&quot;~ /&gt;&lt;property name=~&quot;;[.H$1];&quot;~ value=~&quot;;[.H76];&quot;~ /&gt;&lt;property name=~&quot;;[.I$1];&quot;~ value=~&quot;;[.I76];&quot;~ /&gt;&lt;property name=~&quot;;[.J$1];&quot;~ value=~&quot;;[.J76];&quot;~ /&gt;&lt;property name=~&quot;;[.K$1];&quot;~ value=~&quot;;[.K76];&quot;~ /&gt;&lt;property name=~&quot;;[.L$1];&quot;~ value=~&quot;;[.L76];&quot;~ /&gt;&lt;property name=~&quot;;[.M$1];&quot;~ value=~&quot;;[.M76];&quot;~ /&gt;&lt;property name=~&quot;;[.N$1];&quot;~ value=~&quot;;[.N76];&quot;~ /&gt;&lt;property name=~&quot;;[.O$1];&quot;~ value=~&quot;;[.O76];&quot;~ /&gt;&lt;property name=~&quot;;[.P$1];&quot;~ value=~&quot;;[.P76];&quot;~ /&gt;&lt;property name=~&quot;;[.Q$1];&quot;~ value=~&quot;;[.Q76];&quot;~ /&gt;&lt;property name=~&quot;;[.R$1];&quot;~ value=~&quot;;[.R76];&quot;~ /&gt;&lt;property name=~&quot;;[.S$1];&quot;~ value=~&quot;;[.S76];&quot;~ /&gt;&lt;property name=~&quot;;[.T$1];&quot;~ value=~&quot;;[.T76];&quot;~ /&gt;&lt;property name=~&quot;;[.U$1];&quot;~ value=~&quot;;[.U76];&quot;~ /&gt;&lt;property name=~&quot;;[.V$1];&quot;~ value=~&quot;;[.V76];&quot;~ /&gt;&lt;property name=~&quot;;[.W$1];&quot;~ value=~&quot;;[.W76];&quot;~ /&gt;&lt;/card&gt;&quot;)" table:style-name="ce1">
            <text:p><text:s text:c="2"/>&lt;card id=~0fc17da5-70e4-4d14-8a6c-91707ba84846~ name=~Mad Darius McIntrick~&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2~ /&gt;&lt;property name=~Influence~ value=~1~ /&gt;&lt;property name=~Swashbuckling~ value=~1~ /&gt;&lt;property name=~Crew Max~ value=~~ /&gt;&lt;property name=~Move Cost~ value=~~ /&gt;&lt;property name=~Faction~ value=~Crimson Rogers~ /&gt;&lt;property name=~Text~ value=~*Invisible College*</text:p>
            <text:p>Villainous</text:p>
            <text:p>You may not hire or put this Crew into play if you have an Explorers Captain. When this Crew tacks to produce Adventuring to complete an Artifact Adventure, he produces 2 extra Adventuring.~ /&gt;&lt;/card&gt;</text:p>
          </table:table-cell>
          <table:table-cell office:value-type="string" office:string-value=" &lt;Relationship Target=~/cards/SynS_MadDariusMcIntrick.jpg~ Id=~C0fc17da5-70e4-4d14-8a6c-91707ba84846~ Type=~http://schemas.octgn.org/picture~/&gt;" table:formula="of:=CONCATENATE(&quot; &lt;Relationship Target=~/cards/&quot;;[.D76];&quot;.jpg~ Id=~C&quot;;[.C76];&quot;~ Type=~http://schemas.octgn.org/picture~/&gt;&quot;)" table:style-name="ce1">
            <text:p><text:s/>&lt;Relationship Target=~/cards/SynS_MadDariusMcIntrick.jpg~ Id=~C0fc17da5-70e4-4d14-8a6c-91707ba84846~ Type=~http://schemas.octgn.org/picture~/&gt;</text:p>
          </table:table-cell>
          <table:table-cell office:value-type="string" table:style-name="ce1">
            <text:p>0fc17da5-70e4-4d14-8a6c-91707ba84846</text:p>
          </table:table-cell>
          <table:table-cell office:value-type="string" table:style-name="ce1">
            <text:p>SynS_MadDariusMcIntrick</text:p>
          </table:table-cell>
          <table:table-cell office:value-type="string" table:style-name="ce1">
            <text:p>Mad Darius McIntrick</text:p>
          </table:table-cell>
          <table:table-cell office:value-type="string" table:style-name="ce1">
            <text:p>C</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table:number-columns-repeated="2" table:style-name="ce1"/>
          <table:table-cell office:value-type="string" table:style-name="ce1">
            <text:p>Crimson Rogers</text:p>
          </table:table-cell>
          <table:table-cell office:value-type="string" table:style-name="ce1">
            <text:p>*Invisible College*</text:p>
            <text:p>Villainous</text:p>
            <text:p>You may not hire or put this Crew into play if you have an Explorers Captain. When this Crew tacks to produce Adventuring to complete an Artifact Adventure, he produces 2 extra Adventuring.</text:p>
          </table:table-cell>
          <table:table-cell office:value-type="string" table:style-name="ce4">
            <text:p>“Arciniega needs fresh blood... and the Rogers produce more than Enough.”</text:p>
          </table:table-cell>
          <table:table-cell table:number-columns-repeated="16360"/>
        </table:table-row>
        <table:table-row table:style-name="ro2">
          <table:table-cell office:value-type="string" office:string-value="  &lt;card id=~884eb426-7f7b-4e0c-9f69-d922b5174240~ name=~Magebane Cordial~&gt;&lt;property name=~Rarity~ value=~C~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10;Item&#10;You must have 2 or more untacked Invisible College Crew to bring this card into play.&#10;Act: Discard this card. Until the end of the turn players may not use Actions and Reactions printed on Sorcery Knacks and Sorcerers.~ /&gt;&lt;/card&gt;" table:formula="of:=CONCATENATE(&quot;  &lt;card id=~&quot;;[.C77];&quot;~ name=~&quot;;[.E77];&quot;~&gt;&lt;property name=~&quot;;[.F$1];&quot;~ value=~&quot;;[.F77];&quot;~ /&gt;&lt;property name=~&quot;;[.G$1];&quot;~ value=~&quot;;[.G77];&quot;~ /&gt;&lt;property name=~&quot;;[.H$1];&quot;~ value=~&quot;;[.H77];&quot;~ /&gt;&lt;property name=~&quot;;[.I$1];&quot;~ value=~&quot;;[.I77];&quot;~ /&gt;&lt;property name=~&quot;;[.J$1];&quot;~ value=~&quot;;[.J77];&quot;~ /&gt;&lt;property name=~&quot;;[.K$1];&quot;~ value=~&quot;;[.K77];&quot;~ /&gt;&lt;property name=~&quot;;[.L$1];&quot;~ value=~&quot;;[.L77];&quot;~ /&gt;&lt;property name=~&quot;;[.M$1];&quot;~ value=~&quot;;[.M77];&quot;~ /&gt;&lt;property name=~&quot;;[.N$1];&quot;~ value=~&quot;;[.N77];&quot;~ /&gt;&lt;property name=~&quot;;[.O$1];&quot;~ value=~&quot;;[.O77];&quot;~ /&gt;&lt;property name=~&quot;;[.P$1];&quot;~ value=~&quot;;[.P77];&quot;~ /&gt;&lt;property name=~&quot;;[.Q$1];&quot;~ value=~&quot;;[.Q77];&quot;~ /&gt;&lt;property name=~&quot;;[.R$1];&quot;~ value=~&quot;;[.R77];&quot;~ /&gt;&lt;property name=~&quot;;[.S$1];&quot;~ value=~&quot;;[.S77];&quot;~ /&gt;&lt;property name=~&quot;;[.T$1];&quot;~ value=~&quot;;[.T77];&quot;~ /&gt;&lt;property name=~&quot;;[.U$1];&quot;~ value=~&quot;;[.U77];&quot;~ /&gt;&lt;property name=~&quot;;[.V$1];&quot;~ value=~&quot;;[.V77];&quot;~ /&gt;&lt;property name=~&quot;;[.W$1];&quot;~ value=~&quot;;[.W77];&quot;~ /&gt;&lt;/card&gt;&quot;)" table:style-name="ce1">
            <text:p><text:s text:c="2"/>&lt;card id=~884eb426-7f7b-4e0c-9f69-d922b5174240~ name=~Magebane Cordial~&gt;&lt;property name=~Rarity~ value=~C~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text:p>
            <text:p>Item</text:p>
            <text:p>You must have 2 or more untacked Invisible College Crew to bring this card into play.</text:p>
            <text:p>Act: Discard this card. Until the end of the turn players may not use Actions and Reactions printed on Sorcery Knacks and Sorcerers.~ /&gt;&lt;/card&gt;</text:p>
          </table:table-cell>
          <table:table-cell office:value-type="string" office:string-value=" &lt;Relationship Target=~/cards/SynS_MagebaneCordial.jpg~ Id=~C884eb426-7f7b-4e0c-9f69-d922b5174240~ Type=~http://schemas.octgn.org/picture~/&gt;" table:formula="of:=CONCATENATE(&quot; &lt;Relationship Target=~/cards/&quot;;[.D77];&quot;.jpg~ Id=~C&quot;;[.C77];&quot;~ Type=~http://schemas.octgn.org/picture~/&gt;&quot;)" table:style-name="ce1">
            <text:p><text:s/>&lt;Relationship Target=~/cards/SynS_MagebaneCordial.jpg~ Id=~C884eb426-7f7b-4e0c-9f69-d922b5174240~ Type=~http://schemas.octgn.org/picture~/&gt;</text:p>
          </table:table-cell>
          <table:table-cell office:value-type="string" table:style-name="ce1">
            <text:p>884eb426-7f7b-4e0c-9f69-d922b5174240</text:p>
          </table:table-cell>
          <table:table-cell office:value-type="string" table:style-name="ce1">
            <text:p>SynS_MagebaneCordial</text:p>
          </table:table-cell>
          <table:table-cell office:value-type="string" table:style-name="ce1">
            <text:p>Magebane Cordial</text:p>
          </table:table-cell>
          <table:table-cell office:value-type="string" table:style-name="ce1">
            <text:p>C</text:p>
          </table:table-cell>
          <table:table-cell office:value-type="string" table:style-name="ce1">
            <text:p>attachment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text:p>
            <text:p>Item</text:p>
            <text:p>You must have 2 or more untacked Invisible College Crew to bring this card into play.</text:p>
            <text:p>Act: Discard this card. Until the end of the turn players may not use Actions and Reactions printed on Sorcery Knacks and Sorcerers.</text:p>
          </table:table-cell>
          <table:table-cell office:value-type="string" table:style-name="ce4">
            <text:p>The witch felt the sorcery fading from her blood and the sight fading from her eyes..</text:p>
          </table:table-cell>
          <table:table-cell table:number-columns-repeated="16360"/>
        </table:table-row>
        <table:table-row table:style-name="ro2">
          <table:table-cell office:value-type="string" office:string-value="  &lt;card id=~6528858d-9163-4377-9553-8903dfb6b18a~ name=~Maria Aloise~&gt;&lt;property name=~Rarity~ value=~F~ /&gt;&lt;property name=~Type~ value=~captains~ /&gt;&lt;property name=~Cost~ value=~~ /&gt;&lt;property name=~Cost Type~ value=~~ /&gt;&lt;property name=~Cancel~ value=~~ /&gt;&lt;property name=~Cancel Type~ value=~~ /&gt;&lt;property name=~Wealth~ value=~8~ /&gt;&lt;property name=~Attack~ value=~~ /&gt;&lt;property name=~Parry~ value=~~ /&gt;&lt;property name=~Cannon~ value=~0~ /&gt;&lt;property name=~Sailing~ value=~2~ /&gt;&lt;property name=~Adventuring~ value=~4~ /&gt;&lt;property name=~Influence~ value=~4~ /&gt;&lt;property name=~Swashbuckling~ value=~2~ /&gt;&lt;property name=~Crew Max~ value=~~ /&gt;&lt;property name=~Move Cost~ value=~~ /&gt;&lt;property name=~Faction~ value=~unaligned~ /&gt;&lt;property name=~Text~ value=~Start: Frothing Sea&#10;Fate 1 • Swordsman +1&#10;While you have 4 or more unaligned Crew with an Influence cost of 3 or more this Captain’s Fate is increased by 1 and you may use the following ability:&#10;Act: Tack this Captain to draw 4 cards from your deck. You may only use this ability once per turn and only if you have no cards in your hand.~ /&gt;&lt;/card&gt;" table:formula="of:=CONCATENATE(&quot;  &lt;card id=~&quot;;[.C78];&quot;~ name=~&quot;;[.E78];&quot;~&gt;&lt;property name=~&quot;;[.F$1];&quot;~ value=~&quot;;[.F78];&quot;~ /&gt;&lt;property name=~&quot;;[.G$1];&quot;~ value=~&quot;;[.G78];&quot;~ /&gt;&lt;property name=~&quot;;[.H$1];&quot;~ value=~&quot;;[.H78];&quot;~ /&gt;&lt;property name=~&quot;;[.I$1];&quot;~ value=~&quot;;[.I78];&quot;~ /&gt;&lt;property name=~&quot;;[.J$1];&quot;~ value=~&quot;;[.J78];&quot;~ /&gt;&lt;property name=~&quot;;[.K$1];&quot;~ value=~&quot;;[.K78];&quot;~ /&gt;&lt;property name=~&quot;;[.L$1];&quot;~ value=~&quot;;[.L78];&quot;~ /&gt;&lt;property name=~&quot;;[.M$1];&quot;~ value=~&quot;;[.M78];&quot;~ /&gt;&lt;property name=~&quot;;[.N$1];&quot;~ value=~&quot;;[.N78];&quot;~ /&gt;&lt;property name=~&quot;;[.O$1];&quot;~ value=~&quot;;[.O78];&quot;~ /&gt;&lt;property name=~&quot;;[.P$1];&quot;~ value=~&quot;;[.P78];&quot;~ /&gt;&lt;property name=~&quot;;[.Q$1];&quot;~ value=~&quot;;[.Q78];&quot;~ /&gt;&lt;property name=~&quot;;[.R$1];&quot;~ value=~&quot;;[.R78];&quot;~ /&gt;&lt;property name=~&quot;;[.S$1];&quot;~ value=~&quot;;[.S78];&quot;~ /&gt;&lt;property name=~&quot;;[.T$1];&quot;~ value=~&quot;;[.T78];&quot;~ /&gt;&lt;property name=~&quot;;[.U$1];&quot;~ value=~&quot;;[.U78];&quot;~ /&gt;&lt;property name=~&quot;;[.V$1];&quot;~ value=~&quot;;[.V78];&quot;~ /&gt;&lt;property name=~&quot;;[.W$1];&quot;~ value=~&quot;;[.W78];&quot;~ /&gt;&lt;/card&gt;&quot;)" table:style-name="ce1">
            <text:p><text:s text:c="2"/>&lt;card id=~6528858d-9163-4377-9553-8903dfb6b18a~ name=~Maria Aloise~&gt;&lt;property name=~Rarity~ value=~F~ /&gt;&lt;property name=~Type~ value=~captains~ /&gt;&lt;property name=~Cost~ value=~~ /&gt;&lt;property name=~Cost Type~ value=~~ /&gt;&lt;property name=~Cancel~ value=~~ /&gt;&lt;property name=~Cancel Type~ value=~~ /&gt;&lt;property name=~Wealth~ value=~8~ /&gt;&lt;property name=~Attack~ value=~~ /&gt;&lt;property name=~Parry~ value=~~ /&gt;&lt;property name=~Cannon~ value=~0~ /&gt;&lt;property name=~Sailing~ value=~2~ /&gt;&lt;property name=~Adventuring~ value=~4~ /&gt;&lt;property name=~Influence~ value=~4~ /&gt;&lt;property name=~Swashbuckling~ value=~2~ /&gt;&lt;property name=~Crew Max~ value=~~ /&gt;&lt;property name=~Move Cost~ value=~~ /&gt;&lt;property name=~Faction~ value=~unaligned~ /&gt;&lt;property name=~Text~ value=~Start: Frothing Sea</text:p>
            <text:p>Fate 1 • Swordsman +1</text:p>
            <text:p>While you have 4 or more unaligned Crew with an Influence cost of 3 or more this Captain’s Fate is increased by 1 and you may use the following ability:</text:p>
            <text:p>Act: Tack this Captain to draw 4 cards from your deck. You may only use this ability once per turn and only if you have no cards in your hand.~ /&gt;&lt;/card&gt;</text:p>
          </table:table-cell>
          <table:table-cell office:value-type="string" office:string-value=" &lt;Relationship Target=~/cards/SynS_MariaAloise.jpg~ Id=~C6528858d-9163-4377-9553-8903dfb6b18a~ Type=~http://schemas.octgn.org/picture~/&gt;" table:formula="of:=CONCATENATE(&quot; &lt;Relationship Target=~/cards/&quot;;[.D78];&quot;.jpg~ Id=~C&quot;;[.C78];&quot;~ Type=~http://schemas.octgn.org/picture~/&gt;&quot;)" table:style-name="ce1">
            <text:p><text:s/>&lt;Relationship Target=~/cards/SynS_MariaAloise.jpg~ Id=~C6528858d-9163-4377-9553-8903dfb6b18a~ Type=~http://schemas.octgn.org/picture~/&gt;</text:p>
          </table:table-cell>
          <table:table-cell office:value-type="string" table:style-name="ce1">
            <text:p>6528858d-9163-4377-9553-8903dfb6b18a</text:p>
          </table:table-cell>
          <table:table-cell office:value-type="string" table:style-name="ce1">
            <text:p>SynS_MariaAloise</text:p>
          </table:table-cell>
          <table:table-cell office:value-type="string" table:style-name="ce1">
            <text:p>Maria Aloise</text:p>
          </table:table-cell>
          <table:table-cell office:value-type="string" table:style-name="ce1">
            <text:p>F</text:p>
          </table:table-cell>
          <table:table-cell office:value-type="string" table:style-name="ce1">
            <text:p>captains</text:p>
          </table:table-cell>
          <table:table-cell table:number-columns-repeated="4" table:style-name="ce1"/>
          <table:table-cell office:value-type="float" office:value="8" table:style-name="ce1">
            <text:p>8</text:p>
          </table:table-cell>
          <table:table-cell table:number-columns-repeated="2" table:style-name="ce1"/>
          <table:table-cell office:value-type="float" office:value="0" table:style-name="ce1">
            <text:p>0</text:p>
          </table:table-cell>
          <table:table-cell office:value-type="float" office:value="2" table:style-name="ce1">
            <text:p>2</text:p>
          </table:table-cell>
          <table:table-cell office:value-type="float" office:value="4" table:style-name="ce1">
            <text:p>4</text:p>
          </table:table-cell>
          <table:table-cell office:value-type="float" office:value="4" table:style-name="ce1">
            <text:p>4</text:p>
          </table:table-cell>
          <table:table-cell office:value-type="float" office:value="2" table:style-name="ce1">
            <text:p>2</text:p>
          </table:table-cell>
          <table:table-cell table:number-columns-repeated="2" table:style-name="ce1"/>
          <table:table-cell office:value-type="string" table:style-name="ce1">
            <text:p>unaligned</text:p>
          </table:table-cell>
          <table:table-cell office:value-type="string" table:style-name="ce1">
            <text:p>Start: Frothing Sea</text:p>
            <text:p>Fate 1 • Swordsman +1</text:p>
            <text:p>While you have 4 or more unaligned Crew with an Influence cost of 3 or more this Captain’s Fate is increased by 1 and you may use the following ability:</text:p>
            <text:p>Act: Tack this Captain to draw 4 cards from your deck. You may only use this ability once per turn and only if you have no cards in your hand.</text:p>
          </table:table-cell>
          <table:table-cell table:style-name="ce4"/>
          <table:table-cell table:number-columns-repeated="16360"/>
        </table:table-row>
        <table:table-row table:style-name="ro2">
          <table:table-cell office:value-type="string" office:string-value="  &lt;card id=~63e7972a-2ee0-4f10-aa67-d49ba0124567~ name=~Maria-Soledad Rivera y Aldana~&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2~ /&gt;&lt;property name=~Swashbuckling~ value=~4~ /&gt;&lt;property name=~Crew Max~ value=~~ /&gt;&lt;property name=~Move Cost~ value=~~ /&gt;&lt;property name=~Faction~ value=~Castille~ /&gt;&lt;property name=~Text~ value=~*Los Vagos*Sophia’s Daughters*&#10;Unique • Heroic • Swordsman +3&#10;You may attach any number of Swordsman Knacks to this Crew.&#10;React: When another player is about to play a Boarding Attack card to begin a Duel with one of your crew, tack this Crew to cancel the Duel and inflict 2 Hits on that player’s Ship.~ /&gt;&lt;/card&gt;" table:formula="of:=CONCATENATE(&quot;  &lt;card id=~&quot;;[.C79];&quot;~ name=~&quot;;[.E79];&quot;~&gt;&lt;property name=~&quot;;[.F$1];&quot;~ value=~&quot;;[.F79];&quot;~ /&gt;&lt;property name=~&quot;;[.G$1];&quot;~ value=~&quot;;[.G79];&quot;~ /&gt;&lt;property name=~&quot;;[.H$1];&quot;~ value=~&quot;;[.H79];&quot;~ /&gt;&lt;property name=~&quot;;[.I$1];&quot;~ value=~&quot;;[.I79];&quot;~ /&gt;&lt;property name=~&quot;;[.J$1];&quot;~ value=~&quot;;[.J79];&quot;~ /&gt;&lt;property name=~&quot;;[.K$1];&quot;~ value=~&quot;;[.K79];&quot;~ /&gt;&lt;property name=~&quot;;[.L$1];&quot;~ value=~&quot;;[.L79];&quot;~ /&gt;&lt;property name=~&quot;;[.M$1];&quot;~ value=~&quot;;[.M79];&quot;~ /&gt;&lt;property name=~&quot;;[.N$1];&quot;~ value=~&quot;;[.N79];&quot;~ /&gt;&lt;property name=~&quot;;[.O$1];&quot;~ value=~&quot;;[.O79];&quot;~ /&gt;&lt;property name=~&quot;;[.P$1];&quot;~ value=~&quot;;[.P79];&quot;~ /&gt;&lt;property name=~&quot;;[.Q$1];&quot;~ value=~&quot;;[.Q79];&quot;~ /&gt;&lt;property name=~&quot;;[.R$1];&quot;~ value=~&quot;;[.R79];&quot;~ /&gt;&lt;property name=~&quot;;[.S$1];&quot;~ value=~&quot;;[.S79];&quot;~ /&gt;&lt;property name=~&quot;;[.T$1];&quot;~ value=~&quot;;[.T79];&quot;~ /&gt;&lt;property name=~&quot;;[.U$1];&quot;~ value=~&quot;;[.U79];&quot;~ /&gt;&lt;property name=~&quot;;[.V$1];&quot;~ value=~&quot;;[.V79];&quot;~ /&gt;&lt;property name=~&quot;;[.W$1];&quot;~ value=~&quot;;[.W79];&quot;~ /&gt;&lt;/card&gt;&quot;)" table:style-name="ce1">
            <text:p><text:s text:c="2"/>&lt;card id=~63e7972a-2ee0-4f10-aa67-d49ba0124567~ name=~Maria-Soledad Rivera y Aldana~&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2~ /&gt;&lt;property name=~Swashbuckling~ value=~4~ /&gt;&lt;property name=~Crew Max~ value=~~ /&gt;&lt;property name=~Move Cost~ value=~~ /&gt;&lt;property name=~Faction~ value=~Castille~ /&gt;&lt;property name=~Text~ value=~*Los Vagos*Sophia’s Daughters*</text:p>
            <text:p>Unique • Heroic • Swordsman +3</text:p>
            <text:p>You may attach any number of Swordsman Knacks to this Crew.</text:p>
            <text:p>React: When another player is about to play a Boarding Attack card to begin a Duel with one of your crew, tack this Crew to cancel the Duel and inflict 2 Hits on that player’s Ship.~ /&gt;&lt;/card&gt;</text:p>
          </table:table-cell>
          <table:table-cell office:value-type="string" office:string-value=" &lt;Relationship Target=~/cards/SynS_Maria-SoledadRiverayAldana.jpg~ Id=~C63e7972a-2ee0-4f10-aa67-d49ba0124567~ Type=~http://schemas.octgn.org/picture~/&gt;" table:formula="of:=CONCATENATE(&quot; &lt;Relationship Target=~/cards/&quot;;[.D79];&quot;.jpg~ Id=~C&quot;;[.C79];&quot;~ Type=~http://schemas.octgn.org/picture~/&gt;&quot;)" table:style-name="ce1">
            <text:p><text:s/>&lt;Relationship Target=~/cards/SynS_Maria-SoledadRiverayAldana.jpg~ Id=~C63e7972a-2ee0-4f10-aa67-d49ba0124567~ Type=~http://schemas.octgn.org/picture~/&gt;</text:p>
          </table:table-cell>
          <table:table-cell office:value-type="string" table:style-name="ce1">
            <text:p>63e7972a-2ee0-4f10-aa67-d49ba0124567</text:p>
          </table:table-cell>
          <table:table-cell office:value-type="string" table:style-name="ce1">
            <text:p>SynS_Maria-SoledadRiverayAldana</text:p>
          </table:table-cell>
          <table:table-cell office:value-type="string" table:style-name="ce1">
            <text:p>Maria-Soledad Rivera y Aldana</text:p>
          </table:table-cell>
          <table:table-cell office:value-type="string" table:style-name="ce1">
            <text:p>R</text:p>
          </table:table-cell>
          <table:table-cell office:value-type="string" table:style-name="ce1">
            <text:p>crew</text:p>
          </table:table-cell>
          <table:table-cell office:value-type="float" office:value="6" table:style-name="ce1">
            <text:p>6</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2" table:style-name="ce1">
            <text:p>2</text:p>
          </table:table-cell>
          <table:table-cell office:value-type="float" office:value="4" table:style-name="ce1">
            <text:p>4</text:p>
          </table:table-cell>
          <table:table-cell table:number-columns-repeated="2" table:style-name="ce1"/>
          <table:table-cell office:value-type="string" table:style-name="ce1">
            <text:p>Castille</text:p>
          </table:table-cell>
          <table:table-cell office:value-type="string" table:style-name="ce1">
            <text:p>*Los Vagos*Sophia’s Daughters*</text:p>
            <text:p>Unique • Heroic • Swordsman +3</text:p>
            <text:p>You may attach any number of Swordsman Knacks to this Crew.</text:p>
            <text:p>React: When another player is about to play a Boarding Attack card to begin a Duel with one of your crew, tack this Crew to cancel the Duel and inflict 2 Hits on that player’s Ship.</text:p>
          </table:table-cell>
          <table:table-cell office:value-type="string" table:style-name="ce4">
            <text:p>“The Vagabond has many faces. I am only one.”</text:p>
          </table:table-cell>
          <table:table-cell table:number-columns-repeated="16360"/>
        </table:table-row>
        <table:table-row table:style-name="ro2">
          <table:table-cell office:value-type="string" office:string-value="  &lt;card id=~3b67a9e3-a87a-4f65-a298-230474faf6b9~ name=~Matushka’s Gate~&gt;&lt;property name=~Rarity~ value=~C~ /&gt;&lt;property name=~Type~ value=~chanteys~ /&gt;&lt;property name=~Cost~ value=~3~ /&gt;&lt;property name=~Cost Type~ value=~Ad~ /&gt;&lt;property name=~Cancel~ value=~~ /&gt;&lt;property name=~Cancel Type~ value=~~ /&gt;&lt;property name=~Wealth~ value=~~ /&gt;&lt;property name=~Attack~ value=~P~ /&gt;&lt;property name=~Parry~ value=~c,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ny player may sink this Chantey as an action by paying 5 Adventuring while in the Mirror.&#10;Players suffering Hits in The Mirror may not tack to absorb Hits.~ /&gt;&lt;/card&gt;" table:formula="of:=CONCATENATE(&quot;  &lt;card id=~&quot;;[.C80];&quot;~ name=~&quot;;[.E80];&quot;~&gt;&lt;property name=~&quot;;[.F$1];&quot;~ value=~&quot;;[.F80];&quot;~ /&gt;&lt;property name=~&quot;;[.G$1];&quot;~ value=~&quot;;[.G80];&quot;~ /&gt;&lt;property name=~&quot;;[.H$1];&quot;~ value=~&quot;;[.H80];&quot;~ /&gt;&lt;property name=~&quot;;[.I$1];&quot;~ value=~&quot;;[.I80];&quot;~ /&gt;&lt;property name=~&quot;;[.J$1];&quot;~ value=~&quot;;[.J80];&quot;~ /&gt;&lt;property name=~&quot;;[.K$1];&quot;~ value=~&quot;;[.K80];&quot;~ /&gt;&lt;property name=~&quot;;[.L$1];&quot;~ value=~&quot;;[.L80];&quot;~ /&gt;&lt;property name=~&quot;;[.M$1];&quot;~ value=~&quot;;[.M80];&quot;~ /&gt;&lt;property name=~&quot;;[.N$1];&quot;~ value=~&quot;;[.N80];&quot;~ /&gt;&lt;property name=~&quot;;[.O$1];&quot;~ value=~&quot;;[.O80];&quot;~ /&gt;&lt;property name=~&quot;;[.P$1];&quot;~ value=~&quot;;[.P80];&quot;~ /&gt;&lt;property name=~&quot;;[.Q$1];&quot;~ value=~&quot;;[.Q80];&quot;~ /&gt;&lt;property name=~&quot;;[.R$1];&quot;~ value=~&quot;;[.R80];&quot;~ /&gt;&lt;property name=~&quot;;[.S$1];&quot;~ value=~&quot;;[.S80];&quot;~ /&gt;&lt;property name=~&quot;;[.T$1];&quot;~ value=~&quot;;[.T80];&quot;~ /&gt;&lt;property name=~&quot;;[.U$1];&quot;~ value=~&quot;;[.U80];&quot;~ /&gt;&lt;property name=~&quot;;[.V$1];&quot;~ value=~&quot;;[.V80];&quot;~ /&gt;&lt;property name=~&quot;;[.W$1];&quot;~ value=~&quot;;[.W80];&quot;~ /&gt;&lt;/card&gt;&quot;)" table:style-name="ce1">
            <text:p><text:s text:c="2"/>&lt;card id=~3b67a9e3-a87a-4f65-a298-230474faf6b9~ name=~Matushka’s Gate~&gt;&lt;property name=~Rarity~ value=~C~ /&gt;&lt;property name=~Type~ value=~chanteys~ /&gt;&lt;property name=~Cost~ value=~3~ /&gt;&lt;property name=~Cost Type~ value=~Ad~ /&gt;&lt;property name=~Cancel~ value=~~ /&gt;&lt;property name=~Cancel Type~ value=~~ /&gt;&lt;property name=~Wealth~ value=~~ /&gt;&lt;property name=~Attack~ value=~P~ /&gt;&lt;property name=~Parry~ value=~c,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ny player may sink this Chantey as an action by paying 5 Adventuring while in the Mirror.</text:p>
            <text:p>Players suffering Hits in The Mirror may not tack to absorb Hits.~ /&gt;&lt;/card&gt;</text:p>
          </table:table-cell>
          <table:table-cell office:value-type="string" office:string-value=" &lt;Relationship Target=~/cards/SynS_MatushkasGate.jpg~ Id=~C3b67a9e3-a87a-4f65-a298-230474faf6b9~ Type=~http://schemas.octgn.org/picture~/&gt;" table:formula="of:=CONCATENATE(&quot; &lt;Relationship Target=~/cards/&quot;;[.D80];&quot;.jpg~ Id=~C&quot;;[.C80];&quot;~ Type=~http://schemas.octgn.org/picture~/&gt;&quot;)" table:style-name="ce1">
            <text:p><text:s/>&lt;Relationship Target=~/cards/SynS_MatushkasGate.jpg~ Id=~C3b67a9e3-a87a-4f65-a298-230474faf6b9~ Type=~http://schemas.octgn.org/picture~/&gt;</text:p>
          </table:table-cell>
          <table:table-cell office:value-type="string" table:style-name="ce1">
            <text:p>3b67a9e3-a87a-4f65-a298-230474faf6b9</text:p>
          </table:table-cell>
          <table:table-cell office:value-type="string" table:style-name="ce1">
            <text:p>SynS_MatushkasGate</text:p>
          </table:table-cell>
          <table:table-cell office:value-type="string" table:style-name="ce1">
            <text:p>Matushka’s Gate</text:p>
          </table:table-cell>
          <table:table-cell office:value-type="string" table:style-name="ce1">
            <text:p>C</text:p>
          </table:table-cell>
          <table:table-cell office:value-type="string" table:style-name="ce1">
            <text:p>chanteys</text:p>
          </table:table-cell>
          <table:table-cell office:value-type="float" office:value="3" table:style-name="ce1">
            <text:p>3</text:p>
          </table:table-cell>
          <table:table-cell office:value-type="string" table:style-name="ce1">
            <text:p>Ad</text:p>
          </table:table-cell>
          <table:table-cell table:number-columns-repeated="3" table:style-name="ce1"/>
          <table:table-cell office:value-type="string" table:style-name="ce1">
            <text:p>P</text:p>
          </table:table-cell>
          <table:table-cell office:value-type="string" table:style-name="ce1">
            <text:p>c,t</text:p>
          </table:table-cell>
          <table:table-cell table:number-columns-repeated="8" table:style-name="ce1"/>
          <table:table-cell office:value-type="string" table:style-name="ce1">
            <text:p>Any player may sink this Chantey as an action by paying 5 Adventuring while in the Mirror.</text:p>
            <text:p>Players suffering Hits in The Mirror may not tack to absorb Hits.</text:p>
          </table:table-cell>
          <table:table-cell office:value-type="string" table:style-name="ce4">
            <text:p>Ussura’s Little Grandmother wants to keep the curious away from Cabora. Apparently, the risen isle frightens even her.</text:p>
          </table:table-cell>
          <table:table-cell table:number-columns-repeated="16360"/>
        </table:table-row>
        <table:table-row table:style-name="ro2">
          <table:table-cell office:value-type="string" office:string-value="  &lt;card id=~64da3e1a-850a-4233-a84c-ff5cd772773d~ name=~Meraldo Avalos~&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4~ /&gt;&lt;property name=~Adventuring~ value=~0~ /&gt;&lt;property name=~Influence~ value=~0~ /&gt;&lt;property name=~Swashbuckling~ value=~2~ /&gt;&lt;property name=~Crew Max~ value=~~ /&gt;&lt;property name=~Move Cost~ value=~~ /&gt;&lt;property name=~Faction~ value=~Castille~ /&gt;&lt;property name=~Text~ value=~*Knights of the Rose and Cross*&#10;Topman • Swordsman+2&#10;Act: One per turn, target one of your uncompleted Adventures in play. Move your ship one Sea towards the sea containing the target Adventure. You may only use this ability if you have Felipe Jose de Granjero on board.~ /&gt;&lt;/card&gt;" table:formula="of:=CONCATENATE(&quot;  &lt;card id=~&quot;;[.C81];&quot;~ name=~&quot;;[.E81];&quot;~&gt;&lt;property name=~&quot;;[.F$1];&quot;~ value=~&quot;;[.F81];&quot;~ /&gt;&lt;property name=~&quot;;[.G$1];&quot;~ value=~&quot;;[.G81];&quot;~ /&gt;&lt;property name=~&quot;;[.H$1];&quot;~ value=~&quot;;[.H81];&quot;~ /&gt;&lt;property name=~&quot;;[.I$1];&quot;~ value=~&quot;;[.I81];&quot;~ /&gt;&lt;property name=~&quot;;[.J$1];&quot;~ value=~&quot;;[.J81];&quot;~ /&gt;&lt;property name=~&quot;;[.K$1];&quot;~ value=~&quot;;[.K81];&quot;~ /&gt;&lt;property name=~&quot;;[.L$1];&quot;~ value=~&quot;;[.L81];&quot;~ /&gt;&lt;property name=~&quot;;[.M$1];&quot;~ value=~&quot;;[.M81];&quot;~ /&gt;&lt;property name=~&quot;;[.N$1];&quot;~ value=~&quot;;[.N81];&quot;~ /&gt;&lt;property name=~&quot;;[.O$1];&quot;~ value=~&quot;;[.O81];&quot;~ /&gt;&lt;property name=~&quot;;[.P$1];&quot;~ value=~&quot;;[.P81];&quot;~ /&gt;&lt;property name=~&quot;;[.Q$1];&quot;~ value=~&quot;;[.Q81];&quot;~ /&gt;&lt;property name=~&quot;;[.R$1];&quot;~ value=~&quot;;[.R81];&quot;~ /&gt;&lt;property name=~&quot;;[.S$1];&quot;~ value=~&quot;;[.S81];&quot;~ /&gt;&lt;property name=~&quot;;[.T$1];&quot;~ value=~&quot;;[.T81];&quot;~ /&gt;&lt;property name=~&quot;;[.U$1];&quot;~ value=~&quot;;[.U81];&quot;~ /&gt;&lt;property name=~&quot;;[.V$1];&quot;~ value=~&quot;;[.V81];&quot;~ /&gt;&lt;property name=~&quot;;[.W$1];&quot;~ value=~&quot;;[.W81];&quot;~ /&gt;&lt;/card&gt;&quot;)" table:style-name="ce1">
            <text:p><text:s text:c="2"/>&lt;card id=~64da3e1a-850a-4233-a84c-ff5cd772773d~ name=~Meraldo Avalos~&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4~ /&gt;&lt;property name=~Adventuring~ value=~0~ /&gt;&lt;property name=~Influence~ value=~0~ /&gt;&lt;property name=~Swashbuckling~ value=~2~ /&gt;&lt;property name=~Crew Max~ value=~~ /&gt;&lt;property name=~Move Cost~ value=~~ /&gt;&lt;property name=~Faction~ value=~Castille~ /&gt;&lt;property name=~Text~ value=~*Knights of the Rose and Cross*</text:p>
            <text:p>Topman • Swordsman+2</text:p>
            <text:p>Act: One per turn, target one of your uncompleted Adventures in play. Move your ship one Sea towards the sea containing the target Adventure. You may only use this ability if you have Felipe Jose de Granjero on board.~ /&gt;&lt;/card&gt;</text:p>
          </table:table-cell>
          <table:table-cell office:value-type="string" office:string-value=" &lt;Relationship Target=~/cards/SynS_MeraldoAvalos.jpg~ Id=~C64da3e1a-850a-4233-a84c-ff5cd772773d~ Type=~http://schemas.octgn.org/picture~/&gt;" table:formula="of:=CONCATENATE(&quot; &lt;Relationship Target=~/cards/&quot;;[.D81];&quot;.jpg~ Id=~C&quot;;[.C81];&quot;~ Type=~http://schemas.octgn.org/picture~/&gt;&quot;)" table:style-name="ce1">
            <text:p><text:s/>&lt;Relationship Target=~/cards/SynS_MeraldoAvalos.jpg~ Id=~C64da3e1a-850a-4233-a84c-ff5cd772773d~ Type=~http://schemas.octgn.org/picture~/&gt;</text:p>
          </table:table-cell>
          <table:table-cell office:value-type="string" table:style-name="ce1">
            <text:p>64da3e1a-850a-4233-a84c-ff5cd772773d</text:p>
          </table:table-cell>
          <table:table-cell office:value-type="string" table:style-name="ce1">
            <text:p>SynS_MeraldoAvalos</text:p>
          </table:table-cell>
          <table:table-cell office:value-type="string" table:style-name="ce1">
            <text:p>Meraldo Avalos</text:p>
          </table:table-cell>
          <table:table-cell office:value-type="string" table:style-name="ce1">
            <text:p>C</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4" table:style-name="ce1">
            <text:p>4</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table:number-columns-repeated="2" table:style-name="ce1"/>
          <table:table-cell office:value-type="string" table:style-name="ce1">
            <text:p>Castille</text:p>
          </table:table-cell>
          <table:table-cell office:value-type="string" table:style-name="ce1">
            <text:p>*Knights of the Rose and Cross*</text:p>
            <text:p>Topman • Swordsman+2</text:p>
            <text:p>Act: One per turn, target one of your uncompleted Adventures in play. Move your ship one Sea towards the sea containing the target Adventure. You may only use this ability if you have Felipe Jose de Granjero on board.</text:p>
          </table:table-cell>
          <table:table-cell office:value-type="string" table:style-name="ce4">
            <text:p>Margaretta isn’t the only one looking for her husband. There are a lot of people who want to know what happened to the Admiral... and the ship he was on.</text:p>
          </table:table-cell>
          <table:table-cell table:number-columns-repeated="16360"/>
        </table:table-row>
        <table:table-row table:style-name="ro2">
          <table:table-cell office:value-type="string" office:string-value="  &lt;card id=~4fda992e-6c5b-4753-86bb-00c8e9204734~ name=~Miles Valroux du Martise~&gt;&lt;property name=~Rarity~ value=~C~ /&gt;&lt;property name=~Type~ value=~attachments~ /&gt;&lt;property name=~Cost~ value=~5~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EA ATTACHMENT&#10;Unique • Patron&#10;React: Tack this card and discard any one of your cards on board your Ship when you are tacking a Rose and Cross Crew to produce Influence to increase the Influence produced by 4.&#10;React: Sink this card when one of your Rose and Cross Crew is being sunk. Return that Crew to your Hand.~ /&gt;&lt;/card&gt;" table:formula="of:=CONCATENATE(&quot;  &lt;card id=~&quot;;[.C82];&quot;~ name=~&quot;;[.E82];&quot;~&gt;&lt;property name=~&quot;;[.F$1];&quot;~ value=~&quot;;[.F82];&quot;~ /&gt;&lt;property name=~&quot;;[.G$1];&quot;~ value=~&quot;;[.G82];&quot;~ /&gt;&lt;property name=~&quot;;[.H$1];&quot;~ value=~&quot;;[.H82];&quot;~ /&gt;&lt;property name=~&quot;;[.I$1];&quot;~ value=~&quot;;[.I82];&quot;~ /&gt;&lt;property name=~&quot;;[.J$1];&quot;~ value=~&quot;;[.J82];&quot;~ /&gt;&lt;property name=~&quot;;[.K$1];&quot;~ value=~&quot;;[.K82];&quot;~ /&gt;&lt;property name=~&quot;;[.L$1];&quot;~ value=~&quot;;[.L82];&quot;~ /&gt;&lt;property name=~&quot;;[.M$1];&quot;~ value=~&quot;;[.M82];&quot;~ /&gt;&lt;property name=~&quot;;[.N$1];&quot;~ value=~&quot;;[.N82];&quot;~ /&gt;&lt;property name=~&quot;;[.O$1];&quot;~ value=~&quot;;[.O82];&quot;~ /&gt;&lt;property name=~&quot;;[.P$1];&quot;~ value=~&quot;;[.P82];&quot;~ /&gt;&lt;property name=~&quot;;[.Q$1];&quot;~ value=~&quot;;[.Q82];&quot;~ /&gt;&lt;property name=~&quot;;[.R$1];&quot;~ value=~&quot;;[.R82];&quot;~ /&gt;&lt;property name=~&quot;;[.S$1];&quot;~ value=~&quot;;[.S82];&quot;~ /&gt;&lt;property name=~&quot;;[.T$1];&quot;~ value=~&quot;;[.T82];&quot;~ /&gt;&lt;property name=~&quot;;[.U$1];&quot;~ value=~&quot;;[.U82];&quot;~ /&gt;&lt;property name=~&quot;;[.V$1];&quot;~ value=~&quot;;[.V82];&quot;~ /&gt;&lt;property name=~&quot;;[.W$1];&quot;~ value=~&quot;;[.W82];&quot;~ /&gt;&lt;/card&gt;&quot;)" table:style-name="ce1">
            <text:p><text:s text:c="2"/>&lt;card id=~4fda992e-6c5b-4753-86bb-00c8e9204734~ name=~Miles Valroux du Martise~&gt;&lt;property name=~Rarity~ value=~C~ /&gt;&lt;property name=~Type~ value=~attachments~ /&gt;&lt;property name=~Cost~ value=~5~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EA ATTACHMENT</text:p>
            <text:p>Unique • Patron</text:p>
            <text:p>React: Tack this card and discard any one of your cards on board your Ship when you are tacking a Rose and Cross Crew to produce Influence to increase the Influence produced by 4.</text:p>
            <text:p>React: Sink this card when one of your Rose and Cross Crew is being sunk. Return that Crew to your Hand.~ /&gt;&lt;/card&gt;</text:p>
          </table:table-cell>
          <table:table-cell office:value-type="string" office:string-value=" &lt;Relationship Target=~/cards/SynS_MilesValrouxduMartise.jpg~ Id=~C4fda992e-6c5b-4753-86bb-00c8e9204734~ Type=~http://schemas.octgn.org/picture~/&gt;" table:formula="of:=CONCATENATE(&quot; &lt;Relationship Target=~/cards/&quot;;[.D82];&quot;.jpg~ Id=~C&quot;;[.C82];&quot;~ Type=~http://schemas.octgn.org/picture~/&gt;&quot;)" table:style-name="ce1">
            <text:p><text:s/>&lt;Relationship Target=~/cards/SynS_MilesValrouxduMartise.jpg~ Id=~C4fda992e-6c5b-4753-86bb-00c8e9204734~ Type=~http://schemas.octgn.org/picture~/&gt;</text:p>
          </table:table-cell>
          <table:table-cell office:value-type="string" table:style-name="ce1">
            <text:p>4fda992e-6c5b-4753-86bb-00c8e9204734</text:p>
          </table:table-cell>
          <table:table-cell office:value-type="string" table:style-name="ce1">
            <text:p>SynS_MilesValrouxduMartise</text:p>
          </table:table-cell>
          <table:table-cell office:value-type="string" table:style-name="ce1">
            <text:p>Miles Valroux du Martise</text:p>
          </table:table-cell>
          <table:table-cell office:value-type="string" table:style-name="ce1">
            <text:p>C</text:p>
          </table:table-cell>
          <table:table-cell office:value-type="string" table:style-name="ce1">
            <text:p>attachments</text:p>
          </table:table-cell>
          <table:table-cell office:value-type="float" office:value="5" table:style-name="ce1">
            <text:p>5</text:p>
          </table:table-cell>
          <table:table-cell office:value-type="string" table:style-name="ce1">
            <text:p>Ad</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SEA ATTACHMENT</text:p>
            <text:p>Unique • Patron</text:p>
            <text:p>React: Tack this card and discard any one of your cards on board your Ship when you are tacking a Rose and Cross Crew to produce Influence to increase the Influence produced by 4.</text:p>
            <text:p>React: Sink this card when one of your Rose and Cross Crew is being sunk. Return that Crew to your Hand.</text:p>
          </table:table-cell>
          <table:table-cell office:value-type="string" table:style-name="ce4">
            <text:p>“Naturally, the Order is sympathetic to your cause. However, I need more to go on than old sailor’s stories.”</text:p>
          </table:table-cell>
          <table:table-cell table:number-columns-repeated="16360"/>
        </table:table-row>
        <table:table-row table:style-name="ro2">
          <table:table-cell office:value-type="string" office:string-value="  &lt;card id=~7e127511-b3b4-4cfc-927c-d486a614c87d~ name=~Mortis Swordsman School~&gt;&lt;property name=~Rarity~ value=~R~ /&gt;&lt;property name=~Type~ value=~attachments~ /&gt;&lt;property name=~Cost~ value=~5~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10;Swordsman Knack&#10;The cost of this Attachment is reduced by 3 if being attached to a Kreuzritter Crew.&#10;Act: Tack this Crew to target another player’s non-Captain Crew in this Sea which either has the Villainous trait or is a Sorcerer. Pay 3 Influence and play a Boarding Attack from your hand to begin a Duel between the target Crew and this Crew.~ /&gt;&lt;/card&gt;" table:formula="of:=CONCATENATE(&quot;  &lt;card id=~&quot;;[.C83];&quot;~ name=~&quot;;[.E83];&quot;~&gt;&lt;property name=~&quot;;[.F$1];&quot;~ value=~&quot;;[.F83];&quot;~ /&gt;&lt;property name=~&quot;;[.G$1];&quot;~ value=~&quot;;[.G83];&quot;~ /&gt;&lt;property name=~&quot;;[.H$1];&quot;~ value=~&quot;;[.H83];&quot;~ /&gt;&lt;property name=~&quot;;[.I$1];&quot;~ value=~&quot;;[.I83];&quot;~ /&gt;&lt;property name=~&quot;;[.J$1];&quot;~ value=~&quot;;[.J83];&quot;~ /&gt;&lt;property name=~&quot;;[.K$1];&quot;~ value=~&quot;;[.K83];&quot;~ /&gt;&lt;property name=~&quot;;[.L$1];&quot;~ value=~&quot;;[.L83];&quot;~ /&gt;&lt;property name=~&quot;;[.M$1];&quot;~ value=~&quot;;[.M83];&quot;~ /&gt;&lt;property name=~&quot;;[.N$1];&quot;~ value=~&quot;;[.N83];&quot;~ /&gt;&lt;property name=~&quot;;[.O$1];&quot;~ value=~&quot;;[.O83];&quot;~ /&gt;&lt;property name=~&quot;;[.P$1];&quot;~ value=~&quot;;[.P83];&quot;~ /&gt;&lt;property name=~&quot;;[.Q$1];&quot;~ value=~&quot;;[.Q83];&quot;~ /&gt;&lt;property name=~&quot;;[.R$1];&quot;~ value=~&quot;;[.R83];&quot;~ /&gt;&lt;property name=~&quot;;[.S$1];&quot;~ value=~&quot;;[.S83];&quot;~ /&gt;&lt;property name=~&quot;;[.T$1];&quot;~ value=~&quot;;[.T83];&quot;~ /&gt;&lt;property name=~&quot;;[.U$1];&quot;~ value=~&quot;;[.U83];&quot;~ /&gt;&lt;property name=~&quot;;[.V$1];&quot;~ value=~&quot;;[.V83];&quot;~ /&gt;&lt;property name=~&quot;;[.W$1];&quot;~ value=~&quot;;[.W83];&quot;~ /&gt;&lt;/card&gt;&quot;)" table:style-name="ce1">
            <text:p><text:s text:c="2"/>&lt;card id=~7e127511-b3b4-4cfc-927c-d486a614c87d~ name=~Mortis Swordsman School~&gt;&lt;property name=~Rarity~ value=~R~ /&gt;&lt;property name=~Type~ value=~attachments~ /&gt;&lt;property name=~Cost~ value=~5~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text:p>
            <text:p>Swordsman Knack</text:p>
            <text:p>The cost of this Attachment is reduced by 3 if being attached to a Kreuzritter Crew.</text:p>
            <text:p>Act: Tack this Crew to target another player’s non-Captain Crew in this Sea which either has the Villainous trait or is a Sorcerer. Pay 3 Influence and play a Boarding Attack from your hand to begin a Duel between the target Crew and this Crew.~ /&gt;&lt;/card&gt;</text:p>
          </table:table-cell>
          <table:table-cell office:value-type="string" office:string-value=" &lt;Relationship Target=~/cards/SynS_MortisSwordsmanSchool.jpg~ Id=~C7e127511-b3b4-4cfc-927c-d486a614c87d~ Type=~http://schemas.octgn.org/picture~/&gt;" table:formula="of:=CONCATENATE(&quot; &lt;Relationship Target=~/cards/&quot;;[.D83];&quot;.jpg~ Id=~C&quot;;[.C83];&quot;~ Type=~http://schemas.octgn.org/picture~/&gt;&quot;)" table:style-name="ce1">
            <text:p><text:s/>&lt;Relationship Target=~/cards/SynS_MortisSwordsmanSchool.jpg~ Id=~C7e127511-b3b4-4cfc-927c-d486a614c87d~ Type=~http://schemas.octgn.org/picture~/&gt;</text:p>
          </table:table-cell>
          <table:table-cell office:value-type="string" table:style-name="ce1">
            <text:p>7e127511-b3b4-4cfc-927c-d486a614c87d</text:p>
          </table:table-cell>
          <table:table-cell office:value-type="string" table:style-name="ce1">
            <text:p>SynS_MortisSwordsmanSchool</text:p>
          </table:table-cell>
          <table:table-cell office:value-type="string" table:style-name="ce1">
            <text:p>Mortis Swordsman School</text:p>
          </table:table-cell>
          <table:table-cell office:value-type="string" table:style-name="ce1">
            <text:p>R</text:p>
          </table:table-cell>
          <table:table-cell office:value-type="string" table:style-name="ce1">
            <text:p>attachments</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text:p>
            <text:p>Swordsman Knack</text:p>
            <text:p>The cost of this Attachment is reduced by 3 if being attached to a Kreuzritter Crew.</text:p>
            <text:p>Act: Tack this Crew to target another player’s non-Captain Crew in this Sea which either has the Villainous trait or is a Sorcerer. Pay 3 Influence and play a Boarding Attack from your hand to begin a Duel between the target Crew and this Crew.</text:p>
          </table:table-cell>
          <table:table-cell office:value-type="string" table:style-name="ce4">
            <text:p>“Catch!”</text:p>
          </table:table-cell>
          <table:table-cell table:number-columns-repeated="16360"/>
        </table:table-row>
        <table:table-row table:style-name="ro2">
          <table:table-cell office:value-type="string" office:string-value="  &lt;card id=~b0a06279-7be1-46e2-af30-ced1302abe2f~ name=~Multiple Barrel Artillery Piece~&gt;&lt;property name=~Rarity~ value=~C~ /&gt;&lt;property name=~Type~ value=~attachments~ /&gt;&lt;property name=~Cost~ value=~8~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10;Item • Unique&#10;The cost of this card is reduced by 3 if you have 1 or more Invisible College Crew in play.&#10;+2 Cannon.&#10;React: Tack or discard this card after this Crew has inflicted Hits with a Cannon Attack and all of those hits have been absorbed to Inflict 2 Hits to the same target of Cannon Attack.~ /&gt;&lt;/card&gt;" table:formula="of:=CONCATENATE(&quot;  &lt;card id=~&quot;;[.C84];&quot;~ name=~&quot;;[.E84];&quot;~&gt;&lt;property name=~&quot;;[.F$1];&quot;~ value=~&quot;;[.F84];&quot;~ /&gt;&lt;property name=~&quot;;[.G$1];&quot;~ value=~&quot;;[.G84];&quot;~ /&gt;&lt;property name=~&quot;;[.H$1];&quot;~ value=~&quot;;[.H84];&quot;~ /&gt;&lt;property name=~&quot;;[.I$1];&quot;~ value=~&quot;;[.I84];&quot;~ /&gt;&lt;property name=~&quot;;[.J$1];&quot;~ value=~&quot;;[.J84];&quot;~ /&gt;&lt;property name=~&quot;;[.K$1];&quot;~ value=~&quot;;[.K84];&quot;~ /&gt;&lt;property name=~&quot;;[.L$1];&quot;~ value=~&quot;;[.L84];&quot;~ /&gt;&lt;property name=~&quot;;[.M$1];&quot;~ value=~&quot;;[.M84];&quot;~ /&gt;&lt;property name=~&quot;;[.N$1];&quot;~ value=~&quot;;[.N84];&quot;~ /&gt;&lt;property name=~&quot;;[.O$1];&quot;~ value=~&quot;;[.O84];&quot;~ /&gt;&lt;property name=~&quot;;[.P$1];&quot;~ value=~&quot;;[.P84];&quot;~ /&gt;&lt;property name=~&quot;;[.Q$1];&quot;~ value=~&quot;;[.Q84];&quot;~ /&gt;&lt;property name=~&quot;;[.R$1];&quot;~ value=~&quot;;[.R84];&quot;~ /&gt;&lt;property name=~&quot;;[.S$1];&quot;~ value=~&quot;;[.S84];&quot;~ /&gt;&lt;property name=~&quot;;[.T$1];&quot;~ value=~&quot;;[.T84];&quot;~ /&gt;&lt;property name=~&quot;;[.U$1];&quot;~ value=~&quot;;[.U84];&quot;~ /&gt;&lt;property name=~&quot;;[.V$1];&quot;~ value=~&quot;;[.V84];&quot;~ /&gt;&lt;property name=~&quot;;[.W$1];&quot;~ value=~&quot;;[.W84];&quot;~ /&gt;&lt;/card&gt;&quot;)" table:style-name="ce1">
            <text:p><text:s text:c="2"/>&lt;card id=~b0a06279-7be1-46e2-af30-ced1302abe2f~ name=~Multiple Barrel Artillery Piece~&gt;&lt;property name=~Rarity~ value=~C~ /&gt;&lt;property name=~Type~ value=~attachments~ /&gt;&lt;property name=~Cost~ value=~8~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text:p>
            <text:p>Item • Unique</text:p>
            <text:p>The cost of this card is reduced by 3 if you have 1 or more Invisible College Crew in play.</text:p>
            <text:p>+2 Cannon.</text:p>
            <text:p>React: Tack or discard this card after this Crew has inflicted Hits with a Cannon Attack and all of those hits have been absorbed to Inflict 2 Hits to the same target of Cannon Attack.~ /&gt;&lt;/card&gt;</text:p>
          </table:table-cell>
          <table:table-cell office:value-type="string" office:string-value=" &lt;Relationship Target=~/cards/SynS_MultipleBarrelArtilleryPiece.jpg~ Id=~Cb0a06279-7be1-46e2-af30-ced1302abe2f~ Type=~http://schemas.octgn.org/picture~/&gt;" table:formula="of:=CONCATENATE(&quot; &lt;Relationship Target=~/cards/&quot;;[.D84];&quot;.jpg~ Id=~C&quot;;[.C84];&quot;~ Type=~http://schemas.octgn.org/picture~/&gt;&quot;)" table:style-name="ce1">
            <text:p><text:s/>&lt;Relationship Target=~/cards/SynS_MultipleBarrelArtilleryPiece.jpg~ Id=~Cb0a06279-7be1-46e2-af30-ced1302abe2f~ Type=~http://schemas.octgn.org/picture~/&gt;</text:p>
          </table:table-cell>
          <table:table-cell office:value-type="string" table:style-name="ce1">
            <text:p>b0a06279-7be1-46e2-af30-ced1302abe2f</text:p>
          </table:table-cell>
          <table:table-cell office:value-type="string" table:style-name="ce1">
            <text:p>SynS_MultipleBarrelArtilleryPiece</text:p>
          </table:table-cell>
          <table:table-cell office:value-type="string" table:style-name="ce1">
            <text:p>Multiple Barrel Artillery Piece</text:p>
          </table:table-cell>
          <table:table-cell office:value-type="string" table:style-name="ce1">
            <text:p>C</text:p>
          </table:table-cell>
          <table:table-cell office:value-type="string" table:style-name="ce1">
            <text:p>attachments</text:p>
          </table:table-cell>
          <table:table-cell office:value-type="float" office:value="8" table:style-name="ce1">
            <text:p>8</text:p>
          </table:table-cell>
          <table:table-cell office:value-type="string" table:style-name="ce1">
            <text:p>In</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text:p>
            <text:p>Item • Unique</text:p>
            <text:p>The cost of this card is reduced by 3 if you have 1 or more Invisible College Crew in play.</text:p>
            <text:p>+2 Cannon.</text:p>
            <text:p>React: Tack or discard this card after this Crew has inflicted Hits with a Cannon Attack and all of those hits have been absorbed to Inflict 2 Hits to the same target of Cannon Attack.</text:p>
          </table:table-cell>
          <table:table-cell office:value-type="string" table:style-name="ce4">
            <text:p>Another nasty surprise from the Invisible College.</text:p>
          </table:table-cell>
          <table:table-cell table:number-columns-repeated="16360"/>
        </table:table-row>
        <table:table-row table:style-name="ro2">
          <table:table-cell office:value-type="string" office:string-value="  &lt;card id=~ccb15e21-a7ce-4045-b991-2f1c68905b13~ name=~Necare Swordsman School~&gt;&lt;property name=~Rarity~ value=~R~ /&gt;&lt;property name=~Type~ value=~attachments~ /&gt;&lt;property name=~Cost~ value=~5~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10;Swordsman Knack&#10;The cost of this Attachment is reduced by 3 if being attached to a Sophia’s Daughters Crew.&#10;React: Tack this card when this Crew is pushed forward to begin a Boarding Attack (not a Duel) to target a non- Captain Crew on the other Ship in the Boarding. The target must be pushed forward to fight this Crew (even if tacked). If your Boarding Attack is not reversed, the Crew must tack and sink to absorb Hits before any other Crew may absorb Hits.~ /&gt;&lt;/card&gt;" table:formula="of:=CONCATENATE(&quot;  &lt;card id=~&quot;;[.C85];&quot;~ name=~&quot;;[.E85];&quot;~&gt;&lt;property name=~&quot;;[.F$1];&quot;~ value=~&quot;;[.F85];&quot;~ /&gt;&lt;property name=~&quot;;[.G$1];&quot;~ value=~&quot;;[.G85];&quot;~ /&gt;&lt;property name=~&quot;;[.H$1];&quot;~ value=~&quot;;[.H85];&quot;~ /&gt;&lt;property name=~&quot;;[.I$1];&quot;~ value=~&quot;;[.I85];&quot;~ /&gt;&lt;property name=~&quot;;[.J$1];&quot;~ value=~&quot;;[.J85];&quot;~ /&gt;&lt;property name=~&quot;;[.K$1];&quot;~ value=~&quot;;[.K85];&quot;~ /&gt;&lt;property name=~&quot;;[.L$1];&quot;~ value=~&quot;;[.L85];&quot;~ /&gt;&lt;property name=~&quot;;[.M$1];&quot;~ value=~&quot;;[.M85];&quot;~ /&gt;&lt;property name=~&quot;;[.N$1];&quot;~ value=~&quot;;[.N85];&quot;~ /&gt;&lt;property name=~&quot;;[.O$1];&quot;~ value=~&quot;;[.O85];&quot;~ /&gt;&lt;property name=~&quot;;[.P$1];&quot;~ value=~&quot;;[.P85];&quot;~ /&gt;&lt;property name=~&quot;;[.Q$1];&quot;~ value=~&quot;;[.Q85];&quot;~ /&gt;&lt;property name=~&quot;;[.R$1];&quot;~ value=~&quot;;[.R85];&quot;~ /&gt;&lt;property name=~&quot;;[.S$1];&quot;~ value=~&quot;;[.S85];&quot;~ /&gt;&lt;property name=~&quot;;[.T$1];&quot;~ value=~&quot;;[.T85];&quot;~ /&gt;&lt;property name=~&quot;;[.U$1];&quot;~ value=~&quot;;[.U85];&quot;~ /&gt;&lt;property name=~&quot;;[.V$1];&quot;~ value=~&quot;;[.V85];&quot;~ /&gt;&lt;property name=~&quot;;[.W$1];&quot;~ value=~&quot;;[.W85];&quot;~ /&gt;&lt;/card&gt;&quot;)" table:style-name="ce1">
            <text:p><text:s text:c="2"/>&lt;card id=~ccb15e21-a7ce-4045-b991-2f1c68905b13~ name=~Necare Swordsman School~&gt;&lt;property name=~Rarity~ value=~R~ /&gt;&lt;property name=~Type~ value=~attachments~ /&gt;&lt;property name=~Cost~ value=~5~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text:p>
            <text:p>Swordsman Knack</text:p>
            <text:p>The cost of this Attachment is reduced by 3 if being attached to a Sophia’s Daughters Crew.</text:p>
            <text:p>React: Tack this card when this Crew is pushed forward to begin a Boarding Attack (not a Duel) to target a non- Captain Crew on the other Ship in the Boarding. The target must be pushed forward to fight this Crew (even if tacked). If your Boarding Attack is not reversed, the Crew must tack and sink to absorb Hits before any other Crew may absorb Hits.~ /&gt;&lt;/card&gt;</text:p>
          </table:table-cell>
          <table:table-cell office:value-type="string" office:string-value=" &lt;Relationship Target=~/cards/SynS_NecareSwordsmanSchool.jpg~ Id=~Cccb15e21-a7ce-4045-b991-2f1c68905b13~ Type=~http://schemas.octgn.org/picture~/&gt;" table:formula="of:=CONCATENATE(&quot; &lt;Relationship Target=~/cards/&quot;;[.D85];&quot;.jpg~ Id=~C&quot;;[.C85];&quot;~ Type=~http://schemas.octgn.org/picture~/&gt;&quot;)" table:style-name="ce1">
            <text:p><text:s/>&lt;Relationship Target=~/cards/SynS_NecareSwordsmanSchool.jpg~ Id=~Cccb15e21-a7ce-4045-b991-2f1c68905b13~ Type=~http://schemas.octgn.org/picture~/&gt;</text:p>
          </table:table-cell>
          <table:table-cell office:value-type="string" table:style-name="ce1">
            <text:p>ccb15e21-a7ce-4045-b991-2f1c68905b13</text:p>
          </table:table-cell>
          <table:table-cell office:value-type="string" table:style-name="ce1">
            <text:p>SynS_NecareSwordsmanSchool</text:p>
          </table:table-cell>
          <table:table-cell office:value-type="string" table:style-name="ce1">
            <text:p>Necare Swordsman School</text:p>
          </table:table-cell>
          <table:table-cell office:value-type="string" table:style-name="ce1">
            <text:p>R</text:p>
          </table:table-cell>
          <table:table-cell office:value-type="string" table:style-name="ce1">
            <text:p>attachments</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text:p>
            <text:p>Swordsman Knack</text:p>
            <text:p>The cost of this Attachment is reduced by 3 if being attached to a Sophia’s Daughters Crew.</text:p>
            <text:p>React: Tack this card when this Crew is pushed forward to begin a Boarding Attack (not a Duel) to target a non- Captain Crew on the other Ship in the Boarding. The target must be pushed forward to fight this Crew (even if tacked). If your Boarding Attack is not reversed, the Crew must tack and sink to absorb Hits before any other Crew may absorb Hits.</text:p>
          </table:table-cell>
          <table:table-cell table:style-name="ce4"/>
          <table:table-cell table:number-columns-repeated="16360"/>
        </table:table-row>
        <table:table-row table:style-name="ro2">
          <table:table-cell office:value-type="string" office:string-value="  &lt;card id=~41064a8c-8ba5-4acf-ba2e-ddbd1a47ec02~ name=~Nightblade~&gt;&lt;property name=~Rarity~ value=~C~ /&gt;&lt;property name=~Type~ value=~actions~ /&gt;&lt;property name=~Cost~ value=~3~ /&gt;&lt;property name=~Cost Type~ value=~Ad~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pushing this Crew forward for a Boarding Attack. Attach this card to that Crew as a Hand Attachment. This Crew inflicts 2 extra Hits during Boarding Attacks and gains +1 Adventuring. The cost of this card is reduced to 0 if you attach this card to a Kreuzritter Crew. A Crew may not have more than 1 Hand Attachment.~ /&gt;&lt;/card&gt;" table:formula="of:=CONCATENATE(&quot;  &lt;card id=~&quot;;[.C86];&quot;~ name=~&quot;;[.E86];&quot;~&gt;&lt;property name=~&quot;;[.F$1];&quot;~ value=~&quot;;[.F86];&quot;~ /&gt;&lt;property name=~&quot;;[.G$1];&quot;~ value=~&quot;;[.G86];&quot;~ /&gt;&lt;property name=~&quot;;[.H$1];&quot;~ value=~&quot;;[.H86];&quot;~ /&gt;&lt;property name=~&quot;;[.I$1];&quot;~ value=~&quot;;[.I86];&quot;~ /&gt;&lt;property name=~&quot;;[.J$1];&quot;~ value=~&quot;;[.J86];&quot;~ /&gt;&lt;property name=~&quot;;[.K$1];&quot;~ value=~&quot;;[.K86];&quot;~ /&gt;&lt;property name=~&quot;;[.L$1];&quot;~ value=~&quot;;[.L86];&quot;~ /&gt;&lt;property name=~&quot;;[.M$1];&quot;~ value=~&quot;;[.M86];&quot;~ /&gt;&lt;property name=~&quot;;[.N$1];&quot;~ value=~&quot;;[.N86];&quot;~ /&gt;&lt;property name=~&quot;;[.O$1];&quot;~ value=~&quot;;[.O86];&quot;~ /&gt;&lt;property name=~&quot;;[.P$1];&quot;~ value=~&quot;;[.P86];&quot;~ /&gt;&lt;property name=~&quot;;[.Q$1];&quot;~ value=~&quot;;[.Q86];&quot;~ /&gt;&lt;property name=~&quot;;[.R$1];&quot;~ value=~&quot;;[.R86];&quot;~ /&gt;&lt;property name=~&quot;;[.S$1];&quot;~ value=~&quot;;[.S86];&quot;~ /&gt;&lt;property name=~&quot;;[.T$1];&quot;~ value=~&quot;;[.T86];&quot;~ /&gt;&lt;property name=~&quot;;[.U$1];&quot;~ value=~&quot;;[.U86];&quot;~ /&gt;&lt;property name=~&quot;;[.V$1];&quot;~ value=~&quot;;[.V86];&quot;~ /&gt;&lt;property name=~&quot;;[.W$1];&quot;~ value=~&quot;;[.W86];&quot;~ /&gt;&lt;/card&gt;&quot;)" table:style-name="ce1">
            <text:p><text:s text:c="2"/>&lt;card id=~41064a8c-8ba5-4acf-ba2e-ddbd1a47ec02~ name=~Nightblade~&gt;&lt;property name=~Rarity~ value=~C~ /&gt;&lt;property name=~Type~ value=~actions~ /&gt;&lt;property name=~Cost~ value=~3~ /&gt;&lt;property name=~Cost Type~ value=~Ad~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pushing this Crew forward for a Boarding Attack. Attach this card to that Crew as a Hand Attachment. This Crew inflicts 2 extra Hits during Boarding Attacks and gains +1 Adventuring. The cost of this card is reduced to 0 if you attach this card to a Kreuzritter Crew. A Crew may not have more than 1 Hand Attachment.~ /&gt;&lt;/card&gt;</text:p>
          </table:table-cell>
          <table:table-cell office:value-type="string" office:string-value=" &lt;Relationship Target=~/cards/SynS_Nightblade.jpg~ Id=~C41064a8c-8ba5-4acf-ba2e-ddbd1a47ec02~ Type=~http://schemas.octgn.org/picture~/&gt;" table:formula="of:=CONCATENATE(&quot; &lt;Relationship Target=~/cards/&quot;;[.D86];&quot;.jpg~ Id=~C&quot;;[.C86];&quot;~ Type=~http://schemas.octgn.org/picture~/&gt;&quot;)" table:style-name="ce1">
            <text:p><text:s/>&lt;Relationship Target=~/cards/SynS_Nightblade.jpg~ Id=~C41064a8c-8ba5-4acf-ba2e-ddbd1a47ec02~ Type=~http://schemas.octgn.org/picture~/&gt;</text:p>
          </table:table-cell>
          <table:table-cell office:value-type="string" table:style-name="ce1">
            <text:p>41064a8c-8ba5-4acf-ba2e-ddbd1a47ec02</text:p>
          </table:table-cell>
          <table:table-cell office:value-type="string" table:style-name="ce1">
            <text:p>SynS_Nightblade</text:p>
          </table:table-cell>
          <table:table-cell office:value-type="string" table:style-name="ce1">
            <text:p>Nightblade</text:p>
          </table:table-cell>
          <table:table-cell office:value-type="string" table:style-name="ce1">
            <text:p>C</text:p>
          </table:table-cell>
          <table:table-cell office:value-type="string" table:style-name="ce1">
            <text:p>actions</text:p>
          </table:table-cell>
          <table:table-cell office:value-type="float" office:value="3" table:style-name="ce1">
            <text:p>3</text:p>
          </table:table-cell>
          <table:table-cell office:value-type="string" table:style-name="ce1">
            <text:p>Ad</text:p>
          </table:table-cell>
          <table:table-cell table:number-columns-repeated="3"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React: Play when you are pushing this Crew forward for a Boarding Attack. Attach this card to that Crew as a Hand Attachment. This Crew inflicts 2 extra Hits during Boarding Attacks and gains +1 Adventuring. The cost of this card is reduced to 0 if you attach this card to a Kreuzritter Crew. A Crew may not have more than 1 Hand Attachment.</text:p>
          </table:table-cell>
          <table:table-cell table:style-name="ce4"/>
          <table:table-cell table:number-columns-repeated="16360"/>
        </table:table-row>
        <table:table-row table:style-name="ro2">
          <table:table-cell office:value-type="string" office:string-value="  &lt;card id=~ab31be56-f9dd-4a6d-b88c-3aaa6e627a7b~ name=~Noam~&gt;&lt;property name=~Rarity~ value=~C~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2~ /&gt;&lt;property name=~Sailing~ value=~2~ /&gt;&lt;property name=~Adventuring~ value=~1~ /&gt;&lt;property name=~Influence~ value=~1~ /&gt;&lt;property name=~Swashbuckling~ value=~3~ /&gt;&lt;property name=~Crew Max~ value=~~ /&gt;&lt;property name=~Move Cost~ value=~~ /&gt;&lt;property name=~Faction~ value=~Brotherhood~ /&gt;&lt;property name=~Text~ value=~*Rilascarie*&#10;When hiring this Crew from your hand, if there is at least one other Captain in this Sea with a greater Influence than your Captain, this Crew’s Influence cost is reduced by 3.~ /&gt;&lt;/card&gt;" table:formula="of:=CONCATENATE(&quot;  &lt;card id=~&quot;;[.C87];&quot;~ name=~&quot;;[.E87];&quot;~&gt;&lt;property name=~&quot;;[.F$1];&quot;~ value=~&quot;;[.F87];&quot;~ /&gt;&lt;property name=~&quot;;[.G$1];&quot;~ value=~&quot;;[.G87];&quot;~ /&gt;&lt;property name=~&quot;;[.H$1];&quot;~ value=~&quot;;[.H87];&quot;~ /&gt;&lt;property name=~&quot;;[.I$1];&quot;~ value=~&quot;;[.I87];&quot;~ /&gt;&lt;property name=~&quot;;[.J$1];&quot;~ value=~&quot;;[.J87];&quot;~ /&gt;&lt;property name=~&quot;;[.K$1];&quot;~ value=~&quot;;[.K87];&quot;~ /&gt;&lt;property name=~&quot;;[.L$1];&quot;~ value=~&quot;;[.L87];&quot;~ /&gt;&lt;property name=~&quot;;[.M$1];&quot;~ value=~&quot;;[.M87];&quot;~ /&gt;&lt;property name=~&quot;;[.N$1];&quot;~ value=~&quot;;[.N87];&quot;~ /&gt;&lt;property name=~&quot;;[.O$1];&quot;~ value=~&quot;;[.O87];&quot;~ /&gt;&lt;property name=~&quot;;[.P$1];&quot;~ value=~&quot;;[.P87];&quot;~ /&gt;&lt;property name=~&quot;;[.Q$1];&quot;~ value=~&quot;;[.Q87];&quot;~ /&gt;&lt;property name=~&quot;;[.R$1];&quot;~ value=~&quot;;[.R87];&quot;~ /&gt;&lt;property name=~&quot;;[.S$1];&quot;~ value=~&quot;;[.S87];&quot;~ /&gt;&lt;property name=~&quot;;[.T$1];&quot;~ value=~&quot;;[.T87];&quot;~ /&gt;&lt;property name=~&quot;;[.U$1];&quot;~ value=~&quot;;[.U87];&quot;~ /&gt;&lt;property name=~&quot;;[.V$1];&quot;~ value=~&quot;;[.V87];&quot;~ /&gt;&lt;property name=~&quot;;[.W$1];&quot;~ value=~&quot;;[.W87];&quot;~ /&gt;&lt;/card&gt;&quot;)" table:style-name="ce1">
            <text:p><text:s text:c="2"/>&lt;card id=~ab31be56-f9dd-4a6d-b88c-3aaa6e627a7b~ name=~Noam~&gt;&lt;property name=~Rarity~ value=~C~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2~ /&gt;&lt;property name=~Sailing~ value=~2~ /&gt;&lt;property name=~Adventuring~ value=~1~ /&gt;&lt;property name=~Influence~ value=~1~ /&gt;&lt;property name=~Swashbuckling~ value=~3~ /&gt;&lt;property name=~Crew Max~ value=~~ /&gt;&lt;property name=~Move Cost~ value=~~ /&gt;&lt;property name=~Faction~ value=~Brotherhood~ /&gt;&lt;property name=~Text~ value=~*Rilascarie*</text:p>
            <text:p>When hiring this Crew from your hand, if there is at least one other Captain in this Sea with a greater Influence than your Captain, this Crew’s Influence cost is reduced by 3.~ /&gt;&lt;/card&gt;</text:p>
          </table:table-cell>
          <table:table-cell office:value-type="string" office:string-value=" &lt;Relationship Target=~/cards/SynS_Noam.jpg~ Id=~Cab31be56-f9dd-4a6d-b88c-3aaa6e627a7b~ Type=~http://schemas.octgn.org/picture~/&gt;" table:formula="of:=CONCATENATE(&quot; &lt;Relationship Target=~/cards/&quot;;[.D87];&quot;.jpg~ Id=~C&quot;;[.C87];&quot;~ Type=~http://schemas.octgn.org/picture~/&gt;&quot;)" table:style-name="ce1">
            <text:p><text:s/>&lt;Relationship Target=~/cards/SynS_Noam.jpg~ Id=~Cab31be56-f9dd-4a6d-b88c-3aaa6e627a7b~ Type=~http://schemas.octgn.org/picture~/&gt;</text:p>
          </table:table-cell>
          <table:table-cell office:value-type="string" table:style-name="ce1">
            <text:p>ab31be56-f9dd-4a6d-b88c-3aaa6e627a7b</text:p>
          </table:table-cell>
          <table:table-cell office:value-type="string" table:style-name="ce1">
            <text:p>SynS_Noam</text:p>
          </table:table-cell>
          <table:table-cell office:value-type="string" table:style-name="ce1">
            <text:p>Noam</text:p>
          </table:table-cell>
          <table:table-cell office:value-type="string" table:style-name="ce1">
            <text:p>C</text:p>
          </table:table-cell>
          <table:table-cell office:value-type="string" table:style-name="ce1">
            <text:p>crew</text:p>
          </table:table-cell>
          <table:table-cell office:value-type="float" office:value="6" table:style-name="ce1">
            <text:p>6</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table:number-columns-repeated="2" table:style-name="ce1"/>
          <table:table-cell office:value-type="string" table:style-name="ce1">
            <text:p>Brotherhood</text:p>
          </table:table-cell>
          <table:table-cell office:value-type="string" table:style-name="ce1">
            <text:p>*Rilascarie*</text:p>
            <text:p>When hiring this Crew from your hand, if there is at least one other Captain in this Sea with a greater Influence than your Captain, this Crew’s Influence cost is reduced by 3.</text:p>
          </table:table-cell>
          <table:table-cell office:value-type="string" table:style-name="ce4">
            <text:p>“I am not some simple savage, Thean. I understand your politics quite well. I simply choose to do without them.”</text:p>
          </table:table-cell>
          <table:table-cell table:number-columns-repeated="16360"/>
        </table:table-row>
        <table:table-row table:style-name="ro2">
          <table:table-cell office:value-type="string" office:string-value="  &lt;card id=~b8782c0a-93c5-454c-b543-6928edde5790~ name=~Oil of Sloth~&gt;&lt;property name=~Rarity~ value=~C~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10;Scry 1 Knack • Item&#10;Act: Tack this card to target a non-Captain Crew in this Sea and draw a card. Target Crew may not be pushed forward to fight in a Boarding Attack or begin a Boarding Attack without a card effect until the end of the turn. Discard this card at the end of the turn.~ /&gt;&lt;/card&gt;" table:formula="of:=CONCATENATE(&quot;  &lt;card id=~&quot;;[.C88];&quot;~ name=~&quot;;[.E88];&quot;~&gt;&lt;property name=~&quot;;[.F$1];&quot;~ value=~&quot;;[.F88];&quot;~ /&gt;&lt;property name=~&quot;;[.G$1];&quot;~ value=~&quot;;[.G88];&quot;~ /&gt;&lt;property name=~&quot;;[.H$1];&quot;~ value=~&quot;;[.H88];&quot;~ /&gt;&lt;property name=~&quot;;[.I$1];&quot;~ value=~&quot;;[.I88];&quot;~ /&gt;&lt;property name=~&quot;;[.J$1];&quot;~ value=~&quot;;[.J88];&quot;~ /&gt;&lt;property name=~&quot;;[.K$1];&quot;~ value=~&quot;;[.K88];&quot;~ /&gt;&lt;property name=~&quot;;[.L$1];&quot;~ value=~&quot;;[.L88];&quot;~ /&gt;&lt;property name=~&quot;;[.M$1];&quot;~ value=~&quot;;[.M88];&quot;~ /&gt;&lt;property name=~&quot;;[.N$1];&quot;~ value=~&quot;;[.N88];&quot;~ /&gt;&lt;property name=~&quot;;[.O$1];&quot;~ value=~&quot;;[.O88];&quot;~ /&gt;&lt;property name=~&quot;;[.P$1];&quot;~ value=~&quot;;[.P88];&quot;~ /&gt;&lt;property name=~&quot;;[.Q$1];&quot;~ value=~&quot;;[.Q88];&quot;~ /&gt;&lt;property name=~&quot;;[.R$1];&quot;~ value=~&quot;;[.R88];&quot;~ /&gt;&lt;property name=~&quot;;[.S$1];&quot;~ value=~&quot;;[.S88];&quot;~ /&gt;&lt;property name=~&quot;;[.T$1];&quot;~ value=~&quot;;[.T88];&quot;~ /&gt;&lt;property name=~&quot;;[.U$1];&quot;~ value=~&quot;;[.U88];&quot;~ /&gt;&lt;property name=~&quot;;[.V$1];&quot;~ value=~&quot;;[.V88];&quot;~ /&gt;&lt;property name=~&quot;;[.W$1];&quot;~ value=~&quot;;[.W88];&quot;~ /&gt;&lt;/card&gt;&quot;)" table:style-name="ce1">
            <text:p><text:s text:c="2"/>&lt;card id=~b8782c0a-93c5-454c-b543-6928edde5790~ name=~Oil of Sloth~&gt;&lt;property name=~Rarity~ value=~C~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text:p>
            <text:p>Scry 1 Knack • Item</text:p>
            <text:p>Act: Tack this card to target a non-Captain Crew in this Sea and draw a card. Target Crew may not be pushed forward to fight in a Boarding Attack or begin a Boarding Attack without a card effect until the end of the turn. Discard this card at the end of the turn.~ /&gt;&lt;/card&gt;</text:p>
          </table:table-cell>
          <table:table-cell office:value-type="string" office:string-value=" &lt;Relationship Target=~/cards/SynS_OilofSloth.jpg~ Id=~Cb8782c0a-93c5-454c-b543-6928edde5790~ Type=~http://schemas.octgn.org/picture~/&gt;" table:formula="of:=CONCATENATE(&quot; &lt;Relationship Target=~/cards/&quot;;[.D88];&quot;.jpg~ Id=~C&quot;;[.C88];&quot;~ Type=~http://schemas.octgn.org/picture~/&gt;&quot;)" table:style-name="ce1">
            <text:p><text:s/>&lt;Relationship Target=~/cards/SynS_OilofSloth.jpg~ Id=~Cb8782c0a-93c5-454c-b543-6928edde5790~ Type=~http://schemas.octgn.org/picture~/&gt;</text:p>
          </table:table-cell>
          <table:table-cell office:value-type="string" table:style-name="ce1">
            <text:p>b8782c0a-93c5-454c-b543-6928edde5790</text:p>
          </table:table-cell>
          <table:table-cell office:value-type="string" table:style-name="ce1">
            <text:p>SynS_OilofSloth</text:p>
          </table:table-cell>
          <table:table-cell office:value-type="string" table:style-name="ce1">
            <text:p>Oil of Sloth</text:p>
          </table:table-cell>
          <table:table-cell office:value-type="string" table:style-name="ce1">
            <text:p>C</text:p>
          </table:table-cell>
          <table:table-cell office:value-type="string" table:style-name="ce1">
            <text:p>attachment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text:p>
            <text:p>Scry 1 Knack • Item</text:p>
            <text:p>Act: Tack this card to target a non-Captain Crew in this Sea and draw a card. Target Crew may not be pushed forward to fight in a Boarding Attack or begin a Boarding Attack without a card effect until the end of the turn. Discard this card at the end of the turn.</text:p>
          </table:table-cell>
          <table:table-cell office:value-type="string" table:style-name="ce4">
            <text:p>A dull mind makes a slow body.</text:p>
          </table:table-cell>
          <table:table-cell table:number-columns-repeated="16360"/>
        </table:table-row>
        <table:table-row table:style-name="ro2">
          <table:table-cell office:value-type="string" office:string-value="  &lt;card id=~f8b03d67-85a0-4bd6-830c-1bef95e646f2~ name=~Paul Norton~&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1~ /&gt;&lt;property name=~Adventuring~ value=~1~ /&gt;&lt;property name=~Influence~ value=~0~ /&gt;&lt;property name=~Swashbuckling~ value=~2~ /&gt;&lt;property name=~Crew Max~ value=~~ /&gt;&lt;property name=~Move Cost~ value=~~ /&gt;&lt;property name=~Faction~ value=~Brotherhood / Sea Dogs~ /&gt;&lt;property name=~Text~ value=~*Rilascarie*&#10;Heroic • Loyal • Unique&#10;Act: Once per turn, tack any number of your completed Adventures and name a skill. Until the end of turn, this Crew gains +1 to the named skill for each Adventure you Tacked.~ /&gt;&lt;/card&gt;" table:formula="of:=CONCATENATE(&quot;  &lt;card id=~&quot;;[.C89];&quot;~ name=~&quot;;[.E89];&quot;~&gt;&lt;property name=~&quot;;[.F$1];&quot;~ value=~&quot;;[.F89];&quot;~ /&gt;&lt;property name=~&quot;;[.G$1];&quot;~ value=~&quot;;[.G89];&quot;~ /&gt;&lt;property name=~&quot;;[.H$1];&quot;~ value=~&quot;;[.H89];&quot;~ /&gt;&lt;property name=~&quot;;[.I$1];&quot;~ value=~&quot;;[.I89];&quot;~ /&gt;&lt;property name=~&quot;;[.J$1];&quot;~ value=~&quot;;[.J89];&quot;~ /&gt;&lt;property name=~&quot;;[.K$1];&quot;~ value=~&quot;;[.K89];&quot;~ /&gt;&lt;property name=~&quot;;[.L$1];&quot;~ value=~&quot;;[.L89];&quot;~ /&gt;&lt;property name=~&quot;;[.M$1];&quot;~ value=~&quot;;[.M89];&quot;~ /&gt;&lt;property name=~&quot;;[.N$1];&quot;~ value=~&quot;;[.N89];&quot;~ /&gt;&lt;property name=~&quot;;[.O$1];&quot;~ value=~&quot;;[.O89];&quot;~ /&gt;&lt;property name=~&quot;;[.P$1];&quot;~ value=~&quot;;[.P89];&quot;~ /&gt;&lt;property name=~&quot;;[.Q$1];&quot;~ value=~&quot;;[.Q89];&quot;~ /&gt;&lt;property name=~&quot;;[.R$1];&quot;~ value=~&quot;;[.R89];&quot;~ /&gt;&lt;property name=~&quot;;[.S$1];&quot;~ value=~&quot;;[.S89];&quot;~ /&gt;&lt;property name=~&quot;;[.T$1];&quot;~ value=~&quot;;[.T89];&quot;~ /&gt;&lt;property name=~&quot;;[.U$1];&quot;~ value=~&quot;;[.U89];&quot;~ /&gt;&lt;property name=~&quot;;[.V$1];&quot;~ value=~&quot;;[.V89];&quot;~ /&gt;&lt;property name=~&quot;;[.W$1];&quot;~ value=~&quot;;[.W89];&quot;~ /&gt;&lt;/card&gt;&quot;)" table:style-name="ce1">
            <text:p><text:s text:c="2"/>&lt;card id=~f8b03d67-85a0-4bd6-830c-1bef95e646f2~ name=~Paul Norton~&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1~ /&gt;&lt;property name=~Adventuring~ value=~1~ /&gt;&lt;property name=~Influence~ value=~0~ /&gt;&lt;property name=~Swashbuckling~ value=~2~ /&gt;&lt;property name=~Crew Max~ value=~~ /&gt;&lt;property name=~Move Cost~ value=~~ /&gt;&lt;property name=~Faction~ value=~Brotherhood / Sea Dogs~ /&gt;&lt;property name=~Text~ value=~*Rilascarie*</text:p>
            <text:p>Heroic • Loyal • Unique</text:p>
            <text:p>Act: Once per turn, tack any number of your completed Adventures and name a skill. Until the end of turn, this Crew gains +1 to the named skill for each Adventure you Tacked.~ /&gt;&lt;/card&gt;</text:p>
          </table:table-cell>
          <table:table-cell office:value-type="string" office:string-value=" &lt;Relationship Target=~/cards/SynS_PaulNorton.jpg~ Id=~Cf8b03d67-85a0-4bd6-830c-1bef95e646f2~ Type=~http://schemas.octgn.org/picture~/&gt;" table:formula="of:=CONCATENATE(&quot; &lt;Relationship Target=~/cards/&quot;;[.D89];&quot;.jpg~ Id=~C&quot;;[.C89];&quot;~ Type=~http://schemas.octgn.org/picture~/&gt;&quot;)" table:style-name="ce1">
            <text:p><text:s/>&lt;Relationship Target=~/cards/SynS_PaulNorton.jpg~ Id=~Cf8b03d67-85a0-4bd6-830c-1bef95e646f2~ Type=~http://schemas.octgn.org/picture~/&gt;</text:p>
          </table:table-cell>
          <table:table-cell office:value-type="string" table:style-name="ce1">
            <text:p>f8b03d67-85a0-4bd6-830c-1bef95e646f2</text:p>
          </table:table-cell>
          <table:table-cell office:value-type="string" table:style-name="ce1">
            <text:p>SynS_PaulNorton</text:p>
          </table:table-cell>
          <table:table-cell office:value-type="string" table:style-name="ce1">
            <text:p>Paul Norton</text:p>
          </table:table-cell>
          <table:table-cell office:value-type="string" table:style-name="ce1">
            <text:p>C</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float" office:value="2" table:style-name="ce1">
            <text:p>2</text:p>
          </table:table-cell>
          <table:table-cell table:number-columns-repeated="2" table:style-name="ce1"/>
          <table:table-cell office:value-type="string" table:style-name="ce1">
            <text:p>Brotherhood / Sea Dogs</text:p>
          </table:table-cell>
          <table:table-cell office:value-type="string" table:style-name="ce1">
            <text:p>*Rilascarie*</text:p>
            <text:p>Heroic • Loyal • Unique</text:p>
            <text:p>Act: Once per turn, tack any number of your completed Adventures and name a skill. Until the end of turn, this Crew gains +1 to the named skill for each Adventure you Tacked.</text:p>
          </table:table-cell>
          <table:table-cell office:value-type="string" table:style-name="ce4">
            <text:p>He followed Berek back to the Sea Dogs, but he never forgot his old crewmates.</text:p>
          </table:table-cell>
          <table:table-cell table:number-columns-repeated="16360"/>
        </table:table-row>
        <table:table-row table:style-name="ro2">
          <table:table-cell office:value-type="string" office:string-value="  &lt;card id=~5b010c6a-58b2-407b-8803-09ad412741af~ name=~Pedro Alameda~&gt;&lt;property name=~Rarity~ value=~C~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1~ /&gt;&lt;property name=~Sailing~ value=~4~ /&gt;&lt;property name=~Adventuring~ value=~2~ /&gt;&lt;property name=~Influence~ value=~0~ /&gt;&lt;property name=~Swashbuckling~ value=~3~ /&gt;&lt;property name=~Crew Max~ value=~~ /&gt;&lt;property name=~Move Cost~ value=~~ /&gt;&lt;property name=~Faction~ value=~unaligned~ /&gt;&lt;property name=~Text~ value=~*Los Vagos*&#10;Heroic • Topman&#10;The skill cost of your Action cards titled: ”Sharp Shooter” or ”Sniper” are reduced to 0, while this Crew is untacked during a Boarding.~ /&gt;&lt;/card&gt;" table:formula="of:=CONCATENATE(&quot;  &lt;card id=~&quot;;[.C90];&quot;~ name=~&quot;;[.E90];&quot;~&gt;&lt;property name=~&quot;;[.F$1];&quot;~ value=~&quot;;[.F90];&quot;~ /&gt;&lt;property name=~&quot;;[.G$1];&quot;~ value=~&quot;;[.G90];&quot;~ /&gt;&lt;property name=~&quot;;[.H$1];&quot;~ value=~&quot;;[.H90];&quot;~ /&gt;&lt;property name=~&quot;;[.I$1];&quot;~ value=~&quot;;[.I90];&quot;~ /&gt;&lt;property name=~&quot;;[.J$1];&quot;~ value=~&quot;;[.J90];&quot;~ /&gt;&lt;property name=~&quot;;[.K$1];&quot;~ value=~&quot;;[.K90];&quot;~ /&gt;&lt;property name=~&quot;;[.L$1];&quot;~ value=~&quot;;[.L90];&quot;~ /&gt;&lt;property name=~&quot;;[.M$1];&quot;~ value=~&quot;;[.M90];&quot;~ /&gt;&lt;property name=~&quot;;[.N$1];&quot;~ value=~&quot;;[.N90];&quot;~ /&gt;&lt;property name=~&quot;;[.O$1];&quot;~ value=~&quot;;[.O90];&quot;~ /&gt;&lt;property name=~&quot;;[.P$1];&quot;~ value=~&quot;;[.P90];&quot;~ /&gt;&lt;property name=~&quot;;[.Q$1];&quot;~ value=~&quot;;[.Q90];&quot;~ /&gt;&lt;property name=~&quot;;[.R$1];&quot;~ value=~&quot;;[.R90];&quot;~ /&gt;&lt;property name=~&quot;;[.S$1];&quot;~ value=~&quot;;[.S90];&quot;~ /&gt;&lt;property name=~&quot;;[.T$1];&quot;~ value=~&quot;;[.T90];&quot;~ /&gt;&lt;property name=~&quot;;[.U$1];&quot;~ value=~&quot;;[.U90];&quot;~ /&gt;&lt;property name=~&quot;;[.V$1];&quot;~ value=~&quot;;[.V90];&quot;~ /&gt;&lt;property name=~&quot;;[.W$1];&quot;~ value=~&quot;;[.W90];&quot;~ /&gt;&lt;/card&gt;&quot;)" table:style-name="ce1">
            <text:p><text:s text:c="2"/>&lt;card id=~5b010c6a-58b2-407b-8803-09ad412741af~ name=~Pedro Alameda~&gt;&lt;property name=~Rarity~ value=~C~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1~ /&gt;&lt;property name=~Sailing~ value=~4~ /&gt;&lt;property name=~Adventuring~ value=~2~ /&gt;&lt;property name=~Influence~ value=~0~ /&gt;&lt;property name=~Swashbuckling~ value=~3~ /&gt;&lt;property name=~Crew Max~ value=~~ /&gt;&lt;property name=~Move Cost~ value=~~ /&gt;&lt;property name=~Faction~ value=~unaligned~ /&gt;&lt;property name=~Text~ value=~*Los Vagos*</text:p>
            <text:p>Heroic • Topman</text:p>
            <text:p>The skill cost of your Action cards titled: ”Sharp Shooter” or ”Sniper” are reduced to 0, while this Crew is untacked during a Boarding.~ /&gt;&lt;/card&gt;</text:p>
          </table:table-cell>
          <table:table-cell office:value-type="string" office:string-value=" &lt;Relationship Target=~/cards/SynS_PedroAlameda.jpg~ Id=~C5b010c6a-58b2-407b-8803-09ad412741af~ Type=~http://schemas.octgn.org/picture~/&gt;" table:formula="of:=CONCATENATE(&quot; &lt;Relationship Target=~/cards/&quot;;[.D90];&quot;.jpg~ Id=~C&quot;;[.C90];&quot;~ Type=~http://schemas.octgn.org/picture~/&gt;&quot;)" table:style-name="ce1">
            <text:p><text:s/>&lt;Relationship Target=~/cards/SynS_PedroAlameda.jpg~ Id=~C5b010c6a-58b2-407b-8803-09ad412741af~ Type=~http://schemas.octgn.org/picture~/&gt;</text:p>
          </table:table-cell>
          <table:table-cell office:value-type="string" table:style-name="ce1">
            <text:p>5b010c6a-58b2-407b-8803-09ad412741af</text:p>
          </table:table-cell>
          <table:table-cell office:value-type="string" table:style-name="ce1">
            <text:p>SynS_PedroAlameda</text:p>
          </table:table-cell>
          <table:table-cell office:value-type="string" table:style-name="ce1">
            <text:p>Pedro Alameda</text:p>
          </table:table-cell>
          <table:table-cell office:value-type="string" table:style-name="ce1">
            <text:p>C</text:p>
          </table:table-cell>
          <table:table-cell office:value-type="string" table:style-name="ce1">
            <text:p>crew</text:p>
          </table:table-cell>
          <table:table-cell office:value-type="float" office:value="6" table:style-name="ce1">
            <text:p>6</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1" table:style-name="ce1">
            <text:p>1</text:p>
          </table:table-cell>
          <table:table-cell office:value-type="float" office:value="4" table:style-name="ce1">
            <text:p>4</text:p>
          </table:table-cell>
          <table:table-cell office:value-type="float" office:value="2" table:style-name="ce1">
            <text:p>2</text:p>
          </table:table-cell>
          <table:table-cell office:value-type="float" office:value="0" table:style-name="ce1">
            <text:p>0</text:p>
          </table:table-cell>
          <table:table-cell office:value-type="float" office:value="3" table:style-name="ce1">
            <text:p>3</text:p>
          </table:table-cell>
          <table:table-cell table:number-columns-repeated="2" table:style-name="ce1"/>
          <table:table-cell office:value-type="string" table:style-name="ce1">
            <text:p>unaligned</text:p>
          </table:table-cell>
          <table:table-cell office:value-type="string" table:style-name="ce1">
            <text:p>*Los Vagos*</text:p>
            <text:p>Heroic • Topman</text:p>
            <text:p>The skill cost of your Action cards titled: ”Sharp Shooter” or ”Sniper” are reduced to 0, while this Crew is untacked during a Boarding.</text:p>
          </table:table-cell>
          <table:table-cell office:value-type="string" table:style-name="ce4">
            <text:p>BAM! “Oops! Uh, sorry down there. Are you okay?”</text:p>
          </table:table-cell>
          <table:table-cell table:number-columns-repeated="16360"/>
        </table:table-row>
        <table:table-row table:style-name="ro2">
          <table:table-cell office:value-type="string" office:string-value="  &lt;card id=~6327cafd-7c2c-47a4-8b84-77c3a5631b4d~ name=~Petrigal’s Cordial~&gt;&lt;property name=~Rarity~ value=~C~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10;Item&#10;You must have 2 or more untacked Invisible College Crew to bring this card into play.&#10;React: Sink this card instead of performing a Boarding Attack to inflict 2 Hits on the other Ship in the Boarding.&#10;React: Discard this card instead of performing a Boarding Attack to target a Crew on the other Ship in the Boarding. That Crew’s Swashbuckling is reduced by 2 until the end of the Boarding (minimum 1).~ /&gt;&lt;/card&gt;" table:formula="of:=CONCATENATE(&quot;  &lt;card id=~&quot;;[.C91];&quot;~ name=~&quot;;[.E91];&quot;~&gt;&lt;property name=~&quot;;[.F$1];&quot;~ value=~&quot;;[.F91];&quot;~ /&gt;&lt;property name=~&quot;;[.G$1];&quot;~ value=~&quot;;[.G91];&quot;~ /&gt;&lt;property name=~&quot;;[.H$1];&quot;~ value=~&quot;;[.H91];&quot;~ /&gt;&lt;property name=~&quot;;[.I$1];&quot;~ value=~&quot;;[.I91];&quot;~ /&gt;&lt;property name=~&quot;;[.J$1];&quot;~ value=~&quot;;[.J91];&quot;~ /&gt;&lt;property name=~&quot;;[.K$1];&quot;~ value=~&quot;;[.K91];&quot;~ /&gt;&lt;property name=~&quot;;[.L$1];&quot;~ value=~&quot;;[.L91];&quot;~ /&gt;&lt;property name=~&quot;;[.M$1];&quot;~ value=~&quot;;[.M91];&quot;~ /&gt;&lt;property name=~&quot;;[.N$1];&quot;~ value=~&quot;;[.N91];&quot;~ /&gt;&lt;property name=~&quot;;[.O$1];&quot;~ value=~&quot;;[.O91];&quot;~ /&gt;&lt;property name=~&quot;;[.P$1];&quot;~ value=~&quot;;[.P91];&quot;~ /&gt;&lt;property name=~&quot;;[.Q$1];&quot;~ value=~&quot;;[.Q91];&quot;~ /&gt;&lt;property name=~&quot;;[.R$1];&quot;~ value=~&quot;;[.R91];&quot;~ /&gt;&lt;property name=~&quot;;[.S$1];&quot;~ value=~&quot;;[.S91];&quot;~ /&gt;&lt;property name=~&quot;;[.T$1];&quot;~ value=~&quot;;[.T91];&quot;~ /&gt;&lt;property name=~&quot;;[.U$1];&quot;~ value=~&quot;;[.U91];&quot;~ /&gt;&lt;property name=~&quot;;[.V$1];&quot;~ value=~&quot;;[.V91];&quot;~ /&gt;&lt;property name=~&quot;;[.W$1];&quot;~ value=~&quot;;[.W91];&quot;~ /&gt;&lt;/card&gt;&quot;)" table:style-name="ce1">
            <text:p><text:s text:c="2"/>&lt;card id=~6327cafd-7c2c-47a4-8b84-77c3a5631b4d~ name=~Petrigal’s Cordial~&gt;&lt;property name=~Rarity~ value=~C~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text:p>
            <text:p>Item</text:p>
            <text:p>You must have 2 or more untacked Invisible College Crew to bring this card into play.</text:p>
            <text:p>React: Sink this card instead of performing a Boarding Attack to inflict 2 Hits on the other Ship in the Boarding.</text:p>
            <text:p>React: Discard this card instead of performing a Boarding Attack to target a Crew on the other Ship in the Boarding. That Crew’s Swashbuckling is reduced by 2 until the end of the Boarding (minimum 1).~ /&gt;&lt;/card&gt;</text:p>
          </table:table-cell>
          <table:table-cell office:value-type="string" office:string-value=" &lt;Relationship Target=~/cards/SynS_PetrigalsCordial.jpg~ Id=~C6327cafd-7c2c-47a4-8b84-77c3a5631b4d~ Type=~http://schemas.octgn.org/picture~/&gt;" table:formula="of:=CONCATENATE(&quot; &lt;Relationship Target=~/cards/&quot;;[.D91];&quot;.jpg~ Id=~C&quot;;[.C91];&quot;~ Type=~http://schemas.octgn.org/picture~/&gt;&quot;)" table:style-name="ce1">
            <text:p><text:s/>&lt;Relationship Target=~/cards/SynS_PetrigalsCordial.jpg~ Id=~C6327cafd-7c2c-47a4-8b84-77c3a5631b4d~ Type=~http://schemas.octgn.org/picture~/&gt;</text:p>
          </table:table-cell>
          <table:table-cell office:value-type="string" table:style-name="ce1">
            <text:p>6327cafd-7c2c-47a4-8b84-77c3a5631b4d</text:p>
          </table:table-cell>
          <table:table-cell office:value-type="string" table:style-name="ce1">
            <text:p>SynS_PetrigalsCordial</text:p>
          </table:table-cell>
          <table:table-cell office:value-type="string" table:style-name="ce1">
            <text:p>Petrigal’s Cordial</text:p>
          </table:table-cell>
          <table:table-cell office:value-type="string" table:style-name="ce1">
            <text:p>C</text:p>
          </table:table-cell>
          <table:table-cell office:value-type="string" table:style-name="ce1">
            <text:p>attachment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text:p>
            <text:p>Item</text:p>
            <text:p>You must have 2 or more untacked Invisible College Crew to bring this card into play.</text:p>
            <text:p>React: Sink this card instead of performing a Boarding Attack to inflict 2 Hits on the other Ship in the Boarding.</text:p>
            <text:p>React: Discard this card instead of performing a Boarding Attack to target a Crew on the other Ship in the Boarding. That Crew’s Swashbuckling is reduced by 2 until the end of the Boarding (minimum 1).</text:p>
          </table:table-cell>
          <table:table-cell table:style-name="ce4"/>
          <table:table-cell table:number-columns-repeated="16360"/>
        </table:table-row>
        <table:table-row table:style-name="ro2">
          <table:table-cell office:value-type="string" office:string-value="  &lt;card id=~405c375f-da45-4665-8b14-9e13d05fcd3d~ name=~Philter of Champions~&gt;&lt;property name=~Rarity~ value=~C~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10;Scry 1 Knack • Item&#10;Act: Tack this card to target a Swordsman Crew in this Sea and draw a card. Target Crew gains +3 to their Swordsman trait until the end of the turn. Discard this card at the end of the turn.~ /&gt;&lt;/card&gt;" table:formula="of:=CONCATENATE(&quot;  &lt;card id=~&quot;;[.C92];&quot;~ name=~&quot;;[.E92];&quot;~&gt;&lt;property name=~&quot;;[.F$1];&quot;~ value=~&quot;;[.F92];&quot;~ /&gt;&lt;property name=~&quot;;[.G$1];&quot;~ value=~&quot;;[.G92];&quot;~ /&gt;&lt;property name=~&quot;;[.H$1];&quot;~ value=~&quot;;[.H92];&quot;~ /&gt;&lt;property name=~&quot;;[.I$1];&quot;~ value=~&quot;;[.I92];&quot;~ /&gt;&lt;property name=~&quot;;[.J$1];&quot;~ value=~&quot;;[.J92];&quot;~ /&gt;&lt;property name=~&quot;;[.K$1];&quot;~ value=~&quot;;[.K92];&quot;~ /&gt;&lt;property name=~&quot;;[.L$1];&quot;~ value=~&quot;;[.L92];&quot;~ /&gt;&lt;property name=~&quot;;[.M$1];&quot;~ value=~&quot;;[.M92];&quot;~ /&gt;&lt;property name=~&quot;;[.N$1];&quot;~ value=~&quot;;[.N92];&quot;~ /&gt;&lt;property name=~&quot;;[.O$1];&quot;~ value=~&quot;;[.O92];&quot;~ /&gt;&lt;property name=~&quot;;[.P$1];&quot;~ value=~&quot;;[.P92];&quot;~ /&gt;&lt;property name=~&quot;;[.Q$1];&quot;~ value=~&quot;;[.Q92];&quot;~ /&gt;&lt;property name=~&quot;;[.R$1];&quot;~ value=~&quot;;[.R92];&quot;~ /&gt;&lt;property name=~&quot;;[.S$1];&quot;~ value=~&quot;;[.S92];&quot;~ /&gt;&lt;property name=~&quot;;[.T$1];&quot;~ value=~&quot;;[.T92];&quot;~ /&gt;&lt;property name=~&quot;;[.U$1];&quot;~ value=~&quot;;[.U92];&quot;~ /&gt;&lt;property name=~&quot;;[.V$1];&quot;~ value=~&quot;;[.V92];&quot;~ /&gt;&lt;property name=~&quot;;[.W$1];&quot;~ value=~&quot;;[.W92];&quot;~ /&gt;&lt;/card&gt;&quot;)" table:style-name="ce1">
            <text:p><text:s text:c="2"/>&lt;card id=~405c375f-da45-4665-8b14-9e13d05fcd3d~ name=~Philter of Champions~&gt;&lt;property name=~Rarity~ value=~C~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text:p>
            <text:p>Scry 1 Knack • Item</text:p>
            <text:p>Act: Tack this card to target a Swordsman Crew in this Sea and draw a card. Target Crew gains +3 to their Swordsman trait until the end of the turn. Discard this card at the end of the turn.~ /&gt;&lt;/card&gt;</text:p>
          </table:table-cell>
          <table:table-cell office:value-type="string" office:string-value=" &lt;Relationship Target=~/cards/SynS_PhilterofChampions.jpg~ Id=~C405c375f-da45-4665-8b14-9e13d05fcd3d~ Type=~http://schemas.octgn.org/picture~/&gt;" table:formula="of:=CONCATENATE(&quot; &lt;Relationship Target=~/cards/&quot;;[.D92];&quot;.jpg~ Id=~C&quot;;[.C92];&quot;~ Type=~http://schemas.octgn.org/picture~/&gt;&quot;)" table:style-name="ce1">
            <text:p><text:s/>&lt;Relationship Target=~/cards/SynS_PhilterofChampions.jpg~ Id=~C405c375f-da45-4665-8b14-9e13d05fcd3d~ Type=~http://schemas.octgn.org/picture~/&gt;</text:p>
          </table:table-cell>
          <table:table-cell office:value-type="string" table:style-name="ce1">
            <text:p>405c375f-da45-4665-8b14-9e13d05fcd3d</text:p>
          </table:table-cell>
          <table:table-cell office:value-type="string" table:style-name="ce1">
            <text:p>SynS_PhilterofChampions</text:p>
          </table:table-cell>
          <table:table-cell office:value-type="string" table:style-name="ce1">
            <text:p>Philter of Champions</text:p>
          </table:table-cell>
          <table:table-cell office:value-type="string" table:style-name="ce1">
            <text:p>C</text:p>
          </table:table-cell>
          <table:table-cell office:value-type="string" table:style-name="ce1">
            <text:p>attachment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text:p>
            <text:p>Scry 1 Knack • Item</text:p>
            <text:p>Act: Tack this card to target a Swordsman Crew in this Sea and draw a card. Target Crew gains +3 to their Swordsman trait until the end of the turn. Discard this card at the end of the turn.</text:p>
          </table:table-cell>
          <table:table-cell office:value-type="string" table:style-name="ce4">
            <text:p>“Now all I need is someone worthy of it.”</text:p>
          </table:table-cell>
          <table:table-cell table:number-columns-repeated="16360"/>
        </table:table-row>
        <table:table-row table:style-name="ro2">
          <table:table-cell office:value-type="string" office:string-value="  &lt;card id=~79deb93c-66ce-4b87-8105-a59904f92fbc~ name=~Poisoned Wine~&gt;&lt;property name=~Rarity~ value=~C~ /&gt;&lt;property name=~Type~ value=~actions~ /&gt;&lt;property name=~Cost~ value=~2~ /&gt;&lt;property name=~Cost Type~ value=~In~ /&gt;&lt;property name=~Cancel~ value=~4~ /&gt;&lt;property name=~Cancel Type~ value=~In~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only play this card if you have a Villainous Captain.&#10;Act: Tack one of your non-Captain, Villainous Crew to target a Ship. That Ship’s controller must tack one of their Holy Crew or sink any one of their Crew.~ /&gt;&lt;/card&gt;" table:formula="of:=CONCATENATE(&quot;  &lt;card id=~&quot;;[.C93];&quot;~ name=~&quot;;[.E93];&quot;~&gt;&lt;property name=~&quot;;[.F$1];&quot;~ value=~&quot;;[.F93];&quot;~ /&gt;&lt;property name=~&quot;;[.G$1];&quot;~ value=~&quot;;[.G93];&quot;~ /&gt;&lt;property name=~&quot;;[.H$1];&quot;~ value=~&quot;;[.H93];&quot;~ /&gt;&lt;property name=~&quot;;[.I$1];&quot;~ value=~&quot;;[.I93];&quot;~ /&gt;&lt;property name=~&quot;;[.J$1];&quot;~ value=~&quot;;[.J93];&quot;~ /&gt;&lt;property name=~&quot;;[.K$1];&quot;~ value=~&quot;;[.K93];&quot;~ /&gt;&lt;property name=~&quot;;[.L$1];&quot;~ value=~&quot;;[.L93];&quot;~ /&gt;&lt;property name=~&quot;;[.M$1];&quot;~ value=~&quot;;[.M93];&quot;~ /&gt;&lt;property name=~&quot;;[.N$1];&quot;~ value=~&quot;;[.N93];&quot;~ /&gt;&lt;property name=~&quot;;[.O$1];&quot;~ value=~&quot;;[.O93];&quot;~ /&gt;&lt;property name=~&quot;;[.P$1];&quot;~ value=~&quot;;[.P93];&quot;~ /&gt;&lt;property name=~&quot;;[.Q$1];&quot;~ value=~&quot;;[.Q93];&quot;~ /&gt;&lt;property name=~&quot;;[.R$1];&quot;~ value=~&quot;;[.R93];&quot;~ /&gt;&lt;property name=~&quot;;[.S$1];&quot;~ value=~&quot;;[.S93];&quot;~ /&gt;&lt;property name=~&quot;;[.T$1];&quot;~ value=~&quot;;[.T93];&quot;~ /&gt;&lt;property name=~&quot;;[.U$1];&quot;~ value=~&quot;;[.U93];&quot;~ /&gt;&lt;property name=~&quot;;[.V$1];&quot;~ value=~&quot;;[.V93];&quot;~ /&gt;&lt;property name=~&quot;;[.W$1];&quot;~ value=~&quot;;[.W93];&quot;~ /&gt;&lt;/card&gt;&quot;)" table:style-name="ce1">
            <text:p><text:s text:c="2"/>&lt;card id=~79deb93c-66ce-4b87-8105-a59904f92fbc~ name=~Poisoned Wine~&gt;&lt;property name=~Rarity~ value=~C~ /&gt;&lt;property name=~Type~ value=~actions~ /&gt;&lt;property name=~Cost~ value=~2~ /&gt;&lt;property name=~Cost Type~ value=~In~ /&gt;&lt;property name=~Cancel~ value=~4~ /&gt;&lt;property name=~Cancel Type~ value=~In~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only play this card if you have a Villainous Captain.</text:p>
            <text:p>Act: Tack one of your non-Captain, Villainous Crew to target a Ship. That Ship’s controller must tack one of their Holy Crew or sink any one of their Crew.~ /&gt;&lt;/card&gt;</text:p>
          </table:table-cell>
          <table:table-cell office:value-type="string" office:string-value=" &lt;Relationship Target=~/cards/SynS_PoisonedWine.jpg~ Id=~C79deb93c-66ce-4b87-8105-a59904f92fbc~ Type=~http://schemas.octgn.org/picture~/&gt;" table:formula="of:=CONCATENATE(&quot; &lt;Relationship Target=~/cards/&quot;;[.D93];&quot;.jpg~ Id=~C&quot;;[.C93];&quot;~ Type=~http://schemas.octgn.org/picture~/&gt;&quot;)" table:style-name="ce1">
            <text:p><text:s/>&lt;Relationship Target=~/cards/SynS_PoisonedWine.jpg~ Id=~C79deb93c-66ce-4b87-8105-a59904f92fbc~ Type=~http://schemas.octgn.org/picture~/&gt;</text:p>
          </table:table-cell>
          <table:table-cell office:value-type="string" table:style-name="ce1">
            <text:p>79deb93c-66ce-4b87-8105-a59904f92fbc</text:p>
          </table:table-cell>
          <table:table-cell office:value-type="string" table:style-name="ce1">
            <text:p>SynS_PoisonedWine</text:p>
          </table:table-cell>
          <table:table-cell office:value-type="string" table:style-name="ce1">
            <text:p>Poisoned Wine</text:p>
          </table:table-cell>
          <table:table-cell office:value-type="string" table:style-name="ce1">
            <text:p>C</text:p>
          </table:table-cell>
          <table:table-cell office:value-type="string" table:style-name="ce1">
            <text:p>actions</text:p>
          </table:table-cell>
          <table:table-cell office:value-type="float" office:value="2" table:style-name="ce1">
            <text:p>2</text:p>
          </table:table-cell>
          <table:table-cell office:value-type="string" table:style-name="ce1">
            <text:p>In</text:p>
          </table:table-cell>
          <table:table-cell office:value-type="float" office:value="4" table:style-name="ce1">
            <text:p>4</text:p>
          </table:table-cell>
          <table:table-cell office:value-type="string" table:style-name="ce1">
            <text:p>In</text:p>
          </table:table-cell>
          <table:table-cell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You may only play this card if you have a Villainous Captain.</text:p>
            <text:p>Act: Tack one of your non-Captain, Villainous Crew to target a Ship. That Ship’s controller must tack one of their Holy Crew or sink any one of their Crew.</text:p>
          </table:table-cell>
          <table:table-cell office:value-type="string" table:style-name="ce4">
            <text:p>“The Falisci ‘64 should never be quite that shade of scarlet.” – Giovanni Villanova</text:p>
          </table:table-cell>
          <table:table-cell table:number-columns-repeated="16360"/>
        </table:table-row>
        <table:table-row table:style-name="ro2">
          <table:table-cell office:value-type="string" office:string-value="  &lt;card id=~27513142-2cb8-4b4e-858f-82f874b4badf~ name=~Professora Jacinta Navarro del Garci~&gt;&lt;property name=~Rarity~ value=~C~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3~ /&gt;&lt;property name=~Swashbuckling~ value=~2~ /&gt;&lt;property name=~Crew Max~ value=~~ /&gt;&lt;property name=~Move Cost~ value=~~ /&gt;&lt;property name=~Faction~ value=~Castille~ /&gt;&lt;property name=~Text~ value=~*Los Vagos*&#10;No Attachments This Crew gains +3 Influence if you have a Los Vagos Captain and a Patron Attachment in play.~ /&gt;&lt;/card&gt;" table:formula="of:=CONCATENATE(&quot;  &lt;card id=~&quot;;[.C94];&quot;~ name=~&quot;;[.E94];&quot;~&gt;&lt;property name=~&quot;;[.F$1];&quot;~ value=~&quot;;[.F94];&quot;~ /&gt;&lt;property name=~&quot;;[.G$1];&quot;~ value=~&quot;;[.G94];&quot;~ /&gt;&lt;property name=~&quot;;[.H$1];&quot;~ value=~&quot;;[.H94];&quot;~ /&gt;&lt;property name=~&quot;;[.I$1];&quot;~ value=~&quot;;[.I94];&quot;~ /&gt;&lt;property name=~&quot;;[.J$1];&quot;~ value=~&quot;;[.J94];&quot;~ /&gt;&lt;property name=~&quot;;[.K$1];&quot;~ value=~&quot;;[.K94];&quot;~ /&gt;&lt;property name=~&quot;;[.L$1];&quot;~ value=~&quot;;[.L94];&quot;~ /&gt;&lt;property name=~&quot;;[.M$1];&quot;~ value=~&quot;;[.M94];&quot;~ /&gt;&lt;property name=~&quot;;[.N$1];&quot;~ value=~&quot;;[.N94];&quot;~ /&gt;&lt;property name=~&quot;;[.O$1];&quot;~ value=~&quot;;[.O94];&quot;~ /&gt;&lt;property name=~&quot;;[.P$1];&quot;~ value=~&quot;;[.P94];&quot;~ /&gt;&lt;property name=~&quot;;[.Q$1];&quot;~ value=~&quot;;[.Q94];&quot;~ /&gt;&lt;property name=~&quot;;[.R$1];&quot;~ value=~&quot;;[.R94];&quot;~ /&gt;&lt;property name=~&quot;;[.S$1];&quot;~ value=~&quot;;[.S94];&quot;~ /&gt;&lt;property name=~&quot;;[.T$1];&quot;~ value=~&quot;;[.T94];&quot;~ /&gt;&lt;property name=~&quot;;[.U$1];&quot;~ value=~&quot;;[.U94];&quot;~ /&gt;&lt;property name=~&quot;;[.V$1];&quot;~ value=~&quot;;[.V94];&quot;~ /&gt;&lt;property name=~&quot;;[.W$1];&quot;~ value=~&quot;;[.W94];&quot;~ /&gt;&lt;/card&gt;&quot;)" table:style-name="ce1">
            <text:p><text:s text:c="2"/>&lt;card id=~27513142-2cb8-4b4e-858f-82f874b4badf~ name=~Professora Jacinta Navarro del Garci~&gt;&lt;property name=~Rarity~ value=~C~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3~ /&gt;&lt;property name=~Swashbuckling~ value=~2~ /&gt;&lt;property name=~Crew Max~ value=~~ /&gt;&lt;property name=~Move Cost~ value=~~ /&gt;&lt;property name=~Faction~ value=~Castille~ /&gt;&lt;property name=~Text~ value=~*Los Vagos*</text:p>
            <text:p>No Attachments This Crew gains +3 Influence if you have a Los Vagos Captain and a Patron Attachment in play.~ /&gt;&lt;/card&gt;</text:p>
          </table:table-cell>
          <table:table-cell office:value-type="string" office:string-value=" &lt;Relationship Target=~/cards/SynS_ProfessoraJacintaNavarrodelGarci.jpg~ Id=~C27513142-2cb8-4b4e-858f-82f874b4badf~ Type=~http://schemas.octgn.org/picture~/&gt;" table:formula="of:=CONCATENATE(&quot; &lt;Relationship Target=~/cards/&quot;;[.D94];&quot;.jpg~ Id=~C&quot;;[.C94];&quot;~ Type=~http://schemas.octgn.org/picture~/&gt;&quot;)" table:style-name="ce1">
            <text:p><text:s/>&lt;Relationship Target=~/cards/SynS_ProfessoraJacintaNavarrodelGarci.jpg~ Id=~C27513142-2cb8-4b4e-858f-82f874b4badf~ Type=~http://schemas.octgn.org/picture~/&gt;</text:p>
          </table:table-cell>
          <table:table-cell office:value-type="string" table:style-name="ce1">
            <text:p>27513142-2cb8-4b4e-858f-82f874b4badf</text:p>
          </table:table-cell>
          <table:table-cell office:value-type="string" table:style-name="ce1">
            <text:p>SynS_ProfessoraJacintaNavarrodelGarci</text:p>
          </table:table-cell>
          <table:table-cell office:value-type="string" table:style-name="ce1">
            <text:p>Professora Jacinta Navarro del Garci</text:p>
          </table:table-cell>
          <table:table-cell office:value-type="string" table:style-name="ce1">
            <text:p>C</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3" table:style-name="ce1">
            <text:p>3</text:p>
          </table:table-cell>
          <table:table-cell office:value-type="float" office:value="2" table:style-name="ce1">
            <text:p>2</text:p>
          </table:table-cell>
          <table:table-cell table:number-columns-repeated="2" table:style-name="ce1"/>
          <table:table-cell office:value-type="string" table:style-name="ce1">
            <text:p>Castille</text:p>
          </table:table-cell>
          <table:table-cell office:value-type="string" table:style-name="ce1">
            <text:p>*Los Vagos*</text:p>
            <text:p>No Attachments This Crew gains +3 Influence if you have a Los Vagos Captain and a Patron Attachment in play.</text:p>
          </table:table-cell>
          <table:table-cell office:value-type="string" table:style-name="ce4">
            <text:p>Where do you think El Vago gets his marvelous toys?</text:p>
          </table:table-cell>
          <table:table-cell table:number-columns-repeated="16360"/>
        </table:table-row>
        <table:table-row table:style-name="ro2">
          <table:table-cell office:value-type="string" office:string-value="  &lt;card id=~4fdf155c-c56d-4f43-8f7c-289eb5b791d3~ name=~Pursue Your Enemies~&gt;&lt;property name=~Rarity~ value=~C~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after an opponent in this Sea has played an Action card that resulted in their Ship moving to another Sea, to move your Ship to the same Sea (moving through each Sea one at a time).~ /&gt;&lt;/card&gt;" table:formula="of:=CONCATENATE(&quot;  &lt;card id=~&quot;;[.C95];&quot;~ name=~&quot;;[.E95];&quot;~&gt;&lt;property name=~&quot;;[.F$1];&quot;~ value=~&quot;;[.F95];&quot;~ /&gt;&lt;property name=~&quot;;[.G$1];&quot;~ value=~&quot;;[.G95];&quot;~ /&gt;&lt;property name=~&quot;;[.H$1];&quot;~ value=~&quot;;[.H95];&quot;~ /&gt;&lt;property name=~&quot;;[.I$1];&quot;~ value=~&quot;;[.I95];&quot;~ /&gt;&lt;property name=~&quot;;[.J$1];&quot;~ value=~&quot;;[.J95];&quot;~ /&gt;&lt;property name=~&quot;;[.K$1];&quot;~ value=~&quot;;[.K95];&quot;~ /&gt;&lt;property name=~&quot;;[.L$1];&quot;~ value=~&quot;;[.L95];&quot;~ /&gt;&lt;property name=~&quot;;[.M$1];&quot;~ value=~&quot;;[.M95];&quot;~ /&gt;&lt;property name=~&quot;;[.N$1];&quot;~ value=~&quot;;[.N95];&quot;~ /&gt;&lt;property name=~&quot;;[.O$1];&quot;~ value=~&quot;;[.O95];&quot;~ /&gt;&lt;property name=~&quot;;[.P$1];&quot;~ value=~&quot;;[.P95];&quot;~ /&gt;&lt;property name=~&quot;;[.Q$1];&quot;~ value=~&quot;;[.Q95];&quot;~ /&gt;&lt;property name=~&quot;;[.R$1];&quot;~ value=~&quot;;[.R95];&quot;~ /&gt;&lt;property name=~&quot;;[.S$1];&quot;~ value=~&quot;;[.S95];&quot;~ /&gt;&lt;property name=~&quot;;[.T$1];&quot;~ value=~&quot;;[.T95];&quot;~ /&gt;&lt;property name=~&quot;;[.U$1];&quot;~ value=~&quot;;[.U95];&quot;~ /&gt;&lt;property name=~&quot;;[.V$1];&quot;~ value=~&quot;;[.V95];&quot;~ /&gt;&lt;property name=~&quot;;[.W$1];&quot;~ value=~&quot;;[.W95];&quot;~ /&gt;&lt;/card&gt;&quot;)" table:style-name="ce1">
            <text:p><text:s text:c="2"/>&lt;card id=~4fdf155c-c56d-4f43-8f7c-289eb5b791d3~ name=~Pursue Your Enemies~&gt;&lt;property name=~Rarity~ value=~C~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after an opponent in this Sea has played an Action card that resulted in their Ship moving to another Sea, to move your Ship to the same Sea (moving through each Sea one at a time).~ /&gt;&lt;/card&gt;</text:p>
          </table:table-cell>
          <table:table-cell office:value-type="string" office:string-value=" &lt;Relationship Target=~/cards/SynS_PursueYourEnemies.jpg~ Id=~C4fdf155c-c56d-4f43-8f7c-289eb5b791d3~ Type=~http://schemas.octgn.org/picture~/&gt;" table:formula="of:=CONCATENATE(&quot; &lt;Relationship Target=~/cards/&quot;;[.D95];&quot;.jpg~ Id=~C&quot;;[.C95];&quot;~ Type=~http://schemas.octgn.org/picture~/&gt;&quot;)" table:style-name="ce1">
            <text:p><text:s/>&lt;Relationship Target=~/cards/SynS_PursueYourEnemies.jpg~ Id=~C4fdf155c-c56d-4f43-8f7c-289eb5b791d3~ Type=~http://schemas.octgn.org/picture~/&gt;</text:p>
          </table:table-cell>
          <table:table-cell office:value-type="string" table:style-name="ce1">
            <text:p>4fdf155c-c56d-4f43-8f7c-289eb5b791d3</text:p>
          </table:table-cell>
          <table:table-cell office:value-type="string" table:style-name="ce1">
            <text:p>SynS_PursueYourEnemies</text:p>
          </table:table-cell>
          <table:table-cell office:value-type="string" table:style-name="ce1">
            <text:p>Pursue Your Enemies</text:p>
          </table:table-cell>
          <table:table-cell office:value-type="string" table:style-name="ce1">
            <text:p>C</text:p>
          </table:table-cell>
          <table:table-cell office:value-type="string" table:style-name="ce1">
            <text:p>actions</text:p>
          </table:table-cell>
          <table:table-cell table:number-columns-repeated="5"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React: Play after an opponent in this Sea has played an Action card that resulted in their Ship moving to another Sea, to move your Ship to the same Sea (moving through each Sea one at a time).</text:p>
          </table:table-cell>
          <table:table-cell office:value-type="string" table:style-name="ce4">
            <text:p>The Rogers still haven’t forgiven the Sea Dogs... and their vengeance remains as fierce as ever.</text:p>
          </table:table-cell>
          <table:table-cell table:number-columns-repeated="16360"/>
        </table:table-row>
        <table:table-row table:style-name="ro2">
          <table:table-cell office:value-type="string" office:string-value="  &lt;card id=~4c47a407-4204-4164-ad63-104b2bad8f64~ name=~Rachel Milligan~&gt;&lt;property name=~Rarity~ value=~R~ /&gt;&lt;property name=~Type~ value=~crew~ /&gt;&lt;property name=~Cost~ value=~7~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3~ /&gt;&lt;property name=~Influence~ value=~2~ /&gt;&lt;property name=~Swashbuckling~ value=~4~ /&gt;&lt;property name=~Crew Max~ value=~~ /&gt;&lt;property name=~Move Cost~ value=~~ /&gt;&lt;property name=~Faction~ value=~unaligned~ /&gt;&lt;property name=~Text~ value=~*Knights of the Rose and Cross*&#10;Unique&#10;When this Crew is in a Duel, the opposing Crew inflicts 2 less Hits (minimum 0).~ /&gt;&lt;/card&gt;" table:formula="of:=CONCATENATE(&quot;  &lt;card id=~&quot;;[.C96];&quot;~ name=~&quot;;[.E96];&quot;~&gt;&lt;property name=~&quot;;[.F$1];&quot;~ value=~&quot;;[.F96];&quot;~ /&gt;&lt;property name=~&quot;;[.G$1];&quot;~ value=~&quot;;[.G96];&quot;~ /&gt;&lt;property name=~&quot;;[.H$1];&quot;~ value=~&quot;;[.H96];&quot;~ /&gt;&lt;property name=~&quot;;[.I$1];&quot;~ value=~&quot;;[.I96];&quot;~ /&gt;&lt;property name=~&quot;;[.J$1];&quot;~ value=~&quot;;[.J96];&quot;~ /&gt;&lt;property name=~&quot;;[.K$1];&quot;~ value=~&quot;;[.K96];&quot;~ /&gt;&lt;property name=~&quot;;[.L$1];&quot;~ value=~&quot;;[.L96];&quot;~ /&gt;&lt;property name=~&quot;;[.M$1];&quot;~ value=~&quot;;[.M96];&quot;~ /&gt;&lt;property name=~&quot;;[.N$1];&quot;~ value=~&quot;;[.N96];&quot;~ /&gt;&lt;property name=~&quot;;[.O$1];&quot;~ value=~&quot;;[.O96];&quot;~ /&gt;&lt;property name=~&quot;;[.P$1];&quot;~ value=~&quot;;[.P96];&quot;~ /&gt;&lt;property name=~&quot;;[.Q$1];&quot;~ value=~&quot;;[.Q96];&quot;~ /&gt;&lt;property name=~&quot;;[.R$1];&quot;~ value=~&quot;;[.R96];&quot;~ /&gt;&lt;property name=~&quot;;[.S$1];&quot;~ value=~&quot;;[.S96];&quot;~ /&gt;&lt;property name=~&quot;;[.T$1];&quot;~ value=~&quot;;[.T96];&quot;~ /&gt;&lt;property name=~&quot;;[.U$1];&quot;~ value=~&quot;;[.U96];&quot;~ /&gt;&lt;property name=~&quot;;[.V$1];&quot;~ value=~&quot;;[.V96];&quot;~ /&gt;&lt;property name=~&quot;;[.W$1];&quot;~ value=~&quot;;[.W96];&quot;~ /&gt;&lt;/card&gt;&quot;)" table:style-name="ce1">
            <text:p><text:s text:c="2"/>&lt;card id=~4c47a407-4204-4164-ad63-104b2bad8f64~ name=~Rachel Milligan~&gt;&lt;property name=~Rarity~ value=~R~ /&gt;&lt;property name=~Type~ value=~crew~ /&gt;&lt;property name=~Cost~ value=~7~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3~ /&gt;&lt;property name=~Influence~ value=~2~ /&gt;&lt;property name=~Swashbuckling~ value=~4~ /&gt;&lt;property name=~Crew Max~ value=~~ /&gt;&lt;property name=~Move Cost~ value=~~ /&gt;&lt;property name=~Faction~ value=~unaligned~ /&gt;&lt;property name=~Text~ value=~*Knights of the Rose and Cross*</text:p>
            <text:p>Unique</text:p>
            <text:p>When this Crew is in a Duel, the opposing Crew inflicts 2 less Hits (minimum 0).~ /&gt;&lt;/card&gt;</text:p>
          </table:table-cell>
          <table:table-cell office:value-type="string" office:string-value=" &lt;Relationship Target=~/cards/SynS_RachelMilligan.jpg~ Id=~C4c47a407-4204-4164-ad63-104b2bad8f64~ Type=~http://schemas.octgn.org/picture~/&gt;" table:formula="of:=CONCATENATE(&quot; &lt;Relationship Target=~/cards/&quot;;[.D96];&quot;.jpg~ Id=~C&quot;;[.C96];&quot;~ Type=~http://schemas.octgn.org/picture~/&gt;&quot;)" table:style-name="ce1">
            <text:p><text:s/>&lt;Relationship Target=~/cards/SynS_RachelMilligan.jpg~ Id=~C4c47a407-4204-4164-ad63-104b2bad8f64~ Type=~http://schemas.octgn.org/picture~/&gt;</text:p>
          </table:table-cell>
          <table:table-cell office:value-type="string" table:style-name="ce1">
            <text:p>4c47a407-4204-4164-ad63-104b2bad8f64</text:p>
          </table:table-cell>
          <table:table-cell office:value-type="string" table:style-name="ce1">
            <text:p>SynS_RachelMilligan</text:p>
          </table:table-cell>
          <table:table-cell office:value-type="string" table:style-name="ce1">
            <text:p>Rachel Milligan</text:p>
          </table:table-cell>
          <table:table-cell office:value-type="string" table:style-name="ce1">
            <text:p>R</text:p>
          </table:table-cell>
          <table:table-cell office:value-type="string" table:style-name="ce1">
            <text:p>crew</text:p>
          </table:table-cell>
          <table:table-cell office:value-type="float" office:value="7" table:style-name="ce1">
            <text:p>7</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1" table:style-name="ce1">
            <text:p>1</text:p>
          </table:table-cell>
          <table:table-cell office:value-type="float" office:value="0" table:style-name="ce1">
            <text:p>0</text:p>
          </table:table-cell>
          <table:table-cell office:value-type="float" office:value="3" table:style-name="ce1">
            <text:p>3</text:p>
          </table:table-cell>
          <table:table-cell office:value-type="float" office:value="2" table:style-name="ce1">
            <text:p>2</text:p>
          </table:table-cell>
          <table:table-cell office:value-type="float" office:value="4" table:style-name="ce1">
            <text:p>4</text:p>
          </table:table-cell>
          <table:table-cell table:number-columns-repeated="2" table:style-name="ce1"/>
          <table:table-cell office:value-type="string" table:style-name="ce1">
            <text:p>unaligned</text:p>
          </table:table-cell>
          <table:table-cell office:value-type="string" table:style-name="ce1">
            <text:p>*Knights of the Rose and Cross*</text:p>
            <text:p>Unique</text:p>
            <text:p>When this Crew is in a Duel, the opposing Crew inflicts 2 less Hits (minimum 0).</text:p>
          </table:table-cell>
          <table:table-cell office:value-type="string" table:style-name="ce4">
            <text:p>“You have to accept that you’re going to fall. Someday, somehow, you’re going to plummet straight to the cobblestones. Once you realize that, you’ll never be afraid of heights again.”</text:p>
          </table:table-cell>
          <table:table-cell table:number-columns-repeated="16360"/>
        </table:table-row>
        <table:table-row table:style-name="ro2">
          <table:table-cell office:value-type="string" office:string-value="  &lt;card id=~3525607b-c83c-4128-8a77-09601954d297~ name=~Regrouping~&gt;&lt;property name=~Rarity~ value=~C~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Tack your Captain or First Mate Crew to target and attach any number of your Ally cards in play to the same Sea as your Ship.&#10;React: Play before performing an action. Target one of your untacked Ally cards attached to an adjacent Sea to attach that Ally to the same Sea as your Ship.~ /&gt;&lt;/card&gt;" table:formula="of:=CONCATENATE(&quot;  &lt;card id=~&quot;;[.C97];&quot;~ name=~&quot;;[.E97];&quot;~&gt;&lt;property name=~&quot;;[.F$1];&quot;~ value=~&quot;;[.F97];&quot;~ /&gt;&lt;property name=~&quot;;[.G$1];&quot;~ value=~&quot;;[.G97];&quot;~ /&gt;&lt;property name=~&quot;;[.H$1];&quot;~ value=~&quot;;[.H97];&quot;~ /&gt;&lt;property name=~&quot;;[.I$1];&quot;~ value=~&quot;;[.I97];&quot;~ /&gt;&lt;property name=~&quot;;[.J$1];&quot;~ value=~&quot;;[.J97];&quot;~ /&gt;&lt;property name=~&quot;;[.K$1];&quot;~ value=~&quot;;[.K97];&quot;~ /&gt;&lt;property name=~&quot;;[.L$1];&quot;~ value=~&quot;;[.L97];&quot;~ /&gt;&lt;property name=~&quot;;[.M$1];&quot;~ value=~&quot;;[.M97];&quot;~ /&gt;&lt;property name=~&quot;;[.N$1];&quot;~ value=~&quot;;[.N97];&quot;~ /&gt;&lt;property name=~&quot;;[.O$1];&quot;~ value=~&quot;;[.O97];&quot;~ /&gt;&lt;property name=~&quot;;[.P$1];&quot;~ value=~&quot;;[.P97];&quot;~ /&gt;&lt;property name=~&quot;;[.Q$1];&quot;~ value=~&quot;;[.Q97];&quot;~ /&gt;&lt;property name=~&quot;;[.R$1];&quot;~ value=~&quot;;[.R97];&quot;~ /&gt;&lt;property name=~&quot;;[.S$1];&quot;~ value=~&quot;;[.S97];&quot;~ /&gt;&lt;property name=~&quot;;[.T$1];&quot;~ value=~&quot;;[.T97];&quot;~ /&gt;&lt;property name=~&quot;;[.U$1];&quot;~ value=~&quot;;[.U97];&quot;~ /&gt;&lt;property name=~&quot;;[.V$1];&quot;~ value=~&quot;;[.V97];&quot;~ /&gt;&lt;property name=~&quot;;[.W$1];&quot;~ value=~&quot;;[.W97];&quot;~ /&gt;&lt;/card&gt;&quot;)" table:style-name="ce1">
            <text:p><text:s text:c="2"/>&lt;card id=~3525607b-c83c-4128-8a77-09601954d297~ name=~Regrouping~&gt;&lt;property name=~Rarity~ value=~C~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Tack your Captain or First Mate Crew to target and attach any number of your Ally cards in play to the same Sea as your Ship.</text:p>
            <text:p>React: Play before performing an action. Target one of your untacked Ally cards attached to an adjacent Sea to attach that Ally to the same Sea as your Ship.~ /&gt;&lt;/card&gt;</text:p>
          </table:table-cell>
          <table:table-cell office:value-type="string" office:string-value=" &lt;Relationship Target=~/cards/SynS_Regrouping.jpg~ Id=~C3525607b-c83c-4128-8a77-09601954d297~ Type=~http://schemas.octgn.org/picture~/&gt;" table:formula="of:=CONCATENATE(&quot; &lt;Relationship Target=~/cards/&quot;;[.D97];&quot;.jpg~ Id=~C&quot;;[.C97];&quot;~ Type=~http://schemas.octgn.org/picture~/&gt;&quot;)" table:style-name="ce1">
            <text:p><text:s/>&lt;Relationship Target=~/cards/SynS_Regrouping.jpg~ Id=~C3525607b-c83c-4128-8a77-09601954d297~ Type=~http://schemas.octgn.org/picture~/&gt;</text:p>
          </table:table-cell>
          <table:table-cell office:value-type="string" table:style-name="ce1">
            <text:p>3525607b-c83c-4128-8a77-09601954d297</text:p>
          </table:table-cell>
          <table:table-cell office:value-type="string" table:style-name="ce1">
            <text:p>SynS_Regrouping</text:p>
          </table:table-cell>
          <table:table-cell office:value-type="string" table:style-name="ce1">
            <text:p>Regrouping</text:p>
          </table:table-cell>
          <table:table-cell office:value-type="string" table:style-name="ce1">
            <text:p>C</text:p>
          </table:table-cell>
          <table:table-cell office:value-type="string" table:style-name="ce1">
            <text:p>actions</text:p>
          </table:table-cell>
          <table:table-cell table:number-columns-repeated="5"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Act: Tack your Captain or First Mate Crew to target and attach any number of your Ally cards in play to the same Sea as your Ship.</text:p>
            <text:p>React: Play before performing an action. Target one of your untacked Ally cards attached to an adjacent Sea to attach that Ally to the same Sea as your Ship.</text:p>
          </table:table-cell>
          <table:table-cell office:value-type="string" table:style-name="ce4">
            <text:p>The Corsairs knew that sooner or later, Kheired-Din would reappear. They intended to be ready for him.</text:p>
          </table:table-cell>
          <table:table-cell table:number-columns-repeated="16360"/>
        </table:table-row>
        <table:table-row table:style-name="ro2">
          <table:table-cell office:value-type="string" office:string-value="  &lt;card id=~aa6096b0-63c8-4fa9-a44f-3afdf31fd2d6~ name=~Reis’ Legacy~&gt;&lt;property name=~Rarity~ value=~C~ /&gt;&lt;property name=~Type~ value=~chanteys~ /&gt;&lt;property name=~Cost~ value=~~ /&gt;&lt;property name=~Cost Type~ value=~~ /&gt;&lt;property name=~Cancel~ value=~0~ /&gt;&lt;property name=~Cancel Type~ value=~Sw~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ny player who cancels this Chantey must discard 1 random card from their hand (if they have any in their hand).&#10;The Influence cost of all Crew being Hired is reduced to 0.~ /&gt;&lt;/card&gt;" table:formula="of:=CONCATENATE(&quot;  &lt;card id=~&quot;;[.C98];&quot;~ name=~&quot;;[.E98];&quot;~&gt;&lt;property name=~&quot;;[.F$1];&quot;~ value=~&quot;;[.F98];&quot;~ /&gt;&lt;property name=~&quot;;[.G$1];&quot;~ value=~&quot;;[.G98];&quot;~ /&gt;&lt;property name=~&quot;;[.H$1];&quot;~ value=~&quot;;[.H98];&quot;~ /&gt;&lt;property name=~&quot;;[.I$1];&quot;~ value=~&quot;;[.I98];&quot;~ /&gt;&lt;property name=~&quot;;[.J$1];&quot;~ value=~&quot;;[.J98];&quot;~ /&gt;&lt;property name=~&quot;;[.K$1];&quot;~ value=~&quot;;[.K98];&quot;~ /&gt;&lt;property name=~&quot;;[.L$1];&quot;~ value=~&quot;;[.L98];&quot;~ /&gt;&lt;property name=~&quot;;[.M$1];&quot;~ value=~&quot;;[.M98];&quot;~ /&gt;&lt;property name=~&quot;;[.N$1];&quot;~ value=~&quot;;[.N98];&quot;~ /&gt;&lt;property name=~&quot;;[.O$1];&quot;~ value=~&quot;;[.O98];&quot;~ /&gt;&lt;property name=~&quot;;[.P$1];&quot;~ value=~&quot;;[.P98];&quot;~ /&gt;&lt;property name=~&quot;;[.Q$1];&quot;~ value=~&quot;;[.Q98];&quot;~ /&gt;&lt;property name=~&quot;;[.R$1];&quot;~ value=~&quot;;[.R98];&quot;~ /&gt;&lt;property name=~&quot;;[.S$1];&quot;~ value=~&quot;;[.S98];&quot;~ /&gt;&lt;property name=~&quot;;[.T$1];&quot;~ value=~&quot;;[.T98];&quot;~ /&gt;&lt;property name=~&quot;;[.U$1];&quot;~ value=~&quot;;[.U98];&quot;~ /&gt;&lt;property name=~&quot;;[.V$1];&quot;~ value=~&quot;;[.V98];&quot;~ /&gt;&lt;property name=~&quot;;[.W$1];&quot;~ value=~&quot;;[.W98];&quot;~ /&gt;&lt;/card&gt;&quot;)" table:style-name="ce1">
            <text:p><text:s text:c="2"/>&lt;card id=~aa6096b0-63c8-4fa9-a44f-3afdf31fd2d6~ name=~Reis’ Legacy~&gt;&lt;property name=~Rarity~ value=~C~ /&gt;&lt;property name=~Type~ value=~chanteys~ /&gt;&lt;property name=~Cost~ value=~~ /&gt;&lt;property name=~Cost Type~ value=~~ /&gt;&lt;property name=~Cancel~ value=~0~ /&gt;&lt;property name=~Cancel Type~ value=~Sw~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ny player who cancels this Chantey must discard 1 random card from their hand (if they have any in their hand).</text:p>
            <text:p>The Influence cost of all Crew being Hired is reduced to 0.~ /&gt;&lt;/card&gt;</text:p>
          </table:table-cell>
          <table:table-cell office:value-type="string" office:string-value=" &lt;Relationship Target=~/cards/SynS_ReisLegacy.jpg~ Id=~Caa6096b0-63c8-4fa9-a44f-3afdf31fd2d6~ Type=~http://schemas.octgn.org/picture~/&gt;" table:formula="of:=CONCATENATE(&quot; &lt;Relationship Target=~/cards/&quot;;[.D98];&quot;.jpg~ Id=~C&quot;;[.C98];&quot;~ Type=~http://schemas.octgn.org/picture~/&gt;&quot;)" table:style-name="ce1">
            <text:p><text:s/>&lt;Relationship Target=~/cards/SynS_ReisLegacy.jpg~ Id=~Caa6096b0-63c8-4fa9-a44f-3afdf31fd2d6~ Type=~http://schemas.octgn.org/picture~/&gt;</text:p>
          </table:table-cell>
          <table:table-cell office:value-type="string" table:style-name="ce1">
            <text:p>aa6096b0-63c8-4fa9-a44f-3afdf31fd2d6</text:p>
          </table:table-cell>
          <table:table-cell office:value-type="string" table:style-name="ce1">
            <text:p>SynS_ReisLegacy</text:p>
          </table:table-cell>
          <table:table-cell office:value-type="string" table:style-name="ce1">
            <text:p>Reis’ Legacy</text:p>
          </table:table-cell>
          <table:table-cell office:value-type="string" table:style-name="ce1">
            <text:p>C</text:p>
          </table:table-cell>
          <table:table-cell office:value-type="string" table:style-name="ce1">
            <text:p>chanteys</text:p>
          </table:table-cell>
          <table:table-cell table:number-columns-repeated="2" table:style-name="ce1"/>
          <table:table-cell office:value-type="float" office:value="0" table:style-name="ce1">
            <text:p>0</text:p>
          </table:table-cell>
          <table:table-cell office:value-type="string" table:style-name="ce1">
            <text:p>Sw</text:p>
          </table:table-cell>
          <table:table-cell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Any player who cancels this Chantey must discard 1 random card from their hand (if they have any in their hand).</text:p>
            <text:p>The Influence cost of all Crew being Hired is reduced to 0.</text:p>
          </table:table-cell>
          <table:table-cell office:value-type="string" table:style-name="ce4">
            <text:p>“The man may be gone, but we still have the legend. And true evil never really dies...” –Riant Gaucher</text:p>
          </table:table-cell>
          <table:table-cell table:number-columns-repeated="16360"/>
        </table:table-row>
        <table:table-row table:style-name="ro2">
          <table:table-cell office:value-type="string" office:string-value="  &lt;card id=~62fb4c93-691e-4114-9c55-27219ce52f03~ name=~Renzo Raymondi~&gt;&lt;property name=~Rarity~ value=~R~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2~ /&gt;&lt;property name=~Sailing~ value=~2~ /&gt;&lt;property name=~Adventuring~ value=~0~ /&gt;&lt;property name=~Influence~ value=~3~ /&gt;&lt;property name=~Swashbuckling~ value=~2~ /&gt;&lt;property name=~Crew Max~ value=~~ /&gt;&lt;property name=~Move Cost~ value=~~ /&gt;&lt;property name=~Faction~ value=~Crimson Rogers~ /&gt;&lt;property name=~Text~ value=~Villainous • Swordsman +1&#10;React: When another player sinks one of their Heroic crew, you may immediately draw a card from your deck. You may only use this ability once per sunk Crew.~ /&gt;&lt;/card&gt;" table:formula="of:=CONCATENATE(&quot;  &lt;card id=~&quot;;[.C99];&quot;~ name=~&quot;;[.E99];&quot;~&gt;&lt;property name=~&quot;;[.F$1];&quot;~ value=~&quot;;[.F99];&quot;~ /&gt;&lt;property name=~&quot;;[.G$1];&quot;~ value=~&quot;;[.G99];&quot;~ /&gt;&lt;property name=~&quot;;[.H$1];&quot;~ value=~&quot;;[.H99];&quot;~ /&gt;&lt;property name=~&quot;;[.I$1];&quot;~ value=~&quot;;[.I99];&quot;~ /&gt;&lt;property name=~&quot;;[.J$1];&quot;~ value=~&quot;;[.J99];&quot;~ /&gt;&lt;property name=~&quot;;[.K$1];&quot;~ value=~&quot;;[.K99];&quot;~ /&gt;&lt;property name=~&quot;;[.L$1];&quot;~ value=~&quot;;[.L99];&quot;~ /&gt;&lt;property name=~&quot;;[.M$1];&quot;~ value=~&quot;;[.M99];&quot;~ /&gt;&lt;property name=~&quot;;[.N$1];&quot;~ value=~&quot;;[.N99];&quot;~ /&gt;&lt;property name=~&quot;;[.O$1];&quot;~ value=~&quot;;[.O99];&quot;~ /&gt;&lt;property name=~&quot;;[.P$1];&quot;~ value=~&quot;;[.P99];&quot;~ /&gt;&lt;property name=~&quot;;[.Q$1];&quot;~ value=~&quot;;[.Q99];&quot;~ /&gt;&lt;property name=~&quot;;[.R$1];&quot;~ value=~&quot;;[.R99];&quot;~ /&gt;&lt;property name=~&quot;;[.S$1];&quot;~ value=~&quot;;[.S99];&quot;~ /&gt;&lt;property name=~&quot;;[.T$1];&quot;~ value=~&quot;;[.T99];&quot;~ /&gt;&lt;property name=~&quot;;[.U$1];&quot;~ value=~&quot;;[.U99];&quot;~ /&gt;&lt;property name=~&quot;;[.V$1];&quot;~ value=~&quot;;[.V99];&quot;~ /&gt;&lt;property name=~&quot;;[.W$1];&quot;~ value=~&quot;;[.W99];&quot;~ /&gt;&lt;/card&gt;&quot;)" table:style-name="ce1">
            <text:p><text:s text:c="2"/>&lt;card id=~62fb4c93-691e-4114-9c55-27219ce52f03~ name=~Renzo Raymondi~&gt;&lt;property name=~Rarity~ value=~R~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2~ /&gt;&lt;property name=~Sailing~ value=~2~ /&gt;&lt;property name=~Adventuring~ value=~0~ /&gt;&lt;property name=~Influence~ value=~3~ /&gt;&lt;property name=~Swashbuckling~ value=~2~ /&gt;&lt;property name=~Crew Max~ value=~~ /&gt;&lt;property name=~Move Cost~ value=~~ /&gt;&lt;property name=~Faction~ value=~Crimson Rogers~ /&gt;&lt;property name=~Text~ value=~Villainous • Swordsman +1</text:p>
            <text:p>React: When another player sinks one of their Heroic crew, you may immediately draw a card from your deck. You may only use this ability once per sunk Crew.~ /&gt;&lt;/card&gt;</text:p>
          </table:table-cell>
          <table:table-cell office:value-type="string" office:string-value=" &lt;Relationship Target=~/cards/SynS_RenzoRaymondi.jpg~ Id=~C62fb4c93-691e-4114-9c55-27219ce52f03~ Type=~http://schemas.octgn.org/picture~/&gt;" table:formula="of:=CONCATENATE(&quot; &lt;Relationship Target=~/cards/&quot;;[.D99];&quot;.jpg~ Id=~C&quot;;[.C99];&quot;~ Type=~http://schemas.octgn.org/picture~/&gt;&quot;)" table:style-name="ce1">
            <text:p><text:s/>&lt;Relationship Target=~/cards/SynS_RenzoRaymondi.jpg~ Id=~C62fb4c93-691e-4114-9c55-27219ce52f03~ Type=~http://schemas.octgn.org/picture~/&gt;</text:p>
          </table:table-cell>
          <table:table-cell office:value-type="string" table:style-name="ce1">
            <text:p>62fb4c93-691e-4114-9c55-27219ce52f03</text:p>
          </table:table-cell>
          <table:table-cell office:value-type="string" table:style-name="ce1">
            <text:p>SynS_RenzoRaymondi</text:p>
          </table:table-cell>
          <table:table-cell office:value-type="string" table:style-name="ce1">
            <text:p>Renzo Raymondi</text:p>
          </table:table-cell>
          <table:table-cell office:value-type="string" table:style-name="ce1">
            <text:p>R</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2" table:style-name="ce1">
            <text:p>2</text:p>
          </table:table-cell>
          <table:table-cell office:value-type="float" office:value="2" table:style-name="ce1">
            <text:p>2</text:p>
          </table:table-cell>
          <table:table-cell office:value-type="float" office:value="0" table:style-name="ce1">
            <text:p>0</text:p>
          </table:table-cell>
          <table:table-cell office:value-type="float" office:value="3" table:style-name="ce1">
            <text:p>3</text:p>
          </table:table-cell>
          <table:table-cell office:value-type="float" office:value="2" table:style-name="ce1">
            <text:p>2</text:p>
          </table:table-cell>
          <table:table-cell table:number-columns-repeated="2" table:style-name="ce1"/>
          <table:table-cell office:value-type="string" table:style-name="ce1">
            <text:p>Crimson Rogers</text:p>
          </table:table-cell>
          <table:table-cell office:value-type="string" table:style-name="ce1">
            <text:p>Villainous • Swordsman +1</text:p>
            <text:p>React: When another player sinks one of their Heroic crew, you may immediately draw a card from your deck. You may only use this ability once per sunk Crew.</text:p>
          </table:table-cell>
          <table:table-cell office:value-type="string" table:style-name="ce4">
            <text:p>“The Rogers pay well. Everything else is secondary.”</text:p>
          </table:table-cell>
          <table:table-cell table:number-columns-repeated="16360"/>
        </table:table-row>
        <table:table-row table:style-name="ro2">
          <table:table-cell office:value-type="string" office:string-value="  &lt;card id=~e964df07-d161-4fa1-a1ef-d7a099b446b9~ name=~Reynaldo Lucani~&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1~ /&gt;&lt;property name=~Swashbuckling~ value=~1~ /&gt;&lt;property name=~Crew Max~ value=~~ /&gt;&lt;property name=~Move Cost~ value=~~ /&gt;&lt;property name=~Faction~ value=~Corsairs~ /&gt;&lt;property name=~Text~ value=~Captive • No Attachments • Loyal&#10;When tacking this Crew to hire non-Captive Crew this Crew produces 3 additional Influence.~ /&gt;&lt;/card&gt;" table:formula="of:=CONCATENATE(&quot;  &lt;card id=~&quot;;[.C100];&quot;~ name=~&quot;;[.E100];&quot;~&gt;&lt;property name=~&quot;;[.F$1];&quot;~ value=~&quot;;[.F100];&quot;~ /&gt;&lt;property name=~&quot;;[.G$1];&quot;~ value=~&quot;;[.G100];&quot;~ /&gt;&lt;property name=~&quot;;[.H$1];&quot;~ value=~&quot;;[.H100];&quot;~ /&gt;&lt;property name=~&quot;;[.I$1];&quot;~ value=~&quot;;[.I100];&quot;~ /&gt;&lt;property name=~&quot;;[.J$1];&quot;~ value=~&quot;;[.J100];&quot;~ /&gt;&lt;property name=~&quot;;[.K$1];&quot;~ value=~&quot;;[.K100];&quot;~ /&gt;&lt;property name=~&quot;;[.L$1];&quot;~ value=~&quot;;[.L100];&quot;~ /&gt;&lt;property name=~&quot;;[.M$1];&quot;~ value=~&quot;;[.M100];&quot;~ /&gt;&lt;property name=~&quot;;[.N$1];&quot;~ value=~&quot;;[.N100];&quot;~ /&gt;&lt;property name=~&quot;;[.O$1];&quot;~ value=~&quot;;[.O100];&quot;~ /&gt;&lt;property name=~&quot;;[.P$1];&quot;~ value=~&quot;;[.P100];&quot;~ /&gt;&lt;property name=~&quot;;[.Q$1];&quot;~ value=~&quot;;[.Q100];&quot;~ /&gt;&lt;property name=~&quot;;[.R$1];&quot;~ value=~&quot;;[.R100];&quot;~ /&gt;&lt;property name=~&quot;;[.S$1];&quot;~ value=~&quot;;[.S100];&quot;~ /&gt;&lt;property name=~&quot;;[.T$1];&quot;~ value=~&quot;;[.T100];&quot;~ /&gt;&lt;property name=~&quot;;[.U$1];&quot;~ value=~&quot;;[.U100];&quot;~ /&gt;&lt;property name=~&quot;;[.V$1];&quot;~ value=~&quot;;[.V100];&quot;~ /&gt;&lt;property name=~&quot;;[.W$1];&quot;~ value=~&quot;;[.W100];&quot;~ /&gt;&lt;/card&gt;&quot;)" table:style-name="ce1">
            <text:p><text:s text:c="2"/>&lt;card id=~e964df07-d161-4fa1-a1ef-d7a099b446b9~ name=~Reynaldo Lucani~&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1~ /&gt;&lt;property name=~Swashbuckling~ value=~1~ /&gt;&lt;property name=~Crew Max~ value=~~ /&gt;&lt;property name=~Move Cost~ value=~~ /&gt;&lt;property name=~Faction~ value=~Corsairs~ /&gt;&lt;property name=~Text~ value=~Captive • No Attachments • Loyal</text:p>
            <text:p>When tacking this Crew to hire non-Captive Crew this Crew produces 3 additional Influence.~ /&gt;&lt;/card&gt;</text:p>
          </table:table-cell>
          <table:table-cell office:value-type="string" office:string-value=" &lt;Relationship Target=~/cards/SynS_ReynaldoLucani.jpg~ Id=~Ce964df07-d161-4fa1-a1ef-d7a099b446b9~ Type=~http://schemas.octgn.org/picture~/&gt;" table:formula="of:=CONCATENATE(&quot; &lt;Relationship Target=~/cards/&quot;;[.D100];&quot;.jpg~ Id=~C&quot;;[.C100];&quot;~ Type=~http://schemas.octgn.org/picture~/&gt;&quot;)" table:style-name="ce1">
            <text:p><text:s/>&lt;Relationship Target=~/cards/SynS_ReynaldoLucani.jpg~ Id=~Ce964df07-d161-4fa1-a1ef-d7a099b446b9~ Type=~http://schemas.octgn.org/picture~/&gt;</text:p>
          </table:table-cell>
          <table:table-cell office:value-type="string" table:style-name="ce1">
            <text:p>e964df07-d161-4fa1-a1ef-d7a099b446b9</text:p>
          </table:table-cell>
          <table:table-cell office:value-type="string" table:style-name="ce1">
            <text:p>SynS_ReynaldoLucani</text:p>
          </table:table-cell>
          <table:table-cell office:value-type="string" table:style-name="ce1">
            <text:p>Reynaldo Lucani</text:p>
          </table:table-cell>
          <table:table-cell office:value-type="string" table:style-name="ce1">
            <text:p>C</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number-columns-repeated="2" table:style-name="ce1"/>
          <table:table-cell office:value-type="string" table:style-name="ce1">
            <text:p>Corsairs</text:p>
          </table:table-cell>
          <table:table-cell office:value-type="string" table:style-name="ce1">
            <text:p>Captive • No Attachments • Loyal</text:p>
            <text:p>When tacking this Crew to hire non-Captive Crew this Crew produces 3 additional Influence.</text:p>
          </table:table-cell>
          <table:table-cell office:value-type="string" table:style-name="ce4">
            <text:p>“Better here than back in Vodacce. At least here, I have a chance of escape.”</text:p>
          </table:table-cell>
          <table:table-cell table:number-columns-repeated="16360"/>
        </table:table-row>
        <table:table-row table:style-name="ro2">
          <table:table-cell office:value-type="string" office:string-value="  &lt;card id=~34a9e181-9995-4c97-82d2-aa1cc83387f8~ name=~Richter Hoffmann~&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0~ /&gt;&lt;property name=~Influence~ value=~0~ /&gt;&lt;property name=~Swashbuckling~ value=~1~ /&gt;&lt;property name=~Crew Max~ value=~~ /&gt;&lt;property name=~Move Cost~ value=~~ /&gt;&lt;property name=~Faction~ value=~Explorer's Society~ /&gt;&lt;property name=~Text~ value=~*Invisible College*&#10;React: When you are paying an Influence cost, tack an Item Attachment attached to this Crew to produce 1 Influence.~ /&gt;&lt;/card&gt;" table:formula="of:=CONCATENATE(&quot;  &lt;card id=~&quot;;[.C101];&quot;~ name=~&quot;;[.E101];&quot;~&gt;&lt;property name=~&quot;;[.F$1];&quot;~ value=~&quot;;[.F101];&quot;~ /&gt;&lt;property name=~&quot;;[.G$1];&quot;~ value=~&quot;;[.G101];&quot;~ /&gt;&lt;property name=~&quot;;[.H$1];&quot;~ value=~&quot;;[.H101];&quot;~ /&gt;&lt;property name=~&quot;;[.I$1];&quot;~ value=~&quot;;[.I101];&quot;~ /&gt;&lt;property name=~&quot;;[.J$1];&quot;~ value=~&quot;;[.J101];&quot;~ /&gt;&lt;property name=~&quot;;[.K$1];&quot;~ value=~&quot;;[.K101];&quot;~ /&gt;&lt;property name=~&quot;;[.L$1];&quot;~ value=~&quot;;[.L101];&quot;~ /&gt;&lt;property name=~&quot;;[.M$1];&quot;~ value=~&quot;;[.M101];&quot;~ /&gt;&lt;property name=~&quot;;[.N$1];&quot;~ value=~&quot;;[.N101];&quot;~ /&gt;&lt;property name=~&quot;;[.O$1];&quot;~ value=~&quot;;[.O101];&quot;~ /&gt;&lt;property name=~&quot;;[.P$1];&quot;~ value=~&quot;;[.P101];&quot;~ /&gt;&lt;property name=~&quot;;[.Q$1];&quot;~ value=~&quot;;[.Q101];&quot;~ /&gt;&lt;property name=~&quot;;[.R$1];&quot;~ value=~&quot;;[.R101];&quot;~ /&gt;&lt;property name=~&quot;;[.S$1];&quot;~ value=~&quot;;[.S101];&quot;~ /&gt;&lt;property name=~&quot;;[.T$1];&quot;~ value=~&quot;;[.T101];&quot;~ /&gt;&lt;property name=~&quot;;[.U$1];&quot;~ value=~&quot;;[.U101];&quot;~ /&gt;&lt;property name=~&quot;;[.V$1];&quot;~ value=~&quot;;[.V101];&quot;~ /&gt;&lt;property name=~&quot;;[.W$1];&quot;~ value=~&quot;;[.W101];&quot;~ /&gt;&lt;/card&gt;&quot;)" table:style-name="ce1">
            <text:p><text:s text:c="2"/>&lt;card id=~34a9e181-9995-4c97-82d2-aa1cc83387f8~ name=~Richter Hoffmann~&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0~ /&gt;&lt;property name=~Influence~ value=~0~ /&gt;&lt;property name=~Swashbuckling~ value=~1~ /&gt;&lt;property name=~Crew Max~ value=~~ /&gt;&lt;property name=~Move Cost~ value=~~ /&gt;&lt;property name=~Faction~ value=~Explorer's Society~ /&gt;&lt;property name=~Text~ value=~*Invisible College*</text:p>
            <text:p>React: When you are paying an Influence cost, tack an Item Attachment attached to this Crew to produce 1 Influence.~ /&gt;&lt;/card&gt;</text:p>
          </table:table-cell>
          <table:table-cell office:value-type="string" office:string-value=" &lt;Relationship Target=~/cards/SynS_RichterHoffmann.jpg~ Id=~C34a9e181-9995-4c97-82d2-aa1cc83387f8~ Type=~http://schemas.octgn.org/picture~/&gt;" table:formula="of:=CONCATENATE(&quot; &lt;Relationship Target=~/cards/&quot;;[.D101];&quot;.jpg~ Id=~C&quot;;[.C101];&quot;~ Type=~http://schemas.octgn.org/picture~/&gt;&quot;)" table:style-name="ce1">
            <text:p><text:s/>&lt;Relationship Target=~/cards/SynS_RichterHoffmann.jpg~ Id=~C34a9e181-9995-4c97-82d2-aa1cc83387f8~ Type=~http://schemas.octgn.org/picture~/&gt;</text:p>
          </table:table-cell>
          <table:table-cell office:value-type="string" table:style-name="ce1">
            <text:p>34a9e181-9995-4c97-82d2-aa1cc83387f8</text:p>
          </table:table-cell>
          <table:table-cell office:value-type="string" table:style-name="ce1">
            <text:p>SynS_RichterHoffmann</text:p>
          </table:table-cell>
          <table:table-cell office:value-type="string" table:style-name="ce1">
            <text:p>Richter Hoffmann</text:p>
          </table:table-cell>
          <table:table-cell office:value-type="string" table:style-name="ce1">
            <text:p>C</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2" table:style-name="ce1">
            <text:p>2</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table:number-columns-repeated="2" table:style-name="ce1"/>
          <table:table-cell office:value-type="string" table:style-name="ce1">
            <text:p>Explorer's Society</text:p>
          </table:table-cell>
          <table:table-cell office:value-type="string" table:style-name="ce1">
            <text:p>*Invisible College*</text:p>
            <text:p>React: When you are paying an Influence cost, tack an Item Attachment attached to this Crew to produce 1 Influence.</text:p>
          </table:table-cell>
          <table:table-cell office:value-type="string" table:style-name="ce4">
            <text:p>“Cosette needs a map if she’s to survive the western seas. But she doesn’t need to know where it comes from.”</text:p>
          </table:table-cell>
          <table:table-cell table:number-columns-repeated="16360"/>
        </table:table-row>
        <table:table-row table:style-name="ro2">
          <table:table-cell office:value-type="string" office:string-value="  &lt;card id=~657d17b1-8dc3-4c60-8b99-3409a9bc8f35~ name=~Rilasciare Membership~&gt;&lt;property name=~Rarity~ value=~R~ /&gt;&lt;property name=~Type~ value=~attachments~ /&gt;&lt;property name=~Cost~ value=~2~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APTAIN ATTACHMENT&#10;Unique • Membership&#10;This Captain gains the Rilasciare affiliation. While you have 3 or more other Rilasciare Crew on board this Captain has the following ability: Act: Target a non-Captain Crew on a Ship with more Crew on board than your Ship. Tack one of your Rilasciare Crew and discard the top card of your deck. If that card is a Crew with an Influence cost greater than target Crew, the target Crew is sunk or the Crew revealed enters play on your Ship, ignoring any and all restrictions, including Crew Maximum (the choice is made by the target Crew’s controller).~ /&gt;&lt;/card&gt;" table:formula="of:=CONCATENATE(&quot;  &lt;card id=~&quot;;[.C102];&quot;~ name=~&quot;;[.E102];&quot;~&gt;&lt;property name=~&quot;;[.F$1];&quot;~ value=~&quot;;[.F102];&quot;~ /&gt;&lt;property name=~&quot;;[.G$1];&quot;~ value=~&quot;;[.G102];&quot;~ /&gt;&lt;property name=~&quot;;[.H$1];&quot;~ value=~&quot;;[.H102];&quot;~ /&gt;&lt;property name=~&quot;;[.I$1];&quot;~ value=~&quot;;[.I102];&quot;~ /&gt;&lt;property name=~&quot;;[.J$1];&quot;~ value=~&quot;;[.J102];&quot;~ /&gt;&lt;property name=~&quot;;[.K$1];&quot;~ value=~&quot;;[.K102];&quot;~ /&gt;&lt;property name=~&quot;;[.L$1];&quot;~ value=~&quot;;[.L102];&quot;~ /&gt;&lt;property name=~&quot;;[.M$1];&quot;~ value=~&quot;;[.M102];&quot;~ /&gt;&lt;property name=~&quot;;[.N$1];&quot;~ value=~&quot;;[.N102];&quot;~ /&gt;&lt;property name=~&quot;;[.O$1];&quot;~ value=~&quot;;[.O102];&quot;~ /&gt;&lt;property name=~&quot;;[.P$1];&quot;~ value=~&quot;;[.P102];&quot;~ /&gt;&lt;property name=~&quot;;[.Q$1];&quot;~ value=~&quot;;[.Q102];&quot;~ /&gt;&lt;property name=~&quot;;[.R$1];&quot;~ value=~&quot;;[.R102];&quot;~ /&gt;&lt;property name=~&quot;;[.S$1];&quot;~ value=~&quot;;[.S102];&quot;~ /&gt;&lt;property name=~&quot;;[.T$1];&quot;~ value=~&quot;;[.T102];&quot;~ /&gt;&lt;property name=~&quot;;[.U$1];&quot;~ value=~&quot;;[.U102];&quot;~ /&gt;&lt;property name=~&quot;;[.V$1];&quot;~ value=~&quot;;[.V102];&quot;~ /&gt;&lt;property name=~&quot;;[.W$1];&quot;~ value=~&quot;;[.W102];&quot;~ /&gt;&lt;/card&gt;&quot;)" table:style-name="ce1">
            <text:p><text:s text:c="2"/>&lt;card id=~657d17b1-8dc3-4c60-8b99-3409a9bc8f35~ name=~Rilasciare Membership~&gt;&lt;property name=~Rarity~ value=~R~ /&gt;&lt;property name=~Type~ value=~attachments~ /&gt;&lt;property name=~Cost~ value=~2~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APTAIN ATTACHMENT</text:p>
            <text:p>Unique • Membership</text:p>
            <text:p>This Captain gains the Rilasciare affiliation. While you have 3 or more other Rilasciare Crew on board this Captain has the following ability: Act: Target a non-Captain Crew on a Ship with more Crew on board than your Ship. Tack one of your Rilasciare Crew and discard the top card of your deck. If that card is a Crew with an Influence cost greater than target Crew, the target Crew is sunk or the Crew revealed enters play on your Ship, ignoring any and all restrictions, including Crew Maximum (the choice is made by the target Crew’s controller).~ /&gt;&lt;/card&gt;</text:p>
          </table:table-cell>
          <table:table-cell office:value-type="string" office:string-value=" &lt;Relationship Target=~/cards/SynS_RilasciareMembership.jpg~ Id=~C657d17b1-8dc3-4c60-8b99-3409a9bc8f35~ Type=~http://schemas.octgn.org/picture~/&gt;" table:formula="of:=CONCATENATE(&quot; &lt;Relationship Target=~/cards/&quot;;[.D102];&quot;.jpg~ Id=~C&quot;;[.C102];&quot;~ Type=~http://schemas.octgn.org/picture~/&gt;&quot;)" table:style-name="ce1">
            <text:p><text:s/>&lt;Relationship Target=~/cards/SynS_RilasciareMembership.jpg~ Id=~C657d17b1-8dc3-4c60-8b99-3409a9bc8f35~ Type=~http://schemas.octgn.org/picture~/&gt;</text:p>
          </table:table-cell>
          <table:table-cell office:value-type="string" table:style-name="ce1">
            <text:p>657d17b1-8dc3-4c60-8b99-3409a9bc8f35</text:p>
          </table:table-cell>
          <table:table-cell office:value-type="string" table:style-name="ce1">
            <text:p>SynS_RilasciareMembership</text:p>
          </table:table-cell>
          <table:table-cell office:value-type="string" table:style-name="ce1">
            <text:p>Rilasciare Membership</text:p>
          </table:table-cell>
          <table:table-cell office:value-type="string" table:style-name="ce1">
            <text:p>R</text:p>
          </table:table-cell>
          <table:table-cell office:value-type="string" table:style-name="ce1">
            <text:p>attachments</text:p>
          </table:table-cell>
          <table:table-cell office:value-type="float" office:value="2" table:style-name="ce1">
            <text:p>2</text:p>
          </table:table-cell>
          <table:table-cell office:value-type="string" table:style-name="ce1">
            <text:p>In</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APTAIN ATTACHMENT</text:p>
            <text:p>Unique • Membership</text:p>
            <text:p>This Captain gains the Rilasciare affiliation. While you have 3 or more other Rilasciare Crew on board this Captain has the following ability: Act: Target a non-Captain Crew on a Ship with more Crew on board than your Ship. Tack one of your Rilasciare Crew and discard the top card of your deck. If that card is a Crew with an Influence cost greater than target Crew, the target Crew is sunk or the Crew revealed enters play on your Ship, ignoring any and all restrictions, including Crew Maximum (the choice is made by the target Crew’s controller).</text:p>
          </table:table-cell>
          <table:table-cell table:style-name="ce4"/>
          <table:table-cell table:number-columns-repeated="16360"/>
        </table:table-row>
        <table:table-row table:style-name="ro2">
          <table:table-cell office:value-type="string" office:string-value="  &lt;card id=~604c0ead-36a3-4db9-b5a2-cd7c257cb38a~ name=~Rope Descending Device~&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 Hand (a Crew may not have more than one Hand Attachment)&#10;To complete: Pay 4 Adventuring (3 if completed in the Frothing Sea).&#10;Invisible College Crew Attachment: React: Tack this card when you are paying an Adventuring cost for an Adventure or Action card to produce 1 Adventuring.~ /&gt;&lt;/card&gt;" table:formula="of:=CONCATENATE(&quot;  &lt;card id=~&quot;;[.C103];&quot;~ name=~&quot;;[.E103];&quot;~&gt;&lt;property name=~&quot;;[.F$1];&quot;~ value=~&quot;;[.F103];&quot;~ /&gt;&lt;property name=~&quot;;[.G$1];&quot;~ value=~&quot;;[.G103];&quot;~ /&gt;&lt;property name=~&quot;;[.H$1];&quot;~ value=~&quot;;[.H103];&quot;~ /&gt;&lt;property name=~&quot;;[.I$1];&quot;~ value=~&quot;;[.I103];&quot;~ /&gt;&lt;property name=~&quot;;[.J$1];&quot;~ value=~&quot;;[.J103];&quot;~ /&gt;&lt;property name=~&quot;;[.K$1];&quot;~ value=~&quot;;[.K103];&quot;~ /&gt;&lt;property name=~&quot;;[.L$1];&quot;~ value=~&quot;;[.L103];&quot;~ /&gt;&lt;property name=~&quot;;[.M$1];&quot;~ value=~&quot;;[.M103];&quot;~ /&gt;&lt;property name=~&quot;;[.N$1];&quot;~ value=~&quot;;[.N103];&quot;~ /&gt;&lt;property name=~&quot;;[.O$1];&quot;~ value=~&quot;;[.O103];&quot;~ /&gt;&lt;property name=~&quot;;[.P$1];&quot;~ value=~&quot;;[.P103];&quot;~ /&gt;&lt;property name=~&quot;;[.Q$1];&quot;~ value=~&quot;;[.Q103];&quot;~ /&gt;&lt;property name=~&quot;;[.R$1];&quot;~ value=~&quot;;[.R103];&quot;~ /&gt;&lt;property name=~&quot;;[.S$1];&quot;~ value=~&quot;;[.S103];&quot;~ /&gt;&lt;property name=~&quot;;[.T$1];&quot;~ value=~&quot;;[.T103];&quot;~ /&gt;&lt;property name=~&quot;;[.U$1];&quot;~ value=~&quot;;[.U103];&quot;~ /&gt;&lt;property name=~&quot;;[.V$1];&quot;~ value=~&quot;;[.V103];&quot;~ /&gt;&lt;property name=~&quot;;[.W$1];&quot;~ value=~&quot;;[.W103];&quot;~ /&gt;&lt;/card&gt;&quot;)" table:style-name="ce1">
            <text:p><text:s text:c="2"/>&lt;card id=~604c0ead-36a3-4db9-b5a2-cd7c257cb38a~ name=~Rope Descending Device~&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 Hand (a Crew may not have more than one Hand Attachment)</text:p>
            <text:p>To complete: Pay 4 Adventuring (3 if completed in the Frothing Sea).</text:p>
            <text:p>Invisible College Crew Attachment: React: Tack this card when you are paying an Adventuring cost for an Adventure or Action card to produce 1 Adventuring.~ /&gt;&lt;/card&gt;</text:p>
          </table:table-cell>
          <table:table-cell office:value-type="string" office:string-value=" &lt;Relationship Target=~/cards/SynS_RopeDescendingDevice.jpg~ Id=~C604c0ead-36a3-4db9-b5a2-cd7c257cb38a~ Type=~http://schemas.octgn.org/picture~/&gt;" table:formula="of:=CONCATENATE(&quot; &lt;Relationship Target=~/cards/&quot;;[.D103];&quot;.jpg~ Id=~C&quot;;[.C103];&quot;~ Type=~http://schemas.octgn.org/picture~/&gt;&quot;)" table:style-name="ce1">
            <text:p><text:s/>&lt;Relationship Target=~/cards/SynS_RopeDescendingDevice.jpg~ Id=~C604c0ead-36a3-4db9-b5a2-cd7c257cb38a~ Type=~http://schemas.octgn.org/picture~/&gt;</text:p>
          </table:table-cell>
          <table:table-cell office:value-type="string" table:style-name="ce1">
            <text:p>604c0ead-36a3-4db9-b5a2-cd7c257cb38a</text:p>
          </table:table-cell>
          <table:table-cell office:value-type="string" table:style-name="ce1">
            <text:p>SynS_RopeDescendingDevice</text:p>
          </table:table-cell>
          <table:table-cell office:value-type="string" table:style-name="ce1">
            <text:p>Rope Descending Device</text:p>
          </table:table-cell>
          <table:table-cell office:value-type="string" table:style-name="ce1">
            <text:p>C</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1 Sea Away • Hand (a Crew may not have more than one Hand Attachment)</text:p>
            <text:p>To complete: Pay 4 Adventuring (3 if completed in the Frothing Sea).</text:p>
            <text:p>Invisible College Crew Attachment: React: Tack this card when you are paying an Adventuring cost for an Adventure or Action card to produce 1 Adventuring.</text:p>
          </table:table-cell>
          <table:table-cell table:style-name="ce4"/>
          <table:table-cell table:number-columns-repeated="16360"/>
        </table:table-row>
        <table:table-row table:style-name="ro2">
          <table:table-cell office:value-type="string" office:string-value="  &lt;card id=~9826575b-99a9-4a32-8cab-5543dbf6981a~ name=~Rose and Cross Membership~&gt;&lt;property name=~Rarity~ value=~R~ /&gt;&lt;property name=~Type~ value=~attachments~ /&gt;&lt;property name=~Cost~ value=~2~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APTAIN ATTACHMENT&#10;Unique • Membership&#10;This Captain gains the Rose and Cross affiliation. While you have 3 or more other Rose and Cross Crew on board this Captain has the following ability: Act: Once per turn, draw and reveal the top card of your deck, if it is not a Patron card, discard the card and draw another card. Repeat until you shuffle your deck or you draw a Patron card. Place the Patron card in your hand.~ /&gt;&lt;/card&gt;" table:formula="of:=CONCATENATE(&quot;  &lt;card id=~&quot;;[.C104];&quot;~ name=~&quot;;[.E104];&quot;~&gt;&lt;property name=~&quot;;[.F$1];&quot;~ value=~&quot;;[.F104];&quot;~ /&gt;&lt;property name=~&quot;;[.G$1];&quot;~ value=~&quot;;[.G104];&quot;~ /&gt;&lt;property name=~&quot;;[.H$1];&quot;~ value=~&quot;;[.H104];&quot;~ /&gt;&lt;property name=~&quot;;[.I$1];&quot;~ value=~&quot;;[.I104];&quot;~ /&gt;&lt;property name=~&quot;;[.J$1];&quot;~ value=~&quot;;[.J104];&quot;~ /&gt;&lt;property name=~&quot;;[.K$1];&quot;~ value=~&quot;;[.K104];&quot;~ /&gt;&lt;property name=~&quot;;[.L$1];&quot;~ value=~&quot;;[.L104];&quot;~ /&gt;&lt;property name=~&quot;;[.M$1];&quot;~ value=~&quot;;[.M104];&quot;~ /&gt;&lt;property name=~&quot;;[.N$1];&quot;~ value=~&quot;;[.N104];&quot;~ /&gt;&lt;property name=~&quot;;[.O$1];&quot;~ value=~&quot;;[.O104];&quot;~ /&gt;&lt;property name=~&quot;;[.P$1];&quot;~ value=~&quot;;[.P104];&quot;~ /&gt;&lt;property name=~&quot;;[.Q$1];&quot;~ value=~&quot;;[.Q104];&quot;~ /&gt;&lt;property name=~&quot;;[.R$1];&quot;~ value=~&quot;;[.R104];&quot;~ /&gt;&lt;property name=~&quot;;[.S$1];&quot;~ value=~&quot;;[.S104];&quot;~ /&gt;&lt;property name=~&quot;;[.T$1];&quot;~ value=~&quot;;[.T104];&quot;~ /&gt;&lt;property name=~&quot;;[.U$1];&quot;~ value=~&quot;;[.U104];&quot;~ /&gt;&lt;property name=~&quot;;[.V$1];&quot;~ value=~&quot;;[.V104];&quot;~ /&gt;&lt;property name=~&quot;;[.W$1];&quot;~ value=~&quot;;[.W104];&quot;~ /&gt;&lt;/card&gt;&quot;)" table:style-name="ce1">
            <text:p><text:s text:c="2"/>&lt;card id=~9826575b-99a9-4a32-8cab-5543dbf6981a~ name=~Rose and Cross Membership~&gt;&lt;property name=~Rarity~ value=~R~ /&gt;&lt;property name=~Type~ value=~attachments~ /&gt;&lt;property name=~Cost~ value=~2~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APTAIN ATTACHMENT</text:p>
            <text:p>Unique • Membership</text:p>
            <text:p>This Captain gains the Rose and Cross affiliation. While you have 3 or more other Rose and Cross Crew on board this Captain has the following ability: Act: Once per turn, draw and reveal the top card of your deck, if it is not a Patron card, discard the card and draw another card. Repeat until you shuffle your deck or you draw a Patron card. Place the Patron card in your hand.~ /&gt;&lt;/card&gt;</text:p>
          </table:table-cell>
          <table:table-cell office:value-type="string" office:string-value=" &lt;Relationship Target=~/cards/SynS_RoseandCrossMembership.jpg~ Id=~C9826575b-99a9-4a32-8cab-5543dbf6981a~ Type=~http://schemas.octgn.org/picture~/&gt;" table:formula="of:=CONCATENATE(&quot; &lt;Relationship Target=~/cards/&quot;;[.D104];&quot;.jpg~ Id=~C&quot;;[.C104];&quot;~ Type=~http://schemas.octgn.org/picture~/&gt;&quot;)" table:style-name="ce1">
            <text:p><text:s/>&lt;Relationship Target=~/cards/SynS_RoseandCrossMembership.jpg~ Id=~C9826575b-99a9-4a32-8cab-5543dbf6981a~ Type=~http://schemas.octgn.org/picture~/&gt;</text:p>
          </table:table-cell>
          <table:table-cell office:value-type="string" table:style-name="ce1">
            <text:p>9826575b-99a9-4a32-8cab-5543dbf6981a</text:p>
          </table:table-cell>
          <table:table-cell office:value-type="string" table:style-name="ce1">
            <text:p>SynS_RoseandCrossMembership</text:p>
          </table:table-cell>
          <table:table-cell office:value-type="string" table:style-name="ce1">
            <text:p>Rose and Cross Membership</text:p>
          </table:table-cell>
          <table:table-cell office:value-type="string" table:style-name="ce1">
            <text:p>R</text:p>
          </table:table-cell>
          <table:table-cell office:value-type="string" table:style-name="ce1">
            <text:p>attachments</text:p>
          </table:table-cell>
          <table:table-cell office:value-type="float" office:value="2" table:style-name="ce1">
            <text:p>2</text:p>
          </table:table-cell>
          <table:table-cell office:value-type="string" table:style-name="ce1">
            <text:p>In</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APTAIN ATTACHMENT</text:p>
            <text:p>Unique • Membership</text:p>
            <text:p>This Captain gains the Rose and Cross affiliation. While you have 3 or more other Rose and Cross Crew on board this Captain has the following ability: Act: Once per turn, draw and reveal the top card of your deck, if it is not a Patron card, discard the card and draw another card. Repeat until you shuffle your deck or you draw a Patron card. Place the Patron card in your hand.</text:p>
          </table:table-cell>
          <table:table-cell table:style-name="ce4"/>
          <table:table-cell table:number-columns-repeated="16360"/>
        </table:table-row>
        <table:table-row table:style-name="ro2">
          <table:table-cell office:value-type="string" office:string-value="  &lt;card id=~39985f2d-868d-4a29-bd12-082b0dad0a36~ name=~Rose Thornne~&gt;&lt;property name=~Rarity~ value=~C~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3~ /&gt;&lt;property name=~Adventuring~ value=~1~ /&gt;&lt;property name=~Influence~ value=~3~ /&gt;&lt;property name=~Swashbuckling~ value=~2~ /&gt;&lt;property name=~Crew Max~ value=~~ /&gt;&lt;property name=~Move Cost~ value=~~ /&gt;&lt;property name=~Faction~ value=~unaligned~ /&gt;&lt;property name=~Text~ value=~*Rilascarie*&#10;Heroic • Swordsman +2&#10;You may not hire this Crew if you have a Captain with the Villainous trait.~ /&gt;&lt;/card&gt;" table:formula="of:=CONCATENATE(&quot;  &lt;card id=~&quot;;[.C105];&quot;~ name=~&quot;;[.E105];&quot;~&gt;&lt;property name=~&quot;;[.F$1];&quot;~ value=~&quot;;[.F105];&quot;~ /&gt;&lt;property name=~&quot;;[.G$1];&quot;~ value=~&quot;;[.G105];&quot;~ /&gt;&lt;property name=~&quot;;[.H$1];&quot;~ value=~&quot;;[.H105];&quot;~ /&gt;&lt;property name=~&quot;;[.I$1];&quot;~ value=~&quot;;[.I105];&quot;~ /&gt;&lt;property name=~&quot;;[.J$1];&quot;~ value=~&quot;;[.J105];&quot;~ /&gt;&lt;property name=~&quot;;[.K$1];&quot;~ value=~&quot;;[.K105];&quot;~ /&gt;&lt;property name=~&quot;;[.L$1];&quot;~ value=~&quot;;[.L105];&quot;~ /&gt;&lt;property name=~&quot;;[.M$1];&quot;~ value=~&quot;;[.M105];&quot;~ /&gt;&lt;property name=~&quot;;[.N$1];&quot;~ value=~&quot;;[.N105];&quot;~ /&gt;&lt;property name=~&quot;;[.O$1];&quot;~ value=~&quot;;[.O105];&quot;~ /&gt;&lt;property name=~&quot;;[.P$1];&quot;~ value=~&quot;;[.P105];&quot;~ /&gt;&lt;property name=~&quot;;[.Q$1];&quot;~ value=~&quot;;[.Q105];&quot;~ /&gt;&lt;property name=~&quot;;[.R$1];&quot;~ value=~&quot;;[.R105];&quot;~ /&gt;&lt;property name=~&quot;;[.S$1];&quot;~ value=~&quot;;[.S105];&quot;~ /&gt;&lt;property name=~&quot;;[.T$1];&quot;~ value=~&quot;;[.T105];&quot;~ /&gt;&lt;property name=~&quot;;[.U$1];&quot;~ value=~&quot;;[.U105];&quot;~ /&gt;&lt;property name=~&quot;;[.V$1];&quot;~ value=~&quot;;[.V105];&quot;~ /&gt;&lt;property name=~&quot;;[.W$1];&quot;~ value=~&quot;;[.W105];&quot;~ /&gt;&lt;/card&gt;&quot;)" table:style-name="ce1">
            <text:p><text:s text:c="2"/>&lt;card id=~39985f2d-868d-4a29-bd12-082b0dad0a36~ name=~Rose Thornne~&gt;&lt;property name=~Rarity~ value=~C~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3~ /&gt;&lt;property name=~Adventuring~ value=~1~ /&gt;&lt;property name=~Influence~ value=~3~ /&gt;&lt;property name=~Swashbuckling~ value=~2~ /&gt;&lt;property name=~Crew Max~ value=~~ /&gt;&lt;property name=~Move Cost~ value=~~ /&gt;&lt;property name=~Faction~ value=~unaligned~ /&gt;&lt;property name=~Text~ value=~*Rilascarie*</text:p>
            <text:p>Heroic • Swordsman +2</text:p>
            <text:p>You may not hire this Crew if you have a Captain with the Villainous trait.~ /&gt;&lt;/card&gt;</text:p>
          </table:table-cell>
          <table:table-cell office:value-type="string" office:string-value=" &lt;Relationship Target=~/cards/SynS_RoseThornne.jpg~ Id=~C39985f2d-868d-4a29-bd12-082b0dad0a36~ Type=~http://schemas.octgn.org/picture~/&gt;" table:formula="of:=CONCATENATE(&quot; &lt;Relationship Target=~/cards/&quot;;[.D105];&quot;.jpg~ Id=~C&quot;;[.C105];&quot;~ Type=~http://schemas.octgn.org/picture~/&gt;&quot;)" table:style-name="ce1">
            <text:p><text:s/>&lt;Relationship Target=~/cards/SynS_RoseThornne.jpg~ Id=~C39985f2d-868d-4a29-bd12-082b0dad0a36~ Type=~http://schemas.octgn.org/picture~/&gt;</text:p>
          </table:table-cell>
          <table:table-cell office:value-type="string" table:style-name="ce1">
            <text:p>39985f2d-868d-4a29-bd12-082b0dad0a36</text:p>
          </table:table-cell>
          <table:table-cell office:value-type="string" table:style-name="ce1">
            <text:p>SynS_RoseThornne</text:p>
          </table:table-cell>
          <table:table-cell office:value-type="string" table:style-name="ce1">
            <text:p>Rose Thornne</text:p>
          </table:table-cell>
          <table:table-cell office:value-type="string" table:style-name="ce1">
            <text:p>C</text:p>
          </table:table-cell>
          <table:table-cell office:value-type="string" table:style-name="ce1">
            <text:p>crew</text:p>
          </table:table-cell>
          <table:table-cell office:value-type="float" office:value="6" table:style-name="ce1">
            <text:p>6</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3" table:style-name="ce1">
            <text:p>3</text:p>
          </table:table-cell>
          <table:table-cell office:value-type="float" office:value="1" table:style-name="ce1">
            <text:p>1</text:p>
          </table:table-cell>
          <table:table-cell office:value-type="float" office:value="3" table:style-name="ce1">
            <text:p>3</text:p>
          </table:table-cell>
          <table:table-cell office:value-type="float" office:value="2" table:style-name="ce1">
            <text:p>2</text:p>
          </table:table-cell>
          <table:table-cell table:number-columns-repeated="2" table:style-name="ce1"/>
          <table:table-cell office:value-type="string" table:style-name="ce1">
            <text:p>unaligned</text:p>
          </table:table-cell>
          <table:table-cell office:value-type="string" table:style-name="ce1">
            <text:p>*Rilascarie*</text:p>
            <text:p>Heroic • Swordsman +2</text:p>
            <text:p>You may not hire this Crew if you have a Captain with the Villainous trait.</text:p>
          </table:table-cell>
          <table:table-cell office:value-type="string" table:style-name="ce4">
            <text:p>“I quite like the pseudonym, though I haven’t used it in awhile. Were these gentlemen conscious, I’m sure they would agree.”</text:p>
          </table:table-cell>
          <table:table-cell table:number-columns-repeated="16360"/>
        </table:table-row>
        <table:table-row table:style-name="ro2">
          <table:table-cell office:value-type="string" office:string-value="  &lt;card id=~fc96ddeb-bd1b-4c6c-a622-77b0312cc5da~ name=~Rosenkreuz’s Secret~&gt;&lt;property name=~Rarity~ value=~C~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10;You must tack a Rose and Cross Crew to bring this card into play. This Crew has +2 to their highest printed skill. If there is a tie, the Crew instead gains +1 to all skills that are of the greatest value.~ /&gt;&lt;/card&gt;" table:formula="of:=CONCATENATE(&quot;  &lt;card id=~&quot;;[.C106];&quot;~ name=~&quot;;[.E106];&quot;~&gt;&lt;property name=~&quot;;[.F$1];&quot;~ value=~&quot;;[.F106];&quot;~ /&gt;&lt;property name=~&quot;;[.G$1];&quot;~ value=~&quot;;[.G106];&quot;~ /&gt;&lt;property name=~&quot;;[.H$1];&quot;~ value=~&quot;;[.H106];&quot;~ /&gt;&lt;property name=~&quot;;[.I$1];&quot;~ value=~&quot;;[.I106];&quot;~ /&gt;&lt;property name=~&quot;;[.J$1];&quot;~ value=~&quot;;[.J106];&quot;~ /&gt;&lt;property name=~&quot;;[.K$1];&quot;~ value=~&quot;;[.K106];&quot;~ /&gt;&lt;property name=~&quot;;[.L$1];&quot;~ value=~&quot;;[.L106];&quot;~ /&gt;&lt;property name=~&quot;;[.M$1];&quot;~ value=~&quot;;[.M106];&quot;~ /&gt;&lt;property name=~&quot;;[.N$1];&quot;~ value=~&quot;;[.N106];&quot;~ /&gt;&lt;property name=~&quot;;[.O$1];&quot;~ value=~&quot;;[.O106];&quot;~ /&gt;&lt;property name=~&quot;;[.P$1];&quot;~ value=~&quot;;[.P106];&quot;~ /&gt;&lt;property name=~&quot;;[.Q$1];&quot;~ value=~&quot;;[.Q106];&quot;~ /&gt;&lt;property name=~&quot;;[.R$1];&quot;~ value=~&quot;;[.R106];&quot;~ /&gt;&lt;property name=~&quot;;[.S$1];&quot;~ value=~&quot;;[.S106];&quot;~ /&gt;&lt;property name=~&quot;;[.T$1];&quot;~ value=~&quot;;[.T106];&quot;~ /&gt;&lt;property name=~&quot;;[.U$1];&quot;~ value=~&quot;;[.U106];&quot;~ /&gt;&lt;property name=~&quot;;[.V$1];&quot;~ value=~&quot;;[.V106];&quot;~ /&gt;&lt;property name=~&quot;;[.W$1];&quot;~ value=~&quot;;[.W106];&quot;~ /&gt;&lt;/card&gt;&quot;)" table:style-name="ce1">
            <text:p><text:s text:c="2"/>&lt;card id=~fc96ddeb-bd1b-4c6c-a622-77b0312cc5da~ name=~Rosenkreuz’s Secret~&gt;&lt;property name=~Rarity~ value=~C~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text:p>
            <text:p>You must tack a Rose and Cross Crew to bring this card into play. This Crew has +2 to their highest printed skill. If there is a tie, the Crew instead gains +1 to all skills that are of the greatest value.~ /&gt;&lt;/card&gt;</text:p>
          </table:table-cell>
          <table:table-cell office:value-type="string" office:string-value=" &lt;Relationship Target=~/cards/SynS_RosenkreuzsSecret.jpg~ Id=~Cfc96ddeb-bd1b-4c6c-a622-77b0312cc5da~ Type=~http://schemas.octgn.org/picture~/&gt;" table:formula="of:=CONCATENATE(&quot; &lt;Relationship Target=~/cards/&quot;;[.D106];&quot;.jpg~ Id=~C&quot;;[.C106];&quot;~ Type=~http://schemas.octgn.org/picture~/&gt;&quot;)" table:style-name="ce1">
            <text:p><text:s/>&lt;Relationship Target=~/cards/SynS_RosenkreuzsSecret.jpg~ Id=~Cfc96ddeb-bd1b-4c6c-a622-77b0312cc5da~ Type=~http://schemas.octgn.org/picture~/&gt;</text:p>
          </table:table-cell>
          <table:table-cell office:value-type="string" table:style-name="ce1">
            <text:p>fc96ddeb-bd1b-4c6c-a622-77b0312cc5da</text:p>
          </table:table-cell>
          <table:table-cell office:value-type="string" table:style-name="ce1">
            <text:p>SynS_RosenkreuzsSecret</text:p>
          </table:table-cell>
          <table:table-cell office:value-type="string" table:style-name="ce1">
            <text:p>Rosenkreuz’s Secret</text:p>
          </table:table-cell>
          <table:table-cell office:value-type="string" table:style-name="ce1">
            <text:p>C</text:p>
          </table:table-cell>
          <table:table-cell office:value-type="string" table:style-name="ce1">
            <text:p>attachment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text:p>
            <text:p>You must tack a Rose and Cross Crew to bring this card into play. This Crew has +2 to their highest printed skill. If there is a tie, the Crew instead gains +1 to all skills that are of the greatest value.</text:p>
          </table:table-cell>
          <table:table-cell office:value-type="string" table:style-name="ce4">
            <text:p>“Valroux never speaks of it, but the body of our founder –the body supposedly in that tomb –has been missing for some time.”</text:p>
          </table:table-cell>
          <table:table-cell table:number-columns-repeated="16360"/>
        </table:table-row>
        <table:table-row table:style-name="ro2">
          <table:table-cell office:value-type="string" office:string-value="  &lt;card id=~3fb345b4-de6e-4e6e-8cd2-a78d87f38aa9~ name=~Rum Flask~&gt;&lt;property name=~Rarity~ value=~C~ /&gt;&lt;property name=~Type~ value=~attachments~ /&gt;&lt;property name=~Cost~ value=~4~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10;Item +1 Swashbuckling.&#10;React: Discard this card when suffering Hits during a Boarding to absorb 4 Hits.~ /&gt;&lt;/card&gt;" table:formula="of:=CONCATENATE(&quot;  &lt;card id=~&quot;;[.C107];&quot;~ name=~&quot;;[.E107];&quot;~&gt;&lt;property name=~&quot;;[.F$1];&quot;~ value=~&quot;;[.F107];&quot;~ /&gt;&lt;property name=~&quot;;[.G$1];&quot;~ value=~&quot;;[.G107];&quot;~ /&gt;&lt;property name=~&quot;;[.H$1];&quot;~ value=~&quot;;[.H107];&quot;~ /&gt;&lt;property name=~&quot;;[.I$1];&quot;~ value=~&quot;;[.I107];&quot;~ /&gt;&lt;property name=~&quot;;[.J$1];&quot;~ value=~&quot;;[.J107];&quot;~ /&gt;&lt;property name=~&quot;;[.K$1];&quot;~ value=~&quot;;[.K107];&quot;~ /&gt;&lt;property name=~&quot;;[.L$1];&quot;~ value=~&quot;;[.L107];&quot;~ /&gt;&lt;property name=~&quot;;[.M$1];&quot;~ value=~&quot;;[.M107];&quot;~ /&gt;&lt;property name=~&quot;;[.N$1];&quot;~ value=~&quot;;[.N107];&quot;~ /&gt;&lt;property name=~&quot;;[.O$1];&quot;~ value=~&quot;;[.O107];&quot;~ /&gt;&lt;property name=~&quot;;[.P$1];&quot;~ value=~&quot;;[.P107];&quot;~ /&gt;&lt;property name=~&quot;;[.Q$1];&quot;~ value=~&quot;;[.Q107];&quot;~ /&gt;&lt;property name=~&quot;;[.R$1];&quot;~ value=~&quot;;[.R107];&quot;~ /&gt;&lt;property name=~&quot;;[.S$1];&quot;~ value=~&quot;;[.S107];&quot;~ /&gt;&lt;property name=~&quot;;[.T$1];&quot;~ value=~&quot;;[.T107];&quot;~ /&gt;&lt;property name=~&quot;;[.U$1];&quot;~ value=~&quot;;[.U107];&quot;~ /&gt;&lt;property name=~&quot;;[.V$1];&quot;~ value=~&quot;;[.V107];&quot;~ /&gt;&lt;property name=~&quot;;[.W$1];&quot;~ value=~&quot;;[.W107];&quot;~ /&gt;&lt;/card&gt;&quot;)" table:style-name="ce1">
            <text:p><text:s text:c="2"/>&lt;card id=~3fb345b4-de6e-4e6e-8cd2-a78d87f38aa9~ name=~Rum Flask~&gt;&lt;property name=~Rarity~ value=~C~ /&gt;&lt;property name=~Type~ value=~attachments~ /&gt;&lt;property name=~Cost~ value=~4~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text:p>
            <text:p>Item +1 Swashbuckling.</text:p>
            <text:p>React: Discard this card when suffering Hits during a Boarding to absorb 4 Hits.~ /&gt;&lt;/card&gt;</text:p>
          </table:table-cell>
          <table:table-cell office:value-type="string" office:string-value=" &lt;Relationship Target=~/cards/SynS_RumFlask.jpg~ Id=~C3fb345b4-de6e-4e6e-8cd2-a78d87f38aa9~ Type=~http://schemas.octgn.org/picture~/&gt;" table:formula="of:=CONCATENATE(&quot; &lt;Relationship Target=~/cards/&quot;;[.D107];&quot;.jpg~ Id=~C&quot;;[.C107];&quot;~ Type=~http://schemas.octgn.org/picture~/&gt;&quot;)" table:style-name="ce1">
            <text:p><text:s/>&lt;Relationship Target=~/cards/SynS_RumFlask.jpg~ Id=~C3fb345b4-de6e-4e6e-8cd2-a78d87f38aa9~ Type=~http://schemas.octgn.org/picture~/&gt;</text:p>
          </table:table-cell>
          <table:table-cell office:value-type="string" table:style-name="ce1">
            <text:p>3fb345b4-de6e-4e6e-8cd2-a78d87f38aa9</text:p>
          </table:table-cell>
          <table:table-cell office:value-type="string" table:style-name="ce1">
            <text:p>SynS_RumFlask</text:p>
          </table:table-cell>
          <table:table-cell office:value-type="string" table:style-name="ce1">
            <text:p>Rum Flask</text:p>
          </table:table-cell>
          <table:table-cell office:value-type="string" table:style-name="ce1">
            <text:p>C</text:p>
          </table:table-cell>
          <table:table-cell office:value-type="string" table:style-name="ce1">
            <text:p>attachments</text:p>
          </table:table-cell>
          <table:table-cell office:value-type="float" office:value="4" table:style-name="ce1">
            <text:p>4</text:p>
          </table:table-cell>
          <table:table-cell office:value-type="string" table:style-name="ce1">
            <text:p>Ad</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text:p>
            <text:p>Item +1 Swashbuckling.</text:p>
            <text:p>React: Discard this card when suffering Hits during a Boarding to absorb 4 Hits.</text:p>
          </table:table-cell>
          <table:table-cell office:value-type="string" table:style-name="ce4">
            <text:p>“It’s as good a place to find a backbone as any.” -”Long Tall” Harry</text:p>
          </table:table-cell>
          <table:table-cell table:number-columns-repeated="16360"/>
        </table:table-row>
        <table:table-row table:style-name="ro2">
          <table:table-cell office:value-type="string" office:string-value="  &lt;card id=~91799367-ab8c-4692-b436-772741c87ba1~ name=~Sabira Mallah~&gt;&lt;property name=~Rarity~ value=~C~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3~ /&gt;&lt;property name=~Influence~ value=~1~ /&gt;&lt;property name=~Swashbuckling~ value=~1~ /&gt;&lt;property name=~Crew Max~ value=~~ /&gt;&lt;property name=~Move Cost~ value=~~ /&gt;&lt;property name=~Faction~ value=~Corsairs~ /&gt;&lt;property name=~Text~ value=~*Sophia’s Daughters*&#10;Villainous • Scry 1&#10;Act: Tack this Crew to target a player in this Sea. That player may place any action cards face up on the table. Until the end of the turn, the target player may only play action cards that are placed face up on the table with this ability. This effect ends when a Boarding begins. When this effect ends the cards are returned to the player’s hand.~ /&gt;&lt;/card&gt;" table:formula="of:=CONCATENATE(&quot;  &lt;card id=~&quot;;[.C108];&quot;~ name=~&quot;;[.E108];&quot;~&gt;&lt;property name=~&quot;;[.F$1];&quot;~ value=~&quot;;[.F108];&quot;~ /&gt;&lt;property name=~&quot;;[.G$1];&quot;~ value=~&quot;;[.G108];&quot;~ /&gt;&lt;property name=~&quot;;[.H$1];&quot;~ value=~&quot;;[.H108];&quot;~ /&gt;&lt;property name=~&quot;;[.I$1];&quot;~ value=~&quot;;[.I108];&quot;~ /&gt;&lt;property name=~&quot;;[.J$1];&quot;~ value=~&quot;;[.J108];&quot;~ /&gt;&lt;property name=~&quot;;[.K$1];&quot;~ value=~&quot;;[.K108];&quot;~ /&gt;&lt;property name=~&quot;;[.L$1];&quot;~ value=~&quot;;[.L108];&quot;~ /&gt;&lt;property name=~&quot;;[.M$1];&quot;~ value=~&quot;;[.M108];&quot;~ /&gt;&lt;property name=~&quot;;[.N$1];&quot;~ value=~&quot;;[.N108];&quot;~ /&gt;&lt;property name=~&quot;;[.O$1];&quot;~ value=~&quot;;[.O108];&quot;~ /&gt;&lt;property name=~&quot;;[.P$1];&quot;~ value=~&quot;;[.P108];&quot;~ /&gt;&lt;property name=~&quot;;[.Q$1];&quot;~ value=~&quot;;[.Q108];&quot;~ /&gt;&lt;property name=~&quot;;[.R$1];&quot;~ value=~&quot;;[.R108];&quot;~ /&gt;&lt;property name=~&quot;;[.S$1];&quot;~ value=~&quot;;[.S108];&quot;~ /&gt;&lt;property name=~&quot;;[.T$1];&quot;~ value=~&quot;;[.T108];&quot;~ /&gt;&lt;property name=~&quot;;[.U$1];&quot;~ value=~&quot;;[.U108];&quot;~ /&gt;&lt;property name=~&quot;;[.V$1];&quot;~ value=~&quot;;[.V108];&quot;~ /&gt;&lt;property name=~&quot;;[.W$1];&quot;~ value=~&quot;;[.W108];&quot;~ /&gt;&lt;/card&gt;&quot;)" table:style-name="ce1">
            <text:p><text:s text:c="2"/>&lt;card id=~91799367-ab8c-4692-b436-772741c87ba1~ name=~Sabira Mallah~&gt;&lt;property name=~Rarity~ value=~C~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3~ /&gt;&lt;property name=~Influence~ value=~1~ /&gt;&lt;property name=~Swashbuckling~ value=~1~ /&gt;&lt;property name=~Crew Max~ value=~~ /&gt;&lt;property name=~Move Cost~ value=~~ /&gt;&lt;property name=~Faction~ value=~Corsairs~ /&gt;&lt;property name=~Text~ value=~*Sophia’s Daughters*</text:p>
            <text:p>Villainous • Scry 1</text:p>
            <text:p>Act: Tack this Crew to target a player in this Sea. That player may place any action cards face up on the table. Until the end of the turn, the target player may only play action cards that are placed face up on the table with this ability. This effect ends when a Boarding begins. When this effect ends the cards are returned to the player’s hand.~ /&gt;&lt;/card&gt;</text:p>
          </table:table-cell>
          <table:table-cell office:value-type="string" office:string-value=" &lt;Relationship Target=~/cards/SynS_SabiraMallah.jpg~ Id=~C91799367-ab8c-4692-b436-772741c87ba1~ Type=~http://schemas.octgn.org/picture~/&gt;" table:formula="of:=CONCATENATE(&quot; &lt;Relationship Target=~/cards/&quot;;[.D108];&quot;.jpg~ Id=~C&quot;;[.C108];&quot;~ Type=~http://schemas.octgn.org/picture~/&gt;&quot;)" table:style-name="ce1">
            <text:p><text:s/>&lt;Relationship Target=~/cards/SynS_SabiraMallah.jpg~ Id=~C91799367-ab8c-4692-b436-772741c87ba1~ Type=~http://schemas.octgn.org/picture~/&gt;</text:p>
          </table:table-cell>
          <table:table-cell office:value-type="string" table:style-name="ce1">
            <text:p>91799367-ab8c-4692-b436-772741c87ba1</text:p>
          </table:table-cell>
          <table:table-cell office:value-type="string" table:style-name="ce1">
            <text:p>SynS_SabiraMallah</text:p>
          </table:table-cell>
          <table:table-cell office:value-type="string" table:style-name="ce1">
            <text:p>Sabira Mallah</text:p>
          </table:table-cell>
          <table:table-cell office:value-type="string" table:style-name="ce1">
            <text:p>C</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3" table:style-name="ce1">
            <text:p>3</text:p>
          </table:table-cell>
          <table:table-cell office:value-type="float" office:value="1" table:style-name="ce1">
            <text:p>1</text:p>
          </table:table-cell>
          <table:table-cell office:value-type="float" office:value="1" table:style-name="ce1">
            <text:p>1</text:p>
          </table:table-cell>
          <table:table-cell table:number-columns-repeated="2" table:style-name="ce1"/>
          <table:table-cell office:value-type="string" table:style-name="ce1">
            <text:p>Corsairs</text:p>
          </table:table-cell>
          <table:table-cell office:value-type="string" table:style-name="ce1">
            <text:p>*Sophia’s Daughters*</text:p>
            <text:p>Villainous • Scry 1</text:p>
            <text:p>Act: Tack this Crew to target a player in this Sea. That player may place any action cards face up on the table. Until the end of the turn, the target player may only play action cards that are placed face up on the table with this ability. This effect ends when a Boarding begins. When this effect ends the cards are returned to the player’s hand.</text:p>
          </table:table-cell>
          <table:table-cell office:value-type="string" table:style-name="ce4">
            <text:p>The Daughters need the wicked as well as the righteous.</text:p>
          </table:table-cell>
          <table:table-cell table:number-columns-repeated="16360"/>
        </table:table-row>
        <table:table-row table:style-name="ro2">
          <table:table-cell office:value-type="string" office:string-value="  &lt;card id=~1fbc9d7b-341d-4df9-a99f-33503d1ba919~ name=~Safe Harbor~&gt;&lt;property name=~Rarity~ value=~C~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TARTING SEA ATTACHMENT&#10;Unique&#10;When you are revealing starting Crew, you may reveal and attach this card. Your Ship begins play tacked. This card may not be brought into play otherwise. Players in this Sea may not attempt a Boarding without a card effect or perform a Cannon Attack without a card effect unless they have 3 or more Crew with an Influence cost of 3 or more.~ /&gt;&lt;/card&gt;" table:formula="of:=CONCATENATE(&quot;  &lt;card id=~&quot;;[.C109];&quot;~ name=~&quot;;[.E109];&quot;~&gt;&lt;property name=~&quot;;[.F$1];&quot;~ value=~&quot;;[.F109];&quot;~ /&gt;&lt;property name=~&quot;;[.G$1];&quot;~ value=~&quot;;[.G109];&quot;~ /&gt;&lt;property name=~&quot;;[.H$1];&quot;~ value=~&quot;;[.H109];&quot;~ /&gt;&lt;property name=~&quot;;[.I$1];&quot;~ value=~&quot;;[.I109];&quot;~ /&gt;&lt;property name=~&quot;;[.J$1];&quot;~ value=~&quot;;[.J109];&quot;~ /&gt;&lt;property name=~&quot;;[.K$1];&quot;~ value=~&quot;;[.K109];&quot;~ /&gt;&lt;property name=~&quot;;[.L$1];&quot;~ value=~&quot;;[.L109];&quot;~ /&gt;&lt;property name=~&quot;;[.M$1];&quot;~ value=~&quot;;[.M109];&quot;~ /&gt;&lt;property name=~&quot;;[.N$1];&quot;~ value=~&quot;;[.N109];&quot;~ /&gt;&lt;property name=~&quot;;[.O$1];&quot;~ value=~&quot;;[.O109];&quot;~ /&gt;&lt;property name=~&quot;;[.P$1];&quot;~ value=~&quot;;[.P109];&quot;~ /&gt;&lt;property name=~&quot;;[.Q$1];&quot;~ value=~&quot;;[.Q109];&quot;~ /&gt;&lt;property name=~&quot;;[.R$1];&quot;~ value=~&quot;;[.R109];&quot;~ /&gt;&lt;property name=~&quot;;[.S$1];&quot;~ value=~&quot;;[.S109];&quot;~ /&gt;&lt;property name=~&quot;;[.T$1];&quot;~ value=~&quot;;[.T109];&quot;~ /&gt;&lt;property name=~&quot;;[.U$1];&quot;~ value=~&quot;;[.U109];&quot;~ /&gt;&lt;property name=~&quot;;[.V$1];&quot;~ value=~&quot;;[.V109];&quot;~ /&gt;&lt;property name=~&quot;;[.W$1];&quot;~ value=~&quot;;[.W109];&quot;~ /&gt;&lt;/card&gt;&quot;)" table:style-name="ce1">
            <text:p><text:s text:c="2"/>&lt;card id=~1fbc9d7b-341d-4df9-a99f-33503d1ba919~ name=~Safe Harbor~&gt;&lt;property name=~Rarity~ value=~C~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TARTING SEA ATTACHMENT</text:p>
            <text:p>Unique</text:p>
            <text:p>When you are revealing starting Crew, you may reveal and attach this card. Your Ship begins play tacked. This card may not be brought into play otherwise. Players in this Sea may not attempt a Boarding without a card effect or perform a Cannon Attack without a card effect unless they have 3 or more Crew with an Influence cost of 3 or more.~ /&gt;&lt;/card&gt;</text:p>
          </table:table-cell>
          <table:table-cell office:value-type="string" office:string-value=" &lt;Relationship Target=~/cards/SynS_SafeHarbor.jpg~ Id=~C1fbc9d7b-341d-4df9-a99f-33503d1ba919~ Type=~http://schemas.octgn.org/picture~/&gt;" table:formula="of:=CONCATENATE(&quot; &lt;Relationship Target=~/cards/&quot;;[.D109];&quot;.jpg~ Id=~C&quot;;[.C109];&quot;~ Type=~http://schemas.octgn.org/picture~/&gt;&quot;)" table:style-name="ce1">
            <text:p><text:s/>&lt;Relationship Target=~/cards/SynS_SafeHarbor.jpg~ Id=~C1fbc9d7b-341d-4df9-a99f-33503d1ba919~ Type=~http://schemas.octgn.org/picture~/&gt;</text:p>
          </table:table-cell>
          <table:table-cell office:value-type="string" table:style-name="ce1">
            <text:p>1fbc9d7b-341d-4df9-a99f-33503d1ba919</text:p>
          </table:table-cell>
          <table:table-cell office:value-type="string" table:style-name="ce1">
            <text:p>SynS_SafeHarbor</text:p>
          </table:table-cell>
          <table:table-cell office:value-type="string" table:style-name="ce1">
            <text:p>Safe Harbor</text:p>
          </table:table-cell>
          <table:table-cell office:value-type="string" table:style-name="ce1">
            <text:p>C</text:p>
          </table:table-cell>
          <table:table-cell office:value-type="string" table:style-name="ce1">
            <text:p>attachment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STARTING SEA ATTACHMENT</text:p>
            <text:p>Unique</text:p>
            <text:p>When you are revealing starting Crew, you may reveal and attach this card. Your Ship begins play tacked. This card may not be brought into play otherwise. Players in this Sea may not attempt a Boarding without a card effect or perform a Cannon Attack without a card effect unless they have 3 or more Crew with an Influence cost of 3 or more.</text:p>
          </table:table-cell>
          <table:table-cell office:value-type="string" table:style-name="ce4">
            <text:p>“Home again.” Cosette smiled at the Carleon docks.</text:p>
          </table:table-cell>
          <table:table-cell table:number-columns-repeated="16360"/>
        </table:table-row>
        <table:table-row table:style-name="ro8">
          <table:table-cell office:value-type="string" office:string-value="  &lt;card id=~c3f22752-aa4a-4a2b-83ab-7685d34c2797~ name=~Scar~&gt;&lt;property name=~Rarity~ value=~R~ /&gt;&lt;property name=~Type~ value=~captains~ /&gt;&lt;property name=~Cost~ value=~~ /&gt;&lt;property name=~Cost Type~ value=~~ /&gt;&lt;property name=~Cancel~ value=~~ /&gt;&lt;property name=~Cancel Type~ value=~~ /&gt;&lt;property name=~Wealth~ value=~8~ /&gt;&lt;property name=~Attack~ value=~~ /&gt;&lt;property name=~Parry~ value=~~ /&gt;&lt;property name=~Cannon~ value=~0~ /&gt;&lt;property name=~Sailing~ value=~2~ /&gt;&lt;property name=~Adventuring~ value=~5~ /&gt;&lt;property name=~Influence~ value=~3~ /&gt;&lt;property name=~Swashbuckling~ value=~4~ /&gt;&lt;property name=~Crew Max~ value=~~ /&gt;&lt;property name=~Move Cost~ value=~~ /&gt;&lt;property name=~Faction~ value=~Vesten~ /&gt;&lt;property name=~Text~ value=~Start: Trade Sea&#10;Heroic • Villainous • Laerdom 1 • Swordsman +2&#10;While you have 4 or more other Vesten Crew on board, your Loyal Crew have +1 Adventuring and you may use the following ability:&#10;React: When you push one of your Crew forward to start a Boarding Attack, you may draw one card and then play that card as the Boarding Attack for that Crew. You may use this ability once per Crew pushed forward.~ /&gt;&lt;/card&gt;" table:formula="of:=CONCATENATE(&quot;  &lt;card id=~&quot;;[.C110];&quot;~ name=~&quot;;[.E110];&quot;~&gt;&lt;property name=~&quot;;[.F$1];&quot;~ value=~&quot;;[.F110];&quot;~ /&gt;&lt;property name=~&quot;;[.G$1];&quot;~ value=~&quot;;[.G110];&quot;~ /&gt;&lt;property name=~&quot;;[.H$1];&quot;~ value=~&quot;;[.H110];&quot;~ /&gt;&lt;property name=~&quot;;[.I$1];&quot;~ value=~&quot;;[.I110];&quot;~ /&gt;&lt;property name=~&quot;;[.J$1];&quot;~ value=~&quot;;[.J110];&quot;~ /&gt;&lt;property name=~&quot;;[.K$1];&quot;~ value=~&quot;;[.K110];&quot;~ /&gt;&lt;property name=~&quot;;[.L$1];&quot;~ value=~&quot;;[.L110];&quot;~ /&gt;&lt;property name=~&quot;;[.M$1];&quot;~ value=~&quot;;[.M110];&quot;~ /&gt;&lt;property name=~&quot;;[.N$1];&quot;~ value=~&quot;;[.N110];&quot;~ /&gt;&lt;property name=~&quot;;[.O$1];&quot;~ value=~&quot;;[.O110];&quot;~ /&gt;&lt;property name=~&quot;;[.P$1];&quot;~ value=~&quot;;[.P110];&quot;~ /&gt;&lt;property name=~&quot;;[.Q$1];&quot;~ value=~&quot;;[.Q110];&quot;~ /&gt;&lt;property name=~&quot;;[.R$1];&quot;~ value=~&quot;;[.R110];&quot;~ /&gt;&lt;property name=~&quot;;[.S$1];&quot;~ value=~&quot;;[.S110];&quot;~ /&gt;&lt;property name=~&quot;;[.T$1];&quot;~ value=~&quot;;[.T110];&quot;~ /&gt;&lt;property name=~&quot;;[.U$1];&quot;~ value=~&quot;;[.U110];&quot;~ /&gt;&lt;property name=~&quot;;[.V$1];&quot;~ value=~&quot;;[.V110];&quot;~ /&gt;&lt;property name=~&quot;;[.W$1];&quot;~ value=~&quot;;[.W110];&quot;~ /&gt;&lt;/card&gt;&quot;)" table:style-name="ce1">
            <text:p><text:s text:c="2"/>&lt;card id=~c3f22752-aa4a-4a2b-83ab-7685d34c2797~ name=~Scar~&gt;&lt;property name=~Rarity~ value=~R~ /&gt;&lt;property name=~Type~ value=~captains~ /&gt;&lt;property name=~Cost~ value=~~ /&gt;&lt;property name=~Cost Type~ value=~~ /&gt;&lt;property name=~Cancel~ value=~~ /&gt;&lt;property name=~Cancel Type~ value=~~ /&gt;&lt;property name=~Wealth~ value=~8~ /&gt;&lt;property name=~Attack~ value=~~ /&gt;&lt;property name=~Parry~ value=~~ /&gt;&lt;property name=~Cannon~ value=~0~ /&gt;&lt;property name=~Sailing~ value=~2~ /&gt;&lt;property name=~Adventuring~ value=~5~ /&gt;&lt;property name=~Influence~ value=~3~ /&gt;&lt;property name=~Swashbuckling~ value=~4~ /&gt;&lt;property name=~Crew Max~ value=~~ /&gt;&lt;property name=~Move Cost~ value=~~ /&gt;&lt;property name=~Faction~ value=~Vesten~ /&gt;&lt;property name=~Text~ value=~Start: Trade Sea</text:p>
            <text:p>Heroic • Villainous • Laerdom 1 • Swordsman +2</text:p>
            <text:p>While you have 4 or more other Vesten Crew on board, your Loyal Crew have +1 Adventuring and you may use the following ability:</text:p>
            <text:p>React: When you push one of your Crew forward to start a Boarding Attack, you may draw one card and then play that card as the Boarding Attack for that Crew. You may use this ability once per Crew pushed forward.~ /&gt;&lt;/card&gt;</text:p>
          </table:table-cell>
          <table:table-cell office:value-type="string" office:string-value=" &lt;Relationship Target=~/cards/SynS_Scar.jpg~ Id=~Cc3f22752-aa4a-4a2b-83ab-7685d34c2797~ Type=~http://schemas.octgn.org/picture~/&gt;" table:formula="of:=CONCATENATE(&quot; &lt;Relationship Target=~/cards/&quot;;[.D110];&quot;.jpg~ Id=~C&quot;;[.C110];&quot;~ Type=~http://schemas.octgn.org/picture~/&gt;&quot;)" table:style-name="ce1">
            <text:p><text:s/>&lt;Relationship Target=~/cards/SynS_Scar.jpg~ Id=~Cc3f22752-aa4a-4a2b-83ab-7685d34c2797~ Type=~http://schemas.octgn.org/picture~/&gt;</text:p>
          </table:table-cell>
          <table:table-cell office:value-type="string" table:style-name="ce1">
            <text:p>c3f22752-aa4a-4a2b-83ab-7685d34c2797</text:p>
          </table:table-cell>
          <table:table-cell office:value-type="string" table:style-name="ce1">
            <text:p>SynS_Scar</text:p>
          </table:table-cell>
          <table:table-cell office:value-type="string" table:style-name="ce1">
            <text:p>Scar</text:p>
          </table:table-cell>
          <table:table-cell office:value-type="string" table:style-name="ce1">
            <text:p>R</text:p>
          </table:table-cell>
          <table:table-cell office:value-type="string" table:style-name="ce1">
            <text:p>captains</text:p>
          </table:table-cell>
          <table:table-cell table:number-columns-repeated="4" table:style-name="ce1"/>
          <table:table-cell office:value-type="float" office:value="8" table:style-name="ce1">
            <text:p>8</text:p>
          </table:table-cell>
          <table:table-cell table:number-columns-repeated="2" table:style-name="ce1"/>
          <table:table-cell office:value-type="float" office:value="0" table:style-name="ce1">
            <text:p>0</text:p>
          </table:table-cell>
          <table:table-cell office:value-type="float" office:value="2" table:style-name="ce1">
            <text:p>2</text:p>
          </table:table-cell>
          <table:table-cell office:value-type="float" office:value="5" table:style-name="ce1">
            <text:p>5</text:p>
          </table:table-cell>
          <table:table-cell office:value-type="float" office:value="3" table:style-name="ce1">
            <text:p>3</text:p>
          </table:table-cell>
          <table:table-cell office:value-type="float" office:value="4" table:style-name="ce1">
            <text:p>4</text:p>
          </table:table-cell>
          <table:table-cell table:number-columns-repeated="2" table:style-name="ce1"/>
          <table:table-cell office:value-type="string" table:style-name="ce1">
            <text:p>Vesten</text:p>
          </table:table-cell>
          <table:table-cell office:value-type="string" table:style-name="ce5">
            <text:p>Start: Trade Sea</text:p>
            <text:p>Heroic • Villainous • Laerdom 1 • Swordsman +2</text:p>
            <text:p>While you have 4 or more other Vesten Crew on board, your Loyal Crew have +1 Adventuring and you may use the following ability:</text:p>
            <text:p>React: When you push one of your Crew forward to start a Boarding Attack, you may draw one card and then play that card as the Boarding Attack for that Crew. You may use this ability once per Crew pushed forward.</text:p>
          </table:table-cell>
          <table:table-cell table:style-name="ce4"/>
          <table:table-cell table:number-columns-repeated="16360"/>
        </table:table-row>
        <table:table-row table:style-name="ro2">
          <table:table-cell office:value-type="string" office:string-value="  &lt;card id=~b974d1fe-be9b-4dc9-8604-f1662a94abca~ name=~Scrying Bowl~&gt;&lt;property name=~Rarity~ value=~R~ /&gt;&lt;property name=~Type~ value=~attachments~ /&gt;&lt;property name=~Cost~ value=~3~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10;Unique • Item • Scry 1 Knack&#10;Act: Tack this card to look at the top 3 cards of any deck. If the deck is your own, you may discard an Action card from your hand to take an Action card from the 3 cards, show it to the other players, and add it to your hand. If the deck belongs to another player, you may discard an Action card from you hand to reveal one of the cards to all players and sink it. Regardless, discard the remaining cards.~ /&gt;&lt;/card&gt;" table:formula="of:=CONCATENATE(&quot;  &lt;card id=~&quot;;[.C111];&quot;~ name=~&quot;;[.E111];&quot;~&gt;&lt;property name=~&quot;;[.F$1];&quot;~ value=~&quot;;[.F111];&quot;~ /&gt;&lt;property name=~&quot;;[.G$1];&quot;~ value=~&quot;;[.G111];&quot;~ /&gt;&lt;property name=~&quot;;[.H$1];&quot;~ value=~&quot;;[.H111];&quot;~ /&gt;&lt;property name=~&quot;;[.I$1];&quot;~ value=~&quot;;[.I111];&quot;~ /&gt;&lt;property name=~&quot;;[.J$1];&quot;~ value=~&quot;;[.J111];&quot;~ /&gt;&lt;property name=~&quot;;[.K$1];&quot;~ value=~&quot;;[.K111];&quot;~ /&gt;&lt;property name=~&quot;;[.L$1];&quot;~ value=~&quot;;[.L111];&quot;~ /&gt;&lt;property name=~&quot;;[.M$1];&quot;~ value=~&quot;;[.M111];&quot;~ /&gt;&lt;property name=~&quot;;[.N$1];&quot;~ value=~&quot;;[.N111];&quot;~ /&gt;&lt;property name=~&quot;;[.O$1];&quot;~ value=~&quot;;[.O111];&quot;~ /&gt;&lt;property name=~&quot;;[.P$1];&quot;~ value=~&quot;;[.P111];&quot;~ /&gt;&lt;property name=~&quot;;[.Q$1];&quot;~ value=~&quot;;[.Q111];&quot;~ /&gt;&lt;property name=~&quot;;[.R$1];&quot;~ value=~&quot;;[.R111];&quot;~ /&gt;&lt;property name=~&quot;;[.S$1];&quot;~ value=~&quot;;[.S111];&quot;~ /&gt;&lt;property name=~&quot;;[.T$1];&quot;~ value=~&quot;;[.T111];&quot;~ /&gt;&lt;property name=~&quot;;[.U$1];&quot;~ value=~&quot;;[.U111];&quot;~ /&gt;&lt;property name=~&quot;;[.V$1];&quot;~ value=~&quot;;[.V111];&quot;~ /&gt;&lt;property name=~&quot;;[.W$1];&quot;~ value=~&quot;;[.W111];&quot;~ /&gt;&lt;/card&gt;&quot;)" table:style-name="ce1">
            <text:p><text:s text:c="2"/>&lt;card id=~b974d1fe-be9b-4dc9-8604-f1662a94abca~ name=~Scrying Bowl~&gt;&lt;property name=~Rarity~ value=~R~ /&gt;&lt;property name=~Type~ value=~attachments~ /&gt;&lt;property name=~Cost~ value=~3~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text:p>
            <text:p>Unique • Item • Scry 1 Knack</text:p>
            <text:p>Act: Tack this card to look at the top 3 cards of any deck. If the deck is your own, you may discard an Action card from your hand to take an Action card from the 3 cards, show it to the other players, and add it to your hand. If the deck belongs to another player, you may discard an Action card from you hand to reveal one of the cards to all players and sink it. Regardless, discard the remaining cards.~ /&gt;&lt;/card&gt;</text:p>
          </table:table-cell>
          <table:table-cell office:value-type="string" office:string-value=" &lt;Relationship Target=~/cards/SynS_ScryingBowl.jpg~ Id=~Cb974d1fe-be9b-4dc9-8604-f1662a94abca~ Type=~http://schemas.octgn.org/picture~/&gt;" table:formula="of:=CONCATENATE(&quot; &lt;Relationship Target=~/cards/&quot;;[.D111];&quot;.jpg~ Id=~C&quot;;[.C111];&quot;~ Type=~http://schemas.octgn.org/picture~/&gt;&quot;)" table:style-name="ce1">
            <text:p><text:s/>&lt;Relationship Target=~/cards/SynS_ScryingBowl.jpg~ Id=~Cb974d1fe-be9b-4dc9-8604-f1662a94abca~ Type=~http://schemas.octgn.org/picture~/&gt;</text:p>
          </table:table-cell>
          <table:table-cell office:value-type="string" table:style-name="ce1">
            <text:p>b974d1fe-be9b-4dc9-8604-f1662a94abca</text:p>
          </table:table-cell>
          <table:table-cell office:value-type="string" table:style-name="ce1">
            <text:p>SynS_ScryingBowl</text:p>
          </table:table-cell>
          <table:table-cell office:value-type="string" table:style-name="ce1">
            <text:p>Scrying Bowl</text:p>
          </table:table-cell>
          <table:table-cell office:value-type="string" table:style-name="ce1">
            <text:p>R</text:p>
          </table:table-cell>
          <table:table-cell office:value-type="string" table:style-name="ce1">
            <text:p>attachments</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text:p>
            <text:p>Unique • Item • Scry 1 Knack</text:p>
            <text:p>Act: Tack this card to look at the top 3 cards of any deck. If the deck is your own, you may discard an Action card from your hand to take an Action card from the 3 cards, show it to the other players, and add it to your hand. If the deck belongs to another player, you may discard an Action card from you hand to reveal one of the cards to all players and sink it. Regardless, discard the remaining cards.</text:p>
          </table:table-cell>
          <table:table-cell table:style-name="ce4"/>
          <table:table-cell table:number-columns-repeated="16360"/>
        </table:table-row>
        <table:table-row table:style-name="ro2">
          <table:table-cell office:value-type="string" office:string-value="  &lt;card id=~3d21aab0-cfc5-4e5e-89fc-e86245122b6c~ name=~Seduction~&gt;&lt;property name=~Rarity~ value=~C~ /&gt;&lt;property name=~Type~ value=~actions~ /&gt;&lt;property name=~Cost~ value=~~ /&gt;&lt;property name=~Cost Type~ value=~~ /&gt;&lt;property name=~Cancel~ value=~4~ /&gt;&lt;property name=~Cancel Type~ value=~Ad~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Tack and discard one of your non-Captain Crew to target a non-Captain Crew in the same Sea as your Ship. If the target Crew’s Influence cost is less than your Crew’s Influence cost the target Crew is tacked and may not untack or use any abilities until the untack phase of next turn. Sophia’s Daughters crew need only tack or be discarded (not both) to use this effect.~ /&gt;&lt;/card&gt;" table:formula="of:=CONCATENATE(&quot;  &lt;card id=~&quot;;[.C112];&quot;~ name=~&quot;;[.E112];&quot;~&gt;&lt;property name=~&quot;;[.F$1];&quot;~ value=~&quot;;[.F112];&quot;~ /&gt;&lt;property name=~&quot;;[.G$1];&quot;~ value=~&quot;;[.G112];&quot;~ /&gt;&lt;property name=~&quot;;[.H$1];&quot;~ value=~&quot;;[.H112];&quot;~ /&gt;&lt;property name=~&quot;;[.I$1];&quot;~ value=~&quot;;[.I112];&quot;~ /&gt;&lt;property name=~&quot;;[.J$1];&quot;~ value=~&quot;;[.J112];&quot;~ /&gt;&lt;property name=~&quot;;[.K$1];&quot;~ value=~&quot;;[.K112];&quot;~ /&gt;&lt;property name=~&quot;;[.L$1];&quot;~ value=~&quot;;[.L112];&quot;~ /&gt;&lt;property name=~&quot;;[.M$1];&quot;~ value=~&quot;;[.M112];&quot;~ /&gt;&lt;property name=~&quot;;[.N$1];&quot;~ value=~&quot;;[.N112];&quot;~ /&gt;&lt;property name=~&quot;;[.O$1];&quot;~ value=~&quot;;[.O112];&quot;~ /&gt;&lt;property name=~&quot;;[.P$1];&quot;~ value=~&quot;;[.P112];&quot;~ /&gt;&lt;property name=~&quot;;[.Q$1];&quot;~ value=~&quot;;[.Q112];&quot;~ /&gt;&lt;property name=~&quot;;[.R$1];&quot;~ value=~&quot;;[.R112];&quot;~ /&gt;&lt;property name=~&quot;;[.S$1];&quot;~ value=~&quot;;[.S112];&quot;~ /&gt;&lt;property name=~&quot;;[.T$1];&quot;~ value=~&quot;;[.T112];&quot;~ /&gt;&lt;property name=~&quot;;[.U$1];&quot;~ value=~&quot;;[.U112];&quot;~ /&gt;&lt;property name=~&quot;;[.V$1];&quot;~ value=~&quot;;[.V112];&quot;~ /&gt;&lt;property name=~&quot;;[.W$1];&quot;~ value=~&quot;;[.W112];&quot;~ /&gt;&lt;/card&gt;&quot;)" table:style-name="ce1">
            <text:p><text:s text:c="2"/>&lt;card id=~3d21aab0-cfc5-4e5e-89fc-e86245122b6c~ name=~Seduction~&gt;&lt;property name=~Rarity~ value=~C~ /&gt;&lt;property name=~Type~ value=~actions~ /&gt;&lt;property name=~Cost~ value=~~ /&gt;&lt;property name=~Cost Type~ value=~~ /&gt;&lt;property name=~Cancel~ value=~4~ /&gt;&lt;property name=~Cancel Type~ value=~Ad~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Tack and discard one of your non-Captain Crew to target a non-Captain Crew in the same Sea as your Ship. If the target Crew’s Influence cost is less than your Crew’s Influence cost the target Crew is tacked and may not untack or use any abilities until the untack phase of next turn. Sophia’s Daughters crew need only tack or be discarded (not both) to use this effect.~ /&gt;&lt;/card&gt;</text:p>
          </table:table-cell>
          <table:table-cell office:value-type="string" office:string-value=" &lt;Relationship Target=~/cards/SynS_Seduction.jpg~ Id=~C3d21aab0-cfc5-4e5e-89fc-e86245122b6c~ Type=~http://schemas.octgn.org/picture~/&gt;" table:formula="of:=CONCATENATE(&quot; &lt;Relationship Target=~/cards/&quot;;[.D112];&quot;.jpg~ Id=~C&quot;;[.C112];&quot;~ Type=~http://schemas.octgn.org/picture~/&gt;&quot;)" table:style-name="ce1">
            <text:p><text:s/>&lt;Relationship Target=~/cards/SynS_Seduction.jpg~ Id=~C3d21aab0-cfc5-4e5e-89fc-e86245122b6c~ Type=~http://schemas.octgn.org/picture~/&gt;</text:p>
          </table:table-cell>
          <table:table-cell office:value-type="string" table:style-name="ce1">
            <text:p>3d21aab0-cfc5-4e5e-89fc-e86245122b6c</text:p>
          </table:table-cell>
          <table:table-cell office:value-type="string" table:style-name="ce1">
            <text:p>SynS_Seduction</text:p>
          </table:table-cell>
          <table:table-cell office:value-type="string" table:style-name="ce1">
            <text:p>Seduction</text:p>
          </table:table-cell>
          <table:table-cell office:value-type="string" table:style-name="ce1">
            <text:p>C</text:p>
          </table:table-cell>
          <table:table-cell office:value-type="string" table:style-name="ce1">
            <text:p>actions</text:p>
          </table:table-cell>
          <table:table-cell table:number-columns-repeated="2" table:style-name="ce1"/>
          <table:table-cell office:value-type="float" office:value="4" table:style-name="ce1">
            <text:p>4</text:p>
          </table:table-cell>
          <table:table-cell office:value-type="string" table:style-name="ce1">
            <text:p>Ad</text:p>
          </table:table-cell>
          <table:table-cell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Act: Tack and discard one of your non-Captain Crew to target a non-Captain Crew in the same Sea as your Ship. If the target Crew’s Influence cost is less than your Crew’s Influence cost the target Crew is tacked and may not untack or use any abilities until the untack phase of next turn. Sophia’s Daughters crew need only tack or be discarded (not both) to use this effect.</text:p>
          </table:table-cell>
          <table:table-cell office:value-type="string" table:style-name="ce4">
            <text:p>“Finish your beer, lover. My evening’s just beginning...”</text:p>
          </table:table-cell>
          <table:table-cell table:number-columns-repeated="16360"/>
        </table:table-row>
        <table:table-row table:style-name="ro2">
          <table:table-cell office:value-type="string" office:string-value="  &lt;card id=~4eab20d1-fd80-42b7-9697-705be7ad8e1a~ name=~Seize the Reins~&gt;&lt;property name=~Rarity~ value=~C~ /&gt;&lt;property name=~Type~ value=~actions~ /&gt;&lt;property name=~Cost~ value=~2~ /&gt;&lt;property name=~Cost Type~ value=~In~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he Influence cost of this card is reduced to 0 if you have a Rilasciare Captain.&#10;React: Play instead of performing a Boarding Attack. Target a Ship Attachment attached to the other ship in the Boarding. The ship’s controller must either sink the target Attachment or suffer 6 hits.&#10;React: Play instead of performing a Boarding Attack. Target one action card in play to sink that action Card.~ /&gt;&lt;/card&gt;" table:formula="of:=CONCATENATE(&quot;  &lt;card id=~&quot;;[.C113];&quot;~ name=~&quot;;[.E113];&quot;~&gt;&lt;property name=~&quot;;[.F$1];&quot;~ value=~&quot;;[.F113];&quot;~ /&gt;&lt;property name=~&quot;;[.G$1];&quot;~ value=~&quot;;[.G113];&quot;~ /&gt;&lt;property name=~&quot;;[.H$1];&quot;~ value=~&quot;;[.H113];&quot;~ /&gt;&lt;property name=~&quot;;[.I$1];&quot;~ value=~&quot;;[.I113];&quot;~ /&gt;&lt;property name=~&quot;;[.J$1];&quot;~ value=~&quot;;[.J113];&quot;~ /&gt;&lt;property name=~&quot;;[.K$1];&quot;~ value=~&quot;;[.K113];&quot;~ /&gt;&lt;property name=~&quot;;[.L$1];&quot;~ value=~&quot;;[.L113];&quot;~ /&gt;&lt;property name=~&quot;;[.M$1];&quot;~ value=~&quot;;[.M113];&quot;~ /&gt;&lt;property name=~&quot;;[.N$1];&quot;~ value=~&quot;;[.N113];&quot;~ /&gt;&lt;property name=~&quot;;[.O$1];&quot;~ value=~&quot;;[.O113];&quot;~ /&gt;&lt;property name=~&quot;;[.P$1];&quot;~ value=~&quot;;[.P113];&quot;~ /&gt;&lt;property name=~&quot;;[.Q$1];&quot;~ value=~&quot;;[.Q113];&quot;~ /&gt;&lt;property name=~&quot;;[.R$1];&quot;~ value=~&quot;;[.R113];&quot;~ /&gt;&lt;property name=~&quot;;[.S$1];&quot;~ value=~&quot;;[.S113];&quot;~ /&gt;&lt;property name=~&quot;;[.T$1];&quot;~ value=~&quot;;[.T113];&quot;~ /&gt;&lt;property name=~&quot;;[.U$1];&quot;~ value=~&quot;;[.U113];&quot;~ /&gt;&lt;property name=~&quot;;[.V$1];&quot;~ value=~&quot;;[.V113];&quot;~ /&gt;&lt;property name=~&quot;;[.W$1];&quot;~ value=~&quot;;[.W113];&quot;~ /&gt;&lt;/card&gt;&quot;)" table:style-name="ce1">
            <text:p><text:s text:c="2"/>&lt;card id=~4eab20d1-fd80-42b7-9697-705be7ad8e1a~ name=~Seize the Reins~&gt;&lt;property name=~Rarity~ value=~C~ /&gt;&lt;property name=~Type~ value=~actions~ /&gt;&lt;property name=~Cost~ value=~2~ /&gt;&lt;property name=~Cost Type~ value=~In~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he Influence cost of this card is reduced to 0 if you have a Rilasciare Captain.</text:p>
            <text:p>React: Play instead of performing a Boarding Attack. Target a Ship Attachment attached to the other ship in the Boarding. The ship’s controller must either sink the target Attachment or suffer 6 hits.</text:p>
            <text:p>React: Play instead of performing a Boarding Attack. Target one action card in play to sink that action Card.~ /&gt;&lt;/card&gt;</text:p>
          </table:table-cell>
          <table:table-cell office:value-type="string" office:string-value=" &lt;Relationship Target=~/cards/SynS_SeizetheReins.jpg~ Id=~C4eab20d1-fd80-42b7-9697-705be7ad8e1a~ Type=~http://schemas.octgn.org/picture~/&gt;" table:formula="of:=CONCATENATE(&quot; &lt;Relationship Target=~/cards/&quot;;[.D113];&quot;.jpg~ Id=~C&quot;;[.C113];&quot;~ Type=~http://schemas.octgn.org/picture~/&gt;&quot;)" table:style-name="ce1">
            <text:p><text:s/>&lt;Relationship Target=~/cards/SynS_SeizetheReins.jpg~ Id=~C4eab20d1-fd80-42b7-9697-705be7ad8e1a~ Type=~http://schemas.octgn.org/picture~/&gt;</text:p>
          </table:table-cell>
          <table:table-cell office:value-type="string" table:style-name="ce1">
            <text:p>4eab20d1-fd80-42b7-9697-705be7ad8e1a</text:p>
          </table:table-cell>
          <table:table-cell office:value-type="string" table:style-name="ce1">
            <text:p>SynS_SeizetheReins</text:p>
          </table:table-cell>
          <table:table-cell office:value-type="string" table:style-name="ce1">
            <text:p>Seize the Reins</text:p>
          </table:table-cell>
          <table:table-cell office:value-type="string" table:style-name="ce1">
            <text:p>C</text:p>
          </table:table-cell>
          <table:table-cell office:value-type="string" table:style-name="ce1">
            <text:p>actions</text:p>
          </table:table-cell>
          <table:table-cell office:value-type="float" office:value="2" table:style-name="ce1">
            <text:p>2</text:p>
          </table:table-cell>
          <table:table-cell office:value-type="string" table:style-name="ce1">
            <text:p>In</text:p>
          </table:table-cell>
          <table:table-cell table:number-columns-repeated="3"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The Influence cost of this card is reduced to 0 if you have a Rilasciare Captain.</text:p>
            <text:p>React: Play instead of performing a Boarding Attack. Target a Ship Attachment attached to the other ship in the Boarding. The ship’s controller must either sink the target Attachment or suffer 6 hits.</text:p>
            <text:p>React: Play instead of performing a Boarding Attack. Target one action card in play to sink that action Card.</text:p>
          </table:table-cell>
          <table:table-cell office:value-type="string" table:style-name="ce4">
            <text:p>That sallow little lawyer is the future of Montaigne.</text:p>
          </table:table-cell>
          <table:table-cell table:number-columns-repeated="16360"/>
        </table:table-row>
        <table:table-row table:style-name="ro2">
          <table:table-cell office:value-type="string" office:string-value="  &lt;card id=~60e4b26a-e056-4eb0-90cc-19c4827c13c7~ name=~Senor Ladron, Second Mate~&gt;&lt;property name=~Rarity~ value=~R~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3~ /&gt;&lt;property name=~Influence~ value=~0~ /&gt;&lt;property name=~Swashbuckling~ value=~1~ /&gt;&lt;property name=~Crew Max~ value=~~ /&gt;&lt;property name=~Move Cost~ value=~~ /&gt;&lt;property name=~Faction~ value=~Brotherhood~ /&gt;&lt;property name=~Text~ value=~Loyal • Unique • No Attachments • Pet&#10;The cost of this card is reduced to 0 if the card: ”Senor Ladron” is attached to your Captain. Sink ”Senor Ladron” when this Crew enters play. You may not attach ”Senor Ladron.” This Crew does not count against your crew maximum.&#10;React: Once per turn, immediately after this Crew tacks to produce Adventuring for an Item Adventure, discard a card from your hand to untack this Crew.~ /&gt;&lt;/card&gt;" table:formula="of:=CONCATENATE(&quot;  &lt;card id=~&quot;;[.C114];&quot;~ name=~&quot;;[.E114];&quot;~&gt;&lt;property name=~&quot;;[.F$1];&quot;~ value=~&quot;;[.F114];&quot;~ /&gt;&lt;property name=~&quot;;[.G$1];&quot;~ value=~&quot;;[.G114];&quot;~ /&gt;&lt;property name=~&quot;;[.H$1];&quot;~ value=~&quot;;[.H114];&quot;~ /&gt;&lt;property name=~&quot;;[.I$1];&quot;~ value=~&quot;;[.I114];&quot;~ /&gt;&lt;property name=~&quot;;[.J$1];&quot;~ value=~&quot;;[.J114];&quot;~ /&gt;&lt;property name=~&quot;;[.K$1];&quot;~ value=~&quot;;[.K114];&quot;~ /&gt;&lt;property name=~&quot;;[.L$1];&quot;~ value=~&quot;;[.L114];&quot;~ /&gt;&lt;property name=~&quot;;[.M$1];&quot;~ value=~&quot;;[.M114];&quot;~ /&gt;&lt;property name=~&quot;;[.N$1];&quot;~ value=~&quot;;[.N114];&quot;~ /&gt;&lt;property name=~&quot;;[.O$1];&quot;~ value=~&quot;;[.O114];&quot;~ /&gt;&lt;property name=~&quot;;[.P$1];&quot;~ value=~&quot;;[.P114];&quot;~ /&gt;&lt;property name=~&quot;;[.Q$1];&quot;~ value=~&quot;;[.Q114];&quot;~ /&gt;&lt;property name=~&quot;;[.R$1];&quot;~ value=~&quot;;[.R114];&quot;~ /&gt;&lt;property name=~&quot;;[.S$1];&quot;~ value=~&quot;;[.S114];&quot;~ /&gt;&lt;property name=~&quot;;[.T$1];&quot;~ value=~&quot;;[.T114];&quot;~ /&gt;&lt;property name=~&quot;;[.U$1];&quot;~ value=~&quot;;[.U114];&quot;~ /&gt;&lt;property name=~&quot;;[.V$1];&quot;~ value=~&quot;;[.V114];&quot;~ /&gt;&lt;property name=~&quot;;[.W$1];&quot;~ value=~&quot;;[.W114];&quot;~ /&gt;&lt;/card&gt;&quot;)" table:style-name="ce1">
            <text:p><text:s text:c="2"/>&lt;card id=~60e4b26a-e056-4eb0-90cc-19c4827c13c7~ name=~Senor Ladron, Second Mate~&gt;&lt;property name=~Rarity~ value=~R~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3~ /&gt;&lt;property name=~Influence~ value=~0~ /&gt;&lt;property name=~Swashbuckling~ value=~1~ /&gt;&lt;property name=~Crew Max~ value=~~ /&gt;&lt;property name=~Move Cost~ value=~~ /&gt;&lt;property name=~Faction~ value=~Brotherhood~ /&gt;&lt;property name=~Text~ value=~Loyal • Unique • No Attachments • Pet</text:p>
            <text:p>The cost of this card is reduced to 0 if the card: ”Senor Ladron” is attached to your Captain. Sink ”Senor Ladron” when this Crew enters play. You may not attach ”Senor Ladron.” This Crew does not count against your crew maximum.</text:p>
            <text:p>React: Once per turn, immediately after this Crew tacks to produce Adventuring for an Item Adventure, discard a card from your hand to untack this Crew.~ /&gt;&lt;/card&gt;</text:p>
          </table:table-cell>
          <table:table-cell office:value-type="string" office:string-value=" &lt;Relationship Target=~/cards/SynS_SenorLadronSecondMate.jpg~ Id=~C60e4b26a-e056-4eb0-90cc-19c4827c13c7~ Type=~http://schemas.octgn.org/picture~/&gt;" table:formula="of:=CONCATENATE(&quot; &lt;Relationship Target=~/cards/&quot;;[.D114];&quot;.jpg~ Id=~C&quot;;[.C114];&quot;~ Type=~http://schemas.octgn.org/picture~/&gt;&quot;)" table:style-name="ce1">
            <text:p><text:s/>&lt;Relationship Target=~/cards/SynS_SenorLadronSecondMate.jpg~ Id=~C60e4b26a-e056-4eb0-90cc-19c4827c13c7~ Type=~http://schemas.octgn.org/picture~/&gt;</text:p>
          </table:table-cell>
          <table:table-cell office:value-type="string" table:style-name="ce1">
            <text:p>60e4b26a-e056-4eb0-90cc-19c4827c13c7</text:p>
          </table:table-cell>
          <table:table-cell office:value-type="string" table:style-name="ce1">
            <text:p>SynS_SenorLadronSecondMate</text:p>
          </table:table-cell>
          <table:table-cell office:value-type="string" table:style-name="ce1">
            <text:p>Senor Ladron, Second Mate</text:p>
          </table:table-cell>
          <table:table-cell office:value-type="string" table:style-name="ce1">
            <text:p>R</text:p>
          </table:table-cell>
          <table:table-cell office:value-type="string" table:style-name="ce1">
            <text:p>crew</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3" table:style-name="ce1">
            <text:p>3</text:p>
          </table:table-cell>
          <table:table-cell office:value-type="float" office:value="0" table:style-name="ce1">
            <text:p>0</text:p>
          </table:table-cell>
          <table:table-cell office:value-type="float" office:value="1" table:style-name="ce1">
            <text:p>1</text:p>
          </table:table-cell>
          <table:table-cell table:number-columns-repeated="2" table:style-name="ce1"/>
          <table:table-cell office:value-type="string" table:style-name="ce1">
            <text:p>Brotherhood</text:p>
          </table:table-cell>
          <table:table-cell office:value-type="string" table:style-name="ce1">
            <text:p>Loyal • Unique • No Attachments • Pet</text:p>
            <text:p>The cost of this card is reduced to 0 if the card: ”Senor Ladron” is attached to your Captain. Sink ”Senor Ladron” when this Crew enters play. You may not attach ”Senor Ladron.” This Crew does not count against your crew maximum.</text:p>
            <text:p>React: Once per turn, immediately after this Crew tacks to produce Adventuring for an Item Adventure, discard a card from your hand to untack this Crew.</text:p>
          </table:table-cell>
          <table:table-cell table:style-name="ce4"/>
          <table:table-cell table:number-columns-repeated="16360"/>
        </table:table-row>
        <table:table-row table:style-name="ro2">
          <table:table-cell office:value-type="string" office:string-value="  &lt;card id=~ccf6de01-399a-406b-a4c5-db3defa2d5aa~ name=~Settling the Matter~&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2 Seas Away&#10;To complete: Pay 3 Adventuring (2 if completed in The Mirror).&#10;Crew Attachment: React: Tack this card and target and untack the tacked Crew on the other Ship with the highest Infeuence cost, to untack this Crew.~ /&gt;&lt;/card&gt;" table:formula="of:=CONCATENATE(&quot;  &lt;card id=~&quot;;[.C115];&quot;~ name=~&quot;;[.E115];&quot;~&gt;&lt;property name=~&quot;;[.F$1];&quot;~ value=~&quot;;[.F115];&quot;~ /&gt;&lt;property name=~&quot;;[.G$1];&quot;~ value=~&quot;;[.G115];&quot;~ /&gt;&lt;property name=~&quot;;[.H$1];&quot;~ value=~&quot;;[.H115];&quot;~ /&gt;&lt;property name=~&quot;;[.I$1];&quot;~ value=~&quot;;[.I115];&quot;~ /&gt;&lt;property name=~&quot;;[.J$1];&quot;~ value=~&quot;;[.J115];&quot;~ /&gt;&lt;property name=~&quot;;[.K$1];&quot;~ value=~&quot;;[.K115];&quot;~ /&gt;&lt;property name=~&quot;;[.L$1];&quot;~ value=~&quot;;[.L115];&quot;~ /&gt;&lt;property name=~&quot;;[.M$1];&quot;~ value=~&quot;;[.M115];&quot;~ /&gt;&lt;property name=~&quot;;[.N$1];&quot;~ value=~&quot;;[.N115];&quot;~ /&gt;&lt;property name=~&quot;;[.O$1];&quot;~ value=~&quot;;[.O115];&quot;~ /&gt;&lt;property name=~&quot;;[.P$1];&quot;~ value=~&quot;;[.P115];&quot;~ /&gt;&lt;property name=~&quot;;[.Q$1];&quot;~ value=~&quot;;[.Q115];&quot;~ /&gt;&lt;property name=~&quot;;[.R$1];&quot;~ value=~&quot;;[.R115];&quot;~ /&gt;&lt;property name=~&quot;;[.S$1];&quot;~ value=~&quot;;[.S115];&quot;~ /&gt;&lt;property name=~&quot;;[.T$1];&quot;~ value=~&quot;;[.T115];&quot;~ /&gt;&lt;property name=~&quot;;[.U$1];&quot;~ value=~&quot;;[.U115];&quot;~ /&gt;&lt;property name=~&quot;;[.V$1];&quot;~ value=~&quot;;[.V115];&quot;~ /&gt;&lt;property name=~&quot;;[.W$1];&quot;~ value=~&quot;;[.W115];&quot;~ /&gt;&lt;/card&gt;&quot;)" table:style-name="ce1">
            <text:p><text:s text:c="2"/>&lt;card id=~ccf6de01-399a-406b-a4c5-db3defa2d5aa~ name=~Settling the Matter~&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2 Seas Away</text:p>
            <text:p>To complete: Pay 3 Adventuring (2 if completed in The Mirror).</text:p>
            <text:p>Crew Attachment: React: Tack this card and target and untack the tacked Crew on the other Ship with the highest Infeuence cost, to untack this Crew.~ /&gt;&lt;/card&gt;</text:p>
          </table:table-cell>
          <table:table-cell office:value-type="string" office:string-value=" &lt;Relationship Target=~/cards/SynS_SettlingtheMatter.jpg~ Id=~Cccf6de01-399a-406b-a4c5-db3defa2d5aa~ Type=~http://schemas.octgn.org/picture~/&gt;" table:formula="of:=CONCATENATE(&quot; &lt;Relationship Target=~/cards/&quot;;[.D115];&quot;.jpg~ Id=~C&quot;;[.C115];&quot;~ Type=~http://schemas.octgn.org/picture~/&gt;&quot;)" table:style-name="ce1">
            <text:p><text:s/>&lt;Relationship Target=~/cards/SynS_SettlingtheMatter.jpg~ Id=~Cccf6de01-399a-406b-a4c5-db3defa2d5aa~ Type=~http://schemas.octgn.org/picture~/&gt;</text:p>
          </table:table-cell>
          <table:table-cell office:value-type="string" table:style-name="ce1">
            <text:p>ccf6de01-399a-406b-a4c5-db3defa2d5aa</text:p>
          </table:table-cell>
          <table:table-cell office:value-type="string" table:style-name="ce1">
            <text:p>SynS_SettlingtheMatter</text:p>
          </table:table-cell>
          <table:table-cell office:value-type="string" table:style-name="ce1">
            <text:p>Settling the Matter</text:p>
          </table:table-cell>
          <table:table-cell office:value-type="string" table:style-name="ce1">
            <text:p>C</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2 Seas Away</text:p>
            <text:p>To complete: Pay 3 Adventuring (2 if completed in The Mirror).</text:p>
            <text:p>Crew Attachment: React: Tack this card and target and untack the tacked Crew on the other Ship with the highest Infeuence cost, to untack this Crew.</text:p>
          </table:table-cell>
          <table:table-cell table:style-name="ce4"/>
          <table:table-cell table:number-columns-repeated="16360"/>
        </table:table-row>
        <table:table-row table:style-name="ro2">
          <table:table-cell office:value-type="string" office:string-value="  &lt;card id=~c5cc80c6-841d-4f36-969d-4ff932a466d1~ name=~Skeletal Marketeers~&gt;&lt;property name=~Rarity~ value=~C~ /&gt;&lt;property name=~Type~ value=~crew~ /&gt;&lt;property name=~Cost~ value=~1~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1~ /&gt;&lt;property name=~Swashbuckling~ value=~1~ /&gt;&lt;property name=~Crew Max~ value=~~ /&gt;&lt;property name=~Move Cost~ value=~~ /&gt;&lt;property name=~Faction~ value=~Black Freighter~ /&gt;&lt;property name=~Text~ value=~Loyal • No Attachments • Skeletal~ /&gt;&lt;/card&gt;" table:formula="of:=CONCATENATE(&quot;  &lt;card id=~&quot;;[.C116];&quot;~ name=~&quot;;[.E116];&quot;~&gt;&lt;property name=~&quot;;[.F$1];&quot;~ value=~&quot;;[.F116];&quot;~ /&gt;&lt;property name=~&quot;;[.G$1];&quot;~ value=~&quot;;[.G116];&quot;~ /&gt;&lt;property name=~&quot;;[.H$1];&quot;~ value=~&quot;;[.H116];&quot;~ /&gt;&lt;property name=~&quot;;[.I$1];&quot;~ value=~&quot;;[.I116];&quot;~ /&gt;&lt;property name=~&quot;;[.J$1];&quot;~ value=~&quot;;[.J116];&quot;~ /&gt;&lt;property name=~&quot;;[.K$1];&quot;~ value=~&quot;;[.K116];&quot;~ /&gt;&lt;property name=~&quot;;[.L$1];&quot;~ value=~&quot;;[.L116];&quot;~ /&gt;&lt;property name=~&quot;;[.M$1];&quot;~ value=~&quot;;[.M116];&quot;~ /&gt;&lt;property name=~&quot;;[.N$1];&quot;~ value=~&quot;;[.N116];&quot;~ /&gt;&lt;property name=~&quot;;[.O$1];&quot;~ value=~&quot;;[.O116];&quot;~ /&gt;&lt;property name=~&quot;;[.P$1];&quot;~ value=~&quot;;[.P116];&quot;~ /&gt;&lt;property name=~&quot;;[.Q$1];&quot;~ value=~&quot;;[.Q116];&quot;~ /&gt;&lt;property name=~&quot;;[.R$1];&quot;~ value=~&quot;;[.R116];&quot;~ /&gt;&lt;property name=~&quot;;[.S$1];&quot;~ value=~&quot;;[.S116];&quot;~ /&gt;&lt;property name=~&quot;;[.T$1];&quot;~ value=~&quot;;[.T116];&quot;~ /&gt;&lt;property name=~&quot;;[.U$1];&quot;~ value=~&quot;;[.U116];&quot;~ /&gt;&lt;property name=~&quot;;[.V$1];&quot;~ value=~&quot;;[.V116];&quot;~ /&gt;&lt;property name=~&quot;;[.W$1];&quot;~ value=~&quot;;[.W116];&quot;~ /&gt;&lt;/card&gt;&quot;)" table:style-name="ce1">
            <text:p><text:s text:c="2"/>&lt;card id=~c5cc80c6-841d-4f36-969d-4ff932a466d1~ name=~Skeletal Marketeers~&gt;&lt;property name=~Rarity~ value=~C~ /&gt;&lt;property name=~Type~ value=~crew~ /&gt;&lt;property name=~Cost~ value=~1~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1~ /&gt;&lt;property name=~Swashbuckling~ value=~1~ /&gt;&lt;property name=~Crew Max~ value=~~ /&gt;&lt;property name=~Move Cost~ value=~~ /&gt;&lt;property name=~Faction~ value=~Black Freighter~ /&gt;&lt;property name=~Text~ value=~Loyal • No Attachments • Skeletal~ /&gt;&lt;/card&gt;</text:p>
          </table:table-cell>
          <table:table-cell office:value-type="string" office:string-value=" &lt;Relationship Target=~/cards/SynS_SkeletalMarketeers.jpg~ Id=~Cc5cc80c6-841d-4f36-969d-4ff932a466d1~ Type=~http://schemas.octgn.org/picture~/&gt;" table:formula="of:=CONCATENATE(&quot; &lt;Relationship Target=~/cards/&quot;;[.D116];&quot;.jpg~ Id=~C&quot;;[.C116];&quot;~ Type=~http://schemas.octgn.org/picture~/&gt;&quot;)" table:style-name="ce1">
            <text:p><text:s/>&lt;Relationship Target=~/cards/SynS_SkeletalMarketeers.jpg~ Id=~Cc5cc80c6-841d-4f36-969d-4ff932a466d1~ Type=~http://schemas.octgn.org/picture~/&gt;</text:p>
          </table:table-cell>
          <table:table-cell office:value-type="string" table:style-name="ce1">
            <text:p>c5cc80c6-841d-4f36-969d-4ff932a466d1</text:p>
          </table:table-cell>
          <table:table-cell office:value-type="string" table:style-name="ce1">
            <text:p>SynS_SkeletalMarketeers</text:p>
          </table:table-cell>
          <table:table-cell office:value-type="string" table:style-name="ce1">
            <text:p>Skeletal Marketeers</text:p>
          </table:table-cell>
          <table:table-cell office:value-type="string" table:style-name="ce1">
            <text:p>C</text:p>
          </table:table-cell>
          <table:table-cell office:value-type="string" table:style-name="ce1">
            <text:p>crew</text:p>
          </table:table-cell>
          <table:table-cell office:value-type="float" office:value="1" table:style-name="ce1">
            <text:p>1</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table:number-columns-repeated="2" table:style-name="ce1"/>
          <table:table-cell office:value-type="string" table:style-name="ce1">
            <text:p>Black Freighter</text:p>
          </table:table-cell>
          <table:table-cell office:value-type="string" table:style-name="ce1">
            <text:p>Loyal • No Attachments • Skeletal</text:p>
          </table:table-cell>
          <table:table-cell office:value-type="string" table:style-name="ce4">
            <text:p>They can eat cannon steel as easily as human flesh...</text:p>
          </table:table-cell>
          <table:table-cell table:number-columns-repeated="16360"/>
        </table:table-row>
        <table:table-row table:style-name="ro2">
          <table:table-cell office:value-type="string" office:string-value="  &lt;card id=~189b94d0-ae0f-4696-a7fc-2d78ab916023~ name=~Soner Iqbal~&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2~ /&gt;&lt;property name=~Swashbuckling~ value=~1~ /&gt;&lt;property name=~Crew Max~ value=~~ /&gt;&lt;property name=~Move Cost~ value=~~ /&gt;&lt;property name=~Faction~ value=~Corsairs~ /&gt;&lt;property name=~Text~ value=~*Invisible College*&#10;Captive • Heroic • Holy&#10;If your Captain is Heroic, this Crew has +1 Influence and -1 Adventuring (minimum 0).~ /&gt;&lt;/card&gt;" table:formula="of:=CONCATENATE(&quot;  &lt;card id=~&quot;;[.C117];&quot;~ name=~&quot;;[.E117];&quot;~&gt;&lt;property name=~&quot;;[.F$1];&quot;~ value=~&quot;;[.F117];&quot;~ /&gt;&lt;property name=~&quot;;[.G$1];&quot;~ value=~&quot;;[.G117];&quot;~ /&gt;&lt;property name=~&quot;;[.H$1];&quot;~ value=~&quot;;[.H117];&quot;~ /&gt;&lt;property name=~&quot;;[.I$1];&quot;~ value=~&quot;;[.I117];&quot;~ /&gt;&lt;property name=~&quot;;[.J$1];&quot;~ value=~&quot;;[.J117];&quot;~ /&gt;&lt;property name=~&quot;;[.K$1];&quot;~ value=~&quot;;[.K117];&quot;~ /&gt;&lt;property name=~&quot;;[.L$1];&quot;~ value=~&quot;;[.L117];&quot;~ /&gt;&lt;property name=~&quot;;[.M$1];&quot;~ value=~&quot;;[.M117];&quot;~ /&gt;&lt;property name=~&quot;;[.N$1];&quot;~ value=~&quot;;[.N117];&quot;~ /&gt;&lt;property name=~&quot;;[.O$1];&quot;~ value=~&quot;;[.O117];&quot;~ /&gt;&lt;property name=~&quot;;[.P$1];&quot;~ value=~&quot;;[.P117];&quot;~ /&gt;&lt;property name=~&quot;;[.Q$1];&quot;~ value=~&quot;;[.Q117];&quot;~ /&gt;&lt;property name=~&quot;;[.R$1];&quot;~ value=~&quot;;[.R117];&quot;~ /&gt;&lt;property name=~&quot;;[.S$1];&quot;~ value=~&quot;;[.S117];&quot;~ /&gt;&lt;property name=~&quot;;[.T$1];&quot;~ value=~&quot;;[.T117];&quot;~ /&gt;&lt;property name=~&quot;;[.U$1];&quot;~ value=~&quot;;[.U117];&quot;~ /&gt;&lt;property name=~&quot;;[.V$1];&quot;~ value=~&quot;;[.V117];&quot;~ /&gt;&lt;property name=~&quot;;[.W$1];&quot;~ value=~&quot;;[.W117];&quot;~ /&gt;&lt;/card&gt;&quot;)" table:style-name="ce1">
            <text:p><text:s text:c="2"/>&lt;card id=~189b94d0-ae0f-4696-a7fc-2d78ab916023~ name=~Soner Iqbal~&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2~ /&gt;&lt;property name=~Swashbuckling~ value=~1~ /&gt;&lt;property name=~Crew Max~ value=~~ /&gt;&lt;property name=~Move Cost~ value=~~ /&gt;&lt;property name=~Faction~ value=~Corsairs~ /&gt;&lt;property name=~Text~ value=~*Invisible College*</text:p>
            <text:p>Captive • Heroic • Holy</text:p>
            <text:p>If your Captain is Heroic, this Crew has +1 Influence and -1 Adventuring (minimum 0).~ /&gt;&lt;/card&gt;</text:p>
          </table:table-cell>
          <table:table-cell office:value-type="string" office:string-value=" &lt;Relationship Target=~/cards/SynS_SonerIqbal.jpg~ Id=~C189b94d0-ae0f-4696-a7fc-2d78ab916023~ Type=~http://schemas.octgn.org/picture~/&gt;" table:formula="of:=CONCATENATE(&quot; &lt;Relationship Target=~/cards/&quot;;[.D117];&quot;.jpg~ Id=~C&quot;;[.C117];&quot;~ Type=~http://schemas.octgn.org/picture~/&gt;&quot;)" table:style-name="ce1">
            <text:p><text:s/>&lt;Relationship Target=~/cards/SynS_SonerIqbal.jpg~ Id=~C189b94d0-ae0f-4696-a7fc-2d78ab916023~ Type=~http://schemas.octgn.org/picture~/&gt;</text:p>
          </table:table-cell>
          <table:table-cell office:value-type="string" table:style-name="ce1">
            <text:p>189b94d0-ae0f-4696-a7fc-2d78ab916023</text:p>
          </table:table-cell>
          <table:table-cell office:value-type="string" table:style-name="ce1">
            <text:p>SynS_SonerIqbal</text:p>
          </table:table-cell>
          <table:table-cell office:value-type="string" table:style-name="ce1">
            <text:p>Soner Iqbal</text:p>
          </table:table-cell>
          <table:table-cell office:value-type="string" table:style-name="ce1">
            <text:p>C</text:p>
          </table:table-cell>
          <table:table-cell office:value-type="string" table:style-name="ce1">
            <text:p>crew</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table:number-columns-repeated="2" table:style-name="ce1"/>
          <table:table-cell office:value-type="string" table:style-name="ce1">
            <text:p>Corsairs</text:p>
          </table:table-cell>
          <table:table-cell office:value-type="string" table:style-name="ce1">
            <text:p>*Invisible College*</text:p>
            <text:p>Captive • Heroic • Holy</text:p>
            <text:p>If your Captain is Heroic, this Crew has +1 Influence and -1 Adventuring (minimum 0).</text:p>
          </table:table-cell>
          <table:table-cell office:value-type="string" table:style-name="ce4">
            <text:p>“Knowledge is dangerous. None understand this more than your ‘Invisible College.’ Should the Corsairs find some powerful invention or artifact, I will ensure that they never have a chance to use it.”</text:p>
          </table:table-cell>
          <table:table-cell table:number-columns-repeated="16360"/>
        </table:table-row>
        <table:table-row table:style-name="ro2">
          <table:table-cell office:value-type="string" office:string-value="  &lt;card id=~d8c2eace-48c0-4311-b24e-12d7d979b4f0~ name=~Sophia’s Daughters Membership~&gt;&lt;property name=~Rarity~ value=~C~ /&gt;&lt;property name=~Type~ value=~attachments~ /&gt;&lt;property name=~Cost~ value=~2~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APTAIN ATTACHMENT&#10;Unique • Membership&#10;This Captain gains the Sophia’s Daughters affiliation. While you have 3 or more other Sophia’s Daughters Crew on board this Captain has the following ability: React: When a Crew in this Sea tacks to produce Influence, tack one of your Sophia’s Daughters Crew to reduce the amount of Influence produced by the Influence of the Sophia’s Daughters Crew (minimum 0).~ /&gt;&lt;/card&gt;" table:formula="of:=CONCATENATE(&quot;  &lt;card id=~&quot;;[.C118];&quot;~ name=~&quot;;[.E118];&quot;~&gt;&lt;property name=~&quot;;[.F$1];&quot;~ value=~&quot;;[.F118];&quot;~ /&gt;&lt;property name=~&quot;;[.G$1];&quot;~ value=~&quot;;[.G118];&quot;~ /&gt;&lt;property name=~&quot;;[.H$1];&quot;~ value=~&quot;;[.H118];&quot;~ /&gt;&lt;property name=~&quot;;[.I$1];&quot;~ value=~&quot;;[.I118];&quot;~ /&gt;&lt;property name=~&quot;;[.J$1];&quot;~ value=~&quot;;[.J118];&quot;~ /&gt;&lt;property name=~&quot;;[.K$1];&quot;~ value=~&quot;;[.K118];&quot;~ /&gt;&lt;property name=~&quot;;[.L$1];&quot;~ value=~&quot;;[.L118];&quot;~ /&gt;&lt;property name=~&quot;;[.M$1];&quot;~ value=~&quot;;[.M118];&quot;~ /&gt;&lt;property name=~&quot;;[.N$1];&quot;~ value=~&quot;;[.N118];&quot;~ /&gt;&lt;property name=~&quot;;[.O$1];&quot;~ value=~&quot;;[.O118];&quot;~ /&gt;&lt;property name=~&quot;;[.P$1];&quot;~ value=~&quot;;[.P118];&quot;~ /&gt;&lt;property name=~&quot;;[.Q$1];&quot;~ value=~&quot;;[.Q118];&quot;~ /&gt;&lt;property name=~&quot;;[.R$1];&quot;~ value=~&quot;;[.R118];&quot;~ /&gt;&lt;property name=~&quot;;[.S$1];&quot;~ value=~&quot;;[.S118];&quot;~ /&gt;&lt;property name=~&quot;;[.T$1];&quot;~ value=~&quot;;[.T118];&quot;~ /&gt;&lt;property name=~&quot;;[.U$1];&quot;~ value=~&quot;;[.U118];&quot;~ /&gt;&lt;property name=~&quot;;[.V$1];&quot;~ value=~&quot;;[.V118];&quot;~ /&gt;&lt;property name=~&quot;;[.W$1];&quot;~ value=~&quot;;[.W118];&quot;~ /&gt;&lt;/card&gt;&quot;)" table:style-name="ce1">
            <text:p><text:s text:c="2"/>&lt;card id=~d8c2eace-48c0-4311-b24e-12d7d979b4f0~ name=~Sophia’s Daughters Membership~&gt;&lt;property name=~Rarity~ value=~C~ /&gt;&lt;property name=~Type~ value=~attachments~ /&gt;&lt;property name=~Cost~ value=~2~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APTAIN ATTACHMENT</text:p>
            <text:p>Unique • Membership</text:p>
            <text:p>This Captain gains the Sophia’s Daughters affiliation. While you have 3 or more other Sophia’s Daughters Crew on board this Captain has the following ability: React: When a Crew in this Sea tacks to produce Influence, tack one of your Sophia’s Daughters Crew to reduce the amount of Influence produced by the Influence of the Sophia’s Daughters Crew (minimum 0).~ /&gt;&lt;/card&gt;</text:p>
          </table:table-cell>
          <table:table-cell office:value-type="string" office:string-value=" &lt;Relationship Target=~/cards/SynS_SophiasDaughtersMembership.jpg~ Id=~Cd8c2eace-48c0-4311-b24e-12d7d979b4f0~ Type=~http://schemas.octgn.org/picture~/&gt;" table:formula="of:=CONCATENATE(&quot; &lt;Relationship Target=~/cards/&quot;;[.D118];&quot;.jpg~ Id=~C&quot;;[.C118];&quot;~ Type=~http://schemas.octgn.org/picture~/&gt;&quot;)" table:style-name="ce1">
            <text:p><text:s/>&lt;Relationship Target=~/cards/SynS_SophiasDaughtersMembership.jpg~ Id=~Cd8c2eace-48c0-4311-b24e-12d7d979b4f0~ Type=~http://schemas.octgn.org/picture~/&gt;</text:p>
          </table:table-cell>
          <table:table-cell office:value-type="string" table:style-name="ce1">
            <text:p>d8c2eace-48c0-4311-b24e-12d7d979b4f0</text:p>
          </table:table-cell>
          <table:table-cell office:value-type="string" table:style-name="ce1">
            <text:p>SynS_SophiasDaughtersMembership</text:p>
          </table:table-cell>
          <table:table-cell office:value-type="string" table:style-name="ce1">
            <text:p>Sophia’s Daughters Membership</text:p>
          </table:table-cell>
          <table:table-cell office:value-type="string" table:style-name="ce1">
            <text:p>C</text:p>
          </table:table-cell>
          <table:table-cell office:value-type="string" table:style-name="ce1">
            <text:p>attachments</text:p>
          </table:table-cell>
          <table:table-cell office:value-type="float" office:value="2" table:style-name="ce1">
            <text:p>2</text:p>
          </table:table-cell>
          <table:table-cell office:value-type="string" table:style-name="ce1">
            <text:p>In</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APTAIN ATTACHMENT</text:p>
            <text:p>Unique • Membership</text:p>
            <text:p>This Captain gains the Sophia’s Daughters affiliation. While you have 3 or more other Sophia’s Daughters Crew on board this Captain has the following ability: React: When a Crew in this Sea tacks to produce Influence, tack one of your Sophia’s Daughters Crew to reduce the amount of Influence produced by the Influence of the Sophia’s Daughters Crew (minimum 0).</text:p>
          </table:table-cell>
          <table:table-cell office:value-type="string" table:style-name="ce4">
            <text:p>“Wherever there is darkness, I shall bring light...”</text:p>
          </table:table-cell>
          <table:table-cell table:number-columns-repeated="16360"/>
        </table:table-row>
        <table:table-row table:style-name="ro2">
          <table:table-cell office:value-type="string" office:string-value="  &lt;card id=~673179f1-2217-490a-ab62-b8bac9daef8b~ name=~Steel Tooth Bob~&gt;&lt;property name=~Rarity~ value=~C~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1~ /&gt;&lt;property name=~Sailing~ value=~1~ /&gt;&lt;property name=~Adventuring~ value=~0~ /&gt;&lt;property name=~Influence~ value=~0~ /&gt;&lt;property name=~Swashbuckling~ value=~3~ /&gt;&lt;property name=~Crew Max~ value=~~ /&gt;&lt;property name=~Move Cost~ value=~~ /&gt;&lt;property name=~Faction~ value=~unaligned~ /&gt;&lt;property name=~Text~ value=~*Rilascarie*&#10;When this Crew tacks to absorb Hits, he absorbs 1 extra Hit.&#10;React: When you are suffering Hits during a Boarding that have not come from another player’s successful Boarding Attack, tack one of your completed Adventures to suffer 2 fewer Hits. You may only use this ability if this Crew is untacked.~ /&gt;&lt;/card&gt;" table:formula="of:=CONCATENATE(&quot;  &lt;card id=~&quot;;[.C119];&quot;~ name=~&quot;;[.E119];&quot;~&gt;&lt;property name=~&quot;;[.F$1];&quot;~ value=~&quot;;[.F119];&quot;~ /&gt;&lt;property name=~&quot;;[.G$1];&quot;~ value=~&quot;;[.G119];&quot;~ /&gt;&lt;property name=~&quot;;[.H$1];&quot;~ value=~&quot;;[.H119];&quot;~ /&gt;&lt;property name=~&quot;;[.I$1];&quot;~ value=~&quot;;[.I119];&quot;~ /&gt;&lt;property name=~&quot;;[.J$1];&quot;~ value=~&quot;;[.J119];&quot;~ /&gt;&lt;property name=~&quot;;[.K$1];&quot;~ value=~&quot;;[.K119];&quot;~ /&gt;&lt;property name=~&quot;;[.L$1];&quot;~ value=~&quot;;[.L119];&quot;~ /&gt;&lt;property name=~&quot;;[.M$1];&quot;~ value=~&quot;;[.M119];&quot;~ /&gt;&lt;property name=~&quot;;[.N$1];&quot;~ value=~&quot;;[.N119];&quot;~ /&gt;&lt;property name=~&quot;;[.O$1];&quot;~ value=~&quot;;[.O119];&quot;~ /&gt;&lt;property name=~&quot;;[.P$1];&quot;~ value=~&quot;;[.P119];&quot;~ /&gt;&lt;property name=~&quot;;[.Q$1];&quot;~ value=~&quot;;[.Q119];&quot;~ /&gt;&lt;property name=~&quot;;[.R$1];&quot;~ value=~&quot;;[.R119];&quot;~ /&gt;&lt;property name=~&quot;;[.S$1];&quot;~ value=~&quot;;[.S119];&quot;~ /&gt;&lt;property name=~&quot;;[.T$1];&quot;~ value=~&quot;;[.T119];&quot;~ /&gt;&lt;property name=~&quot;;[.U$1];&quot;~ value=~&quot;;[.U119];&quot;~ /&gt;&lt;property name=~&quot;;[.V$1];&quot;~ value=~&quot;;[.V119];&quot;~ /&gt;&lt;property name=~&quot;;[.W$1];&quot;~ value=~&quot;;[.W119];&quot;~ /&gt;&lt;/card&gt;&quot;)" table:style-name="ce1">
            <text:p><text:s text:c="2"/>&lt;card id=~673179f1-2217-490a-ab62-b8bac9daef8b~ name=~Steel Tooth Bob~&gt;&lt;property name=~Rarity~ value=~C~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1~ /&gt;&lt;property name=~Sailing~ value=~1~ /&gt;&lt;property name=~Adventuring~ value=~0~ /&gt;&lt;property name=~Influence~ value=~0~ /&gt;&lt;property name=~Swashbuckling~ value=~3~ /&gt;&lt;property name=~Crew Max~ value=~~ /&gt;&lt;property name=~Move Cost~ value=~~ /&gt;&lt;property name=~Faction~ value=~unaligned~ /&gt;&lt;property name=~Text~ value=~*Rilascarie*</text:p>
            <text:p>When this Crew tacks to absorb Hits, he absorbs 1 extra Hit.</text:p>
            <text:p>React: When you are suffering Hits during a Boarding that have not come from another player’s successful Boarding Attack, tack one of your completed Adventures to suffer 2 fewer Hits. You may only use this ability if this Crew is untacked.~ /&gt;&lt;/card&gt;</text:p>
          </table:table-cell>
          <table:table-cell office:value-type="string" office:string-value=" &lt;Relationship Target=~/cards/SynS_SteelToothBob.jpg~ Id=~C673179f1-2217-490a-ab62-b8bac9daef8b~ Type=~http://schemas.octgn.org/picture~/&gt;" table:formula="of:=CONCATENATE(&quot; &lt;Relationship Target=~/cards/&quot;;[.D119];&quot;.jpg~ Id=~C&quot;;[.C119];&quot;~ Type=~http://schemas.octgn.org/picture~/&gt;&quot;)" table:style-name="ce1">
            <text:p><text:s/>&lt;Relationship Target=~/cards/SynS_SteelToothBob.jpg~ Id=~C673179f1-2217-490a-ab62-b8bac9daef8b~ Type=~http://schemas.octgn.org/picture~/&gt;</text:p>
          </table:table-cell>
          <table:table-cell office:value-type="string" table:style-name="ce1">
            <text:p>673179f1-2217-490a-ab62-b8bac9daef8b</text:p>
          </table:table-cell>
          <table:table-cell office:value-type="string" table:style-name="ce1">
            <text:p>SynS_SteelToothBob</text:p>
          </table:table-cell>
          <table:table-cell office:value-type="string" table:style-name="ce1">
            <text:p>Steel Tooth Bob</text:p>
          </table:table-cell>
          <table:table-cell office:value-type="string" table:style-name="ce1">
            <text:p>C</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3" table:style-name="ce1">
            <text:p>3</text:p>
          </table:table-cell>
          <table:table-cell table:number-columns-repeated="2" table:style-name="ce1"/>
          <table:table-cell office:value-type="string" table:style-name="ce1">
            <text:p>unaligned</text:p>
          </table:table-cell>
          <table:table-cell office:value-type="string" table:style-name="ce1">
            <text:p>*Rilascarie*</text:p>
            <text:p>When this Crew tacks to absorb Hits, he absorbs 1 extra Hit.</text:p>
            <text:p>React: When you are suffering Hits during a Boarding that have not come from another player’s successful Boarding Attack, tack one of your completed Adventures to suffer 2 fewer Hits. You may only use this ability if this Crew is untacked.</text:p>
          </table:table-cell>
          <table:table-cell table:style-name="ce4"/>
          <table:table-cell table:number-columns-repeated="16360"/>
        </table:table-row>
        <table:table-row table:style-name="ro2">
          <table:table-cell office:value-type="string" office:string-value="  &lt;card id=~03d0c4a8-03b7-4ba1-a3e6-a7bb70f57574~ name=~Stronghold of La Bucca~&gt;&lt;property name=~Rarity~ value=~R~ /&gt;&lt;property name=~Type~ value=~attachments~ /&gt;&lt;property name=~Cost~ value=~6~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LA BOCA ATTACHMENT&#10;Unique • Port&#10;The cost of this card is reduced by 2 if you have a Brotherhood Captain. Any player in this Sea may sink this Attachment by paying 7 Cannon as an action. Captive Crew in this sea are considered to not have the Captive and No Attachments traits.&#10;Act: Tack this card and one of your crew while in this Sea to target another Ship in this Sea. Inflict a 4 hit Cannon Attack on the target Ship.~ /&gt;&lt;/card&gt;" table:formula="of:=CONCATENATE(&quot;  &lt;card id=~&quot;;[.C120];&quot;~ name=~&quot;;[.E120];&quot;~&gt;&lt;property name=~&quot;;[.F$1];&quot;~ value=~&quot;;[.F120];&quot;~ /&gt;&lt;property name=~&quot;;[.G$1];&quot;~ value=~&quot;;[.G120];&quot;~ /&gt;&lt;property name=~&quot;;[.H$1];&quot;~ value=~&quot;;[.H120];&quot;~ /&gt;&lt;property name=~&quot;;[.I$1];&quot;~ value=~&quot;;[.I120];&quot;~ /&gt;&lt;property name=~&quot;;[.J$1];&quot;~ value=~&quot;;[.J120];&quot;~ /&gt;&lt;property name=~&quot;;[.K$1];&quot;~ value=~&quot;;[.K120];&quot;~ /&gt;&lt;property name=~&quot;;[.L$1];&quot;~ value=~&quot;;[.L120];&quot;~ /&gt;&lt;property name=~&quot;;[.M$1];&quot;~ value=~&quot;;[.M120];&quot;~ /&gt;&lt;property name=~&quot;;[.N$1];&quot;~ value=~&quot;;[.N120];&quot;~ /&gt;&lt;property name=~&quot;;[.O$1];&quot;~ value=~&quot;;[.O120];&quot;~ /&gt;&lt;property name=~&quot;;[.P$1];&quot;~ value=~&quot;;[.P120];&quot;~ /&gt;&lt;property name=~&quot;;[.Q$1];&quot;~ value=~&quot;;[.Q120];&quot;~ /&gt;&lt;property name=~&quot;;[.R$1];&quot;~ value=~&quot;;[.R120];&quot;~ /&gt;&lt;property name=~&quot;;[.S$1];&quot;~ value=~&quot;;[.S120];&quot;~ /&gt;&lt;property name=~&quot;;[.T$1];&quot;~ value=~&quot;;[.T120];&quot;~ /&gt;&lt;property name=~&quot;;[.U$1];&quot;~ value=~&quot;;[.U120];&quot;~ /&gt;&lt;property name=~&quot;;[.V$1];&quot;~ value=~&quot;;[.V120];&quot;~ /&gt;&lt;property name=~&quot;;[.W$1];&quot;~ value=~&quot;;[.W120];&quot;~ /&gt;&lt;/card&gt;&quot;)" table:style-name="ce1">
            <text:p><text:s text:c="2"/>&lt;card id=~03d0c4a8-03b7-4ba1-a3e6-a7bb70f57574~ name=~Stronghold of La Bucca~&gt;&lt;property name=~Rarity~ value=~R~ /&gt;&lt;property name=~Type~ value=~attachments~ /&gt;&lt;property name=~Cost~ value=~6~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LA BOCA ATTACHMENT</text:p>
            <text:p>Unique • Port</text:p>
            <text:p>The cost of this card is reduced by 2 if you have a Brotherhood Captain. Any player in this Sea may sink this Attachment by paying 7 Cannon as an action. Captive Crew in this sea are considered to not have the Captive and No Attachments traits.</text:p>
            <text:p>Act: Tack this card and one of your crew while in this Sea to target another Ship in this Sea. Inflict a 4 hit Cannon Attack on the target Ship.~ /&gt;&lt;/card&gt;</text:p>
          </table:table-cell>
          <table:table-cell office:value-type="string" office:string-value=" &lt;Relationship Target=~/cards/SynS_StrongholdofLaBucca.jpg~ Id=~C03d0c4a8-03b7-4ba1-a3e6-a7bb70f57574~ Type=~http://schemas.octgn.org/picture~/&gt;" table:formula="of:=CONCATENATE(&quot; &lt;Relationship Target=~/cards/&quot;;[.D120];&quot;.jpg~ Id=~C&quot;;[.C120];&quot;~ Type=~http://schemas.octgn.org/picture~/&gt;&quot;)" table:style-name="ce1">
            <text:p><text:s/>&lt;Relationship Target=~/cards/SynS_StrongholdofLaBucca.jpg~ Id=~C03d0c4a8-03b7-4ba1-a3e6-a7bb70f57574~ Type=~http://schemas.octgn.org/picture~/&gt;</text:p>
          </table:table-cell>
          <table:table-cell office:value-type="string" table:style-name="ce1">
            <text:p>03d0c4a8-03b7-4ba1-a3e6-a7bb70f57574</text:p>
          </table:table-cell>
          <table:table-cell office:value-type="string" table:style-name="ce1">
            <text:p>SynS_StrongholdofLaBucca</text:p>
          </table:table-cell>
          <table:table-cell office:value-type="string" table:style-name="ce1">
            <text:p>Stronghold of La Bucca</text:p>
          </table:table-cell>
          <table:table-cell office:value-type="string" table:style-name="ce1">
            <text:p>R</text:p>
          </table:table-cell>
          <table:table-cell office:value-type="string" table:style-name="ce1">
            <text:p>attachments</text:p>
          </table:table-cell>
          <table:table-cell office:value-type="float" office:value="6" table:style-name="ce1">
            <text:p>6</text:p>
          </table:table-cell>
          <table:table-cell office:value-type="string" table:style-name="ce1">
            <text:p>Ad</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LA BOCA ATTACHMENT</text:p>
            <text:p>Unique • Port</text:p>
            <text:p>The cost of this card is reduced by 2 if you have a Brotherhood Captain. Any player in this Sea may sink this Attachment by paying 7 Cannon as an action. Captive Crew in this sea are considered to not have the Captive and No Attachments traits.</text:p>
            <text:p>Act: Tack this card and one of your crew while in this Sea to target another Ship in this Sea. Inflict a 4 hit Cannon Attack on the target Ship.</text:p>
          </table:table-cell>
          <table:table-cell table:style-name="ce4"/>
          <table:table-cell table:number-columns-repeated="16360"/>
        </table:table-row>
        <table:table-row table:style-name="ro2">
          <table:table-cell office:value-type="string" office:string-value="  &lt;card id=~0505add8-b951-4991-83cb-3afbde32aafe~ name=~Syrneth Dagger~&gt;&lt;property name=~Rarity~ value=~C~ /&gt;&lt;property name=~Type~ value=~attachments~ /&gt;&lt;property name=~Cost~ value=~3~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ENT&#10;Artifact • Item&#10;React: Tack this Crew when he is fighting in a Boarding Attack to reverse any type of Boarding Attack played by the other player. Choose Club, Dagger, Punch, Slash, or Thrust. This Crew returns an attack of the chosen type, and inflicts 2 extra Hits if they inflict Hits during this Boarding Attack.~ /&gt;&lt;/card&gt;" table:formula="of:=CONCATENATE(&quot;  &lt;card id=~&quot;;[.C121];&quot;~ name=~&quot;;[.E121];&quot;~&gt;&lt;property name=~&quot;;[.F$1];&quot;~ value=~&quot;;[.F121];&quot;~ /&gt;&lt;property name=~&quot;;[.G$1];&quot;~ value=~&quot;;[.G121];&quot;~ /&gt;&lt;property name=~&quot;;[.H$1];&quot;~ value=~&quot;;[.H121];&quot;~ /&gt;&lt;property name=~&quot;;[.I$1];&quot;~ value=~&quot;;[.I121];&quot;~ /&gt;&lt;property name=~&quot;;[.J$1];&quot;~ value=~&quot;;[.J121];&quot;~ /&gt;&lt;property name=~&quot;;[.K$1];&quot;~ value=~&quot;;[.K121];&quot;~ /&gt;&lt;property name=~&quot;;[.L$1];&quot;~ value=~&quot;;[.L121];&quot;~ /&gt;&lt;property name=~&quot;;[.M$1];&quot;~ value=~&quot;;[.M121];&quot;~ /&gt;&lt;property name=~&quot;;[.N$1];&quot;~ value=~&quot;;[.N121];&quot;~ /&gt;&lt;property name=~&quot;;[.O$1];&quot;~ value=~&quot;;[.O121];&quot;~ /&gt;&lt;property name=~&quot;;[.P$1];&quot;~ value=~&quot;;[.P121];&quot;~ /&gt;&lt;property name=~&quot;;[.Q$1];&quot;~ value=~&quot;;[.Q121];&quot;~ /&gt;&lt;property name=~&quot;;[.R$1];&quot;~ value=~&quot;;[.R121];&quot;~ /&gt;&lt;property name=~&quot;;[.S$1];&quot;~ value=~&quot;;[.S121];&quot;~ /&gt;&lt;property name=~&quot;;[.T$1];&quot;~ value=~&quot;;[.T121];&quot;~ /&gt;&lt;property name=~&quot;;[.U$1];&quot;~ value=~&quot;;[.U121];&quot;~ /&gt;&lt;property name=~&quot;;[.V$1];&quot;~ value=~&quot;;[.V121];&quot;~ /&gt;&lt;property name=~&quot;;[.W$1];&quot;~ value=~&quot;;[.W121];&quot;~ /&gt;&lt;/card&gt;&quot;)" table:style-name="ce1">
            <text:p><text:s text:c="2"/>&lt;card id=~0505add8-b951-4991-83cb-3afbde32aafe~ name=~Syrneth Dagger~&gt;&lt;property name=~Rarity~ value=~C~ /&gt;&lt;property name=~Type~ value=~attachments~ /&gt;&lt;property name=~Cost~ value=~3~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ENT</text:p>
            <text:p>Artifact • Item</text:p>
            <text:p>React: Tack this Crew when he is fighting in a Boarding Attack to reverse any type of Boarding Attack played by the other player. Choose Club, Dagger, Punch, Slash, or Thrust. This Crew returns an attack of the chosen type, and inflicts 2 extra Hits if they inflict Hits during this Boarding Attack.~ /&gt;&lt;/card&gt;</text:p>
          </table:table-cell>
          <table:table-cell office:value-type="string" office:string-value=" &lt;Relationship Target=~/cards/SynS_SyrnethDagger.jpg~ Id=~C0505add8-b951-4991-83cb-3afbde32aafe~ Type=~http://schemas.octgn.org/picture~/&gt;" table:formula="of:=CONCATENATE(&quot; &lt;Relationship Target=~/cards/&quot;;[.D121];&quot;.jpg~ Id=~C&quot;;[.C121];&quot;~ Type=~http://schemas.octgn.org/picture~/&gt;&quot;)" table:style-name="ce1">
            <text:p><text:s/>&lt;Relationship Target=~/cards/SynS_SyrnethDagger.jpg~ Id=~C0505add8-b951-4991-83cb-3afbde32aafe~ Type=~http://schemas.octgn.org/picture~/&gt;</text:p>
          </table:table-cell>
          <table:table-cell office:value-type="string" table:style-name="ce1">
            <text:p>0505add8-b951-4991-83cb-3afbde32aafe</text:p>
          </table:table-cell>
          <table:table-cell office:value-type="string" table:style-name="ce1">
            <text:p>SynS_SyrnethDagger</text:p>
          </table:table-cell>
          <table:table-cell office:value-type="string" table:style-name="ce1">
            <text:p>Syrneth Dagger</text:p>
          </table:table-cell>
          <table:table-cell office:value-type="string" table:style-name="ce1">
            <text:p>C</text:p>
          </table:table-cell>
          <table:table-cell office:value-type="string" table:style-name="ce1">
            <text:p>attachments</text:p>
          </table:table-cell>
          <table:table-cell office:value-type="float" office:value="3" table:style-name="ce1">
            <text:p>3</text:p>
          </table:table-cell>
          <table:table-cell office:value-type="string" table:style-name="ce1">
            <text:p>Ad</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ENT</text:p>
            <text:p>Artifact • Item</text:p>
            <text:p>React: Tack this Crew when he is fighting in a Boarding Attack to reverse any type of Boarding Attack played by the other player. Choose Club, Dagger, Punch, Slash, or Thrust. This Crew returns an attack of the chosen type, and inflicts 2 extra Hits if they inflict Hits during this Boarding Attack.</text:p>
          </table:table-cell>
          <table:table-cell table:style-name="ce4"/>
          <table:table-cell table:number-columns-repeated="16360"/>
        </table:table-row>
        <table:table-row table:style-name="ro2">
          <table:table-cell office:value-type="string" office:string-value="  &lt;card id=~768efbd8-41cd-49cf-92a4-2e21b40b8cef~ name=~Syrneth Lock~&gt;&lt;property name=~Rarity~ value=~C~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before another player produces any skill points to complete an Adventure. That player may not use any Attachments to produce skill points to complete that Adventure, until the end of the turn. Any skill points needed to complete that Adventure during this turn must come from tacking Crew.~ /&gt;&lt;/card&gt;" table:formula="of:=CONCATENATE(&quot;  &lt;card id=~&quot;;[.C122];&quot;~ name=~&quot;;[.E122];&quot;~&gt;&lt;property name=~&quot;;[.F$1];&quot;~ value=~&quot;;[.F122];&quot;~ /&gt;&lt;property name=~&quot;;[.G$1];&quot;~ value=~&quot;;[.G122];&quot;~ /&gt;&lt;property name=~&quot;;[.H$1];&quot;~ value=~&quot;;[.H122];&quot;~ /&gt;&lt;property name=~&quot;;[.I$1];&quot;~ value=~&quot;;[.I122];&quot;~ /&gt;&lt;property name=~&quot;;[.J$1];&quot;~ value=~&quot;;[.J122];&quot;~ /&gt;&lt;property name=~&quot;;[.K$1];&quot;~ value=~&quot;;[.K122];&quot;~ /&gt;&lt;property name=~&quot;;[.L$1];&quot;~ value=~&quot;;[.L122];&quot;~ /&gt;&lt;property name=~&quot;;[.M$1];&quot;~ value=~&quot;;[.M122];&quot;~ /&gt;&lt;property name=~&quot;;[.N$1];&quot;~ value=~&quot;;[.N122];&quot;~ /&gt;&lt;property name=~&quot;;[.O$1];&quot;~ value=~&quot;;[.O122];&quot;~ /&gt;&lt;property name=~&quot;;[.P$1];&quot;~ value=~&quot;;[.P122];&quot;~ /&gt;&lt;property name=~&quot;;[.Q$1];&quot;~ value=~&quot;;[.Q122];&quot;~ /&gt;&lt;property name=~&quot;;[.R$1];&quot;~ value=~&quot;;[.R122];&quot;~ /&gt;&lt;property name=~&quot;;[.S$1];&quot;~ value=~&quot;;[.S122];&quot;~ /&gt;&lt;property name=~&quot;;[.T$1];&quot;~ value=~&quot;;[.T122];&quot;~ /&gt;&lt;property name=~&quot;;[.U$1];&quot;~ value=~&quot;;[.U122];&quot;~ /&gt;&lt;property name=~&quot;;[.V$1];&quot;~ value=~&quot;;[.V122];&quot;~ /&gt;&lt;property name=~&quot;;[.W$1];&quot;~ value=~&quot;;[.W122];&quot;~ /&gt;&lt;/card&gt;&quot;)" table:style-name="ce1">
            <text:p><text:s text:c="2"/>&lt;card id=~768efbd8-41cd-49cf-92a4-2e21b40b8cef~ name=~Syrneth Lock~&gt;&lt;property name=~Rarity~ value=~C~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before another player produces any skill points to complete an Adventure. That player may not use any Attachments to produce skill points to complete that Adventure, until the end of the turn. Any skill points needed to complete that Adventure during this turn must come from tacking Crew.~ /&gt;&lt;/card&gt;</text:p>
          </table:table-cell>
          <table:table-cell office:value-type="string" office:string-value=" &lt;Relationship Target=~/cards/SynS_SyrnethLock.jpg~ Id=~C768efbd8-41cd-49cf-92a4-2e21b40b8cef~ Type=~http://schemas.octgn.org/picture~/&gt;" table:formula="of:=CONCATENATE(&quot; &lt;Relationship Target=~/cards/&quot;;[.D122];&quot;.jpg~ Id=~C&quot;;[.C122];&quot;~ Type=~http://schemas.octgn.org/picture~/&gt;&quot;)" table:style-name="ce1">
            <text:p><text:s/>&lt;Relationship Target=~/cards/SynS_SyrnethLock.jpg~ Id=~C768efbd8-41cd-49cf-92a4-2e21b40b8cef~ Type=~http://schemas.octgn.org/picture~/&gt;</text:p>
          </table:table-cell>
          <table:table-cell office:value-type="string" table:style-name="ce1">
            <text:p>768efbd8-41cd-49cf-92a4-2e21b40b8cef</text:p>
          </table:table-cell>
          <table:table-cell office:value-type="string" table:style-name="ce1">
            <text:p>SynS_SyrnethLock</text:p>
          </table:table-cell>
          <table:table-cell office:value-type="string" table:style-name="ce1">
            <text:p>Syrneth Lock</text:p>
          </table:table-cell>
          <table:table-cell office:value-type="string" table:style-name="ce1">
            <text:p>C</text:p>
          </table:table-cell>
          <table:table-cell office:value-type="string" table:style-name="ce1">
            <text:p>actions</text:p>
          </table:table-cell>
          <table:table-cell table:number-columns-repeated="5"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React: Play before another player produces any skill points to complete an Adventure. That player may not use any Attachments to produce skill points to complete that Adventure, until the end of the turn. Any skill points needed to complete that Adventure during this turn must come from tacking Crew.</text:p>
          </table:table-cell>
          <table:table-cell table:style-name="ce4"/>
          <table:table-cell table:number-columns-repeated="16360"/>
        </table:table-row>
        <table:table-row table:style-name="ro2">
          <table:table-cell office:value-type="string" office:string-value="  &lt;card id=~4f69cf99-0f23-454e-903c-c687eef57a60~ name=~The Black Glove~&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 Hand (a Crew may not have more than one Hand Attachment)&#10;To complete: Pay 10 Adventuring (7 if completed in the Trade Sea).&#10;Kreuzritter Crew Attachment: +1 Swashbuckling. All of this Crew’s Punch and Club Boarding Attacks are changed to be a Dagger. Reacts may not be played in reaction to Hits inflicted by this Crew during Boarding Attacks.~ /&gt;&lt;/card&gt;" table:formula="of:=CONCATENATE(&quot;  &lt;card id=~&quot;;[.C123];&quot;~ name=~&quot;;[.E123];&quot;~&gt;&lt;property name=~&quot;;[.F$1];&quot;~ value=~&quot;;[.F123];&quot;~ /&gt;&lt;property name=~&quot;;[.G$1];&quot;~ value=~&quot;;[.G123];&quot;~ /&gt;&lt;property name=~&quot;;[.H$1];&quot;~ value=~&quot;;[.H123];&quot;~ /&gt;&lt;property name=~&quot;;[.I$1];&quot;~ value=~&quot;;[.I123];&quot;~ /&gt;&lt;property name=~&quot;;[.J$1];&quot;~ value=~&quot;;[.J123];&quot;~ /&gt;&lt;property name=~&quot;;[.K$1];&quot;~ value=~&quot;;[.K123];&quot;~ /&gt;&lt;property name=~&quot;;[.L$1];&quot;~ value=~&quot;;[.L123];&quot;~ /&gt;&lt;property name=~&quot;;[.M$1];&quot;~ value=~&quot;;[.M123];&quot;~ /&gt;&lt;property name=~&quot;;[.N$1];&quot;~ value=~&quot;;[.N123];&quot;~ /&gt;&lt;property name=~&quot;;[.O$1];&quot;~ value=~&quot;;[.O123];&quot;~ /&gt;&lt;property name=~&quot;;[.P$1];&quot;~ value=~&quot;;[.P123];&quot;~ /&gt;&lt;property name=~&quot;;[.Q$1];&quot;~ value=~&quot;;[.Q123];&quot;~ /&gt;&lt;property name=~&quot;;[.R$1];&quot;~ value=~&quot;;[.R123];&quot;~ /&gt;&lt;property name=~&quot;;[.S$1];&quot;~ value=~&quot;;[.S123];&quot;~ /&gt;&lt;property name=~&quot;;[.T$1];&quot;~ value=~&quot;;[.T123];&quot;~ /&gt;&lt;property name=~&quot;;[.U$1];&quot;~ value=~&quot;;[.U123];&quot;~ /&gt;&lt;property name=~&quot;;[.V$1];&quot;~ value=~&quot;;[.V123];&quot;~ /&gt;&lt;property name=~&quot;;[.W$1];&quot;~ value=~&quot;;[.W123];&quot;~ /&gt;&lt;/card&gt;&quot;)" table:style-name="ce1">
            <text:p><text:s text:c="2"/>&lt;card id=~4f69cf99-0f23-454e-903c-c687eef57a60~ name=~The Black Glove~&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 Hand (a Crew may not have more than one Hand Attachment)</text:p>
            <text:p>To complete: Pay 10 Adventuring (7 if completed in the Trade Sea).</text:p>
            <text:p>Kreuzritter Crew Attachment: +1 Swashbuckling. All of this Crew’s Punch and Club Boarding Attacks are changed to be a Dagger. Reacts may not be played in reaction to Hits inflicted by this Crew during Boarding Attacks.~ /&gt;&lt;/card&gt;</text:p>
          </table:table-cell>
          <table:table-cell office:value-type="string" office:string-value=" &lt;Relationship Target=~/cards/SynS_TheBlackGlove.jpg~ Id=~C4f69cf99-0f23-454e-903c-c687eef57a60~ Type=~http://schemas.octgn.org/picture~/&gt;" table:formula="of:=CONCATENATE(&quot; &lt;Relationship Target=~/cards/&quot;;[.D123];&quot;.jpg~ Id=~C&quot;;[.C123];&quot;~ Type=~http://schemas.octgn.org/picture~/&gt;&quot;)" table:style-name="ce1">
            <text:p><text:s/>&lt;Relationship Target=~/cards/SynS_TheBlackGlove.jpg~ Id=~C4f69cf99-0f23-454e-903c-c687eef57a60~ Type=~http://schemas.octgn.org/picture~/&gt;</text:p>
          </table:table-cell>
          <table:table-cell office:value-type="string" table:style-name="ce1">
            <text:p>4f69cf99-0f23-454e-903c-c687eef57a60</text:p>
          </table:table-cell>
          <table:table-cell office:value-type="string" table:style-name="ce1">
            <text:p>SynS_TheBlackGlove</text:p>
          </table:table-cell>
          <table:table-cell office:value-type="string" table:style-name="ce1">
            <text:p>The Black Glove</text:p>
          </table:table-cell>
          <table:table-cell office:value-type="string" table:style-name="ce1">
            <text:p>C</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1 Sea Away • Hand (a Crew may not have more than one Hand Attachment)</text:p>
            <text:p>To complete: Pay 10 Adventuring (7 if completed in the Trade Sea).</text:p>
            <text:p>Kreuzritter Crew Attachment: +1 Swashbuckling. All of this Crew’s Punch and Club Boarding Attacks are changed to be a Dagger. Reacts may not be played in reaction to Hits inflicted by this Crew during Boarding Attacks.</text:p>
          </table:table-cell>
          <table:table-cell table:style-name="ce4"/>
          <table:table-cell table:number-columns-repeated="16360"/>
        </table:table-row>
        <table:table-row table:style-name="ro2">
          <table:table-cell office:value-type="string" office:string-value="  &lt;card id=~201e964b-ca79-4ab9-930c-d1a70e8f5cd1~ name=~The Bonita Swordsman School~&gt;&lt;property name=~Rarity~ value=~R~ /&gt;&lt;property name=~Type~ value=~attachments~ /&gt;&lt;property name=~Cost~ value=~5~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ENT&#10;Swordsman Knack&#10;The cost of this card is reduced by 3 if being attached to an Invisible College Crew. This Crew absorbs 3 extra Hits when tacking to absorb Hits. React: Tack this card to reverse any type of Boarding Attack. This card produces a Slash Boarding Attack.~ /&gt;&lt;/card&gt;" table:formula="of:=CONCATENATE(&quot;  &lt;card id=~&quot;;[.C124];&quot;~ name=~&quot;;[.E124];&quot;~&gt;&lt;property name=~&quot;;[.F$1];&quot;~ value=~&quot;;[.F124];&quot;~ /&gt;&lt;property name=~&quot;;[.G$1];&quot;~ value=~&quot;;[.G124];&quot;~ /&gt;&lt;property name=~&quot;;[.H$1];&quot;~ value=~&quot;;[.H124];&quot;~ /&gt;&lt;property name=~&quot;;[.I$1];&quot;~ value=~&quot;;[.I124];&quot;~ /&gt;&lt;property name=~&quot;;[.J$1];&quot;~ value=~&quot;;[.J124];&quot;~ /&gt;&lt;property name=~&quot;;[.K$1];&quot;~ value=~&quot;;[.K124];&quot;~ /&gt;&lt;property name=~&quot;;[.L$1];&quot;~ value=~&quot;;[.L124];&quot;~ /&gt;&lt;property name=~&quot;;[.M$1];&quot;~ value=~&quot;;[.M124];&quot;~ /&gt;&lt;property name=~&quot;;[.N$1];&quot;~ value=~&quot;;[.N124];&quot;~ /&gt;&lt;property name=~&quot;;[.O$1];&quot;~ value=~&quot;;[.O124];&quot;~ /&gt;&lt;property name=~&quot;;[.P$1];&quot;~ value=~&quot;;[.P124];&quot;~ /&gt;&lt;property name=~&quot;;[.Q$1];&quot;~ value=~&quot;;[.Q124];&quot;~ /&gt;&lt;property name=~&quot;;[.R$1];&quot;~ value=~&quot;;[.R124];&quot;~ /&gt;&lt;property name=~&quot;;[.S$1];&quot;~ value=~&quot;;[.S124];&quot;~ /&gt;&lt;property name=~&quot;;[.T$1];&quot;~ value=~&quot;;[.T124];&quot;~ /&gt;&lt;property name=~&quot;;[.U$1];&quot;~ value=~&quot;;[.U124];&quot;~ /&gt;&lt;property name=~&quot;;[.V$1];&quot;~ value=~&quot;;[.V124];&quot;~ /&gt;&lt;property name=~&quot;;[.W$1];&quot;~ value=~&quot;;[.W124];&quot;~ /&gt;&lt;/card&gt;&quot;)" table:style-name="ce1">
            <text:p><text:s text:c="2"/>&lt;card id=~201e964b-ca79-4ab9-930c-d1a70e8f5cd1~ name=~The Bonita Swordsman School~&gt;&lt;property name=~Rarity~ value=~R~ /&gt;&lt;property name=~Type~ value=~attachments~ /&gt;&lt;property name=~Cost~ value=~5~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ENT</text:p>
            <text:p>Swordsman Knack</text:p>
            <text:p>The cost of this card is reduced by 3 if being attached to an Invisible College Crew. This Crew absorbs 3 extra Hits when tacking to absorb Hits. React: Tack this card to reverse any type of Boarding Attack. This card produces a Slash Boarding Attack.~ /&gt;&lt;/card&gt;</text:p>
          </table:table-cell>
          <table:table-cell office:value-type="string" office:string-value=" &lt;Relationship Target=~/cards/SynS_TheBonitaSwordsmanSchool.jpg~ Id=~C201e964b-ca79-4ab9-930c-d1a70e8f5cd1~ Type=~http://schemas.octgn.org/picture~/&gt;" table:formula="of:=CONCATENATE(&quot; &lt;Relationship Target=~/cards/&quot;;[.D124];&quot;.jpg~ Id=~C&quot;;[.C124];&quot;~ Type=~http://schemas.octgn.org/picture~/&gt;&quot;)" table:style-name="ce1">
            <text:p><text:s/>&lt;Relationship Target=~/cards/SynS_TheBonitaSwordsmanSchool.jpg~ Id=~C201e964b-ca79-4ab9-930c-d1a70e8f5cd1~ Type=~http://schemas.octgn.org/picture~/&gt;</text:p>
          </table:table-cell>
          <table:table-cell office:value-type="string" table:style-name="ce1">
            <text:p>201e964b-ca79-4ab9-930c-d1a70e8f5cd1</text:p>
          </table:table-cell>
          <table:table-cell office:value-type="string" table:style-name="ce1">
            <text:p>SynS_TheBonitaSwordsmanSchool</text:p>
          </table:table-cell>
          <table:table-cell office:value-type="string" table:style-name="ce1">
            <text:p>The Bonita Swordsman School</text:p>
          </table:table-cell>
          <table:table-cell office:value-type="string" table:style-name="ce1">
            <text:p>R</text:p>
          </table:table-cell>
          <table:table-cell office:value-type="string" table:style-name="ce1">
            <text:p>attachments</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ENT</text:p>
            <text:p>Swordsman Knack</text:p>
            <text:p>The cost of this card is reduced by 3 if being attached to an Invisible College Crew. This Crew absorbs 3 extra Hits when tacking to absorb Hits. React: Tack this card to reverse any type of Boarding Attack. This card produces a Slash Boarding Attack.</text:p>
          </table:table-cell>
          <table:table-cell office:value-type="string" table:style-name="ce4">
            <text:p>It was developed solely for defense –quite effective as long as you don’t want to hit back.</text:p>
          </table:table-cell>
          <table:table-cell table:number-columns-repeated="16360"/>
        </table:table-row>
        <table:table-row table:style-name="ro2">
          <table:table-cell office:value-type="string" office:string-value="  &lt;card id=~77e931a2-6119-4bac-b74b-166b8011f755~ name=~The Flash Rifle~&gt;&lt;property name=~Rarity~ value=~C~ /&gt;&lt;property name=~Type~ value=~attachments~ /&gt;&lt;property name=~Cost~ value=~7~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10;Item&#10;The cost of this card is reduced by 3 if being attached to a Rose and Cross Crew. +2 Swashbuckling.&#10;React: Tack instead of performing a Boarding Attack to inflict 3 Hits on the other Ship in the Boarding. Act: Tack to target and inflict 1 Hit on a Ship in this Sea.~ /&gt;&lt;/card&gt;" table:formula="of:=CONCATENATE(&quot;  &lt;card id=~&quot;;[.C125];&quot;~ name=~&quot;;[.E125];&quot;~&gt;&lt;property name=~&quot;;[.F$1];&quot;~ value=~&quot;;[.F125];&quot;~ /&gt;&lt;property name=~&quot;;[.G$1];&quot;~ value=~&quot;;[.G125];&quot;~ /&gt;&lt;property name=~&quot;;[.H$1];&quot;~ value=~&quot;;[.H125];&quot;~ /&gt;&lt;property name=~&quot;;[.I$1];&quot;~ value=~&quot;;[.I125];&quot;~ /&gt;&lt;property name=~&quot;;[.J$1];&quot;~ value=~&quot;;[.J125];&quot;~ /&gt;&lt;property name=~&quot;;[.K$1];&quot;~ value=~&quot;;[.K125];&quot;~ /&gt;&lt;property name=~&quot;;[.L$1];&quot;~ value=~&quot;;[.L125];&quot;~ /&gt;&lt;property name=~&quot;;[.M$1];&quot;~ value=~&quot;;[.M125];&quot;~ /&gt;&lt;property name=~&quot;;[.N$1];&quot;~ value=~&quot;;[.N125];&quot;~ /&gt;&lt;property name=~&quot;;[.O$1];&quot;~ value=~&quot;;[.O125];&quot;~ /&gt;&lt;property name=~&quot;;[.P$1];&quot;~ value=~&quot;;[.P125];&quot;~ /&gt;&lt;property name=~&quot;;[.Q$1];&quot;~ value=~&quot;;[.Q125];&quot;~ /&gt;&lt;property name=~&quot;;[.R$1];&quot;~ value=~&quot;;[.R125];&quot;~ /&gt;&lt;property name=~&quot;;[.S$1];&quot;~ value=~&quot;;[.S125];&quot;~ /&gt;&lt;property name=~&quot;;[.T$1];&quot;~ value=~&quot;;[.T125];&quot;~ /&gt;&lt;property name=~&quot;;[.U$1];&quot;~ value=~&quot;;[.U125];&quot;~ /&gt;&lt;property name=~&quot;;[.V$1];&quot;~ value=~&quot;;[.V125];&quot;~ /&gt;&lt;property name=~&quot;;[.W$1];&quot;~ value=~&quot;;[.W125];&quot;~ /&gt;&lt;/card&gt;&quot;)" table:style-name="ce1">
            <text:p><text:s text:c="2"/>&lt;card id=~77e931a2-6119-4bac-b74b-166b8011f755~ name=~The Flash Rifle~&gt;&lt;property name=~Rarity~ value=~C~ /&gt;&lt;property name=~Type~ value=~attachments~ /&gt;&lt;property name=~Cost~ value=~7~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text:p>
            <text:p>Item</text:p>
            <text:p>The cost of this card is reduced by 3 if being attached to a Rose and Cross Crew. +2 Swashbuckling.</text:p>
            <text:p>React: Tack instead of performing a Boarding Attack to inflict 3 Hits on the other Ship in the Boarding. Act: Tack to target and inflict 1 Hit on a Ship in this Sea.~ /&gt;&lt;/card&gt;</text:p>
          </table:table-cell>
          <table:table-cell office:value-type="string" office:string-value=" &lt;Relationship Target=~/cards/SynS_TheFlashRifle.jpg~ Id=~C77e931a2-6119-4bac-b74b-166b8011f755~ Type=~http://schemas.octgn.org/picture~/&gt;" table:formula="of:=CONCATENATE(&quot; &lt;Relationship Target=~/cards/&quot;;[.D125];&quot;.jpg~ Id=~C&quot;;[.C125];&quot;~ Type=~http://schemas.octgn.org/picture~/&gt;&quot;)" table:style-name="ce1">
            <text:p><text:s/>&lt;Relationship Target=~/cards/SynS_TheFlashRifle.jpg~ Id=~C77e931a2-6119-4bac-b74b-166b8011f755~ Type=~http://schemas.octgn.org/picture~/&gt;</text:p>
          </table:table-cell>
          <table:table-cell office:value-type="string" table:style-name="ce1">
            <text:p>77e931a2-6119-4bac-b74b-166b8011f755</text:p>
          </table:table-cell>
          <table:table-cell office:value-type="string" table:style-name="ce1">
            <text:p>SynS_TheFlashRifle</text:p>
          </table:table-cell>
          <table:table-cell office:value-type="string" table:style-name="ce1">
            <text:p>The Flash Rifle</text:p>
          </table:table-cell>
          <table:table-cell office:value-type="string" table:style-name="ce1">
            <text:p>C</text:p>
          </table:table-cell>
          <table:table-cell office:value-type="string" table:style-name="ce1">
            <text:p>attachments</text:p>
          </table:table-cell>
          <table:table-cell office:value-type="float" office:value="7" table:style-name="ce1">
            <text:p>7</text:p>
          </table:table-cell>
          <table:table-cell office:value-type="string" table:style-name="ce1">
            <text:p>Ad</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text:p>
            <text:p>Item</text:p>
            <text:p>The cost of this card is reduced by 3 if being attached to a Rose and Cross Crew. +2 Swashbuckling.</text:p>
            <text:p>React: Tack instead of performing a Boarding Attack to inflict 3 Hits on the other Ship in the Boarding. Act: Tack to target and inflict 1 Hit on a Ship in this Sea.</text:p>
          </table:table-cell>
          <table:table-cell office:value-type="string" table:style-name="ce4">
            <text:p>“It’s some infernal Syrneth device that the Knights use. So much for Rose and Cross ethics, eh?”</text:p>
          </table:table-cell>
          <table:table-cell table:number-columns-repeated="16360"/>
        </table:table-row>
        <table:table-row table:style-name="ro2">
          <table:table-cell office:value-type="string" office:string-value="  &lt;card id=~ad1c423e-98a3-4a8c-aa60-9e4749bd751c~ name=~The Freighter’s Ashes~&gt;&lt;property name=~Rarity~ value=~C~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Name any faction without a Captain in play. Crew with that factional alignment may not enter play until next turn.&#10;Act: Name any secret society. Crew with that secret society affiliation may not enter play until next turn.&#10;Act: Name any Nationality. Crew with that Nationality may not enter play until next turn.~ /&gt;&lt;/card&gt;" table:formula="of:=CONCATENATE(&quot;  &lt;card id=~&quot;;[.C126];&quot;~ name=~&quot;;[.E126];&quot;~&gt;&lt;property name=~&quot;;[.F$1];&quot;~ value=~&quot;;[.F126];&quot;~ /&gt;&lt;property name=~&quot;;[.G$1];&quot;~ value=~&quot;;[.G126];&quot;~ /&gt;&lt;property name=~&quot;;[.H$1];&quot;~ value=~&quot;;[.H126];&quot;~ /&gt;&lt;property name=~&quot;;[.I$1];&quot;~ value=~&quot;;[.I126];&quot;~ /&gt;&lt;property name=~&quot;;[.J$1];&quot;~ value=~&quot;;[.J126];&quot;~ /&gt;&lt;property name=~&quot;;[.K$1];&quot;~ value=~&quot;;[.K126];&quot;~ /&gt;&lt;property name=~&quot;;[.L$1];&quot;~ value=~&quot;;[.L126];&quot;~ /&gt;&lt;property name=~&quot;;[.M$1];&quot;~ value=~&quot;;[.M126];&quot;~ /&gt;&lt;property name=~&quot;;[.N$1];&quot;~ value=~&quot;;[.N126];&quot;~ /&gt;&lt;property name=~&quot;;[.O$1];&quot;~ value=~&quot;;[.O126];&quot;~ /&gt;&lt;property name=~&quot;;[.P$1];&quot;~ value=~&quot;;[.P126];&quot;~ /&gt;&lt;property name=~&quot;;[.Q$1];&quot;~ value=~&quot;;[.Q126];&quot;~ /&gt;&lt;property name=~&quot;;[.R$1];&quot;~ value=~&quot;;[.R126];&quot;~ /&gt;&lt;property name=~&quot;;[.S$1];&quot;~ value=~&quot;;[.S126];&quot;~ /&gt;&lt;property name=~&quot;;[.T$1];&quot;~ value=~&quot;;[.T126];&quot;~ /&gt;&lt;property name=~&quot;;[.U$1];&quot;~ value=~&quot;;[.U126];&quot;~ /&gt;&lt;property name=~&quot;;[.V$1];&quot;~ value=~&quot;;[.V126];&quot;~ /&gt;&lt;property name=~&quot;;[.W$1];&quot;~ value=~&quot;;[.W126];&quot;~ /&gt;&lt;/card&gt;&quot;)" table:style-name="ce1">
            <text:p><text:s text:c="2"/>&lt;card id=~ad1c423e-98a3-4a8c-aa60-9e4749bd751c~ name=~The Freighter’s Ashes~&gt;&lt;property name=~Rarity~ value=~C~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Name any faction without a Captain in play. Crew with that factional alignment may not enter play until next turn.</text:p>
            <text:p>Act: Name any secret society. Crew with that secret society affiliation may not enter play until next turn.</text:p>
            <text:p>Act: Name any Nationality. Crew with that Nationality may not enter play until next turn.~ /&gt;&lt;/card&gt;</text:p>
          </table:table-cell>
          <table:table-cell office:value-type="string" office:string-value=" &lt;Relationship Target=~/cards/SynS_TheFreightersAshes.jpg~ Id=~Cad1c423e-98a3-4a8c-aa60-9e4749bd751c~ Type=~http://schemas.octgn.org/picture~/&gt;" table:formula="of:=CONCATENATE(&quot; &lt;Relationship Target=~/cards/&quot;;[.D126];&quot;.jpg~ Id=~C&quot;;[.C126];&quot;~ Type=~http://schemas.octgn.org/picture~/&gt;&quot;)" table:style-name="ce1">
            <text:p><text:s/>&lt;Relationship Target=~/cards/SynS_TheFreightersAshes.jpg~ Id=~Cad1c423e-98a3-4a8c-aa60-9e4749bd751c~ Type=~http://schemas.octgn.org/picture~/&gt;</text:p>
          </table:table-cell>
          <table:table-cell office:value-type="string" table:style-name="ce1">
            <text:p>ad1c423e-98a3-4a8c-aa60-9e4749bd751c</text:p>
          </table:table-cell>
          <table:table-cell office:value-type="string" table:style-name="ce1">
            <text:p>SynS_TheFreightersAshes</text:p>
          </table:table-cell>
          <table:table-cell office:value-type="string" table:style-name="ce1">
            <text:p>The Freighter’s Ashes</text:p>
          </table:table-cell>
          <table:table-cell office:value-type="string" table:style-name="ce1">
            <text:p>C</text:p>
          </table:table-cell>
          <table:table-cell office:value-type="string" table:style-name="ce1">
            <text:p>actions</text:p>
          </table:table-cell>
          <table:table-cell table:number-columns-repeated="5"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Act: Name any faction without a Captain in play. Crew with that factional alignment may not enter play until next turn.</text:p>
            <text:p>Act: Name any secret society. Crew with that secret society affiliation may not enter play until next turn.</text:p>
            <text:p>Act: Name any Nationality. Crew with that Nationality may not enter play until next turn.</text:p>
          </table:table-cell>
          <table:table-cell office:value-type="string" table:style-name="ce4">
            <text:p>Call it St. Rose’s Grave. It’s as good a name for the spot as any.</text:p>
          </table:table-cell>
          <table:table-cell table:number-columns-repeated="16360"/>
        </table:table-row>
        <table:table-row table:style-name="ro2">
          <table:table-cell office:value-type="string" office:string-value="  &lt;card id=~cad873f3-1127-479a-a482-4fc142a9b096~ name=~The Heroine of San Cristobal~&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10;To complete: Pay 8 Adventuring (4 if you have three or more Los Vagos Crew on board).&#10;Crew Attachment: React: Tack this card after you have put a Control card into play to untack one of your non-Captain Crew that tacked to pay skill points for the Control card.~ /&gt;&lt;/card&gt;" table:formula="of:=CONCATENATE(&quot;  &lt;card id=~&quot;;[.C127];&quot;~ name=~&quot;;[.E127];&quot;~&gt;&lt;property name=~&quot;;[.F$1];&quot;~ value=~&quot;;[.F127];&quot;~ /&gt;&lt;property name=~&quot;;[.G$1];&quot;~ value=~&quot;;[.G127];&quot;~ /&gt;&lt;property name=~&quot;;[.H$1];&quot;~ value=~&quot;;[.H127];&quot;~ /&gt;&lt;property name=~&quot;;[.I$1];&quot;~ value=~&quot;;[.I127];&quot;~ /&gt;&lt;property name=~&quot;;[.J$1];&quot;~ value=~&quot;;[.J127];&quot;~ /&gt;&lt;property name=~&quot;;[.K$1];&quot;~ value=~&quot;;[.K127];&quot;~ /&gt;&lt;property name=~&quot;;[.L$1];&quot;~ value=~&quot;;[.L127];&quot;~ /&gt;&lt;property name=~&quot;;[.M$1];&quot;~ value=~&quot;;[.M127];&quot;~ /&gt;&lt;property name=~&quot;;[.N$1];&quot;~ value=~&quot;;[.N127];&quot;~ /&gt;&lt;property name=~&quot;;[.O$1];&quot;~ value=~&quot;;[.O127];&quot;~ /&gt;&lt;property name=~&quot;;[.P$1];&quot;~ value=~&quot;;[.P127];&quot;~ /&gt;&lt;property name=~&quot;;[.Q$1];&quot;~ value=~&quot;;[.Q127];&quot;~ /&gt;&lt;property name=~&quot;;[.R$1];&quot;~ value=~&quot;;[.R127];&quot;~ /&gt;&lt;property name=~&quot;;[.S$1];&quot;~ value=~&quot;;[.S127];&quot;~ /&gt;&lt;property name=~&quot;;[.T$1];&quot;~ value=~&quot;;[.T127];&quot;~ /&gt;&lt;property name=~&quot;;[.U$1];&quot;~ value=~&quot;;[.U127];&quot;~ /&gt;&lt;property name=~&quot;;[.V$1];&quot;~ value=~&quot;;[.V127];&quot;~ /&gt;&lt;property name=~&quot;;[.W$1];&quot;~ value=~&quot;;[.W127];&quot;~ /&gt;&lt;/card&gt;&quot;)" table:style-name="ce1">
            <text:p><text:s text:c="2"/>&lt;card id=~cad873f3-1127-479a-a482-4fc142a9b096~ name=~The Heroine of San Cristobal~&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text:p>
            <text:p>To complete: Pay 8 Adventuring (4 if you have three or more Los Vagos Crew on board).</text:p>
            <text:p>Crew Attachment: React: Tack this card after you have put a Control card into play to untack one of your non-Captain Crew that tacked to pay skill points for the Control card.~ /&gt;&lt;/card&gt;</text:p>
          </table:table-cell>
          <table:table-cell office:value-type="string" office:string-value=" &lt;Relationship Target=~/cards/SynS_TheHeroineofSanCristobal.jpg~ Id=~Ccad873f3-1127-479a-a482-4fc142a9b096~ Type=~http://schemas.octgn.org/picture~/&gt;" table:formula="of:=CONCATENATE(&quot; &lt;Relationship Target=~/cards/&quot;;[.D127];&quot;.jpg~ Id=~C&quot;;[.C127];&quot;~ Type=~http://schemas.octgn.org/picture~/&gt;&quot;)" table:style-name="ce1">
            <text:p><text:s/>&lt;Relationship Target=~/cards/SynS_TheHeroineofSanCristobal.jpg~ Id=~Ccad873f3-1127-479a-a482-4fc142a9b096~ Type=~http://schemas.octgn.org/picture~/&gt;</text:p>
          </table:table-cell>
          <table:table-cell office:value-type="string" table:style-name="ce1">
            <text:p>cad873f3-1127-479a-a482-4fc142a9b096</text:p>
          </table:table-cell>
          <table:table-cell office:value-type="string" table:style-name="ce1">
            <text:p>SynS_TheHeroineofSanCristobal</text:p>
          </table:table-cell>
          <table:table-cell office:value-type="string" table:style-name="ce1">
            <text:p>The Heroine of San Cristobal</text:p>
          </table:table-cell>
          <table:table-cell office:value-type="string" table:style-name="ce1">
            <text:p>C</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1 Sea Away</text:p>
            <text:p>To complete: Pay 8 Adventuring (4 if you have three or more Los Vagos Crew on board).</text:p>
            <text:p>Crew Attachment: React: Tack this card after you have put a Control card into play to untack one of your non-Captain Crew that tacked to pay skill points for the Control card.</text:p>
          </table:table-cell>
          <table:table-cell office:value-type="string" table:style-name="ce4">
            <text:p>Saving a nation absolves you of many sins.</text:p>
          </table:table-cell>
          <table:table-cell table:number-columns-repeated="16360"/>
        </table:table-row>
        <table:table-row table:style-name="ro2">
          <table:table-cell office:value-type="string" office:string-value="  &lt;card id=~66d8a7c1-bcf8-47ef-930a-d0e1c5834a79~ name=~The Holy Flag of the Creseant Empire~&gt;&lt;property name=~Rarity~ value=~R~ /&gt;&lt;property name=~Type~ value=~attachments~ /&gt;&lt;property name=~Cost~ value=~M+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ORSAIR SHIP ATTACHMENT&#10;Unique • Item • Jolly Roger&#10;React: Tack after one of your Corsair Crew has been sunk when absorbing Hits inflicted by another player, to target and untack another of your non-Captain Corsair Crew. You may only use this ability if you have 3 or more Corsair Crew on board.~ /&gt;&lt;/card&gt;" table:formula="of:=CONCATENATE(&quot;  &lt;card id=~&quot;;[.C128];&quot;~ name=~&quot;;[.E128];&quot;~&gt;&lt;property name=~&quot;;[.F$1];&quot;~ value=~&quot;;[.F128];&quot;~ /&gt;&lt;property name=~&quot;;[.G$1];&quot;~ value=~&quot;;[.G128];&quot;~ /&gt;&lt;property name=~&quot;;[.H$1];&quot;~ value=~&quot;;[.H128];&quot;~ /&gt;&lt;property name=~&quot;;[.I$1];&quot;~ value=~&quot;;[.I128];&quot;~ /&gt;&lt;property name=~&quot;;[.J$1];&quot;~ value=~&quot;;[.J128];&quot;~ /&gt;&lt;property name=~&quot;;[.K$1];&quot;~ value=~&quot;;[.K128];&quot;~ /&gt;&lt;property name=~&quot;;[.L$1];&quot;~ value=~&quot;;[.L128];&quot;~ /&gt;&lt;property name=~&quot;;[.M$1];&quot;~ value=~&quot;;[.M128];&quot;~ /&gt;&lt;property name=~&quot;;[.N$1];&quot;~ value=~&quot;;[.N128];&quot;~ /&gt;&lt;property name=~&quot;;[.O$1];&quot;~ value=~&quot;;[.O128];&quot;~ /&gt;&lt;property name=~&quot;;[.P$1];&quot;~ value=~&quot;;[.P128];&quot;~ /&gt;&lt;property name=~&quot;;[.Q$1];&quot;~ value=~&quot;;[.Q128];&quot;~ /&gt;&lt;property name=~&quot;;[.R$1];&quot;~ value=~&quot;;[.R128];&quot;~ /&gt;&lt;property name=~&quot;;[.S$1];&quot;~ value=~&quot;;[.S128];&quot;~ /&gt;&lt;property name=~&quot;;[.T$1];&quot;~ value=~&quot;;[.T128];&quot;~ /&gt;&lt;property name=~&quot;;[.U$1];&quot;~ value=~&quot;;[.U128];&quot;~ /&gt;&lt;property name=~&quot;;[.V$1];&quot;~ value=~&quot;;[.V128];&quot;~ /&gt;&lt;property name=~&quot;;[.W$1];&quot;~ value=~&quot;;[.W128];&quot;~ /&gt;&lt;/card&gt;&quot;)" table:style-name="ce1">
            <text:p><text:s text:c="2"/>&lt;card id=~66d8a7c1-bcf8-47ef-930a-d0e1c5834a79~ name=~The Holy Flag of the Creseant Empire~&gt;&lt;property name=~Rarity~ value=~R~ /&gt;&lt;property name=~Type~ value=~attachments~ /&gt;&lt;property name=~Cost~ value=~M+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ORSAIR SHIP ATTACHMENT</text:p>
            <text:p>Unique • Item • Jolly Roger</text:p>
            <text:p>React: Tack after one of your Corsair Crew has been sunk when absorbing Hits inflicted by another player, to target and untack another of your non-Captain Corsair Crew. You may only use this ability if you have 3 or more Corsair Crew on board.~ /&gt;&lt;/card&gt;</text:p>
          </table:table-cell>
          <table:table-cell office:value-type="string" office:string-value=" &lt;Relationship Target=~/cards/SynS_TheHolyFlagoftheCreseantEmpire.jpg~ Id=~C66d8a7c1-bcf8-47ef-930a-d0e1c5834a79~ Type=~http://schemas.octgn.org/picture~/&gt;" table:formula="of:=CONCATENATE(&quot; &lt;Relationship Target=~/cards/&quot;;[.D128];&quot;.jpg~ Id=~C&quot;;[.C128];&quot;~ Type=~http://schemas.octgn.org/picture~/&gt;&quot;)" table:style-name="ce1">
            <text:p><text:s/>&lt;Relationship Target=~/cards/SynS_TheHolyFlagoftheCreseantEmpire.jpg~ Id=~C66d8a7c1-bcf8-47ef-930a-d0e1c5834a79~ Type=~http://schemas.octgn.org/picture~/&gt;</text:p>
          </table:table-cell>
          <table:table-cell office:value-type="string" table:style-name="ce1">
            <text:p>66d8a7c1-bcf8-47ef-930a-d0e1c5834a79</text:p>
          </table:table-cell>
          <table:table-cell office:value-type="string" table:style-name="ce1">
            <text:p>SynS_TheHolyFlagoftheCreseantEmpire</text:p>
          </table:table-cell>
          <table:table-cell office:value-type="string" table:style-name="ce1">
            <text:p>The Holy Flag of the Creseant Empire</text:p>
          </table:table-cell>
          <table:table-cell office:value-type="string" table:style-name="ce1">
            <text:p>R</text:p>
          </table:table-cell>
          <table:table-cell office:value-type="string" table:style-name="ce1">
            <text:p>attachments</text:p>
          </table:table-cell>
          <table:table-cell office:value-type="string" table:style-name="ce1">
            <text:p>M+0</text:p>
          </table:table-cell>
          <table:table-cell table:number-columns-repeated="4"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ORSAIR SHIP ATTACHMENT</text:p>
            <text:p>Unique • Item • Jolly Roger</text:p>
            <text:p>React: Tack after one of your Corsair Crew has been sunk when absorbing Hits inflicted by another player, to target and untack another of your non-Captain Corsair Crew. You may only use this ability if you have 3 or more Corsair Crew on board.</text:p>
          </table:table-cell>
          <table:table-cell table:style-name="ce4"/>
          <table:table-cell table:number-columns-repeated="16360"/>
        </table:table-row>
        <table:table-row table:style-name="ro2">
          <table:table-cell office:value-type="string" office:string-value="  &lt;card id=~eb15b5ea-6b26-4e3f-8c28-6971ceebae46~ name=~The Horror of the Hook~&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2 Seas Away&#10;To complete: Pay 3 Adventuring (2 if completed in La Boca).&#10;Crew Attachment: This Crew gains the trait Fear 1. Act: Tack this Crew to tack any Crew in this Sea with an Eye, Face, Hand, or Leg Attachment.~ /&gt;&lt;/card&gt;" table:formula="of:=CONCATENATE(&quot;  &lt;card id=~&quot;;[.C129];&quot;~ name=~&quot;;[.E129];&quot;~&gt;&lt;property name=~&quot;;[.F$1];&quot;~ value=~&quot;;[.F129];&quot;~ /&gt;&lt;property name=~&quot;;[.G$1];&quot;~ value=~&quot;;[.G129];&quot;~ /&gt;&lt;property name=~&quot;;[.H$1];&quot;~ value=~&quot;;[.H129];&quot;~ /&gt;&lt;property name=~&quot;;[.I$1];&quot;~ value=~&quot;;[.I129];&quot;~ /&gt;&lt;property name=~&quot;;[.J$1];&quot;~ value=~&quot;;[.J129];&quot;~ /&gt;&lt;property name=~&quot;;[.K$1];&quot;~ value=~&quot;;[.K129];&quot;~ /&gt;&lt;property name=~&quot;;[.L$1];&quot;~ value=~&quot;;[.L129];&quot;~ /&gt;&lt;property name=~&quot;;[.M$1];&quot;~ value=~&quot;;[.M129];&quot;~ /&gt;&lt;property name=~&quot;;[.N$1];&quot;~ value=~&quot;;[.N129];&quot;~ /&gt;&lt;property name=~&quot;;[.O$1];&quot;~ value=~&quot;;[.O129];&quot;~ /&gt;&lt;property name=~&quot;;[.P$1];&quot;~ value=~&quot;;[.P129];&quot;~ /&gt;&lt;property name=~&quot;;[.Q$1];&quot;~ value=~&quot;;[.Q129];&quot;~ /&gt;&lt;property name=~&quot;;[.R$1];&quot;~ value=~&quot;;[.R129];&quot;~ /&gt;&lt;property name=~&quot;;[.S$1];&quot;~ value=~&quot;;[.S129];&quot;~ /&gt;&lt;property name=~&quot;;[.T$1];&quot;~ value=~&quot;;[.T129];&quot;~ /&gt;&lt;property name=~&quot;;[.U$1];&quot;~ value=~&quot;;[.U129];&quot;~ /&gt;&lt;property name=~&quot;;[.V$1];&quot;~ value=~&quot;;[.V129];&quot;~ /&gt;&lt;property name=~&quot;;[.W$1];&quot;~ value=~&quot;;[.W129];&quot;~ /&gt;&lt;/card&gt;&quot;)" table:style-name="ce1">
            <text:p><text:s text:c="2"/>&lt;card id=~eb15b5ea-6b26-4e3f-8c28-6971ceebae46~ name=~The Horror of the Hook~&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2 Seas Away</text:p>
            <text:p>To complete: Pay 3 Adventuring (2 if completed in La Boca).</text:p>
            <text:p>Crew Attachment: This Crew gains the trait Fear 1. Act: Tack this Crew to tack any Crew in this Sea with an Eye, Face, Hand, or Leg Attachment.~ /&gt;&lt;/card&gt;</text:p>
          </table:table-cell>
          <table:table-cell office:value-type="string" office:string-value=" &lt;Relationship Target=~/cards/SynS_TheHorroroftheHook.jpg~ Id=~Ceb15b5ea-6b26-4e3f-8c28-6971ceebae46~ Type=~http://schemas.octgn.org/picture~/&gt;" table:formula="of:=CONCATENATE(&quot; &lt;Relationship Target=~/cards/&quot;;[.D129];&quot;.jpg~ Id=~C&quot;;[.C129];&quot;~ Type=~http://schemas.octgn.org/picture~/&gt;&quot;)" table:style-name="ce1">
            <text:p><text:s/>&lt;Relationship Target=~/cards/SynS_TheHorroroftheHook.jpg~ Id=~Ceb15b5ea-6b26-4e3f-8c28-6971ceebae46~ Type=~http://schemas.octgn.org/picture~/&gt;</text:p>
          </table:table-cell>
          <table:table-cell office:value-type="string" table:style-name="ce1">
            <text:p>eb15b5ea-6b26-4e3f-8c28-6971ceebae46</text:p>
          </table:table-cell>
          <table:table-cell office:value-type="string" table:style-name="ce1">
            <text:p>SynS_TheHorroroftheHook</text:p>
          </table:table-cell>
          <table:table-cell office:value-type="string" table:style-name="ce1">
            <text:p>The Horror of the Hook</text:p>
          </table:table-cell>
          <table:table-cell office:value-type="string" table:style-name="ce1">
            <text:p>C</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2 Seas Away</text:p>
            <text:p>To complete: Pay 3 Adventuring (2 if completed in La Boca).</text:p>
            <text:p>Crew Attachment: This Crew gains the trait Fear 1. Act: Tack this Crew to tack any Crew in this Sea with an Eye, Face, Hand, or Leg Attachment.</text:p>
          </table:table-cell>
          <table:table-cell office:value-type="string" table:style-name="ce4">
            <text:p>Willie screamed in horror as the voices filled his head with a litany of blood. How much more could he take?</text:p>
          </table:table-cell>
          <table:table-cell table:number-columns-repeated="16360"/>
        </table:table-row>
        <table:table-row table:style-name="ro2">
          <table:table-cell office:value-type="string" office:string-value="  &lt;card id=~7b5bcd6c-80a4-4cf6-935f-e2a721d38cab~ name=~The Jolly Roger of the Black Freighter~&gt;&lt;property name=~Rarity~ value=~R~ /&gt;&lt;property name=~Type~ value=~attachments~ /&gt;&lt;property name=~Cost~ value=~M+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BLACK FREIGHTER SHIP ATTACHMENT&#10;Unique • Item • Jolly Roger&#10;React: Tack after one of your Black Freighter Crew has been sunk when absorbing Hits inflicted by another player, to target and untack another of your non-Captain Black Freighter Crew. You may only use this ability if you have 3 or more Black Freighter Crew on board.~ /&gt;&lt;/card&gt;" table:formula="of:=CONCATENATE(&quot;  &lt;card id=~&quot;;[.C130];&quot;~ name=~&quot;;[.E130];&quot;~&gt;&lt;property name=~&quot;;[.F$1];&quot;~ value=~&quot;;[.F130];&quot;~ /&gt;&lt;property name=~&quot;;[.G$1];&quot;~ value=~&quot;;[.G130];&quot;~ /&gt;&lt;property name=~&quot;;[.H$1];&quot;~ value=~&quot;;[.H130];&quot;~ /&gt;&lt;property name=~&quot;;[.I$1];&quot;~ value=~&quot;;[.I130];&quot;~ /&gt;&lt;property name=~&quot;;[.J$1];&quot;~ value=~&quot;;[.J130];&quot;~ /&gt;&lt;property name=~&quot;;[.K$1];&quot;~ value=~&quot;;[.K130];&quot;~ /&gt;&lt;property name=~&quot;;[.L$1];&quot;~ value=~&quot;;[.L130];&quot;~ /&gt;&lt;property name=~&quot;;[.M$1];&quot;~ value=~&quot;;[.M130];&quot;~ /&gt;&lt;property name=~&quot;;[.N$1];&quot;~ value=~&quot;;[.N130];&quot;~ /&gt;&lt;property name=~&quot;;[.O$1];&quot;~ value=~&quot;;[.O130];&quot;~ /&gt;&lt;property name=~&quot;;[.P$1];&quot;~ value=~&quot;;[.P130];&quot;~ /&gt;&lt;property name=~&quot;;[.Q$1];&quot;~ value=~&quot;;[.Q130];&quot;~ /&gt;&lt;property name=~&quot;;[.R$1];&quot;~ value=~&quot;;[.R130];&quot;~ /&gt;&lt;property name=~&quot;;[.S$1];&quot;~ value=~&quot;;[.S130];&quot;~ /&gt;&lt;property name=~&quot;;[.T$1];&quot;~ value=~&quot;;[.T130];&quot;~ /&gt;&lt;property name=~&quot;;[.U$1];&quot;~ value=~&quot;;[.U130];&quot;~ /&gt;&lt;property name=~&quot;;[.V$1];&quot;~ value=~&quot;;[.V130];&quot;~ /&gt;&lt;property name=~&quot;;[.W$1];&quot;~ value=~&quot;;[.W130];&quot;~ /&gt;&lt;/card&gt;&quot;)" table:style-name="ce1">
            <text:p><text:s text:c="2"/>&lt;card id=~7b5bcd6c-80a4-4cf6-935f-e2a721d38cab~ name=~The Jolly Roger of the Black Freighter~&gt;&lt;property name=~Rarity~ value=~R~ /&gt;&lt;property name=~Type~ value=~attachments~ /&gt;&lt;property name=~Cost~ value=~M+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BLACK FREIGHTER SHIP ATTACHMENT</text:p>
            <text:p>Unique • Item • Jolly Roger</text:p>
            <text:p>React: Tack after one of your Black Freighter Crew has been sunk when absorbing Hits inflicted by another player, to target and untack another of your non-Captain Black Freighter Crew. You may only use this ability if you have 3 or more Black Freighter Crew on board.~ /&gt;&lt;/card&gt;</text:p>
          </table:table-cell>
          <table:table-cell office:value-type="string" office:string-value=" &lt;Relationship Target=~/cards/SynS_TheJollyRogeroftheBlackFreighter.jpg~ Id=~C7b5bcd6c-80a4-4cf6-935f-e2a721d38cab~ Type=~http://schemas.octgn.org/picture~/&gt;" table:formula="of:=CONCATENATE(&quot; &lt;Relationship Target=~/cards/&quot;;[.D130];&quot;.jpg~ Id=~C&quot;;[.C130];&quot;~ Type=~http://schemas.octgn.org/picture~/&gt;&quot;)" table:style-name="ce1">
            <text:p><text:s/>&lt;Relationship Target=~/cards/SynS_TheJollyRogeroftheBlackFreighter.jpg~ Id=~C7b5bcd6c-80a4-4cf6-935f-e2a721d38cab~ Type=~http://schemas.octgn.org/picture~/&gt;</text:p>
          </table:table-cell>
          <table:table-cell office:value-type="string" table:style-name="ce1">
            <text:p>7b5bcd6c-80a4-4cf6-935f-e2a721d38cab</text:p>
          </table:table-cell>
          <table:table-cell office:value-type="string" table:style-name="ce1">
            <text:p>SynS_TheJollyRogeroftheBlackFreighter</text:p>
          </table:table-cell>
          <table:table-cell office:value-type="string" table:style-name="ce1">
            <text:p>The Jolly Roger of the Black Freighter</text:p>
          </table:table-cell>
          <table:table-cell office:value-type="string" table:style-name="ce1">
            <text:p>R</text:p>
          </table:table-cell>
          <table:table-cell office:value-type="string" table:style-name="ce1">
            <text:p>attachments</text:p>
          </table:table-cell>
          <table:table-cell office:value-type="string" table:style-name="ce1">
            <text:p>M+0</text:p>
          </table:table-cell>
          <table:table-cell table:number-columns-repeated="4"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BLACK FREIGHTER SHIP ATTACHMENT</text:p>
            <text:p>Unique • Item • Jolly Roger</text:p>
            <text:p>React: Tack after one of your Black Freighter Crew has been sunk when absorbing Hits inflicted by another player, to target and untack another of your non-Captain Black Freighter Crew. You may only use this ability if you have 3 or more Black Freighter Crew on board.</text:p>
          </table:table-cell>
          <table:table-cell table:style-name="ce4"/>
          <table:table-cell table:number-columns-repeated="16360"/>
        </table:table-row>
        <table:table-row table:style-name="ro2">
          <table:table-cell office:value-type="string" office:string-value="  &lt;card id=~500d8c90-5e4e-4294-909e-06a8bd97d9ec~ name=~The Jolly Roger of the Brotherhood of the Coast~&gt;&lt;property name=~Rarity~ value=~F~ /&gt;&lt;property name=~Type~ value=~attachments~ /&gt;&lt;property name=~Cost~ value=~M+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BROTHERHOOD SHIP ATTACHMENT&#10;Unique • Item • Jolly Roger&#10;React: Tack after one of your Brotherhood Crew has been sunk when absorbing Hits inflicted by another player, to target and untack another of your non-Captain Brotherhood Crew. You may only use this ability if you have 3 or more Brotherhood Crew on Board.~ /&gt;&lt;/card&gt;" table:formula="of:=CONCATENATE(&quot;  &lt;card id=~&quot;;[.C131];&quot;~ name=~&quot;;[.E131];&quot;~&gt;&lt;property name=~&quot;;[.F$1];&quot;~ value=~&quot;;[.F131];&quot;~ /&gt;&lt;property name=~&quot;;[.G$1];&quot;~ value=~&quot;;[.G131];&quot;~ /&gt;&lt;property name=~&quot;;[.H$1];&quot;~ value=~&quot;;[.H131];&quot;~ /&gt;&lt;property name=~&quot;;[.I$1];&quot;~ value=~&quot;;[.I131];&quot;~ /&gt;&lt;property name=~&quot;;[.J$1];&quot;~ value=~&quot;;[.J131];&quot;~ /&gt;&lt;property name=~&quot;;[.K$1];&quot;~ value=~&quot;;[.K131];&quot;~ /&gt;&lt;property name=~&quot;;[.L$1];&quot;~ value=~&quot;;[.L131];&quot;~ /&gt;&lt;property name=~&quot;;[.M$1];&quot;~ value=~&quot;;[.M131];&quot;~ /&gt;&lt;property name=~&quot;;[.N$1];&quot;~ value=~&quot;;[.N131];&quot;~ /&gt;&lt;property name=~&quot;;[.O$1];&quot;~ value=~&quot;;[.O131];&quot;~ /&gt;&lt;property name=~&quot;;[.P$1];&quot;~ value=~&quot;;[.P131];&quot;~ /&gt;&lt;property name=~&quot;;[.Q$1];&quot;~ value=~&quot;;[.Q131];&quot;~ /&gt;&lt;property name=~&quot;;[.R$1];&quot;~ value=~&quot;;[.R131];&quot;~ /&gt;&lt;property name=~&quot;;[.S$1];&quot;~ value=~&quot;;[.S131];&quot;~ /&gt;&lt;property name=~&quot;;[.T$1];&quot;~ value=~&quot;;[.T131];&quot;~ /&gt;&lt;property name=~&quot;;[.U$1];&quot;~ value=~&quot;;[.U131];&quot;~ /&gt;&lt;property name=~&quot;;[.V$1];&quot;~ value=~&quot;;[.V131];&quot;~ /&gt;&lt;property name=~&quot;;[.W$1];&quot;~ value=~&quot;;[.W131];&quot;~ /&gt;&lt;/card&gt;&quot;)" table:style-name="ce1">
            <text:p><text:s text:c="2"/>&lt;card id=~500d8c90-5e4e-4294-909e-06a8bd97d9ec~ name=~The Jolly Roger of the Brotherhood of the Coast~&gt;&lt;property name=~Rarity~ value=~F~ /&gt;&lt;property name=~Type~ value=~attachments~ /&gt;&lt;property name=~Cost~ value=~M+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BROTHERHOOD SHIP ATTACHMENT</text:p>
            <text:p>Unique • Item • Jolly Roger</text:p>
            <text:p>React: Tack after one of your Brotherhood Crew has been sunk when absorbing Hits inflicted by another player, to target and untack another of your non-Captain Brotherhood Crew. You may only use this ability if you have 3 or more Brotherhood Crew on Board.~ /&gt;&lt;/card&gt;</text:p>
          </table:table-cell>
          <table:table-cell office:value-type="string" office:string-value=" &lt;Relationship Target=~/cards/SynS_TheJollyRogeroftheBrotherhoodoftheCoast.jpg~ Id=~C500d8c90-5e4e-4294-909e-06a8bd97d9ec~ Type=~http://schemas.octgn.org/picture~/&gt;" table:formula="of:=CONCATENATE(&quot; &lt;Relationship Target=~/cards/&quot;;[.D131];&quot;.jpg~ Id=~C&quot;;[.C131];&quot;~ Type=~http://schemas.octgn.org/picture~/&gt;&quot;)" table:style-name="ce1">
            <text:p><text:s/>&lt;Relationship Target=~/cards/SynS_TheJollyRogeroftheBrotherhoodoftheCoast.jpg~ Id=~C500d8c90-5e4e-4294-909e-06a8bd97d9ec~ Type=~http://schemas.octgn.org/picture~/&gt;</text:p>
          </table:table-cell>
          <table:table-cell office:value-type="string" table:style-name="ce1">
            <text:p>500d8c90-5e4e-4294-909e-06a8bd97d9ec</text:p>
          </table:table-cell>
          <table:table-cell office:value-type="string" table:style-name="ce1">
            <text:p>SynS_TheJollyRogeroftheBrotherhoodoftheCoast</text:p>
          </table:table-cell>
          <table:table-cell office:value-type="string" table:style-name="ce1">
            <text:p>The Jolly Roger of the Brotherhood of the Coast</text:p>
          </table:table-cell>
          <table:table-cell office:value-type="string" table:style-name="ce1">
            <text:p>F</text:p>
          </table:table-cell>
          <table:table-cell office:value-type="string" table:style-name="ce1">
            <text:p>attachments</text:p>
          </table:table-cell>
          <table:table-cell office:value-type="string" table:style-name="ce1">
            <text:p>M+0</text:p>
          </table:table-cell>
          <table:table-cell table:number-columns-repeated="4"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BROTHERHOOD SHIP ATTACHMENT</text:p>
            <text:p>Unique • Item • Jolly Roger</text:p>
            <text:p>React: Tack after one of your Brotherhood Crew has been sunk when absorbing Hits inflicted by another player, to target and untack another of your non-Captain Brotherhood Crew. You may only use this ability if you have 3 or more Brotherhood Crew on Board.</text:p>
          </table:table-cell>
          <table:table-cell table:style-name="ce4"/>
          <table:table-cell table:number-columns-repeated="16360"/>
        </table:table-row>
        <table:table-row table:style-name="ro2">
          <table:table-cell office:value-type="string" office:string-value="  &lt;card id=~a30d934f-7336-413c-b46d-5907d515b1ff~ name=~The Jolly Roger of the Crimson Rogers~&gt;&lt;property name=~Rarity~ value=~R~ /&gt;&lt;property name=~Type~ value=~attachments~ /&gt;&lt;property name=~Cost~ value=~M+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IMSON ROGER SHIP ATTACHMENT&#10;Unique • Item • Jolly Roger&#10;React: Tack after one of your Crimson Roger Crew has been sunk when absorbing Hits inflicted by another player, to target and untack another of your non-Captain Crimson Roger Crew. You may only use this ability if you have 3 or more Crimson Roger Crew on board.~ /&gt;&lt;/card&gt;" table:formula="of:=CONCATENATE(&quot;  &lt;card id=~&quot;;[.C132];&quot;~ name=~&quot;;[.E132];&quot;~&gt;&lt;property name=~&quot;;[.F$1];&quot;~ value=~&quot;;[.F132];&quot;~ /&gt;&lt;property name=~&quot;;[.G$1];&quot;~ value=~&quot;;[.G132];&quot;~ /&gt;&lt;property name=~&quot;;[.H$1];&quot;~ value=~&quot;;[.H132];&quot;~ /&gt;&lt;property name=~&quot;;[.I$1];&quot;~ value=~&quot;;[.I132];&quot;~ /&gt;&lt;property name=~&quot;;[.J$1];&quot;~ value=~&quot;;[.J132];&quot;~ /&gt;&lt;property name=~&quot;;[.K$1];&quot;~ value=~&quot;;[.K132];&quot;~ /&gt;&lt;property name=~&quot;;[.L$1];&quot;~ value=~&quot;;[.L132];&quot;~ /&gt;&lt;property name=~&quot;;[.M$1];&quot;~ value=~&quot;;[.M132];&quot;~ /&gt;&lt;property name=~&quot;;[.N$1];&quot;~ value=~&quot;;[.N132];&quot;~ /&gt;&lt;property name=~&quot;;[.O$1];&quot;~ value=~&quot;;[.O132];&quot;~ /&gt;&lt;property name=~&quot;;[.P$1];&quot;~ value=~&quot;;[.P132];&quot;~ /&gt;&lt;property name=~&quot;;[.Q$1];&quot;~ value=~&quot;;[.Q132];&quot;~ /&gt;&lt;property name=~&quot;;[.R$1];&quot;~ value=~&quot;;[.R132];&quot;~ /&gt;&lt;property name=~&quot;;[.S$1];&quot;~ value=~&quot;;[.S132];&quot;~ /&gt;&lt;property name=~&quot;;[.T$1];&quot;~ value=~&quot;;[.T132];&quot;~ /&gt;&lt;property name=~&quot;;[.U$1];&quot;~ value=~&quot;;[.U132];&quot;~ /&gt;&lt;property name=~&quot;;[.V$1];&quot;~ value=~&quot;;[.V132];&quot;~ /&gt;&lt;property name=~&quot;;[.W$1];&quot;~ value=~&quot;;[.W132];&quot;~ /&gt;&lt;/card&gt;&quot;)" table:style-name="ce1">
            <text:p><text:s text:c="2"/>&lt;card id=~a30d934f-7336-413c-b46d-5907d515b1ff~ name=~The Jolly Roger of the Crimson Rogers~&gt;&lt;property name=~Rarity~ value=~R~ /&gt;&lt;property name=~Type~ value=~attachments~ /&gt;&lt;property name=~Cost~ value=~M+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IMSON ROGER SHIP ATTACHMENT</text:p>
            <text:p>Unique • Item • Jolly Roger</text:p>
            <text:p>React: Tack after one of your Crimson Roger Crew has been sunk when absorbing Hits inflicted by another player, to target and untack another of your non-Captain Crimson Roger Crew. You may only use this ability if you have 3 or more Crimson Roger Crew on board.~ /&gt;&lt;/card&gt;</text:p>
          </table:table-cell>
          <table:table-cell office:value-type="string" office:string-value=" &lt;Relationship Target=~/cards/SynS_TheJollyRogeroftheCrimsonRogers.jpg~ Id=~Ca30d934f-7336-413c-b46d-5907d515b1ff~ Type=~http://schemas.octgn.org/picture~/&gt;" table:formula="of:=CONCATENATE(&quot; &lt;Relationship Target=~/cards/&quot;;[.D132];&quot;.jpg~ Id=~C&quot;;[.C132];&quot;~ Type=~http://schemas.octgn.org/picture~/&gt;&quot;)" table:style-name="ce1">
            <text:p><text:s/>&lt;Relationship Target=~/cards/SynS_TheJollyRogeroftheCrimsonRogers.jpg~ Id=~Ca30d934f-7336-413c-b46d-5907d515b1ff~ Type=~http://schemas.octgn.org/picture~/&gt;</text:p>
          </table:table-cell>
          <table:table-cell office:value-type="string" table:style-name="ce1">
            <text:p>a30d934f-7336-413c-b46d-5907d515b1ff</text:p>
          </table:table-cell>
          <table:table-cell office:value-type="string" table:style-name="ce1">
            <text:p>SynS_TheJollyRogeroftheCrimsonRogers</text:p>
          </table:table-cell>
          <table:table-cell office:value-type="string" table:style-name="ce1">
            <text:p>The Jolly Roger of the Crimson Rogers</text:p>
          </table:table-cell>
          <table:table-cell office:value-type="string" table:style-name="ce1">
            <text:p>R</text:p>
          </table:table-cell>
          <table:table-cell office:value-type="string" table:style-name="ce1">
            <text:p>attachments</text:p>
          </table:table-cell>
          <table:table-cell office:value-type="string" table:style-name="ce1">
            <text:p>M+0</text:p>
          </table:table-cell>
          <table:table-cell table:number-columns-repeated="4"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IMSON ROGER SHIP ATTACHMENT</text:p>
            <text:p>Unique • Item • Jolly Roger</text:p>
            <text:p>React: Tack after one of your Crimson Roger Crew has been sunk when absorbing Hits inflicted by another player, to target and untack another of your non-Captain Crimson Roger Crew. You may only use this ability if you have 3 or more Crimson Roger Crew on board.</text:p>
          </table:table-cell>
          <table:table-cell table:style-name="ce4"/>
          <table:table-cell table:number-columns-repeated="16360"/>
        </table:table-row>
        <table:table-row table:style-name="ro2">
          <table:table-cell office:value-type="string" office:string-value="  &lt;card id=~189259c9-ee05-4e90-b7ee-e53c99d8fc32~ name=~The Jolly Roger of the Sea Dogs~&gt;&lt;property name=~Rarity~ value=~R~ /&gt;&lt;property name=~Type~ value=~attachments~ /&gt;&lt;property name=~Cost~ value=~M+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EA DOG SHIP ATTACHMENT&#10;Unique • Item • Jolly Roger&#10;React: Tack after one of your Sea Dog Crew has been sunk when absorbing Hits inflicted by another player, to target and untack another of your non-Captain Sea Dog Crew. You may only use this ability if you have 3 or more Sea Dog Crew on board.~ /&gt;&lt;/card&gt;" table:formula="of:=CONCATENATE(&quot;  &lt;card id=~&quot;;[.C133];&quot;~ name=~&quot;;[.E133];&quot;~&gt;&lt;property name=~&quot;;[.F$1];&quot;~ value=~&quot;;[.F133];&quot;~ /&gt;&lt;property name=~&quot;;[.G$1];&quot;~ value=~&quot;;[.G133];&quot;~ /&gt;&lt;property name=~&quot;;[.H$1];&quot;~ value=~&quot;;[.H133];&quot;~ /&gt;&lt;property name=~&quot;;[.I$1];&quot;~ value=~&quot;;[.I133];&quot;~ /&gt;&lt;property name=~&quot;;[.J$1];&quot;~ value=~&quot;;[.J133];&quot;~ /&gt;&lt;property name=~&quot;;[.K$1];&quot;~ value=~&quot;;[.K133];&quot;~ /&gt;&lt;property name=~&quot;;[.L$1];&quot;~ value=~&quot;;[.L133];&quot;~ /&gt;&lt;property name=~&quot;;[.M$1];&quot;~ value=~&quot;;[.M133];&quot;~ /&gt;&lt;property name=~&quot;;[.N$1];&quot;~ value=~&quot;;[.N133];&quot;~ /&gt;&lt;property name=~&quot;;[.O$1];&quot;~ value=~&quot;;[.O133];&quot;~ /&gt;&lt;property name=~&quot;;[.P$1];&quot;~ value=~&quot;;[.P133];&quot;~ /&gt;&lt;property name=~&quot;;[.Q$1];&quot;~ value=~&quot;;[.Q133];&quot;~ /&gt;&lt;property name=~&quot;;[.R$1];&quot;~ value=~&quot;;[.R133];&quot;~ /&gt;&lt;property name=~&quot;;[.S$1];&quot;~ value=~&quot;;[.S133];&quot;~ /&gt;&lt;property name=~&quot;;[.T$1];&quot;~ value=~&quot;;[.T133];&quot;~ /&gt;&lt;property name=~&quot;;[.U$1];&quot;~ value=~&quot;;[.U133];&quot;~ /&gt;&lt;property name=~&quot;;[.V$1];&quot;~ value=~&quot;;[.V133];&quot;~ /&gt;&lt;property name=~&quot;;[.W$1];&quot;~ value=~&quot;;[.W133];&quot;~ /&gt;&lt;/card&gt;&quot;)" table:style-name="ce1">
            <text:p><text:s text:c="2"/>&lt;card id=~189259c9-ee05-4e90-b7ee-e53c99d8fc32~ name=~The Jolly Roger of the Sea Dogs~&gt;&lt;property name=~Rarity~ value=~R~ /&gt;&lt;property name=~Type~ value=~attachments~ /&gt;&lt;property name=~Cost~ value=~M+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EA DOG SHIP ATTACHMENT</text:p>
            <text:p>Unique • Item • Jolly Roger</text:p>
            <text:p>React: Tack after one of your Sea Dog Crew has been sunk when absorbing Hits inflicted by another player, to target and untack another of your non-Captain Sea Dog Crew. You may only use this ability if you have 3 or more Sea Dog Crew on board.~ /&gt;&lt;/card&gt;</text:p>
          </table:table-cell>
          <table:table-cell office:value-type="string" office:string-value=" &lt;Relationship Target=~/cards/SynS_TheJollyRogeroftheSeaDogs.jpg~ Id=~C189259c9-ee05-4e90-b7ee-e53c99d8fc32~ Type=~http://schemas.octgn.org/picture~/&gt;" table:formula="of:=CONCATENATE(&quot; &lt;Relationship Target=~/cards/&quot;;[.D133];&quot;.jpg~ Id=~C&quot;;[.C133];&quot;~ Type=~http://schemas.octgn.org/picture~/&gt;&quot;)" table:style-name="ce1">
            <text:p><text:s/>&lt;Relationship Target=~/cards/SynS_TheJollyRogeroftheSeaDogs.jpg~ Id=~C189259c9-ee05-4e90-b7ee-e53c99d8fc32~ Type=~http://schemas.octgn.org/picture~/&gt;</text:p>
          </table:table-cell>
          <table:table-cell office:value-type="string" table:style-name="ce1">
            <text:p>189259c9-ee05-4e90-b7ee-e53c99d8fc32</text:p>
          </table:table-cell>
          <table:table-cell office:value-type="string" table:style-name="ce1">
            <text:p>SynS_TheJollyRogeroftheSeaDogs</text:p>
          </table:table-cell>
          <table:table-cell office:value-type="string" table:style-name="ce1">
            <text:p>The Jolly Roger of the Sea Dogs</text:p>
          </table:table-cell>
          <table:table-cell office:value-type="string" table:style-name="ce1">
            <text:p>R</text:p>
          </table:table-cell>
          <table:table-cell office:value-type="string" table:style-name="ce1">
            <text:p>attachments</text:p>
          </table:table-cell>
          <table:table-cell office:value-type="string" table:style-name="ce1">
            <text:p>M+0</text:p>
          </table:table-cell>
          <table:table-cell table:number-columns-repeated="4"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SEA DOG SHIP ATTACHMENT</text:p>
            <text:p>Unique • Item • Jolly Roger</text:p>
            <text:p>React: Tack after one of your Sea Dog Crew has been sunk when absorbing Hits inflicted by another player, to target and untack another of your non-Captain Sea Dog Crew. You may only use this ability if you have 3 or more Sea Dog Crew on board.</text:p>
          </table:table-cell>
          <table:table-cell table:style-name="ce4"/>
          <table:table-cell table:number-columns-repeated="16360"/>
        </table:table-row>
        <table:table-row table:style-name="ro2">
          <table:table-cell office:value-type="string" office:string-value="  &lt;card id=~48ffe035-e849-48fe-b547-b998a6b43055~ name=~The Mask of El Vago~&gt;&lt;property name=~Rarity~ value=~C~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LOS VAGOS CREW ATTACHMENT&#10;Item • Face&#10;This Crew has all of their Skills increased by 2 during a Boarding while there is a Villainous Crew on board the other Ship.~ /&gt;&lt;/card&gt;" table:formula="of:=CONCATENATE(&quot;  &lt;card id=~&quot;;[.C134];&quot;~ name=~&quot;;[.E134];&quot;~&gt;&lt;property name=~&quot;;[.F$1];&quot;~ value=~&quot;;[.F134];&quot;~ /&gt;&lt;property name=~&quot;;[.G$1];&quot;~ value=~&quot;;[.G134];&quot;~ /&gt;&lt;property name=~&quot;;[.H$1];&quot;~ value=~&quot;;[.H134];&quot;~ /&gt;&lt;property name=~&quot;;[.I$1];&quot;~ value=~&quot;;[.I134];&quot;~ /&gt;&lt;property name=~&quot;;[.J$1];&quot;~ value=~&quot;;[.J134];&quot;~ /&gt;&lt;property name=~&quot;;[.K$1];&quot;~ value=~&quot;;[.K134];&quot;~ /&gt;&lt;property name=~&quot;;[.L$1];&quot;~ value=~&quot;;[.L134];&quot;~ /&gt;&lt;property name=~&quot;;[.M$1];&quot;~ value=~&quot;;[.M134];&quot;~ /&gt;&lt;property name=~&quot;;[.N$1];&quot;~ value=~&quot;;[.N134];&quot;~ /&gt;&lt;property name=~&quot;;[.O$1];&quot;~ value=~&quot;;[.O134];&quot;~ /&gt;&lt;property name=~&quot;;[.P$1];&quot;~ value=~&quot;;[.P134];&quot;~ /&gt;&lt;property name=~&quot;;[.Q$1];&quot;~ value=~&quot;;[.Q134];&quot;~ /&gt;&lt;property name=~&quot;;[.R$1];&quot;~ value=~&quot;;[.R134];&quot;~ /&gt;&lt;property name=~&quot;;[.S$1];&quot;~ value=~&quot;;[.S134];&quot;~ /&gt;&lt;property name=~&quot;;[.T$1];&quot;~ value=~&quot;;[.T134];&quot;~ /&gt;&lt;property name=~&quot;;[.U$1];&quot;~ value=~&quot;;[.U134];&quot;~ /&gt;&lt;property name=~&quot;;[.V$1];&quot;~ value=~&quot;;[.V134];&quot;~ /&gt;&lt;property name=~&quot;;[.W$1];&quot;~ value=~&quot;;[.W134];&quot;~ /&gt;&lt;/card&gt;&quot;)" table:style-name="ce1">
            <text:p><text:s text:c="2"/>&lt;card id=~48ffe035-e849-48fe-b547-b998a6b43055~ name=~The Mask of El Vago~&gt;&lt;property name=~Rarity~ value=~C~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LOS VAGOS CREW ATTACHMENT</text:p>
            <text:p>Item • Face</text:p>
            <text:p>This Crew has all of their Skills increased by 2 during a Boarding while there is a Villainous Crew on board the other Ship.~ /&gt;&lt;/card&gt;</text:p>
          </table:table-cell>
          <table:table-cell office:value-type="string" office:string-value=" &lt;Relationship Target=~/cards/SynS_TheMaskofElVago.jpg~ Id=~C48ffe035-e849-48fe-b547-b998a6b43055~ Type=~http://schemas.octgn.org/picture~/&gt;" table:formula="of:=CONCATENATE(&quot; &lt;Relationship Target=~/cards/&quot;;[.D134];&quot;.jpg~ Id=~C&quot;;[.C134];&quot;~ Type=~http://schemas.octgn.org/picture~/&gt;&quot;)" table:style-name="ce1">
            <text:p><text:s/>&lt;Relationship Target=~/cards/SynS_TheMaskofElVago.jpg~ Id=~C48ffe035-e849-48fe-b547-b998a6b43055~ Type=~http://schemas.octgn.org/picture~/&gt;</text:p>
          </table:table-cell>
          <table:table-cell office:value-type="string" table:style-name="ce1">
            <text:p>48ffe035-e849-48fe-b547-b998a6b43055</text:p>
          </table:table-cell>
          <table:table-cell office:value-type="string" table:style-name="ce1">
            <text:p>SynS_TheMaskofElVago</text:p>
          </table:table-cell>
          <table:table-cell office:value-type="string" table:style-name="ce1">
            <text:p>The Mask of El Vago</text:p>
          </table:table-cell>
          <table:table-cell office:value-type="string" table:style-name="ce1">
            <text:p>C</text:p>
          </table:table-cell>
          <table:table-cell office:value-type="string" table:style-name="ce1">
            <text:p>attachment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LOS VAGOS CREW ATTACHMENT</text:p>
            <text:p>Item • Face</text:p>
            <text:p>This Crew has all of their Skills increased by 2 during a Boarding while there is a Villainous Crew on board the other Ship.</text:p>
          </table:table-cell>
          <table:table-cell office:value-type="string" table:style-name="ce4">
            <text:p>Live for Castille. Bleed for her people. Die in their name.</text:p>
          </table:table-cell>
          <table:table-cell table:number-columns-repeated="16360"/>
        </table:table-row>
        <table:table-row table:style-name="ro2">
          <table:table-cell office:value-type="string" office:string-value="  &lt;card id=~e7ebcb93-1c73-4d0f-9fae-5645914b4638~ name=~The Montaigne Revolution~&gt;&lt;property name=~Rarity~ value=~C~ /&gt;&lt;property name=~Type~ value=~chanteys~ /&gt;&lt;property name=~Cost~ value=~~ /&gt;&lt;property name=~Cost Type~ value=~~ /&gt;&lt;property name=~Cancel~ value=~4~ /&gt;&lt;property name=~Cancel Type~ value=~In~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ny player may sink this Chantey by tacking any 3 of their Crew as an action.&#10;All Crew are considered to have the No Attachments trait (cards currently attached to Crew are not discarded).~ /&gt;&lt;/card&gt;" table:formula="of:=CONCATENATE(&quot;  &lt;card id=~&quot;;[.C135];&quot;~ name=~&quot;;[.E135];&quot;~&gt;&lt;property name=~&quot;;[.F$1];&quot;~ value=~&quot;;[.F135];&quot;~ /&gt;&lt;property name=~&quot;;[.G$1];&quot;~ value=~&quot;;[.G135];&quot;~ /&gt;&lt;property name=~&quot;;[.H$1];&quot;~ value=~&quot;;[.H135];&quot;~ /&gt;&lt;property name=~&quot;;[.I$1];&quot;~ value=~&quot;;[.I135];&quot;~ /&gt;&lt;property name=~&quot;;[.J$1];&quot;~ value=~&quot;;[.J135];&quot;~ /&gt;&lt;property name=~&quot;;[.K$1];&quot;~ value=~&quot;;[.K135];&quot;~ /&gt;&lt;property name=~&quot;;[.L$1];&quot;~ value=~&quot;;[.L135];&quot;~ /&gt;&lt;property name=~&quot;;[.M$1];&quot;~ value=~&quot;;[.M135];&quot;~ /&gt;&lt;property name=~&quot;;[.N$1];&quot;~ value=~&quot;;[.N135];&quot;~ /&gt;&lt;property name=~&quot;;[.O$1];&quot;~ value=~&quot;;[.O135];&quot;~ /&gt;&lt;property name=~&quot;;[.P$1];&quot;~ value=~&quot;;[.P135];&quot;~ /&gt;&lt;property name=~&quot;;[.Q$1];&quot;~ value=~&quot;;[.Q135];&quot;~ /&gt;&lt;property name=~&quot;;[.R$1];&quot;~ value=~&quot;;[.R135];&quot;~ /&gt;&lt;property name=~&quot;;[.S$1];&quot;~ value=~&quot;;[.S135];&quot;~ /&gt;&lt;property name=~&quot;;[.T$1];&quot;~ value=~&quot;;[.T135];&quot;~ /&gt;&lt;property name=~&quot;;[.U$1];&quot;~ value=~&quot;;[.U135];&quot;~ /&gt;&lt;property name=~&quot;;[.V$1];&quot;~ value=~&quot;;[.V135];&quot;~ /&gt;&lt;property name=~&quot;;[.W$1];&quot;~ value=~&quot;;[.W135];&quot;~ /&gt;&lt;/card&gt;&quot;)" table:style-name="ce1">
            <text:p><text:s text:c="2"/>&lt;card id=~e7ebcb93-1c73-4d0f-9fae-5645914b4638~ name=~The Montaigne Revolution~&gt;&lt;property name=~Rarity~ value=~C~ /&gt;&lt;property name=~Type~ value=~chanteys~ /&gt;&lt;property name=~Cost~ value=~~ /&gt;&lt;property name=~Cost Type~ value=~~ /&gt;&lt;property name=~Cancel~ value=~4~ /&gt;&lt;property name=~Cancel Type~ value=~In~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ny player may sink this Chantey by tacking any 3 of their Crew as an action.</text:p>
            <text:p>All Crew are considered to have the No Attachments trait (cards currently attached to Crew are not discarded).~ /&gt;&lt;/card&gt;</text:p>
          </table:table-cell>
          <table:table-cell office:value-type="string" office:string-value=" &lt;Relationship Target=~/cards/SynS_TheMontaigneRevolution.jpg~ Id=~Ce7ebcb93-1c73-4d0f-9fae-5645914b4638~ Type=~http://schemas.octgn.org/picture~/&gt;" table:formula="of:=CONCATENATE(&quot; &lt;Relationship Target=~/cards/&quot;;[.D135];&quot;.jpg~ Id=~C&quot;;[.C135];&quot;~ Type=~http://schemas.octgn.org/picture~/&gt;&quot;)" table:style-name="ce1">
            <text:p><text:s/>&lt;Relationship Target=~/cards/SynS_TheMontaigneRevolution.jpg~ Id=~Ce7ebcb93-1c73-4d0f-9fae-5645914b4638~ Type=~http://schemas.octgn.org/picture~/&gt;</text:p>
          </table:table-cell>
          <table:table-cell office:value-type="string" table:style-name="ce1">
            <text:p>e7ebcb93-1c73-4d0f-9fae-5645914b4638</text:p>
          </table:table-cell>
          <table:table-cell office:value-type="string" table:style-name="ce1">
            <text:p>SynS_TheMontaigneRevolution</text:p>
          </table:table-cell>
          <table:table-cell office:value-type="string" table:style-name="ce1">
            <text:p>The Montaigne Revolution</text:p>
          </table:table-cell>
          <table:table-cell office:value-type="string" table:style-name="ce1">
            <text:p>C</text:p>
          </table:table-cell>
          <table:table-cell office:value-type="string" table:style-name="ce1">
            <text:p>chanteys</text:p>
          </table:table-cell>
          <table:table-cell table:number-columns-repeated="2" table:style-name="ce1"/>
          <table:table-cell office:value-type="float" office:value="4" table:style-name="ce1">
            <text:p>4</text:p>
          </table:table-cell>
          <table:table-cell office:value-type="string" table:style-name="ce1">
            <text:p>In</text:p>
          </table:table-cell>
          <table:table-cell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Any player may sink this Chantey by tacking any 3 of their Crew as an action.</text:p>
            <text:p>All Crew are considered to have the No Attachments trait (cards currently attached to Crew are not discarded).</text:p>
          </table:table-cell>
          <table:table-cell office:value-type="string" table:style-name="ce4">
            <text:p>“For Montaigne! For the people!”</text:p>
          </table:table-cell>
          <table:table-cell table:number-columns-repeated="16360"/>
        </table:table-row>
        <table:table-row table:style-name="ro2">
          <table:table-cell office:value-type="string" office:string-value="  &lt;card id=~be584ae0-b500-4a2c-b825-d5d172295f3f~ name=~The Noble Emblem of the Montaigne Navy~&gt;&lt;property name=~Rarity~ value=~F~ /&gt;&lt;property name=~Type~ value=~attachments~ /&gt;&lt;property name=~Cost~ value=~M+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MONTAIGNE SHIP ATTACHMENT&#10;Unique • Item • Jolly Roger&#10;React: Tack after one of your Montaigne Crew has been sunk when absorbing Hits inflicted by another player, to target and untack another of your non-Captain Montaigne Crew. You may only use this ability if you have 3 or more Montaigne Crew on board.~ /&gt;&lt;/card&gt;" table:formula="of:=CONCATENATE(&quot;  &lt;card id=~&quot;;[.C136];&quot;~ name=~&quot;;[.E136];&quot;~&gt;&lt;property name=~&quot;;[.F$1];&quot;~ value=~&quot;;[.F136];&quot;~ /&gt;&lt;property name=~&quot;;[.G$1];&quot;~ value=~&quot;;[.G136];&quot;~ /&gt;&lt;property name=~&quot;;[.H$1];&quot;~ value=~&quot;;[.H136];&quot;~ /&gt;&lt;property name=~&quot;;[.I$1];&quot;~ value=~&quot;;[.I136];&quot;~ /&gt;&lt;property name=~&quot;;[.J$1];&quot;~ value=~&quot;;[.J136];&quot;~ /&gt;&lt;property name=~&quot;;[.K$1];&quot;~ value=~&quot;;[.K136];&quot;~ /&gt;&lt;property name=~&quot;;[.L$1];&quot;~ value=~&quot;;[.L136];&quot;~ /&gt;&lt;property name=~&quot;;[.M$1];&quot;~ value=~&quot;;[.M136];&quot;~ /&gt;&lt;property name=~&quot;;[.N$1];&quot;~ value=~&quot;;[.N136];&quot;~ /&gt;&lt;property name=~&quot;;[.O$1];&quot;~ value=~&quot;;[.O136];&quot;~ /&gt;&lt;property name=~&quot;;[.P$1];&quot;~ value=~&quot;;[.P136];&quot;~ /&gt;&lt;property name=~&quot;;[.Q$1];&quot;~ value=~&quot;;[.Q136];&quot;~ /&gt;&lt;property name=~&quot;;[.R$1];&quot;~ value=~&quot;;[.R136];&quot;~ /&gt;&lt;property name=~&quot;;[.S$1];&quot;~ value=~&quot;;[.S136];&quot;~ /&gt;&lt;property name=~&quot;;[.T$1];&quot;~ value=~&quot;;[.T136];&quot;~ /&gt;&lt;property name=~&quot;;[.U$1];&quot;~ value=~&quot;;[.U136];&quot;~ /&gt;&lt;property name=~&quot;;[.V$1];&quot;~ value=~&quot;;[.V136];&quot;~ /&gt;&lt;property name=~&quot;;[.W$1];&quot;~ value=~&quot;;[.W136];&quot;~ /&gt;&lt;/card&gt;&quot;)" table:style-name="ce1">
            <text:p><text:s text:c="2"/>&lt;card id=~be584ae0-b500-4a2c-b825-d5d172295f3f~ name=~The Noble Emblem of the Montaigne Navy~&gt;&lt;property name=~Rarity~ value=~F~ /&gt;&lt;property name=~Type~ value=~attachments~ /&gt;&lt;property name=~Cost~ value=~M+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MONTAIGNE SHIP ATTACHMENT</text:p>
            <text:p>Unique • Item • Jolly Roger</text:p>
            <text:p>React: Tack after one of your Montaigne Crew has been sunk when absorbing Hits inflicted by another player, to target and untack another of your non-Captain Montaigne Crew. You may only use this ability if you have 3 or more Montaigne Crew on board.~ /&gt;&lt;/card&gt;</text:p>
          </table:table-cell>
          <table:table-cell office:value-type="string" office:string-value=" &lt;Relationship Target=~/cards/SynS_TheNobleEmblemoftheMontaigneNavy.jpg~ Id=~Cbe584ae0-b500-4a2c-b825-d5d172295f3f~ Type=~http://schemas.octgn.org/picture~/&gt;" table:formula="of:=CONCATENATE(&quot; &lt;Relationship Target=~/cards/&quot;;[.D136];&quot;.jpg~ Id=~C&quot;;[.C136];&quot;~ Type=~http://schemas.octgn.org/picture~/&gt;&quot;)" table:style-name="ce1">
            <text:p><text:s/>&lt;Relationship Target=~/cards/SynS_TheNobleEmblemoftheMontaigneNavy.jpg~ Id=~Cbe584ae0-b500-4a2c-b825-d5d172295f3f~ Type=~http://schemas.octgn.org/picture~/&gt;</text:p>
          </table:table-cell>
          <table:table-cell office:value-type="string" table:style-name="ce1">
            <text:p>be584ae0-b500-4a2c-b825-d5d172295f3f</text:p>
          </table:table-cell>
          <table:table-cell office:value-type="string" table:style-name="ce1">
            <text:p>SynS_TheNobleEmblemoftheMontaigneNavy</text:p>
          </table:table-cell>
          <table:table-cell office:value-type="string" table:style-name="ce1">
            <text:p>The Noble Emblem of the Montaigne Navy</text:p>
          </table:table-cell>
          <table:table-cell office:value-type="string" table:style-name="ce1">
            <text:p>F</text:p>
          </table:table-cell>
          <table:table-cell office:value-type="string" table:style-name="ce1">
            <text:p>attachments</text:p>
          </table:table-cell>
          <table:table-cell office:value-type="string" table:style-name="ce1">
            <text:p>M+0</text:p>
          </table:table-cell>
          <table:table-cell table:number-columns-repeated="4"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MONTAIGNE SHIP ATTACHMENT</text:p>
            <text:p>Unique • Item • Jolly Roger</text:p>
            <text:p>React: Tack after one of your Montaigne Crew has been sunk when absorbing Hits inflicted by another player, to target and untack another of your non-Captain Montaigne Crew. You may only use this ability if you have 3 or more Montaigne Crew on board.</text:p>
          </table:table-cell>
          <table:table-cell table:style-name="ce4"/>
          <table:table-cell table:number-columns-repeated="16360"/>
        </table:table-row>
        <table:table-row table:style-name="ro2">
          <table:table-cell office:value-type="string" office:string-value="  &lt;card id=~08566efb-5fb1-492f-a05a-e7347354f223~ name=~The Noble Flag of the Castillian Armada~&gt;&lt;property name=~Rarity~ value=~R~ /&gt;&lt;property name=~Type~ value=~attachments~ /&gt;&lt;property name=~Cost~ value=~M+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ASTILLIAN SHIP ATTACHMENT&#10;Unique • Item • Jolly Roger&#10;React: Tack after one of your Castillian Crew has been sunk when absorbing Hits inflicted by another player, to target and untack another of your non-Captain Castillian Crew. You may only use this ability if you have 3 or more Castillian Crew on board.~ /&gt;&lt;/card&gt;" table:formula="of:=CONCATENATE(&quot;  &lt;card id=~&quot;;[.C137];&quot;~ name=~&quot;;[.E137];&quot;~&gt;&lt;property name=~&quot;;[.F$1];&quot;~ value=~&quot;;[.F137];&quot;~ /&gt;&lt;property name=~&quot;;[.G$1];&quot;~ value=~&quot;;[.G137];&quot;~ /&gt;&lt;property name=~&quot;;[.H$1];&quot;~ value=~&quot;;[.H137];&quot;~ /&gt;&lt;property name=~&quot;;[.I$1];&quot;~ value=~&quot;;[.I137];&quot;~ /&gt;&lt;property name=~&quot;;[.J$1];&quot;~ value=~&quot;;[.J137];&quot;~ /&gt;&lt;property name=~&quot;;[.K$1];&quot;~ value=~&quot;;[.K137];&quot;~ /&gt;&lt;property name=~&quot;;[.L$1];&quot;~ value=~&quot;;[.L137];&quot;~ /&gt;&lt;property name=~&quot;;[.M$1];&quot;~ value=~&quot;;[.M137];&quot;~ /&gt;&lt;property name=~&quot;;[.N$1];&quot;~ value=~&quot;;[.N137];&quot;~ /&gt;&lt;property name=~&quot;;[.O$1];&quot;~ value=~&quot;;[.O137];&quot;~ /&gt;&lt;property name=~&quot;;[.P$1];&quot;~ value=~&quot;;[.P137];&quot;~ /&gt;&lt;property name=~&quot;;[.Q$1];&quot;~ value=~&quot;;[.Q137];&quot;~ /&gt;&lt;property name=~&quot;;[.R$1];&quot;~ value=~&quot;;[.R137];&quot;~ /&gt;&lt;property name=~&quot;;[.S$1];&quot;~ value=~&quot;;[.S137];&quot;~ /&gt;&lt;property name=~&quot;;[.T$1];&quot;~ value=~&quot;;[.T137];&quot;~ /&gt;&lt;property name=~&quot;;[.U$1];&quot;~ value=~&quot;;[.U137];&quot;~ /&gt;&lt;property name=~&quot;;[.V$1];&quot;~ value=~&quot;;[.V137];&quot;~ /&gt;&lt;property name=~&quot;;[.W$1];&quot;~ value=~&quot;;[.W137];&quot;~ /&gt;&lt;/card&gt;&quot;)" table:style-name="ce1">
            <text:p><text:s text:c="2"/>&lt;card id=~08566efb-5fb1-492f-a05a-e7347354f223~ name=~The Noble Flag of the Castillian Armada~&gt;&lt;property name=~Rarity~ value=~R~ /&gt;&lt;property name=~Type~ value=~attachments~ /&gt;&lt;property name=~Cost~ value=~M+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ASTILLIAN SHIP ATTACHMENT</text:p>
            <text:p>Unique • Item • Jolly Roger</text:p>
            <text:p>React: Tack after one of your Castillian Crew has been sunk when absorbing Hits inflicted by another player, to target and untack another of your non-Captain Castillian Crew. You may only use this ability if you have 3 or more Castillian Crew on board.~ /&gt;&lt;/card&gt;</text:p>
          </table:table-cell>
          <table:table-cell office:value-type="string" office:string-value=" &lt;Relationship Target=~/cards/SynS_TheNobleFlagoftheCastillianArmada.jpg~ Id=~C08566efb-5fb1-492f-a05a-e7347354f223~ Type=~http://schemas.octgn.org/picture~/&gt;" table:formula="of:=CONCATENATE(&quot; &lt;Relationship Target=~/cards/&quot;;[.D137];&quot;.jpg~ Id=~C&quot;;[.C137];&quot;~ Type=~http://schemas.octgn.org/picture~/&gt;&quot;)" table:style-name="ce1">
            <text:p><text:s/>&lt;Relationship Target=~/cards/SynS_TheNobleFlagoftheCastillianArmada.jpg~ Id=~C08566efb-5fb1-492f-a05a-e7347354f223~ Type=~http://schemas.octgn.org/picture~/&gt;</text:p>
          </table:table-cell>
          <table:table-cell office:value-type="string" table:style-name="ce1">
            <text:p>08566efb-5fb1-492f-a05a-e7347354f223</text:p>
          </table:table-cell>
          <table:table-cell office:value-type="string" table:style-name="ce1">
            <text:p>SynS_TheNobleFlagoftheCastillianArmada</text:p>
          </table:table-cell>
          <table:table-cell office:value-type="string" table:style-name="ce1">
            <text:p>The Noble Flag of the Castillian Armada</text:p>
          </table:table-cell>
          <table:table-cell office:value-type="string" table:style-name="ce1">
            <text:p>R</text:p>
          </table:table-cell>
          <table:table-cell office:value-type="string" table:style-name="ce1">
            <text:p>attachments</text:p>
          </table:table-cell>
          <table:table-cell office:value-type="string" table:style-name="ce1">
            <text:p>M+0</text:p>
          </table:table-cell>
          <table:table-cell table:number-columns-repeated="4"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ASTILLIAN SHIP ATTACHMENT</text:p>
            <text:p>Unique • Item • Jolly Roger</text:p>
            <text:p>React: Tack after one of your Castillian Crew has been sunk when absorbing Hits inflicted by another player, to target and untack another of your non-Captain Castillian Crew. You may only use this ability if you have 3 or more Castillian Crew on board.</text:p>
          </table:table-cell>
          <table:table-cell table:style-name="ce4"/>
          <table:table-cell table:number-columns-repeated="16360"/>
        </table:table-row>
        <table:table-row table:style-name="ro2">
          <table:table-cell office:value-type="string" office:string-value="  &lt;card id=~ee7c6add-a22d-40ce-b5c2-099311304ad5~ name=~The Ooze~&gt;&lt;property name=~Rarity~ value=~C~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0~ /&gt;&lt;property name=~Swashbuckling~ value=~3~ /&gt;&lt;property name=~Crew Max~ value=~~ /&gt;&lt;property name=~Move Cost~ value=~~ /&gt;&lt;property name=~Faction~ value=~Black Freighter~ /&gt;&lt;property name=~Text~ value=~Loyal • Villainous • Fear 2&#10;When paying the cost of the card:”Kiss of Death,” you may tack this Crew instead of your Captain.~ /&gt;&lt;/card&gt;" table:formula="of:=CONCATENATE(&quot;  &lt;card id=~&quot;;[.C138];&quot;~ name=~&quot;;[.E138];&quot;~&gt;&lt;property name=~&quot;;[.F$1];&quot;~ value=~&quot;;[.F138];&quot;~ /&gt;&lt;property name=~&quot;;[.G$1];&quot;~ value=~&quot;;[.G138];&quot;~ /&gt;&lt;property name=~&quot;;[.H$1];&quot;~ value=~&quot;;[.H138];&quot;~ /&gt;&lt;property name=~&quot;;[.I$1];&quot;~ value=~&quot;;[.I138];&quot;~ /&gt;&lt;property name=~&quot;;[.J$1];&quot;~ value=~&quot;;[.J138];&quot;~ /&gt;&lt;property name=~&quot;;[.K$1];&quot;~ value=~&quot;;[.K138];&quot;~ /&gt;&lt;property name=~&quot;;[.L$1];&quot;~ value=~&quot;;[.L138];&quot;~ /&gt;&lt;property name=~&quot;;[.M$1];&quot;~ value=~&quot;;[.M138];&quot;~ /&gt;&lt;property name=~&quot;;[.N$1];&quot;~ value=~&quot;;[.N138];&quot;~ /&gt;&lt;property name=~&quot;;[.O$1];&quot;~ value=~&quot;;[.O138];&quot;~ /&gt;&lt;property name=~&quot;;[.P$1];&quot;~ value=~&quot;;[.P138];&quot;~ /&gt;&lt;property name=~&quot;;[.Q$1];&quot;~ value=~&quot;;[.Q138];&quot;~ /&gt;&lt;property name=~&quot;;[.R$1];&quot;~ value=~&quot;;[.R138];&quot;~ /&gt;&lt;property name=~&quot;;[.S$1];&quot;~ value=~&quot;;[.S138];&quot;~ /&gt;&lt;property name=~&quot;;[.T$1];&quot;~ value=~&quot;;[.T138];&quot;~ /&gt;&lt;property name=~&quot;;[.U$1];&quot;~ value=~&quot;;[.U138];&quot;~ /&gt;&lt;property name=~&quot;;[.V$1];&quot;~ value=~&quot;;[.V138];&quot;~ /&gt;&lt;property name=~&quot;;[.W$1];&quot;~ value=~&quot;;[.W138];&quot;~ /&gt;&lt;/card&gt;&quot;)" table:style-name="ce1">
            <text:p><text:s text:c="2"/>&lt;card id=~ee7c6add-a22d-40ce-b5c2-099311304ad5~ name=~The Ooze~&gt;&lt;property name=~Rarity~ value=~C~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0~ /&gt;&lt;property name=~Swashbuckling~ value=~3~ /&gt;&lt;property name=~Crew Max~ value=~~ /&gt;&lt;property name=~Move Cost~ value=~~ /&gt;&lt;property name=~Faction~ value=~Black Freighter~ /&gt;&lt;property name=~Text~ value=~Loyal • Villainous • Fear 2</text:p>
            <text:p>When paying the cost of the card:”Kiss of Death,” you may tack this Crew instead of your Captain.~ /&gt;&lt;/card&gt;</text:p>
          </table:table-cell>
          <table:table-cell office:value-type="string" office:string-value=" &lt;Relationship Target=~/cards/SynS_TheOoze.jpg~ Id=~Cee7c6add-a22d-40ce-b5c2-099311304ad5~ Type=~http://schemas.octgn.org/picture~/&gt;" table:formula="of:=CONCATENATE(&quot; &lt;Relationship Target=~/cards/&quot;;[.D138];&quot;.jpg~ Id=~C&quot;;[.C138];&quot;~ Type=~http://schemas.octgn.org/picture~/&gt;&quot;)" table:style-name="ce1">
            <text:p><text:s/>&lt;Relationship Target=~/cards/SynS_TheOoze.jpg~ Id=~Cee7c6add-a22d-40ce-b5c2-099311304ad5~ Type=~http://schemas.octgn.org/picture~/&gt;</text:p>
          </table:table-cell>
          <table:table-cell office:value-type="string" table:style-name="ce1">
            <text:p>ee7c6add-a22d-40ce-b5c2-099311304ad5</text:p>
          </table:table-cell>
          <table:table-cell office:value-type="string" table:style-name="ce1">
            <text:p>SynS_TheOoze</text:p>
          </table:table-cell>
          <table:table-cell office:value-type="string" table:style-name="ce1">
            <text:p>The Ooze</text:p>
          </table:table-cell>
          <table:table-cell office:value-type="string" table:style-name="ce1">
            <text:p>C</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office:value-type="float" office:value="0" table:style-name="ce1">
            <text:p>0</text:p>
          </table:table-cell>
          <table:table-cell office:value-type="float" office:value="3" table:style-name="ce1">
            <text:p>3</text:p>
          </table:table-cell>
          <table:table-cell table:number-columns-repeated="2" table:style-name="ce1"/>
          <table:table-cell office:value-type="string" table:style-name="ce1">
            <text:p>Black Freighter</text:p>
          </table:table-cell>
          <table:table-cell office:value-type="string" table:style-name="ce1">
            <text:p>Loyal • Villainous • Fear 2</text:p>
            <text:p>When paying the cost of the card:”Kiss of Death,” you may tack this Crew instead of your Captain.</text:p>
          </table:table-cell>
          <table:table-cell office:value-type="string" table:style-name="ce4">
            <text:p>Wet, dripping slime drops off every time he moves. If it weren’t for the sheet, he’d fall completely apart.</text:p>
          </table:table-cell>
          <table:table-cell table:number-columns-repeated="16360"/>
        </table:table-row>
        <table:table-row table:style-name="ro2">
          <table:table-cell office:value-type="string" office:string-value="  &lt;card id=~43e8260f-7a79-424b-8309-20f274a6446c~ name=~The Ram~&gt;&lt;property name=~Rarity~ value=~R~ /&gt;&lt;property name=~Type~ value=~ships~ /&gt;&lt;property name=~Cost~ value=~~ /&gt;&lt;property name=~Cost Type~ value=~~ /&gt;&lt;property name=~Cancel~ value=~~ /&gt;&lt;property name=~Cancel Type~ value=~~ /&gt;&lt;property name=~Wealth~ value=~~ /&gt;&lt;property name=~Attack~ value=~~ /&gt;&lt;property name=~Parry~ value=~~ /&gt;&lt;property name=~Cannon~ value=~~ /&gt;&lt;property name=~Sailing~ value=~~ /&gt;&lt;property name=~Adventuring~ value=~~ /&gt;&lt;property name=~Influence~ value=~~ /&gt;&lt;property name=~Swashbuckling~ value=~~ /&gt;&lt;property name=~Crew Max~ value=~11~ /&gt;&lt;property name=~Move Cost~ value=~4~ /&gt;&lt;property name=~Faction~ value=~unaligned~ /&gt;&lt;property name=~Text~ value=~Crew Maximum: 11&#10;Your Captain has the trait: Glamour 1 (or +1 to their Glamour if your Captain already has the Glamour trait).&#10;React: Tack before performing an action, to move to an adjacent Sea.~ /&gt;&lt;/card&gt;" table:formula="of:=CONCATENATE(&quot;  &lt;card id=~&quot;;[.C139];&quot;~ name=~&quot;;[.E139];&quot;~&gt;&lt;property name=~&quot;;[.F$1];&quot;~ value=~&quot;;[.F139];&quot;~ /&gt;&lt;property name=~&quot;;[.G$1];&quot;~ value=~&quot;;[.G139];&quot;~ /&gt;&lt;property name=~&quot;;[.H$1];&quot;~ value=~&quot;;[.H139];&quot;~ /&gt;&lt;property name=~&quot;;[.I$1];&quot;~ value=~&quot;;[.I139];&quot;~ /&gt;&lt;property name=~&quot;;[.J$1];&quot;~ value=~&quot;;[.J139];&quot;~ /&gt;&lt;property name=~&quot;;[.K$1];&quot;~ value=~&quot;;[.K139];&quot;~ /&gt;&lt;property name=~&quot;;[.L$1];&quot;~ value=~&quot;;[.L139];&quot;~ /&gt;&lt;property name=~&quot;;[.M$1];&quot;~ value=~&quot;;[.M139];&quot;~ /&gt;&lt;property name=~&quot;;[.N$1];&quot;~ value=~&quot;;[.N139];&quot;~ /&gt;&lt;property name=~&quot;;[.O$1];&quot;~ value=~&quot;;[.O139];&quot;~ /&gt;&lt;property name=~&quot;;[.P$1];&quot;~ value=~&quot;;[.P139];&quot;~ /&gt;&lt;property name=~&quot;;[.Q$1];&quot;~ value=~&quot;;[.Q139];&quot;~ /&gt;&lt;property name=~&quot;;[.R$1];&quot;~ value=~&quot;;[.R139];&quot;~ /&gt;&lt;property name=~&quot;;[.S$1];&quot;~ value=~&quot;;[.S139];&quot;~ /&gt;&lt;property name=~&quot;;[.T$1];&quot;~ value=~&quot;;[.T139];&quot;~ /&gt;&lt;property name=~&quot;;[.U$1];&quot;~ value=~&quot;;[.U139];&quot;~ /&gt;&lt;property name=~&quot;;[.V$1];&quot;~ value=~&quot;;[.V139];&quot;~ /&gt;&lt;property name=~&quot;;[.W$1];&quot;~ value=~&quot;;[.W139];&quot;~ /&gt;&lt;/card&gt;&quot;)" table:style-name="ce1">
            <text:p><text:s text:c="2"/>&lt;card id=~43e8260f-7a79-424b-8309-20f274a6446c~ name=~The Ram~&gt;&lt;property name=~Rarity~ value=~R~ /&gt;&lt;property name=~Type~ value=~ships~ /&gt;&lt;property name=~Cost~ value=~~ /&gt;&lt;property name=~Cost Type~ value=~~ /&gt;&lt;property name=~Cancel~ value=~~ /&gt;&lt;property name=~Cancel Type~ value=~~ /&gt;&lt;property name=~Wealth~ value=~~ /&gt;&lt;property name=~Attack~ value=~~ /&gt;&lt;property name=~Parry~ value=~~ /&gt;&lt;property name=~Cannon~ value=~~ /&gt;&lt;property name=~Sailing~ value=~~ /&gt;&lt;property name=~Adventuring~ value=~~ /&gt;&lt;property name=~Influence~ value=~~ /&gt;&lt;property name=~Swashbuckling~ value=~~ /&gt;&lt;property name=~Crew Max~ value=~11~ /&gt;&lt;property name=~Move Cost~ value=~4~ /&gt;&lt;property name=~Faction~ value=~unaligned~ /&gt;&lt;property name=~Text~ value=~Crew Maximum: 11</text:p>
            <text:p>Your Captain has the trait: Glamour 1 (or +1 to their Glamour if your Captain already has the Glamour trait).</text:p>
            <text:p>React: Tack before performing an action, to move to an adjacent Sea.~ /&gt;&lt;/card&gt;</text:p>
          </table:table-cell>
          <table:table-cell office:value-type="string" office:string-value=" &lt;Relationship Target=~/cards/SynS_TheRam.jpg~ Id=~C43e8260f-7a79-424b-8309-20f274a6446c~ Type=~http://schemas.octgn.org/picture~/&gt;" table:formula="of:=CONCATENATE(&quot; &lt;Relationship Target=~/cards/&quot;;[.D139];&quot;.jpg~ Id=~C&quot;;[.C139];&quot;~ Type=~http://schemas.octgn.org/picture~/&gt;&quot;)" table:style-name="ce1">
            <text:p><text:s/>&lt;Relationship Target=~/cards/SynS_TheRam.jpg~ Id=~C43e8260f-7a79-424b-8309-20f274a6446c~ Type=~http://schemas.octgn.org/picture~/&gt;</text:p>
          </table:table-cell>
          <table:table-cell office:value-type="string" table:style-name="ce1">
            <text:p>43e8260f-7a79-424b-8309-20f274a6446c</text:p>
          </table:table-cell>
          <table:table-cell office:value-type="string" table:style-name="ce1">
            <text:p>SynS_TheRam</text:p>
          </table:table-cell>
          <table:table-cell office:value-type="string" table:style-name="ce1">
            <text:p>The Ram</text:p>
          </table:table-cell>
          <table:table-cell office:value-type="string" table:style-name="ce1">
            <text:p>R</text:p>
          </table:table-cell>
          <table:table-cell office:value-type="string" table:style-name="ce1">
            <text:p>ships</text:p>
          </table:table-cell>
          <table:table-cell table:number-columns-repeated="12" table:style-name="ce1"/>
          <table:table-cell office:value-type="float" office:value="11" table:style-name="ce1">
            <text:p>11</text:p>
          </table:table-cell>
          <table:table-cell office:value-type="float" office:value="4" table:style-name="ce1">
            <text:p>4</text:p>
          </table:table-cell>
          <table:table-cell office:value-type="string" table:style-name="ce1">
            <text:p>unaligned</text:p>
          </table:table-cell>
          <table:table-cell office:value-type="string" table:style-name="ce1">
            <text:p>Crew Maximum: 11</text:p>
            <text:p>Your Captain has the trait: Glamour 1 (or +1 to their Glamour if your Captain already has the Glamour trait).</text:p>
            <text:p>React: Tack before performing an action, to move to an adjacent Sea.</text:p>
          </table:table-cell>
          <table:table-cell table:style-name="ce4"/>
          <table:table-cell table:number-columns-repeated="16360"/>
        </table:table-row>
        <table:table-row table:style-name="ro2">
          <table:table-cell office:value-type="string" office:string-value="  &lt;card id=~cd22d6b9-b6ee-47f1-9349-6e5b8b415ef9~ name=~The Sinking of the Hurricane~&gt;&lt;property name=~Rarity~ value=~C~ /&gt;&lt;property name=~Type~ value=~chantey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ny player may sink this card by paying 3 Adventuring as an Action.&#10;All Crew inflict an additional amount of Hits equal to their Cannon skill during a Duel..~ /&gt;&lt;/card&gt;" table:formula="of:=CONCATENATE(&quot;  &lt;card id=~&quot;;[.C140];&quot;~ name=~&quot;;[.E140];&quot;~&gt;&lt;property name=~&quot;;[.F$1];&quot;~ value=~&quot;;[.F140];&quot;~ /&gt;&lt;property name=~&quot;;[.G$1];&quot;~ value=~&quot;;[.G140];&quot;~ /&gt;&lt;property name=~&quot;;[.H$1];&quot;~ value=~&quot;;[.H140];&quot;~ /&gt;&lt;property name=~&quot;;[.I$1];&quot;~ value=~&quot;;[.I140];&quot;~ /&gt;&lt;property name=~&quot;;[.J$1];&quot;~ value=~&quot;;[.J140];&quot;~ /&gt;&lt;property name=~&quot;;[.K$1];&quot;~ value=~&quot;;[.K140];&quot;~ /&gt;&lt;property name=~&quot;;[.L$1];&quot;~ value=~&quot;;[.L140];&quot;~ /&gt;&lt;property name=~&quot;;[.M$1];&quot;~ value=~&quot;;[.M140];&quot;~ /&gt;&lt;property name=~&quot;;[.N$1];&quot;~ value=~&quot;;[.N140];&quot;~ /&gt;&lt;property name=~&quot;;[.O$1];&quot;~ value=~&quot;;[.O140];&quot;~ /&gt;&lt;property name=~&quot;;[.P$1];&quot;~ value=~&quot;;[.P140];&quot;~ /&gt;&lt;property name=~&quot;;[.Q$1];&quot;~ value=~&quot;;[.Q140];&quot;~ /&gt;&lt;property name=~&quot;;[.R$1];&quot;~ value=~&quot;;[.R140];&quot;~ /&gt;&lt;property name=~&quot;;[.S$1];&quot;~ value=~&quot;;[.S140];&quot;~ /&gt;&lt;property name=~&quot;;[.T$1];&quot;~ value=~&quot;;[.T140];&quot;~ /&gt;&lt;property name=~&quot;;[.U$1];&quot;~ value=~&quot;;[.U140];&quot;~ /&gt;&lt;property name=~&quot;;[.V$1];&quot;~ value=~&quot;;[.V140];&quot;~ /&gt;&lt;property name=~&quot;;[.W$1];&quot;~ value=~&quot;;[.W140];&quot;~ /&gt;&lt;/card&gt;&quot;)" table:style-name="ce1">
            <text:p><text:s text:c="2"/>&lt;card id=~cd22d6b9-b6ee-47f1-9349-6e5b8b415ef9~ name=~The Sinking of the Hurricane~&gt;&lt;property name=~Rarity~ value=~C~ /&gt;&lt;property name=~Type~ value=~chantey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ny player may sink this card by paying 3 Adventuring as an Action.</text:p>
            <text:p>All Crew inflict an additional amount of Hits equal to their Cannon skill during a Duel..~ /&gt;&lt;/card&gt;</text:p>
          </table:table-cell>
          <table:table-cell office:value-type="string" office:string-value=" &lt;Relationship Target=~/cards/SynS_TheSinkingoftheHurricane.jpg~ Id=~Ccd22d6b9-b6ee-47f1-9349-6e5b8b415ef9~ Type=~http://schemas.octgn.org/picture~/&gt;" table:formula="of:=CONCATENATE(&quot; &lt;Relationship Target=~/cards/&quot;;[.D140];&quot;.jpg~ Id=~C&quot;;[.C140];&quot;~ Type=~http://schemas.octgn.org/picture~/&gt;&quot;)" table:style-name="ce1">
            <text:p><text:s/>&lt;Relationship Target=~/cards/SynS_TheSinkingoftheHurricane.jpg~ Id=~Ccd22d6b9-b6ee-47f1-9349-6e5b8b415ef9~ Type=~http://schemas.octgn.org/picture~/&gt;</text:p>
          </table:table-cell>
          <table:table-cell office:value-type="string" table:style-name="ce1">
            <text:p>cd22d6b9-b6ee-47f1-9349-6e5b8b415ef9</text:p>
          </table:table-cell>
          <table:table-cell office:value-type="string" table:style-name="ce1">
            <text:p>SynS_TheSinkingoftheHurricane</text:p>
          </table:table-cell>
          <table:table-cell office:value-type="string" table:style-name="ce1">
            <text:p>The Sinking of the Hurricane</text:p>
          </table:table-cell>
          <table:table-cell office:value-type="string" table:style-name="ce1">
            <text:p>C</text:p>
          </table:table-cell>
          <table:table-cell office:value-type="string" table:style-name="ce1">
            <text:p>chantey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Any player may sink this card by paying 3 Adventuring as an Action.</text:p>
            <text:p>All Crew inflict an additional amount of Hits equal to their Cannon skill during a Duel..</text:p>
          </table:table-cell>
          <table:table-cell office:value-type="string" table:style-name="ce4">
            <text:p>The Rogers caught up to their nemesis while Bonnie and Reis battled on the nearby island. They would have sunk the crew for good had an old friend not made a last-minute rescue.</text:p>
          </table:table-cell>
          <table:table-cell table:number-columns-repeated="16360"/>
        </table:table-row>
        <table:table-row table:style-name="ro2">
          <table:table-cell office:value-type="string" office:string-value="  &lt;card id=~8bbe7884-211e-4c8e-91e9-39837bf874cc~ name=~The Stalward Raider~&gt;&lt;property name=~Rarity~ value=~R~ /&gt;&lt;property name=~Type~ value=~ships~ /&gt;&lt;property name=~Cost~ value=~~ /&gt;&lt;property name=~Cost Type~ value=~~ /&gt;&lt;property name=~Cancel~ value=~~ /&gt;&lt;property name=~Cancel Type~ value=~~ /&gt;&lt;property name=~Wealth~ value=~~ /&gt;&lt;property name=~Attack~ value=~~ /&gt;&lt;property name=~Parry~ value=~~ /&gt;&lt;property name=~Cannon~ value=~~ /&gt;&lt;property name=~Sailing~ value=~~ /&gt;&lt;property name=~Adventuring~ value=~~ /&gt;&lt;property name=~Influence~ value=~~ /&gt;&lt;property name=~Swashbuckling~ value=~~ /&gt;&lt;property name=~Crew Max~ value=~7~ /&gt;&lt;property name=~Move Cost~ value=~2~ /&gt;&lt;property name=~Faction~ value=~unaligned~ /&gt;&lt;property name=~Text~ value=~Crew Maximum: 7&#10;Act: Tack to sink a Sea Attachment attached to this Sea.&#10;React: Tack before performing an action, to move to an adjacent Sea.~ /&gt;&lt;/card&gt;" table:formula="of:=CONCATENATE(&quot;  &lt;card id=~&quot;;[.C141];&quot;~ name=~&quot;;[.E141];&quot;~&gt;&lt;property name=~&quot;;[.F$1];&quot;~ value=~&quot;;[.F141];&quot;~ /&gt;&lt;property name=~&quot;;[.G$1];&quot;~ value=~&quot;;[.G141];&quot;~ /&gt;&lt;property name=~&quot;;[.H$1];&quot;~ value=~&quot;;[.H141];&quot;~ /&gt;&lt;property name=~&quot;;[.I$1];&quot;~ value=~&quot;;[.I141];&quot;~ /&gt;&lt;property name=~&quot;;[.J$1];&quot;~ value=~&quot;;[.J141];&quot;~ /&gt;&lt;property name=~&quot;;[.K$1];&quot;~ value=~&quot;;[.K141];&quot;~ /&gt;&lt;property name=~&quot;;[.L$1];&quot;~ value=~&quot;;[.L141];&quot;~ /&gt;&lt;property name=~&quot;;[.M$1];&quot;~ value=~&quot;;[.M141];&quot;~ /&gt;&lt;property name=~&quot;;[.N$1];&quot;~ value=~&quot;;[.N141];&quot;~ /&gt;&lt;property name=~&quot;;[.O$1];&quot;~ value=~&quot;;[.O141];&quot;~ /&gt;&lt;property name=~&quot;;[.P$1];&quot;~ value=~&quot;;[.P141];&quot;~ /&gt;&lt;property name=~&quot;;[.Q$1];&quot;~ value=~&quot;;[.Q141];&quot;~ /&gt;&lt;property name=~&quot;;[.R$1];&quot;~ value=~&quot;;[.R141];&quot;~ /&gt;&lt;property name=~&quot;;[.S$1];&quot;~ value=~&quot;;[.S141];&quot;~ /&gt;&lt;property name=~&quot;;[.T$1];&quot;~ value=~&quot;;[.T141];&quot;~ /&gt;&lt;property name=~&quot;;[.U$1];&quot;~ value=~&quot;;[.U141];&quot;~ /&gt;&lt;property name=~&quot;;[.V$1];&quot;~ value=~&quot;;[.V141];&quot;~ /&gt;&lt;property name=~&quot;;[.W$1];&quot;~ value=~&quot;;[.W141];&quot;~ /&gt;&lt;/card&gt;&quot;)" table:style-name="ce1">
            <text:p><text:s text:c="2"/>&lt;card id=~8bbe7884-211e-4c8e-91e9-39837bf874cc~ name=~The Stalward Raider~&gt;&lt;property name=~Rarity~ value=~R~ /&gt;&lt;property name=~Type~ value=~ships~ /&gt;&lt;property name=~Cost~ value=~~ /&gt;&lt;property name=~Cost Type~ value=~~ /&gt;&lt;property name=~Cancel~ value=~~ /&gt;&lt;property name=~Cancel Type~ value=~~ /&gt;&lt;property name=~Wealth~ value=~~ /&gt;&lt;property name=~Attack~ value=~~ /&gt;&lt;property name=~Parry~ value=~~ /&gt;&lt;property name=~Cannon~ value=~~ /&gt;&lt;property name=~Sailing~ value=~~ /&gt;&lt;property name=~Adventuring~ value=~~ /&gt;&lt;property name=~Influence~ value=~~ /&gt;&lt;property name=~Swashbuckling~ value=~~ /&gt;&lt;property name=~Crew Max~ value=~7~ /&gt;&lt;property name=~Move Cost~ value=~2~ /&gt;&lt;property name=~Faction~ value=~unaligned~ /&gt;&lt;property name=~Text~ value=~Crew Maximum: 7</text:p>
            <text:p>Act: Tack to sink a Sea Attachment attached to this Sea.</text:p>
            <text:p>React: Tack before performing an action, to move to an adjacent Sea.~ /&gt;&lt;/card&gt;</text:p>
          </table:table-cell>
          <table:table-cell office:value-type="string" office:string-value=" &lt;Relationship Target=~/cards/SynS_TheStalwardRaider.jpg~ Id=~C8bbe7884-211e-4c8e-91e9-39837bf874cc~ Type=~http://schemas.octgn.org/picture~/&gt;" table:formula="of:=CONCATENATE(&quot; &lt;Relationship Target=~/cards/&quot;;[.D141];&quot;.jpg~ Id=~C&quot;;[.C141];&quot;~ Type=~http://schemas.octgn.org/picture~/&gt;&quot;)" table:style-name="ce1">
            <text:p><text:s/>&lt;Relationship Target=~/cards/SynS_TheStalwardRaider.jpg~ Id=~C8bbe7884-211e-4c8e-91e9-39837bf874cc~ Type=~http://schemas.octgn.org/picture~/&gt;</text:p>
          </table:table-cell>
          <table:table-cell office:value-type="string" table:style-name="ce1">
            <text:p>8bbe7884-211e-4c8e-91e9-39837bf874cc</text:p>
          </table:table-cell>
          <table:table-cell office:value-type="string" table:style-name="ce1">
            <text:p>SynS_TheStalwardRaider</text:p>
          </table:table-cell>
          <table:table-cell office:value-type="string" table:style-name="ce1">
            <text:p>The Stalward Raider</text:p>
          </table:table-cell>
          <table:table-cell office:value-type="string" table:style-name="ce1">
            <text:p>R</text:p>
          </table:table-cell>
          <table:table-cell office:value-type="string" table:style-name="ce1">
            <text:p>ships</text:p>
          </table:table-cell>
          <table:table-cell table:number-columns-repeated="12" table:style-name="ce1"/>
          <table:table-cell office:value-type="float" office:value="7" table:style-name="ce1">
            <text:p>7</text:p>
          </table:table-cell>
          <table:table-cell office:value-type="float" office:value="2" table:style-name="ce1">
            <text:p>2</text:p>
          </table:table-cell>
          <table:table-cell office:value-type="string" table:style-name="ce1">
            <text:p>unaligned</text:p>
          </table:table-cell>
          <table:table-cell office:value-type="string" table:style-name="ce1">
            <text:p>Crew Maximum: 7</text:p>
            <text:p>Act: Tack to sink a Sea Attachment attached to this Sea.</text:p>
            <text:p>React: Tack before performing an action, to move to an adjacent Sea.</text:p>
          </table:table-cell>
          <table:table-cell table:style-name="ce4"/>
          <table:table-cell table:number-columns-repeated="16360"/>
        </table:table-row>
        <table:table-row table:style-name="ro2">
          <table:table-cell office:value-type="string" office:string-value="  &lt;card id=~aaaa3335-3971-40de-9f5d-7efd39a2996d~ name=~The Syrneth Rings~&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 Unique • Artifact&#10;To complete: Pay 4 Adventuring (3 if you have an Invisible College Captain).&#10;Crew Attachment: React: Tack this Crew when a Chantey is being sunk from play to place that Chantey in its owner’s discard pile instead.~ /&gt;&lt;/card&gt;" table:formula="of:=CONCATENATE(&quot;  &lt;card id=~&quot;;[.C142];&quot;~ name=~&quot;;[.E142];&quot;~&gt;&lt;property name=~&quot;;[.F$1];&quot;~ value=~&quot;;[.F142];&quot;~ /&gt;&lt;property name=~&quot;;[.G$1];&quot;~ value=~&quot;;[.G142];&quot;~ /&gt;&lt;property name=~&quot;;[.H$1];&quot;~ value=~&quot;;[.H142];&quot;~ /&gt;&lt;property name=~&quot;;[.I$1];&quot;~ value=~&quot;;[.I142];&quot;~ /&gt;&lt;property name=~&quot;;[.J$1];&quot;~ value=~&quot;;[.J142];&quot;~ /&gt;&lt;property name=~&quot;;[.K$1];&quot;~ value=~&quot;;[.K142];&quot;~ /&gt;&lt;property name=~&quot;;[.L$1];&quot;~ value=~&quot;;[.L142];&quot;~ /&gt;&lt;property name=~&quot;;[.M$1];&quot;~ value=~&quot;;[.M142];&quot;~ /&gt;&lt;property name=~&quot;;[.N$1];&quot;~ value=~&quot;;[.N142];&quot;~ /&gt;&lt;property name=~&quot;;[.O$1];&quot;~ value=~&quot;;[.O142];&quot;~ /&gt;&lt;property name=~&quot;;[.P$1];&quot;~ value=~&quot;;[.P142];&quot;~ /&gt;&lt;property name=~&quot;;[.Q$1];&quot;~ value=~&quot;;[.Q142];&quot;~ /&gt;&lt;property name=~&quot;;[.R$1];&quot;~ value=~&quot;;[.R142];&quot;~ /&gt;&lt;property name=~&quot;;[.S$1];&quot;~ value=~&quot;;[.S142];&quot;~ /&gt;&lt;property name=~&quot;;[.T$1];&quot;~ value=~&quot;;[.T142];&quot;~ /&gt;&lt;property name=~&quot;;[.U$1];&quot;~ value=~&quot;;[.U142];&quot;~ /&gt;&lt;property name=~&quot;;[.V$1];&quot;~ value=~&quot;;[.V142];&quot;~ /&gt;&lt;property name=~&quot;;[.W$1];&quot;~ value=~&quot;;[.W142];&quot;~ /&gt;&lt;/card&gt;&quot;)" table:style-name="ce1">
            <text:p><text:s text:c="2"/>&lt;card id=~aaaa3335-3971-40de-9f5d-7efd39a2996d~ name=~The Syrneth Rings~&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 Unique • Artifact</text:p>
            <text:p>To complete: Pay 4 Adventuring (3 if you have an Invisible College Captain).</text:p>
            <text:p>Crew Attachment: React: Tack this Crew when a Chantey is being sunk from play to place that Chantey in its owner’s discard pile instead.~ /&gt;&lt;/card&gt;</text:p>
          </table:table-cell>
          <table:table-cell office:value-type="string" office:string-value=" &lt;Relationship Target=~/cards/SynS_TheSyrnethRings.jpg~ Id=~Caaaa3335-3971-40de-9f5d-7efd39a2996d~ Type=~http://schemas.octgn.org/picture~/&gt;" table:formula="of:=CONCATENATE(&quot; &lt;Relationship Target=~/cards/&quot;;[.D142];&quot;.jpg~ Id=~C&quot;;[.C142];&quot;~ Type=~http://schemas.octgn.org/picture~/&gt;&quot;)" table:style-name="ce1">
            <text:p><text:s/>&lt;Relationship Target=~/cards/SynS_TheSyrnethRings.jpg~ Id=~Caaaa3335-3971-40de-9f5d-7efd39a2996d~ Type=~http://schemas.octgn.org/picture~/&gt;</text:p>
          </table:table-cell>
          <table:table-cell office:value-type="string" table:style-name="ce1">
            <text:p>aaaa3335-3971-40de-9f5d-7efd39a2996d</text:p>
          </table:table-cell>
          <table:table-cell office:value-type="string" table:style-name="ce1">
            <text:p>SynS_TheSyrnethRings</text:p>
          </table:table-cell>
          <table:table-cell office:value-type="string" table:style-name="ce1">
            <text:p>The Syrneth Rings</text:p>
          </table:table-cell>
          <table:table-cell office:value-type="string" table:style-name="ce1">
            <text:p>C</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1 Sea Away • Unique • Artifact</text:p>
            <text:p>To complete: Pay 4 Adventuring (3 if you have an Invisible College Captain).</text:p>
            <text:p>Crew Attachment: React: Tack this Crew when a Chantey is being sunk from play to place that Chantey in its owner’s discard pile instead.</text:p>
          </table:table-cell>
          <table:table-cell table:style-name="ce4"/>
          <table:table-cell table:number-columns-repeated="16360"/>
        </table:table-row>
        <table:table-row table:style-name="ro2">
          <table:table-cell office:value-type="string" office:string-value="  &lt;card id=~5fd98724-f3b0-48dc-8a93-39a56e572314~ name=~The Syrneth Secret~&gt;&lt;property name=~Rarity~ value=~R~ /&gt;&lt;property name=~Type~ value=~attachments~ /&gt;&lt;property name=~Cost~ value=~9~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RADE SEA ATTACHMENT&#10;Unique • Control&#10;You must be in the Trade Sea to play this card. Any player in this Sea may discard this card by tacking a Heroic or Villainous Crew and paying 5 Cannon as an action. If your Ship is in this Sea during the Draw Cards phase, you may draw 2 additional cards.~ /&gt;&lt;/card&gt;" table:formula="of:=CONCATENATE(&quot;  &lt;card id=~&quot;;[.C143];&quot;~ name=~&quot;;[.E143];&quot;~&gt;&lt;property name=~&quot;;[.F$1];&quot;~ value=~&quot;;[.F143];&quot;~ /&gt;&lt;property name=~&quot;;[.G$1];&quot;~ value=~&quot;;[.G143];&quot;~ /&gt;&lt;property name=~&quot;;[.H$1];&quot;~ value=~&quot;;[.H143];&quot;~ /&gt;&lt;property name=~&quot;;[.I$1];&quot;~ value=~&quot;;[.I143];&quot;~ /&gt;&lt;property name=~&quot;;[.J$1];&quot;~ value=~&quot;;[.J143];&quot;~ /&gt;&lt;property name=~&quot;;[.K$1];&quot;~ value=~&quot;;[.K143];&quot;~ /&gt;&lt;property name=~&quot;;[.L$1];&quot;~ value=~&quot;;[.L143];&quot;~ /&gt;&lt;property name=~&quot;;[.M$1];&quot;~ value=~&quot;;[.M143];&quot;~ /&gt;&lt;property name=~&quot;;[.N$1];&quot;~ value=~&quot;;[.N143];&quot;~ /&gt;&lt;property name=~&quot;;[.O$1];&quot;~ value=~&quot;;[.O143];&quot;~ /&gt;&lt;property name=~&quot;;[.P$1];&quot;~ value=~&quot;;[.P143];&quot;~ /&gt;&lt;property name=~&quot;;[.Q$1];&quot;~ value=~&quot;;[.Q143];&quot;~ /&gt;&lt;property name=~&quot;;[.R$1];&quot;~ value=~&quot;;[.R143];&quot;~ /&gt;&lt;property name=~&quot;;[.S$1];&quot;~ value=~&quot;;[.S143];&quot;~ /&gt;&lt;property name=~&quot;;[.T$1];&quot;~ value=~&quot;;[.T143];&quot;~ /&gt;&lt;property name=~&quot;;[.U$1];&quot;~ value=~&quot;;[.U143];&quot;~ /&gt;&lt;property name=~&quot;;[.V$1];&quot;~ value=~&quot;;[.V143];&quot;~ /&gt;&lt;property name=~&quot;;[.W$1];&quot;~ value=~&quot;;[.W143];&quot;~ /&gt;&lt;/card&gt;&quot;)" table:style-name="ce1">
            <text:p><text:s text:c="2"/>&lt;card id=~5fd98724-f3b0-48dc-8a93-39a56e572314~ name=~The Syrneth Secret~&gt;&lt;property name=~Rarity~ value=~R~ /&gt;&lt;property name=~Type~ value=~attachments~ /&gt;&lt;property name=~Cost~ value=~9~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RADE SEA ATTACHMENT</text:p>
            <text:p>Unique • Control</text:p>
            <text:p>You must be in the Trade Sea to play this card. Any player in this Sea may discard this card by tacking a Heroic or Villainous Crew and paying 5 Cannon as an action. If your Ship is in this Sea during the Draw Cards phase, you may draw 2 additional cards.~ /&gt;&lt;/card&gt;</text:p>
          </table:table-cell>
          <table:table-cell office:value-type="string" office:string-value=" &lt;Relationship Target=~/cards/SynS_TheSyrnethSecret.jpg~ Id=~C5fd98724-f3b0-48dc-8a93-39a56e572314~ Type=~http://schemas.octgn.org/picture~/&gt;" table:formula="of:=CONCATENATE(&quot; &lt;Relationship Target=~/cards/&quot;;[.D143];&quot;.jpg~ Id=~C&quot;;[.C143];&quot;~ Type=~http://schemas.octgn.org/picture~/&gt;&quot;)" table:style-name="ce1">
            <text:p><text:s/>&lt;Relationship Target=~/cards/SynS_TheSyrnethSecret.jpg~ Id=~C5fd98724-f3b0-48dc-8a93-39a56e572314~ Type=~http://schemas.octgn.org/picture~/&gt;</text:p>
          </table:table-cell>
          <table:table-cell office:value-type="string" table:style-name="ce1">
            <text:p>5fd98724-f3b0-48dc-8a93-39a56e572314</text:p>
          </table:table-cell>
          <table:table-cell office:value-type="string" table:style-name="ce1">
            <text:p>SynS_TheSyrnethSecret</text:p>
          </table:table-cell>
          <table:table-cell office:value-type="string" table:style-name="ce1">
            <text:p>The Syrneth Secret</text:p>
          </table:table-cell>
          <table:table-cell office:value-type="string" table:style-name="ce1">
            <text:p>R</text:p>
          </table:table-cell>
          <table:table-cell office:value-type="string" table:style-name="ce1">
            <text:p>attachments</text:p>
          </table:table-cell>
          <table:table-cell office:value-type="float" office:value="9" table:style-name="ce1">
            <text:p>9</text:p>
          </table:table-cell>
          <table:table-cell office:value-type="string" table:style-name="ce1">
            <text:p>Ad</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TRADE SEA ATTACHMENT</text:p>
            <text:p>Unique • Control</text:p>
            <text:p>You must be in the Trade Sea to play this card. Any player in this Sea may discard this card by tacking a Heroic or Villainous Crew and paying 5 Cannon as an action. If your Ship is in this Sea during the Draw Cards phase, you may draw 2 additional cards.</text:p>
          </table:table-cell>
          <table:table-cell office:value-type="string" table:style-name="ce4">
            <text:p>“Cabora was the key to unlocking the west. The way lies open. We need only sail it.”</text:p>
          </table:table-cell>
          <table:table-cell table:number-columns-repeated="16360"/>
        </table:table-row>
        <table:table-row table:style-name="ro2">
          <table:table-cell office:value-type="string" office:string-value="  &lt;card id=~6a8db083-b79f-467b-a438-7220d530c9ec~ name=~The Trap Is Sprung~&gt;&lt;property name=~Rarity~ value=~C~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Tack one of your Kreuzritter Crew when you are paying an Influence cost (for anything other than hiring a Crew), to reduce that Influence cost by the Kreuzritter’s Influence cost (minimum 0). Until the end of the turn all of your opponents’ Influence costs are reduced by 1 (minimum 0).~ /&gt;&lt;/card&gt;" table:formula="of:=CONCATENATE(&quot;  &lt;card id=~&quot;;[.C144];&quot;~ name=~&quot;;[.E144];&quot;~&gt;&lt;property name=~&quot;;[.F$1];&quot;~ value=~&quot;;[.F144];&quot;~ /&gt;&lt;property name=~&quot;;[.G$1];&quot;~ value=~&quot;;[.G144];&quot;~ /&gt;&lt;property name=~&quot;;[.H$1];&quot;~ value=~&quot;;[.H144];&quot;~ /&gt;&lt;property name=~&quot;;[.I$1];&quot;~ value=~&quot;;[.I144];&quot;~ /&gt;&lt;property name=~&quot;;[.J$1];&quot;~ value=~&quot;;[.J144];&quot;~ /&gt;&lt;property name=~&quot;;[.K$1];&quot;~ value=~&quot;;[.K144];&quot;~ /&gt;&lt;property name=~&quot;;[.L$1];&quot;~ value=~&quot;;[.L144];&quot;~ /&gt;&lt;property name=~&quot;;[.M$1];&quot;~ value=~&quot;;[.M144];&quot;~ /&gt;&lt;property name=~&quot;;[.N$1];&quot;~ value=~&quot;;[.N144];&quot;~ /&gt;&lt;property name=~&quot;;[.O$1];&quot;~ value=~&quot;;[.O144];&quot;~ /&gt;&lt;property name=~&quot;;[.P$1];&quot;~ value=~&quot;;[.P144];&quot;~ /&gt;&lt;property name=~&quot;;[.Q$1];&quot;~ value=~&quot;;[.Q144];&quot;~ /&gt;&lt;property name=~&quot;;[.R$1];&quot;~ value=~&quot;;[.R144];&quot;~ /&gt;&lt;property name=~&quot;;[.S$1];&quot;~ value=~&quot;;[.S144];&quot;~ /&gt;&lt;property name=~&quot;;[.T$1];&quot;~ value=~&quot;;[.T144];&quot;~ /&gt;&lt;property name=~&quot;;[.U$1];&quot;~ value=~&quot;;[.U144];&quot;~ /&gt;&lt;property name=~&quot;;[.V$1];&quot;~ value=~&quot;;[.V144];&quot;~ /&gt;&lt;property name=~&quot;;[.W$1];&quot;~ value=~&quot;;[.W144];&quot;~ /&gt;&lt;/card&gt;&quot;)" table:style-name="ce1">
            <text:p><text:s text:c="2"/>&lt;card id=~6a8db083-b79f-467b-a438-7220d530c9ec~ name=~The Trap Is Sprung~&gt;&lt;property name=~Rarity~ value=~C~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Tack one of your Kreuzritter Crew when you are paying an Influence cost (for anything other than hiring a Crew), to reduce that Influence cost by the Kreuzritter’s Influence cost (minimum 0). Until the end of the turn all of your opponents’ Influence costs are reduced by 1 (minimum 0).~ /&gt;&lt;/card&gt;</text:p>
          </table:table-cell>
          <table:table-cell office:value-type="string" office:string-value=" &lt;Relationship Target=~/cards/SynS_TheTrapIsSprung.jpg~ Id=~C6a8db083-b79f-467b-a438-7220d530c9ec~ Type=~http://schemas.octgn.org/picture~/&gt;" table:formula="of:=CONCATENATE(&quot; &lt;Relationship Target=~/cards/&quot;;[.D144];&quot;.jpg~ Id=~C&quot;;[.C144];&quot;~ Type=~http://schemas.octgn.org/picture~/&gt;&quot;)" table:style-name="ce1">
            <text:p><text:s/>&lt;Relationship Target=~/cards/SynS_TheTrapIsSprung.jpg~ Id=~C6a8db083-b79f-467b-a438-7220d530c9ec~ Type=~http://schemas.octgn.org/picture~/&gt;</text:p>
          </table:table-cell>
          <table:table-cell office:value-type="string" table:style-name="ce1">
            <text:p>6a8db083-b79f-467b-a438-7220d530c9ec</text:p>
          </table:table-cell>
          <table:table-cell office:value-type="string" table:style-name="ce1">
            <text:p>SynS_TheTrapIsSprung</text:p>
          </table:table-cell>
          <table:table-cell office:value-type="string" table:style-name="ce1">
            <text:p>The Trap Is Sprung</text:p>
          </table:table-cell>
          <table:table-cell office:value-type="string" table:style-name="ce1">
            <text:p>C</text:p>
          </table:table-cell>
          <table:table-cell office:value-type="string" table:style-name="ce1">
            <text:p>actions</text:p>
          </table:table-cell>
          <table:table-cell table:number-columns-repeated="5"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React: Tack one of your Kreuzritter Crew when you are paying an Influence cost (for anything other than hiring a Crew), to reduce that Influence cost by the Kreuzritter’s Influence cost (minimum 0). Until the end of the turn all of your opponents’ Influence costs are reduced by 1 (minimum 0).</text:p>
          </table:table-cell>
          <table:table-cell office:value-type="string" table:style-name="ce4">
            <text:p>“Welcome aboard, Empereur. Some old friends wish to have a word with you...” –The Kire</text:p>
          </table:table-cell>
          <table:table-cell table:number-columns-repeated="16360"/>
        </table:table-row>
        <table:table-row table:style-name="ro2">
          <table:table-cell office:value-type="string" office:string-value="  &lt;card id=~362f00ad-cbdf-43f5-a09d-1fa077195285~ name=~The Vow~&gt;&lt;property name=~Rarity~ value=~C~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OSE AND CROSS CREW ATTACHMENT&#10;Oath&#10;When you attach this card to a Crew, name a skill. This Crew gains +3 to the named skill while this card is attached. This card is discarded at the end of the turn.~ /&gt;&lt;/card&gt;" table:formula="of:=CONCATENATE(&quot;  &lt;card id=~&quot;;[.C145];&quot;~ name=~&quot;;[.E145];&quot;~&gt;&lt;property name=~&quot;;[.F$1];&quot;~ value=~&quot;;[.F145];&quot;~ /&gt;&lt;property name=~&quot;;[.G$1];&quot;~ value=~&quot;;[.G145];&quot;~ /&gt;&lt;property name=~&quot;;[.H$1];&quot;~ value=~&quot;;[.H145];&quot;~ /&gt;&lt;property name=~&quot;;[.I$1];&quot;~ value=~&quot;;[.I145];&quot;~ /&gt;&lt;property name=~&quot;;[.J$1];&quot;~ value=~&quot;;[.J145];&quot;~ /&gt;&lt;property name=~&quot;;[.K$1];&quot;~ value=~&quot;;[.K145];&quot;~ /&gt;&lt;property name=~&quot;;[.L$1];&quot;~ value=~&quot;;[.L145];&quot;~ /&gt;&lt;property name=~&quot;;[.M$1];&quot;~ value=~&quot;;[.M145];&quot;~ /&gt;&lt;property name=~&quot;;[.N$1];&quot;~ value=~&quot;;[.N145];&quot;~ /&gt;&lt;property name=~&quot;;[.O$1];&quot;~ value=~&quot;;[.O145];&quot;~ /&gt;&lt;property name=~&quot;;[.P$1];&quot;~ value=~&quot;;[.P145];&quot;~ /&gt;&lt;property name=~&quot;;[.Q$1];&quot;~ value=~&quot;;[.Q145];&quot;~ /&gt;&lt;property name=~&quot;;[.R$1];&quot;~ value=~&quot;;[.R145];&quot;~ /&gt;&lt;property name=~&quot;;[.S$1];&quot;~ value=~&quot;;[.S145];&quot;~ /&gt;&lt;property name=~&quot;;[.T$1];&quot;~ value=~&quot;;[.T145];&quot;~ /&gt;&lt;property name=~&quot;;[.U$1];&quot;~ value=~&quot;;[.U145];&quot;~ /&gt;&lt;property name=~&quot;;[.V$1];&quot;~ value=~&quot;;[.V145];&quot;~ /&gt;&lt;property name=~&quot;;[.W$1];&quot;~ value=~&quot;;[.W145];&quot;~ /&gt;&lt;/card&gt;&quot;)" table:style-name="ce1">
            <text:p><text:s text:c="2"/>&lt;card id=~362f00ad-cbdf-43f5-a09d-1fa077195285~ name=~The Vow~&gt;&lt;property name=~Rarity~ value=~C~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OSE AND CROSS CREW ATTACHMENT</text:p>
            <text:p>Oath</text:p>
            <text:p>When you attach this card to a Crew, name a skill. This Crew gains +3 to the named skill while this card is attached. This card is discarded at the end of the turn.~ /&gt;&lt;/card&gt;</text:p>
          </table:table-cell>
          <table:table-cell office:value-type="string" office:string-value=" &lt;Relationship Target=~/cards/SynS_TheVow.jpg~ Id=~C362f00ad-cbdf-43f5-a09d-1fa077195285~ Type=~http://schemas.octgn.org/picture~/&gt;" table:formula="of:=CONCATENATE(&quot; &lt;Relationship Target=~/cards/&quot;;[.D145];&quot;.jpg~ Id=~C&quot;;[.C145];&quot;~ Type=~http://schemas.octgn.org/picture~/&gt;&quot;)" table:style-name="ce1">
            <text:p><text:s/>&lt;Relationship Target=~/cards/SynS_TheVow.jpg~ Id=~C362f00ad-cbdf-43f5-a09d-1fa077195285~ Type=~http://schemas.octgn.org/picture~/&gt;</text:p>
          </table:table-cell>
          <table:table-cell office:value-type="string" table:style-name="ce1">
            <text:p>362f00ad-cbdf-43f5-a09d-1fa077195285</text:p>
          </table:table-cell>
          <table:table-cell office:value-type="string" table:style-name="ce1">
            <text:p>SynS_TheVow</text:p>
          </table:table-cell>
          <table:table-cell office:value-type="string" table:style-name="ce1">
            <text:p>The Vow</text:p>
          </table:table-cell>
          <table:table-cell office:value-type="string" table:style-name="ce1">
            <text:p>C</text:p>
          </table:table-cell>
          <table:table-cell office:value-type="string" table:style-name="ce1">
            <text:p>attachment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ROSE AND CROSS CREW ATTACHMENT</text:p>
            <text:p>Oath</text:p>
            <text:p>When you attach this card to a Crew, name a skill. This Crew gains +3 to the named skill while this card is attached. This card is discarded at the end of the turn.</text:p>
          </table:table-cell>
          <table:table-cell office:value-type="string" table:style-name="ce4">
            <text:p>“I will avenge your loss. I swear it on my immortal soul.”</text:p>
          </table:table-cell>
          <table:table-cell table:number-columns-repeated="16360"/>
        </table:table-row>
        <table:table-row table:style-name="ro2">
          <table:table-cell office:value-type="string" office:string-value="  &lt;card id=~c4fbafc0-8682-4462-974d-954ced64f527~ name=~The Wayward Swan~&gt;&lt;property name=~Rarity~ value=~F~ /&gt;&lt;property name=~Type~ value=~ships~ /&gt;&lt;property name=~Cost~ value=~~ /&gt;&lt;property name=~Cost Type~ value=~~ /&gt;&lt;property name=~Cancel~ value=~~ /&gt;&lt;property name=~Cancel Type~ value=~~ /&gt;&lt;property name=~Wealth~ value=~~ /&gt;&lt;property name=~Attack~ value=~~ /&gt;&lt;property name=~Parry~ value=~~ /&gt;&lt;property name=~Cannon~ value=~~ /&gt;&lt;property name=~Sailing~ value=~~ /&gt;&lt;property name=~Adventuring~ value=~~ /&gt;&lt;property name=~Influence~ value=~~ /&gt;&lt;property name=~Swashbuckling~ value=~~ /&gt;&lt;property name=~Crew Max~ value=~10~ /&gt;&lt;property name=~Move Cost~ value=~4~ /&gt;&lt;property name=~Faction~ value=~unaligned~ /&gt;&lt;property name=~Text~ value=~Crew Maximum: 10&#10;React: Tack one of your Ally cards in this Sea instead of paying your move cost to begin a Boarding.&#10;React: Tack before performing an action to move to an adjacent Sea.~ /&gt;&lt;/card&gt;" table:formula="of:=CONCATENATE(&quot;  &lt;card id=~&quot;;[.C146];&quot;~ name=~&quot;;[.E146];&quot;~&gt;&lt;property name=~&quot;;[.F$1];&quot;~ value=~&quot;;[.F146];&quot;~ /&gt;&lt;property name=~&quot;;[.G$1];&quot;~ value=~&quot;;[.G146];&quot;~ /&gt;&lt;property name=~&quot;;[.H$1];&quot;~ value=~&quot;;[.H146];&quot;~ /&gt;&lt;property name=~&quot;;[.I$1];&quot;~ value=~&quot;;[.I146];&quot;~ /&gt;&lt;property name=~&quot;;[.J$1];&quot;~ value=~&quot;;[.J146];&quot;~ /&gt;&lt;property name=~&quot;;[.K$1];&quot;~ value=~&quot;;[.K146];&quot;~ /&gt;&lt;property name=~&quot;;[.L$1];&quot;~ value=~&quot;;[.L146];&quot;~ /&gt;&lt;property name=~&quot;;[.M$1];&quot;~ value=~&quot;;[.M146];&quot;~ /&gt;&lt;property name=~&quot;;[.N$1];&quot;~ value=~&quot;;[.N146];&quot;~ /&gt;&lt;property name=~&quot;;[.O$1];&quot;~ value=~&quot;;[.O146];&quot;~ /&gt;&lt;property name=~&quot;;[.P$1];&quot;~ value=~&quot;;[.P146];&quot;~ /&gt;&lt;property name=~&quot;;[.Q$1];&quot;~ value=~&quot;;[.Q146];&quot;~ /&gt;&lt;property name=~&quot;;[.R$1];&quot;~ value=~&quot;;[.R146];&quot;~ /&gt;&lt;property name=~&quot;;[.S$1];&quot;~ value=~&quot;;[.S146];&quot;~ /&gt;&lt;property name=~&quot;;[.T$1];&quot;~ value=~&quot;;[.T146];&quot;~ /&gt;&lt;property name=~&quot;;[.U$1];&quot;~ value=~&quot;;[.U146];&quot;~ /&gt;&lt;property name=~&quot;;[.V$1];&quot;~ value=~&quot;;[.V146];&quot;~ /&gt;&lt;property name=~&quot;;[.W$1];&quot;~ value=~&quot;;[.W146];&quot;~ /&gt;&lt;/card&gt;&quot;)" table:style-name="ce1">
            <text:p><text:s text:c="2"/>&lt;card id=~c4fbafc0-8682-4462-974d-954ced64f527~ name=~The Wayward Swan~&gt;&lt;property name=~Rarity~ value=~F~ /&gt;&lt;property name=~Type~ value=~ships~ /&gt;&lt;property name=~Cost~ value=~~ /&gt;&lt;property name=~Cost Type~ value=~~ /&gt;&lt;property name=~Cancel~ value=~~ /&gt;&lt;property name=~Cancel Type~ value=~~ /&gt;&lt;property name=~Wealth~ value=~~ /&gt;&lt;property name=~Attack~ value=~~ /&gt;&lt;property name=~Parry~ value=~~ /&gt;&lt;property name=~Cannon~ value=~~ /&gt;&lt;property name=~Sailing~ value=~~ /&gt;&lt;property name=~Adventuring~ value=~~ /&gt;&lt;property name=~Influence~ value=~~ /&gt;&lt;property name=~Swashbuckling~ value=~~ /&gt;&lt;property name=~Crew Max~ value=~10~ /&gt;&lt;property name=~Move Cost~ value=~4~ /&gt;&lt;property name=~Faction~ value=~unaligned~ /&gt;&lt;property name=~Text~ value=~Crew Maximum: 10</text:p>
            <text:p>React: Tack one of your Ally cards in this Sea instead of paying your move cost to begin a Boarding.</text:p>
            <text:p>React: Tack before performing an action to move to an adjacent Sea.~ /&gt;&lt;/card&gt;</text:p>
          </table:table-cell>
          <table:table-cell office:value-type="string" office:string-value=" &lt;Relationship Target=~/cards/SynS_TheWaywardSwan.jpg~ Id=~Cc4fbafc0-8682-4462-974d-954ced64f527~ Type=~http://schemas.octgn.org/picture~/&gt;" table:formula="of:=CONCATENATE(&quot; &lt;Relationship Target=~/cards/&quot;;[.D146];&quot;.jpg~ Id=~C&quot;;[.C146];&quot;~ Type=~http://schemas.octgn.org/picture~/&gt;&quot;)" table:style-name="ce1">
            <text:p><text:s/>&lt;Relationship Target=~/cards/SynS_TheWaywardSwan.jpg~ Id=~Cc4fbafc0-8682-4462-974d-954ced64f527~ Type=~http://schemas.octgn.org/picture~/&gt;</text:p>
          </table:table-cell>
          <table:table-cell office:value-type="string" table:style-name="ce1">
            <text:p>c4fbafc0-8682-4462-974d-954ced64f527</text:p>
          </table:table-cell>
          <table:table-cell office:value-type="string" table:style-name="ce1">
            <text:p>SynS_TheWaywardSwan</text:p>
          </table:table-cell>
          <table:table-cell office:value-type="string" table:style-name="ce1">
            <text:p>The Wayward Swan</text:p>
          </table:table-cell>
          <table:table-cell office:value-type="string" table:style-name="ce1">
            <text:p>F</text:p>
          </table:table-cell>
          <table:table-cell office:value-type="string" table:style-name="ce1">
            <text:p>ships</text:p>
          </table:table-cell>
          <table:table-cell table:number-columns-repeated="12" table:style-name="ce1"/>
          <table:table-cell office:value-type="float" office:value="10" table:style-name="ce1">
            <text:p>10</text:p>
          </table:table-cell>
          <table:table-cell office:value-type="float" office:value="4" table:style-name="ce1">
            <text:p>4</text:p>
          </table:table-cell>
          <table:table-cell office:value-type="string" table:style-name="ce1">
            <text:p>unaligned</text:p>
          </table:table-cell>
          <table:table-cell office:value-type="string" table:style-name="ce1">
            <text:p>Crew Maximum: 10</text:p>
            <text:p>React: Tack one of your Ally cards in this Sea instead of paying your move cost to begin a Boarding.</text:p>
            <text:p>React: Tack before performing an action to move to an adjacent Sea.</text:p>
          </table:table-cell>
          <table:table-cell table:style-name="ce4"/>
          <table:table-cell table:number-columns-repeated="16360"/>
        </table:table-row>
        <table:table-row table:style-name="ro2">
          <table:table-cell office:value-type="string" office:string-value="  &lt;card id=~2a3d090d-8e45-490d-9625-8ac0e169e9fe~ name=~The Witch~&gt;&lt;property name=~Rarity~ value=~C~ /&gt;&lt;property name=~Type~ value=~actions~ /&gt;&lt;property name=~Cost~ value=~~ /&gt;&lt;property name=~Cost Type~ value=~~ /&gt;&lt;property name=~Cancel~ value=~5~ /&gt;&lt;property name=~Cancel Type~ value=~Ad~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instead of performing a Boarding Attack. Tack a Crew to target a Crew Attachment on a tacked Crew on the opposing player’s Ship. Discard the target Crew Attachment (you may not discard a Captain Attachment, but you may discard a Crew Attachment on a Captain).&#10;React: Play after you have canceled a Boarding Attempt by paying your Ship’s Move Cost to move your Ship to an adjacent Sea.~ /&gt;&lt;/card&gt;" table:formula="of:=CONCATENATE(&quot;  &lt;card id=~&quot;;[.C147];&quot;~ name=~&quot;;[.E147];&quot;~&gt;&lt;property name=~&quot;;[.F$1];&quot;~ value=~&quot;;[.F147];&quot;~ /&gt;&lt;property name=~&quot;;[.G$1];&quot;~ value=~&quot;;[.G147];&quot;~ /&gt;&lt;property name=~&quot;;[.H$1];&quot;~ value=~&quot;;[.H147];&quot;~ /&gt;&lt;property name=~&quot;;[.I$1];&quot;~ value=~&quot;;[.I147];&quot;~ /&gt;&lt;property name=~&quot;;[.J$1];&quot;~ value=~&quot;;[.J147];&quot;~ /&gt;&lt;property name=~&quot;;[.K$1];&quot;~ value=~&quot;;[.K147];&quot;~ /&gt;&lt;property name=~&quot;;[.L$1];&quot;~ value=~&quot;;[.L147];&quot;~ /&gt;&lt;property name=~&quot;;[.M$1];&quot;~ value=~&quot;;[.M147];&quot;~ /&gt;&lt;property name=~&quot;;[.N$1];&quot;~ value=~&quot;;[.N147];&quot;~ /&gt;&lt;property name=~&quot;;[.O$1];&quot;~ value=~&quot;;[.O147];&quot;~ /&gt;&lt;property name=~&quot;;[.P$1];&quot;~ value=~&quot;;[.P147];&quot;~ /&gt;&lt;property name=~&quot;;[.Q$1];&quot;~ value=~&quot;;[.Q147];&quot;~ /&gt;&lt;property name=~&quot;;[.R$1];&quot;~ value=~&quot;;[.R147];&quot;~ /&gt;&lt;property name=~&quot;;[.S$1];&quot;~ value=~&quot;;[.S147];&quot;~ /&gt;&lt;property name=~&quot;;[.T$1];&quot;~ value=~&quot;;[.T147];&quot;~ /&gt;&lt;property name=~&quot;;[.U$1];&quot;~ value=~&quot;;[.U147];&quot;~ /&gt;&lt;property name=~&quot;;[.V$1];&quot;~ value=~&quot;;[.V147];&quot;~ /&gt;&lt;property name=~&quot;;[.W$1];&quot;~ value=~&quot;;[.W147];&quot;~ /&gt;&lt;/card&gt;&quot;)" table:style-name="ce1">
            <text:p><text:s text:c="2"/>&lt;card id=~2a3d090d-8e45-490d-9625-8ac0e169e9fe~ name=~The Witch~&gt;&lt;property name=~Rarity~ value=~C~ /&gt;&lt;property name=~Type~ value=~actions~ /&gt;&lt;property name=~Cost~ value=~~ /&gt;&lt;property name=~Cost Type~ value=~~ /&gt;&lt;property name=~Cancel~ value=~5~ /&gt;&lt;property name=~Cancel Type~ value=~Ad~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instead of performing a Boarding Attack. Tack a Crew to target a Crew Attachment on a tacked Crew on the opposing player’s Ship. Discard the target Crew Attachment (you may not discard a Captain Attachment, but you may discard a Crew Attachment on a Captain).</text:p>
            <text:p>React: Play after you have canceled a Boarding Attempt by paying your Ship’s Move Cost to move your Ship to an adjacent Sea.~ /&gt;&lt;/card&gt;</text:p>
          </table:table-cell>
          <table:table-cell office:value-type="string" office:string-value=" &lt;Relationship Target=~/cards/SynS_TheWitch.jpg~ Id=~C2a3d090d-8e45-490d-9625-8ac0e169e9fe~ Type=~http://schemas.octgn.org/picture~/&gt;" table:formula="of:=CONCATENATE(&quot; &lt;Relationship Target=~/cards/&quot;;[.D147];&quot;.jpg~ Id=~C&quot;;[.C147];&quot;~ Type=~http://schemas.octgn.org/picture~/&gt;&quot;)" table:style-name="ce1">
            <text:p><text:s/>&lt;Relationship Target=~/cards/SynS_TheWitch.jpg~ Id=~C2a3d090d-8e45-490d-9625-8ac0e169e9fe~ Type=~http://schemas.octgn.org/picture~/&gt;</text:p>
          </table:table-cell>
          <table:table-cell office:value-type="string" table:style-name="ce1">
            <text:p>2a3d090d-8e45-490d-9625-8ac0e169e9fe</text:p>
          </table:table-cell>
          <table:table-cell office:value-type="string" table:style-name="ce1">
            <text:p>SynS_TheWitch</text:p>
          </table:table-cell>
          <table:table-cell office:value-type="string" table:style-name="ce1">
            <text:p>The Witch</text:p>
          </table:table-cell>
          <table:table-cell office:value-type="string" table:style-name="ce1">
            <text:p>C</text:p>
          </table:table-cell>
          <table:table-cell office:value-type="string" table:style-name="ce1">
            <text:p>actions</text:p>
          </table:table-cell>
          <table:table-cell table:number-columns-repeated="2" table:style-name="ce1"/>
          <table:table-cell office:value-type="float" office:value="5" table:style-name="ce1">
            <text:p>5</text:p>
          </table:table-cell>
          <table:table-cell office:value-type="string" table:style-name="ce1">
            <text:p>Ad</text:p>
          </table:table-cell>
          <table:table-cell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instead of performing a Boarding Attack. Tack a Crew to target a Crew Attachment on a tacked Crew on the opposing player’s Ship. Discard the target Crew Attachment (you may not discard a Captain Attachment, but you may discard a Crew Attachment on a Captain).</text:p>
            <text:p>React: Play after you have canceled a Boarding Attempt by paying your Ship’s Move Cost to move your Ship to an adjacent Sea.</text:p>
          </table:table-cell>
          <table:table-cell office:value-type="string" table:style-name="ce4">
            <text:p>Lucrezia still searches for her lost love.</text:p>
          </table:table-cell>
          <table:table-cell table:number-columns-repeated="16360"/>
        </table:table-row>
        <table:table-row table:style-name="ro2">
          <table:table-cell office:value-type="string" office:string-value="  &lt;card id=~c1768ca7-037a-4b35-a009-7e6698177408~ name=~Things to Come~&gt;&lt;property name=~Rarity~ value=~C~ /&gt;&lt;property name=~Type~ value=~chantey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ll Captains have the following ability and may use it once per turn: Act: Target a deck and look at the top card of that deck.~ /&gt;&lt;/card&gt;" table:formula="of:=CONCATENATE(&quot;  &lt;card id=~&quot;;[.C148];&quot;~ name=~&quot;;[.E148];&quot;~&gt;&lt;property name=~&quot;;[.F$1];&quot;~ value=~&quot;;[.F148];&quot;~ /&gt;&lt;property name=~&quot;;[.G$1];&quot;~ value=~&quot;;[.G148];&quot;~ /&gt;&lt;property name=~&quot;;[.H$1];&quot;~ value=~&quot;;[.H148];&quot;~ /&gt;&lt;property name=~&quot;;[.I$1];&quot;~ value=~&quot;;[.I148];&quot;~ /&gt;&lt;property name=~&quot;;[.J$1];&quot;~ value=~&quot;;[.J148];&quot;~ /&gt;&lt;property name=~&quot;;[.K$1];&quot;~ value=~&quot;;[.K148];&quot;~ /&gt;&lt;property name=~&quot;;[.L$1];&quot;~ value=~&quot;;[.L148];&quot;~ /&gt;&lt;property name=~&quot;;[.M$1];&quot;~ value=~&quot;;[.M148];&quot;~ /&gt;&lt;property name=~&quot;;[.N$1];&quot;~ value=~&quot;;[.N148];&quot;~ /&gt;&lt;property name=~&quot;;[.O$1];&quot;~ value=~&quot;;[.O148];&quot;~ /&gt;&lt;property name=~&quot;;[.P$1];&quot;~ value=~&quot;;[.P148];&quot;~ /&gt;&lt;property name=~&quot;;[.Q$1];&quot;~ value=~&quot;;[.Q148];&quot;~ /&gt;&lt;property name=~&quot;;[.R$1];&quot;~ value=~&quot;;[.R148];&quot;~ /&gt;&lt;property name=~&quot;;[.S$1];&quot;~ value=~&quot;;[.S148];&quot;~ /&gt;&lt;property name=~&quot;;[.T$1];&quot;~ value=~&quot;;[.T148];&quot;~ /&gt;&lt;property name=~&quot;;[.U$1];&quot;~ value=~&quot;;[.U148];&quot;~ /&gt;&lt;property name=~&quot;;[.V$1];&quot;~ value=~&quot;;[.V148];&quot;~ /&gt;&lt;property name=~&quot;;[.W$1];&quot;~ value=~&quot;;[.W148];&quot;~ /&gt;&lt;/card&gt;&quot;)" table:style-name="ce1">
            <text:p><text:s text:c="2"/>&lt;card id=~c1768ca7-037a-4b35-a009-7e6698177408~ name=~Things to Come~&gt;&lt;property name=~Rarity~ value=~C~ /&gt;&lt;property name=~Type~ value=~chantey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ll Captains have the following ability and may use it once per turn: Act: Target a deck and look at the top card of that deck.~ /&gt;&lt;/card&gt;</text:p>
          </table:table-cell>
          <table:table-cell office:value-type="string" office:string-value=" &lt;Relationship Target=~/cards/SynS_ThingstoCome.jpg~ Id=~Cc1768ca7-037a-4b35-a009-7e6698177408~ Type=~http://schemas.octgn.org/picture~/&gt;" table:formula="of:=CONCATENATE(&quot; &lt;Relationship Target=~/cards/&quot;;[.D148];&quot;.jpg~ Id=~C&quot;;[.C148];&quot;~ Type=~http://schemas.octgn.org/picture~/&gt;&quot;)" table:style-name="ce1">
            <text:p><text:s/>&lt;Relationship Target=~/cards/SynS_ThingstoCome.jpg~ Id=~Cc1768ca7-037a-4b35-a009-7e6698177408~ Type=~http://schemas.octgn.org/picture~/&gt;</text:p>
          </table:table-cell>
          <table:table-cell office:value-type="string" table:style-name="ce1">
            <text:p>c1768ca7-037a-4b35-a009-7e6698177408</text:p>
          </table:table-cell>
          <table:table-cell office:value-type="string" table:style-name="ce1">
            <text:p>SynS_ThingstoCome</text:p>
          </table:table-cell>
          <table:table-cell office:value-type="string" table:style-name="ce1">
            <text:p>Things to Come</text:p>
          </table:table-cell>
          <table:table-cell office:value-type="string" table:style-name="ce1">
            <text:p>C</text:p>
          </table:table-cell>
          <table:table-cell office:value-type="string" table:style-name="ce1">
            <text:p>chantey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All Captains have the following ability and may use it once per turn: Act: Target a deck and look at the top card of that deck.</text:p>
          </table:table-cell>
          <table:table-cell office:value-type="string" table:style-name="ce4">
            <text:p>Faust watched the spinning globe with awestruck wonder.”The gate is lowered,” he whispered.”We can sail west.”</text:p>
          </table:table-cell>
          <table:table-cell table:number-columns-repeated="16360"/>
        </table:table-row>
        <table:table-row table:style-name="ro2">
          <table:table-cell office:value-type="string" office:string-value="  &lt;card id=~9deabb9e-7e3b-42c3-abfa-243d025af48d~ name=~Tom “Grave” Stone~&gt;&lt;property name=~Rarity~ value=~C~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2~ /&gt;&lt;property name=~Influence~ value=~1~ /&gt;&lt;property name=~Swashbuckling~ value=~2~ /&gt;&lt;property name=~Crew Max~ value=~~ /&gt;&lt;property name=~Move Cost~ value=~~ /&gt;&lt;property name=~Faction~ value=~Black Freighter~ /&gt;&lt;property name=~Text~ value=~*Invisible College*&#10;Villainous&#10;React: Tack this Crew when one of your non-Skeletal Black Freighter crew is being sunk to place that Crew on top of your deck.~ /&gt;&lt;/card&gt;" table:formula="of:=CONCATENATE(&quot;  &lt;card id=~&quot;;[.C149];&quot;~ name=~&quot;;[.E149];&quot;~&gt;&lt;property name=~&quot;;[.F$1];&quot;~ value=~&quot;;[.F149];&quot;~ /&gt;&lt;property name=~&quot;;[.G$1];&quot;~ value=~&quot;;[.G149];&quot;~ /&gt;&lt;property name=~&quot;;[.H$1];&quot;~ value=~&quot;;[.H149];&quot;~ /&gt;&lt;property name=~&quot;;[.I$1];&quot;~ value=~&quot;;[.I149];&quot;~ /&gt;&lt;property name=~&quot;;[.J$1];&quot;~ value=~&quot;;[.J149];&quot;~ /&gt;&lt;property name=~&quot;;[.K$1];&quot;~ value=~&quot;;[.K149];&quot;~ /&gt;&lt;property name=~&quot;;[.L$1];&quot;~ value=~&quot;;[.L149];&quot;~ /&gt;&lt;property name=~&quot;;[.M$1];&quot;~ value=~&quot;;[.M149];&quot;~ /&gt;&lt;property name=~&quot;;[.N$1];&quot;~ value=~&quot;;[.N149];&quot;~ /&gt;&lt;property name=~&quot;;[.O$1];&quot;~ value=~&quot;;[.O149];&quot;~ /&gt;&lt;property name=~&quot;;[.P$1];&quot;~ value=~&quot;;[.P149];&quot;~ /&gt;&lt;property name=~&quot;;[.Q$1];&quot;~ value=~&quot;;[.Q149];&quot;~ /&gt;&lt;property name=~&quot;;[.R$1];&quot;~ value=~&quot;;[.R149];&quot;~ /&gt;&lt;property name=~&quot;;[.S$1];&quot;~ value=~&quot;;[.S149];&quot;~ /&gt;&lt;property name=~&quot;;[.T$1];&quot;~ value=~&quot;;[.T149];&quot;~ /&gt;&lt;property name=~&quot;;[.U$1];&quot;~ value=~&quot;;[.U149];&quot;~ /&gt;&lt;property name=~&quot;;[.V$1];&quot;~ value=~&quot;;[.V149];&quot;~ /&gt;&lt;property name=~&quot;;[.W$1];&quot;~ value=~&quot;;[.W149];&quot;~ /&gt;&lt;/card&gt;&quot;)" table:style-name="ce1">
            <text:p><text:s text:c="2"/>&lt;card id=~9deabb9e-7e3b-42c3-abfa-243d025af48d~ name=~Tom “Grave” Stone~&gt;&lt;property name=~Rarity~ value=~C~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2~ /&gt;&lt;property name=~Influence~ value=~1~ /&gt;&lt;property name=~Swashbuckling~ value=~2~ /&gt;&lt;property name=~Crew Max~ value=~~ /&gt;&lt;property name=~Move Cost~ value=~~ /&gt;&lt;property name=~Faction~ value=~Black Freighter~ /&gt;&lt;property name=~Text~ value=~*Invisible College*</text:p>
            <text:p>Villainous</text:p>
            <text:p>React: Tack this Crew when one of your non-Skeletal Black Freighter crew is being sunk to place that Crew on top of your deck.~ /&gt;&lt;/card&gt;</text:p>
          </table:table-cell>
          <table:table-cell office:value-type="string" office:string-value=" &lt;Relationship Target=~/cards/SynS_TomGraveStone.jpg~ Id=~C9deabb9e-7e3b-42c3-abfa-243d025af48d~ Type=~http://schemas.octgn.org/picture~/&gt;" table:formula="of:=CONCATENATE(&quot; &lt;Relationship Target=~/cards/&quot;;[.D149];&quot;.jpg~ Id=~C&quot;;[.C149];&quot;~ Type=~http://schemas.octgn.org/picture~/&gt;&quot;)" table:style-name="ce1">
            <text:p><text:s/>&lt;Relationship Target=~/cards/SynS_TomGraveStone.jpg~ Id=~C9deabb9e-7e3b-42c3-abfa-243d025af48d~ Type=~http://schemas.octgn.org/picture~/&gt;</text:p>
          </table:table-cell>
          <table:table-cell office:value-type="string" table:style-name="ce1">
            <text:p>9deabb9e-7e3b-42c3-abfa-243d025af48d</text:p>
          </table:table-cell>
          <table:table-cell office:value-type="string" table:style-name="ce1">
            <text:p>SynS_TomGraveStone</text:p>
          </table:table-cell>
          <table:table-cell office:value-type="string" table:style-name="ce1">
            <text:p>Tom “Grave” Stone</text:p>
          </table:table-cell>
          <table:table-cell office:value-type="string" table:style-name="ce1">
            <text:p>C</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1" table:style-name="ce1">
            <text:p>1</text:p>
          </table:table-cell>
          <table:table-cell office:value-type="float" office:value="0" table:style-name="ce1">
            <text:p>0</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table:number-columns-repeated="2" table:style-name="ce1"/>
          <table:table-cell office:value-type="string" table:style-name="ce1">
            <text:p>Black Freighter</text:p>
          </table:table-cell>
          <table:table-cell office:value-type="string" table:style-name="ce1">
            <text:p>*Invisible College*</text:p>
            <text:p>Villainous</text:p>
            <text:p>React: Tack this Crew when one of your non-Skeletal Black Freighter crew is being sunk to place that Crew on top of your deck.</text:p>
          </table:table-cell>
          <table:table-cell office:value-type="string" table:style-name="ce4">
            <text:p>His experiments on prolonging life succeeded after all…</text:p>
          </table:table-cell>
          <table:table-cell table:number-columns-repeated="16360"/>
        </table:table-row>
        <table:table-row table:style-name="ro2">
          <table:table-cell office:value-type="string" office:string-value="  &lt;card id=~4266aaa5-edd1-4217-92a1-3f8f62c401c6~ name=~Two Pistol Penny~&gt;&lt;property name=~Rarity~ value=~C~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4~ /&gt;&lt;property name=~Influence~ value=~1~ /&gt;&lt;property name=~Swashbuckling~ value=~1~ /&gt;&lt;property name=~Crew Max~ value=~~ /&gt;&lt;property name=~Move Cost~ value=~~ /&gt;&lt;property name=~Faction~ value=~unaligned~ /&gt;&lt;property name=~Text~ value=~*Invisible College*&#10;Heroic&#10;When this Crew inflicts Hits with a Boarding Attack, she inflicts an additional amount of hits equal to your Captain’s Swashbuckling.~ /&gt;&lt;/card&gt;" table:formula="of:=CONCATENATE(&quot;  &lt;card id=~&quot;;[.C150];&quot;~ name=~&quot;;[.E150];&quot;~&gt;&lt;property name=~&quot;;[.F$1];&quot;~ value=~&quot;;[.F150];&quot;~ /&gt;&lt;property name=~&quot;;[.G$1];&quot;~ value=~&quot;;[.G150];&quot;~ /&gt;&lt;property name=~&quot;;[.H$1];&quot;~ value=~&quot;;[.H150];&quot;~ /&gt;&lt;property name=~&quot;;[.I$1];&quot;~ value=~&quot;;[.I150];&quot;~ /&gt;&lt;property name=~&quot;;[.J$1];&quot;~ value=~&quot;;[.J150];&quot;~ /&gt;&lt;property name=~&quot;;[.K$1];&quot;~ value=~&quot;;[.K150];&quot;~ /&gt;&lt;property name=~&quot;;[.L$1];&quot;~ value=~&quot;;[.L150];&quot;~ /&gt;&lt;property name=~&quot;;[.M$1];&quot;~ value=~&quot;;[.M150];&quot;~ /&gt;&lt;property name=~&quot;;[.N$1];&quot;~ value=~&quot;;[.N150];&quot;~ /&gt;&lt;property name=~&quot;;[.O$1];&quot;~ value=~&quot;;[.O150];&quot;~ /&gt;&lt;property name=~&quot;;[.P$1];&quot;~ value=~&quot;;[.P150];&quot;~ /&gt;&lt;property name=~&quot;;[.Q$1];&quot;~ value=~&quot;;[.Q150];&quot;~ /&gt;&lt;property name=~&quot;;[.R$1];&quot;~ value=~&quot;;[.R150];&quot;~ /&gt;&lt;property name=~&quot;;[.S$1];&quot;~ value=~&quot;;[.S150];&quot;~ /&gt;&lt;property name=~&quot;;[.T$1];&quot;~ value=~&quot;;[.T150];&quot;~ /&gt;&lt;property name=~&quot;;[.U$1];&quot;~ value=~&quot;;[.U150];&quot;~ /&gt;&lt;property name=~&quot;;[.V$1];&quot;~ value=~&quot;;[.V150];&quot;~ /&gt;&lt;property name=~&quot;;[.W$1];&quot;~ value=~&quot;;[.W150];&quot;~ /&gt;&lt;/card&gt;&quot;)" table:style-name="ce1">
            <text:p><text:s text:c="2"/>&lt;card id=~4266aaa5-edd1-4217-92a1-3f8f62c401c6~ name=~Two Pistol Penny~&gt;&lt;property name=~Rarity~ value=~C~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4~ /&gt;&lt;property name=~Influence~ value=~1~ /&gt;&lt;property name=~Swashbuckling~ value=~1~ /&gt;&lt;property name=~Crew Max~ value=~~ /&gt;&lt;property name=~Move Cost~ value=~~ /&gt;&lt;property name=~Faction~ value=~unaligned~ /&gt;&lt;property name=~Text~ value=~*Invisible College*</text:p>
            <text:p>Heroic</text:p>
            <text:p>When this Crew inflicts Hits with a Boarding Attack, she inflicts an additional amount of hits equal to your Captain’s Swashbuckling.~ /&gt;&lt;/card&gt;</text:p>
          </table:table-cell>
          <table:table-cell office:value-type="string" office:string-value=" &lt;Relationship Target=~/cards/SynS_TwoPistolPenny.jpg~ Id=~C4266aaa5-edd1-4217-92a1-3f8f62c401c6~ Type=~http://schemas.octgn.org/picture~/&gt;" table:formula="of:=CONCATENATE(&quot; &lt;Relationship Target=~/cards/&quot;;[.D150];&quot;.jpg~ Id=~C&quot;;[.C150];&quot;~ Type=~http://schemas.octgn.org/picture~/&gt;&quot;)" table:style-name="ce1">
            <text:p><text:s/>&lt;Relationship Target=~/cards/SynS_TwoPistolPenny.jpg~ Id=~C4266aaa5-edd1-4217-92a1-3f8f62c401c6~ Type=~http://schemas.octgn.org/picture~/&gt;</text:p>
          </table:table-cell>
          <table:table-cell office:value-type="string" table:style-name="ce1">
            <text:p>4266aaa5-edd1-4217-92a1-3f8f62c401c6</text:p>
          </table:table-cell>
          <table:table-cell office:value-type="string" table:style-name="ce1">
            <text:p>SynS_TwoPistolPenny</text:p>
          </table:table-cell>
          <table:table-cell office:value-type="string" table:style-name="ce1">
            <text:p>Two Pistol Penny</text:p>
          </table:table-cell>
          <table:table-cell office:value-type="string" table:style-name="ce1">
            <text:p>C</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1" table:style-name="ce1">
            <text:p>1</text:p>
          </table:table-cell>
          <table:table-cell office:value-type="float" office:value="0" table:style-name="ce1">
            <text:p>0</text:p>
          </table:table-cell>
          <table:table-cell office:value-type="float" office:value="4" table:style-name="ce1">
            <text:p>4</text:p>
          </table:table-cell>
          <table:table-cell office:value-type="float" office:value="1" table:style-name="ce1">
            <text:p>1</text:p>
          </table:table-cell>
          <table:table-cell office:value-type="float" office:value="1" table:style-name="ce1">
            <text:p>1</text:p>
          </table:table-cell>
          <table:table-cell table:number-columns-repeated="2" table:style-name="ce1"/>
          <table:table-cell office:value-type="string" table:style-name="ce1">
            <text:p>unaligned</text:p>
          </table:table-cell>
          <table:table-cell office:value-type="string" table:style-name="ce1">
            <text:p>*Invisible College*</text:p>
            <text:p>Heroic</text:p>
            <text:p>When this Crew inflicts Hits with a Boarding Attack, she inflicts an additional amount of hits equal to your Captain’s Swashbuckling.</text:p>
          </table:table-cell>
          <table:table-cell office:value-type="string" table:style-name="ce4">
            <text:p>“I actually own more than two.”</text:p>
          </table:table-cell>
          <table:table-cell table:number-columns-repeated="16360"/>
        </table:table-row>
        <table:table-row table:style-name="ro2">
          <table:table-cell office:value-type="string" office:string-value="  &lt;card id=~005ac270-e1a0-4c75-ae0d-47b2f1c321d9~ name=~Tyler Jones~&gt;&lt;property name=~Rarity~ value=~R~ /&gt;&lt;property name=~Type~ value=~captains~ /&gt;&lt;property name=~Cost~ value=~~ /&gt;&lt;property name=~Cost Type~ value=~~ /&gt;&lt;property name=~Cancel~ value=~~ /&gt;&lt;property name=~Cancel Type~ value=~~ /&gt;&lt;property name=~Wealth~ value=~9~ /&gt;&lt;property name=~Attack~ value=~~ /&gt;&lt;property name=~Parry~ value=~~ /&gt;&lt;property name=~Cannon~ value=~3~ /&gt;&lt;property name=~Sailing~ value=~4~ /&gt;&lt;property name=~Adventuring~ value=~2~ /&gt;&lt;property name=~Influence~ value=~4~ /&gt;&lt;property name=~Swashbuckling~ value=~4~ /&gt;&lt;property name=~Crew Max~ value=~~ /&gt;&lt;property name=~Move Cost~ value=~~ /&gt;&lt;property name=~Faction~ value=~Sea Dogs~ /&gt;&lt;property name=~Text~ value=~Start: Trade Sea&#10;Heroic • Swordsman +2&#10;While you have 4 or more other Sea Dog Crew on board you may use the following abilities:&#10;React: After you have resolved a Boarding as the attacker and at least one opposing Crew was sunk, you may tack one of your Crew to untack one of your Crew with a Cannon skill of 6 or more.&#10;React: After you have resolved a Cannon Attack against another player and at least one opposing Crew was sunk, you may tack one of your Crew to untack one of your Crew with a Sailing skill of 5 or more.~ /&gt;&lt;/card&gt;" table:formula="of:=CONCATENATE(&quot;  &lt;card id=~&quot;;[.C151];&quot;~ name=~&quot;;[.E151];&quot;~&gt;&lt;property name=~&quot;;[.F$1];&quot;~ value=~&quot;;[.F151];&quot;~ /&gt;&lt;property name=~&quot;;[.G$1];&quot;~ value=~&quot;;[.G151];&quot;~ /&gt;&lt;property name=~&quot;;[.H$1];&quot;~ value=~&quot;;[.H151];&quot;~ /&gt;&lt;property name=~&quot;;[.I$1];&quot;~ value=~&quot;;[.I151];&quot;~ /&gt;&lt;property name=~&quot;;[.J$1];&quot;~ value=~&quot;;[.J151];&quot;~ /&gt;&lt;property name=~&quot;;[.K$1];&quot;~ value=~&quot;;[.K151];&quot;~ /&gt;&lt;property name=~&quot;;[.L$1];&quot;~ value=~&quot;;[.L151];&quot;~ /&gt;&lt;property name=~&quot;;[.M$1];&quot;~ value=~&quot;;[.M151];&quot;~ /&gt;&lt;property name=~&quot;;[.N$1];&quot;~ value=~&quot;;[.N151];&quot;~ /&gt;&lt;property name=~&quot;;[.O$1];&quot;~ value=~&quot;;[.O151];&quot;~ /&gt;&lt;property name=~&quot;;[.P$1];&quot;~ value=~&quot;;[.P151];&quot;~ /&gt;&lt;property name=~&quot;;[.Q$1];&quot;~ value=~&quot;;[.Q151];&quot;~ /&gt;&lt;property name=~&quot;;[.R$1];&quot;~ value=~&quot;;[.R151];&quot;~ /&gt;&lt;property name=~&quot;;[.S$1];&quot;~ value=~&quot;;[.S151];&quot;~ /&gt;&lt;property name=~&quot;;[.T$1];&quot;~ value=~&quot;;[.T151];&quot;~ /&gt;&lt;property name=~&quot;;[.U$1];&quot;~ value=~&quot;;[.U151];&quot;~ /&gt;&lt;property name=~&quot;;[.V$1];&quot;~ value=~&quot;;[.V151];&quot;~ /&gt;&lt;property name=~&quot;;[.W$1];&quot;~ value=~&quot;;[.W151];&quot;~ /&gt;&lt;/card&gt;&quot;)" table:style-name="ce1">
            <text:p><text:s text:c="2"/>&lt;card id=~005ac270-e1a0-4c75-ae0d-47b2f1c321d9~ name=~Tyler Jones~&gt;&lt;property name=~Rarity~ value=~R~ /&gt;&lt;property name=~Type~ value=~captains~ /&gt;&lt;property name=~Cost~ value=~~ /&gt;&lt;property name=~Cost Type~ value=~~ /&gt;&lt;property name=~Cancel~ value=~~ /&gt;&lt;property name=~Cancel Type~ value=~~ /&gt;&lt;property name=~Wealth~ value=~9~ /&gt;&lt;property name=~Attack~ value=~~ /&gt;&lt;property name=~Parry~ value=~~ /&gt;&lt;property name=~Cannon~ value=~3~ /&gt;&lt;property name=~Sailing~ value=~4~ /&gt;&lt;property name=~Adventuring~ value=~2~ /&gt;&lt;property name=~Influence~ value=~4~ /&gt;&lt;property name=~Swashbuckling~ value=~4~ /&gt;&lt;property name=~Crew Max~ value=~~ /&gt;&lt;property name=~Move Cost~ value=~~ /&gt;&lt;property name=~Faction~ value=~Sea Dogs~ /&gt;&lt;property name=~Text~ value=~Start: Trade Sea</text:p>
            <text:p>Heroic • Swordsman +2</text:p>
            <text:p>While you have 4 or more other Sea Dog Crew on board you may use the following abilities:</text:p>
            <text:p>React: After you have resolved a Boarding as the attacker and at least one opposing Crew was sunk, you may tack one of your Crew to untack one of your Crew with a Cannon skill of 6 or more.</text:p>
            <text:p>React: After you have resolved a Cannon Attack against another player and at least one opposing Crew was sunk, you may tack one of your Crew to untack one of your Crew with a Sailing skill of 5 or more.~ /&gt;&lt;/card&gt;</text:p>
          </table:table-cell>
          <table:table-cell office:value-type="string" office:string-value=" &lt;Relationship Target=~/cards/SynS_TylerJones.jpg~ Id=~C005ac270-e1a0-4c75-ae0d-47b2f1c321d9~ Type=~http://schemas.octgn.org/picture~/&gt;" table:formula="of:=CONCATENATE(&quot; &lt;Relationship Target=~/cards/&quot;;[.D151];&quot;.jpg~ Id=~C&quot;;[.C151];&quot;~ Type=~http://schemas.octgn.org/picture~/&gt;&quot;)" table:style-name="ce1">
            <text:p><text:s/>&lt;Relationship Target=~/cards/SynS_TylerJones.jpg~ Id=~C005ac270-e1a0-4c75-ae0d-47b2f1c321d9~ Type=~http://schemas.octgn.org/picture~/&gt;</text:p>
          </table:table-cell>
          <table:table-cell office:value-type="string" table:style-name="ce1">
            <text:p>005ac270-e1a0-4c75-ae0d-47b2f1c321d9</text:p>
          </table:table-cell>
          <table:table-cell office:value-type="string" table:style-name="ce1">
            <text:p>SynS_TylerJones</text:p>
          </table:table-cell>
          <table:table-cell office:value-type="string" table:style-name="ce1">
            <text:p>Tyler Jones</text:p>
          </table:table-cell>
          <table:table-cell office:value-type="string" table:style-name="ce1">
            <text:p>R</text:p>
          </table:table-cell>
          <table:table-cell office:value-type="string" table:style-name="ce1">
            <text:p>captains</text:p>
          </table:table-cell>
          <table:table-cell table:number-columns-repeated="4" table:style-name="ce1"/>
          <table:table-cell office:value-type="float" office:value="9" table:style-name="ce1">
            <text:p>9</text:p>
          </table:table-cell>
          <table:table-cell table:number-columns-repeated="2" table:style-name="ce1"/>
          <table:table-cell office:value-type="float" office:value="3" table:style-name="ce1">
            <text:p>3</text:p>
          </table:table-cell>
          <table:table-cell office:value-type="float" office:value="4" table:style-name="ce1">
            <text:p>4</text:p>
          </table:table-cell>
          <table:table-cell office:value-type="float" office:value="2" table:style-name="ce1">
            <text:p>2</text:p>
          </table:table-cell>
          <table:table-cell office:value-type="float" office:value="4" table:style-name="ce1">
            <text:p>4</text:p>
          </table:table-cell>
          <table:table-cell office:value-type="float" office:value="4" table:style-name="ce1">
            <text:p>4</text:p>
          </table:table-cell>
          <table:table-cell table:number-columns-repeated="2" table:style-name="ce1"/>
          <table:table-cell office:value-type="string" table:style-name="ce1">
            <text:p>Sea Dogs</text:p>
          </table:table-cell>
          <table:table-cell office:value-type="string" table:style-name="ce1">
            <text:p>Start: Trade Sea</text:p>
            <text:p>Heroic • Swordsman +2</text:p>
            <text:p>While you have 4 or more other Sea Dog Crew on board you may use the following abilities:</text:p>
            <text:p>React: After you have resolved a Boarding as the attacker and at least one opposing Crew was sunk, you may tack one of your Crew to untack one of your Crew with a Cannon skill of 6 or more.</text:p>
            <text:p>React: After you have resolved a Cannon Attack against another player and at least one opposing Crew was sunk, you may tack one of your Crew to untack one of your Crew with a Sailing skill of 5 or more.</text:p>
          </table:table-cell>
          <table:table-cell table:style-name="ce4"/>
          <table:table-cell table:number-columns-repeated="16360"/>
        </table:table-row>
        <table:table-row table:style-name="ro2">
          <table:table-cell office:value-type="string" office:string-value="  &lt;card id=~61fa69ca-d899-4742-a91b-5997b0d2ebaf~ name=~Unexpected Reunion~&gt;&lt;property name=~Rarity~ value=~C~ /&gt;&lt;property name=~Type~ value=~actions~ /&gt;&lt;property name=~Cost~ value=~2~ /&gt;&lt;property name=~Cost Type~ value=~Ad~ /&gt;&lt;property name=~Cancel~ value=~4~ /&gt;&lt;property name=~Cancel Type~ value=~Sw~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a player hires a Crew from a different faction than their Captain’s faction. If that Crew does not share a Secret Society or Nationality with that player’s Captain, that player’s Ship suffers a number of Hits equal to twice the hired Crew’s Swashbuckling. You may only play one copy of this card per Hiring of a Crew.&#10;React: Play when you are paying the cost of a Henchman Attachment card to reduce the Henchman’s cost by 3. When playing this effect, the cost of this card is reduced to 0.~ /&gt;&lt;/card&gt;" table:formula="of:=CONCATENATE(&quot;  &lt;card id=~&quot;;[.C152];&quot;~ name=~&quot;;[.E152];&quot;~&gt;&lt;property name=~&quot;;[.F$1];&quot;~ value=~&quot;;[.F152];&quot;~ /&gt;&lt;property name=~&quot;;[.G$1];&quot;~ value=~&quot;;[.G152];&quot;~ /&gt;&lt;property name=~&quot;;[.H$1];&quot;~ value=~&quot;;[.H152];&quot;~ /&gt;&lt;property name=~&quot;;[.I$1];&quot;~ value=~&quot;;[.I152];&quot;~ /&gt;&lt;property name=~&quot;;[.J$1];&quot;~ value=~&quot;;[.J152];&quot;~ /&gt;&lt;property name=~&quot;;[.K$1];&quot;~ value=~&quot;;[.K152];&quot;~ /&gt;&lt;property name=~&quot;;[.L$1];&quot;~ value=~&quot;;[.L152];&quot;~ /&gt;&lt;property name=~&quot;;[.M$1];&quot;~ value=~&quot;;[.M152];&quot;~ /&gt;&lt;property name=~&quot;;[.N$1];&quot;~ value=~&quot;;[.N152];&quot;~ /&gt;&lt;property name=~&quot;;[.O$1];&quot;~ value=~&quot;;[.O152];&quot;~ /&gt;&lt;property name=~&quot;;[.P$1];&quot;~ value=~&quot;;[.P152];&quot;~ /&gt;&lt;property name=~&quot;;[.Q$1];&quot;~ value=~&quot;;[.Q152];&quot;~ /&gt;&lt;property name=~&quot;;[.R$1];&quot;~ value=~&quot;;[.R152];&quot;~ /&gt;&lt;property name=~&quot;;[.S$1];&quot;~ value=~&quot;;[.S152];&quot;~ /&gt;&lt;property name=~&quot;;[.T$1];&quot;~ value=~&quot;;[.T152];&quot;~ /&gt;&lt;property name=~&quot;;[.U$1];&quot;~ value=~&quot;;[.U152];&quot;~ /&gt;&lt;property name=~&quot;;[.V$1];&quot;~ value=~&quot;;[.V152];&quot;~ /&gt;&lt;property name=~&quot;;[.W$1];&quot;~ value=~&quot;;[.W152];&quot;~ /&gt;&lt;/card&gt;&quot;)" table:style-name="ce1">
            <text:p><text:s text:c="2"/>&lt;card id=~61fa69ca-d899-4742-a91b-5997b0d2ebaf~ name=~Unexpected Reunion~&gt;&lt;property name=~Rarity~ value=~C~ /&gt;&lt;property name=~Type~ value=~actions~ /&gt;&lt;property name=~Cost~ value=~2~ /&gt;&lt;property name=~Cost Type~ value=~Ad~ /&gt;&lt;property name=~Cancel~ value=~4~ /&gt;&lt;property name=~Cancel Type~ value=~Sw~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a player hires a Crew from a different faction than their Captain’s faction. If that Crew does not share a Secret Society or Nationality with that player’s Captain, that player’s Ship suffers a number of Hits equal to twice the hired Crew’s Swashbuckling. You may only play one copy of this card per Hiring of a Crew.</text:p>
            <text:p>React: Play when you are paying the cost of a Henchman Attachment card to reduce the Henchman’s cost by 3. When playing this effect, the cost of this card is reduced to 0.~ /&gt;&lt;/card&gt;</text:p>
          </table:table-cell>
          <table:table-cell office:value-type="string" office:string-value=" &lt;Relationship Target=~/cards/SynS_UnexpectedReunion.jpg~ Id=~C61fa69ca-d899-4742-a91b-5997b0d2ebaf~ Type=~http://schemas.octgn.org/picture~/&gt;" table:formula="of:=CONCATENATE(&quot; &lt;Relationship Target=~/cards/&quot;;[.D152];&quot;.jpg~ Id=~C&quot;;[.C152];&quot;~ Type=~http://schemas.octgn.org/picture~/&gt;&quot;)" table:style-name="ce1">
            <text:p><text:s/>&lt;Relationship Target=~/cards/SynS_UnexpectedReunion.jpg~ Id=~C61fa69ca-d899-4742-a91b-5997b0d2ebaf~ Type=~http://schemas.octgn.org/picture~/&gt;</text:p>
          </table:table-cell>
          <table:table-cell office:value-type="string" table:style-name="ce1">
            <text:p>61fa69ca-d899-4742-a91b-5997b0d2ebaf</text:p>
          </table:table-cell>
          <table:table-cell office:value-type="string" table:style-name="ce1">
            <text:p>SynS_UnexpectedReunion</text:p>
          </table:table-cell>
          <table:table-cell office:value-type="string" table:style-name="ce1">
            <text:p>Unexpected Reunion</text:p>
          </table:table-cell>
          <table:table-cell office:value-type="string" table:style-name="ce1">
            <text:p>C</text:p>
          </table:table-cell>
          <table:table-cell office:value-type="string" table:style-name="ce1">
            <text:p>actions</text:p>
          </table:table-cell>
          <table:table-cell office:value-type="float" office:value="2" table:style-name="ce1">
            <text:p>2</text:p>
          </table:table-cell>
          <table:table-cell office:value-type="string" table:style-name="ce1">
            <text:p>Ad</text:p>
          </table:table-cell>
          <table:table-cell office:value-type="float" office:value="4" table:style-name="ce1">
            <text:p>4</text:p>
          </table:table-cell>
          <table:table-cell office:value-type="string" table:style-name="ce1">
            <text:p>Sw</text:p>
          </table:table-cell>
          <table:table-cell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React: Play when a player hires a Crew from a different faction than their Captain’s faction. If that Crew does not share a Secret Society or Nationality with that player’s Captain, that player’s Ship suffers a number of Hits equal to twice the hired Crew’s Swashbuckling. You may only play one copy of this card per Hiring of a Crew.</text:p>
            <text:p>React: Play when you are paying the cost of a Henchman Attachment card to reduce the Henchman’s cost by 3. When playing this effect, the cost of this card is reduced to 0.</text:p>
          </table:table-cell>
          <table:table-cell table:style-name="ce4"/>
          <table:table-cell table:number-columns-repeated="16360"/>
        </table:table-row>
        <table:table-row table:style-name="ro2">
          <table:table-cell office:value-type="string" office:string-value="  &lt;card id=~7c7cbad1-bfb9-485b-b196-bb4cf814ca7c~ name=~Uppmann’s Coat~&gt;&lt;property name=~Rarity~ value=~C~ /&gt;&lt;property name=~Type~ value=~attachments~ /&gt;&lt;property name=~Cost~ value=~5~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10;Item&#10;The cost of this card is reduced by 3 if being attached to a Rilasciare Crew (minimum 0).&#10;Act: Tack this card and discard a card from your hand to search your deck for a card with the Item trait. Reveal the card to your opponent(s), shuffle your deck, and place the card on top of your deck.~ /&gt;&lt;/card&gt;" table:formula="of:=CONCATENATE(&quot;  &lt;card id=~&quot;;[.C153];&quot;~ name=~&quot;;[.E153];&quot;~&gt;&lt;property name=~&quot;;[.F$1];&quot;~ value=~&quot;;[.F153];&quot;~ /&gt;&lt;property name=~&quot;;[.G$1];&quot;~ value=~&quot;;[.G153];&quot;~ /&gt;&lt;property name=~&quot;;[.H$1];&quot;~ value=~&quot;;[.H153];&quot;~ /&gt;&lt;property name=~&quot;;[.I$1];&quot;~ value=~&quot;;[.I153];&quot;~ /&gt;&lt;property name=~&quot;;[.J$1];&quot;~ value=~&quot;;[.J153];&quot;~ /&gt;&lt;property name=~&quot;;[.K$1];&quot;~ value=~&quot;;[.K153];&quot;~ /&gt;&lt;property name=~&quot;;[.L$1];&quot;~ value=~&quot;;[.L153];&quot;~ /&gt;&lt;property name=~&quot;;[.M$1];&quot;~ value=~&quot;;[.M153];&quot;~ /&gt;&lt;property name=~&quot;;[.N$1];&quot;~ value=~&quot;;[.N153];&quot;~ /&gt;&lt;property name=~&quot;;[.O$1];&quot;~ value=~&quot;;[.O153];&quot;~ /&gt;&lt;property name=~&quot;;[.P$1];&quot;~ value=~&quot;;[.P153];&quot;~ /&gt;&lt;property name=~&quot;;[.Q$1];&quot;~ value=~&quot;;[.Q153];&quot;~ /&gt;&lt;property name=~&quot;;[.R$1];&quot;~ value=~&quot;;[.R153];&quot;~ /&gt;&lt;property name=~&quot;;[.S$1];&quot;~ value=~&quot;;[.S153];&quot;~ /&gt;&lt;property name=~&quot;;[.T$1];&quot;~ value=~&quot;;[.T153];&quot;~ /&gt;&lt;property name=~&quot;;[.U$1];&quot;~ value=~&quot;;[.U153];&quot;~ /&gt;&lt;property name=~&quot;;[.V$1];&quot;~ value=~&quot;;[.V153];&quot;~ /&gt;&lt;property name=~&quot;;[.W$1];&quot;~ value=~&quot;;[.W153];&quot;~ /&gt;&lt;/card&gt;&quot;)" table:style-name="ce1">
            <text:p><text:s text:c="2"/>&lt;card id=~7c7cbad1-bfb9-485b-b196-bb4cf814ca7c~ name=~Uppmann’s Coat~&gt;&lt;property name=~Rarity~ value=~C~ /&gt;&lt;property name=~Type~ value=~attachments~ /&gt;&lt;property name=~Cost~ value=~5~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text:p>
            <text:p>Item</text:p>
            <text:p>The cost of this card is reduced by 3 if being attached to a Rilasciare Crew (minimum 0).</text:p>
            <text:p>Act: Tack this card and discard a card from your hand to search your deck for a card with the Item trait. Reveal the card to your opponent(s), shuffle your deck, and place the card on top of your deck.~ /&gt;&lt;/card&gt;</text:p>
          </table:table-cell>
          <table:table-cell office:value-type="string" office:string-value=" &lt;Relationship Target=~/cards/SynS_UppmannsCoat.jpg~ Id=~C7c7cbad1-bfb9-485b-b196-bb4cf814ca7c~ Type=~http://schemas.octgn.org/picture~/&gt;" table:formula="of:=CONCATENATE(&quot; &lt;Relationship Target=~/cards/&quot;;[.D153];&quot;.jpg~ Id=~C&quot;;[.C153];&quot;~ Type=~http://schemas.octgn.org/picture~/&gt;&quot;)" table:style-name="ce1">
            <text:p><text:s/>&lt;Relationship Target=~/cards/SynS_UppmannsCoat.jpg~ Id=~C7c7cbad1-bfb9-485b-b196-bb4cf814ca7c~ Type=~http://schemas.octgn.org/picture~/&gt;</text:p>
          </table:table-cell>
          <table:table-cell office:value-type="string" table:style-name="ce1">
            <text:p>7c7cbad1-bfb9-485b-b196-bb4cf814ca7c</text:p>
          </table:table-cell>
          <table:table-cell office:value-type="string" table:style-name="ce1">
            <text:p>SynS_UppmannsCoat</text:p>
          </table:table-cell>
          <table:table-cell office:value-type="string" table:style-name="ce1">
            <text:p>Uppmann’s Coat</text:p>
          </table:table-cell>
          <table:table-cell office:value-type="string" table:style-name="ce1">
            <text:p>C</text:p>
          </table:table-cell>
          <table:table-cell office:value-type="string" table:style-name="ce1">
            <text:p>attachments</text:p>
          </table:table-cell>
          <table:table-cell office:value-type="float" office:value="5" table:style-name="ce1">
            <text:p>5</text:p>
          </table:table-cell>
          <table:table-cell office:value-type="string" table:style-name="ce1">
            <text:p>Ad</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text:p>
            <text:p>Item</text:p>
            <text:p>The cost of this card is reduced by 3 if being attached to a Rilasciare Crew (minimum 0).</text:p>
            <text:p>Act: Tack this card and discard a card from your hand to search your deck for a card with the Item trait. Reveal the card to your opponent(s), shuffle your deck, and place the card on top of your deck.</text:p>
          </table:table-cell>
          <table:table-cell office:value-type="string" table:style-name="ce4">
            <text:p>“Lockpicks in the collar, holsters in the sleeves... everything a wanted criminal could need.”</text:p>
          </table:table-cell>
          <table:table-cell table:number-columns-repeated="16360"/>
        </table:table-row>
        <table:table-row table:style-name="ro2">
          <table:table-cell office:value-type="string" office:string-value="  &lt;card id=~fcbb296a-9253-4bdb-bdaf-dd965e1e37b3~ name=~Ussuran Madhouse~&gt;&lt;property name=~Rarity~ value=~C~ /&gt;&lt;property name=~Type~ value=~actions~ /&gt;&lt;property name=~Cost~ value=~1~ /&gt;&lt;property name=~Cost Type~ value=~In~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Target a non-Captain Crew in this Sea. If that Crew’s Influence cost is less than the number of Attachments that Crew has attached, that Crew is tacked.&#10;Act: Each player shuffles their deck and discard pile together. You may draw 2 cards from your deck; all other players draw 1 card from their deck.~ /&gt;&lt;/card&gt;" table:formula="of:=CONCATENATE(&quot;  &lt;card id=~&quot;;[.C154];&quot;~ name=~&quot;;[.E154];&quot;~&gt;&lt;property name=~&quot;;[.F$1];&quot;~ value=~&quot;;[.F154];&quot;~ /&gt;&lt;property name=~&quot;;[.G$1];&quot;~ value=~&quot;;[.G154];&quot;~ /&gt;&lt;property name=~&quot;;[.H$1];&quot;~ value=~&quot;;[.H154];&quot;~ /&gt;&lt;property name=~&quot;;[.I$1];&quot;~ value=~&quot;;[.I154];&quot;~ /&gt;&lt;property name=~&quot;;[.J$1];&quot;~ value=~&quot;;[.J154];&quot;~ /&gt;&lt;property name=~&quot;;[.K$1];&quot;~ value=~&quot;;[.K154];&quot;~ /&gt;&lt;property name=~&quot;;[.L$1];&quot;~ value=~&quot;;[.L154];&quot;~ /&gt;&lt;property name=~&quot;;[.M$1];&quot;~ value=~&quot;;[.M154];&quot;~ /&gt;&lt;property name=~&quot;;[.N$1];&quot;~ value=~&quot;;[.N154];&quot;~ /&gt;&lt;property name=~&quot;;[.O$1];&quot;~ value=~&quot;;[.O154];&quot;~ /&gt;&lt;property name=~&quot;;[.P$1];&quot;~ value=~&quot;;[.P154];&quot;~ /&gt;&lt;property name=~&quot;;[.Q$1];&quot;~ value=~&quot;;[.Q154];&quot;~ /&gt;&lt;property name=~&quot;;[.R$1];&quot;~ value=~&quot;;[.R154];&quot;~ /&gt;&lt;property name=~&quot;;[.S$1];&quot;~ value=~&quot;;[.S154];&quot;~ /&gt;&lt;property name=~&quot;;[.T$1];&quot;~ value=~&quot;;[.T154];&quot;~ /&gt;&lt;property name=~&quot;;[.U$1];&quot;~ value=~&quot;;[.U154];&quot;~ /&gt;&lt;property name=~&quot;;[.V$1];&quot;~ value=~&quot;;[.V154];&quot;~ /&gt;&lt;property name=~&quot;;[.W$1];&quot;~ value=~&quot;;[.W154];&quot;~ /&gt;&lt;/card&gt;&quot;)" table:style-name="ce1">
            <text:p><text:s text:c="2"/>&lt;card id=~fcbb296a-9253-4bdb-bdaf-dd965e1e37b3~ name=~Ussuran Madhouse~&gt;&lt;property name=~Rarity~ value=~C~ /&gt;&lt;property name=~Type~ value=~actions~ /&gt;&lt;property name=~Cost~ value=~1~ /&gt;&lt;property name=~Cost Type~ value=~In~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Target a non-Captain Crew in this Sea. If that Crew’s Influence cost is less than the number of Attachments that Crew has attached, that Crew is tacked.</text:p>
            <text:p>Act: Each player shuffles their deck and discard pile together. You may draw 2 cards from your deck; all other players draw 1 card from their deck.~ /&gt;&lt;/card&gt;</text:p>
          </table:table-cell>
          <table:table-cell office:value-type="string" office:string-value=" &lt;Relationship Target=~/cards/SynS_UssuranMadhouse.jpg~ Id=~Cfcbb296a-9253-4bdb-bdaf-dd965e1e37b3~ Type=~http://schemas.octgn.org/picture~/&gt;" table:formula="of:=CONCATENATE(&quot; &lt;Relationship Target=~/cards/&quot;;[.D154];&quot;.jpg~ Id=~C&quot;;[.C154];&quot;~ Type=~http://schemas.octgn.org/picture~/&gt;&quot;)" table:style-name="ce1">
            <text:p><text:s/>&lt;Relationship Target=~/cards/SynS_UssuranMadhouse.jpg~ Id=~Cfcbb296a-9253-4bdb-bdaf-dd965e1e37b3~ Type=~http://schemas.octgn.org/picture~/&gt;</text:p>
          </table:table-cell>
          <table:table-cell office:value-type="string" table:style-name="ce1">
            <text:p>fcbb296a-9253-4bdb-bdaf-dd965e1e37b3</text:p>
          </table:table-cell>
          <table:table-cell office:value-type="string" table:style-name="ce1">
            <text:p>SynS_UssuranMadhouse</text:p>
          </table:table-cell>
          <table:table-cell office:value-type="string" table:style-name="ce1">
            <text:p>Ussuran Madhouse</text:p>
          </table:table-cell>
          <table:table-cell office:value-type="string" table:style-name="ce1">
            <text:p>C</text:p>
          </table:table-cell>
          <table:table-cell office:value-type="string" table:style-name="ce1">
            <text:p>actions</text:p>
          </table:table-cell>
          <table:table-cell office:value-type="float" office:value="1" table:style-name="ce1">
            <text:p>1</text:p>
          </table:table-cell>
          <table:table-cell office:value-type="string" table:style-name="ce1">
            <text:p>In</text:p>
          </table:table-cell>
          <table:table-cell table:number-columns-repeated="3"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Act: Target a non-Captain Crew in this Sea. If that Crew’s Influence cost is less than the number of Attachments that Crew has attached, that Crew is tacked.</text:p>
            <text:p>Act: Each player shuffles their deck and discard pile together. You may draw 2 cards from your deck; all other players draw 1 card from their deck.</text:p>
          </table:table-cell>
          <table:table-cell office:value-type="string" table:style-name="ce4">
            <text:p>“What happened to you, Felipe?” she whispered.”The witches took me,” he replied,”and gave me the vision of the 7th Sea...”</text:p>
          </table:table-cell>
          <table:table-cell table:number-columns-repeated="16360"/>
        </table:table-row>
        <table:table-row table:style-name="ro2">
          <table:table-cell office:value-type="string" office:string-value="  &lt;card id=~e95244cd-f363-44c9-9d97-ec3e9ac6cd70~ name=~Valery Allamand~&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4~ /&gt;&lt;property name=~Adventuring~ value=~1~ /&gt;&lt;property name=~Influence~ value=~0~ /&gt;&lt;property name=~Swashbuckling~ value=~1~ /&gt;&lt;property name=~Crew Max~ value=~~ /&gt;&lt;property name=~Move Cost~ value=~~ /&gt;&lt;property name=~Faction~ value=~Montaigne~ /&gt;&lt;property name=~Text~ value=~*Invisible College*&#10;When this Crew tacks to absorb Hits, he absorbs 2 extra Hits. This Crew has +1 Adventuring for each Item card attached.~ /&gt;&lt;/card&gt;" table:formula="of:=CONCATENATE(&quot;  &lt;card id=~&quot;;[.C155];&quot;~ name=~&quot;;[.E155];&quot;~&gt;&lt;property name=~&quot;;[.F$1];&quot;~ value=~&quot;;[.F155];&quot;~ /&gt;&lt;property name=~&quot;;[.G$1];&quot;~ value=~&quot;;[.G155];&quot;~ /&gt;&lt;property name=~&quot;;[.H$1];&quot;~ value=~&quot;;[.H155];&quot;~ /&gt;&lt;property name=~&quot;;[.I$1];&quot;~ value=~&quot;;[.I155];&quot;~ /&gt;&lt;property name=~&quot;;[.J$1];&quot;~ value=~&quot;;[.J155];&quot;~ /&gt;&lt;property name=~&quot;;[.K$1];&quot;~ value=~&quot;;[.K155];&quot;~ /&gt;&lt;property name=~&quot;;[.L$1];&quot;~ value=~&quot;;[.L155];&quot;~ /&gt;&lt;property name=~&quot;;[.M$1];&quot;~ value=~&quot;;[.M155];&quot;~ /&gt;&lt;property name=~&quot;;[.N$1];&quot;~ value=~&quot;;[.N155];&quot;~ /&gt;&lt;property name=~&quot;;[.O$1];&quot;~ value=~&quot;;[.O155];&quot;~ /&gt;&lt;property name=~&quot;;[.P$1];&quot;~ value=~&quot;;[.P155];&quot;~ /&gt;&lt;property name=~&quot;;[.Q$1];&quot;~ value=~&quot;;[.Q155];&quot;~ /&gt;&lt;property name=~&quot;;[.R$1];&quot;~ value=~&quot;;[.R155];&quot;~ /&gt;&lt;property name=~&quot;;[.S$1];&quot;~ value=~&quot;;[.S155];&quot;~ /&gt;&lt;property name=~&quot;;[.T$1];&quot;~ value=~&quot;;[.T155];&quot;~ /&gt;&lt;property name=~&quot;;[.U$1];&quot;~ value=~&quot;;[.U155];&quot;~ /&gt;&lt;property name=~&quot;;[.V$1];&quot;~ value=~&quot;;[.V155];&quot;~ /&gt;&lt;property name=~&quot;;[.W$1];&quot;~ value=~&quot;;[.W155];&quot;~ /&gt;&lt;/card&gt;&quot;)" table:style-name="ce1">
            <text:p><text:s text:c="2"/>&lt;card id=~e95244cd-f363-44c9-9d97-ec3e9ac6cd70~ name=~Valery Allamand~&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4~ /&gt;&lt;property name=~Adventuring~ value=~1~ /&gt;&lt;property name=~Influence~ value=~0~ /&gt;&lt;property name=~Swashbuckling~ value=~1~ /&gt;&lt;property name=~Crew Max~ value=~~ /&gt;&lt;property name=~Move Cost~ value=~~ /&gt;&lt;property name=~Faction~ value=~Montaigne~ /&gt;&lt;property name=~Text~ value=~*Invisible College*</text:p>
            <text:p>When this Crew tacks to absorb Hits, he absorbs 2 extra Hits. This Crew has +1 Adventuring for each Item card attached.~ /&gt;&lt;/card&gt;</text:p>
          </table:table-cell>
          <table:table-cell office:value-type="string" office:string-value=" &lt;Relationship Target=~/cards/SynS_ValeryAllamand.jpg~ Id=~Ce95244cd-f363-44c9-9d97-ec3e9ac6cd70~ Type=~http://schemas.octgn.org/picture~/&gt;" table:formula="of:=CONCATENATE(&quot; &lt;Relationship Target=~/cards/&quot;;[.D155];&quot;.jpg~ Id=~C&quot;;[.C155];&quot;~ Type=~http://schemas.octgn.org/picture~/&gt;&quot;)" table:style-name="ce1">
            <text:p><text:s/>&lt;Relationship Target=~/cards/SynS_ValeryAllamand.jpg~ Id=~Ce95244cd-f363-44c9-9d97-ec3e9ac6cd70~ Type=~http://schemas.octgn.org/picture~/&gt;</text:p>
          </table:table-cell>
          <table:table-cell office:value-type="string" table:style-name="ce1">
            <text:p>e95244cd-f363-44c9-9d97-ec3e9ac6cd70</text:p>
          </table:table-cell>
          <table:table-cell office:value-type="string" table:style-name="ce1">
            <text:p>SynS_ValeryAllamand</text:p>
          </table:table-cell>
          <table:table-cell office:value-type="string" table:style-name="ce1">
            <text:p>Valery Allamand</text:p>
          </table:table-cell>
          <table:table-cell office:value-type="string" table:style-name="ce1">
            <text:p>C</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4" table:style-name="ce1">
            <text:p>4</text:p>
          </table:table-cell>
          <table:table-cell office:value-type="float" office:value="1" table:style-name="ce1">
            <text:p>1</text:p>
          </table:table-cell>
          <table:table-cell office:value-type="float" office:value="0" table:style-name="ce1">
            <text:p>0</text:p>
          </table:table-cell>
          <table:table-cell office:value-type="float" office:value="1" table:style-name="ce1">
            <text:p>1</text:p>
          </table:table-cell>
          <table:table-cell table:number-columns-repeated="2" table:style-name="ce1"/>
          <table:table-cell office:value-type="string" table:style-name="ce1">
            <text:p>Montaigne</text:p>
          </table:table-cell>
          <table:table-cell office:value-type="string" table:style-name="ce1">
            <text:p>*Invisible College*</text:p>
            <text:p>When this Crew tacks to absorb Hits, he absorbs 2 extra Hits. This Crew has +1 Adventuring for each Item card attached.</text:p>
          </table:table-cell>
          <table:table-cell office:value-type="string" table:style-name="ce4">
            <text:p>“This will work –all we need is a big crank...”</text:p>
          </table:table-cell>
          <table:table-cell table:number-columns-repeated="16360"/>
        </table:table-row>
        <table:table-row table:style-name="ro2">
          <table:table-cell office:value-type="string" office:string-value="  &lt;card id=~b9b914a0-d1d8-42e2-ab15-f222c212103c~ name=~Valoix’s Crime~&gt;&lt;property name=~Rarity~ value=~C~ /&gt;&lt;property name=~Type~ value=~chanteys~ /&gt;&lt;property name=~Cost~ value=~~ /&gt;&lt;property name=~Cost Type~ value=~~ /&gt;&lt;property name=~Cancel~ value=~~ /&gt;&lt;property name=~Cancel Type~ value=~~ /&gt;&lt;property name=~Wealth~ value=~~ /&gt;&lt;property name=~Attack~ value=~P~ /&gt;&lt;property name=~Parry~ value=~c,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ny player may sink this Chantey by paying 3 Influence as an Action.&#10;All Captains have the following trait: While you are in your starting Sea, opponents may not begin a Boarding with your Ship without a card effect.~ /&gt;&lt;/card&gt;" table:formula="of:=CONCATENATE(&quot;  &lt;card id=~&quot;;[.C156];&quot;~ name=~&quot;;[.E156];&quot;~&gt;&lt;property name=~&quot;;[.F$1];&quot;~ value=~&quot;;[.F156];&quot;~ /&gt;&lt;property name=~&quot;;[.G$1];&quot;~ value=~&quot;;[.G156];&quot;~ /&gt;&lt;property name=~&quot;;[.H$1];&quot;~ value=~&quot;;[.H156];&quot;~ /&gt;&lt;property name=~&quot;;[.I$1];&quot;~ value=~&quot;;[.I156];&quot;~ /&gt;&lt;property name=~&quot;;[.J$1];&quot;~ value=~&quot;;[.J156];&quot;~ /&gt;&lt;property name=~&quot;;[.K$1];&quot;~ value=~&quot;;[.K156];&quot;~ /&gt;&lt;property name=~&quot;;[.L$1];&quot;~ value=~&quot;;[.L156];&quot;~ /&gt;&lt;property name=~&quot;;[.M$1];&quot;~ value=~&quot;;[.M156];&quot;~ /&gt;&lt;property name=~&quot;;[.N$1];&quot;~ value=~&quot;;[.N156];&quot;~ /&gt;&lt;property name=~&quot;;[.O$1];&quot;~ value=~&quot;;[.O156];&quot;~ /&gt;&lt;property name=~&quot;;[.P$1];&quot;~ value=~&quot;;[.P156];&quot;~ /&gt;&lt;property name=~&quot;;[.Q$1];&quot;~ value=~&quot;;[.Q156];&quot;~ /&gt;&lt;property name=~&quot;;[.R$1];&quot;~ value=~&quot;;[.R156];&quot;~ /&gt;&lt;property name=~&quot;;[.S$1];&quot;~ value=~&quot;;[.S156];&quot;~ /&gt;&lt;property name=~&quot;;[.T$1];&quot;~ value=~&quot;;[.T156];&quot;~ /&gt;&lt;property name=~&quot;;[.U$1];&quot;~ value=~&quot;;[.U156];&quot;~ /&gt;&lt;property name=~&quot;;[.V$1];&quot;~ value=~&quot;;[.V156];&quot;~ /&gt;&lt;property name=~&quot;;[.W$1];&quot;~ value=~&quot;;[.W156];&quot;~ /&gt;&lt;/card&gt;&quot;)" table:style-name="ce1">
            <text:p><text:s text:c="2"/>&lt;card id=~b9b914a0-d1d8-42e2-ab15-f222c212103c~ name=~Valoix’s Crime~&gt;&lt;property name=~Rarity~ value=~C~ /&gt;&lt;property name=~Type~ value=~chanteys~ /&gt;&lt;property name=~Cost~ value=~~ /&gt;&lt;property name=~Cost Type~ value=~~ /&gt;&lt;property name=~Cancel~ value=~~ /&gt;&lt;property name=~Cancel Type~ value=~~ /&gt;&lt;property name=~Wealth~ value=~~ /&gt;&lt;property name=~Attack~ value=~P~ /&gt;&lt;property name=~Parry~ value=~c,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ny player may sink this Chantey by paying 3 Influence as an Action.</text:p>
            <text:p>All Captains have the following trait: While you are in your starting Sea, opponents may not begin a Boarding with your Ship without a card effect.~ /&gt;&lt;/card&gt;</text:p>
          </table:table-cell>
          <table:table-cell office:value-type="string" office:string-value=" &lt;Relationship Target=~/cards/SynS_ValoixsCrime.jpg~ Id=~Cb9b914a0-d1d8-42e2-ab15-f222c212103c~ Type=~http://schemas.octgn.org/picture~/&gt;" table:formula="of:=CONCATENATE(&quot; &lt;Relationship Target=~/cards/&quot;;[.D156];&quot;.jpg~ Id=~C&quot;;[.C156];&quot;~ Type=~http://schemas.octgn.org/picture~/&gt;&quot;)" table:style-name="ce1">
            <text:p><text:s/>&lt;Relationship Target=~/cards/SynS_ValoixsCrime.jpg~ Id=~Cb9b914a0-d1d8-42e2-ab15-f222c212103c~ Type=~http://schemas.octgn.org/picture~/&gt;</text:p>
          </table:table-cell>
          <table:table-cell office:value-type="string" table:style-name="ce1">
            <text:p>b9b914a0-d1d8-42e2-ab15-f222c212103c</text:p>
          </table:table-cell>
          <table:table-cell office:value-type="string" table:style-name="ce1">
            <text:p>SynS_ValoixsCrime</text:p>
          </table:table-cell>
          <table:table-cell office:value-type="string" table:style-name="ce1">
            <text:p>Valoix’s Crime</text:p>
          </table:table-cell>
          <table:table-cell office:value-type="string" table:style-name="ce1">
            <text:p>C</text:p>
          </table:table-cell>
          <table:table-cell office:value-type="string" table:style-name="ce1">
            <text:p>chanteys</text:p>
          </table:table-cell>
          <table:table-cell table:number-columns-repeated="5" table:style-name="ce1"/>
          <table:table-cell office:value-type="string" table:style-name="ce1">
            <text:p>P</text:p>
          </table:table-cell>
          <table:table-cell office:value-type="string" table:style-name="ce1">
            <text:p>c,t</text:p>
          </table:table-cell>
          <table:table-cell table:number-columns-repeated="8" table:style-name="ce1"/>
          <table:table-cell office:value-type="string" table:style-name="ce1">
            <text:p>Any player may sink this Chantey by paying 3 Influence as an Action.</text:p>
            <text:p>All Captains have the following trait: While you are in your starting Sea, opponents may not begin a Boarding with your Ship without a card effect.</text:p>
          </table:table-cell>
          <table:table-cell table:style-name="ce4"/>
          <table:table-cell table:number-columns-repeated="16360"/>
        </table:table-row>
        <table:table-row table:style-name="ro2">
          <table:table-cell office:value-type="string" office:string-value="  &lt;card id=~cb61488d-97f6-4867-a660-98e5d49f22a9~ name=~Vipera ex Morsi Swordsman School~&gt;&lt;property name=~Rarity~ value=~R~ /&gt;&lt;property name=~Type~ value=~attachments~ /&gt;&lt;property name=~Cost~ value=~5~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10;Swordsman Knack&#10;The cost of this Attachment is reduced by 3 if being attached to a Rilasciare Crew.&#10;React: Tack this Crew instead of performing a Boarding Attack to target a non-Captain Crew on the other Ship with an Influence cost less than this Crew’s Influence cost. Inflict Hits on the other Ship equal to the target Crew’s Swashbuckling plus 3.~ /&gt;&lt;/card&gt;" table:formula="of:=CONCATENATE(&quot;  &lt;card id=~&quot;;[.C157];&quot;~ name=~&quot;;[.E157];&quot;~&gt;&lt;property name=~&quot;;[.F$1];&quot;~ value=~&quot;;[.F157];&quot;~ /&gt;&lt;property name=~&quot;;[.G$1];&quot;~ value=~&quot;;[.G157];&quot;~ /&gt;&lt;property name=~&quot;;[.H$1];&quot;~ value=~&quot;;[.H157];&quot;~ /&gt;&lt;property name=~&quot;;[.I$1];&quot;~ value=~&quot;;[.I157];&quot;~ /&gt;&lt;property name=~&quot;;[.J$1];&quot;~ value=~&quot;;[.J157];&quot;~ /&gt;&lt;property name=~&quot;;[.K$1];&quot;~ value=~&quot;;[.K157];&quot;~ /&gt;&lt;property name=~&quot;;[.L$1];&quot;~ value=~&quot;;[.L157];&quot;~ /&gt;&lt;property name=~&quot;;[.M$1];&quot;~ value=~&quot;;[.M157];&quot;~ /&gt;&lt;property name=~&quot;;[.N$1];&quot;~ value=~&quot;;[.N157];&quot;~ /&gt;&lt;property name=~&quot;;[.O$1];&quot;~ value=~&quot;;[.O157];&quot;~ /&gt;&lt;property name=~&quot;;[.P$1];&quot;~ value=~&quot;;[.P157];&quot;~ /&gt;&lt;property name=~&quot;;[.Q$1];&quot;~ value=~&quot;;[.Q157];&quot;~ /&gt;&lt;property name=~&quot;;[.R$1];&quot;~ value=~&quot;;[.R157];&quot;~ /&gt;&lt;property name=~&quot;;[.S$1];&quot;~ value=~&quot;;[.S157];&quot;~ /&gt;&lt;property name=~&quot;;[.T$1];&quot;~ value=~&quot;;[.T157];&quot;~ /&gt;&lt;property name=~&quot;;[.U$1];&quot;~ value=~&quot;;[.U157];&quot;~ /&gt;&lt;property name=~&quot;;[.V$1];&quot;~ value=~&quot;;[.V157];&quot;~ /&gt;&lt;property name=~&quot;;[.W$1];&quot;~ value=~&quot;;[.W157];&quot;~ /&gt;&lt;/card&gt;&quot;)" table:style-name="ce1">
            <text:p><text:s text:c="2"/>&lt;card id=~cb61488d-97f6-4867-a660-98e5d49f22a9~ name=~Vipera ex Morsi Swordsman School~&gt;&lt;property name=~Rarity~ value=~R~ /&gt;&lt;property name=~Type~ value=~attachments~ /&gt;&lt;property name=~Cost~ value=~5~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text:p>
            <text:p>Swordsman Knack</text:p>
            <text:p>The cost of this Attachment is reduced by 3 if being attached to a Rilasciare Crew.</text:p>
            <text:p>React: Tack this Crew instead of performing a Boarding Attack to target a non-Captain Crew on the other Ship with an Influence cost less than this Crew’s Influence cost. Inflict Hits on the other Ship equal to the target Crew’s Swashbuckling plus 3.~ /&gt;&lt;/card&gt;</text:p>
          </table:table-cell>
          <table:table-cell office:value-type="string" office:string-value=" &lt;Relationship Target=~/cards/SynS_ViperaexMorsiSwordsmanSchool.jpg~ Id=~Ccb61488d-97f6-4867-a660-98e5d49f22a9~ Type=~http://schemas.octgn.org/picture~/&gt;" table:formula="of:=CONCATENATE(&quot; &lt;Relationship Target=~/cards/&quot;;[.D157];&quot;.jpg~ Id=~C&quot;;[.C157];&quot;~ Type=~http://schemas.octgn.org/picture~/&gt;&quot;)" table:style-name="ce1">
            <text:p><text:s/>&lt;Relationship Target=~/cards/SynS_ViperaexMorsiSwordsmanSchool.jpg~ Id=~Ccb61488d-97f6-4867-a660-98e5d49f22a9~ Type=~http://schemas.octgn.org/picture~/&gt;</text:p>
          </table:table-cell>
          <table:table-cell office:value-type="string" table:style-name="ce1">
            <text:p>cb61488d-97f6-4867-a660-98e5d49f22a9</text:p>
          </table:table-cell>
          <table:table-cell office:value-type="string" table:style-name="ce1">
            <text:p>SynS_ViperaexMorsiSwordsmanSchool</text:p>
          </table:table-cell>
          <table:table-cell office:value-type="string" table:style-name="ce1">
            <text:p>Vipera ex Morsi Swordsman School</text:p>
          </table:table-cell>
          <table:table-cell office:value-type="string" table:style-name="ce1">
            <text:p>R</text:p>
          </table:table-cell>
          <table:table-cell office:value-type="string" table:style-name="ce1">
            <text:p>attachments</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text:p>
            <text:p>Swordsman Knack</text:p>
            <text:p>The cost of this Attachment is reduced by 3 if being attached to a Rilasciare Crew.</text:p>
            <text:p>React: Tack this Crew instead of performing a Boarding Attack to target a non-Captain Crew on the other Ship with an Influence cost less than this Crew’s Influence cost. Inflict Hits on the other Ship equal to the target Crew’s Swashbuckling plus 3.</text:p>
          </table:table-cell>
          <table:table-cell office:value-type="string" table:style-name="ce4">
            <text:p>The key is knowing when to strike.</text:p>
          </table:table-cell>
          <table:table-cell table:number-columns-repeated="16360"/>
        </table:table-row>
        <table:table-row table:style-name="ro2">
          <table:table-cell office:value-type="string" office:string-value="  &lt;card id=~ae844cf3-d906-418a-82fd-2634f2a97892~ name=~Voices of the Dead~&gt;&lt;property name=~Rarity~ value=~C~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Play when you are paying the cost to attach, discard or sink a Control card. Tack one of your Sorcerers to reduce the cost by the number of Sorcery Knacks that Crew has attached.~ /&gt;&lt;/card&gt;" table:formula="of:=CONCATENATE(&quot;  &lt;card id=~&quot;;[.C158];&quot;~ name=~&quot;;[.E158];&quot;~&gt;&lt;property name=~&quot;;[.F$1];&quot;~ value=~&quot;;[.F158];&quot;~ /&gt;&lt;property name=~&quot;;[.G$1];&quot;~ value=~&quot;;[.G158];&quot;~ /&gt;&lt;property name=~&quot;;[.H$1];&quot;~ value=~&quot;;[.H158];&quot;~ /&gt;&lt;property name=~&quot;;[.I$1];&quot;~ value=~&quot;;[.I158];&quot;~ /&gt;&lt;property name=~&quot;;[.J$1];&quot;~ value=~&quot;;[.J158];&quot;~ /&gt;&lt;property name=~&quot;;[.K$1];&quot;~ value=~&quot;;[.K158];&quot;~ /&gt;&lt;property name=~&quot;;[.L$1];&quot;~ value=~&quot;;[.L158];&quot;~ /&gt;&lt;property name=~&quot;;[.M$1];&quot;~ value=~&quot;;[.M158];&quot;~ /&gt;&lt;property name=~&quot;;[.N$1];&quot;~ value=~&quot;;[.N158];&quot;~ /&gt;&lt;property name=~&quot;;[.O$1];&quot;~ value=~&quot;;[.O158];&quot;~ /&gt;&lt;property name=~&quot;;[.P$1];&quot;~ value=~&quot;;[.P158];&quot;~ /&gt;&lt;property name=~&quot;;[.Q$1];&quot;~ value=~&quot;;[.Q158];&quot;~ /&gt;&lt;property name=~&quot;;[.R$1];&quot;~ value=~&quot;;[.R158];&quot;~ /&gt;&lt;property name=~&quot;;[.S$1];&quot;~ value=~&quot;;[.S158];&quot;~ /&gt;&lt;property name=~&quot;;[.T$1];&quot;~ value=~&quot;;[.T158];&quot;~ /&gt;&lt;property name=~&quot;;[.U$1];&quot;~ value=~&quot;;[.U158];&quot;~ /&gt;&lt;property name=~&quot;;[.V$1];&quot;~ value=~&quot;;[.V158];&quot;~ /&gt;&lt;property name=~&quot;;[.W$1];&quot;~ value=~&quot;;[.W158];&quot;~ /&gt;&lt;/card&gt;&quot;)" table:style-name="ce1">
            <text:p><text:s text:c="2"/>&lt;card id=~ae844cf3-d906-418a-82fd-2634f2a97892~ name=~Voices of the Dead~&gt;&lt;property name=~Rarity~ value=~C~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Play when you are paying the cost to attach, discard or sink a Control card. Tack one of your Sorcerers to reduce the cost by the number of Sorcery Knacks that Crew has attached.~ /&gt;&lt;/card&gt;</text:p>
          </table:table-cell>
          <table:table-cell office:value-type="string" office:string-value=" &lt;Relationship Target=~/cards/SynS_VoicesoftheDead.jpg~ Id=~Cae844cf3-d906-418a-82fd-2634f2a97892~ Type=~http://schemas.octgn.org/picture~/&gt;" table:formula="of:=CONCATENATE(&quot; &lt;Relationship Target=~/cards/&quot;;[.D158];&quot;.jpg~ Id=~C&quot;;[.C158];&quot;~ Type=~http://schemas.octgn.org/picture~/&gt;&quot;)" table:style-name="ce1">
            <text:p><text:s/>&lt;Relationship Target=~/cards/SynS_VoicesoftheDead.jpg~ Id=~Cae844cf3-d906-418a-82fd-2634f2a97892~ Type=~http://schemas.octgn.org/picture~/&gt;</text:p>
          </table:table-cell>
          <table:table-cell office:value-type="string" table:style-name="ce1">
            <text:p>ae844cf3-d906-418a-82fd-2634f2a97892</text:p>
          </table:table-cell>
          <table:table-cell office:value-type="string" table:style-name="ce1">
            <text:p>SynS_VoicesoftheDead</text:p>
          </table:table-cell>
          <table:table-cell office:value-type="string" table:style-name="ce1">
            <text:p>Voices of the Dead</text:p>
          </table:table-cell>
          <table:table-cell office:value-type="string" table:style-name="ce1">
            <text:p>C</text:p>
          </table:table-cell>
          <table:table-cell office:value-type="string" table:style-name="ce1">
            <text:p>actions</text:p>
          </table:table-cell>
          <table:table-cell table:number-columns-repeated="5"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Act: Play when you are paying the cost to attach, discard or sink a Control card. Tack one of your Sorcerers to reduce the cost by the number of Sorcery Knacks that Crew has attached.</text:p>
          </table:table-cell>
          <table:table-cell office:value-type="string" table:style-name="ce4">
            <text:p>“You must save them, my love. Save as many as you can. Ragnarok approaches and our people must be ready...” –Red Thorfild</text:p>
          </table:table-cell>
          <table:table-cell table:number-columns-repeated="16360"/>
        </table:table-row>
        <table:table-row table:style-name="ro2">
          <table:table-cell office:value-type="string" office:string-value="  &lt;card id=~6dcf3dc9-e078-4062-9c67-6ee4d867bb52~ name=~Wearing the Black Ring~&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 Hand (a Crew may not have more than one Hand Attachment)&#10;To complete: Pay 6 Adventuring (3 if completed in the Trade Sea).&#10;Kreuzritter Crew Attachment: This Crew gains the trait: Nacht 1. React: Tack this card when another player targets this Crew with an action or effect to cancel that action or effect.~ /&gt;&lt;/card&gt;" table:formula="of:=CONCATENATE(&quot;  &lt;card id=~&quot;;[.C159];&quot;~ name=~&quot;;[.E159];&quot;~&gt;&lt;property name=~&quot;;[.F$1];&quot;~ value=~&quot;;[.F159];&quot;~ /&gt;&lt;property name=~&quot;;[.G$1];&quot;~ value=~&quot;;[.G159];&quot;~ /&gt;&lt;property name=~&quot;;[.H$1];&quot;~ value=~&quot;;[.H159];&quot;~ /&gt;&lt;property name=~&quot;;[.I$1];&quot;~ value=~&quot;;[.I159];&quot;~ /&gt;&lt;property name=~&quot;;[.J$1];&quot;~ value=~&quot;;[.J159];&quot;~ /&gt;&lt;property name=~&quot;;[.K$1];&quot;~ value=~&quot;;[.K159];&quot;~ /&gt;&lt;property name=~&quot;;[.L$1];&quot;~ value=~&quot;;[.L159];&quot;~ /&gt;&lt;property name=~&quot;;[.M$1];&quot;~ value=~&quot;;[.M159];&quot;~ /&gt;&lt;property name=~&quot;;[.N$1];&quot;~ value=~&quot;;[.N159];&quot;~ /&gt;&lt;property name=~&quot;;[.O$1];&quot;~ value=~&quot;;[.O159];&quot;~ /&gt;&lt;property name=~&quot;;[.P$1];&quot;~ value=~&quot;;[.P159];&quot;~ /&gt;&lt;property name=~&quot;;[.Q$1];&quot;~ value=~&quot;;[.Q159];&quot;~ /&gt;&lt;property name=~&quot;;[.R$1];&quot;~ value=~&quot;;[.R159];&quot;~ /&gt;&lt;property name=~&quot;;[.S$1];&quot;~ value=~&quot;;[.S159];&quot;~ /&gt;&lt;property name=~&quot;;[.T$1];&quot;~ value=~&quot;;[.T159];&quot;~ /&gt;&lt;property name=~&quot;;[.U$1];&quot;~ value=~&quot;;[.U159];&quot;~ /&gt;&lt;property name=~&quot;;[.V$1];&quot;~ value=~&quot;;[.V159];&quot;~ /&gt;&lt;property name=~&quot;;[.W$1];&quot;~ value=~&quot;;[.W159];&quot;~ /&gt;&lt;/card&gt;&quot;)" table:style-name="ce1">
            <text:p><text:s text:c="2"/>&lt;card id=~6dcf3dc9-e078-4062-9c67-6ee4d867bb52~ name=~Wearing the Black Ring~&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 Hand (a Crew may not have more than one Hand Attachment)</text:p>
            <text:p>To complete: Pay 6 Adventuring (3 if completed in the Trade Sea).</text:p>
            <text:p>Kreuzritter Crew Attachment: This Crew gains the trait: Nacht 1. React: Tack this card when another player targets this Crew with an action or effect to cancel that action or effect.~ /&gt;&lt;/card&gt;</text:p>
          </table:table-cell>
          <table:table-cell office:value-type="string" office:string-value=" &lt;Relationship Target=~/cards/SynS_WearingtheBlackRing.jpg~ Id=~C6dcf3dc9-e078-4062-9c67-6ee4d867bb52~ Type=~http://schemas.octgn.org/picture~/&gt;" table:formula="of:=CONCATENATE(&quot; &lt;Relationship Target=~/cards/&quot;;[.D159];&quot;.jpg~ Id=~C&quot;;[.C159];&quot;~ Type=~http://schemas.octgn.org/picture~/&gt;&quot;)" table:style-name="ce1">
            <text:p><text:s/>&lt;Relationship Target=~/cards/SynS_WearingtheBlackRing.jpg~ Id=~C6dcf3dc9-e078-4062-9c67-6ee4d867bb52~ Type=~http://schemas.octgn.org/picture~/&gt;</text:p>
          </table:table-cell>
          <table:table-cell office:value-type="string" table:style-name="ce1">
            <text:p>6dcf3dc9-e078-4062-9c67-6ee4d867bb52</text:p>
          </table:table-cell>
          <table:table-cell office:value-type="string" table:style-name="ce1">
            <text:p>SynS_WearingtheBlackRing</text:p>
          </table:table-cell>
          <table:table-cell office:value-type="string" table:style-name="ce1">
            <text:p>Wearing the Black Ring</text:p>
          </table:table-cell>
          <table:table-cell office:value-type="string" table:style-name="ce1">
            <text:p>C</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1 Sea Away • Hand (a Crew may not have more than one Hand Attachment)</text:p>
            <text:p>To complete: Pay 6 Adventuring (3 if completed in the Trade Sea).</text:p>
            <text:p>Kreuzritter Crew Attachment: This Crew gains the trait: Nacht 1. React: Tack this card when another player targets this Crew with an action or effect to cancel that action or effect.</text:p>
          </table:table-cell>
          <table:table-cell table:style-name="ce4"/>
          <table:table-cell table:number-columns-repeated="16360"/>
        </table:table-row>
        <table:table-row table:style-name="ro2">
          <table:table-cell office:value-type="string" office:string-value="  &lt;card id=~4f9a2272-451c-4031-83dc-a1e175e7e512~ name=~Ysabette du Montaigne~&gt;&lt;property name=~Rarity~ value=~R~ /&gt;&lt;property name=~Type~ value=~captains~ /&gt;&lt;property name=~Cost~ value=~~ /&gt;&lt;property name=~Cost Type~ value=~~ /&gt;&lt;property name=~Cancel~ value=~~ /&gt;&lt;property name=~Cancel Type~ value=~~ /&gt;&lt;property name=~Wealth~ value=~9~ /&gt;&lt;property name=~Attack~ value=~~ /&gt;&lt;property name=~Parry~ value=~~ /&gt;&lt;property name=~Cannon~ value=~1~ /&gt;&lt;property name=~Sailing~ value=~4~ /&gt;&lt;property name=~Adventuring~ value=~3~ /&gt;&lt;property name=~Influence~ value=~4~ /&gt;&lt;property name=~Swashbuckling~ value=~3~ /&gt;&lt;property name=~Crew Max~ value=~~ /&gt;&lt;property name=~Move Cost~ value=~~ /&gt;&lt;property name=~Faction~ value=~Montaigne~ /&gt;&lt;property name=~Text~ value=~*Sophia’s Daughters*&#10;Start: La Boca&#10;Scry 1 • Swordsman +2&#10;Act: Once per turn, discard a card from your hand to look at the top five cards of your deck. You may either discard those five cards or return them to the top of your deck in any order. You may only use this ability if you have 4 or more other Montaigne Crew on board.~ /&gt;&lt;/card&gt;" table:formula="of:=CONCATENATE(&quot;  &lt;card id=~&quot;;[.C160];&quot;~ name=~&quot;;[.E160];&quot;~&gt;&lt;property name=~&quot;;[.F$1];&quot;~ value=~&quot;;[.F160];&quot;~ /&gt;&lt;property name=~&quot;;[.G$1];&quot;~ value=~&quot;;[.G160];&quot;~ /&gt;&lt;property name=~&quot;;[.H$1];&quot;~ value=~&quot;;[.H160];&quot;~ /&gt;&lt;property name=~&quot;;[.I$1];&quot;~ value=~&quot;;[.I160];&quot;~ /&gt;&lt;property name=~&quot;;[.J$1];&quot;~ value=~&quot;;[.J160];&quot;~ /&gt;&lt;property name=~&quot;;[.K$1];&quot;~ value=~&quot;;[.K160];&quot;~ /&gt;&lt;property name=~&quot;;[.L$1];&quot;~ value=~&quot;;[.L160];&quot;~ /&gt;&lt;property name=~&quot;;[.M$1];&quot;~ value=~&quot;;[.M160];&quot;~ /&gt;&lt;property name=~&quot;;[.N$1];&quot;~ value=~&quot;;[.N160];&quot;~ /&gt;&lt;property name=~&quot;;[.O$1];&quot;~ value=~&quot;;[.O160];&quot;~ /&gt;&lt;property name=~&quot;;[.P$1];&quot;~ value=~&quot;;[.P160];&quot;~ /&gt;&lt;property name=~&quot;;[.Q$1];&quot;~ value=~&quot;;[.Q160];&quot;~ /&gt;&lt;property name=~&quot;;[.R$1];&quot;~ value=~&quot;;[.R160];&quot;~ /&gt;&lt;property name=~&quot;;[.S$1];&quot;~ value=~&quot;;[.S160];&quot;~ /&gt;&lt;property name=~&quot;;[.T$1];&quot;~ value=~&quot;;[.T160];&quot;~ /&gt;&lt;property name=~&quot;;[.U$1];&quot;~ value=~&quot;;[.U160];&quot;~ /&gt;&lt;property name=~&quot;;[.V$1];&quot;~ value=~&quot;;[.V160];&quot;~ /&gt;&lt;property name=~&quot;;[.W$1];&quot;~ value=~&quot;;[.W160];&quot;~ /&gt;&lt;/card&gt;&quot;)" table:style-name="ce1">
            <text:p><text:s text:c="2"/>&lt;card id=~4f9a2272-451c-4031-83dc-a1e175e7e512~ name=~Ysabette du Montaigne~&gt;&lt;property name=~Rarity~ value=~R~ /&gt;&lt;property name=~Type~ value=~captains~ /&gt;&lt;property name=~Cost~ value=~~ /&gt;&lt;property name=~Cost Type~ value=~~ /&gt;&lt;property name=~Cancel~ value=~~ /&gt;&lt;property name=~Cancel Type~ value=~~ /&gt;&lt;property name=~Wealth~ value=~9~ /&gt;&lt;property name=~Attack~ value=~~ /&gt;&lt;property name=~Parry~ value=~~ /&gt;&lt;property name=~Cannon~ value=~1~ /&gt;&lt;property name=~Sailing~ value=~4~ /&gt;&lt;property name=~Adventuring~ value=~3~ /&gt;&lt;property name=~Influence~ value=~4~ /&gt;&lt;property name=~Swashbuckling~ value=~3~ /&gt;&lt;property name=~Crew Max~ value=~~ /&gt;&lt;property name=~Move Cost~ value=~~ /&gt;&lt;property name=~Faction~ value=~Montaigne~ /&gt;&lt;property name=~Text~ value=~*Sophia’s Daughters*</text:p>
            <text:p>Start: La Boca</text:p>
            <text:p>Scry 1 • Swordsman +2</text:p>
            <text:p>Act: Once per turn, discard a card from your hand to look at the top five cards of your deck. You may either discard those five cards or return them to the top of your deck in any order. You may only use this ability if you have 4 or more other Montaigne Crew on board.~ /&gt;&lt;/card&gt;</text:p>
          </table:table-cell>
          <table:table-cell office:value-type="string" office:string-value=" &lt;Relationship Target=~/cards/SynS_YsabetteduMontaigne.jpg~ Id=~C4f9a2272-451c-4031-83dc-a1e175e7e512~ Type=~http://schemas.octgn.org/picture~/&gt;" table:formula="of:=CONCATENATE(&quot; &lt;Relationship Target=~/cards/&quot;;[.D160];&quot;.jpg~ Id=~C&quot;;[.C160];&quot;~ Type=~http://schemas.octgn.org/picture~/&gt;&quot;)" table:style-name="ce1">
            <text:p><text:s/>&lt;Relationship Target=~/cards/SynS_YsabetteduMontaigne.jpg~ Id=~C4f9a2272-451c-4031-83dc-a1e175e7e512~ Type=~http://schemas.octgn.org/picture~/&gt;</text:p>
          </table:table-cell>
          <table:table-cell office:value-type="string" table:style-name="ce1">
            <text:p>4f9a2272-451c-4031-83dc-a1e175e7e512</text:p>
          </table:table-cell>
          <table:table-cell office:value-type="string" table:style-name="ce1">
            <text:p>SynS_YsabetteduMontaigne</text:p>
          </table:table-cell>
          <table:table-cell office:value-type="string" table:style-name="ce1">
            <text:p>Ysabette du Montaigne</text:p>
          </table:table-cell>
          <table:table-cell office:value-type="string" table:style-name="ce1">
            <text:p>R</text:p>
          </table:table-cell>
          <table:table-cell office:value-type="string" table:style-name="ce1">
            <text:p>captains</text:p>
          </table:table-cell>
          <table:table-cell table:number-columns-repeated="4" table:style-name="ce1"/>
          <table:table-cell office:value-type="float" office:value="9" table:style-name="ce1">
            <text:p>9</text:p>
          </table:table-cell>
          <table:table-cell table:number-columns-repeated="2" table:style-name="ce1"/>
          <table:table-cell office:value-type="float" office:value="1" table:style-name="ce1">
            <text:p>1</text:p>
          </table:table-cell>
          <table:table-cell office:value-type="float" office:value="4" table:style-name="ce1">
            <text:p>4</text:p>
          </table:table-cell>
          <table:table-cell office:value-type="float" office:value="3" table:style-name="ce1">
            <text:p>3</text:p>
          </table:table-cell>
          <table:table-cell office:value-type="float" office:value="4" table:style-name="ce1">
            <text:p>4</text:p>
          </table:table-cell>
          <table:table-cell office:value-type="float" office:value="3" table:style-name="ce1">
            <text:p>3</text:p>
          </table:table-cell>
          <table:table-cell table:number-columns-repeated="2" table:style-name="ce1"/>
          <table:table-cell office:value-type="string" table:style-name="ce1">
            <text:p>Montaigne</text:p>
          </table:table-cell>
          <table:table-cell office:value-type="string" table:style-name="ce1">
            <text:p>*Sophia’s Daughters*</text:p>
            <text:p>Start: La Boca</text:p>
            <text:p>Scry 1 • Swordsman +2</text:p>
            <text:p>Act: Once per turn, discard a card from your hand to look at the top five cards of your deck. You may either discard those five cards or return them to the top of your deck in any order. You may only use this ability if you have 4 or more other Montaigne Crew on board.</text:p>
          </table:table-cell>
          <table:table-cell office:value-type="string" table:style-name="ce4">
            <text:p>“I’d rather be a pirate than a princess. You’re allowed to dress yourself, for starters.”</text:p>
          </table:table-cell>
          <table:table-cell table:number-columns-repeated="16360"/>
        </table:table-row>
        <table:table-row table:number-rows-repeated="1048416" table:style-name="ro9">
          <table:table-cell table:number-columns-repeated="16384"/>
        </table:table-row>
      </table:table>
      <table:table table:name="Sheet2" table:style-name="ta1">
        <table:table-column table:style-name="co2" table:default-cell-style-name="ce1"/>
        <table:table-column table:style-name="co20" table:number-columns-repeated="16383" table:default-cell-style-name="ce1"/>
        <table:table-row table:number-rows-repeated="1048576" table:style-name="ro10">
          <table:table-cell table:number-columns-repeated="16384"/>
        </table:table-row>
      </table:table>
      <table:table table:name="Sheet3" table:style-name="ta1">
        <table:table-column table:style-name="co2" table:default-cell-style-name="ce1"/>
        <table:table-column table:style-name="co20" table:number-columns-repeated="16383" table:default-cell-style-name="ce1"/>
        <table:table-row table:number-rows-repeated="1048576" table:style-name="ro10">
          <table:table-cell table:number-columns-repeated="16384"/>
        </table:table-row>
      </table:table>
      <table:database-ranges>
        <table:database-range table:target-range-address="Sheet1.E7:Sheet1.X160">
          <table:sort>
            <table:sort-by table:field-number="0"/>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number:currency-style style:name="N36P0" number:language="en" number:country="GB">
      <number:currency-symbol number:language="en" number:country="GB">£</number:currency-symbol>
      <number:number number:decimal-places="2" number:min-integer-digits="1" number:grouping="true"/>
    </number:currency-style>
    <number:currency-style style:name="N36" number:language="en" number:country="GB">
      <style:text-properties fo:color="#FF0000"/>
      <number:text>-</number:text>
      <number:currency-symbol number:language="en" number:country="GB">£</number:currency-symbol>
      <number:number number:decimal-places="2" number:min-integer-digits="1" number:grouping="true"/>
      <style:map style:condition="value()&gt;=0" style:apply-style-name="N36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4094488188976in" fo:margin-left="0in" fo:margin-right="0in" fo:margin-bottom="0in"/>
      </style:header-style>
      <style:footer-style>
        <style:header-footer-properties fo:min-height="0.394094488188976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530</meta:generator>
    <meta:initial-creator>Konstantine </meta:initial-creator>
    <dc:creator>Stephen Skilton</dc:creator>
    <meta:creation-date>2011-06-24T23:46:48Z</meta:creation-date>
    <dc:date>2021-01-15T00:44:43Z</dc:date>
    <meta:editing-cycles>151</meta:editing-cycles>
    <meta:editing-duration>PT262535S</meta:editing-duration>
    <meta:user-defined meta:name="Info 1"/>
    <meta:user-defined meta:name="Info 2"/>
    <meta:user-defined meta:name="Info 3"/>
    <meta:user-defined meta:name="Info 4"/>
  </office:meta>
</office:document-meta>
</file>